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ir Force blue</text:p>
          </table:table-cell>
          <table:table-cell office:value-type="string" calcext:value-type="string">
            <text:p>#5d8aa8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4°</text:p>
          </table:table-cell>
          <table:table-cell table:style-name="ce2" office:value-type="percentage" office:value="0.301" calcext:value-type="percentage">
            <text:p>30.10%</text:p>
          </table:table-cell>
          <table:table-cell table:style-name="ce2" office:value-type="percentage" office:value="0.512" calcext:value-type="percentage">
            <text:p>51.20%</text:p>
          </table:table-cell>
          <table:table-cell office:value-type="string" calcext:value-type="string">
            <text:p/>
          </table:table-cell>
          <table:table-cell table:formula="of:=CONCATENATE(&quot;&quot;&quot;&quot;;[.A1];&quot;&quot;&quot;: &quot;hsl(&quot;,F1,&quot;;&quot;,G1,&quot;;&quot;,H1,&quot;);&quot;))" office:value-type="string" office:string-value="" calcext:value-type="error">
            <text:p>Err:508</text:p>
          </table:table-cell>
        </table:table-row>
        <table:table-row table:style-name="ro1">
          <table:table-cell office:value-type="string" calcext:value-type="string">
            <text:p>Alice blue</text:p>
          </table:table-cell>
          <table:table-cell office:value-type="string" calcext:value-type="string">
            <text:p>#f0f8ff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0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office:value-type="string" calcext:value-type="string">
            <text:p/>
          </table:table-cell>
          <table:table-cell table:formula="of:=CONCATENATE(&quot;&quot;&quot;&quot;;[.A2];&quot;&quot;&quot;: &quot;hsl(&quot;,F2,&quot;;&quot;,G2,&quot;;&quot;,H2,&quot;);&quot;))" office:value-type="string" office:string-value="" calcext:value-type="error">
            <text:p>Err:508</text:p>
          </table:table-cell>
        </table:table-row>
        <table:table-row table:style-name="ro1">
          <table:table-cell office:value-type="string" calcext:value-type="string">
            <text:p>Alizarin crimson</text:p>
          </table:table-cell>
          <table:table-cell office:value-type="string" calcext:value-type="string">
            <text:p>#e32636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4.9°</text:p>
          </table:table-cell>
          <table:table-cell table:style-name="ce2" office:value-type="percentage" office:value="0.771" calcext:value-type="percentage">
            <text:p>77.10%</text:p>
          </table:table-cell>
          <table:table-cell table:style-name="ce2" office:value-type="percentage" office:value="0.52" calcext:value-type="percentage">
            <text:p>52.00%</text:p>
          </table:table-cell>
          <table:table-cell office:value-type="string" calcext:value-type="string">
            <text:p/>
          </table:table-cell>
          <table:table-cell table:formula="of:=CONCATENATE(&quot;&quot;&quot;&quot;;[.A3];&quot;&quot;&quot;: &quot;&quot;hsl(&quot;;[.F3];&quot;,&quot;;[.G3];&quot;,&quot;;[.H3];&quot;)&quot;&quot;,&quot;)" office:value-type="string" office:string-value="&quot;Alizarin crimson&quot;: &quot;hsl(354.9°,0.771,0.52)&quot;," calcext:value-type="string">
            <text:p>"Alizarin crimson": "hsl(354.9°,0.771,0.52)",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#efdecd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515" calcext:value-type="percentage">
            <text:p>51.50%</text:p>
          </table:table-cell>
          <table:table-cell table:style-name="ce2" office:value-type="percentage" office:value="0.871" calcext:value-type="percentage">
            <text:p>87.10%</text:p>
          </table:table-cell>
          <table:table-cell office:value-type="string" calcext:value-type="string">
            <text:p/>
          </table:table-cell>
          <table:table-cell table:formula="of:=CONCATENATE(&quot;&quot;&quot;&quot;;[.A4];&quot;&quot;&quot;: &quot;&quot;hsl(&quot;;[.F4];&quot;,&quot;;[.G4];&quot;,&quot;;[.H4];&quot;)&quot;&quot;,&quot;)" office:value-type="string" office:string-value="&quot;Almond&quot;: &quot;hsl(30°,0.515,0.871)&quot;," calcext:value-type="string">
            <text:p>"Almond": "hsl(30°,0.515,0.871)",</text:p>
          </table:table-cell>
        </table:table-row>
        <table:table-row table:style-name="ro1">
          <table:table-cell office:value-type="string" calcext:value-type="string">
            <text:p>Amaranth</text:p>
          </table:table-cell>
          <table:table-cell office:value-type="string" calcext:value-type="string">
            <text:p>#e52b50</text:p>
          </table:table-cell>
          <table:table-cell office:value-type="float" office:value="229" calcext:value-type="float">
            <text:p>229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48.1°</text:p>
          </table:table-cell>
          <table:table-cell table:style-name="ce2" office:value-type="percentage" office:value="0.782" calcext:value-type="percentage">
            <text:p>78.20%</text:p>
          </table:table-cell>
          <table:table-cell table:style-name="ce2" office:value-type="percentage" office:value="0.533" calcext:value-type="percentage">
            <text:p>53.30%</text:p>
          </table:table-cell>
          <table:table-cell office:value-type="string" calcext:value-type="string">
            <text:p/>
          </table:table-cell>
          <table:table-cell table:formula="of:=CONCATENATE(&quot;&quot;&quot;&quot;;[.A5];&quot;&quot;&quot;: &quot;&quot;hsl(&quot;;[.F5];&quot;,&quot;;[.G5];&quot;,&quot;;[.H5];&quot;)&quot;&quot;,&quot;)" office:value-type="string" office:string-value="&quot;Amaranth&quot;: &quot;hsl(348.1°,0.782,0.533)&quot;," calcext:value-type="string">
            <text:p>"Amaranth": "hsl(348.1°,0.782,0.533)",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#ffbf00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 table:formula="of:=CONCATENATE(&quot;&quot;&quot;&quot;;[.A6];&quot;&quot;&quot;: &quot;&quot;hsl(&quot;;[.F6];&quot;,&quot;;[.G6];&quot;,&quot;;[.H6];&quot;)&quot;&quot;,&quot;)" office:value-type="string" office:string-value="&quot;Amber&quot;: &quot;hsl(44.9°,1,0.5)&quot;," calcext:value-type="string">
            <text:p>"Amber": "hsl(44.9°,1,0.5)",</text:p>
          </table:table-cell>
        </table:table-row>
        <table:table-row table:style-name="ro1">
          <table:table-cell office:value-type="string" calcext:value-type="string">
            <text:p>American rose</text:p>
          </table:table-cell>
          <table:table-cell office:value-type="string" calcext:value-type="string">
            <text:p>#ff033e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4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06" calcext:value-type="percentage">
            <text:p>50.60%</text:p>
          </table:table-cell>
          <table:table-cell office:value-type="string" calcext:value-type="string">
            <text:p/>
          </table:table-cell>
          <table:table-cell table:formula="of:=CONCATENATE(&quot;&quot;&quot;&quot;;[.A7];&quot;&quot;&quot;: &quot;&quot;hsl(&quot;;[.F7];&quot;,&quot;;[.G7];&quot;,&quot;;[.H7];&quot;)&quot;&quot;,&quot;)" office:value-type="string" office:string-value="&quot;American rose&quot;: &quot;hsl(346°,1,0.506)&quot;," calcext:value-type="string">
            <text:p>"American rose": "hsl(346°,1,0.506)",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#9966cc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70°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string" calcext:value-type="string">
            <text:p/>
          </table:table-cell>
          <table:table-cell table:formula="of:=CONCATENATE(&quot;&quot;&quot;&quot;;[.A8];&quot;&quot;&quot;: &quot;&quot;hsl(&quot;;[.F8];&quot;,&quot;;[.G8];&quot;,&quot;;[.H8];&quot;)&quot;&quot;,&quot;)" office:value-type="string" office:string-value="&quot;Amethyst&quot;: &quot;hsl(270°,0.5,0.6)&quot;," calcext:value-type="string">
            <text:p>"Amethyst": "hsl(270°,0.5,0.6)",</text:p>
          </table:table-cell>
        </table:table-row>
        <table:table-row table:style-name="ro1">
          <table:table-cell office:value-type="string" calcext:value-type="string">
            <text:p>Android Green</text:p>
          </table:table-cell>
          <table:table-cell office:value-type="string" calcext:value-type="string">
            <text:p>#a4c639</text:p>
          </table:table-cell>
          <table:table-cell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4.5°</text:p>
          </table:table-cell>
          <table:table-cell table:style-name="ce2" office:value-type="percentage" office:value="0.553" calcext:value-type="percentage">
            <text:p>55.3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 table:formula="of:=CONCATENATE(&quot;&quot;&quot;&quot;;[.A9];&quot;&quot;&quot;: &quot;&quot;hsl(&quot;;[.F9];&quot;,&quot;;[.G9];&quot;,&quot;;[.H9];&quot;)&quot;&quot;,&quot;)" office:value-type="string" office:string-value="&quot;Android Green&quot;: &quot;hsl(74.5°,0.553,0.5)&quot;," calcext:value-type="string">
            <text:p>"Android Green": "hsl(74.5°,0.553,0.5)",</text:p>
          </table:table-cell>
        </table:table-row>
        <table:table-row table:style-name="ro1">
          <table:table-cell office:value-type="string" calcext:value-type="string">
            <text:p>Anti-flash white</text:p>
          </table:table-cell>
          <table:table-cell office:value-type="string" calcext:value-type="string">
            <text:p>#f2f3f4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0.083" calcext:value-type="percentage">
            <text:p>8.30%</text:p>
          </table:table-cell>
          <table:table-cell table:style-name="ce2" office:value-type="percentage" office:value="0.953" calcext:value-type="percentage">
            <text:p>95.30%</text:p>
          </table:table-cell>
          <table:table-cell office:value-type="string" calcext:value-type="string">
            <text:p/>
          </table:table-cell>
          <table:table-cell table:formula="of:=CONCATENATE(&quot;&quot;&quot;&quot;;[.A10];&quot;&quot;&quot;: &quot;&quot;hsl(&quot;;[.F10];&quot;,&quot;;[.G10];&quot;,&quot;;[.H10];&quot;)&quot;&quot;,&quot;)" office:value-type="string" office:string-value="&quot;Anti-flash white&quot;: &quot;hsl(210°,0.083,0.953)&quot;," calcext:value-type="string">
            <text:p>"Anti-flash white": "hsl(210°,0.083,0.953)",</text:p>
          </table:table-cell>
        </table:table-row>
        <table:table-row table:style-name="ro1">
          <table:table-cell office:value-type="string" calcext:value-type="string">
            <text:p>Antique brass</text:p>
          </table:table-cell>
          <table:table-cell office:value-type="string" calcext:value-type="string">
            <text:p>#cd9575</text:p>
          </table:table-cell>
          <table:table-cell office:value-type="float" office:value="205" calcext:value-type="float">
            <text:p>205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1.8°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 table:formula="of:=CONCATENATE(&quot;&quot;&quot;&quot;;[.A11];&quot;&quot;&quot;: &quot;&quot;hsl(&quot;;[.F11];&quot;,&quot;;[.G11];&quot;,&quot;;[.H11];&quot;)&quot;&quot;,&quot;)" office:value-type="string" office:string-value="&quot;Antique brass&quot;: &quot;hsl(21.8°,0.468,0.631)&quot;," calcext:value-type="string">
            <text:p>"Antique brass": "hsl(21.8°,0.468,0.631)",</text:p>
          </table:table-cell>
        </table:table-row>
        <table:table-row table:style-name="ro1">
          <table:table-cell office:value-type="string" calcext:value-type="string">
            <text:p>Antique fuchsia</text:p>
          </table:table-cell>
          <table:table-cell office:value-type="string" calcext:value-type="string">
            <text:p>#915c83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315.8°</text:p>
          </table:table-cell>
          <table:table-cell table:style-name="ce2" office:value-type="percentage" office:value="0.224" calcext:value-type="percentage">
            <text:p>22.40%</text:p>
          </table:table-cell>
          <table:table-cell table:style-name="ce2" office:value-type="percentage" office:value="0.465" calcext:value-type="percentage">
            <text:p>46.50%</text:p>
          </table:table-cell>
          <table:table-cell office:value-type="string" calcext:value-type="string">
            <text:p/>
          </table:table-cell>
          <table:table-cell table:formula="of:=CONCATENATE(&quot;&quot;&quot;&quot;;[.A12];&quot;&quot;&quot;: &quot;&quot;hsl(&quot;;[.F12];&quot;,&quot;;[.G12];&quot;,&quot;;[.H12];&quot;)&quot;&quot;,&quot;)" office:value-type="string" office:string-value="&quot;Antique fuchsia&quot;: &quot;hsl(315.8°,0.224,0.465)&quot;," calcext:value-type="string">
            <text:p>"Antique fuchsia": "hsl(315.8°,0.224,0.465)",</text:p>
          </table:table-cell>
        </table:table-row>
        <table:table-row table:style-name="ro1">
          <table:table-cell office:value-type="string" calcext:value-type="string">
            <text:p>Antique white</text:p>
          </table:table-cell>
          <table:table-cell office:value-type="string" calcext:value-type="string">
            <text:p>#faebd7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4.3°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2" office:value-type="percentage" office:value="0.912" calcext:value-type="percentage">
            <text:p>91.20%</text:p>
          </table:table-cell>
          <table:table-cell office:value-type="string" calcext:value-type="string">
            <text:p/>
          </table:table-cell>
          <table:table-cell table:formula="of:=CONCATENATE(&quot;&quot;&quot;&quot;;[.A13];&quot;&quot;&quot;: &quot;&quot;hsl(&quot;;[.F13];&quot;,&quot;;[.G13];&quot;,&quot;;[.H13];&quot;)&quot;&quot;,&quot;)" office:value-type="string" office:string-value="&quot;Antique white&quot;: &quot;hsl(34.3°,0.778,0.912)&quot;," calcext:value-type="string">
            <text:p>"Antique white": "hsl(34.3°,0.778,0.912)",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#0080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 table:formula="of:=CONCATENATE(&quot;&quot;&quot;&quot;;[.A14];&quot;&quot;&quot;: &quot;&quot;hsl(&quot;;[.F14];&quot;,&quot;;[.G14];&quot;,&quot;;[.H14];&quot;)&quot;&quot;,&quot;)" office:value-type="string" office:string-value="&quot;Ao&quot;: &quot;hsl(120°,1,0.251)&quot;," calcext:value-type="string">
            <text:p>"Ao": "hsl(120°,1,0.251)",</text:p>
          </table:table-cell>
        </table:table-row>
        <table:table-row table:style-name="ro1">
          <table:table-cell office:value-type="string" calcext:value-type="string">
            <text:p>Apple green</text:p>
          </table:table-cell>
          <table:table-cell office:value-type="string" calcext:value-type="string">
            <text:p>#8db600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57" calcext:value-type="percentage">
            <text:p>35.70%</text:p>
          </table:table-cell>
          <table:table-cell office:value-type="string" calcext:value-type="string">
            <text:p/>
          </table:table-cell>
          <table:table-cell table:formula="of:=CONCATENATE(&quot;&quot;&quot;&quot;;[.A15];&quot;&quot;&quot;: &quot;&quot;hsl(&quot;;[.F15];&quot;,&quot;;[.G15];&quot;,&quot;;[.H15];&quot;)&quot;&quot;,&quot;)" office:value-type="string" office:string-value="&quot;Apple green&quot;: &quot;hsl(73.5°,1,0.357)&quot;," calcext:value-type="string">
            <text:p>"Apple green": "hsl(73.5°,1,0.357)",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office:value-type="string" calcext:value-type="string">
            <text:p>#fbceb1</text:p>
          </table:table-cell>
          <table:table-cell office:value-type="float" office:value="251" calcext:value-type="float">
            <text:p>251</text:p>
          </table:table-cell>
          <table:table-cell office:value-type="float" office:value="206" calcext:value-type="float">
            <text:p>20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3.5°</text:p>
          </table:table-cell>
          <table:table-cell table:style-name="ce2" office:value-type="percentage" office:value="0.902" calcext:value-type="percentage">
            <text:p>90.20%</text:p>
          </table:table-cell>
          <table:table-cell table:style-name="ce2" office:value-type="percentage" office:value="0.839" calcext:value-type="percentage">
            <text:p>83.90%</text:p>
          </table:table-cell>
          <table:table-cell office:value-type="string" calcext:value-type="string">
            <text:p/>
          </table:table-cell>
          <table:table-cell table:formula="of:=CONCATENATE(&quot;&quot;&quot;&quot;;[.A16];&quot;&quot;&quot;: &quot;&quot;hsl(&quot;;[.F16];&quot;,&quot;;[.G16];&quot;,&quot;;[.H16];&quot;)&quot;&quot;,&quot;)" office:value-type="string" office:string-value="&quot;Apricot&quot;: &quot;hsl(23.5°,0.902,0.839)&quot;," calcext:value-type="string">
            <text:p>"Apricot": "hsl(23.5°,0.902,0.839)",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#00ff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 table:formula="of:=CONCATENATE(&quot;&quot;&quot;&quot;;[.A17];&quot;&quot;&quot;: &quot;&quot;hsl(&quot;;[.F17];&quot;,&quot;;[.G17];&quot;,&quot;;[.H17];&quot;)&quot;&quot;,&quot;)" office:value-type="string" office:string-value="&quot;Aqua&quot;: &quot;hsl(180°,1,0.5)&quot;," calcext:value-type="string">
            <text:p>"Aqua": "hsl(180°,1,0.5)",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#7fffd4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59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49" calcext:value-type="percentage">
            <text:p>74.90%</text:p>
          </table:table-cell>
          <table:table-cell office:value-type="string" calcext:value-type="string">
            <text:p/>
          </table:table-cell>
          <table:table-cell table:formula="of:=CONCATENATE(&quot;&quot;&quot;&quot;;[.A18];&quot;&quot;&quot;: &quot;&quot;hsl(&quot;;[.F18];&quot;,&quot;;[.G18];&quot;,&quot;;[.H18];&quot;)&quot;&quot;,&quot;)" office:value-type="string" office:string-value="&quot;Aquamarine&quot;: &quot;hsl(159.8°,1,0.749)&quot;," calcext:value-type="string">
            <text:p>"Aquamarine": "hsl(159.8°,1,0.749)",</text:p>
          </table:table-cell>
        </table:table-row>
        <table:table-row table:style-name="ro1">
          <table:table-cell office:value-type="string" calcext:value-type="string">
            <text:p>Army green</text:p>
          </table:table-cell>
          <table:table-cell office:value-type="string" calcext:value-type="string">
            <text:p>#4b532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9.4°</text:p>
          </table:table-cell>
          <table:table-cell table:style-name="ce2" office:value-type="percentage" office:value="0.443" calcext:value-type="percentage">
            <text:p>44.30%</text:p>
          </table:table-cell>
          <table:table-cell table:style-name="ce2" office:value-type="percentage" office:value="0.225" calcext:value-type="percentage">
            <text:p>22.50%</text:p>
          </table:table-cell>
          <table:table-cell office:value-type="string" calcext:value-type="string">
            <text:p/>
          </table:table-cell>
          <table:table-cell table:formula="of:=CONCATENATE(&quot;&quot;&quot;&quot;;[.A19];&quot;&quot;&quot;: &quot;&quot;hsl(&quot;;[.F19];&quot;,&quot;;[.G19];&quot;,&quot;;[.H19];&quot;)&quot;&quot;,&quot;)" office:value-type="string" office:string-value="&quot;Army green&quot;: &quot;hsl(69.4°,0.443,0.225)&quot;," calcext:value-type="string">
            <text:p>"Army green": "hsl(69.4°,0.443,0.225)",</text:p>
          </table:table-cell>
        </table:table-row>
        <table:table-row table:style-name="ro1">
          <table:table-cell office:value-type="string" calcext:value-type="string">
            <text:p>Arylide yellow</text:p>
          </table:table-cell>
          <table:table-cell office:value-type="string" calcext:value-type="string">
            <text:p>#e9d66b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1°</text:p>
          </table:table-cell>
          <table:table-cell table:style-name="ce2" office:value-type="percentage" office:value="0.741" calcext:value-type="percentage">
            <text:p>74.10%</text:p>
          </table:table-cell>
          <table:table-cell table:style-name="ce2" office:value-type="percentage" office:value="0.667" calcext:value-type="percentage">
            <text:p>66.70%</text:p>
          </table:table-cell>
          <table:table-cell office:value-type="string" calcext:value-type="string">
            <text:p/>
          </table:table-cell>
          <table:table-cell table:formula="of:=CONCATENATE(&quot;&quot;&quot;&quot;;[.A20];&quot;&quot;&quot;: &quot;&quot;hsl(&quot;;[.F20];&quot;,&quot;;[.G20];&quot;,&quot;;[.H20];&quot;)&quot;&quot;,&quot;)" office:value-type="string" office:string-value="&quot;Arylide yellow&quot;: &quot;hsl(51°,0.741,0.667)&quot;," calcext:value-type="string">
            <text:p>"Arylide yellow": "hsl(51°,0.741,0.667)",</text:p>
          </table:table-cell>
        </table:table-row>
        <table:table-row table:style-name="ro1">
          <table:table-cell office:value-type="string" calcext:value-type="string">
            <text:p>Ash grey</text:p>
          </table:table-cell>
          <table:table-cell office:value-type="string" calcext:value-type="string">
            <text:p>#b2beb5</text:p>
          </table:table-cell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35°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722" calcext:value-type="percentage">
            <text:p>72.20%</text:p>
          </table:table-cell>
          <table:table-cell office:value-type="string" calcext:value-type="string">
            <text:p/>
          </table:table-cell>
          <table:table-cell table:formula="of:=CONCATENATE(&quot;&quot;&quot;&quot;;[.A21];&quot;&quot;&quot;: &quot;&quot;hsl(&quot;;[.F21];&quot;,&quot;;[.G21];&quot;,&quot;;[.H21];&quot;)&quot;&quot;,&quot;)" office:value-type="string" office:string-value="&quot;Ash grey&quot;: &quot;hsl(135°,0.085,0.722)&quot;," calcext:value-type="string">
            <text:p>"Ash grey": "hsl(135°,0.085,0.722)",</text:p>
          </table:table-cell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#87a96b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2.9°</text:p>
          </table:table-cell>
          <table:table-cell table:style-name="ce2" office:value-type="percentage" office:value="0.265" calcext:value-type="percentage">
            <text:p>26.50%</text:p>
          </table:table-cell>
          <table:table-cell table:style-name="ce2" office:value-type="percentage" office:value="0.541" calcext:value-type="percentage">
            <text:p>54.10%</text:p>
          </table:table-cell>
          <table:table-cell office:value-type="string" calcext:value-type="string">
            <text:p/>
          </table:table-cell>
          <table:table-cell table:formula="of:=CONCATENATE(&quot;&quot;&quot;&quot;;[.A22];&quot;&quot;&quot;: &quot;&quot;hsl(&quot;;[.F22];&quot;,&quot;;[.G22];&quot;,&quot;;[.H22];&quot;)&quot;&quot;,&quot;)" office:value-type="string" office:string-value="&quot;Asparagus&quot;: &quot;hsl(92.9°,0.265,0.541)&quot;," calcext:value-type="string">
            <text:p>"Asparagus": "hsl(92.9°,0.265,0.541)",</text:p>
          </table:table-cell>
        </table:table-row>
        <table:table-row table:style-name="ro1">
          <table:table-cell office:value-type="string" calcext:value-type="string">
            <text:p>Atomic tangerine</text:p>
          </table:table-cell>
          <table:table-cell office:value-type="string" calcext:value-type="string">
            <text:p>#ff9966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" calcext:value-type="percentage">
            <text:p>7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 office:value-type="string" calcext:value-type="string">
            <text:p>#a52a2a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594" calcext:value-type="percentage">
            <text:p>59.40%</text:p>
          </table:table-cell>
          <table:table-cell table:style-name="ce2" office:value-type="percentage" office:value="0.406" calcext:value-type="percentage">
            <text:p>4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ureolin</text:p>
          </table:table-cell>
          <table:table-cell office:value-type="string" calcext:value-type="string">
            <text:p>#fdee00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6" calcext:value-type="percentage">
            <text:p>49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uroMetalSaurus</text:p>
          </table:table-cell>
          <table:table-cell office:value-type="string" calcext:value-type="string">
            <text:p>#6e7f80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83.3°</text:p>
          </table:table-cell>
          <table:table-cell table:style-name="ce2" office:value-type="percentage" office:value="0.076" calcext:value-type="percentage">
            <text:p>7.6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wesome</text:p>
          </table:table-cell>
          <table:table-cell office:value-type="string" calcext:value-type="string">
            <text:p>#ff2052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46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63" calcext:value-type="percentage">
            <text:p>5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#007fff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10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zure mist/web</text:p>
          </table:table-cell>
          <table:table-cell office:value-type="string" calcext:value-type="string">
            <text:p>#f0ffff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aby blue</text:p>
          </table:table-cell>
          <table:table-cell office:value-type="string" calcext:value-type="string">
            <text:p>#89cff0</text:p>
          </table:table-cell>
          <table:table-cell office:value-type="float" office:value="137" calcext:value-type="float">
            <text:p>137</text:p>
          </table:table-cell>
          <table:table-cell office:value-type="float" office:value="207" calcext:value-type="float">
            <text:p>20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99.2°</text:p>
          </table:table-cell>
          <table:table-cell table:style-name="ce2" office:value-type="percentage" office:value="0.774" calcext:value-type="percentage">
            <text:p>77.40%</text:p>
          </table:table-cell>
          <table:table-cell table:style-name="ce2" office:value-type="percentage" office:value="0.739" calcext:value-type="percentage">
            <text:p>7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aby blue eyes</text:p>
          </table:table-cell>
          <table:table-cell office:value-type="string" calcext:value-type="string">
            <text:p>#a1caf1</text:p>
          </table:table-cell>
          <table:table-cell office:value-type="float" office:value="161" calcext:value-type="float">
            <text:p>161</text:p>
          </table:table-cell>
          <table:table-cell office:value-type="float" office:value="202" calcext:value-type="float">
            <text:p>20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09.3°</text:p>
          </table:table-cell>
          <table:table-cell table:style-name="ce2" office:value-type="percentage" office:value="0.741" calcext:value-type="percentage">
            <text:p>74.10%</text:p>
          </table:table-cell>
          <table:table-cell table:style-name="ce2" office:value-type="percentage" office:value="0.788" calcext:value-type="percentage">
            <text:p>7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aby pink</text:p>
          </table:table-cell>
          <table:table-cell office:value-type="string" calcext:value-type="string">
            <text:p>#f4c2c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694" calcext:value-type="percentage">
            <text:p>69.40%</text:p>
          </table:table-cell>
          <table:table-cell table:style-name="ce2" office:value-type="percentage" office:value="0.859" calcext:value-type="percentage">
            <text:p>8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all Blue</text:p>
          </table:table-cell>
          <table:table-cell office:value-type="string" calcext:value-type="string">
            <text:p>#21abcd</text:p>
          </table:table-cell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91.9°</text:p>
          </table:table-cell>
          <table:table-cell table:style-name="ce2" office:value-type="percentage" office:value="0.723" calcext:value-type="percentage">
            <text:p>72.3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anana Mania</text:p>
          </table:table-cell>
          <table:table-cell office:value-type="string" calcext:value-type="string">
            <text:p>#fae7b5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3.5°</text:p>
          </table:table-cell>
          <table:table-cell table:style-name="ce2" office:value-type="percentage" office:value="0.873" calcext:value-type="percentage">
            <text:p>87.30%</text:p>
          </table:table-cell>
          <table:table-cell table:style-name="ce2" office:value-type="percentage" office:value="0.845" calcext:value-type="percentage">
            <text:p>8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anana yellow</text:p>
          </table:table-cell>
          <table:table-cell office:value-type="string" calcext:value-type="string">
            <text:p>#ffe13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04" calcext:value-type="percentage">
            <text:p>6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attleship grey</text:p>
          </table:table-cell>
          <table:table-cell office:value-type="string" calcext:value-type="string">
            <text:p>#84848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0.008" calcext:value-type="percentage">
            <text:p>0.80%</text:p>
          </table:table-cell>
          <table:table-cell table:style-name="ce2" office:value-type="percentage" office:value="0.514" calcext:value-type="percentage">
            <text:p>5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azaar</text:p>
          </table:table-cell>
          <table:table-cell office:value-type="string" calcext:value-type="string">
            <text:p>#98777b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52.7°</text:p>
          </table:table-cell>
          <table:table-cell table:style-name="ce2" office:value-type="percentage" office:value="0.138" calcext:value-type="percentage">
            <text:p>13.80%</text:p>
          </table:table-cell>
          <table:table-cell table:style-name="ce2" office:value-type="percentage" office:value="0.531" calcext:value-type="percentage">
            <text:p>5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eau blue</text:p>
          </table:table-cell>
          <table:table-cell office:value-type="string" calcext:value-type="string">
            <text:p>#bcd4e6</text:p>
          </table:table-cell>
          <table:table-cell office:value-type="float" office:value="188" calcext:value-type="float">
            <text:p>188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05.7°</text:p>
          </table:table-cell>
          <table:table-cell table:style-name="ce2" office:value-type="percentage" office:value="0.457" calcext:value-type="percentage">
            <text:p>45.70%</text:p>
          </table:table-cell>
          <table:table-cell table:style-name="ce2" office:value-type="percentage" office:value="0.82" calcext:value-type="percentage">
            <text:p>82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#9f8170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1.7°</text:p>
          </table:table-cell>
          <table:table-cell table:style-name="ce2" office:value-type="percentage" office:value="0.197" calcext:value-type="percentage">
            <text:p>19.70%</text:p>
          </table:table-cell>
          <table:table-cell table:style-name="ce2" office:value-type="percentage" office:value="0.531" calcext:value-type="percentage">
            <text:p>5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eige</text:p>
          </table:table-cell>
          <table:table-cell office:value-type="string" calcext:value-type="string">
            <text:p>#f5f5dc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0.556" calcext:value-type="percentage">
            <text:p>55.60%</text:p>
          </table:table-cell>
          <table:table-cell table:style-name="ce2" office:value-type="percentage" office:value="0.912" calcext:value-type="percentage">
            <text:p>9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isque</text:p>
          </table:table-cell>
          <table:table-cell office:value-type="string" calcext:value-type="string">
            <text:p>#ffe4c4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32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84" calcext:value-type="percentage">
            <text:p>88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istre</text:p>
          </table:table-cell>
          <table:table-cell office:value-type="string" calcext:value-type="string">
            <text:p>#3d2b1f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°</text:p>
          </table:table-cell>
          <table:table-cell table:style-name="ce2" office:value-type="percentage" office:value="0.326" calcext:value-type="percentage">
            <text:p>32.60%</text:p>
          </table:table-cell>
          <table:table-cell table:style-name="ce2" office:value-type="percentage" office:value="0.18" calcext:value-type="percentage">
            <text:p>1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ittersweet</text:p>
          </table:table-cell>
          <table:table-cell office:value-type="string" calcext:value-type="string">
            <text:p>#fe6f5e</text:p>
          </table:table-cell>
          <table:table-cell office:value-type="float" office:value="254" calcext:value-type="float">
            <text:p>254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.4°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2" office:value-type="percentage" office:value="0.682" calcext:value-type="percentage">
            <text:p>6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anched Almond</text:p>
          </table:table-cell>
          <table:table-cell office:value-type="string" calcext:value-type="string">
            <text:p>#ffebcd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02" calcext:value-type="percentage">
            <text:p>9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eu de France</text:p>
          </table:table-cell>
          <table:table-cell office:value-type="string" calcext:value-type="string">
            <text:p>#318ce7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0.791" calcext:value-type="percentage">
            <text:p>79.10%</text:p>
          </table:table-cell>
          <table:table-cell table:style-name="ce2" office:value-type="percentage" office:value="0.549" calcext:value-type="percentage">
            <text:p>5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izzard Blue</text:p>
          </table:table-cell>
          <table:table-cell office:value-type="string" calcext:value-type="string">
            <text:p>#ace5ee</text:p>
          </table:table-cell>
          <table:table-cell office:value-type="float" office:value="172" calcext:value-type="float">
            <text:p>172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88.2°</text:p>
          </table:table-cell>
          <table:table-cell table:style-name="ce2" office:value-type="percentage" office:value="0.66" calcext:value-type="percentage">
            <text:p>66.00%</text:p>
          </table:table-cell>
          <table:table-cell table:style-name="ce2" office:value-type="percentage" office:value="0.804" calcext:value-type="percentage">
            <text:p>8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ond</text:p>
          </table:table-cell>
          <table:table-cell office:value-type="string" calcext:value-type="string">
            <text:p>#faf0be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0°</text:p>
          </table:table-cell>
          <table:table-cell table:style-name="ce2" office:value-type="percentage" office:value="0.857" calcext:value-type="percentage">
            <text:p>85.70%</text:p>
          </table:table-cell>
          <table:table-cell table:style-name="ce2" office:value-type="percentage" office:value="0.863" calcext:value-type="percentage">
            <text:p>8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000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ue Bell</text:p>
          </table:table-cell>
          <table:table-cell office:value-type="string" calcext:value-type="string">
            <text:p>#a2a2d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0.329" calcext:value-type="percentage">
            <text:p>32.90%</text:p>
          </table:table-cell>
          <table:table-cell table:style-name="ce2" office:value-type="percentage" office:value="0.725" calcext:value-type="percentage">
            <text:p>7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ue Gray</text:p>
          </table:table-cell>
          <table:table-cell office:value-type="string" calcext:value-type="string">
            <text:p>#6699cc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ue green</text:p>
          </table:table-cell>
          <table:table-cell office:value-type="string" calcext:value-type="string">
            <text:p>#0d98ba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91.8°</text:p>
          </table:table-cell>
          <table:table-cell table:style-name="ce2" office:value-type="percentage" office:value="0.869" calcext:value-type="percentage">
            <text:p>86.90%</text:p>
          </table:table-cell>
          <table:table-cell table:style-name="ce2" office:value-type="percentage" office:value="0.39" calcext:value-type="percentage">
            <text:p>3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ue purple</text:p>
          </table:table-cell>
          <table:table-cell office:value-type="string" calcext:value-type="string">
            <text:p>#8a2be2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71.1°</text:p>
          </table:table-cell>
          <table:table-cell table:style-name="ce2" office:value-type="percentage" office:value="0.759" calcext:value-type="percentage">
            <text:p>75.90%</text:p>
          </table:table-cell>
          <table:table-cell table:style-name="ce2" office:value-type="percentage" office:value="0.527" calcext:value-type="percentage">
            <text:p>5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ue violet</text:p>
          </table:table-cell>
          <table:table-cell office:value-type="string" calcext:value-type="string">
            <text:p>#8a2be2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71.1°</text:p>
          </table:table-cell>
          <table:table-cell table:style-name="ce2" office:value-type="percentage" office:value="0.759" calcext:value-type="percentage">
            <text:p>75.90%</text:p>
          </table:table-cell>
          <table:table-cell table:style-name="ce2" office:value-type="percentage" office:value="0.527" calcext:value-type="percentage">
            <text:p>5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lush</text:p>
          </table:table-cell>
          <table:table-cell office:value-type="string" calcext:value-type="string">
            <text:p>#de5d83</text:p>
          </table:table-cell>
          <table:table-cell office:value-type="float" office:value="222" calcext:value-type="float">
            <text:p>222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342.3°</text:p>
          </table:table-cell>
          <table:table-cell table:style-name="ce2" office:value-type="percentage" office:value="0.662" calcext:value-type="percentage">
            <text:p>66.20%</text:p>
          </table:table-cell>
          <table:table-cell table:style-name="ce2" office:value-type="percentage" office:value="0.618" calcext:value-type="percentage">
            <text:p>6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ole</text:p>
          </table:table-cell>
          <table:table-cell office:value-type="string" calcext:value-type="string">
            <text:p>#79443b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.7°</text:p>
          </table:table-cell>
          <table:table-cell table:style-name="ce2" office:value-type="percentage" office:value="0.344" calcext:value-type="percentage">
            <text:p>34.40%</text:p>
          </table:table-cell>
          <table:table-cell table:style-name="ce2" office:value-type="percentage" office:value="0.353" calcext:value-type="percentage">
            <text:p>3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ondi blue</text:p>
          </table:table-cell>
          <table:table-cell office:value-type="string" calcext:value-type="string">
            <text:p>#0095b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90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57" calcext:value-type="percentage">
            <text:p>3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#e3dac9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39.2°</text:p>
          </table:table-cell>
          <table:table-cell table:style-name="ce2" office:value-type="percentage" office:value="0.317" calcext:value-type="percentage">
            <text:p>31.70%</text:p>
          </table:table-cell>
          <table:table-cell table:style-name="ce2" office:value-type="percentage" office:value="0.839" calcext:value-type="percentage">
            <text:p>8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oston University Red</text:p>
          </table:table-cell>
          <table:table-cell office:value-type="string" calcext:value-type="string">
            <text:p>#cc000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" calcext:value-type="percentage">
            <text:p>4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ottle green</text:p>
          </table:table-cell>
          <table:table-cell office:value-type="string" calcext:value-type="string">
            <text:p>#006a4e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4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08" calcext:value-type="percentage">
            <text:p>20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oysenberry</text:p>
          </table:table-cell>
          <table:table-cell office:value-type="string" calcext:value-type="string">
            <text:p>#873260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27.5°</text:p>
          </table:table-cell>
          <table:table-cell table:style-name="ce2" office:value-type="percentage" office:value="0.459" calcext:value-type="percentage">
            <text:p>45.90%</text:p>
          </table:table-cell>
          <table:table-cell table:style-name="ce2" office:value-type="percentage" office:value="0.363" calcext:value-type="percentage">
            <text:p>3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andeis blue</text:p>
          </table:table-cell>
          <table:table-cell office:value-type="string" calcext:value-type="string">
            <text:p>#0070ff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13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#b5a642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2.2°</text:p>
          </table:table-cell>
          <table:table-cell table:style-name="ce2" office:value-type="percentage" office:value="0.466" calcext:value-type="percentage">
            <text:p>46.60%</text:p>
          </table:table-cell>
          <table:table-cell table:style-name="ce2" office:value-type="percentage" office:value="0.484" calcext:value-type="percentage">
            <text:p>48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ck red</text:p>
          </table:table-cell>
          <table:table-cell office:value-type="string" calcext:value-type="string">
            <text:p>#cb4154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51.7°</text:p>
          </table:table-cell>
          <table:table-cell table:style-name="ce2" office:value-type="percentage" office:value="0.57" calcext:value-type="percentage">
            <text:p>57.00%</text:p>
          </table:table-cell>
          <table:table-cell table:style-name="ce2" office:value-type="percentage" office:value="0.525" calcext:value-type="percentage">
            <text:p>5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ght cerulean</text:p>
          </table:table-cell>
          <table:table-cell office:value-type="string" calcext:value-type="string">
            <text:p>#1dacd6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193.6°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476" calcext:value-type="percentage">
            <text:p>47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ght green</text:p>
          </table:table-cell>
          <table:table-cell office:value-type="string" calcext:value-type="string">
            <text:p>#66ff00</text:p>
          </table:table-cell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ght lavender</text:p>
          </table:table-cell>
          <table:table-cell office:value-type="string" calcext:value-type="string">
            <text:p>#bf94e4</text:p>
          </table:table-cell>
          <table:table-cell office:value-type="float" office:value="191" calcext:value-type="float">
            <text:p>191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72.3°</text:p>
          </table:table-cell>
          <table:table-cell table:style-name="ce2" office:value-type="percentage" office:value="0.597" calcext:value-type="percentage">
            <text:p>59.70%</text:p>
          </table:table-cell>
          <table:table-cell table:style-name="ce2" office:value-type="percentage" office:value="0.737" calcext:value-type="percentage">
            <text:p>73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ght maroon</text:p>
          </table:table-cell>
          <table:table-cell office:value-type="string" calcext:value-type="string">
            <text:p>#c32148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45.6°</text:p>
          </table:table-cell>
          <table:table-cell table:style-name="ce2" office:value-type="percentage" office:value="0.711" calcext:value-type="percentage">
            <text:p>71.10%</text:p>
          </table:table-cell>
          <table:table-cell table:style-name="ce2" office:value-type="percentage" office:value="0.447" calcext:value-type="percentage">
            <text:p>4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ght pink</text:p>
          </table:table-cell>
          <table:table-cell office:value-type="string" calcext:value-type="string">
            <text:p>#ff007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30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ght turquoise</text:p>
          </table:table-cell>
          <table:table-cell office:value-type="string" calcext:value-type="string">
            <text:p>#08e8de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77.3°</text:p>
          </table:table-cell>
          <table:table-cell table:style-name="ce2" office:value-type="percentage" office:value="0.933" calcext:value-type="percentage">
            <text:p>93.30%</text:p>
          </table:table-cell>
          <table:table-cell table:style-name="ce2" office:value-type="percentage" office:value="0.471" calcext:value-type="percentage">
            <text:p>4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ght ube</text:p>
          </table:table-cell>
          <table:table-cell office:value-type="string" calcext:value-type="string">
            <text:p>#d19fe8</text:p>
          </table:table-cell>
          <table:table-cell office:value-type="float" office:value="209" calcext:value-type="float">
            <text:p>209</text:p>
          </table:table-cell>
          <table:table-cell office:value-type="float" office:value="159" calcext:value-type="float">
            <text:p>15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81.1°</text:p>
          </table:table-cell>
          <table:table-cell table:style-name="ce2" office:value-type="percentage" office:value="0.613" calcext:value-type="percentage">
            <text:p>61.30%</text:p>
          </table:table-cell>
          <table:table-cell table:style-name="ce2" office:value-type="percentage" office:value="0.767" calcext:value-type="percentage">
            <text:p>7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lliant lavender</text:p>
          </table:table-cell>
          <table:table-cell office:value-type="string" calcext:value-type="string">
            <text:p>#f4bbff</text:p>
          </table:table-cell>
          <table:table-cell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90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67" calcext:value-type="percentage">
            <text:p>8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lliant rose</text:p>
          </table:table-cell>
          <table:table-cell office:value-type="string" calcext:value-type="string">
            <text:p>#ff55a3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332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67" calcext:value-type="percentage">
            <text:p>6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nk pink</text:p>
          </table:table-cell>
          <table:table-cell office:value-type="string" calcext:value-type="string">
            <text:p>#fb607f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48°</text:p>
          </table:table-cell>
          <table:table-cell table:style-name="ce2" office:value-type="percentage" office:value="0.951" calcext:value-type="percentage">
            <text:p>95.10%</text:p>
          </table:table-cell>
          <table:table-cell table:style-name="ce2" office:value-type="percentage" office:value="0.68" calcext:value-type="percentage">
            <text:p>6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itish racing green</text:p>
          </table:table-cell>
          <table:table-cell office:value-type="string" calcext:value-type="string">
            <text:p>#0042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3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29" calcext:value-type="percentage">
            <text:p>1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#cd7f32</text:p>
          </table:table-cell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9.8°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a52a2a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594" calcext:value-type="percentage">
            <text:p>59.40%</text:p>
          </table:table-cell>
          <table:table-cell table:style-name="ce2" office:value-type="percentage" office:value="0.406" calcext:value-type="percentage">
            <text:p>4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bble gum</text:p>
          </table:table-cell>
          <table:table-cell office:value-type="string" calcext:value-type="string">
            <text:p>#ffc1cc</text:p>
          </table:table-cell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49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78" calcext:value-type="percentage">
            <text:p>8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bbles</text:p>
          </table:table-cell>
          <table:table-cell office:value-type="string" calcext:value-type="string">
            <text:p>#e7feff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82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53" calcext:value-type="percentage">
            <text:p>9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#f0dc82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9.1°</text:p>
          </table:table-cell>
          <table:table-cell table:style-name="ce2" office:value-type="percentage" office:value="0.786" calcext:value-type="percentage">
            <text:p>78.60%</text:p>
          </table:table-cell>
          <table:table-cell table:style-name="ce2" office:value-type="percentage" office:value="0.725" calcext:value-type="percentage">
            <text:p>7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lgarian rose</text:p>
          </table:table-cell>
          <table:table-cell office:value-type="string" calcext:value-type="string">
            <text:p>#480607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59.1°</text:p>
          </table:table-cell>
          <table:table-cell table:style-name="ce2" office:value-type="percentage" office:value="0.846" calcext:value-type="percentage">
            <text:p>84.60%</text:p>
          </table:table-cell>
          <table:table-cell table:style-name="ce2" office:value-type="percentage" office:value="0.153" calcext:value-type="percentage">
            <text:p>1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rgundy</text:p>
          </table:table-cell>
          <table:table-cell office:value-type="string" calcext:value-type="string">
            <text:p>#80002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rlywood</text:p>
          </table:table-cell>
          <table:table-cell office:value-type="string" calcext:value-type="string">
            <text:p>#deb887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3.8°</text:p>
          </table:table-cell>
          <table:table-cell table:style-name="ce2" office:value-type="percentage" office:value="0.569" calcext:value-type="percentage">
            <text:p>56.90%</text:p>
          </table:table-cell>
          <table:table-cell table:style-name="ce2" office:value-type="percentage" office:value="0.7" calcext:value-type="percentage">
            <text:p>7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rnt orange</text:p>
          </table:table-cell>
          <table:table-cell office:value-type="string" calcext:value-type="string">
            <text:p>#cc5500</text:p>
          </table:table-cell>
          <table:table-cell office:value-type="float" office:value="204" calcext:value-type="float">
            <text:p>20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" calcext:value-type="percentage">
            <text:p>4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rnt sienna</text:p>
          </table:table-cell>
          <table:table-cell office:value-type="string" calcext:value-type="string">
            <text:p>#e97451</text:p>
          </table:table-cell>
          <table:table-cell office:value-type="float" office:value="233" calcext:value-type="float">
            <text:p>233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3.8°</text:p>
          </table:table-cell>
          <table:table-cell table:style-name="ce2" office:value-type="percentage" office:value="0.776" calcext:value-type="percentage">
            <text:p>77.60%</text:p>
          </table:table-cell>
          <table:table-cell table:style-name="ce2" office:value-type="percentage" office:value="0.616" calcext:value-type="percentage">
            <text:p>6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urnt umber</text:p>
          </table:table-cell>
          <table:table-cell office:value-type="string" calcext:value-type="string">
            <text:p>#8a3324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8°</text:p>
          </table:table-cell>
          <table:table-cell table:style-name="ce2" office:value-type="percentage" office:value="0.586" calcext:value-type="percentage">
            <text:p>58.60%</text:p>
          </table:table-cell>
          <table:table-cell table:style-name="ce2" office:value-type="percentage" office:value="0.341" calcext:value-type="percentage">
            <text:p>3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yzantine</text:p>
          </table:table-cell>
          <table:table-cell office:value-type="string" calcext:value-type="string">
            <text:p>#bd33a4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310.9°</text:p>
          </table:table-cell>
          <table:table-cell table:style-name="ce2" office:value-type="percentage" office:value="0.575" calcext:value-type="percentage">
            <text:p>57.50%</text:p>
          </table:table-cell>
          <table:table-cell table:style-name="ce2" office:value-type="percentage" office:value="0.471" calcext:value-type="percentage">
            <text:p>4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Byzantium</text:p>
          </table:table-cell>
          <table:table-cell office:value-type="string" calcext:value-type="string">
            <text:p>#70296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11°</text:p>
          </table:table-cell>
          <table:table-cell table:style-name="ce2" office:value-type="percentage" office:value="0.464" calcext:value-type="percentage">
            <text:p>46.4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G Blue</text:p>
          </table:table-cell>
          <table:table-cell office:value-type="string" calcext:value-type="string">
            <text:p>#007aa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95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4" calcext:value-type="percentage">
            <text:p>3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G Red</text:p>
          </table:table-cell>
          <table:table-cell office:value-type="string" calcext:value-type="string">
            <text:p>#e03c31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8°</text:p>
          </table:table-cell>
          <table:table-cell table:style-name="ce2" office:value-type="percentage" office:value="0.738" calcext:value-type="percentage">
            <text:p>73.80%</text:p>
          </table:table-cell>
          <table:table-cell table:style-name="ce2" office:value-type="percentage" office:value="0.535" calcext:value-type="percentage">
            <text:p>53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det</text:p>
          </table:table-cell>
          <table:table-cell office:value-type="string" calcext:value-type="string">
            <text:p>#536872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9.4°</text:p>
          </table:table-cell>
          <table:table-cell table:style-name="ce2" office:value-type="percentage" office:value="0.157" calcext:value-type="percentage">
            <text:p>15.70%</text:p>
          </table:table-cell>
          <table:table-cell table:style-name="ce2" office:value-type="percentage" office:value="0.386" calcext:value-type="percentage">
            <text:p>3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det blue</text:p>
          </table:table-cell>
          <table:table-cell office:value-type="string" calcext:value-type="string">
            <text:p>#5f9ea0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81.8°</text:p>
          </table:table-cell>
          <table:table-cell table:style-name="ce2" office:value-type="percentage" office:value="0.255" calcext:value-type="percentage">
            <text:p>25.5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det grey</text:p>
          </table:table-cell>
          <table:table-cell office:value-type="string" calcext:value-type="string">
            <text:p>#91a3b0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5.2°</text:p>
          </table:table-cell>
          <table:table-cell table:style-name="ce2" office:value-type="percentage" office:value="0.164" calcext:value-type="percentage">
            <text:p>16.40%</text:p>
          </table:table-cell>
          <table:table-cell table:style-name="ce2" office:value-type="percentage" office:value="0.629" calcext:value-type="percentage">
            <text:p>6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dmium green</text:p>
          </table:table-cell>
          <table:table-cell office:value-type="string" calcext:value-type="string">
            <text:p>#006b3c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3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1" calcext:value-type="percentage">
            <text:p>2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dmium orange</text:p>
          </table:table-cell>
          <table:table-cell office:value-type="string" calcext:value-type="string">
            <text:p>#ed872d</text:p>
          </table:table-cell>
          <table:table-cell office:value-type="float" office:value="237" calcext:value-type="float">
            <text:p>23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8.1°</text:p>
          </table:table-cell>
          <table:table-cell table:style-name="ce2" office:value-type="percentage" office:value="0.842" calcext:value-type="percentage">
            <text:p>84.20%</text:p>
          </table:table-cell>
          <table:table-cell table:style-name="ce2" office:value-type="percentage" office:value="0.553" calcext:value-type="percentage">
            <text:p>5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dmium red</text:p>
          </table:table-cell>
          <table:table-cell office:value-type="string" calcext:value-type="string">
            <text:p>#e3002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5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45" calcext:value-type="percentage">
            <text:p>4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dmium yellow</text:p>
          </table:table-cell>
          <table:table-cell office:value-type="string" calcext:value-type="string">
            <text:p>#fff600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fé au lait</text:p>
          </table:table-cell>
          <table:table-cell office:value-type="string" calcext:value-type="string">
            <text:p>#a67b5b</text:p>
          </table:table-cell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.6°</text:p>
          </table:table-cell>
          <table:table-cell table:style-name="ce2" office:value-type="percentage" office:value="0.296" calcext:value-type="percentage">
            <text:p>29.60%</text:p>
          </table:table-cell>
          <table:table-cell table:style-name="ce2" office:value-type="percentage" office:value="0.504" calcext:value-type="percentage">
            <text:p>5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fé noir</text:p>
          </table:table-cell>
          <table:table-cell office:value-type="string" calcext:value-type="string">
            <text:p>#4b3621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389" calcext:value-type="percentage">
            <text:p>38.90%</text:p>
          </table:table-cell>
          <table:table-cell table:style-name="ce2" office:value-type="percentage" office:value="0.212" calcext:value-type="percentage">
            <text:p>2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l Poly Pomona green</text:p>
          </table:table-cell>
          <table:table-cell office:value-type="string" calcext:value-type="string">
            <text:p>#1e4d2b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6.6°</text:p>
          </table:table-cell>
          <table:table-cell table:style-name="ce2" office:value-type="percentage" office:value="0.439" calcext:value-type="percentage">
            <text:p>43.90%</text:p>
          </table:table-cell>
          <table:table-cell table:style-name="ce2" office:value-type="percentage" office:value="0.21" calcext:value-type="percentage">
            <text:p>2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mbridge Blue</text:p>
          </table:table-cell>
          <table:table-cell office:value-type="string" calcext:value-type="string">
            <text:p>#a3c1ad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40°</text:p>
          </table:table-cell>
          <table:table-cell table:style-name="ce2" office:value-type="percentage" office:value="0.195" calcext:value-type="percentage">
            <text:p>19.50%</text:p>
          </table:table-cell>
          <table:table-cell table:style-name="ce2" office:value-type="percentage" office:value="0.698" calcext:value-type="percentage">
            <text:p>6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mel</text:p>
          </table:table-cell>
          <table:table-cell office:value-type="string" calcext:value-type="string">
            <text:p>#c19a6b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2.8°</text:p>
          </table:table-cell>
          <table:table-cell table:style-name="ce2" office:value-type="percentage" office:value="0.41" calcext:value-type="percentage">
            <text:p>41.00%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mouflage green</text:p>
          </table:table-cell>
          <table:table-cell office:value-type="string" calcext:value-type="string">
            <text:p>#78866b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1.1°</text:p>
          </table:table-cell>
          <table:table-cell table:style-name="ce2" office:value-type="percentage" office:value="0.112" calcext:value-type="percentage">
            <text:p>11.20%</text:p>
          </table:table-cell>
          <table:table-cell table:style-name="ce2" office:value-type="percentage" office:value="0.473" calcext:value-type="percentage">
            <text:p>4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nary</text:p>
          </table:table-cell>
          <table:table-cell office:value-type="string" calcext:value-type="string">
            <text:p>#ffff9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" calcext:value-type="percentage">
            <text:p>8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nary yellow</text:p>
          </table:table-cell>
          <table:table-cell office:value-type="string" calcext:value-type="string">
            <text:p>#ffef0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ndy apple red</text:p>
          </table:table-cell>
          <table:table-cell office:value-type="string" calcext:value-type="string">
            <text:p>#ff0800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ndy pink</text:p>
          </table:table-cell>
          <table:table-cell office:value-type="string" calcext:value-type="string">
            <text:p>#e4717a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55.3°</text:p>
          </table:table-cell>
          <table:table-cell table:style-name="ce2" office:value-type="percentage" office:value="0.68" calcext:value-type="percentage">
            <text:p>68.00%</text:p>
          </table:table-cell>
          <table:table-cell table:style-name="ce2" office:value-type="percentage" office:value="0.669" calcext:value-type="percentage">
            <text:p>6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pri</text:p>
          </table:table-cell>
          <table:table-cell office:value-type="string" calcext:value-type="string">
            <text:p>#00bfff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95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put mortuum</text:p>
          </table:table-cell>
          <table:table-cell office:value-type="string" calcext:value-type="string">
            <text:p>#592720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4°</text:p>
          </table:table-cell>
          <table:table-cell table:style-name="ce2" office:value-type="percentage" office:value="0.471" calcext:value-type="percentage">
            <text:p>47.10%</text:p>
          </table:table-cell>
          <table:table-cell table:style-name="ce2" office:value-type="percentage" office:value="0.237" calcext:value-type="percentage">
            <text:p>23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#c41e3a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49.9°</text:p>
          </table:table-cell>
          <table:table-cell table:style-name="ce2" office:value-type="percentage" office:value="0.735" calcext:value-type="percentage">
            <text:p>73.50%</text:p>
          </table:table-cell>
          <table:table-cell table:style-name="ce2" office:value-type="percentage" office:value="0.443" calcext:value-type="percentage">
            <text:p>44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ibbean green</text:p>
          </table:table-cell>
          <table:table-cell office:value-type="string" calcext:value-type="string">
            <text:p>#00cc9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6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" calcext:value-type="percentage">
            <text:p>4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mine</text:p>
          </table:table-cell>
          <table:table-cell office:value-type="string" calcext:value-type="string">
            <text:p>#ff004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4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mine pink</text:p>
          </table:table-cell>
          <table:table-cell office:value-type="string" calcext:value-type="string">
            <text:p>#eb4c42</text:p>
          </table:table-cell>
          <table:table-cell office:value-type="float" office:value="235" calcext:value-type="float">
            <text:p>23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6°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2" office:value-type="percentage" office:value="0.59" calcext:value-type="percentage">
            <text:p>5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mine red</text:p>
          </table:table-cell>
          <table:table-cell office:value-type="string" calcext:value-type="string">
            <text:p>#ff003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6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nation pink</text:p>
          </table:table-cell>
          <table:table-cell office:value-type="string" calcext:value-type="string">
            <text:p>#ffa6c9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336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25" calcext:value-type="percentage">
            <text:p>8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nelian</text:p>
          </table:table-cell>
          <table:table-cell office:value-type="string" calcext:value-type="string">
            <text:p>#b31b1b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738" calcext:value-type="percentage">
            <text:p>73.80%</text:p>
          </table:table-cell>
          <table:table-cell table:style-name="ce2" office:value-type="percentage" office:value="0.404" calcext:value-type="percentage">
            <text:p>4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olina blue</text:p>
          </table:table-cell>
          <table:table-cell office:value-type="string" calcext:value-type="string">
            <text:p>#99badd</text:p>
          </table:table-cell>
          <table:table-cell office:value-type="float" office:value="153" calcext:value-type="float">
            <text:p>153</text:p>
          </table:table-cell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10.9°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733" calcext:value-type="percentage">
            <text:p>7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arrot orange</text:p>
          </table:table-cell>
          <table:table-cell office:value-type="string" calcext:value-type="string">
            <text:p>#ed9121</text:p>
          </table:table-cell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2.9°</text:p>
          </table:table-cell>
          <table:table-cell table:style-name="ce2" office:value-type="percentage" office:value="0.85" calcext:value-type="percentage">
            <text:p>85.00%</text:p>
          </table:table-cell>
          <table:table-cell table:style-name="ce2" office:value-type="percentage" office:value="0.529" calcext:value-type="percentage">
            <text:p>5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eladon</text:p>
          </table:table-cell>
          <table:table-cell office:value-type="string" calcext:value-type="string">
            <text:p>#ace1af</text:p>
          </table:table-cell>
          <table:table-cell office:value-type="float" office:value="172" calcext:value-type="float">
            <text:p>172</text:p>
          </table:table-cell>
          <table:table-cell office:value-type="float" office:value="225" calcext:value-type="float">
            <text:p>2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3.4°</text:p>
          </table:table-cell>
          <table:table-cell table:style-name="ce2" office:value-type="percentage" office:value="0.469" calcext:value-type="percentage">
            <text:p>46.90%</text:p>
          </table:table-cell>
          <table:table-cell table:style-name="ce2" office:value-type="percentage" office:value="0.778" calcext:value-type="percentage">
            <text:p>7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eleste</text:p>
          </table:table-cell>
          <table:table-cell office:value-type="string" calcext:value-type="string">
            <text:p>#b2ffff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49" calcext:value-type="percentage">
            <text:p>8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elestial blue</text:p>
          </table:table-cell>
          <table:table-cell office:value-type="string" calcext:value-type="string">
            <text:p>#4997d0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05.3°</text:p>
          </table:table-cell>
          <table:table-cell table:style-name="ce2" office:value-type="percentage" office:value="0.59" calcext:value-type="percentage">
            <text:p>59.00%</text:p>
          </table:table-cell>
          <table:table-cell table:style-name="ce2" office:value-type="percentage" office:value="0.551" calcext:value-type="percentage">
            <text:p>5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erise</text:p>
          </table:table-cell>
          <table:table-cell office:value-type="string" calcext:value-type="string">
            <text:p>#de3163</text:p>
          </table:table-cell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42.7°</text:p>
          </table:table-cell>
          <table:table-cell table:style-name="ce2" office:value-type="percentage" office:value="0.724" calcext:value-type="percentage">
            <text:p>72.40%</text:p>
          </table:table-cell>
          <table:table-cell table:style-name="ce2" office:value-type="percentage" office:value="0.531" calcext:value-type="percentage">
            <text:p>5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erise pink</text:p>
          </table:table-cell>
          <table:table-cell office:value-type="string" calcext:value-type="string">
            <text:p>#ec3b83</text:p>
          </table:table-cell>
          <table:table-cell office:value-type="float" office:value="236" calcext:value-type="float">
            <text:p>236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335.6°</text:p>
          </table:table-cell>
          <table:table-cell table:style-name="ce2" office:value-type="percentage" office:value="0.823" calcext:value-type="percentage">
            <text:p>82.30%</text:p>
          </table:table-cell>
          <table:table-cell table:style-name="ce2" office:value-type="percentage" office:value="0.578" calcext:value-type="percentage">
            <text:p>5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erulean</text:p>
          </table:table-cell>
          <table:table-cell office:value-type="string" calcext:value-type="string">
            <text:p>#007ba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95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7" calcext:value-type="percentage">
            <text:p>3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erulean blue</text:p>
          </table:table-cell>
          <table:table-cell office:value-type="string" calcext:value-type="string">
            <text:p>#2a52be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23.8°</text:p>
          </table:table-cell>
          <table:table-cell table:style-name="ce2" office:value-type="percentage" office:value="0.638" calcext:value-type="percentage">
            <text:p>63.80%</text:p>
          </table:table-cell>
          <table:table-cell table:style-name="ce2" office:value-type="percentage" office:value="0.455" calcext:value-type="percentage">
            <text:p>45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amoisee</text:p>
          </table:table-cell>
          <table:table-cell office:value-type="string" calcext:value-type="string">
            <text:p>#a0785a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5.7°</text:p>
          </table:table-cell>
          <table:table-cell table:style-name="ce2" office:value-type="percentage" office:value="0.28" calcext:value-type="percentage">
            <text:p>28.00%</text:p>
          </table:table-cell>
          <table:table-cell table:style-name="ce2" office:value-type="percentage" office:value="0.49" calcext:value-type="percentage">
            <text:p>4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ampagne</text:p>
          </table:table-cell>
          <table:table-cell office:value-type="string" calcext:value-type="string">
            <text:p>#fad6a5</text:p>
          </table:table-cell>
          <table:table-cell office:value-type="float" office:value="250" calcext:value-type="float">
            <text:p>250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34.6°</text:p>
          </table:table-cell>
          <table:table-cell table:style-name="ce2" office:value-type="percentage" office:value="0.895" calcext:value-type="percentage">
            <text:p>89.50%</text:p>
          </table:table-cell>
          <table:table-cell table:style-name="ce2" office:value-type="percentage" office:value="0.814" calcext:value-type="percentage">
            <text:p>8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#36454f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4°</text:p>
          </table:table-cell>
          <table:table-cell table:style-name="ce2" office:value-type="percentage" office:value="0.188" calcext:value-type="percentage">
            <text:p>18.80%</text:p>
          </table:table-cell>
          <table:table-cell table:style-name="ce2" office:value-type="percentage" office:value="0.261" calcext:value-type="percentage">
            <text:p>26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artreuse</text:p>
          </table:table-cell>
          <table:table-cell office:value-type="string" calcext:value-type="string">
            <text:p>#7fff00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#de3163</text:p>
          </table:table-cell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42.7°</text:p>
          </table:table-cell>
          <table:table-cell table:style-name="ce2" office:value-type="percentage" office:value="0.724" calcext:value-type="percentage">
            <text:p>72.40%</text:p>
          </table:table-cell>
          <table:table-cell table:style-name="ce2" office:value-type="percentage" office:value="0.531" calcext:value-type="percentage">
            <text:p>5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erry blossom pink</text:p>
          </table:table-cell>
          <table:table-cell office:value-type="string" calcext:value-type="string">
            <text:p>#ffb7c5</text:p>
          </table:table-cell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348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59" calcext:value-type="percentage">
            <text:p>8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estnut</text:p>
          </table:table-cell>
          <table:table-cell office:value-type="string" calcext:value-type="string">
            <text:p>#cd5c5c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531" calcext:value-type="percentage">
            <text:p>53.10%</text:p>
          </table:table-cell>
          <table:table-cell table:style-name="ce2" office:value-type="percentage" office:value="0.582" calcext:value-type="percentage">
            <text:p>5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#d2691e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°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471" calcext:value-type="percentage">
            <text:p>4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hrome yellow</text:p>
          </table:table-cell>
          <table:table-cell office:value-type="string" calcext:value-type="string">
            <text:p>#ffa700</text:p>
          </table:table-cell>
          <table:table-cell office:value-type="float" office:value="255" calcext:value-type="float">
            <text:p>255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inereous</text:p>
          </table:table-cell>
          <table:table-cell office:value-type="string" calcext:value-type="string">
            <text:p>#98817b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.4°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2" office:value-type="percentage" office:value="0.539" calcext:value-type="percentage">
            <text:p>5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innabar</text:p>
          </table:table-cell>
          <table:table-cell office:value-type="string" calcext:value-type="string">
            <text:p>#e34234</text:p>
          </table:table-cell>
          <table:table-cell office:value-type="float" office:value="227" calcext:value-type="float">
            <text:p>22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8°</text:p>
          </table:table-cell>
          <table:table-cell table:style-name="ce2" office:value-type="percentage" office:value="0.758" calcext:value-type="percentage">
            <text:p>75.80%</text:p>
          </table:table-cell>
          <table:table-cell table:style-name="ce2" office:value-type="percentage" office:value="0.547" calcext:value-type="percentage">
            <text:p>5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#d2691e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°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471" calcext:value-type="percentage">
            <text:p>4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#e4d00a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4.5°</text:p>
          </table:table-cell>
          <table:table-cell table:style-name="ce2" office:value-type="percentage" office:value="0.916" calcext:value-type="percentage">
            <text:p>91.6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lassic rose</text:p>
          </table:table-cell>
          <table:table-cell office:value-type="string" calcext:value-type="string">
            <text:p>#fbcce7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325.5°</text:p>
          </table:table-cell>
          <table:table-cell table:style-name="ce2" office:value-type="percentage" office:value="0.855" calcext:value-type="percentage">
            <text:p>85.50%</text:p>
          </table:table-cell>
          <table:table-cell table:style-name="ce2" office:value-type="percentage" office:value="0.892" calcext:value-type="percentage">
            <text:p>89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#0047ab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15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35" calcext:value-type="percentage">
            <text:p>33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coa brown</text:p>
          </table:table-cell>
          <table:table-cell office:value-type="string" calcext:value-type="string">
            <text:p>#d2691e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°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471" calcext:value-type="percentage">
            <text:p>4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#6f4e37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.6°</text:p>
          </table:table-cell>
          <table:table-cell table:style-name="ce2" office:value-type="percentage" office:value="0.337" calcext:value-type="percentage">
            <text:p>33.70%</text:p>
          </table:table-cell>
          <table:table-cell table:style-name="ce2" office:value-type="percentage" office:value="0.325" calcext:value-type="percentage">
            <text:p>3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lumbia blue</text:p>
          </table:table-cell>
          <table:table-cell office:value-type="string" calcext:value-type="string">
            <text:p>#9bddff</text:p>
          </table:table-cell>
          <table:table-cell office:value-type="float" office:value="155" calcext:value-type="float">
            <text:p>155</text:p>
          </table:table-cell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00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04" calcext:value-type="percentage">
            <text:p>8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ol black</text:p>
          </table:table-cell>
          <table:table-cell office:value-type="string" calcext:value-type="string">
            <text:p>#002e6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12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94" calcext:value-type="percentage">
            <text:p>1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ol grey</text:p>
          </table:table-cell>
          <table:table-cell office:value-type="string" calcext:value-type="string">
            <text:p>#8c92ac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28.8°</text:p>
          </table:table-cell>
          <table:table-cell table:style-name="ce2" office:value-type="percentage" office:value="0.162" calcext:value-type="percentage">
            <text:p>16.20%</text:p>
          </table:table-cell>
          <table:table-cell table:style-name="ce2" office:value-type="percentage" office:value="0.612" calcext:value-type="percentage">
            <text:p>6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#b87333</text:p>
          </table:table-cell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.9°</text:p>
          </table:table-cell>
          <table:table-cell table:style-name="ce2" office:value-type="percentage" office:value="0.566" calcext:value-type="percentage">
            <text:p>56.60%</text:p>
          </table:table-cell>
          <table:table-cell table:style-name="ce2" office:value-type="percentage" office:value="0.461" calcext:value-type="percentage">
            <text:p>46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pper rose</text:p>
          </table:table-cell>
          <table:table-cell office:value-type="string" calcext:value-type="string">
            <text:p>#99666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quelicot</text:p>
          </table:table-cell>
          <table:table-cell office:value-type="string" calcext:value-type="string">
            <text:p>#ff3800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al</text:p>
          </table:table-cell>
          <table:table-cell office:value-type="string" calcext:value-type="string">
            <text:p>#ff7f5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57" calcext:value-type="percentage">
            <text:p>6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al pink</text:p>
          </table:table-cell>
          <table:table-cell office:value-type="string" calcext:value-type="string">
            <text:p>#f88379</text:p>
          </table:table-cell>
          <table:table-cell office:value-type="float" office:value="248" calcext:value-type="float">
            <text:p>248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4.7°</text:p>
          </table:table-cell>
          <table:table-cell table:style-name="ce2" office:value-type="percentage" office:value="0.901" calcext:value-type="percentage">
            <text:p>90.10%</text:p>
          </table:table-cell>
          <table:table-cell table:style-name="ce2" office:value-type="percentage" office:value="0.724" calcext:value-type="percentage">
            <text:p>7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al red</text:p>
          </table:table-cell>
          <table:table-cell office:value-type="string" calcext:value-type="string">
            <text:p>#ff40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25" calcext:value-type="percentage">
            <text:p>6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dovan</text:p>
          </table:table-cell>
          <table:table-cell office:value-type="string" calcext:value-type="string">
            <text:p>#893f45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55.1°</text:p>
          </table:table-cell>
          <table:table-cell table:style-name="ce2" office:value-type="percentage" office:value="0.37" calcext:value-type="percentage">
            <text:p>37.00%</text:p>
          </table:table-cell>
          <table:table-cell table:style-name="ce2" office:value-type="percentage" office:value="0.392" calcext:value-type="percentage">
            <text:p>39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#fbec5d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4.3°</text:p>
          </table:table-cell>
          <table:table-cell table:style-name="ce2" office:value-type="percentage" office:value="0.952" calcext:value-type="percentage">
            <text:p>95.20%</text:p>
          </table:table-cell>
          <table:table-cell table:style-name="ce2" office:value-type="percentage" office:value="0.675" calcext:value-type="percentage">
            <text:p>6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nell Red</text:p>
          </table:table-cell>
          <table:table-cell office:value-type="string" calcext:value-type="string">
            <text:p>#b31b1b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738" calcext:value-type="percentage">
            <text:p>73.80%</text:p>
          </table:table-cell>
          <table:table-cell table:style-name="ce2" office:value-type="percentage" office:value="0.404" calcext:value-type="percentage">
            <text:p>4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nflower</text:p>
          </table:table-cell>
          <table:table-cell office:value-type="string" calcext:value-type="string">
            <text:p>#9aceeb</text:p>
          </table:table-cell>
          <table:table-cell office:value-type="float" office:value="154" calcext:value-type="float">
            <text:p>154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01.5°</text:p>
          </table:table-cell>
          <table:table-cell table:style-name="ce2" office:value-type="percentage" office:value="0.669" calcext:value-type="percentage">
            <text:p>66.90%</text:p>
          </table:table-cell>
          <table:table-cell table:style-name="ce2" office:value-type="percentage" office:value="0.763" calcext:value-type="percentage">
            <text:p>7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nflower blue</text:p>
          </table:table-cell>
          <table:table-cell office:value-type="string" calcext:value-type="string">
            <text:p>#6495ed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18.5°</text:p>
          </table:table-cell>
          <table:table-cell table:style-name="ce2" office:value-type="percentage" office:value="0.792" calcext:value-type="percentage">
            <text:p>79.20%</text:p>
          </table:table-cell>
          <table:table-cell table:style-name="ce2" office:value-type="percentage" office:value="0.661" calcext:value-type="percentage">
            <text:p>66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rnsilk</text:p>
          </table:table-cell>
          <table:table-cell office:value-type="string" calcext:value-type="string">
            <text:p>#fff8dc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31" calcext:value-type="percentage">
            <text:p>9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smic latte</text:p>
          </table:table-cell>
          <table:table-cell office:value-type="string" calcext:value-type="string">
            <text:p>#fff8e7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42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53" calcext:value-type="percentage">
            <text:p>9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otton candy</text:p>
          </table:table-cell>
          <table:table-cell office:value-type="string" calcext:value-type="string">
            <text:p>#ffbcd9</text:p>
          </table:table-cell>
          <table:table-cell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3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69" calcext:value-type="percentage">
            <text:p>8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#fffdd0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7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08" calcext:value-type="percentage">
            <text:p>90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rimson</text:p>
          </table:table-cell>
          <table:table-cell office:value-type="string" calcext:value-type="string">
            <text:p>#dc143c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48°</text:p>
          </table:table-cell>
          <table:table-cell table:style-name="ce2" office:value-type="percentage" office:value="0.833" calcext:value-type="percentage">
            <text:p>83.30%</text:p>
          </table:table-cell>
          <table:table-cell table:style-name="ce2" office:value-type="percentage" office:value="0.471" calcext:value-type="percentage">
            <text:p>4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rimson Red</text:p>
          </table:table-cell>
          <table:table-cell office:value-type="string" calcext:value-type="string">
            <text:p>#99000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rimson glory</text:p>
          </table:table-cell>
          <table:table-cell office:value-type="string" calcext:value-type="string">
            <text:p>#be003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4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73" calcext:value-type="percentage">
            <text:p>3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Cyan</text:p>
          </table:table-cell>
          <table:table-cell office:value-type="string" calcext:value-type="string">
            <text:p>#00ff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ffodil</text:p>
          </table:table-cell>
          <table:table-cell office:value-type="string" calcext:value-type="string">
            <text:p>#ffff3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96" calcext:value-type="percentage">
            <text:p>59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ndelion</text:p>
          </table:table-cell>
          <table:table-cell office:value-type="string" calcext:value-type="string">
            <text:p>#f0e130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5.3°</text:p>
          </table:table-cell>
          <table:table-cell table:style-name="ce2" office:value-type="percentage" office:value="0.865" calcext:value-type="percentage">
            <text:p>86.50%</text:p>
          </table:table-cell>
          <table:table-cell table:style-name="ce2" office:value-type="percentage" office:value="0.565" calcext:value-type="percentage">
            <text:p>5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blue</text:p>
          </table:table-cell>
          <table:table-cell office:value-type="string" calcext:value-type="string">
            <text:p>#00008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73" calcext:value-type="percentage">
            <text:p>2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brown</text:p>
          </table:table-cell>
          <table:table-cell office:value-type="string" calcext:value-type="string">
            <text:p>#654321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507" calcext:value-type="percentage">
            <text:p>50.70%</text:p>
          </table:table-cell>
          <table:table-cell table:style-name="ce2" office:value-type="percentage" office:value="0.263" calcext:value-type="percentage">
            <text:p>2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byzantium</text:p>
          </table:table-cell>
          <table:table-cell office:value-type="string" calcext:value-type="string">
            <text:p>#5d3954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15°</text:p>
          </table:table-cell>
          <table:table-cell table:style-name="ce2" office:value-type="percentage" office:value="0.24" calcext:value-type="percentage">
            <text:p>24.00%</text:p>
          </table:table-cell>
          <table:table-cell table:style-name="ce2" office:value-type="percentage" office:value="0.294" calcext:value-type="percentage">
            <text:p>2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candy apple red</text:p>
          </table:table-cell>
          <table:table-cell office:value-type="string" calcext:value-type="string">
            <text:p>#a4000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2" calcext:value-type="percentage">
            <text:p>3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cerulean</text:p>
          </table:table-cell>
          <table:table-cell office:value-type="string" calcext:value-type="string">
            <text:p>#08457e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9°</text:p>
          </table:table-cell>
          <table:table-cell table:style-name="ce2" office:value-type="percentage" office:value="0.881" calcext:value-type="percentage">
            <text:p>88.10%</text:p>
          </table:table-cell>
          <table:table-cell table:style-name="ce2" office:value-type="percentage" office:value="0.263" calcext:value-type="percentage">
            <text:p>2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chestnut</text:p>
          </table:table-cell>
          <table:table-cell office:value-type="string" calcext:value-type="string">
            <text:p>#986960</text:p>
          </table:table-cell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.6°</text:p>
          </table:table-cell>
          <table:table-cell table:style-name="ce2" office:value-type="percentage" office:value="0.226" calcext:value-type="percentage">
            <text:p>22.60%</text:p>
          </table:table-cell>
          <table:table-cell table:style-name="ce2" office:value-type="percentage" office:value="0.486" calcext:value-type="percentage">
            <text:p>4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coral</text:p>
          </table:table-cell>
          <table:table-cell office:value-type="string" calcext:value-type="string">
            <text:p>#cd5b45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.7°</text:p>
          </table:table-cell>
          <table:table-cell table:style-name="ce2" office:value-type="percentage" office:value="0.576" calcext:value-type="percentage">
            <text:p>57.60%</text:p>
          </table:table-cell>
          <table:table-cell table:style-name="ce2" office:value-type="percentage" office:value="0.537" calcext:value-type="percentage">
            <text:p>53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cyan</text:p>
          </table:table-cell>
          <table:table-cell office:value-type="string" calcext:value-type="string">
            <text:p>#008b8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73" calcext:value-type="percentage">
            <text:p>2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electric blue</text:p>
          </table:table-cell>
          <table:table-cell office:value-type="string" calcext:value-type="string">
            <text:p>#536878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5.9°</text:p>
          </table:table-cell>
          <table:table-cell table:style-name="ce2" office:value-type="percentage" office:value="0.182" calcext:value-type="percentage">
            <text:p>18.20%</text:p>
          </table:table-cell>
          <table:table-cell table:style-name="ce2" office:value-type="percentage" office:value="0.398" calcext:value-type="percentage">
            <text:p>3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goldenrod</text:p>
          </table:table-cell>
          <table:table-cell office:value-type="string" calcext:value-type="string">
            <text:p>#b8860b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2.7°</text:p>
          </table:table-cell>
          <table:table-cell table:style-name="ce2" office:value-type="percentage" office:value="0.887" calcext:value-type="percentage">
            <text:p>88.70%</text:p>
          </table:table-cell>
          <table:table-cell table:style-name="ce2" office:value-type="percentage" office:value="0.382" calcext:value-type="percentage">
            <text:p>3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gray</text:p>
          </table:table-cell>
          <table:table-cell office:value-type="string" calcext:value-type="string">
            <text:p>#a9a9a9</text:p>
          </table:table-cell>
          <table:table-cell table:number-columns-repeated="3" office:value-type="float" office:value="169" calcext:value-type="float">
            <text:p>169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663" calcext:value-type="percentage">
            <text:p>6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string" calcext:value-type="string">
            <text:p>#013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8°</text:p>
          </table:table-cell>
          <table:table-cell table:style-name="ce2" office:value-type="percentage" office:value="0.961" calcext:value-type="percentage">
            <text:p>96.10%</text:p>
          </table:table-cell>
          <table:table-cell table:style-name="ce2" office:value-type="percentage" office:value="0.1" calcext:value-type="percentage">
            <text:p>1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jungle green</text:p>
          </table:table-cell>
          <table:table-cell office:value-type="string" calcext:value-type="string">
            <text:p>#1a24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2°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122" calcext:value-type="percentage">
            <text:p>1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khaki</text:p>
          </table:table-cell>
          <table:table-cell office:value-type="string" calcext:value-type="string">
            <text:p>#bdb76b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5.6°</text:p>
          </table:table-cell>
          <table:table-cell table:style-name="ce2" office:value-type="percentage" office:value="0.383" calcext:value-type="percentage">
            <text:p>38.30%</text:p>
          </table:table-cell>
          <table:table-cell table:style-name="ce2" office:value-type="percentage" office:value="0.58" calcext:value-type="percentage">
            <text:p>5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lava</text:p>
          </table:table-cell>
          <table:table-cell office:value-type="string" calcext:value-type="string">
            <text:p>#483c3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7.3°</text:p>
          </table:table-cell>
          <table:table-cell table:style-name="ce2" office:value-type="percentage" office:value="0.18" calcext:value-type="percentage">
            <text:p>18.00%</text:p>
          </table:table-cell>
          <table:table-cell table:style-name="ce2" office:value-type="percentage" office:value="0.239" calcext:value-type="percentage">
            <text:p>2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lavender</text:p>
          </table:table-cell>
          <table:table-cell office:value-type="string" calcext:value-type="string">
            <text:p>#734f96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0.4°</text:p>
          </table:table-cell>
          <table:table-cell table:style-name="ce2" office:value-type="percentage" office:value="0.31" calcext:value-type="percentage">
            <text:p>31.00%</text:p>
          </table:table-cell>
          <table:table-cell table:style-name="ce2" office:value-type="percentage" office:value="0.449" calcext:value-type="percentage">
            <text:p>4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magenta</text:p>
          </table:table-cell>
          <table:table-cell office:value-type="string" calcext:value-type="string">
            <text:p>#8b008b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73" calcext:value-type="percentage">
            <text:p>2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midnight blue</text:p>
          </table:table-cell>
          <table:table-cell office:value-type="string" calcext:value-type="string">
            <text:p>#0033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" calcext:value-type="percentage">
            <text:p>2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olive green</text:p>
          </table:table-cell>
          <table:table-cell office:value-type="string" calcext:value-type="string">
            <text:p>#556b2f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2°</text:p>
          </table:table-cell>
          <table:table-cell table:style-name="ce2" office:value-type="percentage" office:value="0.39" calcext:value-type="percentage">
            <text:p>39.00%</text:p>
          </table:table-cell>
          <table:table-cell table:style-name="ce2" office:value-type="percentage" office:value="0.302" calcext:value-type="percentage">
            <text:p>3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orange</text:p>
          </table:table-cell>
          <table:table-cell office:value-type="string" calcext:value-type="string">
            <text:p>#ff8c0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orchid</text:p>
          </table:table-cell>
          <table:table-cell office:value-type="string" calcext:value-type="string">
            <text:p>#9932cc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80.1°</text:p>
          </table:table-cell>
          <table:table-cell table:style-name="ce2" office:value-type="percentage" office:value="0.606" calcext:value-type="percentage">
            <text:p>60.60%</text:p>
          </table:table-cell>
          <table:table-cell table:style-name="ce2" office:value-type="percentage" office:value="0.498" calcext:value-type="percentage">
            <text:p>4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pastel blue</text:p>
          </table:table-cell>
          <table:table-cell office:value-type="string" calcext:value-type="string">
            <text:p>#779ecb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12.1°</text:p>
          </table:table-cell>
          <table:table-cell table:style-name="ce2" office:value-type="percentage" office:value="0.447" calcext:value-type="percentage">
            <text:p>44.7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pastel green</text:p>
          </table:table-cell>
          <table:table-cell office:value-type="string" calcext:value-type="string">
            <text:p>#03c03c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8.1°</text:p>
          </table:table-cell>
          <table:table-cell table:style-name="ce2" office:value-type="percentage" office:value="0.969" calcext:value-type="percentage">
            <text:p>96.90%</text:p>
          </table:table-cell>
          <table:table-cell table:style-name="ce2" office:value-type="percentage" office:value="0.382" calcext:value-type="percentage">
            <text:p>3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pastel purple</text:p>
          </table:table-cell>
          <table:table-cell office:value-type="string" calcext:value-type="string">
            <text:p>#966fd6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62.7°</text:p>
          </table:table-cell>
          <table:table-cell table:style-name="ce2" office:value-type="percentage" office:value="0.557" calcext:value-type="percentage">
            <text:p>55.70%</text:p>
          </table:table-cell>
          <table:table-cell table:style-name="ce2" office:value-type="percentage" office:value="0.637" calcext:value-type="percentage">
            <text:p>63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pastel red</text:p>
          </table:table-cell>
          <table:table-cell office:value-type="string" calcext:value-type="string">
            <text:p>#c23b22</text:p>
          </table:table-cell>
          <table:table-cell office:value-type="float" office:value="194" calcext:value-type="float">
            <text:p>194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4°</text:p>
          </table:table-cell>
          <table:table-cell table:style-name="ce2" office:value-type="percentage" office:value="0.702" calcext:value-type="percentage">
            <text:p>70.20%</text:p>
          </table:table-cell>
          <table:table-cell table:style-name="ce2" office:value-type="percentage" office:value="0.447" calcext:value-type="percentage">
            <text:p>4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pink</text:p>
          </table:table-cell>
          <table:table-cell office:value-type="string" calcext:value-type="string">
            <text:p>#e75480</text:p>
          </table:table-cell>
          <table:table-cell office:value-type="float" office:value="231" calcext:value-type="float">
            <text:p>231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42°</text:p>
          </table:table-cell>
          <table:table-cell table:style-name="ce2" office:value-type="percentage" office:value="0.754" calcext:value-type="percentage">
            <text:p>75.40%</text:p>
          </table:table-cell>
          <table:table-cell table:style-name="ce2" office:value-type="percentage" office:value="0.618" calcext:value-type="percentage">
            <text:p>6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powder blue</text:p>
          </table:table-cell>
          <table:table-cell office:value-type="string" calcext:value-type="string">
            <text:p>#0033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raspberry</text:p>
          </table:table-cell>
          <table:table-cell office:value-type="string" calcext:value-type="string">
            <text:p>#872657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29.7°</text:p>
          </table:table-cell>
          <table:table-cell table:style-name="ce2" office:value-type="percentage" office:value="0.561" calcext:value-type="percentage">
            <text:p>56.10%</text:p>
          </table:table-cell>
          <table:table-cell table:style-name="ce2" office:value-type="percentage" office:value="0.339" calcext:value-type="percentage">
            <text:p>3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red</text:p>
          </table:table-cell>
          <table:table-cell office:value-type="string" calcext:value-type="string">
            <text:p>#8b000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73" calcext:value-type="percentage">
            <text:p>2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salmon</text:p>
          </table:table-cell>
          <table:table-cell office:value-type="string" calcext:value-type="string">
            <text:p>#e9967a</text:p>
          </table:table-cell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5.1°</text:p>
          </table:table-cell>
          <table:table-cell table:style-name="ce2" office:value-type="percentage" office:value="0.716" calcext:value-type="percentage">
            <text:p>71.60%</text:p>
          </table:table-cell>
          <table:table-cell table:style-name="ce2" office:value-type="percentage" office:value="0.696" calcext:value-type="percentage">
            <text:p>69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scarlet</text:p>
          </table:table-cell>
          <table:table-cell office:value-type="string" calcext:value-type="string">
            <text:p>#56031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44.1°</text:p>
          </table:table-cell>
          <table:table-cell table:style-name="ce2" office:value-type="percentage" office:value="0.933" calcext:value-type="percentage">
            <text:p>93.30%</text:p>
          </table:table-cell>
          <table:table-cell table:style-name="ce2" office:value-type="percentage" office:value="0.175" calcext:value-type="percentage">
            <text:p>1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sea green</text:p>
          </table:table-cell>
          <table:table-cell office:value-type="string" calcext:value-type="string">
            <text:p>#8fbc8f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0.251" calcext:value-type="percentage">
            <text:p>25.10%</text:p>
          </table:table-cell>
          <table:table-cell table:style-name="ce2" office:value-type="percentage" office:value="0.649" calcext:value-type="percentage">
            <text:p>6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sienna</text:p>
          </table:table-cell>
          <table:table-cell office:value-type="string" calcext:value-type="string">
            <text:p>#3c141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157" calcext:value-type="percentage">
            <text:p>1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slate blue</text:p>
          </table:table-cell>
          <table:table-cell office:value-type="string" calcext:value-type="string">
            <text:p>#483d8b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48.5°</text:p>
          </table:table-cell>
          <table:table-cell table:style-name="ce2" office:value-type="percentage" office:value="0.39" calcext:value-type="percentage">
            <text:p>39.00%</text:p>
          </table:table-cell>
          <table:table-cell table:style-name="ce2" office:value-type="percentage" office:value="0.392" calcext:value-type="percentage">
            <text:p>39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slate gray</text:p>
          </table:table-cell>
          <table:table-cell office:value-type="string" calcext:value-type="string">
            <text:p>#2f4f4f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0.254" calcext:value-type="percentage">
            <text:p>25.40%</text:p>
          </table:table-cell>
          <table:table-cell table:style-name="ce2" office:value-type="percentage" office:value="0.247" calcext:value-type="percentage">
            <text:p>2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spring green</text:p>
          </table:table-cell>
          <table:table-cell office:value-type="string" calcext:value-type="string">
            <text:p>#177245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0.3°</text:p>
          </table:table-cell>
          <table:table-cell table:style-name="ce2" office:value-type="percentage" office:value="0.664" calcext:value-type="percentage">
            <text:p>66.40%</text:p>
          </table:table-cell>
          <table:table-cell table:style-name="ce2" office:value-type="percentage" office:value="0.269" calcext:value-type="percentage">
            <text:p>2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tan</text:p>
          </table:table-cell>
          <table:table-cell office:value-type="string" calcext:value-type="string">
            <text:p>#918151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5°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443" calcext:value-type="percentage">
            <text:p>44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tangerine</text:p>
          </table:table-cell>
          <table:table-cell office:value-type="string" calcext:value-type="string">
            <text:p>#ffa812</text:p>
          </table:table-cell>
          <table:table-cell office:value-type="float" office:value="255" calcext:value-type="float">
            <text:p>255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35" calcext:value-type="percentage">
            <text:p>53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taupe</text:p>
          </table:table-cell>
          <table:table-cell office:value-type="string" calcext:value-type="string">
            <text:p>#483c3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7.3°</text:p>
          </table:table-cell>
          <table:table-cell table:style-name="ce2" office:value-type="percentage" office:value="0.18" calcext:value-type="percentage">
            <text:p>18.00%</text:p>
          </table:table-cell>
          <table:table-cell table:style-name="ce2" office:value-type="percentage" office:value="0.239" calcext:value-type="percentage">
            <text:p>2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terra cotta</text:p>
          </table:table-cell>
          <table:table-cell office:value-type="string" calcext:value-type="string">
            <text:p>#cc4e5c</text:p>
          </table:table-cell>
          <table:table-cell office:value-type="float" office:value="204" calcext:value-type="float">
            <text:p>204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3.3°</text:p>
          </table:table-cell>
          <table:table-cell table:number-columns-repeated="2" table:style-name="ce2" office:value-type="percentage" office:value="0.553" calcext:value-type="percentage">
            <text:p>5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turquoise</text:p>
          </table:table-cell>
          <table:table-cell office:value-type="string" calcext:value-type="string">
            <text:p>#00ced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80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1" calcext:value-type="percentage">
            <text:p>4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k violet</text:p>
          </table:table-cell>
          <table:table-cell office:value-type="string" calcext:value-type="string">
            <text:p>#9400d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82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14" calcext:value-type="percentage">
            <text:p>4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rtmouth green</text:p>
          </table:table-cell>
          <table:table-cell office:value-type="string" calcext:value-type="string">
            <text:p>#00693e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5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06" calcext:value-type="percentage">
            <text:p>2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avy grey</text:p>
          </table:table-cell>
          <table:table-cell office:value-type="string" calcext:value-type="string">
            <text:p>#555555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333" calcext:value-type="percentage">
            <text:p>3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bian red</text:p>
          </table:table-cell>
          <table:table-cell office:value-type="string" calcext:value-type="string">
            <text:p>#d70a53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38.6°</text:p>
          </table:table-cell>
          <table:table-cell table:style-name="ce2" office:value-type="percentage" office:value="0.911" calcext:value-type="percentage">
            <text:p>91.10%</text:p>
          </table:table-cell>
          <table:table-cell table:style-name="ce2" office:value-type="percentage" office:value="0.441" calcext:value-type="percentage">
            <text:p>4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carmine</text:p>
          </table:table-cell>
          <table:table-cell office:value-type="string" calcext:value-type="string">
            <text:p>#a9203e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46.9°</text:p>
          </table:table-cell>
          <table:table-cell table:style-name="ce2" office:value-type="percentage" office:value="0.682" calcext:value-type="percentage">
            <text:p>68.20%</text:p>
          </table:table-cell>
          <table:table-cell table:style-name="ce2" office:value-type="percentage" office:value="0.394" calcext:value-type="percentage">
            <text:p>3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carmine pink</text:p>
          </table:table-cell>
          <table:table-cell office:value-type="string" calcext:value-type="string">
            <text:p>#ef3038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57.5°</text:p>
          </table:table-cell>
          <table:table-cell table:style-name="ce2" office:value-type="percentage" office:value="0.857" calcext:value-type="percentage">
            <text:p>85.70%</text:p>
          </table:table-cell>
          <table:table-cell table:style-name="ce2" office:value-type="percentage" office:value="0.563" calcext:value-type="percentage">
            <text:p>5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carrot orange</text:p>
          </table:table-cell>
          <table:table-cell office:value-type="string" calcext:value-type="string">
            <text:p>#e9692c</text:p>
          </table:table-cell>
          <table:table-cell office:value-type="float" office:value="233" calcext:value-type="float">
            <text:p>233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4°</text:p>
          </table:table-cell>
          <table:table-cell table:style-name="ce2" office:value-type="percentage" office:value="0.811" calcext:value-type="percentage">
            <text:p>81.10%</text:p>
          </table:table-cell>
          <table:table-cell table:style-name="ce2" office:value-type="percentage" office:value="0.543" calcext:value-type="percentage">
            <text:p>54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cerise</text:p>
          </table:table-cell>
          <table:table-cell office:value-type="string" calcext:value-type="string">
            <text:p>#da3287</text:p>
          </table:table-cell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29.6°</text:p>
          </table:table-cell>
          <table:table-cell table:style-name="ce2" office:value-type="percentage" office:value="0.694" calcext:value-type="percentage">
            <text:p>69.40%</text:p>
          </table:table-cell>
          <table:table-cell table:style-name="ce2" office:value-type="percentage" office:value="0.525" calcext:value-type="percentage">
            <text:p>5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champagne</text:p>
          </table:table-cell>
          <table:table-cell office:value-type="string" calcext:value-type="string">
            <text:p>#fad6a5</text:p>
          </table:table-cell>
          <table:table-cell office:value-type="float" office:value="250" calcext:value-type="float">
            <text:p>250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34.6°</text:p>
          </table:table-cell>
          <table:table-cell table:style-name="ce2" office:value-type="percentage" office:value="0.895" calcext:value-type="percentage">
            <text:p>89.50%</text:p>
          </table:table-cell>
          <table:table-cell table:style-name="ce2" office:value-type="percentage" office:value="0.814" calcext:value-type="percentage">
            <text:p>8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chestnut</text:p>
          </table:table-cell>
          <table:table-cell office:value-type="string" calcext:value-type="string">
            <text:p>#b94e48</text:p>
          </table:table-cell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2°</text:p>
          </table:table-cell>
          <table:table-cell table:style-name="ce2" office:value-type="percentage" office:value="0.447" calcext:value-type="percentage">
            <text:p>44.70%</text:p>
          </table:table-cell>
          <table:table-cell table:style-name="ce2" office:value-type="percentage" office:value="0.504" calcext:value-type="percentage">
            <text:p>5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coffee</text:p>
          </table:table-cell>
          <table:table-cell office:value-type="string" calcext:value-type="string">
            <text:p>#704241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3°</text:p>
          </table:table-cell>
          <table:table-cell table:style-name="ce2" office:value-type="percentage" office:value="0.266" calcext:value-type="percentage">
            <text:p>26.60%</text:p>
          </table:table-cell>
          <table:table-cell table:style-name="ce2" office:value-type="percentage" office:value="0.347" calcext:value-type="percentage">
            <text:p>3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fuchsia</text:p>
          </table:table-cell>
          <table:table-cell office:value-type="string" calcext:value-type="string">
            <text:p>#c154c1</text:p>
          </table:table-cell>
          <table:table-cell office:value-type="float" office:value="193" calcext:value-type="float">
            <text:p>193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43" calcext:value-type="percentage">
            <text:p>54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jungle green</text:p>
          </table:table-cell>
          <table:table-cell office:value-type="string" calcext:value-type="string">
            <text:p>#004b4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78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47" calcext:value-type="percentage">
            <text:p>1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lilac</text:p>
          </table:table-cell>
          <table:table-cell office:value-type="string" calcext:value-type="string">
            <text:p>#9955bb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80°</text:p>
          </table:table-cell>
          <table:table-cell table:style-name="ce2" office:value-type="percentage" office:value="0.429" calcext:value-type="percentage">
            <text:p>42.90%</text:p>
          </table:table-cell>
          <table:table-cell table:style-name="ce2" office:value-type="percentage" office:value="0.533" calcext:value-type="percentage">
            <text:p>5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magenta</text:p>
          </table:table-cell>
          <table:table-cell office:value-type="string" calcext:value-type="string">
            <text:p>#cc00cc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" calcext:value-type="percentage">
            <text:p>4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peach</text:p>
          </table:table-cell>
          <table:table-cell office:value-type="string" calcext:value-type="string">
            <text:p>#ffcba4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5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22" calcext:value-type="percentage">
            <text:p>8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pink</text:p>
          </table:table-cell>
          <table:table-cell office:value-type="string" calcext:value-type="string">
            <text:p>#ff1493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27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39" calcext:value-type="percentage">
            <text:p>5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saffron</text:p>
          </table:table-cell>
          <table:table-cell office:value-type="string" calcext:value-type="string">
            <text:p>#ff9933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ep sky blue</text:p>
          </table:table-cell>
          <table:table-cell office:value-type="string" calcext:value-type="string">
            <text:p>#00bfff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95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nim</text:p>
          </table:table-cell>
          <table:table-cell office:value-type="string" calcext:value-type="string">
            <text:p>#1560bd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13.2°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412" calcext:value-type="percentage">
            <text:p>4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#c19a6b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2.8°</text:p>
          </table:table-cell>
          <table:table-cell table:style-name="ce2" office:value-type="percentage" office:value="0.41" calcext:value-type="percentage">
            <text:p>41.00%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esert sand</text:p>
          </table:table-cell>
          <table:table-cell office:value-type="string" calcext:value-type="string">
            <text:p>#edc9af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5.2°</text:p>
          </table:table-cell>
          <table:table-cell table:style-name="ce2" office:value-type="percentage" office:value="0.633" calcext:value-type="percentage">
            <text:p>63.30%</text:p>
          </table:table-cell>
          <table:table-cell table:style-name="ce2" office:value-type="percentage" office:value="0.808" calcext:value-type="percentage">
            <text:p>80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im gray</text:p>
          </table:table-cell>
          <table:table-cell office:value-type="string" calcext:value-type="string">
            <text:p>#696969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412" calcext:value-type="percentage">
            <text:p>4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odger blue</text:p>
          </table:table-cell>
          <table:table-cell office:value-type="string" calcext:value-type="string">
            <text:p>#1e90ff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09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59" calcext:value-type="percentage">
            <text:p>5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ogwood rose</text:p>
          </table:table-cell>
          <table:table-cell office:value-type="string" calcext:value-type="string">
            <text:p>#d71868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34.9°</text:p>
          </table:table-cell>
          <table:table-cell table:style-name="ce2" office:value-type="percentage" office:value="0.799" calcext:value-type="percentage">
            <text:p>79.90%</text:p>
          </table:table-cell>
          <table:table-cell table:style-name="ce2" office:value-type="percentage" office:value="0.469" calcext:value-type="percentage">
            <text:p>4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ollar bill</text:p>
          </table:table-cell>
          <table:table-cell office:value-type="string" calcext:value-type="string">
            <text:p>#85bb65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7.7°</text:p>
          </table:table-cell>
          <table:table-cell table:style-name="ce2" office:value-type="percentage" office:value="0.387" calcext:value-type="percentage">
            <text:p>38.70%</text:p>
          </table:table-cell>
          <table:table-cell table:style-name="ce2" office:value-type="percentage" office:value="0.565" calcext:value-type="percentage">
            <text:p>5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#967117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2.5°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339" calcext:value-type="percentage">
            <text:p>3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uke blue</text:p>
          </table:table-cell>
          <table:table-cell office:value-type="string" calcext:value-type="string">
            <text:p>#00009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06" calcext:value-type="percentage">
            <text:p>3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arth yellow</text:p>
          </table:table-cell>
          <table:table-cell office:value-type="string" calcext:value-type="string">
            <text:p>#e1a95f</text:p>
          </table:table-cell>
          <table:table-cell office:value-type="float" office:value="225" calcext:value-type="float">
            <text:p>225</text:p>
          </table:table-cell>
          <table:table-cell office:value-type="float" office:value="169" calcext:value-type="float">
            <text:p>16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4.2°</text:p>
          </table:table-cell>
          <table:table-cell table:style-name="ce2" office:value-type="percentage" office:value="0.684" calcext:value-type="percentage">
            <text:p>68.40%</text:p>
          </table:table-cell>
          <table:table-cell table:style-name="ce2" office:value-type="percentage" office:value="0.627" calcext:value-type="percentage">
            <text:p>6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cru</text:p>
          </table:table-cell>
          <table:table-cell office:value-type="string" calcext:value-type="string">
            <text:p>#c2b280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5.5°</text:p>
          </table:table-cell>
          <table:table-cell table:style-name="ce2" office:value-type="percentage" office:value="0.351" calcext:value-type="percentage">
            <text:p>35.1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#61405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9.1°</text:p>
          </table:table-cell>
          <table:table-cell table:style-name="ce2" office:value-type="percentage" office:value="0.205" calcext:value-type="percentage">
            <text:p>20.50%</text:p>
          </table:table-cell>
          <table:table-cell table:style-name="ce2" office:value-type="percentage" office:value="0.316" calcext:value-type="percentage">
            <text:p>3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ggshell</text:p>
          </table:table-cell>
          <table:table-cell office:value-type="string" calcext:value-type="string">
            <text:p>#f0ead6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46.2°</text:p>
          </table:table-cell>
          <table:table-cell table:style-name="ce2" office:value-type="percentage" office:value="0.464" calcext:value-type="percentage">
            <text:p>46.40%</text:p>
          </table:table-cell>
          <table:table-cell table:style-name="ce2" office:value-type="percentage" office:value="0.89" calcext:value-type="percentage">
            <text:p>8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gyptian blue</text:p>
          </table:table-cell>
          <table:table-cell office:value-type="string" calcext:value-type="string">
            <text:p>#1034a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25.6°</text:p>
          </table:table-cell>
          <table:table-cell table:style-name="ce2" office:value-type="percentage" office:value="0.824" calcext:value-type="percentage">
            <text:p>82.40%</text:p>
          </table:table-cell>
          <table:table-cell table:style-name="ce2" office:value-type="percentage" office:value="0.357" calcext:value-type="percentage">
            <text:p>3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blue</text:p>
          </table:table-cell>
          <table:table-cell office:value-type="string" calcext:value-type="string">
            <text:p>#7df9ff</text:p>
          </table:table-cell>
          <table:table-cell office:value-type="float" office:value="125" calcext:value-type="float">
            <text:p>125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82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45" calcext:value-type="percentage">
            <text:p>7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crimson</text:p>
          </table:table-cell>
          <table:table-cell office:value-type="string" calcext:value-type="string">
            <text:p>#ff003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45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cyan</text:p>
          </table:table-cell>
          <table:table-cell office:value-type="string" calcext:value-type="string">
            <text:p>#00ff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green</text:p>
          </table:table-cell>
          <table:table-cell office:value-type="string" calcext:value-type="string">
            <text:p>#00ff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indigo</text:p>
          </table:table-cell>
          <table:table-cell office:value-type="string" calcext:value-type="string">
            <text:p>#6f00ff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66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lavender</text:p>
          </table:table-cell>
          <table:table-cell office:value-type="string" calcext:value-type="string">
            <text:p>#f4bbff</text:p>
          </table:table-cell>
          <table:table-cell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90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67" calcext:value-type="percentage">
            <text:p>8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lime</text:p>
          </table:table-cell>
          <table:table-cell office:value-type="string" calcext:value-type="string">
            <text:p>#ccff00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purple</text:p>
          </table:table-cell>
          <table:table-cell office:value-type="string" calcext:value-type="string">
            <text:p>#bf00ff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84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ultramarine</text:p>
          </table:table-cell>
          <table:table-cell office:value-type="string" calcext:value-type="string">
            <text:p>#3f00ff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4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violet</text:p>
          </table:table-cell>
          <table:table-cell office:value-type="string" calcext:value-type="string">
            <text:p>#8f00ff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73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lectric yellow</text:p>
          </table:table-cell>
          <table:table-cell office:value-type="string" calcext:value-type="string">
            <text:p>#ffff0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#50c87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40°</text:p>
          </table:table-cell>
          <table:table-cell table:style-name="ce2" office:value-type="percentage" office:value="0.522" calcext:value-type="percentage">
            <text:p>52.20%</text:p>
          </table:table-cell>
          <table:table-cell table:style-name="ce2" office:value-type="percentage" office:value="0.549" calcext:value-type="percentage">
            <text:p>5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Eton blue</text:p>
          </table:table-cell>
          <table:table-cell office:value-type="string" calcext:value-type="string">
            <text:p>#96c8a2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34.4°</text:p>
          </table:table-cell>
          <table:table-cell table:style-name="ce2" office:value-type="percentage" office:value="0.313" calcext:value-type="percentage">
            <text:p>31.30%</text:p>
          </table:table-cell>
          <table:table-cell table:style-name="ce2" office:value-type="percentage" office:value="0.686" calcext:value-type="percentage">
            <text:p>6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allow</text:p>
          </table:table-cell>
          <table:table-cell office:value-type="string" calcext:value-type="string">
            <text:p>#c19a6b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2.8°</text:p>
          </table:table-cell>
          <table:table-cell table:style-name="ce2" office:value-type="percentage" office:value="0.41" calcext:value-type="percentage">
            <text:p>41.00%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alu red</text:p>
          </table:table-cell>
          <table:table-cell office:value-type="string" calcext:value-type="string">
            <text:p>#80181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684" calcext:value-type="percentage">
            <text:p>68.40%</text:p>
          </table:table-cell>
          <table:table-cell table:style-name="ce2" office:value-type="percentage" office:value="0.298" calcext:value-type="percentage">
            <text:p>2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amous</text:p>
          </table:table-cell>
          <table:table-cell office:value-type="string" calcext:value-type="string">
            <text:p>#ff00f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#b53389</text:p>
          </table:table-cell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20.3°</text:p>
          </table:table-cell>
          <table:table-cell table:style-name="ce2" office:value-type="percentage" office:value="0.56" calcext:value-type="percentage">
            <text:p>56.00%</text:p>
          </table:table-cell>
          <table:table-cell table:style-name="ce2" office:value-type="percentage" office:value="0.455" calcext:value-type="percentage">
            <text:p>45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ashion fuchsia</text:p>
          </table:table-cell>
          <table:table-cell office:value-type="string" calcext:value-type="string">
            <text:p>#f400a1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320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78" calcext:value-type="percentage">
            <text:p>4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awn</text:p>
          </table:table-cell>
          <table:table-cell office:value-type="string" calcext:value-type="string">
            <text:p>#e5aa70</text:p>
          </table:table-cell>
          <table:table-cell office:value-type="float" office:value="229" calcext:value-type="float">
            <text:p>229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9.7°</text:p>
          </table:table-cell>
          <table:table-cell table:style-name="ce2" office:value-type="percentage" office:value="0.692" calcext:value-type="percentage">
            <text:p>69.20%</text:p>
          </table:table-cell>
          <table:table-cell table:style-name="ce2" office:value-type="percentage" office:value="0.669" calcext:value-type="percentage">
            <text:p>6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eldgrau</text:p>
          </table:table-cell>
          <table:table-cell office:value-type="string" calcext:value-type="string">
            <text:p>#4d5d53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2.5°</text:p>
          </table:table-cell>
          <table:table-cell table:style-name="ce2" office:value-type="percentage" office:value="0.094" calcext:value-type="percentage">
            <text:p>9.40%</text:p>
          </table:table-cell>
          <table:table-cell table:style-name="ce2" office:value-type="percentage" office:value="0.333" calcext:value-type="percentage">
            <text:p>3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#71bc78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5.6°</text:p>
          </table:table-cell>
          <table:table-cell table:style-name="ce2" office:value-type="percentage" office:value="0.359" calcext:value-type="percentage">
            <text:p>35.90%</text:p>
          </table:table-cell>
          <table:table-cell table:style-name="ce2" office:value-type="percentage" office:value="0.59" calcext:value-type="percentage">
            <text:p>5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ern green</text:p>
          </table:table-cell>
          <table:table-cell office:value-type="string" calcext:value-type="string">
            <text:p>#4f7942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5.8°</text:p>
          </table:table-cell>
          <table:table-cell table:style-name="ce2" office:value-type="percentage" office:value="0.294" calcext:value-type="percentage">
            <text:p>29.40%</text:p>
          </table:table-cell>
          <table:table-cell table:style-name="ce2" office:value-type="percentage" office:value="0.367" calcext:value-type="percentage">
            <text:p>3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errari Red</text:p>
          </table:table-cell>
          <table:table-cell office:value-type="string" calcext:value-type="string">
            <text:p>#ff2800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ield drab</text:p>
          </table:table-cell>
          <table:table-cell office:value-type="string" calcext:value-type="string">
            <text:p>#6c541e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5°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271" calcext:value-type="percentage">
            <text:p>2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ire engine red</text:p>
          </table:table-cell>
          <table:table-cell office:value-type="string" calcext:value-type="string">
            <text:p>#ce2029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56.9°</text:p>
          </table:table-cell>
          <table:table-cell table:style-name="ce2" office:value-type="percentage" office:value="0.731" calcext:value-type="percentage">
            <text:p>73.1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irebrick</text:p>
          </table:table-cell>
          <table:table-cell office:value-type="string" calcext:value-type="string">
            <text:p>#b2222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679" calcext:value-type="percentage">
            <text:p>67.90%</text:p>
          </table:table-cell>
          <table:table-cell table:style-name="ce2" office:value-type="percentage" office:value="0.416" calcext:value-type="percentage">
            <text:p>4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#e25822</text:p>
          </table:table-cell>
          <table:table-cell office:value-type="float" office:value="226" calcext:value-type="float">
            <text:p>226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9°</text:p>
          </table:table-cell>
          <table:table-cell table:style-name="ce2" office:value-type="percentage" office:value="0.768" calcext:value-type="percentage">
            <text:p>76.80%</text:p>
          </table:table-cell>
          <table:table-cell table:style-name="ce2" office:value-type="percentage" office:value="0.51" calcext:value-type="percentage">
            <text:p>5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lamingo pink</text:p>
          </table:table-cell>
          <table:table-cell office:value-type="string" calcext:value-type="string">
            <text:p>#fc8eac</text:p>
          </table:table-cell>
          <table:table-cell office:value-type="float" office:value="252" calcext:value-type="float">
            <text:p>252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43.6°</text:p>
          </table:table-cell>
          <table:table-cell table:style-name="ce2" office:value-type="percentage" office:value="0.948" calcext:value-type="percentage">
            <text:p>94.80%</text:p>
          </table:table-cell>
          <table:table-cell table:style-name="ce2" office:value-type="percentage" office:value="0.773" calcext:value-type="percentage">
            <text:p>7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lavescent</text:p>
          </table:table-cell>
          <table:table-cell office:value-type="string" calcext:value-type="string">
            <text:p>#f7e98e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52°</text:p>
          </table:table-cell>
          <table:table-cell table:style-name="ce2" office:value-type="percentage" office:value="0.868" calcext:value-type="percentage">
            <text:p>86.80%</text:p>
          </table:table-cell>
          <table:table-cell table:style-name="ce2" office:value-type="percentage" office:value="0.763" calcext:value-type="percentage">
            <text:p>7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lax</text:p>
          </table:table-cell>
          <table:table-cell office:value-type="string" calcext:value-type="string">
            <text:p>#eedc82</text:p>
          </table:table-cell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0°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722" calcext:value-type="percentage">
            <text:p>7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loral white</text:p>
          </table:table-cell>
          <table:table-cell office:value-type="string" calcext:value-type="string">
            <text:p>#fffaf0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luorescent orange</text:p>
          </table:table-cell>
          <table:table-cell office:value-type="string" calcext:value-type="string">
            <text:p>#ffbf00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luorescent pink</text:p>
          </table:table-cell>
          <table:table-cell office:value-type="string" calcext:value-type="string">
            <text:p>#ff1493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27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39" calcext:value-type="percentage">
            <text:p>5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luorescent yellow</text:p>
          </table:table-cell>
          <table:table-cell office:value-type="string" calcext:value-type="string">
            <text:p>#ccff00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olly</text:p>
          </table:table-cell>
          <table:table-cell office:value-type="string" calcext:value-type="string">
            <text:p>#ff004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41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orest green</text:p>
          </table:table-cell>
          <table:table-cell office:value-type="string" calcext:value-type="string">
            <text:p>#228b22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0.607" calcext:value-type="percentage">
            <text:p>60.70%</text:p>
          </table:table-cell>
          <table:table-cell table:style-name="ce2" office:value-type="percentage" office:value="0.339" calcext:value-type="percentage">
            <text:p>3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rench beige</text:p>
          </table:table-cell>
          <table:table-cell office:value-type="string" calcext:value-type="string">
            <text:p>#a67b5b</text:p>
          </table:table-cell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.6°</text:p>
          </table:table-cell>
          <table:table-cell table:style-name="ce2" office:value-type="percentage" office:value="0.296" calcext:value-type="percentage">
            <text:p>29.60%</text:p>
          </table:table-cell>
          <table:table-cell table:style-name="ce2" office:value-type="percentage" office:value="0.504" calcext:value-type="percentage">
            <text:p>5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rench blue</text:p>
          </table:table-cell>
          <table:table-cell office:value-type="string" calcext:value-type="string">
            <text:p>#0072bb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3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67" calcext:value-type="percentage">
            <text:p>3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rench lilac</text:p>
          </table:table-cell>
          <table:table-cell office:value-type="string" calcext:value-type="string">
            <text:p>#86608e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89.6°</text:p>
          </table:table-cell>
          <table:table-cell table:style-name="ce2" office:value-type="percentage" office:value="0.193" calcext:value-type="percentage">
            <text:p>19.3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rench rose</text:p>
          </table:table-cell>
          <table:table-cell office:value-type="string" calcext:value-type="string">
            <text:p>#f64a8a</text:p>
          </table:table-cell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37.7°</text:p>
          </table:table-cell>
          <table:table-cell table:style-name="ce2" office:value-type="percentage" office:value="0.905" calcext:value-type="percentage">
            <text:p>90.50%</text:p>
          </table:table-cell>
          <table:table-cell table:style-name="ce2" office:value-type="percentage" office:value="0.627" calcext:value-type="percentage">
            <text:p>6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uchsia</text:p>
          </table:table-cell>
          <table:table-cell office:value-type="string" calcext:value-type="string">
            <text:p>#ff00f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uchsia pink</text:p>
          </table:table-cell>
          <table:table-cell office:value-type="string" calcext:value-type="string">
            <text:p>#ff77ff</text:p>
          </table:table-cell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33" calcext:value-type="percentage">
            <text:p>7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ulvous</text:p>
          </table:table-cell>
          <table:table-cell office:value-type="string" calcext:value-type="string">
            <text:p>#e48400</text:p>
          </table:table-cell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47" calcext:value-type="percentage">
            <text:p>4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Fuzzy Wuzzy</text:p>
          </table:table-cell>
          <table:table-cell office:value-type="string" calcext:value-type="string">
            <text:p>#cc666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ainsboro</text:p>
          </table:table-cell>
          <table:table-cell office:value-type="string" calcext:value-type="string">
            <text:p>#dcdcdc</text:p>
          </table:table-cell>
          <table:table-cell table:number-columns-repeated="3" office:value-type="float" office:value="220" calcext:value-type="float">
            <text:p>22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863" calcext:value-type="percentage">
            <text:p>8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amboge</text:p>
          </table:table-cell>
          <table:table-cell office:value-type="string" calcext:value-type="string">
            <text:p>#e49b0f</text:p>
          </table:table-cell>
          <table:table-cell office:value-type="float" office:value="228" calcext:value-type="float">
            <text:p>228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.4°</text:p>
          </table:table-cell>
          <table:table-cell table:style-name="ce2" office:value-type="percentage" office:value="0.877" calcext:value-type="percentage">
            <text:p>87.70%</text:p>
          </table:table-cell>
          <table:table-cell table:style-name="ce2" office:value-type="percentage" office:value="0.476" calcext:value-type="percentage">
            <text:p>47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host white</text:p>
          </table:table-cell>
          <table:table-cell office:value-type="string" calcext:value-type="string">
            <text:p>#f8f8ff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86" calcext:value-type="percentage">
            <text:p>9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#b06500</text:p>
          </table:table-cell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45" calcext:value-type="percentage">
            <text:p>3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laucous</text:p>
          </table:table-cell>
          <table:table-cell office:value-type="string" calcext:value-type="string">
            <text:p>#6082b6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16.3°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0.545" calcext:value-type="percentage">
            <text:p>5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litter</text:p>
          </table:table-cell>
          <table:table-cell office:value-type="string" calcext:value-type="string">
            <text:p>#e6e8fa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34°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941" calcext:value-type="percentage">
            <text:p>9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#ffd700</text:p>
          </table:table-cell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olden brown</text:p>
          </table:table-cell>
          <table:table-cell office:value-type="string" calcext:value-type="string">
            <text:p>#996515</text:p>
          </table:table-cell>
          <table:table-cell office:value-type="float" office:value="153" calcext:value-type="float">
            <text:p>153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6.4°</text:p>
          </table:table-cell>
          <table:table-cell table:style-name="ce2" office:value-type="percentage" office:value="0.759" calcext:value-type="percentage">
            <text:p>75.90%</text:p>
          </table:table-cell>
          <table:table-cell table:style-name="ce2" office:value-type="percentage" office:value="0.341" calcext:value-type="percentage">
            <text:p>3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olden poppy</text:p>
          </table:table-cell>
          <table:table-cell office:value-type="string" calcext:value-type="string">
            <text:p>#fcc200</text:p>
          </table:table-cell>
          <table:table-cell office:value-type="float" office:value="252" calcext:value-type="float">
            <text:p>25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4" calcext:value-type="percentage">
            <text:p>4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olden yellow</text:p>
          </table:table-cell>
          <table:table-cell office:value-type="string" calcext:value-type="string">
            <text:p>#ffdf00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oldenrod</text:p>
          </table:table-cell>
          <table:table-cell office:value-type="string" calcext:value-type="string">
            <text:p>#daa520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2.9°</text:p>
          </table:table-cell>
          <table:table-cell table:style-name="ce2" office:value-type="percentage" office:value="0.744" calcext:value-type="percentage">
            <text:p>74.40%</text:p>
          </table:table-cell>
          <table:table-cell table:style-name="ce2" office:value-type="percentage" office:value="0.49" calcext:value-type="percentage">
            <text:p>4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ranny Smith Apple</text:p>
          </table:table-cell>
          <table:table-cell office:value-type="string" calcext:value-type="string">
            <text:p>#a8e4a0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12.9°</text:p>
          </table:table-cell>
          <table:table-cell table:style-name="ce2" office:value-type="percentage" office:value="0.557" calcext:value-type="percentage">
            <text:p>55.70%</text:p>
          </table:table-cell>
          <table:table-cell table:style-name="ce2" office:value-type="percentage" office:value="0.761" calcext:value-type="percentage">
            <text:p>76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80808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502" calcext:value-type="percentage">
            <text:p>5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ray asparagus</text:p>
          </table:table-cell>
          <table:table-cell office:value-type="string" calcext:value-type="string">
            <text:p>#46594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7°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31" calcext:value-type="percentage">
            <text:p>3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00ff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reen Blue</text:p>
          </table:table-cell>
          <table:table-cell office:value-type="string" calcext:value-type="string">
            <text:p>#1164b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9.4°</text:p>
          </table:table-cell>
          <table:table-cell table:style-name="ce2" office:value-type="percentage" office:value="0.827" calcext:value-type="percentage">
            <text:p>82.70%</text:p>
          </table:table-cell>
          <table:table-cell table:style-name="ce2" office:value-type="percentage" office:value="0.386" calcext:value-type="percentage">
            <text:p>3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reen yellow</text:p>
          </table:table-cell>
          <table:table-cell office:value-type="string" calcext:value-type="string">
            <text:p>#adff2f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3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92" calcext:value-type="percentage">
            <text:p>59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rullo</text:p>
          </table:table-cell>
          <table:table-cell office:value-type="string" calcext:value-type="string">
            <text:p>#a99a86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34.3°</text:p>
          </table:table-cell>
          <table:table-cell table:style-name="ce2" office:value-type="percentage" office:value="0.169" calcext:value-type="percentage">
            <text:p>16.90%</text:p>
          </table:table-cell>
          <table:table-cell table:style-name="ce2" office:value-type="percentage" office:value="0.594" calcext:value-type="percentage">
            <text:p>5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Guppie green</text:p>
          </table:table-cell>
          <table:table-cell office:value-type="string" calcext:value-type="string">
            <text:p>#00ff7f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49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alayà úbe</text:p>
          </table:table-cell>
          <table:table-cell office:value-type="string" calcext:value-type="string">
            <text:p>#663854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23.5°</text:p>
          </table:table-cell>
          <table:table-cell table:style-name="ce2" office:value-type="percentage" office:value="0.291" calcext:value-type="percentage">
            <text:p>29.10%</text:p>
          </table:table-cell>
          <table:table-cell table:style-name="ce2" office:value-type="percentage" office:value="0.31" calcext:value-type="percentage">
            <text:p>3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an blue</text:p>
          </table:table-cell>
          <table:table-cell office:value-type="string" calcext:value-type="string">
            <text:p>#446ccf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22.7°</text:p>
          </table:table-cell>
          <table:table-cell table:style-name="ce2" office:value-type="percentage" office:value="0.591" calcext:value-type="percentage">
            <text:p>59.10%</text:p>
          </table:table-cell>
          <table:table-cell table:style-name="ce2" office:value-type="percentage" office:value="0.539" calcext:value-type="percentage">
            <text:p>5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an purple</text:p>
          </table:table-cell>
          <table:table-cell office:value-type="string" calcext:value-type="string">
            <text:p>#5218fa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5.4°</text:p>
          </table:table-cell>
          <table:table-cell table:style-name="ce2" office:value-type="percentage" office:value="0.958" calcext:value-type="percentage">
            <text:p>95.80%</text:p>
          </table:table-cell>
          <table:table-cell table:style-name="ce2" office:value-type="percentage" office:value="0.537" calcext:value-type="percentage">
            <text:p>53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ansa yellow</text:p>
          </table:table-cell>
          <table:table-cell office:value-type="string" calcext:value-type="string">
            <text:p>#e9d66b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1°</text:p>
          </table:table-cell>
          <table:table-cell table:style-name="ce2" office:value-type="percentage" office:value="0.741" calcext:value-type="percentage">
            <text:p>74.10%</text:p>
          </table:table-cell>
          <table:table-cell table:style-name="ce2" office:value-type="percentage" office:value="0.667" calcext:value-type="percentage">
            <text:p>6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arlequin</text:p>
          </table:table-cell>
          <table:table-cell office:value-type="string" calcext:value-type="string">
            <text:p>#3fff00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arvard crimson</text:p>
          </table:table-cell>
          <table:table-cell office:value-type="string" calcext:value-type="string">
            <text:p>#c90016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53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94" calcext:value-type="percentage">
            <text:p>3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arvest Gold</text:p>
          </table:table-cell>
          <table:table-cell office:value-type="string" calcext:value-type="string">
            <text:p>#da9100</text:p>
          </table:table-cell>
          <table:table-cell office:value-type="float" office:value="218" calcext:value-type="float">
            <text:p>21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27" calcext:value-type="percentage">
            <text:p>4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eart Gold</text:p>
          </table:table-cell>
          <table:table-cell office:value-type="string" calcext:value-type="string">
            <text:p>#8080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eliotrope</text:p>
          </table:table-cell>
          <table:table-cell office:value-type="string" calcext:value-type="string">
            <text:p>#df73ff</text:p>
          </table:table-cell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86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25" calcext:value-type="percentage">
            <text:p>7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ollywood cerise</text:p>
          </table:table-cell>
          <table:table-cell office:value-type="string" calcext:value-type="string">
            <text:p>#f400a1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320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78" calcext:value-type="percentage">
            <text:p>4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oneydew</text:p>
          </table:table-cell>
          <table:table-cell office:value-type="string" calcext:value-type="string">
            <text:p>#f0fff0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ooker green</text:p>
          </table:table-cell>
          <table:table-cell office:value-type="string" calcext:value-type="string">
            <text:p>#49796b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62.5°</text:p>
          </table:table-cell>
          <table:table-cell table:style-name="ce2" office:value-type="percentage" office:value="0.247" calcext:value-type="percentage">
            <text:p>24.70%</text:p>
          </table:table-cell>
          <table:table-cell table:style-name="ce2" office:value-type="percentage" office:value="0.38" calcext:value-type="percentage">
            <text:p>3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ot magenta</text:p>
          </table:table-cell>
          <table:table-cell office:value-type="string" calcext:value-type="string">
            <text:p>#ff1dce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1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57" calcext:value-type="percentage">
            <text:p>5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ot pink</text:p>
          </table:table-cell>
          <table:table-cell office:value-type="string" calcext:value-type="string">
            <text:p>#ff69b4</text:p>
          </table:table-cell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06" calcext:value-type="percentage">
            <text:p>7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Hunter green</text:p>
          </table:table-cell>
          <table:table-cell office:value-type="string" calcext:value-type="string">
            <text:p>#355e3b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8.8°</text:p>
          </table:table-cell>
          <table:table-cell table:style-name="ce2" office:value-type="percentage" office:value="0.279" calcext:value-type="percentage">
            <text:p>27.90%</text:p>
          </table:table-cell>
          <table:table-cell table:style-name="ce2" office:value-type="percentage" office:value="0.288" calcext:value-type="percentage">
            <text:p>2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cterine</text:p>
          </table:table-cell>
          <table:table-cell office:value-type="string" calcext:value-type="string">
            <text:p>#fcf75e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8.1°</text:p>
          </table:table-cell>
          <table:table-cell table:style-name="ce2" office:value-type="percentage" office:value="0.963" calcext:value-type="percentage">
            <text:p>96.30%</text:p>
          </table:table-cell>
          <table:table-cell table:style-name="ce2" office:value-type="percentage" office:value="0.678" calcext:value-type="percentage">
            <text:p>6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chworm</text:p>
          </table:table-cell>
          <table:table-cell office:value-type="string" calcext:value-type="string">
            <text:p>#b2ec5d</text:p>
          </table:table-cell>
          <table:table-cell office:value-type="float" office:value="178" calcext:value-type="float">
            <text:p>178</text:p>
          </table:table-cell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4.3°</text:p>
          </table:table-cell>
          <table:table-cell table:style-name="ce2" office:value-type="percentage" office:value="0.79" calcext:value-type="percentage">
            <text:p>79.00%</text:p>
          </table:table-cell>
          <table:table-cell table:style-name="ce2" office:value-type="percentage" office:value="0.645" calcext:value-type="percentage">
            <text:p>6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dia green</text:p>
          </table:table-cell>
          <table:table-cell office:value-type="string" calcext:value-type="string">
            <text:p>#138808</text:p>
          </table:table-cell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4.8°</text:p>
          </table:table-cell>
          <table:table-cell table:style-name="ce2" office:value-type="percentage" office:value="0.889" calcext:value-type="percentage">
            <text:p>88.90%</text:p>
          </table:table-cell>
          <table:table-cell table:style-name="ce2" office:value-type="percentage" office:value="0.282" calcext:value-type="percentage">
            <text:p>2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dian red</text:p>
          </table:table-cell>
          <table:table-cell office:value-type="string" calcext:value-type="string">
            <text:p>#cd5c5c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531" calcext:value-type="percentage">
            <text:p>53.10%</text:p>
          </table:table-cell>
          <table:table-cell table:style-name="ce2" office:value-type="percentage" office:value="0.582" calcext:value-type="percentage">
            <text:p>5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dian yellow</text:p>
          </table:table-cell>
          <table:table-cell office:value-type="string" calcext:value-type="string">
            <text:p>#e3a857</text:p>
          </table:table-cell>
          <table:table-cell office:value-type="float" office:value="227" calcext:value-type="float">
            <text:p>227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4.7°</text:p>
          </table:table-cell>
          <table:table-cell table:style-name="ce2" office:value-type="percentage" office:value="0.714" calcext:value-type="percentage">
            <text:p>71.40%</text:p>
          </table:table-cell>
          <table:table-cell table:style-name="ce2" office:value-type="percentage" office:value="0.616" calcext:value-type="percentage">
            <text:p>6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#4b008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74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5" calcext:value-type="percentage">
            <text:p>25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ternational Klein Blue</text:p>
          </table:table-cell>
          <table:table-cell office:value-type="string" calcext:value-type="string">
            <text:p>#002fa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23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7" calcext:value-type="percentage">
            <text:p>3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ternational orange</text:p>
          </table:table-cell>
          <table:table-cell office:value-type="string" calcext:value-type="string">
            <text:p>#ff4f00</text:p>
          </table:table-cell>
          <table:table-cell office:value-type="float" office:value="255" calcext:value-type="float">
            <text:p>25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#5a4fcf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45.2°</text:p>
          </table:table-cell>
          <table:table-cell table:style-name="ce2" office:value-type="percentage" office:value="0.571" calcext:value-type="percentage">
            <text:p>57.10%</text:p>
          </table:table-cell>
          <table:table-cell table:style-name="ce2" office:value-type="percentage" office:value="0.561" calcext:value-type="percentage">
            <text:p>56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sabelline</text:p>
          </table:table-cell>
          <table:table-cell office:value-type="string" calcext:value-type="string">
            <text:p>#f4f0ec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267" calcext:value-type="percentage">
            <text:p>26.70%</text:p>
          </table:table-cell>
          <table:table-cell table:style-name="ce2" office:value-type="percentage" office:value="0.941" calcext:value-type="percentage">
            <text:p>9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slamic green</text:p>
          </table:table-cell>
          <table:table-cell office:value-type="string" calcext:value-type="string">
            <text:p>#00900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82" calcext:value-type="percentage">
            <text:p>2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#fffff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#00a86b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58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9" calcext:value-type="percentage">
            <text:p>3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#f8de7e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47.2°</text:p>
          </table:table-cell>
          <table:table-cell table:style-name="ce2" office:value-type="percentage" office:value="0.897" calcext:value-type="percentage">
            <text:p>89.70%</text:p>
          </table:table-cell>
          <table:table-cell table:style-name="ce2" office:value-type="percentage" office:value="0.733" calcext:value-type="percentage">
            <text:p>7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Jasper</text:p>
          </table:table-cell>
          <table:table-cell office:value-type="string" calcext:value-type="string">
            <text:p>#d73b3e</text:p>
          </table:table-cell>
          <table:table-cell office:value-type="float" office:value="215" calcext:value-type="float">
            <text:p>21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58.8°</text:p>
          </table:table-cell>
          <table:table-cell table:style-name="ce2" office:value-type="percentage" office:value="0.661" calcext:value-type="percentage">
            <text:p>66.10%</text:p>
          </table:table-cell>
          <table:table-cell table:style-name="ce2" office:value-type="percentage" office:value="0.537" calcext:value-type="percentage">
            <text:p>53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Jazzberry jam</text:p>
          </table:table-cell>
          <table:table-cell office:value-type="string" calcext:value-type="string">
            <text:p>#a50b5e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27.7°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345" calcext:value-type="percentage">
            <text:p>3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Jonquil</text:p>
          </table:table-cell>
          <table:table-cell office:value-type="string" calcext:value-type="string">
            <text:p>#fada5e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7.7°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675" calcext:value-type="percentage">
            <text:p>6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June bud</text:p>
          </table:table-cell>
          <table:table-cell office:value-type="string" calcext:value-type="string">
            <text:p>#bdda57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3.3°</text:p>
          </table:table-cell>
          <table:table-cell table:style-name="ce2" office:value-type="percentage" office:value="0.639" calcext:value-type="percentage">
            <text:p>63.90%</text:p>
          </table:table-cell>
          <table:table-cell table:style-name="ce2" office:value-type="percentage" office:value="0.598" calcext:value-type="percentage">
            <text:p>5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Jungle green</text:p>
          </table:table-cell>
          <table:table-cell office:value-type="string" calcext:value-type="string">
            <text:p>#29ab87</text:p>
          </table:table-cell>
          <table:table-cell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63.4°</text:p>
          </table:table-cell>
          <table:table-cell table:style-name="ce2" office:value-type="percentage" office:value="0.613" calcext:value-type="percentage">
            <text:p>61.30%</text:p>
          </table:table-cell>
          <table:table-cell table:style-name="ce2" office:value-type="percentage" office:value="0.416" calcext:value-type="percentage">
            <text:p>4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KU Crimson</text:p>
          </table:table-cell>
          <table:table-cell office:value-type="string" calcext:value-type="string">
            <text:p>#e8000d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6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55" calcext:value-type="percentage">
            <text:p>45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Kelly green</text:p>
          </table:table-cell>
          <table:table-cell office:value-type="string" calcext:value-type="string">
            <text:p>#4cbb17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.6°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2" office:value-type="percentage" office:value="0.412" calcext:value-type="percentage">
            <text:p>4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Khaki</text:p>
          </table:table-cell>
          <table:table-cell office:value-type="string" calcext:value-type="string">
            <text:p>#c3b091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37.2°</text:p>
          </table:table-cell>
          <table:table-cell table:style-name="ce2" office:value-type="percentage" office:value="0.294" calcext:value-type="percentage">
            <text:p>29.40%</text:p>
          </table:table-cell>
          <table:table-cell table:style-name="ce2" office:value-type="percentage" office:value="0.667" calcext:value-type="percentage">
            <text:p>6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 Salle Green</text:p>
          </table:table-cell>
          <table:table-cell office:value-type="string" calcext:value-type="string">
            <text:p>#08783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1.4°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nguid lavender</text:p>
          </table:table-cell>
          <table:table-cell office:value-type="string" calcext:value-type="string">
            <text:p>#d6cadd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77.9°</text:p>
          </table:table-cell>
          <table:table-cell table:style-name="ce2" office:value-type="percentage" office:value="0.218" calcext:value-type="percentage">
            <text:p>21.80%</text:p>
          </table:table-cell>
          <table:table-cell table:style-name="ce2" office:value-type="percentage" office:value="0.829" calcext:value-type="percentage">
            <text:p>8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pis lazuli</text:p>
          </table:table-cell>
          <table:table-cell office:value-type="string" calcext:value-type="string">
            <text:p>#26619c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38" calcext:value-type="percentage">
            <text:p>3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ser Lemon</text:p>
          </table:table-cell>
          <table:table-cell office:value-type="string" calcext:value-type="string">
            <text:p>#fefe2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0.991" calcext:value-type="percentage">
            <text:p>99.10%</text:p>
          </table:table-cell>
          <table:table-cell table:style-name="ce2" office:value-type="percentage" office:value="0.565" calcext:value-type="percentage">
            <text:p>5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urel green</text:p>
          </table:table-cell>
          <table:table-cell office:value-type="string" calcext:value-type="string">
            <text:p>#a9ba9d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95.2°</text:p>
          </table:table-cell>
          <table:table-cell table:style-name="ce2" office:value-type="percentage" office:value="0.174" calcext:value-type="percentage">
            <text:p>17.40%</text:p>
          </table:table-cell>
          <table:table-cell table:style-name="ce2" office:value-type="percentage" office:value="0.673" calcext:value-type="percentage">
            <text:p>6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a</text:p>
          </table:table-cell>
          <table:table-cell office:value-type="string" calcext:value-type="string">
            <text:p>#cf1020</text:p>
          </table:table-cell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5°</text:p>
          </table:table-cell>
          <table:table-cell table:style-name="ce2" office:value-type="percentage" office:value="0.857" calcext:value-type="percentage">
            <text:p>85.70%</text:p>
          </table:table-cell>
          <table:table-cell table:style-name="ce2" office:value-type="percentage" office:value="0.437" calcext:value-type="percentage">
            <text:p>43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e6e6fa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941" calcext:value-type="percentage">
            <text:p>9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blue</text:p>
          </table:table-cell>
          <table:table-cell office:value-type="string" calcext:value-type="string">
            <text:p>#ccccff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" calcext:value-type="percentage">
            <text:p>9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blush</text:p>
          </table:table-cell>
          <table:table-cell office:value-type="string" calcext:value-type="string">
            <text:p>#fff0f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gray</text:p>
          </table:table-cell>
          <table:table-cell office:value-type="string" calcext:value-type="string">
            <text:p>#c4c3d0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44.6°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2" office:value-type="percentage" office:value="0.79" calcext:value-type="percentage">
            <text:p>7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indigo</text:p>
          </table:table-cell>
          <table:table-cell office:value-type="string" calcext:value-type="string">
            <text:p>#9457eb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64.7°</text:p>
          </table:table-cell>
          <table:table-cell table:style-name="ce2" office:value-type="percentage" office:value="0.787" calcext:value-type="percentage">
            <text:p>78.7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magenta</text:p>
          </table:table-cell>
          <table:table-cell office:value-type="string" calcext:value-type="string">
            <text:p>#ee82ee</text:p>
          </table:table-cell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722" calcext:value-type="percentage">
            <text:p>7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mist</text:p>
          </table:table-cell>
          <table:table-cell office:value-type="string" calcext:value-type="string">
            <text:p>#e6e6fa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941" calcext:value-type="percentage">
            <text:p>9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pink</text:p>
          </table:table-cell>
          <table:table-cell office:value-type="string" calcext:value-type="string">
            <text:p>#fbaed2</text:p>
          </table:table-cell>
          <table:table-cell office:value-type="float" office:value="251" calcext:value-type="float">
            <text:p>251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31.9°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2" office:value-type="percentage" office:value="0.833" calcext:value-type="percentage">
            <text:p>8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purple</text:p>
          </table:table-cell>
          <table:table-cell office:value-type="string" calcext:value-type="string">
            <text:p>#967bb6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67.5°</text:p>
          </table:table-cell>
          <table:table-cell table:style-name="ce2" office:value-type="percentage" office:value="0.288" calcext:value-type="percentage">
            <text:p>28.80%</text:p>
          </table:table-cell>
          <table:table-cell table:style-name="ce2" office:value-type="percentage" office:value="0.598" calcext:value-type="percentage">
            <text:p>5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vender rose</text:p>
          </table:table-cell>
          <table:table-cell office:value-type="string" calcext:value-type="string">
            <text:p>#fba0e3</text:p>
          </table:table-cell>
          <table:table-cell office:value-type="float" office:value="251" calcext:value-type="float">
            <text:p>251</text:p>
          </table:table-cell>
          <table:table-cell office:value-type="float" office:value="160" calcext:value-type="float">
            <text:p>16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15.8°</text:p>
          </table:table-cell>
          <table:table-cell table:style-name="ce2" office:value-type="percentage" office:value="0.919" calcext:value-type="percentage">
            <text:p>91.90%</text:p>
          </table:table-cell>
          <table:table-cell table:style-name="ce2" office:value-type="percentage" office:value="0.806" calcext:value-type="percentage">
            <text:p>8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awn green</text:p>
          </table:table-cell>
          <table:table-cell office:value-type="string" calcext:value-type="string">
            <text:p>#7cfc00</text:p>
          </table:table-cell>
          <table:table-cell office:value-type="float" office:value="124" calcext:value-type="float">
            <text:p>12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4" calcext:value-type="percentage">
            <text:p>4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#fff700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emon Yellow</text:p>
          </table:table-cell>
          <table:table-cell office:value-type="string" calcext:value-type="string">
            <text:p>#fff44f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6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55" calcext:value-type="percentage">
            <text:p>65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emon chiffon</text:p>
          </table:table-cell>
          <table:table-cell office:value-type="string" calcext:value-type="string">
            <text:p>#fffacd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5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02" calcext:value-type="percentage">
            <text:p>9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emon lime</text:p>
          </table:table-cell>
          <table:table-cell office:value-type="string" calcext:value-type="string">
            <text:p>#bfff0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Crimson</text:p>
          </table:table-cell>
          <table:table-cell office:value-type="string" calcext:value-type="string">
            <text:p>#f56991</text:p>
          </table:table-cell>
          <table:table-cell office:value-type="float" office:value="245" calcext:value-type="float">
            <text:p>245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342.9°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686" calcext:value-type="percentage">
            <text:p>6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Thulian pink</text:p>
          </table:table-cell>
          <table:table-cell office:value-type="string" calcext:value-type="string">
            <text:p>#e68fac</text:p>
          </table:table-cell>
          <table:table-cell office:value-type="float" office:value="230" calcext:value-type="float">
            <text:p>230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40°</text:p>
          </table:table-cell>
          <table:table-cell table:style-name="ce2" office:value-type="percentage" office:value="0.635" calcext:value-type="percentage">
            <text:p>63.50%</text:p>
          </table:table-cell>
          <table:table-cell table:style-name="ce2" office:value-type="percentage" office:value="0.731" calcext:value-type="percentage">
            <text:p>7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apricot</text:p>
          </table:table-cell>
          <table:table-cell office:value-type="string" calcext:value-type="string">
            <text:p>#fdd5b1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8.4°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843" calcext:value-type="percentage">
            <text:p>84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string" calcext:value-type="string">
            <text:p>#add8e6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94.7°</text:p>
          </table:table-cell>
          <table:table-cell table:style-name="ce2" office:value-type="percentage" office:value="0.533" calcext:value-type="percentage">
            <text:p>53.30%</text:p>
          </table:table-cell>
          <table:table-cell table:style-name="ce2" office:value-type="percentage" office:value="0.79" calcext:value-type="percentage">
            <text:p>7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brown</text:p>
          </table:table-cell>
          <table:table-cell office:value-type="string" calcext:value-type="string">
            <text:p>#b5651d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4°</text:p>
          </table:table-cell>
          <table:table-cell table:style-name="ce2" office:value-type="percentage" office:value="0.724" calcext:value-type="percentage">
            <text:p>72.40%</text:p>
          </table:table-cell>
          <table:table-cell table:style-name="ce2" office:value-type="percentage" office:value="0.412" calcext:value-type="percentage">
            <text:p>4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carmine pink</text:p>
          </table:table-cell>
          <table:table-cell office:value-type="string" calcext:value-type="string">
            <text:p>#e66771</text:p>
          </table:table-cell>
          <table:table-cell office:value-type="float" office:value="230" calcext:value-type="float">
            <text:p>230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5.3°</text:p>
          </table:table-cell>
          <table:table-cell table:style-name="ce2" office:value-type="percentage" office:value="0.718" calcext:value-type="percentage">
            <text:p>71.80%</text:p>
          </table:table-cell>
          <table:table-cell table:style-name="ce2" office:value-type="percentage" office:value="0.653" calcext:value-type="percentage">
            <text:p>6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coral</text:p>
          </table:table-cell>
          <table:table-cell office:value-type="string" calcext:value-type="string">
            <text:p>#f0808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789" calcext:value-type="percentage">
            <text:p>78.90%</text:p>
          </table:table-cell>
          <table:table-cell table:style-name="ce2" office:value-type="percentage" office:value="0.722" calcext:value-type="percentage">
            <text:p>7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cornflower blue</text:p>
          </table:table-cell>
          <table:table-cell office:value-type="string" calcext:value-type="string">
            <text:p>#93ccea</text:p>
          </table:table-cell>
          <table:table-cell office:value-type="float" office:value="147" calcext:value-type="float">
            <text:p>147</text:p>
          </table:table-cell>
          <table:table-cell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00.7°</text:p>
          </table:table-cell>
          <table:table-cell table:style-name="ce2" office:value-type="percentage" office:value="0.674" calcext:value-type="percentage">
            <text:p>67.40%</text:p>
          </table:table-cell>
          <table:table-cell table:style-name="ce2" office:value-type="percentage" office:value="0.747" calcext:value-type="percentage">
            <text:p>7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cyan</text:p>
          </table:table-cell>
          <table:table-cell office:value-type="string" calcext:value-type="string">
            <text:p>#e0ffff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39" calcext:value-type="percentage">
            <text:p>9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fuchsia pink</text:p>
          </table:table-cell>
          <table:table-cell office:value-type="string" calcext:value-type="string">
            <text:p>#f984ef</text:p>
          </table:table-cell>
          <table:table-cell office:value-type="float" office:value="249" calcext:value-type="float">
            <text:p>249</text:p>
          </table:table-cell>
          <table:table-cell office:value-type="float" office:value="132" calcext:value-type="float">
            <text:p>13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305.1°</text:p>
          </table:table-cell>
          <table:table-cell table:style-name="ce2" office:value-type="percentage" office:value="0.907" calcext:value-type="percentage">
            <text:p>90.70%</text:p>
          </table:table-cell>
          <table:table-cell table:style-name="ce2" office:value-type="percentage" office:value="0.747" calcext:value-type="percentage">
            <text:p>7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goldenrod yellow</text:p>
          </table:table-cell>
          <table:table-cell office:value-type="string" calcext:value-type="string">
            <text:p>#fafad2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902" calcext:value-type="percentage">
            <text:p>9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gray</text:p>
          </table:table-cell>
          <table:table-cell office:value-type="string" calcext:value-type="string">
            <text:p>#d3d3d3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827" calcext:value-type="percentage">
            <text:p>8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string" calcext:value-type="string">
            <text:p>#90ee90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749" calcext:value-type="percentage">
            <text:p>7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khaki</text:p>
          </table:table-cell>
          <table:table-cell office:value-type="string" calcext:value-type="string">
            <text:p>#f0e68c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4°</text:p>
          </table:table-cell>
          <table:table-cell table:style-name="ce2" office:value-type="percentage" office:value="0.769" calcext:value-type="percentage">
            <text:p>76.90%</text:p>
          </table:table-cell>
          <table:table-cell table:style-name="ce2" office:value-type="percentage" office:value="0.745" calcext:value-type="percentage">
            <text:p>7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pastel purple</text:p>
          </table:table-cell>
          <table:table-cell office:value-type="string" calcext:value-type="string">
            <text:p>#b19cd9</text:p>
          </table:table-cell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60.7°</text:p>
          </table:table-cell>
          <table:table-cell table:style-name="ce2" office:value-type="percentage" office:value="0.445" calcext:value-type="percentage">
            <text:p>44.50%</text:p>
          </table:table-cell>
          <table:table-cell table:style-name="ce2" office:value-type="percentage" office:value="0.731" calcext:value-type="percentage">
            <text:p>7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pink</text:p>
          </table:table-cell>
          <table:table-cell office:value-type="string" calcext:value-type="string">
            <text:p>#ffb6c1</text:p>
          </table:table-cell>
          <table:table-cell office:value-type="float" office:value="255" calcext:value-type="float">
            <text:p>255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5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57" calcext:value-type="percentage">
            <text:p>8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salmon</text:p>
          </table:table-cell>
          <table:table-cell office:value-type="string" calcext:value-type="string">
            <text:p>#ffa07a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7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39" calcext:value-type="percentage">
            <text:p>7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salmon pink</text:p>
          </table:table-cell>
          <table:table-cell office:value-type="string" calcext:value-type="string">
            <text:p>#ff999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" calcext:value-type="percentage">
            <text:p>8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sea green</text:p>
          </table:table-cell>
          <table:table-cell office:value-type="string" calcext:value-type="string">
            <text:p>#20b2aa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6.7°</text:p>
          </table:table-cell>
          <table:table-cell table:style-name="ce2" office:value-type="percentage" office:value="0.695" calcext:value-type="percentage">
            <text:p>69.50%</text:p>
          </table:table-cell>
          <table:table-cell table:style-name="ce2" office:value-type="percentage" office:value="0.412" calcext:value-type="percentage">
            <text:p>4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sky blue</text:p>
          </table:table-cell>
          <table:table-cell office:value-type="string" calcext:value-type="string">
            <text:p>#87cefa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3°</text:p>
          </table:table-cell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755" calcext:value-type="percentage">
            <text:p>75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slate gray</text:p>
          </table:table-cell>
          <table:table-cell office:value-type="string" calcext:value-type="string">
            <text:p>#778899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0.143" calcext:value-type="percentage">
            <text:p>14.30%</text:p>
          </table:table-cell>
          <table:table-cell table:style-name="ce2" office:value-type="percentage" office:value="0.533" calcext:value-type="percentage">
            <text:p>5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taupe</text:p>
          </table:table-cell>
          <table:table-cell office:value-type="string" calcext:value-type="string">
            <text:p>#b38b6d</text:p>
          </table:table-cell>
          <table:table-cell office:value-type="float" office:value="179" calcext:value-type="float">
            <text:p>179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5.7°</text:p>
          </table:table-cell>
          <table:table-cell table:style-name="ce2" office:value-type="percentage" office:value="0.315" calcext:value-type="percentage">
            <text:p>31.50%</text:p>
          </table:table-cell>
          <table:table-cell table:style-name="ce2" office:value-type="percentage" office:value="0.565" calcext:value-type="percentage">
            <text:p>5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ght yellow</text:p>
          </table:table-cell>
          <table:table-cell office:value-type="string" calcext:value-type="string">
            <text:p>#ffffe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65" calcext:value-type="percentage">
            <text:p>9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lac</text:p>
          </table:table-cell>
          <table:table-cell office:value-type="string" calcext:value-type="string">
            <text:p>#c8a2c8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0.257" calcext:value-type="percentage">
            <text:p>25.70%</text:p>
          </table:table-cell>
          <table:table-cell table:style-name="ce2" office:value-type="percentage" office:value="0.71" calcext:value-type="percentage">
            <text:p>7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#bfff0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me green</text:p>
          </table:table-cell>
          <table:table-cell office:value-type="string" calcext:value-type="string">
            <text:p>#32cd32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ncoln green</text:p>
          </table:table-cell>
          <table:table-cell office:value-type="string" calcext:value-type="string">
            <text:p>#195905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5.7°</text:p>
          </table:table-cell>
          <table:table-cell table:style-name="ce2" office:value-type="percentage" office:value="0.894" calcext:value-type="percentage">
            <text:p>89.40%</text:p>
          </table:table-cell>
          <table:table-cell table:style-name="ce2" office:value-type="percentage" office:value="0.184" calcext:value-type="percentage">
            <text:p>18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nen</text:p>
          </table:table-cell>
          <table:table-cell office:value-type="string" calcext:value-type="string">
            <text:p>#faf0e6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941" calcext:value-type="percentage">
            <text:p>9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#c19a6b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2.8°</text:p>
          </table:table-cell>
          <table:table-cell table:style-name="ce2" office:value-type="percentage" office:value="0.41" calcext:value-type="percentage">
            <text:p>41.00%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iver</text:p>
          </table:table-cell>
          <table:table-cell office:value-type="string" calcext:value-type="string">
            <text:p>#534b4f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30°</text:p>
          </table:table-cell>
          <table:table-cell table:style-name="ce2" office:value-type="percentage" office:value="0.051" calcext:value-type="percentage">
            <text:p>5.10%</text:p>
          </table:table-cell>
          <table:table-cell table:style-name="ce2" office:value-type="percentage" office:value="0.31" calcext:value-type="percentage">
            <text:p>3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ust</text:p>
          </table:table-cell>
          <table:table-cell office:value-type="string" calcext:value-type="string">
            <text:p>#e6202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798" calcext:value-type="percentage">
            <text:p>79.80%</text:p>
          </table:table-cell>
          <table:table-cell table:style-name="ce2" office:value-type="percentage" office:value="0.514" calcext:value-type="percentage">
            <text:p>5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SU Green</text:p>
          </table:table-cell>
          <table:table-cell office:value-type="string" calcext:value-type="string">
            <text:p>#18453b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6.7°</text:p>
          </table:table-cell>
          <table:table-cell table:style-name="ce2" office:value-type="percentage" office:value="0.484" calcext:value-type="percentage">
            <text:p>48.40%</text:p>
          </table:table-cell>
          <table:table-cell table:style-name="ce2" office:value-type="percentage" office:value="0.182" calcext:value-type="percentage">
            <text:p>1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caroni and Cheese</text:p>
          </table:table-cell>
          <table:table-cell office:value-type="string" calcext:value-type="string">
            <text:p>#ffbd88</text:p>
          </table:table-cell>
          <table:table-cell office:value-type="float" office:value="255" calcext:value-type="float">
            <text:p>255</text:p>
          </table:table-cell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6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67" calcext:value-type="percentage">
            <text:p>7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ff00f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gic mint</text:p>
          </table:table-cell>
          <table:table-cell office:value-type="string" calcext:value-type="string">
            <text:p>#aaf0d1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53.4°</text:p>
          </table:table-cell>
          <table:table-cell table:style-name="ce2" office:value-type="percentage" office:value="0.7" calcext:value-type="percentage">
            <text:p>70.00%</text:p>
          </table:table-cell>
          <table:table-cell table:style-name="ce2" office:value-type="percentage" office:value="0.804" calcext:value-type="percentage">
            <text:p>8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gnolia</text:p>
          </table:table-cell>
          <table:table-cell office:value-type="string" calcext:value-type="string">
            <text:p>#f8f4ff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61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8" calcext:value-type="percentage">
            <text:p>9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hogany</text:p>
          </table:table-cell>
          <table:table-cell office:value-type="string" calcext:value-type="string">
            <text:p>#c04000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76" calcext:value-type="percentage">
            <text:p>37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ize</text:p>
          </table:table-cell>
          <table:table-cell office:value-type="string" calcext:value-type="string">
            <text:p>#fbec5d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4.3°</text:p>
          </table:table-cell>
          <table:table-cell table:style-name="ce2" office:value-type="percentage" office:value="0.952" calcext:value-type="percentage">
            <text:p>95.20%</text:p>
          </table:table-cell>
          <table:table-cell table:style-name="ce2" office:value-type="percentage" office:value="0.675" calcext:value-type="percentage">
            <text:p>6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jorelle Blue</text:p>
          </table:table-cell>
          <table:table-cell office:value-type="string" calcext:value-type="string">
            <text:p>#6050dc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46.9°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#0bda51</text:p>
          </table:table-cell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40.3°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2" office:value-type="percentage" office:value="0.449" calcext:value-type="percentage">
            <text:p>4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natee</text:p>
          </table:table-cell>
          <table:table-cell office:value-type="string" calcext:value-type="string">
            <text:p>#979aaa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30.5°</text:p>
          </table:table-cell>
          <table:table-cell table:style-name="ce2" office:value-type="percentage" office:value="0.101" calcext:value-type="percentage">
            <text:p>10.10%</text:p>
          </table:table-cell>
          <table:table-cell table:style-name="ce2" office:value-type="percentage" office:value="0.629" calcext:value-type="percentage">
            <text:p>6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ngo Tango</text:p>
          </table:table-cell>
          <table:table-cell office:value-type="string" calcext:value-type="string">
            <text:p>#ff8243</text:p>
          </table:table-cell>
          <table:table-cell office:value-type="float" office:value="255" calcext:value-type="float">
            <text:p>255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ntis</text:p>
          </table:table-cell>
          <table:table-cell office:value-type="string" calcext:value-type="string">
            <text:p>#74c365</text:p>
          </table:table-cell>
          <table:table-cell office:value-type="float" office:value="116" calcext:value-type="float">
            <text:p>116</text:p>
          </table:table-cell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10.4°</text:p>
          </table:table-cell>
          <table:table-cell table:style-name="ce2" office:value-type="percentage" office:value="0.439" calcext:value-type="percentage">
            <text:p>43.90%</text:p>
          </table:table-cell>
          <table:table-cell table:style-name="ce2" office:value-type="percentage" office:value="0.58" calcext:value-type="percentage">
            <text:p>5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roon</text:p>
          </table:table-cell>
          <table:table-cell office:value-type="string" calcext:value-type="string">
            <text:p>#80000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uve</text:p>
          </table:table-cell>
          <table:table-cell office:value-type="string" calcext:value-type="string">
            <text:p>#e0b0ff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76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45" calcext:value-type="percentage">
            <text:p>8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uve taupe</text:p>
          </table:table-cell>
          <table:table-cell office:value-type="string" calcext:value-type="string">
            <text:p>#915f6d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43.2°</text:p>
          </table:table-cell>
          <table:table-cell table:style-name="ce2" office:value-type="percentage" office:value="0.208" calcext:value-type="percentage">
            <text:p>20.80%</text:p>
          </table:table-cell>
          <table:table-cell table:style-name="ce2" office:value-type="percentage" office:value="0.471" calcext:value-type="percentage">
            <text:p>4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uvelous</text:p>
          </table:table-cell>
          <table:table-cell office:value-type="string" calcext:value-type="string">
            <text:p>#ef98aa</text:p>
          </table:table-cell>
          <table:table-cell office:value-type="float" office:value="239" calcext:value-type="float">
            <text:p>239</text:p>
          </table:table-cell>
          <table:table-cell office:value-type="float" office:value="152" calcext:value-type="float">
            <text:p>1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47.6°</text:p>
          </table:table-cell>
          <table:table-cell table:style-name="ce2" office:value-type="percentage" office:value="0.731" calcext:value-type="percentage">
            <text:p>73.10%</text:p>
          </table:table-cell>
          <table:table-cell table:style-name="ce2" office:value-type="percentage" office:value="0.767" calcext:value-type="percentage">
            <text:p>7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aya blue</text:p>
          </table:table-cell>
          <table:table-cell office:value-type="string" calcext:value-type="string">
            <text:p>#73c2fb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205.1°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2" office:value-type="percentage" office:value="0.718" calcext:value-type="percentage">
            <text:p>7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at brown</text:p>
          </table:table-cell>
          <table:table-cell office:value-type="string" calcext:value-type="string">
            <text:p>#e5b73b</text:p>
          </table:table-cell>
          <table:table-cell office:value-type="float" office:value="229" calcext:value-type="float">
            <text:p>229</text:p>
          </table:table-cell>
          <table:table-cell office:value-type="float" office:value="183" calcext:value-type="float">
            <text:p>1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3.8°</text:p>
          </table:table-cell>
          <table:table-cell table:style-name="ce2" office:value-type="percentage" office:value="0.766" calcext:value-type="percentage">
            <text:p>76.60%</text:p>
          </table:table-cell>
          <table:table-cell table:style-name="ce2" office:value-type="percentage" office:value="0.565" calcext:value-type="percentage">
            <text:p>5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Persian blue</text:p>
          </table:table-cell>
          <table:table-cell office:value-type="string" calcext:value-type="string">
            <text:p>#0067a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4" calcext:value-type="percentage">
            <text:p>3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aquamarine</text:p>
          </table:table-cell>
          <table:table-cell office:value-type="string" calcext:value-type="string">
            <text:p>#66ddaa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54.3°</text:p>
          </table:table-cell>
          <table:table-cell table:style-name="ce2" office:value-type="percentage" office:value="0.636" calcext:value-type="percentage">
            <text:p>63.60%</text:p>
          </table:table-cell>
          <table:table-cell table:style-name="ce2" office:value-type="percentage" office:value="0.633" calcext:value-type="percentage">
            <text:p>6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blue</text:p>
          </table:table-cell>
          <table:table-cell office:value-type="string" calcext:value-type="string">
            <text:p>#0000c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02" calcext:value-type="percentage">
            <text:p>4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candy apple red</text:p>
          </table:table-cell>
          <table:table-cell office:value-type="string" calcext:value-type="string">
            <text:p>#e2062c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9.6°</text:p>
          </table:table-cell>
          <table:table-cell table:style-name="ce2" office:value-type="percentage" office:value="0.948" calcext:value-type="percentage">
            <text:p>94.80%</text:p>
          </table:table-cell>
          <table:table-cell table:style-name="ce2" office:value-type="percentage" office:value="0.455" calcext:value-type="percentage">
            <text:p>45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carmine</text:p>
          </table:table-cell>
          <table:table-cell office:value-type="string" calcext:value-type="string">
            <text:p>#af4035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.4°</text:p>
          </table:table-cell>
          <table:table-cell table:style-name="ce2" office:value-type="percentage" office:value="0.535" calcext:value-type="percentage">
            <text:p>53.50%</text:p>
          </table:table-cell>
          <table:table-cell table:style-name="ce2" office:value-type="percentage" office:value="0.447" calcext:value-type="percentage">
            <text:p>4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champagne</text:p>
          </table:table-cell>
          <table:table-cell office:value-type="string" calcext:value-type="string">
            <text:p>#f3e5ab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48.3°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812" calcext:value-type="percentage">
            <text:p>8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electric blue</text:p>
          </table:table-cell>
          <table:table-cell office:value-type="string" calcext:value-type="string">
            <text:p>#03509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8.6°</text:p>
          </table:table-cell>
          <table:table-cell table:style-name="ce2" office:value-type="percentage" office:value="0.961" calcext:value-type="percentage">
            <text:p>96.1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jungle green</text:p>
          </table:table-cell>
          <table:table-cell office:value-type="string" calcext:value-type="string">
            <text:p>#1c352d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0.8°</text:p>
          </table:table-cell>
          <table:table-cell table:style-name="ce2" office:value-type="percentage" office:value="0.309" calcext:value-type="percentage">
            <text:p>30.90%</text:p>
          </table:table-cell>
          <table:table-cell table:style-name="ce2" office:value-type="percentage" office:value="0.159" calcext:value-type="percentage">
            <text:p>1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lavender magenta</text:p>
          </table:table-cell>
          <table:table-cell office:value-type="string" calcext:value-type="string">
            <text:p>#dda0dd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0.473" calcext:value-type="percentage">
            <text:p>47.30%</text:p>
          </table:table-cell>
          <table:table-cell table:style-name="ce2" office:value-type="percentage" office:value="0.747" calcext:value-type="percentage">
            <text:p>7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orchid</text:p>
          </table:table-cell>
          <table:table-cell office:value-type="string" calcext:value-type="string">
            <text:p>#ba55d3</text:p>
          </table:table-cell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88.1°</text:p>
          </table:table-cell>
          <table:table-cell table:style-name="ce2" office:value-type="percentage" office:value="0.589" calcext:value-type="percentage">
            <text:p>58.90%</text:p>
          </table:table-cell>
          <table:table-cell table:style-name="ce2" office:value-type="percentage" office:value="0.58" calcext:value-type="percentage">
            <text:p>5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purple</text:p>
          </table:table-cell>
          <table:table-cell office:value-type="string" calcext:value-type="string">
            <text:p>#9370db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59.6°</text:p>
          </table:table-cell>
          <table:table-cell table:style-name="ce2" office:value-type="percentage" office:value="0.598" calcext:value-type="percentage">
            <text:p>59.80%</text:p>
          </table:table-cell>
          <table:table-cell table:style-name="ce2" office:value-type="percentage" office:value="0.649" calcext:value-type="percentage">
            <text:p>6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red violet</text:p>
          </table:table-cell>
          <table:table-cell office:value-type="string" calcext:value-type="string">
            <text:p>#bb3385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23.8°</text:p>
          </table:table-cell>
          <table:table-cell table:style-name="ce2" office:value-type="percentage" office:value="0.571" calcext:value-type="percentage">
            <text:p>57.1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sea green</text:p>
          </table:table-cell>
          <table:table-cell office:value-type="string" calcext:value-type="string">
            <text:p>#3cb371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46.7°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469" calcext:value-type="percentage">
            <text:p>4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slate blue</text:p>
          </table:table-cell>
          <table:table-cell office:value-type="string" calcext:value-type="string">
            <text:p>#7b68ee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48.5°</text:p>
          </table:table-cell>
          <table:table-cell table:style-name="ce2" office:value-type="percentage" office:value="0.798" calcext:value-type="percentage">
            <text:p>79.80%</text:p>
          </table:table-cell>
          <table:table-cell table:style-name="ce2" office:value-type="percentage" office:value="0.671" calcext:value-type="percentage">
            <text:p>6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spring bud</text:p>
          </table:table-cell>
          <table:table-cell office:value-type="string" calcext:value-type="string">
            <text:p>#c9dc87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3.4°</text:p>
          </table:table-cell>
          <table:table-cell table:style-name="ce2" office:value-type="percentage" office:value="0.548" calcext:value-type="percentage">
            <text:p>54.80%</text:p>
          </table:table-cell>
          <table:table-cell table:style-name="ce2" office:value-type="percentage" office:value="0.696" calcext:value-type="percentage">
            <text:p>69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spring green</text:p>
          </table:table-cell>
          <table:table-cell office:value-type="string" calcext:value-type="string">
            <text:p>#00fa9a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" calcext:value-type="percentage">
            <text:p>4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taupe</text:p>
          </table:table-cell>
          <table:table-cell office:value-type="string" calcext:value-type="string">
            <text:p>#674c47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.4°</text:p>
          </table:table-cell>
          <table:table-cell table:style-name="ce2" office:value-type="percentage" office:value="0.184" calcext:value-type="percentage">
            <text:p>18.40%</text:p>
          </table:table-cell>
          <table:table-cell table:style-name="ce2" office:value-type="percentage" office:value="0.341" calcext:value-type="percentage">
            <text:p>3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teal blue</text:p>
          </table:table-cell>
          <table:table-cell office:value-type="string" calcext:value-type="string">
            <text:p>#0054b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53" calcext:value-type="percentage">
            <text:p>3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turquoise</text:p>
          </table:table-cell>
          <table:table-cell office:value-type="string" calcext:value-type="string">
            <text:p>#48d1cc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77.8°</text:p>
          </table:table-cell>
          <table:table-cell table:style-name="ce2" office:value-type="percentage" office:value="0.598" calcext:value-type="percentage">
            <text:p>59.80%</text:p>
          </table:table-cell>
          <table:table-cell table:style-name="ce2" office:value-type="percentage" office:value="0.551" calcext:value-type="percentage">
            <text:p>5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dium violet red</text:p>
          </table:table-cell>
          <table:table-cell office:value-type="string" calcext:value-type="string">
            <text:p>#c71585</text:p>
          </table:table-cell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22.2°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2" office:value-type="percentage" office:value="0.431" calcext:value-type="percentage">
            <text:p>4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elon</text:p>
          </table:table-cell>
          <table:table-cell office:value-type="string" calcext:value-type="string">
            <text:p>#fdbcb4</text:p>
          </table:table-cell>
          <table:table-cell office:value-type="float" office:value="253" calcext:value-type="float">
            <text:p>253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6°</text:p>
          </table:table-cell>
          <table:table-cell table:style-name="ce2" office:value-type="percentage" office:value="0.948" calcext:value-type="percentage">
            <text:p>94.80%</text:p>
          </table:table-cell>
          <table:table-cell table:style-name="ce2" office:value-type="percentage" office:value="0.849" calcext:value-type="percentage">
            <text:p>8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idnight blue</text:p>
          </table:table-cell>
          <table:table-cell office:value-type="string" calcext:value-type="string">
            <text:p>#19197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0.635" calcext:value-type="percentage">
            <text:p>63.50%</text:p>
          </table:table-cell>
          <table:table-cell table:style-name="ce2" office:value-type="percentage" office:value="0.269" calcext:value-type="percentage">
            <text:p>2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idnight green</text:p>
          </table:table-cell>
          <table:table-cell office:value-type="string" calcext:value-type="string">
            <text:p>#00495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87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63" calcext:value-type="percentage">
            <text:p>1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ikado yellow</text:p>
          </table:table-cell>
          <table:table-cell office:value-type="string" calcext:value-type="string">
            <text:p>#ffc40c</text:p>
          </table:table-cell>
          <table:table-cell office:value-type="float" office:value="255" calcext:value-type="float">
            <text:p>255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5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24" calcext:value-type="percentage">
            <text:p>5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#3eb489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58.1°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475" calcext:value-type="percentage">
            <text:p>4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int cream</text:p>
          </table:table-cell>
          <table:table-cell office:value-type="string" calcext:value-type="string">
            <text:p>#f5fffa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5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8" calcext:value-type="percentage">
            <text:p>9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int green</text:p>
          </table:table-cell>
          <table:table-cell office:value-type="string" calcext:value-type="string">
            <text:p>#98ff98</text:p>
          </table:table-cell>
          <table:table-cell office:value-type="float" office:value="152" calcext:value-type="float">
            <text:p>152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98" calcext:value-type="percentage">
            <text:p>7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isty rose</text:p>
          </table:table-cell>
          <table:table-cell office:value-type="string" calcext:value-type="string">
            <text:p>#ffe4e1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41" calcext:value-type="percentage">
            <text:p>9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occasin</text:p>
          </table:table-cell>
          <table:table-cell office:value-type="string" calcext:value-type="string">
            <text:p>#faebd7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4.3°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2" office:value-type="percentage" office:value="0.912" calcext:value-type="percentage">
            <text:p>9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ode beige</text:p>
          </table:table-cell>
          <table:table-cell office:value-type="string" calcext:value-type="string">
            <text:p>#967117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2.5°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339" calcext:value-type="percentage">
            <text:p>3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oonstone blue</text:p>
          </table:table-cell>
          <table:table-cell office:value-type="string" calcext:value-type="string">
            <text:p>#73a9c2</text:p>
          </table:table-cell>
          <table:table-cell office:value-type="float" office:value="115" calcext:value-type="float">
            <text:p>115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99°</text:p>
          </table:table-cell>
          <table:table-cell table:style-name="ce2" office:value-type="percentage" office:value="0.393" calcext:value-type="percentage">
            <text:p>39.30%</text:p>
          </table:table-cell>
          <table:table-cell table:style-name="ce2" office:value-type="percentage" office:value="0.606" calcext:value-type="percentage">
            <text:p>6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ordant red 19</text:p>
          </table:table-cell>
          <table:table-cell office:value-type="string" calcext:value-type="string">
            <text:p>#ae0c00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41" calcext:value-type="percentage">
            <text:p>3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oss green</text:p>
          </table:table-cell>
          <table:table-cell office:value-type="string" calcext:value-type="string">
            <text:p>#addfad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0.439" calcext:value-type="percentage">
            <text:p>43.90%</text:p>
          </table:table-cell>
          <table:table-cell table:style-name="ce2" office:value-type="percentage" office:value="0.776" calcext:value-type="percentage">
            <text:p>77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ountain Meadow</text:p>
          </table:table-cell>
          <table:table-cell office:value-type="string" calcext:value-type="string">
            <text:p>#30ba8f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61.3°</text:p>
          </table:table-cell>
          <table:table-cell table:style-name="ce2" office:value-type="percentage" office:value="0.59" calcext:value-type="percentage">
            <text:p>59.00%</text:p>
          </table:table-cell>
          <table:table-cell table:style-name="ce2" office:value-type="percentage" office:value="0.459" calcext:value-type="percentage">
            <text:p>4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ountbatten pink</text:p>
          </table:table-cell>
          <table:table-cell office:value-type="string" calcext:value-type="string">
            <text:p>#997a8d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323.2°</text:p>
          </table:table-cell>
          <table:table-cell table:style-name="ce2" office:value-type="percentage" office:value="0.132" calcext:value-type="percentage">
            <text:p>13.20%</text:p>
          </table:table-cell>
          <table:table-cell table:style-name="ce2" office:value-type="percentage" office:value="0.539" calcext:value-type="percentage">
            <text:p>5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ulberry</text:p>
          </table:table-cell>
          <table:table-cell office:value-type="string" calcext:value-type="string">
            <text:p>#c54b8c</text:p>
          </table:table-cell>
          <table:table-cell office:value-type="float" office:value="197" calcext:value-type="float">
            <text:p>197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28°</text:p>
          </table:table-cell>
          <table:table-cell table:style-name="ce2" office:value-type="percentage" office:value="0.513" calcext:value-type="percentage">
            <text:p>51.30%</text:p>
          </table:table-cell>
          <table:table-cell table:style-name="ce2" office:value-type="percentage" office:value="0.533" calcext:value-type="percentage">
            <text:p>5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unsell</text:p>
          </table:table-cell>
          <table:table-cell office:value-type="string" calcext:value-type="string">
            <text:p>#f2f3f4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0.083" calcext:value-type="percentage">
            <text:p>8.30%</text:p>
          </table:table-cell>
          <table:table-cell table:style-name="ce2" office:value-type="percentage" office:value="0.953" calcext:value-type="percentage">
            <text:p>9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#ffdb58</text:p>
          </table:table-cell>
          <table:table-cell office:value-type="float" office:value="255" calcext:value-type="float">
            <text:p>255</text:p>
          </table:table-cell>
          <table:table-cell office:value-type="float" office:value="219" calcext:value-type="float">
            <text:p>21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7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73" calcext:value-type="percentage">
            <text:p>6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Myrtle</text:p>
          </table:table-cell>
          <table:table-cell office:value-type="string" calcext:value-type="string">
            <text:p>#21421e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5°</text:p>
          </table:table-cell>
          <table:table-cell table:style-name="ce2" office:value-type="percentage" office:value="0.375" calcext:value-type="percentage">
            <text:p>37.50%</text:p>
          </table:table-cell>
          <table:table-cell table:style-name="ce2" office:value-type="percentage" office:value="0.188" calcext:value-type="percentage">
            <text:p>1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adeshiko pink</text:p>
          </table:table-cell>
          <table:table-cell office:value-type="string" calcext:value-type="string">
            <text:p>#f6adc6</text:p>
          </table:table-cell>
          <table:table-cell office:value-type="float" office:value="246" calcext:value-type="float">
            <text:p>246</text:p>
          </table:table-cell>
          <table:table-cell office:value-type="float" office:value="173" calcext:value-type="float">
            <text:p>17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39.5°</text:p>
          </table:table-cell>
          <table:table-cell table:style-name="ce2" office:value-type="percentage" office:value="0.802" calcext:value-type="percentage">
            <text:p>80.20%</text:p>
          </table:table-cell>
          <table:table-cell table:style-name="ce2" office:value-type="percentage" office:value="0.822" calcext:value-type="percentage">
            <text:p>8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apier green</text:p>
          </table:table-cell>
          <table:table-cell office:value-type="string" calcext:value-type="string">
            <text:p>#2a8000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aples yellow</text:p>
          </table:table-cell>
          <table:table-cell office:value-type="string" calcext:value-type="string">
            <text:p>#fada5e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7.7°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675" calcext:value-type="percentage">
            <text:p>6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avajo white</text:p>
          </table:table-cell>
          <table:table-cell office:value-type="string" calcext:value-type="string">
            <text:p>#ffdead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5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39" calcext:value-type="percentage">
            <text:p>8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avy blue</text:p>
          </table:table-cell>
          <table:table-cell office:value-type="string" calcext:value-type="string">
            <text:p>#000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eon Carrot</text:p>
          </table:table-cell>
          <table:table-cell office:value-type="string" calcext:value-type="string">
            <text:p>#ffa343</text:p>
          </table:table-cell>
          <table:table-cell office:value-type="float" office:value="255" calcext:value-type="float">
            <text:p>255</text:p>
          </table:table-cell>
          <table:table-cell office:value-type="float" office:value="163" calcext:value-type="float">
            <text:p>1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eon fuchsia</text:p>
          </table:table-cell>
          <table:table-cell office:value-type="string" calcext:value-type="string">
            <text:p>#fe59c2</text:p>
          </table:table-cell>
          <table:table-cell office:value-type="float" office:value="254" calcext:value-type="float">
            <text:p>254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21.8°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2" office:value-type="percentage" office:value="0.673" calcext:value-type="percentage">
            <text:p>6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eon green</text:p>
          </table:table-cell>
          <table:table-cell office:value-type="string" calcext:value-type="string">
            <text:p>#39ff14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0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39" calcext:value-type="percentage">
            <text:p>5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on-photo blue</text:p>
          </table:table-cell>
          <table:table-cell office:value-type="string" calcext:value-type="string">
            <text:p>#a4dded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93.2°</text:p>
          </table:table-cell>
          <table:table-cell table:style-name="ce2" office:value-type="percentage" office:value="0.67" calcext:value-type="percentage">
            <text:p>67.00%</text:p>
          </table:table-cell>
          <table:table-cell table:style-name="ce2" office:value-type="percentage" office:value="0.786" calcext:value-type="percentage">
            <text:p>7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North Texas Green</text:p>
          </table:table-cell>
          <table:table-cell office:value-type="string" calcext:value-type="string">
            <text:p>#059033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9.9°</text:p>
          </table:table-cell>
          <table:table-cell table:style-name="ce2" office:value-type="percentage" office:value="0.933" calcext:value-type="percentage">
            <text:p>93.30%</text:p>
          </table:table-cell>
          <table:table-cell table:style-name="ce2" office:value-type="percentage" office:value="0.292" calcext:value-type="percentage">
            <text:p>29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cean Boat Blue</text:p>
          </table:table-cell>
          <table:table-cell office:value-type="string" calcext:value-type="string">
            <text:p>#0077be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2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73" calcext:value-type="percentage">
            <text:p>3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chre</text:p>
          </table:table-cell>
          <table:table-cell office:value-type="string" calcext:value-type="string">
            <text:p>#cc7722</text:p>
          </table:table-cell>
          <table:table-cell office:value-type="float" office:value="204" calcext:value-type="float">
            <text:p>204</text:p>
          </table:table-cell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714" calcext:value-type="percentage">
            <text:p>71.4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ffice green</text:p>
          </table:table-cell>
          <table:table-cell office:value-type="string" calcext:value-type="string">
            <text:p>#0080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d gold</text:p>
          </table:table-cell>
          <table:table-cell office:value-type="string" calcext:value-type="string">
            <text:p>#cfb53b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9.5°</text:p>
          </table:table-cell>
          <table:table-cell table:style-name="ce2" office:value-type="percentage" office:value="0.607" calcext:value-type="percentage">
            <text:p>60.70%</text:p>
          </table:table-cell>
          <table:table-cell table:style-name="ce2" office:value-type="percentage" office:value="0.522" calcext:value-type="percentage">
            <text:p>5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d lace</text:p>
          </table:table-cell>
          <table:table-cell office:value-type="string" calcext:value-type="string">
            <text:p>#fdf5e6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9.1°</text:p>
          </table:table-cell>
          <table:table-cell table:style-name="ce2" office:value-type="percentage" office:value="0.852" calcext:value-type="percentage">
            <text:p>85.20%</text:p>
          </table:table-cell>
          <table:table-cell table:style-name="ce2" office:value-type="percentage" office:value="0.947" calcext:value-type="percentage">
            <text:p>9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d lavender</text:p>
          </table:table-cell>
          <table:table-cell office:value-type="string" calcext:value-type="string">
            <text:p>#796878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3.5°</text:p>
          </table:table-cell>
          <table:table-cell table:style-name="ce2" office:value-type="percentage" office:value="0.076" calcext:value-type="percentage">
            <text:p>7.60%</text:p>
          </table:table-cell>
          <table:table-cell table:style-name="ce2" office:value-type="percentage" office:value="0.441" calcext:value-type="percentage">
            <text:p>4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d mauve</text:p>
          </table:table-cell>
          <table:table-cell office:value-type="string" calcext:value-type="string">
            <text:p>#673147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35.6°</text:p>
          </table:table-cell>
          <table:table-cell table:style-name="ce2" office:value-type="percentage" office:value="0.355" calcext:value-type="percentage">
            <text:p>35.50%</text:p>
          </table:table-cell>
          <table:table-cell table:style-name="ce2" office:value-type="percentage" office:value="0.298" calcext:value-type="percentage">
            <text:p>2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d rose</text:p>
          </table:table-cell>
          <table:table-cell office:value-type="string" calcext:value-type="string">
            <text:p>#c08081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59.1°</text:p>
          </table:table-cell>
          <table:table-cell table:style-name="ce2" office:value-type="percentage" office:value="0.337" calcext:value-type="percentage">
            <text:p>33.70%</text:p>
          </table:table-cell>
          <table:table-cell table:style-name="ce2" office:value-type="percentage" office:value="0.627" calcext:value-type="percentage">
            <text:p>6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#8080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ive Drab</text:p>
          </table:table-cell>
          <table:table-cell office:value-type="string" calcext:value-type="string">
            <text:p>#6b8e23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9.6°</text:p>
          </table:table-cell>
          <table:table-cell table:style-name="ce2" office:value-type="percentage" office:value="0.605" calcext:value-type="percentage">
            <text:p>60.50%</text:p>
          </table:table-cell>
          <table:table-cell table:style-name="ce2" office:value-type="percentage" office:value="0.347" calcext:value-type="percentage">
            <text:p>3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ive Green</text:p>
          </table:table-cell>
          <table:table-cell office:value-type="string" calcext:value-type="string">
            <text:p>#bab86c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58.5°</text:p>
          </table:table-cell>
          <table:table-cell table:style-name="ce2" office:value-type="percentage" office:value="0.361" calcext:value-type="percentage">
            <text:p>36.10%</text:p>
          </table:table-cell>
          <table:table-cell table:style-name="ce2" office:value-type="percentage" office:value="0.576" calcext:value-type="percentage">
            <text:p>57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livine</text:p>
          </table:table-cell>
          <table:table-cell office:value-type="string" calcext:value-type="string">
            <text:p>#9ab973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86.6°</text:p>
          </table:table-cell>
          <table:table-cell table:style-name="ce2" office:value-type="percentage" office:value="0.333" calcext:value-type="percentage">
            <text:p>33.30%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nyx</text:p>
          </table:table-cell>
          <table:table-cell office:value-type="string" calcext:value-type="string">
            <text:p>#0f0f0f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59" calcext:value-type="percentage">
            <text:p>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pera mauve</text:p>
          </table:table-cell>
          <table:table-cell office:value-type="string" calcext:value-type="string">
            <text:p>#b784a7</text:p>
          </table:table-cell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18.8°</text:p>
          </table:table-cell>
          <table:table-cell table:style-name="ce2" office:value-type="percentage" office:value="0.262" calcext:value-type="percentage">
            <text:p>26.20%</text:p>
          </table:table-cell>
          <table:table-cell table:style-name="ce2" office:value-type="percentage" office:value="0.618" calcext:value-type="percentage">
            <text:p>6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fa500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range Yellow</text:p>
          </table:table-cell>
          <table:table-cell office:value-type="string" calcext:value-type="string">
            <text:p>#f8d568</text:p>
          </table:table-cell>
          <table:table-cell office:value-type="float" office:value="248" calcext:value-type="float">
            <text:p>248</text:p>
          </table:table-cell>
          <table:table-cell office:value-type="float" office:value="213" calcext:value-type="float">
            <text:p>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45.4°</text:p>
          </table:table-cell>
          <table:table-cell table:style-name="ce2" office:value-type="percentage" office:value="0.911" calcext:value-type="percentage">
            <text:p>91.10%</text:p>
          </table:table-cell>
          <table:table-cell table:style-name="ce2" office:value-type="percentage" office:value="0.69" calcext:value-type="percentage">
            <text:p>6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range peel</text:p>
          </table:table-cell>
          <table:table-cell office:value-type="string" calcext:value-type="string">
            <text:p>#ff9f00</text:p>
          </table:table-cell>
          <table:table-cell office:value-type="float" office:value="255" calcext:value-type="float">
            <text:p>25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range red</text:p>
          </table:table-cell>
          <table:table-cell office:value-type="string" calcext:value-type="string">
            <text:p>#ff4500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rchid</text:p>
          </table:table-cell>
          <table:table-cell office:value-type="string" calcext:value-type="string">
            <text:p>#da70d6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302.3°</text:p>
          </table:table-cell>
          <table:table-cell table:style-name="ce2" office:value-type="percentage" office:value="0.589" calcext:value-type="percentage">
            <text:p>58.90%</text:p>
          </table:table-cell>
          <table:table-cell table:style-name="ce2" office:value-type="percentage" office:value="0.647" calcext:value-type="percentage">
            <text:p>6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tter brown</text:p>
          </table:table-cell>
          <table:table-cell office:value-type="string" calcext:value-type="string">
            <text:p>#654321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507" calcext:value-type="percentage">
            <text:p>50.70%</text:p>
          </table:table-cell>
          <table:table-cell table:style-name="ce2" office:value-type="percentage" office:value="0.263" calcext:value-type="percentage">
            <text:p>2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uter Space</text:p>
          </table:table-cell>
          <table:table-cell office:value-type="string" calcext:value-type="string">
            <text:p>#414a4c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90.9°</text:p>
          </table:table-cell>
          <table:table-cell table:style-name="ce2" office:value-type="percentage" office:value="0.078" calcext:value-type="percentage">
            <text:p>7.80%</text:p>
          </table:table-cell>
          <table:table-cell table:style-name="ce2" office:value-type="percentage" office:value="0.276" calcext:value-type="percentage">
            <text:p>27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utrageous Orange</text:p>
          </table:table-cell>
          <table:table-cell office:value-type="string" calcext:value-type="string">
            <text:p>#ff6e4a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45" calcext:value-type="percentage">
            <text:p>6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Oxford Blue</text:p>
          </table:table-cell>
          <table:table-cell office:value-type="string" calcext:value-type="string">
            <text:p>#00214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2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39" calcext:value-type="percentage">
            <text:p>1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cific Blue</text:p>
          </table:table-cell>
          <table:table-cell office:value-type="string" calcext:value-type="string">
            <text:p>#1ca9c9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91.1°</text:p>
          </table:table-cell>
          <table:table-cell table:style-name="ce2" office:value-type="percentage" office:value="0.755" calcext:value-type="percentage">
            <text:p>75.50%</text:p>
          </table:table-cell>
          <table:table-cell table:style-name="ce2" office:value-type="percentage" office:value="0.449" calcext:value-type="percentage">
            <text:p>4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kistan green</text:p>
          </table:table-cell>
          <table:table-cell office:value-type="string" calcext:value-type="string">
            <text:p>#0066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" calcext:value-type="percentage">
            <text:p>2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atinate blue</text:p>
          </table:table-cell>
          <table:table-cell office:value-type="string" calcext:value-type="string">
            <text:p>#273be2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33.6°</text:p>
          </table:table-cell>
          <table:table-cell table:style-name="ce2" office:value-type="percentage" office:value="0.763" calcext:value-type="percentage">
            <text:p>76.30%</text:p>
          </table:table-cell>
          <table:table-cell table:style-name="ce2" office:value-type="percentage" office:value="0.52" calcext:value-type="percentage">
            <text:p>52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atinate purple</text:p>
          </table:table-cell>
          <table:table-cell office:value-type="string" calcext:value-type="string">
            <text:p>#6828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07.5°</text:p>
          </table:table-cell>
          <table:table-cell table:style-name="ce2" office:value-type="percentage" office:value="0.444" calcext:value-type="percentage">
            <text:p>44.40%</text:p>
          </table:table-cell>
          <table:table-cell table:style-name="ce2" office:value-type="percentage" office:value="0.282" calcext:value-type="percentage">
            <text:p>2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aqua</text:p>
          </table:table-cell>
          <table:table-cell office:value-type="string" calcext:value-type="string">
            <text:p>#bcd4e6</text:p>
          </table:table-cell>
          <table:table-cell office:value-type="float" office:value="188" calcext:value-type="float">
            <text:p>188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05.7°</text:p>
          </table:table-cell>
          <table:table-cell table:style-name="ce2" office:value-type="percentage" office:value="0.457" calcext:value-type="percentage">
            <text:p>45.70%</text:p>
          </table:table-cell>
          <table:table-cell table:style-name="ce2" office:value-type="percentage" office:value="0.82" calcext:value-type="percentage">
            <text:p>82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blue</text:p>
          </table:table-cell>
          <table:table-cell office:value-type="string" calcext:value-type="string">
            <text:p>#afeee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0.649" calcext:value-type="percentage">
            <text:p>64.90%</text:p>
          </table:table-cell>
          <table:table-cell table:style-name="ce2" office:value-type="percentage" office:value="0.81" calcext:value-type="percentage">
            <text:p>8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brown</text:p>
          </table:table-cell>
          <table:table-cell office:value-type="string" calcext:value-type="string">
            <text:p>#987654</text:p>
          </table:table-cell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288" calcext:value-type="percentage">
            <text:p>28.80%</text:p>
          </table:table-cell>
          <table:table-cell table:style-name="ce2" office:value-type="percentage" office:value="0.463" calcext:value-type="percentage">
            <text:p>4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carmine</text:p>
          </table:table-cell>
          <table:table-cell office:value-type="string" calcext:value-type="string">
            <text:p>#af4035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.4°</text:p>
          </table:table-cell>
          <table:table-cell table:style-name="ce2" office:value-type="percentage" office:value="0.535" calcext:value-type="percentage">
            <text:p>53.50%</text:p>
          </table:table-cell>
          <table:table-cell table:style-name="ce2" office:value-type="percentage" office:value="0.447" calcext:value-type="percentage">
            <text:p>4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cerulean</text:p>
          </table:table-cell>
          <table:table-cell office:value-type="string" calcext:value-type="string">
            <text:p>#9bc4e2</text:p>
          </table:table-cell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05.4°</text:p>
          </table:table-cell>
          <table:table-cell table:style-name="ce2" office:value-type="percentage" office:value="0.55" calcext:value-type="percentage">
            <text:p>55.00%</text:p>
          </table:table-cell>
          <table:table-cell table:style-name="ce2" office:value-type="percentage" office:value="0.747" calcext:value-type="percentage">
            <text:p>7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chestnut</text:p>
          </table:table-cell>
          <table:table-cell office:value-type="string" calcext:value-type="string">
            <text:p>#ddadaf</text:p>
          </table:table-cell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57.5°</text:p>
          </table:table-cell>
          <table:table-cell table:style-name="ce2" office:value-type="percentage" office:value="0.414" calcext:value-type="percentage">
            <text:p>41.40%</text:p>
          </table:table-cell>
          <table:table-cell table:style-name="ce2" office:value-type="percentage" office:value="0.773" calcext:value-type="percentage">
            <text:p>7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copper</text:p>
          </table:table-cell>
          <table:table-cell office:value-type="string" calcext:value-type="string">
            <text:p>#da8a67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8.3°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629" calcext:value-type="percentage">
            <text:p>6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cornflower blue</text:p>
          </table:table-cell>
          <table:table-cell office:value-type="string" calcext:value-type="string">
            <text:p>#abcdef</text:p>
          </table:table-cell>
          <table:table-cell office:value-type="float" office:value="171" calcext:value-type="float">
            <text:p>171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0.68" calcext:value-type="percentage">
            <text:p>68.00%</text:p>
          </table:table-cell>
          <table:table-cell table:style-name="ce2" office:value-type="percentage" office:value="0.804" calcext:value-type="percentage">
            <text:p>8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gold</text:p>
          </table:table-cell>
          <table:table-cell office:value-type="string" calcext:value-type="string">
            <text:p>#e6be8a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3.9°</text:p>
          </table:table-cell>
          <table:table-cell table:style-name="ce2" office:value-type="percentage" office:value="0.648" calcext:value-type="percentage">
            <text:p>64.80%</text:p>
          </table:table-cell>
          <table:table-cell table:style-name="ce2" office:value-type="percentage" office:value="0.722" calcext:value-type="percentage">
            <text:p>7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goldenrod</text:p>
          </table:table-cell>
          <table:table-cell office:value-type="string" calcext:value-type="string">
            <text:p>#eee8aa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54.7°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8" calcext:value-type="percentage">
            <text:p>8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green</text:p>
          </table:table-cell>
          <table:table-cell office:value-type="string" calcext:value-type="string">
            <text:p>#98fb98</text:p>
          </table:table-cell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0.925" calcext:value-type="percentage">
            <text:p>92.50%</text:p>
          </table:table-cell>
          <table:table-cell table:style-name="ce2" office:value-type="percentage" office:value="0.79" calcext:value-type="percentage">
            <text:p>7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lavender</text:p>
          </table:table-cell>
          <table:table-cell office:value-type="string" calcext:value-type="string">
            <text:p>#dcd0ff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5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08" calcext:value-type="percentage">
            <text:p>90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magenta</text:p>
          </table:table-cell>
          <table:table-cell office:value-type="string" calcext:value-type="string">
            <text:p>#f984e5</text:p>
          </table:table-cell>
          <table:table-cell office:value-type="float" office:value="249" calcext:value-type="float">
            <text:p>249</text:p>
          </table:table-cell>
          <table:table-cell office:value-type="float" office:value="132" calcext:value-type="float">
            <text:p>13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10.3°</text:p>
          </table:table-cell>
          <table:table-cell table:style-name="ce2" office:value-type="percentage" office:value="0.907" calcext:value-type="percentage">
            <text:p>90.70%</text:p>
          </table:table-cell>
          <table:table-cell table:style-name="ce2" office:value-type="percentage" office:value="0.747" calcext:value-type="percentage">
            <text:p>7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pink</text:p>
          </table:table-cell>
          <table:table-cell office:value-type="string" calcext:value-type="string">
            <text:p>#fadadd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354.4°</text:p>
          </table:table-cell>
          <table:table-cell table:style-name="ce2" office:value-type="percentage" office:value="0.762" calcext:value-type="percentage">
            <text:p>76.20%</text:p>
          </table:table-cell>
          <table:table-cell table:style-name="ce2" office:value-type="percentage" office:value="0.918" calcext:value-type="percentage">
            <text:p>9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plum</text:p>
          </table:table-cell>
          <table:table-cell office:value-type="string" calcext:value-type="string">
            <text:p>#dda0dd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0.473" calcext:value-type="percentage">
            <text:p>47.30%</text:p>
          </table:table-cell>
          <table:table-cell table:style-name="ce2" office:value-type="percentage" office:value="0.747" calcext:value-type="percentage">
            <text:p>7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red violet</text:p>
          </table:table-cell>
          <table:table-cell office:value-type="string" calcext:value-type="string">
            <text:p>#db7093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40.4°</text:p>
          </table:table-cell>
          <table:table-cell table:style-name="ce2" office:value-type="percentage" office:value="0.598" calcext:value-type="percentage">
            <text:p>59.80%</text:p>
          </table:table-cell>
          <table:table-cell table:style-name="ce2" office:value-type="percentage" office:value="0.649" calcext:value-type="percentage">
            <text:p>6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robin egg blue</text:p>
          </table:table-cell>
          <table:table-cell office:value-type="string" calcext:value-type="string">
            <text:p>#96ded1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69.2°</text:p>
          </table:table-cell>
          <table:table-cell table:style-name="ce2" office:value-type="percentage" office:value="0.522" calcext:value-type="percentage">
            <text:p>52.20%</text:p>
          </table:table-cell>
          <table:table-cell table:style-name="ce2" office:value-type="percentage" office:value="0.729" calcext:value-type="percentage">
            <text:p>7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silver</text:p>
          </table:table-cell>
          <table:table-cell office:value-type="string" calcext:value-type="string">
            <text:p>#c9c0bb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1.4°</text:p>
          </table:table-cell>
          <table:table-cell table:style-name="ce2" office:value-type="percentage" office:value="0.115" calcext:value-type="percentage">
            <text:p>11.50%</text:p>
          </table:table-cell>
          <table:table-cell table:style-name="ce2" office:value-type="percentage" office:value="0.761" calcext:value-type="percentage">
            <text:p>76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spring bud</text:p>
          </table:table-cell>
          <table:table-cell office:value-type="string" calcext:value-type="string">
            <text:p>#ecebbd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58.7°</text:p>
          </table:table-cell>
          <table:table-cell table:style-name="ce2" office:value-type="percentage" office:value="0.553" calcext:value-type="percentage">
            <text:p>55.30%</text:p>
          </table:table-cell>
          <table:table-cell table:style-name="ce2" office:value-type="percentage" office:value="0.833" calcext:value-type="percentage">
            <text:p>8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taupe</text:p>
          </table:table-cell>
          <table:table-cell office:value-type="string" calcext:value-type="string">
            <text:p>#bc987e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5.2°</text:p>
          </table:table-cell>
          <table:table-cell table:style-name="ce2" office:value-type="percentage" office:value="0.316" calcext:value-type="percentage">
            <text:p>31.60%</text:p>
          </table:table-cell>
          <table:table-cell table:style-name="ce2" office:value-type="percentage" office:value="0.616" calcext:value-type="percentage">
            <text:p>6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le violet red</text:p>
          </table:table-cell>
          <table:table-cell office:value-type="string" calcext:value-type="string">
            <text:p>#db7093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40.4°</text:p>
          </table:table-cell>
          <table:table-cell table:style-name="ce2" office:value-type="percentage" office:value="0.598" calcext:value-type="percentage">
            <text:p>59.80%</text:p>
          </table:table-cell>
          <table:table-cell table:style-name="ce2" office:value-type="percentage" office:value="0.649" calcext:value-type="percentage">
            <text:p>6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nsy purple</text:p>
          </table:table-cell>
          <table:table-cell office:value-type="string" calcext:value-type="string">
            <text:p>#78184a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28.8°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282" calcext:value-type="percentage">
            <text:p>2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paya whip</text:p>
          </table:table-cell>
          <table:table-cell office:value-type="string" calcext:value-type="string">
            <text:p>#ffefd5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37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18" calcext:value-type="percentage">
            <text:p>9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ris Green</text:p>
          </table:table-cell>
          <table:table-cell office:value-type="string" calcext:value-type="string">
            <text:p>#50c87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40°</text:p>
          </table:table-cell>
          <table:table-cell table:style-name="ce2" office:value-type="percentage" office:value="0.522" calcext:value-type="percentage">
            <text:p>52.20%</text:p>
          </table:table-cell>
          <table:table-cell table:style-name="ce2" office:value-type="percentage" office:value="0.549" calcext:value-type="percentage">
            <text:p>5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blue</text:p>
          </table:table-cell>
          <table:table-cell office:value-type="string" calcext:value-type="string">
            <text:p>#aec6cf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96.4°</text:p>
          </table:table-cell>
          <table:table-cell table:style-name="ce2" office:value-type="percentage" office:value="0.256" calcext:value-type="percentage">
            <text:p>25.60%</text:p>
          </table:table-cell>
          <table:table-cell table:style-name="ce2" office:value-type="percentage" office:value="0.747" calcext:value-type="percentage">
            <text:p>7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brown</text:p>
          </table:table-cell>
          <table:table-cell office:value-type="string" calcext:value-type="string">
            <text:p>#836953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7.5°</text:p>
          </table:table-cell>
          <table:table-cell table:style-name="ce2" office:value-type="percentage" office:value="0.224" calcext:value-type="percentage">
            <text:p>22.40%</text:p>
          </table:table-cell>
          <table:table-cell table:style-name="ce2" office:value-type="percentage" office:value="0.42" calcext:value-type="percentage">
            <text:p>42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gray</text:p>
          </table:table-cell>
          <table:table-cell office:value-type="string" calcext:value-type="string">
            <text:p>#cfcfc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0.103" calcext:value-type="percentage">
            <text:p>10.30%</text:p>
          </table:table-cell>
          <table:table-cell table:style-name="ce2" office:value-type="percentage" office:value="0.79" calcext:value-type="percentage">
            <text:p>7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green</text:p>
          </table:table-cell>
          <table:table-cell office:value-type="string" calcext:value-type="string">
            <text:p>#77dd77</text:p>
          </table:table-cell>
          <table:table-cell office:value-type="float" office:value="119" calcext:value-type="float">
            <text:p>119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20°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667" calcext:value-type="percentage">
            <text:p>6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magenta</text:p>
          </table:table-cell>
          <table:table-cell office:value-type="string" calcext:value-type="string">
            <text:p>#f49ac2</text:p>
          </table:table-cell>
          <table:table-cell office:value-type="float" office:value="244" calcext:value-type="float">
            <text:p>244</text:p>
          </table:table-cell>
          <table:table-cell office:value-type="float" office:value="154" calcext:value-type="float">
            <text:p>15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33.3°</text:p>
          </table:table-cell>
          <table:table-cell table:style-name="ce2" office:value-type="percentage" office:value="0.804" calcext:value-type="percentage">
            <text:p>80.40%</text:p>
          </table:table-cell>
          <table:table-cell table:style-name="ce2" office:value-type="percentage" office:value="0.78" calcext:value-type="percentage">
            <text:p>7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orange</text:p>
          </table:table-cell>
          <table:table-cell office:value-type="string" calcext:value-type="string">
            <text:p>#ffb347</text:p>
          </table:table-cell>
          <table:table-cell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5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9" calcext:value-type="percentage">
            <text:p>6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pink</text:p>
          </table:table-cell>
          <table:table-cell office:value-type="string" calcext:value-type="string">
            <text:p>#ffd1dc</text:p>
          </table:table-cell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45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1" calcext:value-type="percentage">
            <text:p>9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purple</text:p>
          </table:table-cell>
          <table:table-cell office:value-type="string" calcext:value-type="string">
            <text:p>#b39eb5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94.8°</text:p>
          </table:table-cell>
          <table:table-cell table:style-name="ce2" office:value-type="percentage" office:value="0.135" calcext:value-type="percentage">
            <text:p>13.50%</text:p>
          </table:table-cell>
          <table:table-cell table:style-name="ce2" office:value-type="percentage" office:value="0.665" calcext:value-type="percentage">
            <text:p>6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red</text:p>
          </table:table-cell>
          <table:table-cell office:value-type="string" calcext:value-type="string">
            <text:p>#ff6961</text:p>
          </table:table-cell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9" calcext:value-type="percentage">
            <text:p>6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violet</text:p>
          </table:table-cell>
          <table:table-cell office:value-type="string" calcext:value-type="string">
            <text:p>#cb99c9</text:p>
          </table:table-cell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302.4°</text:p>
          </table:table-cell>
          <table:table-cell table:style-name="ce2" office:value-type="percentage" office:value="0.325" calcext:value-type="percentage">
            <text:p>32.50%</text:p>
          </table:table-cell>
          <table:table-cell table:style-name="ce2" office:value-type="percentage" office:value="0.698" calcext:value-type="percentage">
            <text:p>6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stel yellow</text:p>
          </table:table-cell>
          <table:table-cell office:value-type="string" calcext:value-type="string">
            <text:p>#fdfd96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0.963" calcext:value-type="percentage">
            <text:p>96.30%</text:p>
          </table:table-cell>
          <table:table-cell table:style-name="ce2" office:value-type="percentage" office:value="0.79" calcext:value-type="percentage">
            <text:p>7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#80008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ayne grey</text:p>
          </table:table-cell>
          <table:table-cell office:value-type="string" calcext:value-type="string">
            <text:p>#536878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5.9°</text:p>
          </table:table-cell>
          <table:table-cell table:style-name="ce2" office:value-type="percentage" office:value="0.182" calcext:value-type="percentage">
            <text:p>18.20%</text:p>
          </table:table-cell>
          <table:table-cell table:style-name="ce2" office:value-type="percentage" office:value="0.398" calcext:value-type="percentage">
            <text:p>3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#ffe5b4</text:p>
          </table:table-cell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53" calcext:value-type="percentage">
            <text:p>8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ach puff</text:p>
          </table:table-cell>
          <table:table-cell office:value-type="string" calcext:value-type="string">
            <text:p>#ffdab9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8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63" calcext:value-type="percentage">
            <text:p>8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ach yellow</text:p>
          </table:table-cell>
          <table:table-cell office:value-type="string" calcext:value-type="string">
            <text:p>#fadfad</text:p>
          </table:table-cell>
          <table:table-cell office:value-type="float" office:value="250" calcext:value-type="float">
            <text:p>250</text:p>
          </table:table-cell>
          <table:table-cell office:value-type="float" office:value="223" calcext:value-type="float">
            <text:p>22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39°</text:p>
          </table:table-cell>
          <table:table-cell table:style-name="ce2" office:value-type="percentage" office:value="0.885" calcext:value-type="percentage">
            <text:p>88.50%</text:p>
          </table:table-cell>
          <table:table-cell table:style-name="ce2" office:value-type="percentage" office:value="0.829" calcext:value-type="percentage">
            <text:p>8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#d1e231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5.8°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2" office:value-type="percentage" office:value="0.539" calcext:value-type="percentage">
            <text:p>5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#eae0c8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2.4°</text:p>
          </table:table-cell>
          <table:table-cell table:style-name="ce2" office:value-type="percentage" office:value="0.447" calcext:value-type="percentage">
            <text:p>44.70%</text:p>
          </table:table-cell>
          <table:table-cell table:style-name="ce2" office:value-type="percentage" office:value="0.851" calcext:value-type="percentage">
            <text:p>8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arl Aqua</text:p>
          </table:table-cell>
          <table:table-cell office:value-type="string" calcext:value-type="string">
            <text:p>#88d8c0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62°</text:p>
          </table:table-cell>
          <table:table-cell table:style-name="ce2" office:value-type="percentage" office:value="0.506" calcext:value-type="percentage">
            <text:p>50.60%</text:p>
          </table:table-cell>
          <table:table-cell table:style-name="ce2" office:value-type="percentage" office:value="0.69" calcext:value-type="percentage">
            <text:p>6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idot</text:p>
          </table:table-cell>
          <table:table-cell office:value-type="string" calcext:value-type="string">
            <text:p>#e6e20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51" calcext:value-type="percentage">
            <text:p>4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iwinkle</text:p>
          </table:table-cell>
          <table:table-cell office:value-type="string" calcext:value-type="string">
            <text:p>#ccccff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4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" calcext:value-type="percentage">
            <text:p>9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sian blue</text:p>
          </table:table-cell>
          <table:table-cell office:value-type="string" calcext:value-type="string">
            <text:p>#1c39bb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29.1°</text:p>
          </table:table-cell>
          <table:table-cell table:style-name="ce2" office:value-type="percentage" office:value="0.74" calcext:value-type="percentage">
            <text:p>74.00%</text:p>
          </table:table-cell>
          <table:table-cell table:style-name="ce2" office:value-type="percentage" office:value="0.422" calcext:value-type="percentage">
            <text:p>4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sian indigo</text:p>
          </table:table-cell>
          <table:table-cell office:value-type="string" calcext:value-type="string">
            <text:p>#32127a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58.5°</text:p>
          </table:table-cell>
          <table:table-cell table:style-name="ce2" office:value-type="percentage" office:value="0.743" calcext:value-type="percentage">
            <text:p>74.30%</text:p>
          </table:table-cell>
          <table:table-cell table:style-name="ce2" office:value-type="percentage" office:value="0.275" calcext:value-type="percentage">
            <text:p>2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sian orange</text:p>
          </table:table-cell>
          <table:table-cell office:value-type="string" calcext:value-type="string">
            <text:p>#d99058</text:p>
          </table:table-cell>
          <table:table-cell office:value-type="float" office:value="217" calcext:value-type="float">
            <text:p>217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6°</text:p>
          </table:table-cell>
          <table:table-cell table:style-name="ce2" office:value-type="percentage" office:value="0.629" calcext:value-type="percentage">
            <text:p>62.90%</text:p>
          </table:table-cell>
          <table:table-cell table:style-name="ce2" office:value-type="percentage" office:value="0.598" calcext:value-type="percentage">
            <text:p>5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sian pink</text:p>
          </table:table-cell>
          <table:table-cell office:value-type="string" calcext:value-type="string">
            <text:p>#f77fbe</text:p>
          </table:table-cell>
          <table:table-cell office:value-type="float" office:value="247" calcext:value-type="float">
            <text:p>247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28.5°</text:p>
          </table:table-cell>
          <table:table-cell table:style-name="ce2" office:value-type="percentage" office:value="0.882" calcext:value-type="percentage">
            <text:p>88.20%</text:p>
          </table:table-cell>
          <table:table-cell table:style-name="ce2" office:value-type="percentage" office:value="0.733" calcext:value-type="percentage">
            <text:p>7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sian plum</text:p>
          </table:table-cell>
          <table:table-cell office:value-type="string" calcext:value-type="string">
            <text:p>#701c1c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275" calcext:value-type="percentage">
            <text:p>2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sian red</text:p>
          </table:table-cell>
          <table:table-cell office:value-type="string" calcext:value-type="string">
            <text:p>#cc333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ersian rose</text:p>
          </table:table-cell>
          <table:table-cell office:value-type="string" calcext:value-type="string">
            <text:p>#fe28a2</text:p>
          </table:table-cell>
          <table:table-cell office:value-type="float" office:value="254" calcext:value-type="float">
            <text:p>254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25.8°</text:p>
          </table:table-cell>
          <table:table-cell table:style-name="ce2" office:value-type="percentage" office:value="0.991" calcext:value-type="percentage">
            <text:p>99.10%</text:p>
          </table:table-cell>
          <table:table-cell table:style-name="ce2" office:value-type="percentage" office:value="0.576" calcext:value-type="percentage">
            <text:p>57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hlox</text:p>
          </table:table-cell>
          <table:table-cell office:value-type="string" calcext:value-type="string">
            <text:p>#df00ff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92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hthalo blue</text:p>
          </table:table-cell>
          <table:table-cell office:value-type="string" calcext:value-type="string">
            <text:p>#000f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33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69" calcext:value-type="percentage">
            <text:p>2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hthalo green</text:p>
          </table:table-cell>
          <table:table-cell office:value-type="string" calcext:value-type="string">
            <text:p>#123524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9°</text:p>
          </table:table-cell>
          <table:table-cell table:style-name="ce2" office:value-type="percentage" office:value="0.493" calcext:value-type="percentage">
            <text:p>49.30%</text:p>
          </table:table-cell>
          <table:table-cell table:style-name="ce2" office:value-type="percentage" office:value="0.139" calcext:value-type="percentage">
            <text:p>1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iggy pink</text:p>
          </table:table-cell>
          <table:table-cell office:value-type="string" calcext:value-type="string">
            <text:p>#fddde6</text:p>
          </table:table-cell>
          <table:table-cell office:value-type="float" office:value="253" calcext:value-type="float">
            <text:p>253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43.1°</text:p>
          </table:table-cell>
          <table:table-cell table:style-name="ce2" office:value-type="percentage" office:value="0.889" calcext:value-type="percentage">
            <text:p>88.90%</text:p>
          </table:table-cell>
          <table:table-cell table:style-name="ce2" office:value-type="percentage" office:value="0.929" calcext:value-type="percentage">
            <text:p>9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ine green</text:p>
          </table:table-cell>
          <table:table-cell office:value-type="string" calcext:value-type="string">
            <text:p>#01796f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75°</text:p>
          </table:table-cell>
          <table:table-cell table:style-name="ce2" office:value-type="percentage" office:value="0.984" calcext:value-type="percentage">
            <text:p>98.40%</text:p>
          </table:table-cell>
          <table:table-cell table:style-name="ce2" office:value-type="percentage" office:value="0.239" calcext:value-type="percentage">
            <text:p>2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fc0cb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349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76" calcext:value-type="percentage">
            <text:p>87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ink Flamingo</text:p>
          </table:table-cell>
          <table:table-cell office:value-type="string" calcext:value-type="string">
            <text:p>#fc74fd</text:p>
          </table:table-cell>
          <table:table-cell office:value-type="float" office:value="252" calcext:value-type="float">
            <text:p>252</text:p>
          </table:table-cell>
          <table:table-cell office:value-type="float" office:value="116" calcext:value-type="float">
            <text:p>11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99.6°</text:p>
          </table:table-cell>
          <table:table-cell table:style-name="ce2" office:value-type="percentage" office:value="0.972" calcext:value-type="percentage">
            <text:p>97.20%</text:p>
          </table:table-cell>
          <table:table-cell table:style-name="ce2" office:value-type="percentage" office:value="0.724" calcext:value-type="percentage">
            <text:p>7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ink Sherbet</text:p>
          </table:table-cell>
          <table:table-cell office:value-type="string" calcext:value-type="string">
            <text:p>#f78fa7</text:p>
          </table:table-cell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46.2°</text:p>
          </table:table-cell>
          <table:table-cell table:style-name="ce2" office:value-type="percentage" office:value="0.867" calcext:value-type="percentage">
            <text:p>86.70%</text:p>
          </table:table-cell>
          <table:table-cell table:style-name="ce2" office:value-type="percentage" office:value="0.765" calcext:value-type="percentage">
            <text:p>7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ink pearl</text:p>
          </table:table-cell>
          <table:table-cell office:value-type="string" calcext:value-type="string">
            <text:p>#e7accf</text:p>
          </table:table-cell>
          <table:table-cell office:value-type="float" office:value="231" calcext:value-type="float">
            <text:p>231</text:p>
          </table:table-cell>
          <table:table-cell office:value-type="float" office:value="172" calcext:value-type="float">
            <text:p>1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324.4°</text:p>
          </table:table-cell>
          <table:table-cell table:style-name="ce2" office:value-type="percentage" office:value="0.551" calcext:value-type="percentage">
            <text:p>55.10%</text:p>
          </table:table-cell>
          <table:table-cell table:style-name="ce2" office:value-type="percentage" office:value="0.79" calcext:value-type="percentage">
            <text:p>7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istachio</text:p>
          </table:table-cell>
          <table:table-cell office:value-type="string" calcext:value-type="string">
            <text:p>#93c572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6.1°</text:p>
          </table:table-cell>
          <table:table-cell table:style-name="ce2" office:value-type="percentage" office:value="0.417" calcext:value-type="percentage">
            <text:p>41.70%</text:p>
          </table:table-cell>
          <table:table-cell table:style-name="ce2" office:value-type="percentage" office:value="0.61" calcext:value-type="percentage">
            <text:p>6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#e5e4e2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40°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892" calcext:value-type="percentage">
            <text:p>89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#dda0dd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0.473" calcext:value-type="percentage">
            <text:p>47.30%</text:p>
          </table:table-cell>
          <table:table-cell table:style-name="ce2" office:value-type="percentage" office:value="0.747" calcext:value-type="percentage">
            <text:p>7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ortland Orange</text:p>
          </table:table-cell>
          <table:table-cell office:value-type="string" calcext:value-type="string">
            <text:p>#ff5a36</text:p>
          </table:table-cell>
          <table:table-cell office:value-type="float" office:value="255" calcext:value-type="float">
            <text:p>255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06" calcext:value-type="percentage">
            <text:p>6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owder blue</text:p>
          </table:table-cell>
          <table:table-cell office:value-type="string" calcext:value-type="string">
            <text:p>#b0e0e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86.7°</text:p>
          </table:table-cell>
          <table:table-cell table:style-name="ce2" office:value-type="percentage" office:value="0.519" calcext:value-type="percentage">
            <text:p>51.90%</text:p>
          </table:table-cell>
          <table:table-cell table:style-name="ce2" office:value-type="percentage" office:value="0.796" calcext:value-type="percentage">
            <text:p>79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rinceton orange</text:p>
          </table:table-cell>
          <table:table-cell office:value-type="string" calcext:value-type="string">
            <text:p>#ff8f00</text:p>
          </table:table-cell>
          <table:table-cell office:value-type="float" office:value="255" calcext:value-type="float">
            <text:p>25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russian blue</text:p>
          </table:table-cell>
          <table:table-cell office:value-type="string" calcext:value-type="string">
            <text:p>#00315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4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63" calcext:value-type="percentage">
            <text:p>1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sychedelic purple</text:p>
          </table:table-cell>
          <table:table-cell office:value-type="string" calcext:value-type="string">
            <text:p>#df00ff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92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uce</text:p>
          </table:table-cell>
          <table:table-cell office:value-type="string" calcext:value-type="string">
            <text:p>#cc8899</text:p>
          </table:table-cell>
          <table:table-cell office:value-type="float" office:value="204" calcext:value-type="float">
            <text:p>204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45°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667" calcext:value-type="percentage">
            <text:p>6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#ff7518</text:p>
          </table:table-cell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47" calcext:value-type="percentage">
            <text:p>5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80008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urple Heart</text:p>
          </table:table-cell>
          <table:table-cell office:value-type="string" calcext:value-type="string">
            <text:p>#69359c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70.3°</text:p>
          </table:table-cell>
          <table:table-cell table:style-name="ce2" office:value-type="percentage" office:value="0.493" calcext:value-type="percentage">
            <text:p>49.30%</text:p>
          </table:table-cell>
          <table:table-cell table:style-name="ce2" office:value-type="percentage" office:value="0.41" calcext:value-type="percentage">
            <text:p>4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urple Mountain's Majesty</text:p>
          </table:table-cell>
          <table:table-cell office:value-type="string" calcext:value-type="string">
            <text:p>#9d81ba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69.5°</text:p>
          </table:table-cell>
          <table:table-cell table:style-name="ce2" office:value-type="percentage" office:value="0.292" calcext:value-type="percentage">
            <text:p>29.20%</text:p>
          </table:table-cell>
          <table:table-cell table:style-name="ce2" office:value-type="percentage" office:value="0.618" calcext:value-type="percentage">
            <text:p>6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urple mountain majesty</text:p>
          </table:table-cell>
          <table:table-cell office:value-type="string" calcext:value-type="string">
            <text:p>#9678b6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69°</text:p>
          </table:table-cell>
          <table:table-cell table:style-name="ce2" office:value-type="percentage" office:value="0.298" calcext:value-type="percentage">
            <text:p>29.80%</text:p>
          </table:table-cell>
          <table:table-cell table:style-name="ce2" office:value-type="percentage" office:value="0.592" calcext:value-type="percentage">
            <text:p>59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urple pizzazz</text:p>
          </table:table-cell>
          <table:table-cell office:value-type="string" calcext:value-type="string">
            <text:p>#fe4eda</text:p>
          </table:table-cell>
          <table:table-cell office:value-type="float" office:value="254" calcext:value-type="float">
            <text:p>254</text:p>
          </table:table-cell>
          <table:table-cell office:value-type="float" office:value="78" calcext:value-type="float">
            <text:p>7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312.3°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2" office:value-type="percentage" office:value="0.651" calcext:value-type="percentage">
            <text:p>6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urple taupe</text:p>
          </table:table-cell>
          <table:table-cell office:value-type="string" calcext:value-type="string">
            <text:p>#50404d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11.3°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2" office:value-type="percentage" office:value="0.282" calcext:value-type="percentage">
            <text:p>2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ckley</text:p>
          </table:table-cell>
          <table:table-cell office:value-type="string" calcext:value-type="string">
            <text:p>#5d8aa8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4°</text:p>
          </table:table-cell>
          <table:table-cell table:style-name="ce2" office:value-type="percentage" office:value="0.301" calcext:value-type="percentage">
            <text:p>30.10%</text:p>
          </table:table-cell>
          <table:table-cell table:style-name="ce2" office:value-type="percentage" office:value="0.512" calcext:value-type="percentage">
            <text:p>5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dical Red</text:p>
          </table:table-cell>
          <table:table-cell office:value-type="string" calcext:value-type="string">
            <text:p>#ff355e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47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04" calcext:value-type="percentage">
            <text:p>6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#e30b5d</text:p>
          </table:table-cell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37.2°</text:p>
          </table:table-cell>
          <table:table-cell table:style-name="ce2" office:value-type="percentage" office:value="0.908" calcext:value-type="percentage">
            <text:p>90.8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spberry glace</text:p>
          </table:table-cell>
          <table:table-cell office:value-type="string" calcext:value-type="string">
            <text:p>#915f6d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43.2°</text:p>
          </table:table-cell>
          <table:table-cell table:style-name="ce2" office:value-type="percentage" office:value="0.208" calcext:value-type="percentage">
            <text:p>20.80%</text:p>
          </table:table-cell>
          <table:table-cell table:style-name="ce2" office:value-type="percentage" office:value="0.471" calcext:value-type="percentage">
            <text:p>47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spberry pink</text:p>
          </table:table-cell>
          <table:table-cell office:value-type="string" calcext:value-type="string">
            <text:p>#e25098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30.4°</text:p>
          </table:table-cell>
          <table:table-cell table:style-name="ce2" office:value-type="percentage" office:value="0.716" calcext:value-type="percentage">
            <text:p>71.60%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spberry rose</text:p>
          </table:table-cell>
          <table:table-cell office:value-type="string" calcext:value-type="string">
            <text:p>#b3446c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38.4°</text:p>
          </table:table-cell>
          <table:table-cell table:style-name="ce2" office:value-type="percentage" office:value="0.449" calcext:value-type="percentage">
            <text:p>44.90%</text:p>
          </table:table-cell>
          <table:table-cell table:style-name="ce2" office:value-type="percentage" office:value="0.484" calcext:value-type="percentage">
            <text:p>48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w Sienna</text:p>
          </table:table-cell>
          <table:table-cell office:value-type="string" calcext:value-type="string">
            <text:p>#d68a59</text:p>
          </table:table-cell>
          <table:table-cell office:value-type="float" office:value="214" calcext:value-type="float">
            <text:p>214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3.5°</text:p>
          </table:table-cell>
          <table:table-cell table:style-name="ce2" office:value-type="percentage" office:value="0.604" calcext:value-type="percentage">
            <text:p>60.40%</text:p>
          </table:table-cell>
          <table:table-cell table:style-name="ce2" office:value-type="percentage" office:value="0.594" calcext:value-type="percentage">
            <text:p>5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zzle dazzle rose</text:p>
          </table:table-cell>
          <table:table-cell office:value-type="string" calcext:value-type="string">
            <text:p>#ff33cc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1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azzmatazz</text:p>
          </table:table-cell>
          <table:table-cell office:value-type="string" calcext:value-type="string">
            <text:p>#e3256b</text:p>
          </table:table-cell>
          <table:table-cell office:value-type="float" office:value="227" calcext:value-type="float">
            <text:p>227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37.9°</text:p>
          </table:table-cell>
          <table:table-cell table:style-name="ce2" office:value-type="percentage" office:value="0.772" calcext:value-type="percentage">
            <text:p>77.20%</text:p>
          </table:table-cell>
          <table:table-cell table:style-name="ce2" office:value-type="percentage" office:value="0.518" calcext:value-type="percentage">
            <text:p>5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ff000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ed Orange</text:p>
          </table:table-cell>
          <table:table-cell office:value-type="string" calcext:value-type="string">
            <text:p>#ff5349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43" calcext:value-type="percentage">
            <text:p>64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ed brown</text:p>
          </table:table-cell>
          <table:table-cell office:value-type="string" calcext:value-type="string">
            <text:p>#a52a2a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594" calcext:value-type="percentage">
            <text:p>59.40%</text:p>
          </table:table-cell>
          <table:table-cell table:style-name="ce2" office:value-type="percentage" office:value="0.406" calcext:value-type="percentage">
            <text:p>4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ed violet</text:p>
          </table:table-cell>
          <table:table-cell office:value-type="string" calcext:value-type="string">
            <text:p>#c71585</text:p>
          </table:table-cell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22.2°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2" office:value-type="percentage" office:value="0.431" calcext:value-type="percentage">
            <text:p>4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ich black</text:p>
          </table:table-cell>
          <table:table-cell office:value-type="string" calcext:value-type="string">
            <text:p>#0040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25" calcext:value-type="percentage">
            <text:p>1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ich carmine</text:p>
          </table:table-cell>
          <table:table-cell office:value-type="string" calcext:value-type="string">
            <text:p>#d7004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2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22" calcext:value-type="percentage">
            <text:p>4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ich electric blue</text:p>
          </table:table-cell>
          <table:table-cell office:value-type="string" calcext:value-type="string">
            <text:p>#0892d0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98.6°</text:p>
          </table:table-cell>
          <table:table-cell table:style-name="ce2" office:value-type="percentage" office:value="0.926" calcext:value-type="percentage">
            <text:p>92.60%</text:p>
          </table:table-cell>
          <table:table-cell table:style-name="ce2" office:value-type="percentage" office:value="0.424" calcext:value-type="percentage">
            <text:p>4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ich lilac</text:p>
          </table:table-cell>
          <table:table-cell office:value-type="string" calcext:value-type="string">
            <text:p>#b666d2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84.4°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612" calcext:value-type="percentage">
            <text:p>6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ich maroon</text:p>
          </table:table-cell>
          <table:table-cell office:value-type="string" calcext:value-type="string">
            <text:p>#b0306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37.5°</text:p>
          </table:table-cell>
          <table:table-cell table:style-name="ce2" office:value-type="percentage" office:value="0.571" calcext:value-type="percentage">
            <text:p>57.10%</text:p>
          </table:table-cell>
          <table:table-cell table:style-name="ce2" office:value-type="percentage" office:value="0.439" calcext:value-type="percentage">
            <text:p>4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ifle green</text:p>
          </table:table-cell>
          <table:table-cell office:value-type="string" calcext:value-type="string">
            <text:p>#41483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0°</text:p>
          </table:table-cell>
          <table:table-cell table:style-name="ce2" office:value-type="percentage" office:value="0.171" calcext:value-type="percentage">
            <text:p>17.10%</text:p>
          </table:table-cell>
          <table:table-cell table:style-name="ce2" office:value-type="percentage" office:value="0.241" calcext:value-type="percentage">
            <text:p>2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bin's Egg Blue</text:p>
          </table:table-cell>
          <table:table-cell office:value-type="string" calcext:value-type="string">
            <text:p>#1fcecb</text:p>
          </table:table-cell>
          <table:table-cell office:value-type="float" office:value="31" calcext:value-type="float">
            <text:p>31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9°</text:p>
          </table:table-cell>
          <table:table-cell table:style-name="ce2" office:value-type="percentage" office:value="0.738" calcext:value-type="percentage">
            <text:p>73.80%</text:p>
          </table:table-cell>
          <table:table-cell table:style-name="ce2" office:value-type="percentage" office:value="0.465" calcext:value-type="percentage">
            <text:p>4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#ff007f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30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 bonbon</text:p>
          </table:table-cell>
          <table:table-cell office:value-type="string" calcext:value-type="string">
            <text:p>#f9429e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329.8°</text:p>
          </table:table-cell>
          <table:table-cell table:style-name="ce2" office:value-type="percentage" office:value="0.938" calcext:value-type="percentage">
            <text:p>93.80%</text:p>
          </table:table-cell>
          <table:table-cell table:style-name="ce2" office:value-type="percentage" office:value="0.618" calcext:value-type="percentage">
            <text:p>6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 ebony</text:p>
          </table:table-cell>
          <table:table-cell office:value-type="string" calcext:value-type="string">
            <text:p>#67484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.6°</text:p>
          </table:table-cell>
          <table:table-cell table:style-name="ce2" office:value-type="percentage" office:value="0.191" calcext:value-type="percentage">
            <text:p>19.10%</text:p>
          </table:table-cell>
          <table:table-cell table:style-name="ce2" office:value-type="percentage" office:value="0.339" calcext:value-type="percentage">
            <text:p>3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 gold</text:p>
          </table:table-cell>
          <table:table-cell office:value-type="string" calcext:value-type="string">
            <text:p>#b76e79</text:p>
          </table:table-cell>
          <table:table-cell office:value-type="float" office:value="183" calcext:value-type="float">
            <text:p>183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51°</text:p>
          </table:table-cell>
          <table:table-cell table:style-name="ce2" office:value-type="percentage" office:value="0.336" calcext:value-type="percentage">
            <text:p>33.60%</text:p>
          </table:table-cell>
          <table:table-cell table:style-name="ce2" office:value-type="percentage" office:value="0.575" calcext:value-type="percentage">
            <text:p>5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 madder</text:p>
          </table:table-cell>
          <table:table-cell office:value-type="string" calcext:value-type="string">
            <text:p>#e32636</text:p>
          </table:table-cell>
          <table:table-cell office:value-type="float" office:value="227" calcext:value-type="float">
            <text:p>22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4.9°</text:p>
          </table:table-cell>
          <table:table-cell table:style-name="ce2" office:value-type="percentage" office:value="0.771" calcext:value-type="percentage">
            <text:p>77.10%</text:p>
          </table:table-cell>
          <table:table-cell table:style-name="ce2" office:value-type="percentage" office:value="0.52" calcext:value-type="percentage">
            <text:p>52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 pink</text:p>
          </table:table-cell>
          <table:table-cell office:value-type="string" calcext:value-type="string">
            <text:p>#ff66cc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" calcext:value-type="percentage">
            <text:p>7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 quartz</text:p>
          </table:table-cell>
          <table:table-cell office:value-type="string" calcext:value-type="string">
            <text:p>#aa98a9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03.3°</text:p>
          </table:table-cell>
          <table:table-cell table:style-name="ce2" office:value-type="percentage" office:value="0.096" calcext:value-type="percentage">
            <text:p>9.6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 taupe</text:p>
          </table:table-cell>
          <table:table-cell office:value-type="string" calcext:value-type="string">
            <text:p>#905d5d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215" calcext:value-type="percentage">
            <text:p>21.50%</text:p>
          </table:table-cell>
          <table:table-cell table:style-name="ce2" office:value-type="percentage" office:value="0.465" calcext:value-type="percentage">
            <text:p>4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 vale</text:p>
          </table:table-cell>
          <table:table-cell office:value-type="string" calcext:value-type="string">
            <text:p>#ab4e52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57.4°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488" calcext:value-type="percentage">
            <text:p>4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ewood</text:p>
          </table:table-cell>
          <table:table-cell office:value-type="string" calcext:value-type="string">
            <text:p>#65000b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3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98" calcext:value-type="percentage">
            <text:p>1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so corsa</text:p>
          </table:table-cell>
          <table:table-cell office:value-type="string" calcext:value-type="string">
            <text:p>#d4000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16" calcext:value-type="percentage">
            <text:p>4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sy brown</text:p>
          </table:table-cell>
          <table:table-cell office:value-type="string" calcext:value-type="string">
            <text:p>#bc8f8f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251" calcext:value-type="percentage">
            <text:p>25.10%</text:p>
          </table:table-cell>
          <table:table-cell table:style-name="ce2" office:value-type="percentage" office:value="0.649" calcext:value-type="percentage">
            <text:p>64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yal azure</text:p>
          </table:table-cell>
          <table:table-cell office:value-type="string" calcext:value-type="string">
            <text:p>#0038a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9" calcext:value-type="percentage">
            <text:p>3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yal blue</text:p>
          </table:table-cell>
          <table:table-cell office:value-type="string" calcext:value-type="string">
            <text:p>#4169e1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°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2" office:value-type="percentage" office:value="0.569" calcext:value-type="percentage">
            <text:p>5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yal fuchsia</text:p>
          </table:table-cell>
          <table:table-cell office:value-type="string" calcext:value-type="string">
            <text:p>#ca2c92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321.3°</text:p>
          </table:table-cell>
          <table:table-cell table:style-name="ce2" office:value-type="percentage" office:value="0.642" calcext:value-type="percentage">
            <text:p>64.20%</text:p>
          </table:table-cell>
          <table:table-cell table:style-name="ce2" office:value-type="percentage" office:value="0.482" calcext:value-type="percentage">
            <text:p>4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oyal purple</text:p>
          </table:table-cell>
          <table:table-cell office:value-type="string" calcext:value-type="string">
            <text:p>#7851a9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66.6°</text:p>
          </table:table-cell>
          <table:table-cell table:style-name="ce2" office:value-type="percentage" office:value="0.352" calcext:value-type="percentage">
            <text:p>35.20%</text:p>
          </table:table-cell>
          <table:table-cell table:style-name="ce2" office:value-type="percentage" office:value="0.49" calcext:value-type="percentage">
            <text:p>4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#e0115f</text:p>
          </table:table-cell>
          <table:table-cell office:value-type="float" office:value="224" calcext:value-type="float">
            <text:p>224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37.4°</text:p>
          </table:table-cell>
          <table:table-cell table:style-name="ce2" office:value-type="percentage" office:value="0.859" calcext:value-type="percentage">
            <text:p>85.90%</text:p>
          </table:table-cell>
          <table:table-cell table:style-name="ce2" office:value-type="percentage" office:value="0.473" calcext:value-type="percentage">
            <text:p>4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uddy</text:p>
          </table:table-cell>
          <table:table-cell office:value-type="string" calcext:value-type="string">
            <text:p>#ff002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50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uddy brown</text:p>
          </table:table-cell>
          <table:table-cell office:value-type="string" calcext:value-type="string">
            <text:p>#bb6528</text:p>
          </table:table-cell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4.9°</text:p>
          </table:table-cell>
          <table:table-cell table:style-name="ce2" office:value-type="percentage" office:value="0.648" calcext:value-type="percentage">
            <text:p>64.80%</text:p>
          </table:table-cell>
          <table:table-cell table:style-name="ce2" office:value-type="percentage" office:value="0.445" calcext:value-type="percentage">
            <text:p>4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uddy pink</text:p>
          </table:table-cell>
          <table:table-cell office:value-type="string" calcext:value-type="string">
            <text:p>#e18e96</text:p>
          </table:table-cell>
          <table:table-cell office:value-type="float" office:value="225" calcext:value-type="float">
            <text:p>225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54.2°</text:p>
          </table:table-cell>
          <table:table-cell table:style-name="ce2" office:value-type="percentage" office:value="0.58" calcext:value-type="percentage">
            <text:p>58.00%</text:p>
          </table:table-cell>
          <table:table-cell table:style-name="ce2" office:value-type="percentage" office:value="0.72" calcext:value-type="percentage">
            <text:p>72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ufous</text:p>
          </table:table-cell>
          <table:table-cell office:value-type="string" calcext:value-type="string">
            <text:p>#a81c07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8°</text:p>
          </table:table-cell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343" calcext:value-type="percentage">
            <text:p>34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usset</text:p>
          </table:table-cell>
          <table:table-cell office:value-type="string" calcext:value-type="string">
            <text:p>#80461b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.5°</text:p>
          </table:table-cell>
          <table:table-cell table:style-name="ce2" office:value-type="percentage" office:value="0.652" calcext:value-type="percentage">
            <text:p>65.20%</text:p>
          </table:table-cell>
          <table:table-cell table:style-name="ce2" office:value-type="percentage" office:value="0.304" calcext:value-type="percentage">
            <text:p>3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#b7410e</text:p>
          </table:table-cell>
          <table:table-cell office:value-type="float" office:value="183" calcext:value-type="float">
            <text:p>18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.1°</text:p>
          </table:table-cell>
          <table:table-cell table:style-name="ce2" office:value-type="percentage" office:value="0.858" calcext:value-type="percentage">
            <text:p>85.80%</text:p>
          </table:table-cell>
          <table:table-cell table:style-name="ce2" office:value-type="percentage" office:value="0.386" calcext:value-type="percentage">
            <text:p>3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cramento State green</text:p>
          </table:table-cell>
          <table:table-cell office:value-type="string" calcext:value-type="string">
            <text:p>#00563f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69" calcext:value-type="percentage">
            <text:p>1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ddle brown</text:p>
          </table:table-cell>
          <table:table-cell office:value-type="string" calcext:value-type="string">
            <text:p>#8b4513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°</text:p>
          </table:table-cell>
          <table:table-cell table:style-name="ce2" office:value-type="percentage" office:value="0.759" calcext:value-type="percentage">
            <text:p>75.90%</text:p>
          </table:table-cell>
          <table:table-cell table:style-name="ce2" office:value-type="percentage" office:value="0.31" calcext:value-type="percentage">
            <text:p>3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fety orange</text:p>
          </table:table-cell>
          <table:table-cell office:value-type="string" calcext:value-type="string">
            <text:p>#ff6700</text:p>
          </table:table-cell>
          <table:table-cell office:value-type="float" office:value="255" calcext:value-type="float">
            <text:p>25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ffron</text:p>
          </table:table-cell>
          <table:table-cell office:value-type="string" calcext:value-type="string">
            <text:p>#f4c430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5.3°</text:p>
          </table:table-cell>
          <table:table-cell table:style-name="ce2" office:value-type="percentage" office:value="0.899" calcext:value-type="percentage">
            <text:p>89.90%</text:p>
          </table:table-cell>
          <table:table-cell table:style-name="ce2" office:value-type="percentage" office:value="0.573" calcext:value-type="percentage">
            <text:p>5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int Patrick Blue</text:p>
          </table:table-cell>
          <table:table-cell office:value-type="string" calcext:value-type="string">
            <text:p>#23297a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35.9°</text:p>
          </table:table-cell>
          <table:table-cell table:style-name="ce2" office:value-type="percentage" office:value="0.554" calcext:value-type="percentage">
            <text:p>55.40%</text:p>
          </table:table-cell>
          <table:table-cell table:style-name="ce2" office:value-type="percentage" office:value="0.308" calcext:value-type="percentage">
            <text:p>30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ff8c69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06" calcext:value-type="percentage">
            <text:p>7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lmon pink</text:p>
          </table:table-cell>
          <table:table-cell office:value-type="string" calcext:value-type="string">
            <text:p>#ff91a4</text:p>
          </table:table-cell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349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84" calcext:value-type="percentage">
            <text:p>78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#c2b280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5.5°</text:p>
          </table:table-cell>
          <table:table-cell table:style-name="ce2" office:value-type="percentage" office:value="0.351" calcext:value-type="percentage">
            <text:p>35.1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nd dune</text:p>
          </table:table-cell>
          <table:table-cell office:value-type="string" calcext:value-type="string">
            <text:p>#967117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2.5°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339" calcext:value-type="percentage">
            <text:p>3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ndstorm</text:p>
          </table:table-cell>
          <table:table-cell office:value-type="string" calcext:value-type="string">
            <text:p>#ecd540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°</text:p>
          </table:table-cell>
          <table:table-cell table:style-name="ce2" office:value-type="percentage" office:value="0.819" calcext:value-type="percentage">
            <text:p>81.90%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ndy brown</text:p>
          </table:table-cell>
          <table:table-cell office:value-type="string" calcext:value-type="string">
            <text:p>#f4a460</text:p>
          </table:table-cell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7.6°</text:p>
          </table:table-cell>
          <table:table-cell table:style-name="ce2" office:value-type="percentage" office:value="0.871" calcext:value-type="percentage">
            <text:p>87.10%</text:p>
          </table:table-cell>
          <table:table-cell table:style-name="ce2" office:value-type="percentage" office:value="0.667" calcext:value-type="percentage">
            <text:p>6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ndy taupe</text:p>
          </table:table-cell>
          <table:table-cell office:value-type="string" calcext:value-type="string">
            <text:p>#967117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2.5°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339" calcext:value-type="percentage">
            <text:p>3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p green</text:p>
          </table:table-cell>
          <table:table-cell office:value-type="string" calcext:value-type="string">
            <text:p>#507d2a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2.5°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327" calcext:value-type="percentage">
            <text:p>3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#0f52ba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16.5°</text:p>
          </table:table-cell>
          <table:table-cell table:style-name="ce2" office:value-type="percentage" office:value="0.851" calcext:value-type="percentage">
            <text:p>85.10%</text:p>
          </table:table-cell>
          <table:table-cell table:style-name="ce2" office:value-type="percentage" office:value="0.394" calcext:value-type="percentage">
            <text:p>3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atin sheen gold</text:p>
          </table:table-cell>
          <table:table-cell office:value-type="string" calcext:value-type="string">
            <text:p>#cba135</text:p>
          </table:table-cell>
          <table:table-cell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3.2°</text:p>
          </table:table-cell>
          <table:table-cell table:style-name="ce2" office:value-type="percentage" office:value="0.591" calcext:value-type="percentage">
            <text:p>59.10%</text:p>
          </table:table-cell>
          <table:table-cell table:style-name="ce2" office:value-type="percentage" office:value="0.502" calcext:value-type="percentage">
            <text:p>5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carlet</text:p>
          </table:table-cell>
          <table:table-cell office:value-type="string" calcext:value-type="string">
            <text:p>#ff2400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chool bus yellow</text:p>
          </table:table-cell>
          <table:table-cell office:value-type="string" calcext:value-type="string">
            <text:p>#ffd80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creamin Green</text:p>
          </table:table-cell>
          <table:table-cell office:value-type="string" calcext:value-type="string">
            <text:p>#76ff7a</text:p>
          </table:table-cell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1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31" calcext:value-type="percentage">
            <text:p>7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ea blue</text:p>
          </table:table-cell>
          <table:table-cell office:value-type="string" calcext:value-type="string">
            <text:p>#00699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97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9" calcext:value-type="percentage">
            <text:p>2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ea green</text:p>
          </table:table-cell>
          <table:table-cell office:value-type="string" calcext:value-type="string">
            <text:p>#2e8b5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46.5°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2" office:value-type="percentage" office:value="0.363" calcext:value-type="percentage">
            <text:p>3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eal brown</text:p>
          </table:table-cell>
          <table:table-cell office:value-type="string" calcext:value-type="string">
            <text:p>#3214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429" calcext:value-type="percentage">
            <text:p>42.90%</text:p>
          </table:table-cell>
          <table:table-cell table:style-name="ce2" office:value-type="percentage" office:value="0.137" calcext:value-type="percentage">
            <text:p>13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eashell</text:p>
          </table:table-cell>
          <table:table-cell office:value-type="string" calcext:value-type="string">
            <text:p>#fff5ee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4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67" calcext:value-type="percentage">
            <text:p>9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elective yellow</text:p>
          </table:table-cell>
          <table:table-cell office:value-type="string" calcext:value-type="string">
            <text:p>#ffba00</text:p>
          </table:table-cell>
          <table:table-cell office:value-type="float" office:value="255" calcext:value-type="float">
            <text:p>255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epia</text:p>
          </table:table-cell>
          <table:table-cell office:value-type="string" calcext:value-type="string">
            <text:p>#704214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697" calcext:value-type="percentage">
            <text:p>69.70%</text:p>
          </table:table-cell>
          <table:table-cell table:style-name="ce2" office:value-type="percentage" office:value="0.259" calcext:value-type="percentage">
            <text:p>2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#8a795d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7.3°</text:p>
          </table:table-cell>
          <table:table-cell table:style-name="ce2" office:value-type="percentage" office:value="0.195" calcext:value-type="percentage">
            <text:p>19.50%</text:p>
          </table:table-cell>
          <table:table-cell table:style-name="ce2" office:value-type="percentage" office:value="0.453" calcext:value-type="percentage">
            <text:p>4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hamrock</text:p>
          </table:table-cell>
          <table:table-cell office:value-type="string" calcext:value-type="string">
            <text:p>#45cea2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0.7°</text:p>
          </table:table-cell>
          <table:table-cell table:style-name="ce2" office:value-type="percentage" office:value="0.583" calcext:value-type="percentage">
            <text:p>58.30%</text:p>
          </table:table-cell>
          <table:table-cell table:style-name="ce2" office:value-type="percentage" office:value="0.539" calcext:value-type="percentage">
            <text:p>5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hamrock green</text:p>
          </table:table-cell>
          <table:table-cell office:value-type="string" calcext:value-type="string">
            <text:p>#009e6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56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1" calcext:value-type="percentage">
            <text:p>31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hocking pink</text:p>
          </table:table-cell>
          <table:table-cell office:value-type="string" calcext:value-type="string">
            <text:p>#fc0fc0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5.2°</text:p>
          </table:table-cell>
          <table:table-cell table:style-name="ce2" office:value-type="percentage" office:value="0.975" calcext:value-type="percentage">
            <text:p>97.50%</text:p>
          </table:table-cell>
          <table:table-cell table:style-name="ce2" office:value-type="percentage" office:value="0.524" calcext:value-type="percentage">
            <text:p>5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ienna</text:p>
          </table:table-cell>
          <table:table-cell office:value-type="string" calcext:value-type="string">
            <text:p>#882d17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.7°</text:p>
          </table:table-cell>
          <table:table-cell table:style-name="ce2" office:value-type="percentage" office:value="0.711" calcext:value-type="percentage">
            <text:p>71.10%</text:p>
          </table:table-cell>
          <table:table-cell table:style-name="ce2" office:value-type="percentage" office:value="0.312" calcext:value-type="percentage">
            <text:p>3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#c0c0c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753" calcext:value-type="percentage">
            <text:p>7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inopia</text:p>
          </table:table-cell>
          <table:table-cell office:value-type="string" calcext:value-type="string">
            <text:p>#cb410b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9°</text:p>
          </table:table-cell>
          <table:table-cell table:style-name="ce2" office:value-type="percentage" office:value="0.897" calcext:value-type="percentage">
            <text:p>89.70%</text:p>
          </table:table-cell>
          <table:table-cell table:style-name="ce2" office:value-type="percentage" office:value="0.42" calcext:value-type="percentage">
            <text:p>42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kobeloff</text:p>
          </table:table-cell>
          <table:table-cell office:value-type="string" calcext:value-type="string">
            <text:p>#0074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27" calcext:value-type="percentage">
            <text:p>2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ky blue</text:p>
          </table:table-cell>
          <table:table-cell office:value-type="string" calcext:value-type="string">
            <text:p>#87ceeb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97.4°</text:p>
          </table:table-cell>
          <table:table-cell table:style-name="ce2" office:value-type="percentage" office:value="0.714" calcext:value-type="percentage">
            <text:p>71.40%</text:p>
          </table:table-cell>
          <table:table-cell table:style-name="ce2" office:value-type="percentage" office:value="0.725" calcext:value-type="percentage">
            <text:p>7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ky magenta</text:p>
          </table:table-cell>
          <table:table-cell office:value-type="string" calcext:value-type="string">
            <text:p>#cf71af</text:p>
          </table:table-cell>
          <table:table-cell office:value-type="float" office:value="207" calcext:value-type="float">
            <text:p>207</text:p>
          </table:table-cell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20.4°</text:p>
          </table:table-cell>
          <table:table-cell table:style-name="ce2" office:value-type="percentage" office:value="0.495" calcext:value-type="percentage">
            <text:p>49.50%</text:p>
          </table:table-cell>
          <table:table-cell table:style-name="ce2" office:value-type="percentage" office:value="0.627" calcext:value-type="percentage">
            <text:p>6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late blue</text:p>
          </table:table-cell>
          <table:table-cell office:value-type="string" calcext:value-type="string">
            <text:p>#6a5acd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48.3°</text:p>
          </table:table-cell>
          <table:table-cell table:style-name="ce2" office:value-type="percentage" office:value="0.535" calcext:value-type="percentage">
            <text:p>53.50%</text:p>
          </table:table-cell>
          <table:table-cell table:style-name="ce2" office:value-type="percentage" office:value="0.578" calcext:value-type="percentage">
            <text:p>5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late gray</text:p>
          </table:table-cell>
          <table:table-cell office:value-type="string" calcext:value-type="string">
            <text:p>#708090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10°</text:p>
          </table:table-cell>
          <table:table-cell table:style-name="ce2" office:value-type="percentage" office:value="0.126" calcext:value-type="percentage">
            <text:p>12.60%</text:p>
          </table:table-cell>
          <table:table-cell table:style-name="ce2" office:value-type="percentage" office:value="0.502" calcext:value-type="percentage">
            <text:p>5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malt</text:p>
          </table:table-cell>
          <table:table-cell office:value-type="string" calcext:value-type="string">
            <text:p>#0033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2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mokey topaz</text:p>
          </table:table-cell>
          <table:table-cell office:value-type="string" calcext:value-type="string">
            <text:p>#933d41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57.2°</text:p>
          </table:table-cell>
          <table:table-cell table:style-name="ce2" office:value-type="percentage" office:value="0.413" calcext:value-type="percentage">
            <text:p>41.30%</text:p>
          </table:table-cell>
          <table:table-cell table:style-name="ce2" office:value-type="percentage" office:value="0.408" calcext:value-type="percentage">
            <text:p>40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moky black</text:p>
          </table:table-cell>
          <table:table-cell office:value-type="string" calcext:value-type="string">
            <text:p>#100c0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°</text:p>
          </table:table-cell>
          <table:table-cell table:style-name="ce2" office:value-type="percentage" office:value="0.333" calcext:value-type="percentage">
            <text:p>33.30%</text:p>
          </table:table-cell>
          <table:table-cell table:style-name="ce2" office:value-type="percentage" office:value="0.047" calcext:value-type="percentage">
            <text:p>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#fffafa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9" calcext:value-type="percentage">
            <text:p>9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piro Disco Ball</text:p>
          </table:table-cell>
          <table:table-cell office:value-type="string" calcext:value-type="string">
            <text:p>#0fc0fc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95.2°</text:p>
          </table:table-cell>
          <table:table-cell table:style-name="ce2" office:value-type="percentage" office:value="0.975" calcext:value-type="percentage">
            <text:p>97.50%</text:p>
          </table:table-cell>
          <table:table-cell table:style-name="ce2" office:value-type="percentage" office:value="0.524" calcext:value-type="percentage">
            <text:p>5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pring bud</text:p>
          </table:table-cell>
          <table:table-cell office:value-type="string" calcext:value-type="string">
            <text:p>#a7fc00</text:p>
          </table:table-cell>
          <table:table-cell office:value-type="float" office:value="167" calcext:value-type="float">
            <text:p>16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4" calcext:value-type="percentage">
            <text:p>49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pring green</text:p>
          </table:table-cell>
          <table:table-cell office:value-type="string" calcext:value-type="string">
            <text:p>#00ff7f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49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teel blue</text:p>
          </table:table-cell>
          <table:table-cell office:value-type="string" calcext:value-type="string">
            <text:p>#4682b4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7.3°</text:p>
          </table:table-cell>
          <table:table-cell table:style-name="ce2" office:value-type="percentage" office:value="0.44" calcext:value-type="percentage">
            <text:p>44.00%</text:p>
          </table:table-cell>
          <table:table-cell table:style-name="ce2" office:value-type="percentage" office:value="0.49" calcext:value-type="percentage">
            <text:p>49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til de grain yellow</text:p>
          </table:table-cell>
          <table:table-cell office:value-type="string" calcext:value-type="string">
            <text:p>#fada5e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7.7°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675" calcext:value-type="percentage">
            <text:p>6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tizza</text:p>
          </table:table-cell>
          <table:table-cell office:value-type="string" calcext:value-type="string">
            <text:p>#99000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tormcloud</text:p>
          </table:table-cell>
          <table:table-cell office:value-type="string" calcext:value-type="string">
            <text:p>#008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traw</text:p>
          </table:table-cell>
          <table:table-cell office:value-type="string" calcext:value-type="string">
            <text:p>#e4d96f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54.4°</text:p>
          </table:table-cell>
          <table:table-cell table:style-name="ce2" office:value-type="percentage" office:value="0.684" calcext:value-type="percentage">
            <text:p>68.40%</text:p>
          </table:table-cell>
          <table:table-cell table:style-name="ce2" office:value-type="percentage" office:value="0.665" calcext:value-type="percentage">
            <text:p>66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unglow</text:p>
          </table:table-cell>
          <table:table-cell office:value-type="string" calcext:value-type="string">
            <text:p>#ffcc33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fad6a5</text:p>
          </table:table-cell>
          <table:table-cell office:value-type="float" office:value="250" calcext:value-type="float">
            <text:p>250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34.6°</text:p>
          </table:table-cell>
          <table:table-cell table:style-name="ce2" office:value-type="percentage" office:value="0.895" calcext:value-type="percentage">
            <text:p>89.50%</text:p>
          </table:table-cell>
          <table:table-cell table:style-name="ce2" office:value-type="percentage" office:value="0.814" calcext:value-type="percentage">
            <text:p>8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Sunset Orange</text:p>
          </table:table-cell>
          <table:table-cell office:value-type="string" calcext:value-type="string">
            <text:p>#fd5e53</text:p>
          </table:table-cell>
          <table:table-cell office:value-type="float" office:value="253" calcext:value-type="float">
            <text:p>25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.9°</text:p>
          </table:table-cell>
          <table:table-cell table:style-name="ce2" office:value-type="percentage" office:value="0.977" calcext:value-type="percentage">
            <text:p>97.70%</text:p>
          </table:table-cell>
          <table:table-cell table:style-name="ce2" office:value-type="percentage" office:value="0.659" calcext:value-type="percentage">
            <text:p>6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#d2b48c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4.3°</text:p>
          </table:table-cell>
          <table:table-cell table:style-name="ce2" office:value-type="percentage" office:value="0.438" calcext:value-type="percentage">
            <text:p>43.80%</text:p>
          </table:table-cell>
          <table:table-cell table:style-name="ce2" office:value-type="percentage" office:value="0.686" calcext:value-type="percentage">
            <text:p>68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angelo</text:p>
          </table:table-cell>
          <table:table-cell office:value-type="string" calcext:value-type="string">
            <text:p>#f94d00</text:p>
          </table:table-cell>
          <table:table-cell office:value-type="float" office:value="249" calcext:value-type="float">
            <text:p>24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6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88" calcext:value-type="percentage">
            <text:p>4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angerine</text:p>
          </table:table-cell>
          <table:table-cell office:value-type="string" calcext:value-type="string">
            <text:p>#f28500</text:p>
          </table:table-cell>
          <table:table-cell office:value-type="float" office:value="242" calcext:value-type="float">
            <text:p>24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75" calcext:value-type="percentage">
            <text:p>4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angerine yellow</text:p>
          </table:table-cell>
          <table:table-cell office:value-type="string" calcext:value-type="string">
            <text:p>#ffcc00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aupe</text:p>
          </table:table-cell>
          <table:table-cell office:value-type="string" calcext:value-type="string">
            <text:p>#483c3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7.3°</text:p>
          </table:table-cell>
          <table:table-cell table:style-name="ce2" office:value-type="percentage" office:value="0.18" calcext:value-type="percentage">
            <text:p>18.00%</text:p>
          </table:table-cell>
          <table:table-cell table:style-name="ce2" office:value-type="percentage" office:value="0.239" calcext:value-type="percentage">
            <text:p>2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aupe gray</text:p>
          </table:table-cell>
          <table:table-cell office:value-type="string" calcext:value-type="string">
            <text:p>#8b8589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20°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533" calcext:value-type="percentage">
            <text:p>5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#cd5700</text:p>
          </table:table-cell>
          <table:table-cell office:value-type="float" office:value="205" calcext:value-type="float">
            <text:p>20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5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02" calcext:value-type="percentage">
            <text:p>4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ea green</text:p>
          </table:table-cell>
          <table:table-cell office:value-type="string" calcext:value-type="string">
            <text:p>#d0f0c0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00°</text:p>
          </table:table-cell>
          <table:table-cell table:style-name="ce2" office:value-type="percentage" office:value="0.615" calcext:value-type="percentage">
            <text:p>61.50%</text:p>
          </table:table-cell>
          <table:table-cell table:style-name="ce2" office:value-type="percentage" office:value="0.847" calcext:value-type="percentage">
            <text:p>8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ea rose</text:p>
          </table:table-cell>
          <table:table-cell office:value-type="string" calcext:value-type="string">
            <text:p>#f4c2c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.694" calcext:value-type="percentage">
            <text:p>69.40%</text:p>
          </table:table-cell>
          <table:table-cell table:style-name="ce2" office:value-type="percentage" office:value="0.859" calcext:value-type="percentage">
            <text:p>8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008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eal blue</text:p>
          </table:table-cell>
          <table:table-cell office:value-type="string" calcext:value-type="string">
            <text:p>#367588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93.9°</text:p>
          </table:table-cell>
          <table:table-cell table:style-name="ce2" office:value-type="percentage" office:value="0.432" calcext:value-type="percentage">
            <text:p>43.20%</text:p>
          </table:table-cell>
          <table:table-cell table:style-name="ce2" office:value-type="percentage" office:value="0.373" calcext:value-type="percentage">
            <text:p>37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eal green</text:p>
          </table:table-cell>
          <table:table-cell office:value-type="string" calcext:value-type="string">
            <text:p>#006d5b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70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14" calcext:value-type="percentage">
            <text:p>2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erra cotta</text:p>
          </table:table-cell>
          <table:table-cell office:value-type="string" calcext:value-type="string">
            <text:p>#e2725b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0.2°</text:p>
          </table:table-cell>
          <table:table-cell table:style-name="ce2" office:value-type="percentage" office:value="0.699" calcext:value-type="percentage">
            <text:p>69.90%</text:p>
          </table:table-cell>
          <table:table-cell table:style-name="ce2" office:value-type="percentage" office:value="0.622" calcext:value-type="percentage">
            <text:p>6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histle</text:p>
          </table:table-cell>
          <table:table-cell office:value-type="string" calcext:value-type="string">
            <text:p>#d8bfd8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0.243" calcext:value-type="percentage">
            <text:p>24.30%</text:p>
          </table:table-cell>
          <table:table-cell table:style-name="ce2" office:value-type="percentage" office:value="0.798" calcext:value-type="percentage">
            <text:p>79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hulian pink</text:p>
          </table:table-cell>
          <table:table-cell office:value-type="string" calcext:value-type="string">
            <text:p>#de6fa1</text:p>
          </table:table-cell>
          <table:table-cell office:value-type="float" office:value="222" calcext:value-type="float">
            <text:p>222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333°</text:p>
          </table:table-cell>
          <table:table-cell table:style-name="ce2" office:value-type="percentage" office:value="0.627" calcext:value-type="percentage">
            <text:p>62.70%</text:p>
          </table:table-cell>
          <table:table-cell table:style-name="ce2" office:value-type="percentage" office:value="0.653" calcext:value-type="percentage">
            <text:p>65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ickle Me Pink</text:p>
          </table:table-cell>
          <table:table-cell office:value-type="string" calcext:value-type="string">
            <text:p>#fc89ac</text:p>
          </table:table-cell>
          <table:table-cell office:value-type="float" office:value="252" calcext:value-type="float">
            <text:p>252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41.7°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763" calcext:value-type="percentage">
            <text:p>76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iffany Blue</text:p>
          </table:table-cell>
          <table:table-cell office:value-type="string" calcext:value-type="string">
            <text:p>#0abab5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78.3°</text:p>
          </table:table-cell>
          <table:table-cell table:style-name="ce2" office:value-type="percentage" office:value="0.898" calcext:value-type="percentage">
            <text:p>89.80%</text:p>
          </table:table-cell>
          <table:table-cell table:style-name="ce2" office:value-type="percentage" office:value="0.384" calcext:value-type="percentage">
            <text:p>38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iger eye</text:p>
          </table:table-cell>
          <table:table-cell office:value-type="string" calcext:value-type="string">
            <text:p>#e08d3c</text:p>
          </table:table-cell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9.6°</text:p>
          </table:table-cell>
          <table:table-cell table:style-name="ce2" office:value-type="percentage" office:value="0.726" calcext:value-type="percentage">
            <text:p>72.60%</text:p>
          </table:table-cell>
          <table:table-cell table:style-name="ce2" office:value-type="percentage" office:value="0.557" calcext:value-type="percentage">
            <text:p>5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imberwolf</text:p>
          </table:table-cell>
          <table:table-cell office:value-type="string" calcext:value-type="string">
            <text:p>#dbd7d2</text:p>
          </table:table-cell>
          <table:table-cell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3.3°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2" office:value-type="percentage" office:value="0.841" calcext:value-type="percentage">
            <text:p>84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itanium yellow</text:p>
          </table:table-cell>
          <table:table-cell office:value-type="string" calcext:value-type="string">
            <text:p>#eee600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67" calcext:value-type="percentage">
            <text:p>46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#ff6347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9" calcext:value-type="percentage">
            <text:p>63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oolbox</text:p>
          </table:table-cell>
          <table:table-cell office:value-type="string" calcext:value-type="string">
            <text:p>#746cc0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45.7°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opaz</text:p>
          </table:table-cell>
          <table:table-cell office:value-type="string" calcext:value-type="string">
            <text:p>#ffc87c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4.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43" calcext:value-type="percentage">
            <text:p>74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ractor red</text:p>
          </table:table-cell>
          <table:table-cell office:value-type="string" calcext:value-type="string">
            <text:p>#fd0e35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50.2°</text:p>
          </table:table-cell>
          <table:table-cell table:style-name="ce2" office:value-type="percentage" office:value="0.984" calcext:value-type="percentage">
            <text:p>98.40%</text:p>
          </table:table-cell>
          <table:table-cell table:style-name="ce2" office:value-type="percentage" office:value="0.524" calcext:value-type="percentage">
            <text:p>52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rolley Grey</text:p>
          </table:table-cell>
          <table:table-cell office:value-type="string" calcext:value-type="string">
            <text:p>#80808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502" calcext:value-type="percentage">
            <text:p>5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ropical rain forest</text:p>
          </table:table-cell>
          <table:table-cell office:value-type="string" calcext:value-type="string">
            <text:p>#00755e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8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29" calcext:value-type="percentage">
            <text:p>2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rue Blue</text:p>
          </table:table-cell>
          <table:table-cell office:value-type="string" calcext:value-type="string">
            <text:p>#0073cf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6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06" calcext:value-type="percentage">
            <text:p>4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ufts Blue</text:p>
          </table:table-cell>
          <table:table-cell office:value-type="string" calcext:value-type="string">
            <text:p>#417dc1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11.9°</text:p>
          </table:table-cell>
          <table:table-cell table:style-name="ce2" office:value-type="percentage" office:value="0.508" calcext:value-type="percentage">
            <text:p>50.80%</text:p>
          </table:table-cell>
          <table:table-cell table:style-name="ce2" office:value-type="percentage" office:value="0.506" calcext:value-type="percentage">
            <text:p>5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umbleweed</text:p>
          </table:table-cell>
          <table:table-cell office:value-type="string" calcext:value-type="string">
            <text:p>#deaa88</text:p>
          </table:table-cell>
          <table:table-cell office:value-type="float" office:value="222" calcext:value-type="float">
            <text:p>222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3.7°</text:p>
          </table:table-cell>
          <table:table-cell table:style-name="ce2" office:value-type="percentage" office:value="0.566" calcext:value-type="percentage">
            <text:p>56.60%</text:p>
          </table:table-cell>
          <table:table-cell table:style-name="ce2" office:value-type="percentage" office:value="0.702" calcext:value-type="percentage">
            <text:p>7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urkish rose</text:p>
          </table:table-cell>
          <table:table-cell office:value-type="string" calcext:value-type="string">
            <text:p>#b57281</text:p>
          </table:table-cell>
          <table:table-cell office:value-type="float" office:value="181" calcext:value-type="float">
            <text:p>181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46.6°</text:p>
          </table:table-cell>
          <table:table-cell table:style-name="ce2" office:value-type="percentage" office:value="0.312" calcext:value-type="percentage">
            <text:p>31.20%</text:p>
          </table:table-cell>
          <table:table-cell table:style-name="ce2" office:value-type="percentage" office:value="0.578" calcext:value-type="percentage">
            <text:p>57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#30d5c8</text:p>
          </table:table-cell>
          <table:table-cell office:value-type="float" office:value="48" calcext:value-type="float">
            <text:p>48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75.3°</text:p>
          </table:table-cell>
          <table:table-cell table:style-name="ce2" office:value-type="percentage" office:value="0.663" calcext:value-type="percentage">
            <text:p>66.30%</text:p>
          </table:table-cell>
          <table:table-cell table:style-name="ce2" office:value-type="percentage" office:value="0.512" calcext:value-type="percentage">
            <text:p>5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urquoise blue</text:p>
          </table:table-cell>
          <table:table-cell office:value-type="string" calcext:value-type="string">
            <text:p>#00ffef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76.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urquoise green</text:p>
          </table:table-cell>
          <table:table-cell office:value-type="string" calcext:value-type="string">
            <text:p>#a0d6b4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2.2°</text:p>
          </table:table-cell>
          <table:table-cell table:style-name="ce2" office:value-type="percentage" office:value="0.397" calcext:value-type="percentage">
            <text:p>39.70%</text:p>
          </table:table-cell>
          <table:table-cell table:style-name="ce2" office:value-type="percentage" office:value="0.733" calcext:value-type="percentage">
            <text:p>7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uscan red</text:p>
          </table:table-cell>
          <table:table-cell office:value-type="string" calcext:value-type="string">
            <text:p>#66424d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41.7°</text:p>
          </table:table-cell>
          <table:table-cell table:style-name="ce2" office:value-type="percentage" office:value="0.214" calcext:value-type="percentage">
            <text:p>21.40%</text:p>
          </table:table-cell>
          <table:table-cell table:style-name="ce2" office:value-type="percentage" office:value="0.329" calcext:value-type="percentage">
            <text:p>3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wilight lavender</text:p>
          </table:table-cell>
          <table:table-cell office:value-type="string" calcext:value-type="string">
            <text:p>#8a496b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28.6°</text:p>
          </table:table-cell>
          <table:table-cell table:style-name="ce2" office:value-type="percentage" office:value="0.308" calcext:value-type="percentage">
            <text:p>30.80%</text:p>
          </table:table-cell>
          <table:table-cell table:style-name="ce2" office:value-type="percentage" office:value="0.414" calcext:value-type="percentage">
            <text:p>4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yrian purple</text:p>
          </table:table-cell>
          <table:table-cell office:value-type="string" calcext:value-type="string">
            <text:p>#66023c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5.2°</text:p>
          </table:table-cell>
          <table:table-cell table:style-name="ce2" office:value-type="percentage" office:value="0.962" calcext:value-type="percentage">
            <text:p>96.20%</text:p>
          </table:table-cell>
          <table:table-cell table:style-name="ce2" office:value-type="percentage" office:value="0.204" calcext:value-type="percentage">
            <text:p>2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A blue</text:p>
          </table:table-cell>
          <table:table-cell office:value-type="string" calcext:value-type="string">
            <text:p>#0033a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22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33" calcext:value-type="percentage">
            <text:p>3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A red</text:p>
          </table:table-cell>
          <table:table-cell office:value-type="string" calcext:value-type="string">
            <text:p>#d9004c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3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25" calcext:value-type="percentage">
            <text:p>4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CLA Blue</text:p>
          </table:table-cell>
          <table:table-cell office:value-type="string" calcext:value-type="string">
            <text:p>#536895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20.9°</text:p>
          </table:table-cell>
          <table:table-cell table:style-name="ce2" office:value-type="percentage" office:value="0.284" calcext:value-type="percentage">
            <text:p>28.40%</text:p>
          </table:table-cell>
          <table:table-cell table:style-name="ce2" office:value-type="percentage" office:value="0.455" calcext:value-type="percentage">
            <text:p>45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CLA Gold</text:p>
          </table:table-cell>
          <table:table-cell office:value-type="string" calcext:value-type="string">
            <text:p>#ffb300</text:p>
          </table:table-cell>
          <table:table-cell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FO Green</text:p>
          </table:table-cell>
          <table:table-cell office:value-type="string" calcext:value-type="string">
            <text:p>#3cd070</text:p>
          </table:table-cell>
          <table:table-cell office:value-type="float" office:value="60" calcext:value-type="float">
            <text:p>60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41.1°</text:p>
          </table:table-cell>
          <table:table-cell table:style-name="ce2" office:value-type="percentage" office:value="0.612" calcext:value-type="percentage">
            <text:p>61.20%</text:p>
          </table:table-cell>
          <table:table-cell table:style-name="ce2" office:value-type="percentage" office:value="0.525" calcext:value-type="percentage">
            <text:p>5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P Forest green</text:p>
          </table:table-cell>
          <table:table-cell office:value-type="string" calcext:value-type="string">
            <text:p>#01442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8.7°</text:p>
          </table:table-cell>
          <table:table-cell table:style-name="ce2" office:value-type="percentage" office:value="0.971" calcext:value-type="percentage">
            <text:p>97.10%</text:p>
          </table:table-cell>
          <table:table-cell table:style-name="ce2" office:value-type="percentage" office:value="0.135" calcext:value-type="percentage">
            <text:p>13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P Maroon</text:p>
          </table:table-cell>
          <table:table-cell office:value-type="string" calcext:value-type="string">
            <text:p>#7b111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58.9°</text:p>
          </table:table-cell>
          <table:table-cell table:style-name="ce2" office:value-type="percentage" office:value="0.757" calcext:value-type="percentage">
            <text:p>75.70%</text:p>
          </table:table-cell>
          <table:table-cell table:style-name="ce2" office:value-type="percentage" office:value="0.275" calcext:value-type="percentage">
            <text:p>27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C Cardinal</text:p>
          </table:table-cell>
          <table:table-cell office:value-type="string" calcext:value-type="string">
            <text:p>#99000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C Gold</text:p>
          </table:table-cell>
          <table:table-cell office:value-type="string" calcext:value-type="string">
            <text:p>#ffcc00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be</text:p>
          </table:table-cell>
          <table:table-cell office:value-type="string" calcext:value-type="string">
            <text:p>#8878c3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52.8°</text:p>
          </table:table-cell>
          <table:table-cell table:style-name="ce2" office:value-type="percentage" office:value="0.385" calcext:value-type="percentage">
            <text:p>38.50%</text:p>
          </table:table-cell>
          <table:table-cell table:style-name="ce2" office:value-type="percentage" office:value="0.618" calcext:value-type="percentage">
            <text:p>6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ltra pink</text:p>
          </table:table-cell>
          <table:table-cell office:value-type="string" calcext:value-type="string">
            <text:p>#ff6fff</text:p>
          </table:table-cell>
          <table:table-cell office:value-type="float" office:value="255" calcext:value-type="float">
            <text:p>255</text:p>
          </table:table-cell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18" calcext:value-type="percentage">
            <text:p>71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ltramarine</text:p>
          </table:table-cell>
          <table:table-cell office:value-type="string" calcext:value-type="string">
            <text:p>#120a8f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43.6°</text:p>
          </table:table-cell>
          <table:table-cell table:style-name="ce2" office:value-type="percentage" office:value="0.869" calcext:value-type="percentage">
            <text:p>86.9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ltramarine blue</text:p>
          </table:table-cell>
          <table:table-cell office:value-type="string" calcext:value-type="string">
            <text:p>#4166f5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27.7°</text:p>
          </table:table-cell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0.608" calcext:value-type="percentage">
            <text:p>60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mber</text:p>
          </table:table-cell>
          <table:table-cell office:value-type="string" calcext:value-type="string">
            <text:p>#635147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.4°</text:p>
          </table:table-cell>
          <table:table-cell table:style-name="ce2" office:value-type="percentage" office:value="0.165" calcext:value-type="percentage">
            <text:p>16.50%</text:p>
          </table:table-cell>
          <table:table-cell table:style-name="ce2" office:value-type="percentage" office:value="0.333" calcext:value-type="percentage">
            <text:p>3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nited Nations blue</text:p>
          </table:table-cell>
          <table:table-cell office:value-type="string" calcext:value-type="string">
            <text:p>#5b92e5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16.1°</text:p>
          </table:table-cell>
          <table:table-cell table:style-name="ce2" office:value-type="percentage" office:value="0.726" calcext:value-type="percentage">
            <text:p>72.60%</text:p>
          </table:table-cell>
          <table:table-cell table:style-name="ce2" office:value-type="percentage" office:value="0.627" calcext:value-type="percentage">
            <text:p>62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niversity of California Gold</text:p>
          </table:table-cell>
          <table:table-cell office:value-type="string" calcext:value-type="string">
            <text:p>#b78727</text:p>
          </table:table-cell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°</text:p>
          </table:table-cell>
          <table:table-cell table:style-name="ce2" office:value-type="percentage" office:value="0.649" calcext:value-type="percentage">
            <text:p>64.90%</text:p>
          </table:table-cell>
          <table:table-cell table:style-name="ce2" office:value-type="percentage" office:value="0.435" calcext:value-type="percentage">
            <text:p>43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nmellow Yellow</text:p>
          </table:table-cell>
          <table:table-cell office:value-type="string" calcext:value-type="string">
            <text:p>#ffff6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" calcext:value-type="percentage">
            <text:p>7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psdell red</text:p>
          </table:table-cell>
          <table:table-cell office:value-type="string" calcext:value-type="string">
            <text:p>#ae2029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56.2°</text:p>
          </table:table-cell>
          <table:table-cell table:style-name="ce2" office:value-type="percentage" office:value="0.689" calcext:value-type="percentage">
            <text:p>68.90%</text:p>
          </table:table-cell>
          <table:table-cell table:style-name="ce2" office:value-type="percentage" office:value="0.404" calcext:value-type="percentage">
            <text:p>40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robilin</text:p>
          </table:table-cell>
          <table:table-cell office:value-type="string" calcext:value-type="string">
            <text:p>#e1ad21</text:p>
          </table:table-cell>
          <table:table-cell office:value-type="float" office:value="225" calcext:value-type="float">
            <text:p>225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3.8°</text:p>
          </table:table-cell>
          <table:table-cell table:style-name="ce2" office:value-type="percentage" office:value="0.762" calcext:value-type="percentage">
            <text:p>76.20%</text:p>
          </table:table-cell>
          <table:table-cell table:style-name="ce2" office:value-type="percentage" office:value="0.506" calcext:value-type="percentage">
            <text:p>5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tah Crimson</text:p>
          </table:table-cell>
          <table:table-cell office:value-type="string" calcext:value-type="string">
            <text:p>#d3003f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42.1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14" calcext:value-type="percentage">
            <text:p>41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#f3e5ab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48.3°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812" calcext:value-type="percentage">
            <text:p>81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egas gold</text:p>
          </table:table-cell>
          <table:table-cell office:value-type="string" calcext:value-type="string">
            <text:p>#c5b358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0.1°</text:p>
          </table:table-cell>
          <table:table-cell table:style-name="ce2" office:value-type="percentage" office:value="0.484" calcext:value-type="percentage">
            <text:p>48.40%</text:p>
          </table:table-cell>
          <table:table-cell table:style-name="ce2" office:value-type="percentage" office:value="0.559" calcext:value-type="percentage">
            <text:p>55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enetian red</text:p>
          </table:table-cell>
          <table:table-cell office:value-type="string" calcext:value-type="string">
            <text:p>#c8081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55.9°</text:p>
          </table:table-cell>
          <table:table-cell table:style-name="ce2" office:value-type="percentage" office:value="0.923" calcext:value-type="percentage">
            <text:p>92.30%</text:p>
          </table:table-cell>
          <table:table-cell table:style-name="ce2" office:value-type="percentage" office:value="0.408" calcext:value-type="percentage">
            <text:p>40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erdigris</text:p>
          </table:table-cell>
          <table:table-cell office:value-type="string" calcext:value-type="string">
            <text:p>#43b3ae</text:p>
          </table:table-cell>
          <table:table-cell office:value-type="float" office:value="67" calcext:value-type="float">
            <text:p>67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7.3°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482" calcext:value-type="percentage">
            <text:p>48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ermilion</text:p>
          </table:table-cell>
          <table:table-cell office:value-type="string" calcext:value-type="string">
            <text:p>#e34234</text:p>
          </table:table-cell>
          <table:table-cell office:value-type="float" office:value="227" calcext:value-type="float">
            <text:p>22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8°</text:p>
          </table:table-cell>
          <table:table-cell table:style-name="ce2" office:value-type="percentage" office:value="0.758" calcext:value-type="percentage">
            <text:p>75.80%</text:p>
          </table:table-cell>
          <table:table-cell table:style-name="ce2" office:value-type="percentage" office:value="0.547" calcext:value-type="percentage">
            <text:p>5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eronica</text:p>
          </table:table-cell>
          <table:table-cell office:value-type="string" calcext:value-type="string">
            <text:p>#a020f0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6.9°</text:p>
          </table:table-cell>
          <table:table-cell table:style-name="ce2" office:value-type="percentage" office:value="0.874" calcext:value-type="percentage">
            <text:p>87.40%</text:p>
          </table:table-cell>
          <table:table-cell table:style-name="ce2" office:value-type="percentage" office:value="0.533" calcext:value-type="percentage">
            <text:p>53.3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#ee82ee</text:p>
          </table:table-cell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00°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722" calcext:value-type="percentage">
            <text:p>72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olet Blue</text:p>
          </table:table-cell>
          <table:table-cell office:value-type="string" calcext:value-type="string">
            <text:p>#324ab2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28.8°</text:p>
          </table:table-cell>
          <table:table-cell table:style-name="ce2" office:value-type="percentage" office:value="0.561" calcext:value-type="percentage">
            <text:p>56.10%</text:p>
          </table:table-cell>
          <table:table-cell table:style-name="ce2" office:value-type="percentage" office:value="0.447" calcext:value-type="percentage">
            <text:p>4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olet Red</text:p>
          </table:table-cell>
          <table:table-cell office:value-type="string" calcext:value-type="string">
            <text:p>#f75394</text:p>
          </table:table-cell>
          <table:table-cell office:value-type="float" office:value="247" calcext:value-type="float">
            <text:p>247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336.2°</text:p>
          </table:table-cell>
          <table:table-cell table:style-name="ce2" office:value-type="percentage" office:value="0.911" calcext:value-type="percentage">
            <text:p>91.10%</text:p>
          </table:table-cell>
          <table:table-cell table:style-name="ce2" office:value-type="percentage" office:value="0.647" calcext:value-type="percentage">
            <text:p>64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ridian</text:p>
          </table:table-cell>
          <table:table-cell office:value-type="string" calcext:value-type="string">
            <text:p>#40826d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60.9°</text:p>
          </table:table-cell>
          <table:table-cell table:style-name="ce2" office:value-type="percentage" office:value="0.34" calcext:value-type="percentage">
            <text:p>34.00%</text:p>
          </table:table-cell>
          <table:table-cell table:style-name="ce2" office:value-type="percentage" office:value="0.38" calcext:value-type="percentage">
            <text:p>38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vid auburn</text:p>
          </table:table-cell>
          <table:table-cell office:value-type="string" calcext:value-type="string">
            <text:p>#922724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6°</text:p>
          </table:table-cell>
          <table:table-cell table:style-name="ce2" office:value-type="percentage" office:value="0.604" calcext:value-type="percentage">
            <text:p>60.40%</text:p>
          </table:table-cell>
          <table:table-cell table:style-name="ce2" office:value-type="percentage" office:value="0.357" calcext:value-type="percentage">
            <text:p>3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vid burgundy</text:p>
          </table:table-cell>
          <table:table-cell office:value-type="string" calcext:value-type="string">
            <text:p>#9f1d35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48.9°</text:p>
          </table:table-cell>
          <table:table-cell table:style-name="ce2" office:value-type="percentage" office:value="0.691" calcext:value-type="percentage">
            <text:p>69.10%</text:p>
          </table:table-cell>
          <table:table-cell table:style-name="ce2" office:value-type="percentage" office:value="0.369" calcext:value-type="percentage">
            <text:p>3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vid cerise</text:p>
          </table:table-cell>
          <table:table-cell office:value-type="string" calcext:value-type="string">
            <text:p>#da1d81</text:p>
          </table:table-cell>
          <table:table-cell office:value-type="float" office:value="218" calcext:value-type="float">
            <text:p>218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28.3°</text:p>
          </table:table-cell>
          <table:table-cell table:style-name="ce2" office:value-type="percentage" office:value="0.765" calcext:value-type="percentage">
            <text:p>76.50%</text:p>
          </table:table-cell>
          <table:table-cell table:style-name="ce2" office:value-type="percentage" office:value="0.484" calcext:value-type="percentage">
            <text:p>48.4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vid tangerine</text:p>
          </table:table-cell>
          <table:table-cell office:value-type="string" calcext:value-type="string">
            <text:p>#ffa089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1.7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69" calcext:value-type="percentage">
            <text:p>76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Vivid violet</text:p>
          </table:table-cell>
          <table:table-cell office:value-type="string" calcext:value-type="string">
            <text:p>#9f00ff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77.4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arm black</text:p>
          </table:table-cell>
          <table:table-cell office:value-type="string" calcext:value-type="string">
            <text:p>#004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29" calcext:value-type="percentage">
            <text:p>1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aterspout</text:p>
          </table:table-cell>
          <table:table-cell office:value-type="string" calcext:value-type="string">
            <text:p>#00ff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18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enge</text:p>
          </table:table-cell>
          <table:table-cell office:value-type="string" calcext:value-type="string">
            <text:p>#64545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7°</text:p>
          </table:table-cell>
          <table:table-cell table:style-name="ce2" office:value-type="percentage" office:value="0.099" calcext:value-type="percentage">
            <text:p>9.90%</text:p>
          </table:table-cell>
          <table:table-cell table:style-name="ce2" office:value-type="percentage" office:value="0.357" calcext:value-type="percentage">
            <text:p>35.7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#f5deb3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39.1°</text:p>
          </table:table-cell>
          <table:table-cell table:style-name="ce2" office:value-type="percentage" office:value="0.767" calcext:value-type="percentage">
            <text:p>76.70%</text:p>
          </table:table-cell>
          <table:table-cell table:style-name="ce2" office:value-type="percentage" office:value="0.831" calcext:value-type="percentage">
            <text:p>8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hite smoke</text:p>
          </table:table-cell>
          <table:table-cell office:value-type="string" calcext:value-type="string">
            <text:p>#f5f5f5</text:p>
          </table:table-cell>
          <table:table-cell table:number-columns-repeated="3" office:value-type="float" office:value="245" calcext:value-type="float">
            <text:p>245</text:p>
          </table:table-cell>
          <table:table-cell office:value-type="string" calcext:value-type="string">
            <text:p>0°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961" calcext:value-type="percentage">
            <text:p>96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ild Strawberry</text:p>
          </table:table-cell>
          <table:table-cell office:value-type="string" calcext:value-type="string">
            <text:p>#ff43a4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32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1" calcext:value-type="percentage">
            <text:p>63.1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ild Watermelon</text:p>
          </table:table-cell>
          <table:table-cell office:value-type="string" calcext:value-type="string">
            <text:p>#fc6c85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49.6°</text:p>
          </table:table-cell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706" calcext:value-type="percentage">
            <text:p>70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ild blue yonder</text:p>
          </table:table-cell>
          <table:table-cell office:value-type="string" calcext:value-type="string">
            <text:p>#a2add0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25.7°</text:p>
          </table:table-cell>
          <table:table-cell table:style-name="ce2" office:value-type="percentage" office:value="0.329" calcext:value-type="percentage">
            <text:p>32.90%</text:p>
          </table:table-cell>
          <table:table-cell table:style-name="ce2" office:value-type="percentage" office:value="0.725" calcext:value-type="percentage">
            <text:p>72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722f37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2.8°</text:p>
          </table:table-cell>
          <table:table-cell table:style-name="ce2" office:value-type="percentage" office:value="0.416" calcext:value-type="percentage">
            <text:p>41.60%</text:p>
          </table:table-cell>
          <table:table-cell table:style-name="ce2" office:value-type="percentage" office:value="0.316" calcext:value-type="percentage">
            <text:p>3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Wisteria</text:p>
          </table:table-cell>
          <table:table-cell office:value-type="string" calcext:value-type="string">
            <text:p>#c9a0dc</text:p>
          </table:table-cell>
          <table:table-cell office:value-type="float" office:value="201" calcext:value-type="float">
            <text:p>20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81°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745" calcext:value-type="percentage">
            <text:p>74.5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Xanadu</text:p>
          </table:table-cell>
          <table:table-cell office:value-type="string" calcext:value-type="string">
            <text:p>#738678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5.8°</text:p>
          </table:table-cell>
          <table:table-cell table:style-name="ce2" office:value-type="percentage" office:value="0.076" calcext:value-type="percentage">
            <text:p>7.60%</text:p>
          </table:table-cell>
          <table:table-cell table:style-name="ce2" office:value-type="percentage" office:value="0.488" calcext:value-type="percentage">
            <text:p>48.8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Yale Blue</text:p>
          </table:table-cell>
          <table:table-cell office:value-type="string" calcext:value-type="string">
            <text:p>#0f4d92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11.6°</text:p>
          </table:table-cell>
          <table:table-cell table:style-name="ce2" office:value-type="percentage" office:value="0.814" calcext:value-type="percentage">
            <text:p>81.40%</text:p>
          </table:table-cell>
          <table:table-cell table:style-name="ce2" office:value-type="percentage" office:value="0.316" calcext:value-type="percentage">
            <text:p>31.6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ff0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Yellow Orange</text:p>
          </table:table-cell>
          <table:table-cell office:value-type="string" calcext:value-type="string">
            <text:p>#ffae42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4.3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29" calcext:value-type="percentage">
            <text:p>6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Yellow green</text:p>
          </table:table-cell>
          <table:table-cell office:value-type="string" calcext:value-type="string">
            <text:p>#9acd32</text:p>
          </table:table-cell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9.7°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Zaffre</text:p>
          </table:table-cell>
          <table:table-cell office:value-type="string" calcext:value-type="string">
            <text:p>#0014a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32.9°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9" calcext:value-type="percentage">
            <text:p>32.9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Zinnwaldite brown</text:p>
          </table:table-cell>
          <table:table-cell office:value-type="string" calcext:value-type="string">
            <text:p>#2c160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3°</text:p>
          </table:table-cell>
          <table:table-cell table:style-name="ce2" office:value-type="percentage" office:value="0.692" calcext:value-type="percentage">
            <text:p>69.20%</text:p>
          </table:table-cell>
          <table:table-cell table:style-name="ce2" office:value-type="percentage" office:value="0.102" calcext:value-type="percentage">
            <text:p>10.20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 table:number-rows-repeated="104782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ir Force blue</text:p>
          </table:table-cell>
          <table:table-cell table:style-name="ce3" office:value-type="float" office:value="204" calcext:value-type="float">
            <text:p>204.00</text:p>
          </table:table-cell>
          <table:table-cell table:style-name="ce2" office:value-type="percentage" office:value="0.301" calcext:value-type="percentage">
            <text:p>30.10%</text:p>
          </table:table-cell>
          <table:table-cell table:style-name="ce2" office:value-type="percentage" office:value="0.512" calcext:value-type="percentage">
            <text:p>51.20%</text:p>
          </table:table-cell>
          <table:table-cell table:formula="of:=[.C1]*100" office:value-type="float" office:value="30.1" calcext:value-type="float">
            <text:p>30.1</text:p>
          </table:table-cell>
          <table:table-cell table:formula="of:=[.D1]*100" office:value-type="float" office:value="51.2" calcext:value-type="float">
            <text:p>51.2</text:p>
          </table:table-cell>
          <table:table-cell table:formula="of:=CONCATENATE(&quot;&quot;&quot;&quot;;[.A1];&quot;&quot;&quot;: &quot;&quot;hsl(&quot;;[.B1];&quot;,&quot;;[.E1];&quot;%,&quot;;[.F1];&quot;%)&quot;&quot;,&quot;)" office:value-type="string" office:string-value="&quot;Air Force blue&quot;: &quot;hsl(204,30.1%,51.2%)&quot;," calcext:value-type="string">
            <text:p>"Air Force blue": "hsl(204,30.1%,51.2%)",</text:p>
          </table:table-cell>
        </table:table-row>
        <table:table-row table:style-name="ro1">
          <table:table-cell office:value-type="string" calcext:value-type="string">
            <text:p>Alice blue</text:p>
          </table:table-cell>
          <table:table-cell table:style-name="ce3" office:value-type="float" office:value="208" calcext:value-type="float">
            <text:p>208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table:formula="of:=[.C2]*100" office:value-type="float" office:value="100" calcext:value-type="float">
            <text:p>100</text:p>
          </table:table-cell>
          <table:table-cell table:formula="of:=[.D2]*100" office:value-type="float" office:value="97.1" calcext:value-type="float">
            <text:p>97.1</text:p>
          </table:table-cell>
          <table:table-cell table:formula="of:=CONCATENATE(&quot;&quot;&quot;&quot;;[.A2];&quot;&quot;&quot;: &quot;&quot;hsl(&quot;;[.B2];&quot;,&quot;;[.E2];&quot;%,&quot;;[.F2];&quot;%)&quot;&quot;,&quot;)" office:value-type="string" office:string-value="&quot;Alice blue&quot;: &quot;hsl(208,100%,97.1%)&quot;," calcext:value-type="string">
            <text:p>"Alice blue": "hsl(208,100%,97.1%)",</text:p>
          </table:table-cell>
        </table:table-row>
        <table:table-row table:style-name="ro1">
          <table:table-cell office:value-type="string" calcext:value-type="string">
            <text:p>Alizarin crimson</text:p>
          </table:table-cell>
          <table:table-cell table:style-name="ce3" office:value-type="float" office:value="354.9" calcext:value-type="float">
            <text:p>354.90</text:p>
          </table:table-cell>
          <table:table-cell table:style-name="ce2" office:value-type="percentage" office:value="0.771" calcext:value-type="percentage">
            <text:p>77.10%</text:p>
          </table:table-cell>
          <table:table-cell table:style-name="ce2" office:value-type="percentage" office:value="0.52" calcext:value-type="percentage">
            <text:p>52.00%</text:p>
          </table:table-cell>
          <table:table-cell table:formula="of:=[.C3]*100" office:value-type="float" office:value="77.1" calcext:value-type="float">
            <text:p>77.1</text:p>
          </table:table-cell>
          <table:table-cell table:formula="of:=[.D3]*100" office:value-type="float" office:value="52" calcext:value-type="float">
            <text:p>52</text:p>
          </table:table-cell>
          <table:table-cell table:formula="of:=CONCATENATE(&quot;&quot;&quot;&quot;;[.A3];&quot;&quot;&quot;: &quot;&quot;hsl(&quot;;[.B3];&quot;,&quot;;[.E3];&quot;%,&quot;;[.F3];&quot;%)&quot;&quot;,&quot;)" office:value-type="string" office:string-value="&quot;Alizarin crimson&quot;: &quot;hsl(354.9,77.1%,52%)&quot;," calcext:value-type="string">
            <text:p>"Alizarin crimson": "hsl(354.9,77.1%,52%)",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515" calcext:value-type="percentage">
            <text:p>51.50%</text:p>
          </table:table-cell>
          <table:table-cell table:style-name="ce2" office:value-type="percentage" office:value="0.871" calcext:value-type="percentage">
            <text:p>87.10%</text:p>
          </table:table-cell>
          <table:table-cell table:formula="of:=[.C4]*100" office:value-type="float" office:value="51.5" calcext:value-type="float">
            <text:p>51.5</text:p>
          </table:table-cell>
          <table:table-cell table:formula="of:=[.D4]*100" office:value-type="float" office:value="87.1" calcext:value-type="float">
            <text:p>87.1</text:p>
          </table:table-cell>
          <table:table-cell table:formula="of:=CONCATENATE(&quot;&quot;&quot;&quot;;[.A4];&quot;&quot;&quot;: &quot;&quot;hsl(&quot;;[.B4];&quot;,&quot;;[.E4];&quot;%,&quot;;[.F4];&quot;%)&quot;&quot;,&quot;)" office:value-type="string" office:string-value="&quot;Almond&quot;: &quot;hsl(30,51.5%,87.1%)&quot;," calcext:value-type="string">
            <text:p>"Almond": "hsl(30,51.5%,87.1%)",</text:p>
          </table:table-cell>
        </table:table-row>
        <table:table-row table:style-name="ro1">
          <table:table-cell office:value-type="string" calcext:value-type="string">
            <text:p>Amaranth</text:p>
          </table:table-cell>
          <table:table-cell table:style-name="ce3" office:value-type="float" office:value="348.1" calcext:value-type="float">
            <text:p>348.10</text:p>
          </table:table-cell>
          <table:table-cell table:style-name="ce2" office:value-type="percentage" office:value="0.782" calcext:value-type="percentage">
            <text:p>78.20%</text:p>
          </table:table-cell>
          <table:table-cell table:style-name="ce2" office:value-type="percentage" office:value="0.533" calcext:value-type="percentage">
            <text:p>53.30%</text:p>
          </table:table-cell>
          <table:table-cell table:formula="of:=[.C5]*100" office:value-type="float" office:value="78.2" calcext:value-type="float">
            <text:p>78.2</text:p>
          </table:table-cell>
          <table:table-cell table:formula="of:=[.D5]*100" office:value-type="float" office:value="53.3" calcext:value-type="float">
            <text:p>53.3</text:p>
          </table:table-cell>
          <table:table-cell table:formula="of:=CONCATENATE(&quot;&quot;&quot;&quot;;[.A5];&quot;&quot;&quot;: &quot;&quot;hsl(&quot;;[.B5];&quot;,&quot;;[.E5];&quot;%,&quot;;[.F5];&quot;%)&quot;&quot;,&quot;)" office:value-type="string" office:string-value="&quot;Amaranth&quot;: &quot;hsl(348.1,78.2%,53.3%)&quot;," calcext:value-type="string">
            <text:p>"Amaranth": "hsl(348.1,78.2%,53.3%)",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table:style-name="ce3" office:value-type="float" office:value="44.9" calcext:value-type="float">
            <text:p>44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]*100" office:value-type="float" office:value="100" calcext:value-type="float">
            <text:p>100</text:p>
          </table:table-cell>
          <table:table-cell table:formula="of:=[.D6]*100" office:value-type="float" office:value="50" calcext:value-type="float">
            <text:p>50</text:p>
          </table:table-cell>
          <table:table-cell table:formula="of:=CONCATENATE(&quot;&quot;&quot;&quot;;[.A6];&quot;&quot;&quot;: &quot;&quot;hsl(&quot;;[.B6];&quot;,&quot;;[.E6];&quot;%,&quot;;[.F6];&quot;%)&quot;&quot;,&quot;)" office:value-type="string" office:string-value="&quot;Amber&quot;: &quot;hsl(44.9,100%,50%)&quot;," calcext:value-type="string">
            <text:p>"Amber": "hsl(44.9,100%,50%)",</text:p>
          </table:table-cell>
        </table:table-row>
        <table:table-row table:style-name="ro1">
          <table:table-cell office:value-type="string" calcext:value-type="string">
            <text:p>American rose</text:p>
          </table:table-cell>
          <table:table-cell table:style-name="ce3" office:value-type="float" office:value="346" calcext:value-type="float">
            <text:p>346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06" calcext:value-type="percentage">
            <text:p>50.60%</text:p>
          </table:table-cell>
          <table:table-cell table:formula="of:=[.C7]*100" office:value-type="float" office:value="100" calcext:value-type="float">
            <text:p>100</text:p>
          </table:table-cell>
          <table:table-cell table:formula="of:=[.D7]*100" office:value-type="float" office:value="50.6" calcext:value-type="float">
            <text:p>50.6</text:p>
          </table:table-cell>
          <table:table-cell table:formula="of:=CONCATENATE(&quot;&quot;&quot;&quot;;[.A7];&quot;&quot;&quot;: &quot;&quot;hsl(&quot;;[.B7];&quot;,&quot;;[.E7];&quot;%,&quot;;[.F7];&quot;%)&quot;&quot;,&quot;)" office:value-type="string" office:string-value="&quot;American rose&quot;: &quot;hsl(346,100%,50.6%)&quot;," calcext:value-type="string">
            <text:p>"American rose": "hsl(346,100%,50.6%)",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table:style-name="ce3" office:value-type="float" office:value="270" calcext:value-type="float">
            <text:p>270.00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table:formula="of:=[.C8]*100" office:value-type="float" office:value="50" calcext:value-type="float">
            <text:p>50</text:p>
          </table:table-cell>
          <table:table-cell table:formula="of:=[.D8]*100" office:value-type="float" office:value="60" calcext:value-type="float">
            <text:p>60</text:p>
          </table:table-cell>
          <table:table-cell table:formula="of:=CONCATENATE(&quot;&quot;&quot;&quot;;[.A8];&quot;&quot;&quot;: &quot;&quot;hsl(&quot;;[.B8];&quot;,&quot;;[.E8];&quot;%,&quot;;[.F8];&quot;%)&quot;&quot;,&quot;)" office:value-type="string" office:string-value="&quot;Amethyst&quot;: &quot;hsl(270,50%,60%)&quot;," calcext:value-type="string">
            <text:p>"Amethyst": "hsl(270,50%,60%)",</text:p>
          </table:table-cell>
        </table:table-row>
        <table:table-row table:style-name="ro1">
          <table:table-cell office:value-type="string" calcext:value-type="string">
            <text:p>Android Green</text:p>
          </table:table-cell>
          <table:table-cell table:style-name="ce3" office:value-type="float" office:value="74.5" calcext:value-type="float">
            <text:p>74.50</text:p>
          </table:table-cell>
          <table:table-cell table:style-name="ce2" office:value-type="percentage" office:value="0.553" calcext:value-type="percentage">
            <text:p>55.3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9]*100" office:value-type="float" office:value="55.3" calcext:value-type="float">
            <text:p>55.3</text:p>
          </table:table-cell>
          <table:table-cell table:formula="of:=[.D9]*100" office:value-type="float" office:value="50" calcext:value-type="float">
            <text:p>50</text:p>
          </table:table-cell>
          <table:table-cell table:formula="of:=CONCATENATE(&quot;&quot;&quot;&quot;;[.A9];&quot;&quot;&quot;: &quot;&quot;hsl(&quot;;[.B9];&quot;,&quot;;[.E9];&quot;%,&quot;;[.F9];&quot;%)&quot;&quot;,&quot;)" office:value-type="string" office:string-value="&quot;Android Green&quot;: &quot;hsl(74.5,55.3%,50%)&quot;," calcext:value-type="string">
            <text:p>"Android Green": "hsl(74.5,55.3%,50%)",</text:p>
          </table:table-cell>
        </table:table-row>
        <table:table-row table:style-name="ro1">
          <table:table-cell office:value-type="string" calcext:value-type="string">
            <text:p>Anti-flash white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0.083" calcext:value-type="percentage">
            <text:p>8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formula="of:=[.C10]*100" office:value-type="float" office:value="8.3" calcext:value-type="float">
            <text:p>8.3</text:p>
          </table:table-cell>
          <table:table-cell table:formula="of:=[.D10]*100" office:value-type="float" office:value="95.3" calcext:value-type="float">
            <text:p>95.3</text:p>
          </table:table-cell>
          <table:table-cell table:formula="of:=CONCATENATE(&quot;&quot;&quot;&quot;;[.A10];&quot;&quot;&quot;: &quot;&quot;hsl(&quot;;[.B10];&quot;,&quot;;[.E10];&quot;%,&quot;;[.F10];&quot;%)&quot;&quot;,&quot;)" office:value-type="string" office:string-value="&quot;Anti-flash white&quot;: &quot;hsl(210,8.3%,95.3%)&quot;," calcext:value-type="string">
            <text:p>"Anti-flash white": "hsl(210,8.3%,95.3%)",</text:p>
          </table:table-cell>
        </table:table-row>
        <table:table-row table:style-name="ro1">
          <table:table-cell office:value-type="string" calcext:value-type="string">
            <text:p>Antique brass</text:p>
          </table:table-cell>
          <table:table-cell table:style-name="ce3" office:value-type="float" office:value="21.8" calcext:value-type="float">
            <text:p>21.80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11]*100" office:value-type="float" office:value="46.8" calcext:value-type="float">
            <text:p>46.8</text:p>
          </table:table-cell>
          <table:table-cell table:formula="of:=[.D11]*100" office:value-type="float" office:value="63.1" calcext:value-type="float">
            <text:p>63.1</text:p>
          </table:table-cell>
          <table:table-cell table:formula="of:=CONCATENATE(&quot;&quot;&quot;&quot;;[.A11];&quot;&quot;&quot;: &quot;&quot;hsl(&quot;;[.B11];&quot;,&quot;;[.E11];&quot;%,&quot;;[.F11];&quot;%)&quot;&quot;,&quot;)" office:value-type="string" office:string-value="&quot;Antique brass&quot;: &quot;hsl(21.8,46.8%,63.1%)&quot;," calcext:value-type="string">
            <text:p>"Antique brass": "hsl(21.8,46.8%,63.1%)",</text:p>
          </table:table-cell>
        </table:table-row>
        <table:table-row table:style-name="ro1">
          <table:table-cell office:value-type="string" calcext:value-type="string">
            <text:p>Antique fuchsia</text:p>
          </table:table-cell>
          <table:table-cell table:style-name="ce3" office:value-type="float" office:value="315.8" calcext:value-type="float">
            <text:p>315.80</text:p>
          </table:table-cell>
          <table:table-cell table:style-name="ce2" office:value-type="percentage" office:value="0.224" calcext:value-type="percentage">
            <text:p>22.40%</text:p>
          </table:table-cell>
          <table:table-cell table:style-name="ce2" office:value-type="percentage" office:value="0.465" calcext:value-type="percentage">
            <text:p>46.50%</text:p>
          </table:table-cell>
          <table:table-cell table:formula="of:=[.C12]*100" office:value-type="float" office:value="22.4" calcext:value-type="float">
            <text:p>22.4</text:p>
          </table:table-cell>
          <table:table-cell table:formula="of:=[.D12]*100" office:value-type="float" office:value="46.5" calcext:value-type="float">
            <text:p>46.5</text:p>
          </table:table-cell>
          <table:table-cell table:formula="of:=CONCATENATE(&quot;&quot;&quot;&quot;;[.A12];&quot;&quot;&quot;: &quot;&quot;hsl(&quot;;[.B12];&quot;,&quot;;[.E12];&quot;%,&quot;;[.F12];&quot;%)&quot;&quot;,&quot;)" office:value-type="string" office:string-value="&quot;Antique fuchsia&quot;: &quot;hsl(315.8,22.4%,46.5%)&quot;," calcext:value-type="string">
            <text:p>"Antique fuchsia": "hsl(315.8,22.4%,46.5%)",</text:p>
          </table:table-cell>
        </table:table-row>
        <table:table-row table:style-name="ro1">
          <table:table-cell office:value-type="string" calcext:value-type="string">
            <text:p>Antique white</text:p>
          </table:table-cell>
          <table:table-cell table:style-name="ce3" office:value-type="float" office:value="34.3" calcext:value-type="float">
            <text:p>34.30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2" office:value-type="percentage" office:value="0.912" calcext:value-type="percentage">
            <text:p>91.20%</text:p>
          </table:table-cell>
          <table:table-cell table:formula="of:=[.C13]*100" office:value-type="float" office:value="77.8" calcext:value-type="float">
            <text:p>77.8</text:p>
          </table:table-cell>
          <table:table-cell table:formula="of:=[.D13]*100" office:value-type="float" office:value="91.2" calcext:value-type="float">
            <text:p>91.2</text:p>
          </table:table-cell>
          <table:table-cell table:formula="of:=CONCATENATE(&quot;&quot;&quot;&quot;;[.A13];&quot;&quot;&quot;: &quot;&quot;hsl(&quot;;[.B13];&quot;,&quot;;[.E13];&quot;%,&quot;;[.F13];&quot;%)&quot;&quot;,&quot;)" office:value-type="string" office:string-value="&quot;Antique white&quot;: &quot;hsl(34.3,77.8%,91.2%)&quot;," calcext:value-type="string">
            <text:p>"Antique white": "hsl(34.3,77.8%,91.2%)",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14]*100" office:value-type="float" office:value="100" calcext:value-type="float">
            <text:p>100</text:p>
          </table:table-cell>
          <table:table-cell table:formula="of:=[.D14]*100" office:value-type="float" office:value="25.1" calcext:value-type="float">
            <text:p>25.1</text:p>
          </table:table-cell>
          <table:table-cell table:formula="of:=CONCATENATE(&quot;&quot;&quot;&quot;;[.A14];&quot;&quot;&quot;: &quot;&quot;hsl(&quot;;[.B14];&quot;,&quot;;[.E14];&quot;%,&quot;;[.F14];&quot;%)&quot;&quot;,&quot;)" office:value-type="string" office:string-value="&quot;Ao&quot;: &quot;hsl(120,100%,25.1%)&quot;," calcext:value-type="string">
            <text:p>"Ao": "hsl(120,100%,25.1%)",</text:p>
          </table:table-cell>
        </table:table-row>
        <table:table-row table:style-name="ro1">
          <table:table-cell office:value-type="string" calcext:value-type="string">
            <text:p>Apple green</text:p>
          </table:table-cell>
          <table:table-cell table:style-name="ce3" office:value-type="float" office:value="73.5" calcext:value-type="float">
            <text:p>73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57" calcext:value-type="percentage">
            <text:p>35.70%</text:p>
          </table:table-cell>
          <table:table-cell table:formula="of:=[.C15]*100" office:value-type="float" office:value="100" calcext:value-type="float">
            <text:p>100</text:p>
          </table:table-cell>
          <table:table-cell table:formula="of:=[.D15]*100" office:value-type="float" office:value="35.7" calcext:value-type="float">
            <text:p>35.7</text:p>
          </table:table-cell>
          <table:table-cell table:formula="of:=CONCATENATE(&quot;&quot;&quot;&quot;;[.A15];&quot;&quot;&quot;: &quot;&quot;hsl(&quot;;[.B15];&quot;,&quot;;[.E15];&quot;%,&quot;;[.F15];&quot;%)&quot;&quot;,&quot;)" office:value-type="string" office:string-value="&quot;Apple green&quot;: &quot;hsl(73.5,100%,35.7%)&quot;," calcext:value-type="string">
            <text:p>"Apple green": "hsl(73.5,100%,35.7%)",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table:style-name="ce3" office:value-type="float" office:value="23.5" calcext:value-type="float">
            <text:p>23.50</text:p>
          </table:table-cell>
          <table:table-cell table:style-name="ce2" office:value-type="percentage" office:value="0.902" calcext:value-type="percentage">
            <text:p>90.20%</text:p>
          </table:table-cell>
          <table:table-cell table:style-name="ce2" office:value-type="percentage" office:value="0.839" calcext:value-type="percentage">
            <text:p>83.90%</text:p>
          </table:table-cell>
          <table:table-cell table:formula="of:=[.C16]*100" office:value-type="float" office:value="90.2" calcext:value-type="float">
            <text:p>90.2</text:p>
          </table:table-cell>
          <table:table-cell table:formula="of:=[.D16]*100" office:value-type="float" office:value="83.9" calcext:value-type="float">
            <text:p>83.9</text:p>
          </table:table-cell>
          <table:table-cell table:formula="of:=CONCATENATE(&quot;&quot;&quot;&quot;;[.A16];&quot;&quot;&quot;: &quot;&quot;hsl(&quot;;[.B16];&quot;,&quot;;[.E16];&quot;%,&quot;;[.F16];&quot;%)&quot;&quot;,&quot;)" office:value-type="string" office:string-value="&quot;Apricot&quot;: &quot;hsl(23.5,90.2%,83.9%)&quot;," calcext:value-type="string">
            <text:p>"Apricot": "hsl(23.5,90.2%,83.9%)",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7]*100" office:value-type="float" office:value="100" calcext:value-type="float">
            <text:p>100</text:p>
          </table:table-cell>
          <table:table-cell table:formula="of:=[.D17]*100" office:value-type="float" office:value="50" calcext:value-type="float">
            <text:p>50</text:p>
          </table:table-cell>
          <table:table-cell table:formula="of:=CONCATENATE(&quot;&quot;&quot;&quot;;[.A17];&quot;&quot;&quot;: &quot;&quot;hsl(&quot;;[.B17];&quot;,&quot;;[.E17];&quot;%,&quot;;[.F17];&quot;%)&quot;&quot;,&quot;)" office:value-type="string" office:string-value="&quot;Aqua&quot;: &quot;hsl(180,100%,50%)&quot;," calcext:value-type="string">
            <text:p>"Aqua": "hsl(180,100%,50%)",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table:style-name="ce3" office:value-type="float" office:value="159.8" calcext:value-type="float">
            <text:p>159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49" calcext:value-type="percentage">
            <text:p>74.90%</text:p>
          </table:table-cell>
          <table:table-cell table:formula="of:=[.C18]*100" office:value-type="float" office:value="100" calcext:value-type="float">
            <text:p>100</text:p>
          </table:table-cell>
          <table:table-cell table:formula="of:=[.D18]*100" office:value-type="float" office:value="74.9" calcext:value-type="float">
            <text:p>74.9</text:p>
          </table:table-cell>
          <table:table-cell table:formula="of:=CONCATENATE(&quot;&quot;&quot;&quot;;[.A18];&quot;&quot;&quot;: &quot;&quot;hsl(&quot;;[.B18];&quot;,&quot;;[.E18];&quot;%,&quot;;[.F18];&quot;%)&quot;&quot;,&quot;)" office:value-type="string" office:string-value="&quot;Aquamarine&quot;: &quot;hsl(159.8,100%,74.9%)&quot;," calcext:value-type="string">
            <text:p>"Aquamarine": "hsl(159.8,100%,74.9%)",</text:p>
          </table:table-cell>
        </table:table-row>
        <table:table-row table:style-name="ro1">
          <table:table-cell office:value-type="string" calcext:value-type="string">
            <text:p>Army green</text:p>
          </table:table-cell>
          <table:table-cell table:style-name="ce3" office:value-type="float" office:value="69.4" calcext:value-type="float">
            <text:p>69.40</text:p>
          </table:table-cell>
          <table:table-cell table:style-name="ce2" office:value-type="percentage" office:value="0.443" calcext:value-type="percentage">
            <text:p>44.30%</text:p>
          </table:table-cell>
          <table:table-cell table:style-name="ce2" office:value-type="percentage" office:value="0.225" calcext:value-type="percentage">
            <text:p>22.50%</text:p>
          </table:table-cell>
          <table:table-cell table:formula="of:=[.C19]*100" office:value-type="float" office:value="44.3" calcext:value-type="float">
            <text:p>44.3</text:p>
          </table:table-cell>
          <table:table-cell table:formula="of:=[.D19]*100" office:value-type="float" office:value="22.5" calcext:value-type="float">
            <text:p>22.5</text:p>
          </table:table-cell>
          <table:table-cell table:formula="of:=CONCATENATE(&quot;&quot;&quot;&quot;;[.A19];&quot;&quot;&quot;: &quot;&quot;hsl(&quot;;[.B19];&quot;,&quot;;[.E19];&quot;%,&quot;;[.F19];&quot;%)&quot;&quot;,&quot;)" office:value-type="string" office:string-value="&quot;Army green&quot;: &quot;hsl(69.4,44.3%,22.5%)&quot;," calcext:value-type="string">
            <text:p>"Army green": "hsl(69.4,44.3%,22.5%)",</text:p>
          </table:table-cell>
        </table:table-row>
        <table:table-row table:style-name="ro1">
          <table:table-cell office:value-type="string" calcext:value-type="string">
            <text:p>Arylide yellow</text:p>
          </table:table-cell>
          <table:table-cell table:style-name="ce3" office:value-type="float" office:value="51" calcext:value-type="float">
            <text:p>51.00</text:p>
          </table:table-cell>
          <table:table-cell table:style-name="ce2" office:value-type="percentage" office:value="0.741" calcext:value-type="percentage">
            <text:p>74.10%</text:p>
          </table:table-cell>
          <table:table-cell table:style-name="ce2" office:value-type="percentage" office:value="0.667" calcext:value-type="percentage">
            <text:p>66.70%</text:p>
          </table:table-cell>
          <table:table-cell table:formula="of:=[.C20]*100" office:value-type="float" office:value="74.1" calcext:value-type="float">
            <text:p>74.1</text:p>
          </table:table-cell>
          <table:table-cell table:formula="of:=[.D20]*100" office:value-type="float" office:value="66.7" calcext:value-type="float">
            <text:p>66.7</text:p>
          </table:table-cell>
          <table:table-cell table:formula="of:=CONCATENATE(&quot;&quot;&quot;&quot;;[.A20];&quot;&quot;&quot;: &quot;&quot;hsl(&quot;;[.B20];&quot;,&quot;;[.E20];&quot;%,&quot;;[.F20];&quot;%)&quot;&quot;,&quot;)" office:value-type="string" office:string-value="&quot;Arylide yellow&quot;: &quot;hsl(51,74.1%,66.7%)&quot;," calcext:value-type="string">
            <text:p>"Arylide yellow": "hsl(51,74.1%,66.7%)",</text:p>
          </table:table-cell>
        </table:table-row>
        <table:table-row table:style-name="ro1">
          <table:table-cell office:value-type="string" calcext:value-type="string">
            <text:p>Ash grey</text:p>
          </table:table-cell>
          <table:table-cell table:style-name="ce3" office:value-type="float" office:value="135" calcext:value-type="float">
            <text:p>135.00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722" calcext:value-type="percentage">
            <text:p>72.20%</text:p>
          </table:table-cell>
          <table:table-cell table:formula="of:=[.C21]*100" office:value-type="float" office:value="8.5" calcext:value-type="float">
            <text:p>8.5</text:p>
          </table:table-cell>
          <table:table-cell table:formula="of:=[.D21]*100" office:value-type="float" office:value="72.2" calcext:value-type="float">
            <text:p>72.2</text:p>
          </table:table-cell>
          <table:table-cell table:formula="of:=CONCATENATE(&quot;&quot;&quot;&quot;;[.A21];&quot;&quot;&quot;: &quot;&quot;hsl(&quot;;[.B21];&quot;,&quot;;[.E21];&quot;%,&quot;;[.F21];&quot;%)&quot;&quot;,&quot;)" office:value-type="string" office:string-value="&quot;Ash grey&quot;: &quot;hsl(135,8.5%,72.2%)&quot;," calcext:value-type="string">
            <text:p>"Ash grey": "hsl(135,8.5%,72.2%)",</text:p>
          </table:table-cell>
        </table:table-row>
        <table:table-row table:style-name="ro1">
          <table:table-cell office:value-type="string" calcext:value-type="string">
            <text:p>Asparagus</text:p>
          </table:table-cell>
          <table:table-cell table:style-name="ce3" office:value-type="float" office:value="92.9" calcext:value-type="float">
            <text:p>92.90</text:p>
          </table:table-cell>
          <table:table-cell table:style-name="ce2" office:value-type="percentage" office:value="0.265" calcext:value-type="percentage">
            <text:p>26.50%</text:p>
          </table:table-cell>
          <table:table-cell table:style-name="ce2" office:value-type="percentage" office:value="0.541" calcext:value-type="percentage">
            <text:p>54.10%</text:p>
          </table:table-cell>
          <table:table-cell table:formula="of:=[.C22]*100" office:value-type="float" office:value="26.5" calcext:value-type="float">
            <text:p>26.5</text:p>
          </table:table-cell>
          <table:table-cell table:formula="of:=[.D22]*100" office:value-type="float" office:value="54.1" calcext:value-type="float">
            <text:p>54.1</text:p>
          </table:table-cell>
          <table:table-cell table:formula="of:=CONCATENATE(&quot;&quot;&quot;&quot;;[.A22];&quot;&quot;&quot;: &quot;&quot;hsl(&quot;;[.B22];&quot;,&quot;;[.E22];&quot;%,&quot;;[.F22];&quot;%)&quot;&quot;,&quot;)" office:value-type="string" office:string-value="&quot;Asparagus&quot;: &quot;hsl(92.9,26.5%,54.1%)&quot;," calcext:value-type="string">
            <text:p>"Asparagus": "hsl(92.9,26.5%,54.1%)",</text:p>
          </table:table-cell>
        </table:table-row>
        <table:table-row table:style-name="ro1">
          <table:table-cell office:value-type="string" calcext:value-type="string">
            <text:p>Atomic tangerine</text:p>
          </table:table-cell>
          <table:table-cell table:style-name="ce3" office:value-type="float" office:value="20" calcext:value-type="float">
            <text:p>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" calcext:value-type="percentage">
            <text:p>70.00%</text:p>
          </table:table-cell>
          <table:table-cell table:formula="of:=[.C23]*100" office:value-type="float" office:value="100" calcext:value-type="float">
            <text:p>100</text:p>
          </table:table-cell>
          <table:table-cell table:formula="of:=[.D23]*100" office:value-type="float" office:value="70" calcext:value-type="float">
            <text:p>70</text:p>
          </table:table-cell>
          <table:table-cell table:formula="of:=CONCATENATE(&quot;&quot;&quot;&quot;;[.A23];&quot;&quot;&quot;: &quot;&quot;hsl(&quot;;[.B23];&quot;,&quot;;[.E23];&quot;%,&quot;;[.F23];&quot;%)&quot;&quot;,&quot;)" office:value-type="string" office:string-value="&quot;Atomic tangerine&quot;: &quot;hsl(20,100%,70%)&quot;," calcext:value-type="string">
            <text:p>"Atomic tangerine": "hsl(20,100%,70%)",</text:p>
          </table:table-cell>
        </table:table-row>
        <table:table-row table:style-name="ro1">
          <table:table-cell office:value-type="string" calcext:value-type="string">
            <text:p>Auburn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594" calcext:value-type="percentage">
            <text:p>59.40%</text:p>
          </table:table-cell>
          <table:table-cell table:style-name="ce2" office:value-type="percentage" office:value="0.406" calcext:value-type="percentage">
            <text:p>40.60%</text:p>
          </table:table-cell>
          <table:table-cell table:formula="of:=[.C24]*100" office:value-type="float" office:value="59.4" calcext:value-type="float">
            <text:p>59.4</text:p>
          </table:table-cell>
          <table:table-cell table:formula="of:=[.D24]*100" office:value-type="float" office:value="40.6" calcext:value-type="float">
            <text:p>40.6</text:p>
          </table:table-cell>
          <table:table-cell table:formula="of:=CONCATENATE(&quot;&quot;&quot;&quot;;[.A24];&quot;&quot;&quot;: &quot;&quot;hsl(&quot;;[.B24];&quot;,&quot;;[.E24];&quot;%,&quot;;[.F24];&quot;%)&quot;&quot;,&quot;)" office:value-type="string" office:string-value="&quot;Auburn&quot;: &quot;hsl(0,59.4%,40.6%)&quot;," calcext:value-type="string">
            <text:p>"Auburn": "hsl(0,59.4%,40.6%)",</text:p>
          </table:table-cell>
        </table:table-row>
        <table:table-row table:style-name="ro1">
          <table:table-cell office:value-type="string" calcext:value-type="string">
            <text:p>Aureolin</text:p>
          </table:table-cell>
          <table:table-cell table:style-name="ce3" office:value-type="float" office:value="56.4" calcext:value-type="float">
            <text:p>56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6" calcext:value-type="percentage">
            <text:p>49.60%</text:p>
          </table:table-cell>
          <table:table-cell table:formula="of:=[.C25]*100" office:value-type="float" office:value="100" calcext:value-type="float">
            <text:p>100</text:p>
          </table:table-cell>
          <table:table-cell table:formula="of:=[.D25]*100" office:value-type="float" office:value="49.6" calcext:value-type="float">
            <text:p>49.6</text:p>
          </table:table-cell>
          <table:table-cell table:formula="of:=CONCATENATE(&quot;&quot;&quot;&quot;;[.A25];&quot;&quot;&quot;: &quot;&quot;hsl(&quot;;[.B25];&quot;,&quot;;[.E25];&quot;%,&quot;;[.F25];&quot;%)&quot;&quot;,&quot;)" office:value-type="string" office:string-value="&quot;Aureolin&quot;: &quot;hsl(56.4,100%,49.6%)&quot;," calcext:value-type="string">
            <text:p>"Aureolin": "hsl(56.4,100%,49.6%)",</text:p>
          </table:table-cell>
        </table:table-row>
        <table:table-row table:style-name="ro1">
          <table:table-cell office:value-type="string" calcext:value-type="string">
            <text:p>AuroMetalSaurus</text:p>
          </table:table-cell>
          <table:table-cell table:style-name="ce3" office:value-type="float" office:value="183.3" calcext:value-type="float">
            <text:p>183.30</text:p>
          </table:table-cell>
          <table:table-cell table:style-name="ce2" office:value-type="percentage" office:value="0.076" calcext:value-type="percentage">
            <text:p>7.6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26]*100" office:value-type="float" office:value="7.6" calcext:value-type="float">
            <text:p>7.6</text:p>
          </table:table-cell>
          <table:table-cell table:formula="of:=[.D26]*100" office:value-type="float" office:value="46.7" calcext:value-type="float">
            <text:p>46.7</text:p>
          </table:table-cell>
          <table:table-cell table:formula="of:=CONCATENATE(&quot;&quot;&quot;&quot;;[.A26];&quot;&quot;&quot;: &quot;&quot;hsl(&quot;;[.B26];&quot;,&quot;;[.E26];&quot;%,&quot;;[.F26];&quot;%)&quot;&quot;,&quot;)" office:value-type="string" office:string-value="&quot;AuroMetalSaurus&quot;: &quot;hsl(183.3,7.6%,46.7%)&quot;," calcext:value-type="string">
            <text:p>"AuroMetalSaurus": "hsl(183.3,7.6%,46.7%)",</text:p>
          </table:table-cell>
        </table:table-row>
        <table:table-row table:style-name="ro1">
          <table:table-cell office:value-type="string" calcext:value-type="string">
            <text:p>Awesome</text:p>
          </table:table-cell>
          <table:table-cell table:style-name="ce3" office:value-type="float" office:value="346.5" calcext:value-type="float">
            <text:p>346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63" calcext:value-type="percentage">
            <text:p>56.30%</text:p>
          </table:table-cell>
          <table:table-cell table:formula="of:=[.C27]*100" office:value-type="float" office:value="100" calcext:value-type="float">
            <text:p>100</text:p>
          </table:table-cell>
          <table:table-cell table:formula="of:=[.D27]*100" office:value-type="float" office:value="56.3" calcext:value-type="float">
            <text:p>56.3</text:p>
          </table:table-cell>
          <table:table-cell table:formula="of:=CONCATENATE(&quot;&quot;&quot;&quot;;[.A27];&quot;&quot;&quot;: &quot;&quot;hsl(&quot;;[.B27];&quot;,&quot;;[.E27];&quot;%,&quot;;[.F27];&quot;%)&quot;&quot;,&quot;)" office:value-type="string" office:string-value="&quot;Awesome&quot;: &quot;hsl(346.5,100%,56.3%)&quot;," calcext:value-type="string">
            <text:p>"Awesome": "hsl(346.5,100%,56.3%)",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table:style-name="ce3" office:value-type="float" office:value="210.1" calcext:value-type="float">
            <text:p>210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8]*100" office:value-type="float" office:value="100" calcext:value-type="float">
            <text:p>100</text:p>
          </table:table-cell>
          <table:table-cell table:formula="of:=[.D28]*100" office:value-type="float" office:value="50" calcext:value-type="float">
            <text:p>50</text:p>
          </table:table-cell>
          <table:table-cell table:formula="of:=CONCATENATE(&quot;&quot;&quot;&quot;;[.A28];&quot;&quot;&quot;: &quot;&quot;hsl(&quot;;[.B28];&quot;,&quot;;[.E28];&quot;%,&quot;;[.F28];&quot;%)&quot;&quot;,&quot;)" office:value-type="string" office:string-value="&quot;Azure&quot;: &quot;hsl(210.1,100%,50%)&quot;," calcext:value-type="string">
            <text:p>"Azure": "hsl(210.1,100%,50%)",</text:p>
          </table:table-cell>
        </table:table-row>
        <table:table-row table:style-name="ro1">
          <table:table-cell office:value-type="string" calcext:value-type="string">
            <text:p>Azure mist/web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table:formula="of:=[.C29]*100" office:value-type="float" office:value="100" calcext:value-type="float">
            <text:p>100</text:p>
          </table:table-cell>
          <table:table-cell table:formula="of:=[.D29]*100" office:value-type="float" office:value="97.1" calcext:value-type="float">
            <text:p>97.1</text:p>
          </table:table-cell>
          <table:table-cell table:formula="of:=CONCATENATE(&quot;&quot;&quot;&quot;;[.A29];&quot;&quot;&quot;: &quot;&quot;hsl(&quot;;[.B29];&quot;,&quot;;[.E29];&quot;%,&quot;;[.F29];&quot;%)&quot;&quot;,&quot;)" office:value-type="string" office:string-value="&quot;Azure mist/web&quot;: &quot;hsl(180,100%,97.1%)&quot;," calcext:value-type="string">
            <text:p>"Azure mist/web": "hsl(180,100%,97.1%)",</text:p>
          </table:table-cell>
        </table:table-row>
        <table:table-row table:style-name="ro1">
          <table:table-cell office:value-type="string" calcext:value-type="string">
            <text:p>Baby blue</text:p>
          </table:table-cell>
          <table:table-cell table:style-name="ce3" office:value-type="float" office:value="199.2" calcext:value-type="float">
            <text:p>199.20</text:p>
          </table:table-cell>
          <table:table-cell table:style-name="ce2" office:value-type="percentage" office:value="0.774" calcext:value-type="percentage">
            <text:p>77.40%</text:p>
          </table:table-cell>
          <table:table-cell table:style-name="ce2" office:value-type="percentage" office:value="0.739" calcext:value-type="percentage">
            <text:p>73.90%</text:p>
          </table:table-cell>
          <table:table-cell table:formula="of:=[.C30]*100" office:value-type="float" office:value="77.4" calcext:value-type="float">
            <text:p>77.4</text:p>
          </table:table-cell>
          <table:table-cell table:formula="of:=[.D30]*100" office:value-type="float" office:value="73.9" calcext:value-type="float">
            <text:p>73.9</text:p>
          </table:table-cell>
          <table:table-cell table:formula="of:=CONCATENATE(&quot;&quot;&quot;&quot;;[.A30];&quot;&quot;&quot;: &quot;&quot;hsl(&quot;;[.B30];&quot;,&quot;;[.E30];&quot;%,&quot;;[.F30];&quot;%)&quot;&quot;,&quot;)" office:value-type="string" office:string-value="&quot;Baby blue&quot;: &quot;hsl(199.2,77.4%,73.9%)&quot;," calcext:value-type="string">
            <text:p>"Baby blue": "hsl(199.2,77.4%,73.9%)",</text:p>
          </table:table-cell>
        </table:table-row>
        <table:table-row table:style-name="ro1">
          <table:table-cell office:value-type="string" calcext:value-type="string">
            <text:p>Baby blue eyes</text:p>
          </table:table-cell>
          <table:table-cell table:style-name="ce3" office:value-type="float" office:value="209.3" calcext:value-type="float">
            <text:p>209.30</text:p>
          </table:table-cell>
          <table:table-cell table:style-name="ce2" office:value-type="percentage" office:value="0.741" calcext:value-type="percentage">
            <text:p>74.10%</text:p>
          </table:table-cell>
          <table:table-cell table:style-name="ce2" office:value-type="percentage" office:value="0.788" calcext:value-type="percentage">
            <text:p>78.80%</text:p>
          </table:table-cell>
          <table:table-cell table:formula="of:=[.C31]*100" office:value-type="float" office:value="74.1" calcext:value-type="float">
            <text:p>74.1</text:p>
          </table:table-cell>
          <table:table-cell table:formula="of:=[.D31]*100" office:value-type="float" office:value="78.8" calcext:value-type="float">
            <text:p>78.8</text:p>
          </table:table-cell>
          <table:table-cell table:formula="of:=CONCATENATE(&quot;&quot;&quot;&quot;;[.A31];&quot;&quot;&quot;: &quot;&quot;hsl(&quot;;[.B31];&quot;,&quot;;[.E31];&quot;%,&quot;;[.F31];&quot;%)&quot;&quot;,&quot;)" office:value-type="string" office:string-value="&quot;Baby blue eyes&quot;: &quot;hsl(209.3,74.1%,78.8%)&quot;," calcext:value-type="string">
            <text:p>"Baby blue eyes": "hsl(209.3,74.1%,78.8%)",</text:p>
          </table:table-cell>
        </table:table-row>
        <table:table-row table:style-name="ro1">
          <table:table-cell office:value-type="string" calcext:value-type="string">
            <text:p>Baby pink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694" calcext:value-type="percentage">
            <text:p>69.40%</text:p>
          </table:table-cell>
          <table:table-cell table:style-name="ce2" office:value-type="percentage" office:value="0.859" calcext:value-type="percentage">
            <text:p>85.90%</text:p>
          </table:table-cell>
          <table:table-cell table:formula="of:=[.C32]*100" office:value-type="float" office:value="69.4" calcext:value-type="float">
            <text:p>69.4</text:p>
          </table:table-cell>
          <table:table-cell table:formula="of:=[.D32]*100" office:value-type="float" office:value="85.9" calcext:value-type="float">
            <text:p>85.9</text:p>
          </table:table-cell>
          <table:table-cell table:formula="of:=CONCATENATE(&quot;&quot;&quot;&quot;;[.A32];&quot;&quot;&quot;: &quot;&quot;hsl(&quot;;[.B32];&quot;,&quot;;[.E32];&quot;%,&quot;;[.F32];&quot;%)&quot;&quot;,&quot;)" office:value-type="string" office:string-value="&quot;Baby pink&quot;: &quot;hsl(0,69.4%,85.9%)&quot;," calcext:value-type="string">
            <text:p>"Baby pink": "hsl(0,69.4%,85.9%)",</text:p>
          </table:table-cell>
        </table:table-row>
        <table:table-row table:style-name="ro1">
          <table:table-cell office:value-type="string" calcext:value-type="string">
            <text:p>Ball Blue</text:p>
          </table:table-cell>
          <table:table-cell table:style-name="ce3" office:value-type="float" office:value="191.9" calcext:value-type="float">
            <text:p>191.90</text:p>
          </table:table-cell>
          <table:table-cell table:style-name="ce2" office:value-type="percentage" office:value="0.723" calcext:value-type="percentage">
            <text:p>72.3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33]*100" office:value-type="float" office:value="72.3" calcext:value-type="float">
            <text:p>72.3</text:p>
          </table:table-cell>
          <table:table-cell table:formula="of:=[.D33]*100" office:value-type="float" office:value="46.7" calcext:value-type="float">
            <text:p>46.7</text:p>
          </table:table-cell>
          <table:table-cell table:formula="of:=CONCATENATE(&quot;&quot;&quot;&quot;;[.A33];&quot;&quot;&quot;: &quot;&quot;hsl(&quot;;[.B33];&quot;,&quot;;[.E33];&quot;%,&quot;;[.F33];&quot;%)&quot;&quot;,&quot;)" office:value-type="string" office:string-value="&quot;Ball Blue&quot;: &quot;hsl(191.9,72.3%,46.7%)&quot;," calcext:value-type="string">
            <text:p>"Ball Blue": "hsl(191.9,72.3%,46.7%)",</text:p>
          </table:table-cell>
        </table:table-row>
        <table:table-row table:style-name="ro1">
          <table:table-cell office:value-type="string" calcext:value-type="string">
            <text:p>Banana Mania</text:p>
          </table:table-cell>
          <table:table-cell table:style-name="ce3" office:value-type="float" office:value="43.5" calcext:value-type="float">
            <text:p>43.50</text:p>
          </table:table-cell>
          <table:table-cell table:style-name="ce2" office:value-type="percentage" office:value="0.873" calcext:value-type="percentage">
            <text:p>87.30%</text:p>
          </table:table-cell>
          <table:table-cell table:style-name="ce2" office:value-type="percentage" office:value="0.845" calcext:value-type="percentage">
            <text:p>84.50%</text:p>
          </table:table-cell>
          <table:table-cell table:formula="of:=[.C34]*100" office:value-type="float" office:value="87.3" calcext:value-type="float">
            <text:p>87.3</text:p>
          </table:table-cell>
          <table:table-cell table:formula="of:=[.D34]*100" office:value-type="float" office:value="84.5" calcext:value-type="float">
            <text:p>84.5</text:p>
          </table:table-cell>
          <table:table-cell table:formula="of:=CONCATENATE(&quot;&quot;&quot;&quot;;[.A34];&quot;&quot;&quot;: &quot;&quot;hsl(&quot;;[.B34];&quot;,&quot;;[.E34];&quot;%,&quot;;[.F34];&quot;%)&quot;&quot;,&quot;)" office:value-type="string" office:string-value="&quot;Banana Mania&quot;: &quot;hsl(43.5,87.3%,84.5%)&quot;," calcext:value-type="string">
            <text:p>"Banana Mania": "hsl(43.5,87.3%,84.5%)",</text:p>
          </table:table-cell>
        </table:table-row>
        <table:table-row table:style-name="ro1">
          <table:table-cell office:value-type="string" calcext:value-type="string">
            <text:p>Banana yellow</text:p>
          </table:table-cell>
          <table:table-cell table:style-name="ce3" office:value-type="float" office:value="51.1" calcext:value-type="float">
            <text:p>51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04" calcext:value-type="percentage">
            <text:p>60.40%</text:p>
          </table:table-cell>
          <table:table-cell table:formula="of:=[.C35]*100" office:value-type="float" office:value="100" calcext:value-type="float">
            <text:p>100</text:p>
          </table:table-cell>
          <table:table-cell table:formula="of:=[.D35]*100" office:value-type="float" office:value="60.4" calcext:value-type="float">
            <text:p>60.4</text:p>
          </table:table-cell>
          <table:table-cell table:formula="of:=CONCATENATE(&quot;&quot;&quot;&quot;;[.A35];&quot;&quot;&quot;: &quot;&quot;hsl(&quot;;[.B35];&quot;,&quot;;[.E35];&quot;%,&quot;;[.F35];&quot;%)&quot;&quot;,&quot;)" office:value-type="string" office:string-value="&quot;Banana yellow&quot;: &quot;hsl(51.1,100%,60.4%)&quot;," calcext:value-type="string">
            <text:p>"Banana yellow": "hsl(51.1,100%,60.4%)",</text:p>
          </table:table-cell>
        </table:table-row>
        <table:table-row table:style-name="ro1">
          <table:table-cell office:value-type="string" calcext:value-type="string">
            <text:p>Battleship grey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0.008" calcext:value-type="percentage">
            <text:p>0.80%</text:p>
          </table:table-cell>
          <table:table-cell table:style-name="ce2" office:value-type="percentage" office:value="0.514" calcext:value-type="percentage">
            <text:p>51.40%</text:p>
          </table:table-cell>
          <table:table-cell table:formula="of:=[.C36]*100" office:value-type="float" office:value="0.8" calcext:value-type="float">
            <text:p>0.8</text:p>
          </table:table-cell>
          <table:table-cell table:formula="of:=[.D36]*100" office:value-type="float" office:value="51.4" calcext:value-type="float">
            <text:p>51.4</text:p>
          </table:table-cell>
          <table:table-cell table:formula="of:=CONCATENATE(&quot;&quot;&quot;&quot;;[.A36];&quot;&quot;&quot;: &quot;&quot;hsl(&quot;;[.B36];&quot;,&quot;;[.E36];&quot;%,&quot;;[.F36];&quot;%)&quot;&quot;,&quot;)" office:value-type="string" office:string-value="&quot;Battleship grey&quot;: &quot;hsl(60,0.8%,51.4%)&quot;," calcext:value-type="string">
            <text:p>"Battleship grey": "hsl(60,0.8%,51.4%)",</text:p>
          </table:table-cell>
        </table:table-row>
        <table:table-row table:style-name="ro1">
          <table:table-cell office:value-type="string" calcext:value-type="string">
            <text:p>Bazaar</text:p>
          </table:table-cell>
          <table:table-cell table:style-name="ce3" office:value-type="float" office:value="352.7" calcext:value-type="float">
            <text:p>352.70</text:p>
          </table:table-cell>
          <table:table-cell table:style-name="ce2" office:value-type="percentage" office:value="0.138" calcext:value-type="percentage">
            <text:p>13.80%</text:p>
          </table:table-cell>
          <table:table-cell table:style-name="ce2" office:value-type="percentage" office:value="0.531" calcext:value-type="percentage">
            <text:p>53.10%</text:p>
          </table:table-cell>
          <table:table-cell table:formula="of:=[.C37]*100" office:value-type="float" office:value="13.8" calcext:value-type="float">
            <text:p>13.8</text:p>
          </table:table-cell>
          <table:table-cell table:formula="of:=[.D37]*100" office:value-type="float" office:value="53.1" calcext:value-type="float">
            <text:p>53.1</text:p>
          </table:table-cell>
          <table:table-cell table:formula="of:=CONCATENATE(&quot;&quot;&quot;&quot;;[.A37];&quot;&quot;&quot;: &quot;&quot;hsl(&quot;;[.B37];&quot;,&quot;;[.E37];&quot;%,&quot;;[.F37];&quot;%)&quot;&quot;,&quot;)" office:value-type="string" office:string-value="&quot;Bazaar&quot;: &quot;hsl(352.7,13.8%,53.1%)&quot;," calcext:value-type="string">
            <text:p>"Bazaar": "hsl(352.7,13.8%,53.1%)",</text:p>
          </table:table-cell>
        </table:table-row>
        <table:table-row table:style-name="ro1">
          <table:table-cell office:value-type="string" calcext:value-type="string">
            <text:p>Beau blue</text:p>
          </table:table-cell>
          <table:table-cell table:style-name="ce3" office:value-type="float" office:value="205.7" calcext:value-type="float">
            <text:p>205.70</text:p>
          </table:table-cell>
          <table:table-cell table:style-name="ce2" office:value-type="percentage" office:value="0.457" calcext:value-type="percentage">
            <text:p>45.70%</text:p>
          </table:table-cell>
          <table:table-cell table:style-name="ce2" office:value-type="percentage" office:value="0.82" calcext:value-type="percentage">
            <text:p>82.00%</text:p>
          </table:table-cell>
          <table:table-cell table:formula="of:=[.C38]*100" office:value-type="float" office:value="45.7" calcext:value-type="float">
            <text:p>45.7</text:p>
          </table:table-cell>
          <table:table-cell table:formula="of:=[.D38]*100" office:value-type="float" office:value="82" calcext:value-type="float">
            <text:p>82</text:p>
          </table:table-cell>
          <table:table-cell table:formula="of:=CONCATENATE(&quot;&quot;&quot;&quot;;[.A38];&quot;&quot;&quot;: &quot;&quot;hsl(&quot;;[.B38];&quot;,&quot;;[.E38];&quot;%,&quot;;[.F38];&quot;%)&quot;&quot;,&quot;)" office:value-type="string" office:string-value="&quot;Beau blue&quot;: &quot;hsl(205.7,45.7%,82%)&quot;," calcext:value-type="string">
            <text:p>"Beau blue": "hsl(205.7,45.7%,82%)",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table:style-name="ce3" office:value-type="float" office:value="21.7" calcext:value-type="float">
            <text:p>21.70</text:p>
          </table:table-cell>
          <table:table-cell table:style-name="ce2" office:value-type="percentage" office:value="0.197" calcext:value-type="percentage">
            <text:p>19.70%</text:p>
          </table:table-cell>
          <table:table-cell table:style-name="ce2" office:value-type="percentage" office:value="0.531" calcext:value-type="percentage">
            <text:p>53.10%</text:p>
          </table:table-cell>
          <table:table-cell table:formula="of:=[.C39]*100" office:value-type="float" office:value="19.7" calcext:value-type="float">
            <text:p>19.7</text:p>
          </table:table-cell>
          <table:table-cell table:formula="of:=[.D39]*100" office:value-type="float" office:value="53.1" calcext:value-type="float">
            <text:p>53.1</text:p>
          </table:table-cell>
          <table:table-cell table:formula="of:=CONCATENATE(&quot;&quot;&quot;&quot;;[.A39];&quot;&quot;&quot;: &quot;&quot;hsl(&quot;;[.B39];&quot;,&quot;;[.E39];&quot;%,&quot;;[.F39];&quot;%)&quot;&quot;,&quot;)" office:value-type="string" office:string-value="&quot;Beaver&quot;: &quot;hsl(21.7,19.7%,53.1%)&quot;," calcext:value-type="string">
            <text:p>"Beaver": "hsl(21.7,19.7%,53.1%)",</text:p>
          </table:table-cell>
        </table:table-row>
        <table:table-row table:style-name="ro1">
          <table:table-cell office:value-type="string" calcext:value-type="string">
            <text:p>Beige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0.556" calcext:value-type="percentage">
            <text:p>55.60%</text:p>
          </table:table-cell>
          <table:table-cell table:style-name="ce2" office:value-type="percentage" office:value="0.912" calcext:value-type="percentage">
            <text:p>91.20%</text:p>
          </table:table-cell>
          <table:table-cell table:formula="of:=[.C40]*100" office:value-type="float" office:value="55.6" calcext:value-type="float">
            <text:p>55.6</text:p>
          </table:table-cell>
          <table:table-cell table:formula="of:=[.D40]*100" office:value-type="float" office:value="91.2" calcext:value-type="float">
            <text:p>91.2</text:p>
          </table:table-cell>
          <table:table-cell table:formula="of:=CONCATENATE(&quot;&quot;&quot;&quot;;[.A40];&quot;&quot;&quot;: &quot;&quot;hsl(&quot;;[.B40];&quot;,&quot;;[.E40];&quot;%,&quot;;[.F40];&quot;%)&quot;&quot;,&quot;)" office:value-type="string" office:string-value="&quot;Beige&quot;: &quot;hsl(60,55.6%,91.2%)&quot;," calcext:value-type="string">
            <text:p>"Beige": "hsl(60,55.6%,91.2%)",</text:p>
          </table:table-cell>
        </table:table-row>
        <table:table-row table:style-name="ro1">
          <table:table-cell office:value-type="string" calcext:value-type="string">
            <text:p>Bisque</text:p>
          </table:table-cell>
          <table:table-cell table:style-name="ce3" office:value-type="float" office:value="32.5" calcext:value-type="float">
            <text:p>32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84" calcext:value-type="percentage">
            <text:p>88.40%</text:p>
          </table:table-cell>
          <table:table-cell table:formula="of:=[.C41]*100" office:value-type="float" office:value="100" calcext:value-type="float">
            <text:p>100</text:p>
          </table:table-cell>
          <table:table-cell table:formula="of:=[.D41]*100" office:value-type="float" office:value="88.4" calcext:value-type="float">
            <text:p>88.4</text:p>
          </table:table-cell>
          <table:table-cell table:formula="of:=CONCATENATE(&quot;&quot;&quot;&quot;;[.A41];&quot;&quot;&quot;: &quot;&quot;hsl(&quot;;[.B41];&quot;,&quot;;[.E41];&quot;%,&quot;;[.F41];&quot;%)&quot;&quot;,&quot;)" office:value-type="string" office:string-value="&quot;Bisque&quot;: &quot;hsl(32.5,100%,88.4%)&quot;," calcext:value-type="string">
            <text:p>"Bisque": "hsl(32.5,100%,88.4%)",</text:p>
          </table:table-cell>
        </table:table-row>
        <table:table-row table:style-name="ro1">
          <table:table-cell office:value-type="string" calcext:value-type="string">
            <text:p>Bistre</text:p>
          </table:table-cell>
          <table:table-cell table:style-name="ce3" office:value-type="float" office:value="24" calcext:value-type="float">
            <text:p>24.00</text:p>
          </table:table-cell>
          <table:table-cell table:style-name="ce2" office:value-type="percentage" office:value="0.326" calcext:value-type="percentage">
            <text:p>32.60%</text:p>
          </table:table-cell>
          <table:table-cell table:style-name="ce2" office:value-type="percentage" office:value="0.18" calcext:value-type="percentage">
            <text:p>18.00%</text:p>
          </table:table-cell>
          <table:table-cell table:formula="of:=[.C42]*100" office:value-type="float" office:value="32.6" calcext:value-type="float">
            <text:p>32.6</text:p>
          </table:table-cell>
          <table:table-cell table:formula="of:=[.D42]*100" office:value-type="float" office:value="18" calcext:value-type="float">
            <text:p>18</text:p>
          </table:table-cell>
          <table:table-cell table:formula="of:=CONCATENATE(&quot;&quot;&quot;&quot;;[.A42];&quot;&quot;&quot;: &quot;&quot;hsl(&quot;;[.B42];&quot;,&quot;;[.E42];&quot;%,&quot;;[.F42];&quot;%)&quot;&quot;,&quot;)" office:value-type="string" office:string-value="&quot;Bistre&quot;: &quot;hsl(24,32.6%,18%)&quot;," calcext:value-type="string">
            <text:p>"Bistre": "hsl(24,32.6%,18%)",</text:p>
          </table:table-cell>
        </table:table-row>
        <table:table-row table:style-name="ro1">
          <table:table-cell office:value-type="string" calcext:value-type="string">
            <text:p>Bittersweet</text:p>
          </table:table-cell>
          <table:table-cell table:style-name="ce3" office:value-type="float" office:value="6.4" calcext:value-type="float">
            <text:p>6.40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2" office:value-type="percentage" office:value="0.682" calcext:value-type="percentage">
            <text:p>68.20%</text:p>
          </table:table-cell>
          <table:table-cell table:formula="of:=[.C43]*100" office:value-type="float" office:value="98.8" calcext:value-type="float">
            <text:p>98.8</text:p>
          </table:table-cell>
          <table:table-cell table:formula="of:=[.D43]*100" office:value-type="float" office:value="68.2" calcext:value-type="float">
            <text:p>68.2</text:p>
          </table:table-cell>
          <table:table-cell table:formula="of:=CONCATENATE(&quot;&quot;&quot;&quot;;[.A43];&quot;&quot;&quot;: &quot;&quot;hsl(&quot;;[.B43];&quot;,&quot;;[.E43];&quot;%,&quot;;[.F43];&quot;%)&quot;&quot;,&quot;)" office:value-type="string" office:string-value="&quot;Bittersweet&quot;: &quot;hsl(6.4,98.8%,68.2%)&quot;," calcext:value-type="string">
            <text:p>"Bittersweet": "hsl(6.4,98.8%,68.2%)",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table:formula="of:=[.C44]*100" office:value-type="float" office:value="0" calcext:value-type="float">
            <text:p>0</text:p>
          </table:table-cell>
          <table:table-cell table:formula="of:=[.D44]*100" office:value-type="float" office:value="0" calcext:value-type="float">
            <text:p>0</text:p>
          </table:table-cell>
          <table:table-cell table:formula="of:=CONCATENATE(&quot;&quot;&quot;&quot;;[.A44];&quot;&quot;&quot;: &quot;&quot;hsl(&quot;;[.B44];&quot;,&quot;;[.E44];&quot;%,&quot;;[.F44];&quot;%)&quot;&quot;,&quot;)" office:value-type="string" office:string-value="&quot;Black&quot;: &quot;hsl(0,0%,0%)&quot;," calcext:value-type="string">
            <text:p>"Black": "hsl(0,0%,0%)",</text:p>
          </table:table-cell>
        </table:table-row>
        <table:table-row table:style-name="ro1">
          <table:table-cell office:value-type="string" calcext:value-type="string">
            <text:p>Blanched Almond</text:p>
          </table:table-cell>
          <table:table-cell table:style-name="ce3" office:value-type="float" office:value="36" calcext:value-type="float">
            <text:p>36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02" calcext:value-type="percentage">
            <text:p>90.20%</text:p>
          </table:table-cell>
          <table:table-cell table:formula="of:=[.C45]*100" office:value-type="float" office:value="100" calcext:value-type="float">
            <text:p>100</text:p>
          </table:table-cell>
          <table:table-cell table:formula="of:=[.D45]*100" office:value-type="float" office:value="90.2" calcext:value-type="float">
            <text:p>90.2</text:p>
          </table:table-cell>
          <table:table-cell table:formula="of:=CONCATENATE(&quot;&quot;&quot;&quot;;[.A45];&quot;&quot;&quot;: &quot;&quot;hsl(&quot;;[.B45];&quot;,&quot;;[.E45];&quot;%,&quot;;[.F45];&quot;%)&quot;&quot;,&quot;)" office:value-type="string" office:string-value="&quot;Blanched Almond&quot;: &quot;hsl(36,100%,90.2%)&quot;," calcext:value-type="string">
            <text:p>"Blanched Almond": "hsl(36,100%,90.2%)",</text:p>
          </table:table-cell>
        </table:table-row>
        <table:table-row table:style-name="ro1">
          <table:table-cell office:value-type="string" calcext:value-type="string">
            <text:p>Bleu de France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0.791" calcext:value-type="percentage">
            <text:p>79.10%</text:p>
          </table:table-cell>
          <table:table-cell table:style-name="ce2" office:value-type="percentage" office:value="0.549" calcext:value-type="percentage">
            <text:p>54.90%</text:p>
          </table:table-cell>
          <table:table-cell table:formula="of:=[.C46]*100" office:value-type="float" office:value="79.1" calcext:value-type="float">
            <text:p>79.1</text:p>
          </table:table-cell>
          <table:table-cell table:formula="of:=[.D46]*100" office:value-type="float" office:value="54.9" calcext:value-type="float">
            <text:p>54.9</text:p>
          </table:table-cell>
          <table:table-cell table:formula="of:=CONCATENATE(&quot;&quot;&quot;&quot;;[.A46];&quot;&quot;&quot;: &quot;&quot;hsl(&quot;;[.B46];&quot;,&quot;;[.E46];&quot;%,&quot;;[.F46];&quot;%)&quot;&quot;,&quot;)" office:value-type="string" office:string-value="&quot;Bleu de France&quot;: &quot;hsl(210,79.1%,54.9%)&quot;," calcext:value-type="string">
            <text:p>"Bleu de France": "hsl(210,79.1%,54.9%)",</text:p>
          </table:table-cell>
        </table:table-row>
        <table:table-row table:style-name="ro1">
          <table:table-cell office:value-type="string" calcext:value-type="string">
            <text:p>Blizzard Blue</text:p>
          </table:table-cell>
          <table:table-cell table:style-name="ce3" office:value-type="float" office:value="188.2" calcext:value-type="float">
            <text:p>188.20</text:p>
          </table:table-cell>
          <table:table-cell table:style-name="ce2" office:value-type="percentage" office:value="0.66" calcext:value-type="percentage">
            <text:p>66.00%</text:p>
          </table:table-cell>
          <table:table-cell table:style-name="ce2" office:value-type="percentage" office:value="0.804" calcext:value-type="percentage">
            <text:p>80.40%</text:p>
          </table:table-cell>
          <table:table-cell table:formula="of:=[.C47]*100" office:value-type="float" office:value="66" calcext:value-type="float">
            <text:p>66</text:p>
          </table:table-cell>
          <table:table-cell table:formula="of:=[.D47]*100" office:value-type="float" office:value="80.4" calcext:value-type="float">
            <text:p>80.4</text:p>
          </table:table-cell>
          <table:table-cell table:formula="of:=CONCATENATE(&quot;&quot;&quot;&quot;;[.A47];&quot;&quot;&quot;: &quot;&quot;hsl(&quot;;[.B47];&quot;,&quot;;[.E47];&quot;%,&quot;;[.F47];&quot;%)&quot;&quot;,&quot;)" office:value-type="string" office:string-value="&quot;Blizzard Blue&quot;: &quot;hsl(188.2,66%,80.4%)&quot;," calcext:value-type="string">
            <text:p>"Blizzard Blue": "hsl(188.2,66%,80.4%)",</text:p>
          </table:table-cell>
        </table:table-row>
        <table:table-row table:style-name="ro1">
          <table:table-cell office:value-type="string" calcext:value-type="string">
            <text:p>Blond</text:p>
          </table:table-cell>
          <table:table-cell table:style-name="ce3" office:value-type="float" office:value="50" calcext:value-type="float">
            <text:p>50.00</text:p>
          </table:table-cell>
          <table:table-cell table:style-name="ce2" office:value-type="percentage" office:value="0.857" calcext:value-type="percentage">
            <text:p>85.70%</text:p>
          </table:table-cell>
          <table:table-cell table:style-name="ce2" office:value-type="percentage" office:value="0.863" calcext:value-type="percentage">
            <text:p>86.30%</text:p>
          </table:table-cell>
          <table:table-cell table:formula="of:=[.C48]*100" office:value-type="float" office:value="85.7" calcext:value-type="float">
            <text:p>85.7</text:p>
          </table:table-cell>
          <table:table-cell table:formula="of:=[.D48]*100" office:value-type="float" office:value="86.3" calcext:value-type="float">
            <text:p>86.3</text:p>
          </table:table-cell>
          <table:table-cell table:formula="of:=CONCATENATE(&quot;&quot;&quot;&quot;;[.A48];&quot;&quot;&quot;: &quot;&quot;hsl(&quot;;[.B48];&quot;,&quot;;[.E48];&quot;%,&quot;;[.F48];&quot;%)&quot;&quot;,&quot;)" office:value-type="string" office:string-value="&quot;Blond&quot;: &quot;hsl(50,85.7%,86.3%)&quot;," calcext:value-type="string">
            <text:p>"Blond": "hsl(50,85.7%,86.3%)",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49]*100" office:value-type="float" office:value="100" calcext:value-type="float">
            <text:p>100</text:p>
          </table:table-cell>
          <table:table-cell table:formula="of:=[.D49]*100" office:value-type="float" office:value="50" calcext:value-type="float">
            <text:p>50</text:p>
          </table:table-cell>
          <table:table-cell table:formula="of:=CONCATENATE(&quot;&quot;&quot;&quot;;[.A49];&quot;&quot;&quot;: &quot;&quot;hsl(&quot;;[.B49];&quot;,&quot;;[.E49];&quot;%,&quot;;[.F49];&quot;%)&quot;&quot;,&quot;)" office:value-type="string" office:string-value="&quot;Blue&quot;: &quot;hsl(240,100%,50%)&quot;," calcext:value-type="string">
            <text:p>"Blue": "hsl(240,100%,50%)",</text:p>
          </table:table-cell>
        </table:table-row>
        <table:table-row table:style-name="ro1">
          <table:table-cell office:value-type="string" calcext:value-type="string">
            <text:p>Blue Bell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0.329" calcext:value-type="percentage">
            <text:p>32.90%</text:p>
          </table:table-cell>
          <table:table-cell table:style-name="ce2" office:value-type="percentage" office:value="0.725" calcext:value-type="percentage">
            <text:p>72.50%</text:p>
          </table:table-cell>
          <table:table-cell table:formula="of:=[.C50]*100" office:value-type="float" office:value="32.9" calcext:value-type="float">
            <text:p>32.9</text:p>
          </table:table-cell>
          <table:table-cell table:formula="of:=[.D50]*100" office:value-type="float" office:value="72.5" calcext:value-type="float">
            <text:p>72.5</text:p>
          </table:table-cell>
          <table:table-cell table:formula="of:=CONCATENATE(&quot;&quot;&quot;&quot;;[.A50];&quot;&quot;&quot;: &quot;&quot;hsl(&quot;;[.B50];&quot;,&quot;;[.E50];&quot;%,&quot;;[.F50];&quot;%)&quot;&quot;,&quot;)" office:value-type="string" office:string-value="&quot;Blue Bell&quot;: &quot;hsl(240,32.9%,72.5%)&quot;," calcext:value-type="string">
            <text:p>"Blue Bell": "hsl(240,32.9%,72.5%)",</text:p>
          </table:table-cell>
        </table:table-row>
        <table:table-row table:style-name="ro1">
          <table:table-cell office:value-type="string" calcext:value-type="string">
            <text:p>Blue Gray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table:formula="of:=[.C51]*100" office:value-type="float" office:value="50" calcext:value-type="float">
            <text:p>50</text:p>
          </table:table-cell>
          <table:table-cell table:formula="of:=[.D51]*100" office:value-type="float" office:value="60" calcext:value-type="float">
            <text:p>60</text:p>
          </table:table-cell>
          <table:table-cell table:formula="of:=CONCATENATE(&quot;&quot;&quot;&quot;;[.A51];&quot;&quot;&quot;: &quot;&quot;hsl(&quot;;[.B51];&quot;,&quot;;[.E51];&quot;%,&quot;;[.F51];&quot;%)&quot;&quot;,&quot;)" office:value-type="string" office:string-value="&quot;Blue Gray&quot;: &quot;hsl(210,50%,60%)&quot;," calcext:value-type="string">
            <text:p>"Blue Gray": "hsl(210,50%,60%)",</text:p>
          </table:table-cell>
        </table:table-row>
        <table:table-row table:style-name="ro1">
          <table:table-cell office:value-type="string" calcext:value-type="string">
            <text:p>Blue green</text:p>
          </table:table-cell>
          <table:table-cell table:style-name="ce3" office:value-type="float" office:value="191.8" calcext:value-type="float">
            <text:p>191.80</text:p>
          </table:table-cell>
          <table:table-cell table:style-name="ce2" office:value-type="percentage" office:value="0.869" calcext:value-type="percentage">
            <text:p>86.90%</text:p>
          </table:table-cell>
          <table:table-cell table:style-name="ce2" office:value-type="percentage" office:value="0.39" calcext:value-type="percentage">
            <text:p>39.00%</text:p>
          </table:table-cell>
          <table:table-cell table:formula="of:=[.C52]*100" office:value-type="float" office:value="86.9" calcext:value-type="float">
            <text:p>86.9</text:p>
          </table:table-cell>
          <table:table-cell table:formula="of:=[.D52]*100" office:value-type="float" office:value="39" calcext:value-type="float">
            <text:p>39</text:p>
          </table:table-cell>
          <table:table-cell table:formula="of:=CONCATENATE(&quot;&quot;&quot;&quot;;[.A52];&quot;&quot;&quot;: &quot;&quot;hsl(&quot;;[.B52];&quot;,&quot;;[.E52];&quot;%,&quot;;[.F52];&quot;%)&quot;&quot;,&quot;)" office:value-type="string" office:string-value="&quot;Blue green&quot;: &quot;hsl(191.8,86.9%,39%)&quot;," calcext:value-type="string">
            <text:p>"Blue green": "hsl(191.8,86.9%,39%)",</text:p>
          </table:table-cell>
        </table:table-row>
        <table:table-row table:style-name="ro1">
          <table:table-cell office:value-type="string" calcext:value-type="string">
            <text:p>Blue purple</text:p>
          </table:table-cell>
          <table:table-cell table:style-name="ce3" office:value-type="float" office:value="271.1" calcext:value-type="float">
            <text:p>271.10</text:p>
          </table:table-cell>
          <table:table-cell table:style-name="ce2" office:value-type="percentage" office:value="0.759" calcext:value-type="percentage">
            <text:p>75.90%</text:p>
          </table:table-cell>
          <table:table-cell table:style-name="ce2" office:value-type="percentage" office:value="0.527" calcext:value-type="percentage">
            <text:p>52.70%</text:p>
          </table:table-cell>
          <table:table-cell table:formula="of:=[.C53]*100" office:value-type="float" office:value="75.9" calcext:value-type="float">
            <text:p>75.9</text:p>
          </table:table-cell>
          <table:table-cell table:formula="of:=[.D53]*100" office:value-type="float" office:value="52.7" calcext:value-type="float">
            <text:p>52.7</text:p>
          </table:table-cell>
          <table:table-cell table:formula="of:=CONCATENATE(&quot;&quot;&quot;&quot;;[.A53];&quot;&quot;&quot;: &quot;&quot;hsl(&quot;;[.B53];&quot;,&quot;;[.E53];&quot;%,&quot;;[.F53];&quot;%)&quot;&quot;,&quot;)" office:value-type="string" office:string-value="&quot;Blue purple&quot;: &quot;hsl(271.1,75.9%,52.7%)&quot;," calcext:value-type="string">
            <text:p>"Blue purple": "hsl(271.1,75.9%,52.7%)",</text:p>
          </table:table-cell>
        </table:table-row>
        <table:table-row table:style-name="ro1">
          <table:table-cell office:value-type="string" calcext:value-type="string">
            <text:p>Blue violet</text:p>
          </table:table-cell>
          <table:table-cell table:style-name="ce3" office:value-type="float" office:value="271.1" calcext:value-type="float">
            <text:p>271.10</text:p>
          </table:table-cell>
          <table:table-cell table:style-name="ce2" office:value-type="percentage" office:value="0.759" calcext:value-type="percentage">
            <text:p>75.90%</text:p>
          </table:table-cell>
          <table:table-cell table:style-name="ce2" office:value-type="percentage" office:value="0.527" calcext:value-type="percentage">
            <text:p>52.70%</text:p>
          </table:table-cell>
          <table:table-cell table:formula="of:=[.C54]*100" office:value-type="float" office:value="75.9" calcext:value-type="float">
            <text:p>75.9</text:p>
          </table:table-cell>
          <table:table-cell table:formula="of:=[.D54]*100" office:value-type="float" office:value="52.7" calcext:value-type="float">
            <text:p>52.7</text:p>
          </table:table-cell>
          <table:table-cell table:formula="of:=CONCATENATE(&quot;&quot;&quot;&quot;;[.A54];&quot;&quot;&quot;: &quot;&quot;hsl(&quot;;[.B54];&quot;,&quot;;[.E54];&quot;%,&quot;;[.F54];&quot;%)&quot;&quot;,&quot;)" office:value-type="string" office:string-value="&quot;Blue violet&quot;: &quot;hsl(271.1,75.9%,52.7%)&quot;," calcext:value-type="string">
            <text:p>"Blue violet": "hsl(271.1,75.9%,52.7%)",</text:p>
          </table:table-cell>
        </table:table-row>
        <table:table-row table:style-name="ro1">
          <table:table-cell office:value-type="string" calcext:value-type="string">
            <text:p>Blush</text:p>
          </table:table-cell>
          <table:table-cell table:style-name="ce3" office:value-type="float" office:value="342.3" calcext:value-type="float">
            <text:p>342.30</text:p>
          </table:table-cell>
          <table:table-cell table:style-name="ce2" office:value-type="percentage" office:value="0.662" calcext:value-type="percentage">
            <text:p>66.20%</text:p>
          </table:table-cell>
          <table:table-cell table:style-name="ce2" office:value-type="percentage" office:value="0.618" calcext:value-type="percentage">
            <text:p>61.80%</text:p>
          </table:table-cell>
          <table:table-cell table:formula="of:=[.C55]*100" office:value-type="float" office:value="66.2" calcext:value-type="float">
            <text:p>66.2</text:p>
          </table:table-cell>
          <table:table-cell table:formula="of:=[.D55]*100" office:value-type="float" office:value="61.8" calcext:value-type="float">
            <text:p>61.8</text:p>
          </table:table-cell>
          <table:table-cell table:formula="of:=CONCATENATE(&quot;&quot;&quot;&quot;;[.A55];&quot;&quot;&quot;: &quot;&quot;hsl(&quot;;[.B55];&quot;,&quot;;[.E55];&quot;%,&quot;;[.F55];&quot;%)&quot;&quot;,&quot;)" office:value-type="string" office:string-value="&quot;Blush&quot;: &quot;hsl(342.3,66.2%,61.8%)&quot;," calcext:value-type="string">
            <text:p>"Blush": "hsl(342.3,66.2%,61.8%)",</text:p>
          </table:table-cell>
        </table:table-row>
        <table:table-row table:style-name="ro1">
          <table:table-cell office:value-type="string" calcext:value-type="string">
            <text:p>Bole</text:p>
          </table:table-cell>
          <table:table-cell table:style-name="ce3" office:value-type="float" office:value="8.7" calcext:value-type="float">
            <text:p>8.70</text:p>
          </table:table-cell>
          <table:table-cell table:style-name="ce2" office:value-type="percentage" office:value="0.344" calcext:value-type="percentage">
            <text:p>34.40%</text:p>
          </table:table-cell>
          <table:table-cell table:style-name="ce2" office:value-type="percentage" office:value="0.353" calcext:value-type="percentage">
            <text:p>35.30%</text:p>
          </table:table-cell>
          <table:table-cell table:formula="of:=[.C56]*100" office:value-type="float" office:value="34.4" calcext:value-type="float">
            <text:p>34.4</text:p>
          </table:table-cell>
          <table:table-cell table:formula="of:=[.D56]*100" office:value-type="float" office:value="35.3" calcext:value-type="float">
            <text:p>35.3</text:p>
          </table:table-cell>
          <table:table-cell table:formula="of:=CONCATENATE(&quot;&quot;&quot;&quot;;[.A56];&quot;&quot;&quot;: &quot;&quot;hsl(&quot;;[.B56];&quot;,&quot;;[.E56];&quot;%,&quot;;[.F56];&quot;%)&quot;&quot;,&quot;)" office:value-type="string" office:string-value="&quot;Bole&quot;: &quot;hsl(8.7,34.4%,35.3%)&quot;," calcext:value-type="string">
            <text:p>"Bole": "hsl(8.7,34.4%,35.3%)",</text:p>
          </table:table-cell>
        </table:table-row>
        <table:table-row table:style-name="ro1">
          <table:table-cell office:value-type="string" calcext:value-type="string">
            <text:p>Bondi blue</text:p>
          </table:table-cell>
          <table:table-cell table:style-name="ce3" office:value-type="float" office:value="190.9" calcext:value-type="float">
            <text:p>190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57" calcext:value-type="percentage">
            <text:p>35.70%</text:p>
          </table:table-cell>
          <table:table-cell table:formula="of:=[.C57]*100" office:value-type="float" office:value="100" calcext:value-type="float">
            <text:p>100</text:p>
          </table:table-cell>
          <table:table-cell table:formula="of:=[.D57]*100" office:value-type="float" office:value="35.7" calcext:value-type="float">
            <text:p>35.7</text:p>
          </table:table-cell>
          <table:table-cell table:formula="of:=CONCATENATE(&quot;&quot;&quot;&quot;;[.A57];&quot;&quot;&quot;: &quot;&quot;hsl(&quot;;[.B57];&quot;,&quot;;[.E57];&quot;%,&quot;;[.F57];&quot;%)&quot;&quot;,&quot;)" office:value-type="string" office:string-value="&quot;Bondi blue&quot;: &quot;hsl(190.9,100%,35.7%)&quot;," calcext:value-type="string">
            <text:p>"Bondi blue": "hsl(190.9,100%,35.7%)",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table:style-name="ce3" office:value-type="float" office:value="39.2" calcext:value-type="float">
            <text:p>39.20</text:p>
          </table:table-cell>
          <table:table-cell table:style-name="ce2" office:value-type="percentage" office:value="0.317" calcext:value-type="percentage">
            <text:p>31.70%</text:p>
          </table:table-cell>
          <table:table-cell table:style-name="ce2" office:value-type="percentage" office:value="0.839" calcext:value-type="percentage">
            <text:p>83.90%</text:p>
          </table:table-cell>
          <table:table-cell table:formula="of:=[.C58]*100" office:value-type="float" office:value="31.7" calcext:value-type="float">
            <text:p>31.7</text:p>
          </table:table-cell>
          <table:table-cell table:formula="of:=[.D58]*100" office:value-type="float" office:value="83.9" calcext:value-type="float">
            <text:p>83.9</text:p>
          </table:table-cell>
          <table:table-cell table:formula="of:=CONCATENATE(&quot;&quot;&quot;&quot;;[.A58];&quot;&quot;&quot;: &quot;&quot;hsl(&quot;;[.B58];&quot;,&quot;;[.E58];&quot;%,&quot;;[.F58];&quot;%)&quot;&quot;,&quot;)" office:value-type="string" office:string-value="&quot;Bone&quot;: &quot;hsl(39.2,31.7%,83.9%)&quot;," calcext:value-type="string">
            <text:p>"Bone": "hsl(39.2,31.7%,83.9%)",</text:p>
          </table:table-cell>
        </table:table-row>
        <table:table-row table:style-name="ro1">
          <table:table-cell office:value-type="string" calcext:value-type="string">
            <text:p>Boston University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" calcext:value-type="percentage">
            <text:p>40.00%</text:p>
          </table:table-cell>
          <table:table-cell table:formula="of:=[.C59]*100" office:value-type="float" office:value="100" calcext:value-type="float">
            <text:p>100</text:p>
          </table:table-cell>
          <table:table-cell table:formula="of:=[.D59]*100" office:value-type="float" office:value="40" calcext:value-type="float">
            <text:p>40</text:p>
          </table:table-cell>
          <table:table-cell table:formula="of:=CONCATENATE(&quot;&quot;&quot;&quot;;[.A59];&quot;&quot;&quot;: &quot;&quot;hsl(&quot;;[.B59];&quot;,&quot;;[.E59];&quot;%,&quot;;[.F59];&quot;%)&quot;&quot;,&quot;)" office:value-type="string" office:string-value="&quot;Boston University Red&quot;: &quot;hsl(0,100%,40%)&quot;," calcext:value-type="string">
            <text:p>"Boston University Red": "hsl(0,100%,40%)",</text:p>
          </table:table-cell>
        </table:table-row>
        <table:table-row table:style-name="ro1">
          <table:table-cell office:value-type="string" calcext:value-type="string">
            <text:p>Bottle green</text:p>
          </table:table-cell>
          <table:table-cell table:style-name="ce3" office:value-type="float" office:value="164.2" calcext:value-type="float">
            <text:p>164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08" calcext:value-type="percentage">
            <text:p>20.80%</text:p>
          </table:table-cell>
          <table:table-cell table:formula="of:=[.C60]*100" office:value-type="float" office:value="100" calcext:value-type="float">
            <text:p>100</text:p>
          </table:table-cell>
          <table:table-cell table:formula="of:=[.D60]*100" office:value-type="float" office:value="20.8" calcext:value-type="float">
            <text:p>20.8</text:p>
          </table:table-cell>
          <table:table-cell table:formula="of:=CONCATENATE(&quot;&quot;&quot;&quot;;[.A60];&quot;&quot;&quot;: &quot;&quot;hsl(&quot;;[.B60];&quot;,&quot;;[.E60];&quot;%,&quot;;[.F60];&quot;%)&quot;&quot;,&quot;)" office:value-type="string" office:string-value="&quot;Bottle green&quot;: &quot;hsl(164.2,100%,20.8%)&quot;," calcext:value-type="string">
            <text:p>"Bottle green": "hsl(164.2,100%,20.8%)",</text:p>
          </table:table-cell>
        </table:table-row>
        <table:table-row table:style-name="ro1">
          <table:table-cell office:value-type="string" calcext:value-type="string">
            <text:p>Boysenberry</text:p>
          </table:table-cell>
          <table:table-cell table:style-name="ce3" office:value-type="float" office:value="327.5" calcext:value-type="float">
            <text:p>327.50</text:p>
          </table:table-cell>
          <table:table-cell table:style-name="ce2" office:value-type="percentage" office:value="0.459" calcext:value-type="percentage">
            <text:p>45.90%</text:p>
          </table:table-cell>
          <table:table-cell table:style-name="ce2" office:value-type="percentage" office:value="0.363" calcext:value-type="percentage">
            <text:p>36.30%</text:p>
          </table:table-cell>
          <table:table-cell table:formula="of:=[.C61]*100" office:value-type="float" office:value="45.9" calcext:value-type="float">
            <text:p>45.9</text:p>
          </table:table-cell>
          <table:table-cell table:formula="of:=[.D61]*100" office:value-type="float" office:value="36.3" calcext:value-type="float">
            <text:p>36.3</text:p>
          </table:table-cell>
          <table:table-cell table:formula="of:=CONCATENATE(&quot;&quot;&quot;&quot;;[.A61];&quot;&quot;&quot;: &quot;&quot;hsl(&quot;;[.B61];&quot;,&quot;;[.E61];&quot;%,&quot;;[.F61];&quot;%)&quot;&quot;,&quot;)" office:value-type="string" office:string-value="&quot;Boysenberry&quot;: &quot;hsl(327.5,45.9%,36.3%)&quot;," calcext:value-type="string">
            <text:p>"Boysenberry": "hsl(327.5,45.9%,36.3%)",</text:p>
          </table:table-cell>
        </table:table-row>
        <table:table-row table:style-name="ro1">
          <table:table-cell office:value-type="string" calcext:value-type="string">
            <text:p>Brandeis blue</text:p>
          </table:table-cell>
          <table:table-cell table:style-name="ce3" office:value-type="float" office:value="213.6" calcext:value-type="float">
            <text:p>213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2]*100" office:value-type="float" office:value="100" calcext:value-type="float">
            <text:p>100</text:p>
          </table:table-cell>
          <table:table-cell table:formula="of:=[.D62]*100" office:value-type="float" office:value="50" calcext:value-type="float">
            <text:p>50</text:p>
          </table:table-cell>
          <table:table-cell table:formula="of:=CONCATENATE(&quot;&quot;&quot;&quot;;[.A62];&quot;&quot;&quot;: &quot;&quot;hsl(&quot;;[.B62];&quot;,&quot;;[.E62];&quot;%,&quot;;[.F62];&quot;%)&quot;&quot;,&quot;)" office:value-type="string" office:string-value="&quot;Brandeis blue&quot;: &quot;hsl(213.6,100%,50%)&quot;," calcext:value-type="string">
            <text:p>"Brandeis blue": "hsl(213.6,100%,50%)",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table:style-name="ce3" office:value-type="float" office:value="52.2" calcext:value-type="float">
            <text:p>52.20</text:p>
          </table:table-cell>
          <table:table-cell table:style-name="ce2" office:value-type="percentage" office:value="0.466" calcext:value-type="percentage">
            <text:p>46.60%</text:p>
          </table:table-cell>
          <table:table-cell table:style-name="ce2" office:value-type="percentage" office:value="0.484" calcext:value-type="percentage">
            <text:p>48.40%</text:p>
          </table:table-cell>
          <table:table-cell table:formula="of:=[.C63]*100" office:value-type="float" office:value="46.6" calcext:value-type="float">
            <text:p>46.6</text:p>
          </table:table-cell>
          <table:table-cell table:formula="of:=[.D63]*100" office:value-type="float" office:value="48.4" calcext:value-type="float">
            <text:p>48.4</text:p>
          </table:table-cell>
          <table:table-cell table:formula="of:=CONCATENATE(&quot;&quot;&quot;&quot;;[.A63];&quot;&quot;&quot;: &quot;&quot;hsl(&quot;;[.B63];&quot;,&quot;;[.E63];&quot;%,&quot;;[.F63];&quot;%)&quot;&quot;,&quot;)" office:value-type="string" office:string-value="&quot;Brass&quot;: &quot;hsl(52.2,46.6%,48.4%)&quot;," calcext:value-type="string">
            <text:p>"Brass": "hsl(52.2,46.6%,48.4%)",</text:p>
          </table:table-cell>
        </table:table-row>
        <table:table-row table:style-name="ro1">
          <table:table-cell office:value-type="string" calcext:value-type="string">
            <text:p>Brick red</text:p>
          </table:table-cell>
          <table:table-cell table:style-name="ce3" office:value-type="float" office:value="351.7" calcext:value-type="float">
            <text:p>351.70</text:p>
          </table:table-cell>
          <table:table-cell table:style-name="ce2" office:value-type="percentage" office:value="0.57" calcext:value-type="percentage">
            <text:p>57.00%</text:p>
          </table:table-cell>
          <table:table-cell table:style-name="ce2" office:value-type="percentage" office:value="0.525" calcext:value-type="percentage">
            <text:p>52.50%</text:p>
          </table:table-cell>
          <table:table-cell table:formula="of:=[.C64]*100" office:value-type="float" office:value="57" calcext:value-type="float">
            <text:p>57</text:p>
          </table:table-cell>
          <table:table-cell table:formula="of:=[.D64]*100" office:value-type="float" office:value="52.5" calcext:value-type="float">
            <text:p>52.5</text:p>
          </table:table-cell>
          <table:table-cell table:formula="of:=CONCATENATE(&quot;&quot;&quot;&quot;;[.A64];&quot;&quot;&quot;: &quot;&quot;hsl(&quot;;[.B64];&quot;,&quot;;[.E64];&quot;%,&quot;;[.F64];&quot;%)&quot;&quot;,&quot;)" office:value-type="string" office:string-value="&quot;Brick red&quot;: &quot;hsl(351.7,57%,52.5%)&quot;," calcext:value-type="string">
            <text:p>"Brick red": "hsl(351.7,57%,52.5%)",</text:p>
          </table:table-cell>
        </table:table-row>
        <table:table-row table:style-name="ro1">
          <table:table-cell office:value-type="string" calcext:value-type="string">
            <text:p>Bright cerulean</text:p>
          </table:table-cell>
          <table:table-cell table:style-name="ce3" office:value-type="float" office:value="193.6" calcext:value-type="float">
            <text:p>193.60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476" calcext:value-type="percentage">
            <text:p>47.60%</text:p>
          </table:table-cell>
          <table:table-cell table:formula="of:=[.C65]*100" office:value-type="float" office:value="76.1" calcext:value-type="float">
            <text:p>76.1</text:p>
          </table:table-cell>
          <table:table-cell table:formula="of:=[.D65]*100" office:value-type="float" office:value="47.6" calcext:value-type="float">
            <text:p>47.6</text:p>
          </table:table-cell>
          <table:table-cell table:formula="of:=CONCATENATE(&quot;&quot;&quot;&quot;;[.A65];&quot;&quot;&quot;: &quot;&quot;hsl(&quot;;[.B65];&quot;,&quot;;[.E65];&quot;%,&quot;;[.F65];&quot;%)&quot;&quot;,&quot;)" office:value-type="string" office:string-value="&quot;Bright cerulean&quot;: &quot;hsl(193.6,76.1%,47.6%)&quot;," calcext:value-type="string">
            <text:p>"Bright cerulean": "hsl(193.6,76.1%,47.6%)",</text:p>
          </table:table-cell>
        </table:table-row>
        <table:table-row table:style-name="ro1">
          <table:table-cell office:value-type="string" calcext:value-type="string">
            <text:p>Bright green</text:p>
          </table:table-cell>
          <table:table-cell table:style-name="ce3" office:value-type="float" office:value="96" calcext:value-type="float">
            <text:p>96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6]*100" office:value-type="float" office:value="100" calcext:value-type="float">
            <text:p>100</text:p>
          </table:table-cell>
          <table:table-cell table:formula="of:=[.D66]*100" office:value-type="float" office:value="50" calcext:value-type="float">
            <text:p>50</text:p>
          </table:table-cell>
          <table:table-cell table:formula="of:=CONCATENATE(&quot;&quot;&quot;&quot;;[.A66];&quot;&quot;&quot;: &quot;&quot;hsl(&quot;;[.B66];&quot;,&quot;;[.E66];&quot;%,&quot;;[.F66];&quot;%)&quot;&quot;,&quot;)" office:value-type="string" office:string-value="&quot;Bright green&quot;: &quot;hsl(96,100%,50%)&quot;," calcext:value-type="string">
            <text:p>"Bright green": "hsl(96,100%,50%)",</text:p>
          </table:table-cell>
        </table:table-row>
        <table:table-row table:style-name="ro1">
          <table:table-cell office:value-type="string" calcext:value-type="string">
            <text:p>Bright lavender</text:p>
          </table:table-cell>
          <table:table-cell table:style-name="ce3" office:value-type="float" office:value="272.3" calcext:value-type="float">
            <text:p>272.30</text:p>
          </table:table-cell>
          <table:table-cell table:style-name="ce2" office:value-type="percentage" office:value="0.597" calcext:value-type="percentage">
            <text:p>59.70%</text:p>
          </table:table-cell>
          <table:table-cell table:style-name="ce2" office:value-type="percentage" office:value="0.737" calcext:value-type="percentage">
            <text:p>73.70%</text:p>
          </table:table-cell>
          <table:table-cell table:formula="of:=[.C67]*100" office:value-type="float" office:value="59.7" calcext:value-type="float">
            <text:p>59.7</text:p>
          </table:table-cell>
          <table:table-cell table:formula="of:=[.D67]*100" office:value-type="float" office:value="73.7" calcext:value-type="float">
            <text:p>73.7</text:p>
          </table:table-cell>
          <table:table-cell table:formula="of:=CONCATENATE(&quot;&quot;&quot;&quot;;[.A67];&quot;&quot;&quot;: &quot;&quot;hsl(&quot;;[.B67];&quot;,&quot;;[.E67];&quot;%,&quot;;[.F67];&quot;%)&quot;&quot;,&quot;)" office:value-type="string" office:string-value="&quot;Bright lavender&quot;: &quot;hsl(272.3,59.7%,73.7%)&quot;," calcext:value-type="string">
            <text:p>"Bright lavender": "hsl(272.3,59.7%,73.7%)",</text:p>
          </table:table-cell>
        </table:table-row>
        <table:table-row table:style-name="ro1">
          <table:table-cell office:value-type="string" calcext:value-type="string">
            <text:p>Bright maroon</text:p>
          </table:table-cell>
          <table:table-cell table:style-name="ce3" office:value-type="float" office:value="345.6" calcext:value-type="float">
            <text:p>345.60</text:p>
          </table:table-cell>
          <table:table-cell table:style-name="ce2" office:value-type="percentage" office:value="0.711" calcext:value-type="percentage">
            <text:p>71.10%</text:p>
          </table:table-cell>
          <table:table-cell table:style-name="ce2" office:value-type="percentage" office:value="0.447" calcext:value-type="percentage">
            <text:p>44.70%</text:p>
          </table:table-cell>
          <table:table-cell table:formula="of:=[.C68]*100" office:value-type="float" office:value="71.1" calcext:value-type="float">
            <text:p>71.1</text:p>
          </table:table-cell>
          <table:table-cell table:formula="of:=[.D68]*100" office:value-type="float" office:value="44.7" calcext:value-type="float">
            <text:p>44.7</text:p>
          </table:table-cell>
          <table:table-cell table:formula="of:=CONCATENATE(&quot;&quot;&quot;&quot;;[.A68];&quot;&quot;&quot;: &quot;&quot;hsl(&quot;;[.B68];&quot;,&quot;;[.E68];&quot;%,&quot;;[.F68];&quot;%)&quot;&quot;,&quot;)" office:value-type="string" office:string-value="&quot;Bright maroon&quot;: &quot;hsl(345.6,71.1%,44.7%)&quot;," calcext:value-type="string">
            <text:p>"Bright maroon": "hsl(345.6,71.1%,44.7%)",</text:p>
          </table:table-cell>
        </table:table-row>
        <table:table-row table:style-name="ro1">
          <table:table-cell office:value-type="string" calcext:value-type="string">
            <text:p>Bright pink</text:p>
          </table:table-cell>
          <table:table-cell table:style-name="ce3" office:value-type="float" office:value="330.1" calcext:value-type="float">
            <text:p>330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9]*100" office:value-type="float" office:value="100" calcext:value-type="float">
            <text:p>100</text:p>
          </table:table-cell>
          <table:table-cell table:formula="of:=[.D69]*100" office:value-type="float" office:value="50" calcext:value-type="float">
            <text:p>50</text:p>
          </table:table-cell>
          <table:table-cell table:formula="of:=CONCATENATE(&quot;&quot;&quot;&quot;;[.A69];&quot;&quot;&quot;: &quot;&quot;hsl(&quot;;[.B69];&quot;,&quot;;[.E69];&quot;%,&quot;;[.F69];&quot;%)&quot;&quot;,&quot;)" office:value-type="string" office:string-value="&quot;Bright pink&quot;: &quot;hsl(330.1,100%,50%)&quot;," calcext:value-type="string">
            <text:p>"Bright pink": "hsl(330.1,100%,50%)",</text:p>
          </table:table-cell>
        </table:table-row>
        <table:table-row table:style-name="ro1">
          <table:table-cell office:value-type="string" calcext:value-type="string">
            <text:p>Bright turquoise</text:p>
          </table:table-cell>
          <table:table-cell table:style-name="ce3" office:value-type="float" office:value="177.3" calcext:value-type="float">
            <text:p>177.30</text:p>
          </table:table-cell>
          <table:table-cell table:style-name="ce2" office:value-type="percentage" office:value="0.933" calcext:value-type="percentage">
            <text:p>93.30%</text:p>
          </table:table-cell>
          <table:table-cell table:style-name="ce2" office:value-type="percentage" office:value="0.471" calcext:value-type="percentage">
            <text:p>47.10%</text:p>
          </table:table-cell>
          <table:table-cell table:formula="of:=[.C70]*100" office:value-type="float" office:value="93.3" calcext:value-type="float">
            <text:p>93.3</text:p>
          </table:table-cell>
          <table:table-cell table:formula="of:=[.D70]*100" office:value-type="float" office:value="47.1" calcext:value-type="float">
            <text:p>47.1</text:p>
          </table:table-cell>
          <table:table-cell table:formula="of:=CONCATENATE(&quot;&quot;&quot;&quot;;[.A70];&quot;&quot;&quot;: &quot;&quot;hsl(&quot;;[.B70];&quot;,&quot;;[.E70];&quot;%,&quot;;[.F70];&quot;%)&quot;&quot;,&quot;)" office:value-type="string" office:string-value="&quot;Bright turquoise&quot;: &quot;hsl(177.3,93.3%,47.1%)&quot;," calcext:value-type="string">
            <text:p>"Bright turquoise": "hsl(177.3,93.3%,47.1%)",</text:p>
          </table:table-cell>
        </table:table-row>
        <table:table-row table:style-name="ro1">
          <table:table-cell office:value-type="string" calcext:value-type="string">
            <text:p>Bright ube</text:p>
          </table:table-cell>
          <table:table-cell table:style-name="ce3" office:value-type="float" office:value="281.1" calcext:value-type="float">
            <text:p>281.10</text:p>
          </table:table-cell>
          <table:table-cell table:style-name="ce2" office:value-type="percentage" office:value="0.613" calcext:value-type="percentage">
            <text:p>61.30%</text:p>
          </table:table-cell>
          <table:table-cell table:style-name="ce2" office:value-type="percentage" office:value="0.767" calcext:value-type="percentage">
            <text:p>76.70%</text:p>
          </table:table-cell>
          <table:table-cell table:formula="of:=[.C71]*100" office:value-type="float" office:value="61.3" calcext:value-type="float">
            <text:p>61.3</text:p>
          </table:table-cell>
          <table:table-cell table:formula="of:=[.D71]*100" office:value-type="float" office:value="76.7" calcext:value-type="float">
            <text:p>76.7</text:p>
          </table:table-cell>
          <table:table-cell table:formula="of:=CONCATENATE(&quot;&quot;&quot;&quot;;[.A71];&quot;&quot;&quot;: &quot;&quot;hsl(&quot;;[.B71];&quot;,&quot;;[.E71];&quot;%,&quot;;[.F71];&quot;%)&quot;&quot;,&quot;)" office:value-type="string" office:string-value="&quot;Bright ube&quot;: &quot;hsl(281.1,61.3%,76.7%)&quot;," calcext:value-type="string">
            <text:p>"Bright ube": "hsl(281.1,61.3%,76.7%)",</text:p>
          </table:table-cell>
        </table:table-row>
        <table:table-row table:style-name="ro1">
          <table:table-cell office:value-type="string" calcext:value-type="string">
            <text:p>Brilliant lavender</text:p>
          </table:table-cell>
          <table:table-cell table:style-name="ce3" office:value-type="float" office:value="290.3" calcext:value-type="float">
            <text:p>290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67" calcext:value-type="percentage">
            <text:p>86.70%</text:p>
          </table:table-cell>
          <table:table-cell table:formula="of:=[.C72]*100" office:value-type="float" office:value="100" calcext:value-type="float">
            <text:p>100</text:p>
          </table:table-cell>
          <table:table-cell table:formula="of:=[.D72]*100" office:value-type="float" office:value="86.7" calcext:value-type="float">
            <text:p>86.7</text:p>
          </table:table-cell>
          <table:table-cell table:formula="of:=CONCATENATE(&quot;&quot;&quot;&quot;;[.A72];&quot;&quot;&quot;: &quot;&quot;hsl(&quot;;[.B72];&quot;,&quot;;[.E72];&quot;%,&quot;;[.F72];&quot;%)&quot;&quot;,&quot;)" office:value-type="string" office:string-value="&quot;Brilliant lavender&quot;: &quot;hsl(290.3,100%,86.7%)&quot;," calcext:value-type="string">
            <text:p>"Brilliant lavender": "hsl(290.3,100%,86.7%)",</text:p>
          </table:table-cell>
        </table:table-row>
        <table:table-row table:style-name="ro1">
          <table:table-cell office:value-type="string" calcext:value-type="string">
            <text:p>Brilliant rose</text:p>
          </table:table-cell>
          <table:table-cell table:style-name="ce3" office:value-type="float" office:value="332.5" calcext:value-type="float">
            <text:p>332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67" calcext:value-type="percentage">
            <text:p>66.70%</text:p>
          </table:table-cell>
          <table:table-cell table:formula="of:=[.C73]*100" office:value-type="float" office:value="100" calcext:value-type="float">
            <text:p>100</text:p>
          </table:table-cell>
          <table:table-cell table:formula="of:=[.D73]*100" office:value-type="float" office:value="66.7" calcext:value-type="float">
            <text:p>66.7</text:p>
          </table:table-cell>
          <table:table-cell table:formula="of:=CONCATENATE(&quot;&quot;&quot;&quot;;[.A73];&quot;&quot;&quot;: &quot;&quot;hsl(&quot;;[.B73];&quot;,&quot;;[.E73];&quot;%,&quot;;[.F73];&quot;%)&quot;&quot;,&quot;)" office:value-type="string" office:string-value="&quot;Brilliant rose&quot;: &quot;hsl(332.5,100%,66.7%)&quot;," calcext:value-type="string">
            <text:p>"Brilliant rose": "hsl(332.5,100%,66.7%)",</text:p>
          </table:table-cell>
        </table:table-row>
        <table:table-row table:style-name="ro1">
          <table:table-cell office:value-type="string" calcext:value-type="string">
            <text:p>Brink pink</text:p>
          </table:table-cell>
          <table:table-cell table:style-name="ce3" office:value-type="float" office:value="348" calcext:value-type="float">
            <text:p>348.00</text:p>
          </table:table-cell>
          <table:table-cell table:style-name="ce2" office:value-type="percentage" office:value="0.951" calcext:value-type="percentage">
            <text:p>95.10%</text:p>
          </table:table-cell>
          <table:table-cell table:style-name="ce2" office:value-type="percentage" office:value="0.68" calcext:value-type="percentage">
            <text:p>68.00%</text:p>
          </table:table-cell>
          <table:table-cell table:formula="of:=[.C74]*100" office:value-type="float" office:value="95.1" calcext:value-type="float">
            <text:p>95.1</text:p>
          </table:table-cell>
          <table:table-cell table:formula="of:=[.D74]*100" office:value-type="float" office:value="68" calcext:value-type="float">
            <text:p>68</text:p>
          </table:table-cell>
          <table:table-cell table:formula="of:=CONCATENATE(&quot;&quot;&quot;&quot;;[.A74];&quot;&quot;&quot;: &quot;&quot;hsl(&quot;;[.B74];&quot;,&quot;;[.E74];&quot;%,&quot;;[.F74];&quot;%)&quot;&quot;,&quot;)" office:value-type="string" office:string-value="&quot;Brink pink&quot;: &quot;hsl(348,95.1%,68%)&quot;," calcext:value-type="string">
            <text:p>"Brink pink": "hsl(348,95.1%,68%)",</text:p>
          </table:table-cell>
        </table:table-row>
        <table:table-row table:style-name="ro1">
          <table:table-cell office:value-type="string" calcext:value-type="string">
            <text:p>British racing green</text:p>
          </table:table-cell>
          <table:table-cell table:style-name="ce3" office:value-type="float" office:value="153.6" calcext:value-type="float">
            <text:p>153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29" calcext:value-type="percentage">
            <text:p>12.90%</text:p>
          </table:table-cell>
          <table:table-cell table:formula="of:=[.C75]*100" office:value-type="float" office:value="100" calcext:value-type="float">
            <text:p>100</text:p>
          </table:table-cell>
          <table:table-cell table:formula="of:=[.D75]*100" office:value-type="float" office:value="12.9" calcext:value-type="float">
            <text:p>12.9</text:p>
          </table:table-cell>
          <table:table-cell table:formula="of:=CONCATENATE(&quot;&quot;&quot;&quot;;[.A75];&quot;&quot;&quot;: &quot;&quot;hsl(&quot;;[.B75];&quot;,&quot;;[.E75];&quot;%,&quot;;[.F75];&quot;%)&quot;&quot;,&quot;)" office:value-type="string" office:string-value="&quot;British racing green&quot;: &quot;hsl(153.6,100%,12.9%)&quot;," calcext:value-type="string">
            <text:p>"British racing green": "hsl(153.6,100%,12.9%)",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style-name="ce3" office:value-type="float" office:value="29.8" calcext:value-type="float">
            <text:p>29.80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76]*100" office:value-type="float" office:value="60.8" calcext:value-type="float">
            <text:p>60.8</text:p>
          </table:table-cell>
          <table:table-cell table:formula="of:=[.D76]*100" office:value-type="float" office:value="50" calcext:value-type="float">
            <text:p>50</text:p>
          </table:table-cell>
          <table:table-cell table:formula="of:=CONCATENATE(&quot;&quot;&quot;&quot;;[.A76];&quot;&quot;&quot;: &quot;&quot;hsl(&quot;;[.B76];&quot;,&quot;;[.E76];&quot;%,&quot;;[.F76];&quot;%)&quot;&quot;,&quot;)" office:value-type="string" office:string-value="&quot;Bronze&quot;: &quot;hsl(29.8,60.8%,50%)&quot;," calcext:value-type="string">
            <text:p>"Bronze": "hsl(29.8,60.8%,50%)",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594" calcext:value-type="percentage">
            <text:p>59.40%</text:p>
          </table:table-cell>
          <table:table-cell table:style-name="ce2" office:value-type="percentage" office:value="0.406" calcext:value-type="percentage">
            <text:p>40.60%</text:p>
          </table:table-cell>
          <table:table-cell table:formula="of:=[.C77]*100" office:value-type="float" office:value="59.4" calcext:value-type="float">
            <text:p>59.4</text:p>
          </table:table-cell>
          <table:table-cell table:formula="of:=[.D77]*100" office:value-type="float" office:value="40.6" calcext:value-type="float">
            <text:p>40.6</text:p>
          </table:table-cell>
          <table:table-cell table:formula="of:=CONCATENATE(&quot;&quot;&quot;&quot;;[.A77];&quot;&quot;&quot;: &quot;&quot;hsl(&quot;;[.B77];&quot;,&quot;;[.E77];&quot;%,&quot;;[.F77];&quot;%)&quot;&quot;,&quot;)" office:value-type="string" office:string-value="&quot;Brown&quot;: &quot;hsl(0,59.4%,40.6%)&quot;," calcext:value-type="string">
            <text:p>"Brown": "hsl(0,59.4%,40.6%)",</text:p>
          </table:table-cell>
        </table:table-row>
        <table:table-row table:style-name="ro1">
          <table:table-cell office:value-type="string" calcext:value-type="string">
            <text:p>Bubble gum</text:p>
          </table:table-cell>
          <table:table-cell table:style-name="ce3" office:value-type="float" office:value="349.4" calcext:value-type="float">
            <text:p>349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78" calcext:value-type="percentage">
            <text:p>87.80%</text:p>
          </table:table-cell>
          <table:table-cell table:formula="of:=[.C78]*100" office:value-type="float" office:value="100" calcext:value-type="float">
            <text:p>100</text:p>
          </table:table-cell>
          <table:table-cell table:formula="of:=[.D78]*100" office:value-type="float" office:value="87.8" calcext:value-type="float">
            <text:p>87.8</text:p>
          </table:table-cell>
          <table:table-cell table:formula="of:=CONCATENATE(&quot;&quot;&quot;&quot;;[.A78];&quot;&quot;&quot;: &quot;&quot;hsl(&quot;;[.B78];&quot;,&quot;;[.E78];&quot;%,&quot;;[.F78];&quot;%)&quot;&quot;,&quot;)" office:value-type="string" office:string-value="&quot;Bubble gum&quot;: &quot;hsl(349.4,100%,87.8%)&quot;," calcext:value-type="string">
            <text:p>"Bubble gum": "hsl(349.4,100%,87.8%)",</text:p>
          </table:table-cell>
        </table:table-row>
        <table:table-row table:style-name="ro1">
          <table:table-cell office:value-type="string" calcext:value-type="string">
            <text:p>Bubbles</text:p>
          </table:table-cell>
          <table:table-cell table:style-name="ce3" office:value-type="float" office:value="182.5" calcext:value-type="float">
            <text:p>182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53" calcext:value-type="percentage">
            <text:p>95.30%</text:p>
          </table:table-cell>
          <table:table-cell table:formula="of:=[.C79]*100" office:value-type="float" office:value="100" calcext:value-type="float">
            <text:p>100</text:p>
          </table:table-cell>
          <table:table-cell table:formula="of:=[.D79]*100" office:value-type="float" office:value="95.3" calcext:value-type="float">
            <text:p>95.3</text:p>
          </table:table-cell>
          <table:table-cell table:formula="of:=CONCATENATE(&quot;&quot;&quot;&quot;;[.A79];&quot;&quot;&quot;: &quot;&quot;hsl(&quot;;[.B79];&quot;,&quot;;[.E79];&quot;%,&quot;;[.F79];&quot;%)&quot;&quot;,&quot;)" office:value-type="string" office:string-value="&quot;Bubbles&quot;: &quot;hsl(182.5,100%,95.3%)&quot;," calcext:value-type="string">
            <text:p>"Bubbles": "hsl(182.5,100%,95.3%)",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table:style-name="ce3" office:value-type="float" office:value="49.1" calcext:value-type="float">
            <text:p>49.10</text:p>
          </table:table-cell>
          <table:table-cell table:style-name="ce2" office:value-type="percentage" office:value="0.786" calcext:value-type="percentage">
            <text:p>78.60%</text:p>
          </table:table-cell>
          <table:table-cell table:style-name="ce2" office:value-type="percentage" office:value="0.725" calcext:value-type="percentage">
            <text:p>72.50%</text:p>
          </table:table-cell>
          <table:table-cell table:formula="of:=[.C80]*100" office:value-type="float" office:value="78.6" calcext:value-type="float">
            <text:p>78.6</text:p>
          </table:table-cell>
          <table:table-cell table:formula="of:=[.D80]*100" office:value-type="float" office:value="72.5" calcext:value-type="float">
            <text:p>72.5</text:p>
          </table:table-cell>
          <table:table-cell table:formula="of:=CONCATENATE(&quot;&quot;&quot;&quot;;[.A80];&quot;&quot;&quot;: &quot;&quot;hsl(&quot;;[.B80];&quot;,&quot;;[.E80];&quot;%,&quot;;[.F80];&quot;%)&quot;&quot;,&quot;)" office:value-type="string" office:string-value="&quot;Buff&quot;: &quot;hsl(49.1,78.6%,72.5%)&quot;," calcext:value-type="string">
            <text:p>"Buff": "hsl(49.1,78.6%,72.5%)",</text:p>
          </table:table-cell>
        </table:table-row>
        <table:table-row table:style-name="ro1">
          <table:table-cell office:value-type="string" calcext:value-type="string">
            <text:p>Bulgarian rose</text:p>
          </table:table-cell>
          <table:table-cell table:style-name="ce3" office:value-type="float" office:value="359.1" calcext:value-type="float">
            <text:p>359.10</text:p>
          </table:table-cell>
          <table:table-cell table:style-name="ce2" office:value-type="percentage" office:value="0.846" calcext:value-type="percentage">
            <text:p>84.60%</text:p>
          </table:table-cell>
          <table:table-cell table:style-name="ce2" office:value-type="percentage" office:value="0.153" calcext:value-type="percentage">
            <text:p>15.30%</text:p>
          </table:table-cell>
          <table:table-cell table:formula="of:=[.C81]*100" office:value-type="float" office:value="84.6" calcext:value-type="float">
            <text:p>84.6</text:p>
          </table:table-cell>
          <table:table-cell table:formula="of:=[.D81]*100" office:value-type="float" office:value="15.3" calcext:value-type="float">
            <text:p>15.3</text:p>
          </table:table-cell>
          <table:table-cell table:formula="of:=CONCATENATE(&quot;&quot;&quot;&quot;;[.A81];&quot;&quot;&quot;: &quot;&quot;hsl(&quot;;[.B81];&quot;,&quot;;[.E81];&quot;%,&quot;;[.F81];&quot;%)&quot;&quot;,&quot;)" office:value-type="string" office:string-value="&quot;Bulgarian rose&quot;: &quot;hsl(359.1,84.6%,15.3%)&quot;," calcext:value-type="string">
            <text:p>"Bulgarian rose": "hsl(359.1,84.6%,15.3%)",</text:p>
          </table:table-cell>
        </table:table-row>
        <table:table-row table:style-name="ro1">
          <table:table-cell office:value-type="string" calcext:value-type="string">
            <text:p>Burgundy</text:p>
          </table:table-cell>
          <table:table-cell table:style-name="ce3" office:value-type="float" office:value="345" calcext:value-type="float">
            <text:p>345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82]*100" office:value-type="float" office:value="100" calcext:value-type="float">
            <text:p>100</text:p>
          </table:table-cell>
          <table:table-cell table:formula="of:=[.D82]*100" office:value-type="float" office:value="25.1" calcext:value-type="float">
            <text:p>25.1</text:p>
          </table:table-cell>
          <table:table-cell table:formula="of:=CONCATENATE(&quot;&quot;&quot;&quot;;[.A82];&quot;&quot;&quot;: &quot;&quot;hsl(&quot;;[.B82];&quot;,&quot;;[.E82];&quot;%,&quot;;[.F82];&quot;%)&quot;&quot;,&quot;)" office:value-type="string" office:string-value="&quot;Burgundy&quot;: &quot;hsl(345,100%,25.1%)&quot;," calcext:value-type="string">
            <text:p>"Burgundy": "hsl(345,100%,25.1%)",</text:p>
          </table:table-cell>
        </table:table-row>
        <table:table-row table:style-name="ro1">
          <table:table-cell office:value-type="string" calcext:value-type="string">
            <text:p>Burlywood</text:p>
          </table:table-cell>
          <table:table-cell table:style-name="ce3" office:value-type="float" office:value="33.8" calcext:value-type="float">
            <text:p>33.80</text:p>
          </table:table-cell>
          <table:table-cell table:style-name="ce2" office:value-type="percentage" office:value="0.569" calcext:value-type="percentage">
            <text:p>56.90%</text:p>
          </table:table-cell>
          <table:table-cell table:style-name="ce2" office:value-type="percentage" office:value="0.7" calcext:value-type="percentage">
            <text:p>70.00%</text:p>
          </table:table-cell>
          <table:table-cell table:formula="of:=[.C83]*100" office:value-type="float" office:value="56.9" calcext:value-type="float">
            <text:p>56.9</text:p>
          </table:table-cell>
          <table:table-cell table:formula="of:=[.D83]*100" office:value-type="float" office:value="70" calcext:value-type="float">
            <text:p>70</text:p>
          </table:table-cell>
          <table:table-cell table:formula="of:=CONCATENATE(&quot;&quot;&quot;&quot;;[.A83];&quot;&quot;&quot;: &quot;&quot;hsl(&quot;;[.B83];&quot;,&quot;;[.E83];&quot;%,&quot;;[.F83];&quot;%)&quot;&quot;,&quot;)" office:value-type="string" office:string-value="&quot;Burlywood&quot;: &quot;hsl(33.8,56.9%,70%)&quot;," calcext:value-type="string">
            <text:p>"Burlywood": "hsl(33.8,56.9%,70%)",</text:p>
          </table:table-cell>
        </table:table-row>
        <table:table-row table:style-name="ro1">
          <table:table-cell office:value-type="string" calcext:value-type="string">
            <text:p>Burnt orange</text:p>
          </table:table-cell>
          <table:table-cell table:style-name="ce3" office:value-type="float" office:value="25" calcext:value-type="float">
            <text:p>25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" calcext:value-type="percentage">
            <text:p>40.00%</text:p>
          </table:table-cell>
          <table:table-cell table:formula="of:=[.C84]*100" office:value-type="float" office:value="100" calcext:value-type="float">
            <text:p>100</text:p>
          </table:table-cell>
          <table:table-cell table:formula="of:=[.D84]*100" office:value-type="float" office:value="40" calcext:value-type="float">
            <text:p>40</text:p>
          </table:table-cell>
          <table:table-cell table:formula="of:=CONCATENATE(&quot;&quot;&quot;&quot;;[.A84];&quot;&quot;&quot;: &quot;&quot;hsl(&quot;;[.B84];&quot;,&quot;;[.E84];&quot;%,&quot;;[.F84];&quot;%)&quot;&quot;,&quot;)" office:value-type="string" office:string-value="&quot;Burnt orange&quot;: &quot;hsl(25,100%,40%)&quot;," calcext:value-type="string">
            <text:p>"Burnt orange": "hsl(25,100%,40%)",</text:p>
          </table:table-cell>
        </table:table-row>
        <table:table-row table:style-name="ro1">
          <table:table-cell office:value-type="string" calcext:value-type="string">
            <text:p>Burnt sienna</text:p>
          </table:table-cell>
          <table:table-cell table:style-name="ce3" office:value-type="float" office:value="13.8" calcext:value-type="float">
            <text:p>13.80</text:p>
          </table:table-cell>
          <table:table-cell table:style-name="ce2" office:value-type="percentage" office:value="0.776" calcext:value-type="percentage">
            <text:p>77.60%</text:p>
          </table:table-cell>
          <table:table-cell table:style-name="ce2" office:value-type="percentage" office:value="0.616" calcext:value-type="percentage">
            <text:p>61.60%</text:p>
          </table:table-cell>
          <table:table-cell table:formula="of:=[.C85]*100" office:value-type="float" office:value="77.6" calcext:value-type="float">
            <text:p>77.6</text:p>
          </table:table-cell>
          <table:table-cell table:formula="of:=[.D85]*100" office:value-type="float" office:value="61.6" calcext:value-type="float">
            <text:p>61.6</text:p>
          </table:table-cell>
          <table:table-cell table:formula="of:=CONCATENATE(&quot;&quot;&quot;&quot;;[.A85];&quot;&quot;&quot;: &quot;&quot;hsl(&quot;;[.B85];&quot;,&quot;;[.E85];&quot;%,&quot;;[.F85];&quot;%)&quot;&quot;,&quot;)" office:value-type="string" office:string-value="&quot;Burnt sienna&quot;: &quot;hsl(13.8,77.6%,61.6%)&quot;," calcext:value-type="string">
            <text:p>"Burnt sienna": "hsl(13.8,77.6%,61.6%)",</text:p>
          </table:table-cell>
        </table:table-row>
        <table:table-row table:style-name="ro1">
          <table:table-cell office:value-type="string" calcext:value-type="string">
            <text:p>Burnt umber</text:p>
          </table:table-cell>
          <table:table-cell table:style-name="ce3" office:value-type="float" office:value="8.8" calcext:value-type="float">
            <text:p>8.80</text:p>
          </table:table-cell>
          <table:table-cell table:style-name="ce2" office:value-type="percentage" office:value="0.586" calcext:value-type="percentage">
            <text:p>58.60%</text:p>
          </table:table-cell>
          <table:table-cell table:style-name="ce2" office:value-type="percentage" office:value="0.341" calcext:value-type="percentage">
            <text:p>34.10%</text:p>
          </table:table-cell>
          <table:table-cell table:formula="of:=[.C86]*100" office:value-type="float" office:value="58.6" calcext:value-type="float">
            <text:p>58.6</text:p>
          </table:table-cell>
          <table:table-cell table:formula="of:=[.D86]*100" office:value-type="float" office:value="34.1" calcext:value-type="float">
            <text:p>34.1</text:p>
          </table:table-cell>
          <table:table-cell table:formula="of:=CONCATENATE(&quot;&quot;&quot;&quot;;[.A86];&quot;&quot;&quot;: &quot;&quot;hsl(&quot;;[.B86];&quot;,&quot;;[.E86];&quot;%,&quot;;[.F86];&quot;%)&quot;&quot;,&quot;)" office:value-type="string" office:string-value="&quot;Burnt umber&quot;: &quot;hsl(8.8,58.6%,34.1%)&quot;," calcext:value-type="string">
            <text:p>"Burnt umber": "hsl(8.8,58.6%,34.1%)",</text:p>
          </table:table-cell>
        </table:table-row>
        <table:table-row table:style-name="ro1">
          <table:table-cell office:value-type="string" calcext:value-type="string">
            <text:p>Byzantine</text:p>
          </table:table-cell>
          <table:table-cell table:style-name="ce3" office:value-type="float" office:value="310.9" calcext:value-type="float">
            <text:p>310.90</text:p>
          </table:table-cell>
          <table:table-cell table:style-name="ce2" office:value-type="percentage" office:value="0.575" calcext:value-type="percentage">
            <text:p>57.50%</text:p>
          </table:table-cell>
          <table:table-cell table:style-name="ce2" office:value-type="percentage" office:value="0.471" calcext:value-type="percentage">
            <text:p>47.10%</text:p>
          </table:table-cell>
          <table:table-cell table:formula="of:=[.C87]*100" office:value-type="float" office:value="57.5" calcext:value-type="float">
            <text:p>57.5</text:p>
          </table:table-cell>
          <table:table-cell table:formula="of:=[.D87]*100" office:value-type="float" office:value="47.1" calcext:value-type="float">
            <text:p>47.1</text:p>
          </table:table-cell>
          <table:table-cell table:formula="of:=CONCATENATE(&quot;&quot;&quot;&quot;;[.A87];&quot;&quot;&quot;: &quot;&quot;hsl(&quot;;[.B87];&quot;,&quot;;[.E87];&quot;%,&quot;;[.F87];&quot;%)&quot;&quot;,&quot;)" office:value-type="string" office:string-value="&quot;Byzantine&quot;: &quot;hsl(310.9,57.5%,47.1%)&quot;," calcext:value-type="string">
            <text:p>"Byzantine": "hsl(310.9,57.5%,47.1%)",</text:p>
          </table:table-cell>
        </table:table-row>
        <table:table-row table:style-name="ro1">
          <table:table-cell office:value-type="string" calcext:value-type="string">
            <text:p>Byzantium</text:p>
          </table:table-cell>
          <table:table-cell table:style-name="ce3" office:value-type="float" office:value="311" calcext:value-type="float">
            <text:p>311.00</text:p>
          </table:table-cell>
          <table:table-cell table:style-name="ce2" office:value-type="percentage" office:value="0.464" calcext:value-type="percentage">
            <text:p>46.40%</text:p>
          </table:table-cell>
          <table:table-cell table:style-name="ce2" office:value-type="percentage" office:value="0.3" calcext:value-type="percentage">
            <text:p>30.00%</text:p>
          </table:table-cell>
          <table:table-cell table:formula="of:=[.C88]*100" office:value-type="float" office:value="46.4" calcext:value-type="float">
            <text:p>46.4</text:p>
          </table:table-cell>
          <table:table-cell table:formula="of:=[.D88]*100" office:value-type="float" office:value="30" calcext:value-type="float">
            <text:p>30</text:p>
          </table:table-cell>
          <table:table-cell table:formula="of:=CONCATENATE(&quot;&quot;&quot;&quot;;[.A88];&quot;&quot;&quot;: &quot;&quot;hsl(&quot;;[.B88];&quot;,&quot;;[.E88];&quot;%,&quot;;[.F88];&quot;%)&quot;&quot;,&quot;)" office:value-type="string" office:string-value="&quot;Byzantium&quot;: &quot;hsl(311,46.4%,30%)&quot;," calcext:value-type="string">
            <text:p>"Byzantium": "hsl(311,46.4%,30%)",</text:p>
          </table:table-cell>
        </table:table-row>
        <table:table-row table:style-name="ro1">
          <table:table-cell office:value-type="string" calcext:value-type="string">
            <text:p>CG Blue</text:p>
          </table:table-cell>
          <table:table-cell table:style-name="ce3" office:value-type="float" office:value="195.6" calcext:value-type="float">
            <text:p>195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4" calcext:value-type="percentage">
            <text:p>32.40%</text:p>
          </table:table-cell>
          <table:table-cell table:formula="of:=[.C89]*100" office:value-type="float" office:value="100" calcext:value-type="float">
            <text:p>100</text:p>
          </table:table-cell>
          <table:table-cell table:formula="of:=[.D89]*100" office:value-type="float" office:value="32.4" calcext:value-type="float">
            <text:p>32.4</text:p>
          </table:table-cell>
          <table:table-cell table:formula="of:=CONCATENATE(&quot;&quot;&quot;&quot;;[.A89];&quot;&quot;&quot;: &quot;&quot;hsl(&quot;;[.B89];&quot;,&quot;;[.E89];&quot;%,&quot;;[.F89];&quot;%)&quot;&quot;,&quot;)" office:value-type="string" office:string-value="&quot;CG Blue&quot;: &quot;hsl(195.6,100%,32.4%)&quot;," calcext:value-type="string">
            <text:p>"CG Blue": "hsl(195.6,100%,32.4%)",</text:p>
          </table:table-cell>
        </table:table-row>
        <table:table-row table:style-name="ro1">
          <table:table-cell office:value-type="string" calcext:value-type="string">
            <text:p>CG Red</text:p>
          </table:table-cell>
          <table:table-cell table:style-name="ce3" office:value-type="float" office:value="3.8" calcext:value-type="float">
            <text:p>3.80</text:p>
          </table:table-cell>
          <table:table-cell table:style-name="ce2" office:value-type="percentage" office:value="0.738" calcext:value-type="percentage">
            <text:p>73.80%</text:p>
          </table:table-cell>
          <table:table-cell table:style-name="ce2" office:value-type="percentage" office:value="0.535" calcext:value-type="percentage">
            <text:p>53.50%</text:p>
          </table:table-cell>
          <table:table-cell table:formula="of:=[.C90]*100" office:value-type="float" office:value="73.8" calcext:value-type="float">
            <text:p>73.8</text:p>
          </table:table-cell>
          <table:table-cell table:formula="of:=[.D90]*100" office:value-type="float" office:value="53.5" calcext:value-type="float">
            <text:p>53.5</text:p>
          </table:table-cell>
          <table:table-cell table:formula="of:=CONCATENATE(&quot;&quot;&quot;&quot;;[.A90];&quot;&quot;&quot;: &quot;&quot;hsl(&quot;;[.B90];&quot;,&quot;;[.E90];&quot;%,&quot;;[.F90];&quot;%)&quot;&quot;,&quot;)" office:value-type="string" office:string-value="&quot;CG Red&quot;: &quot;hsl(3.8,73.8%,53.5%)&quot;," calcext:value-type="string">
            <text:p>"CG Red": "hsl(3.8,73.8%,53.5%)",</text:p>
          </table:table-cell>
        </table:table-row>
        <table:table-row table:style-name="ro1">
          <table:table-cell office:value-type="string" calcext:value-type="string">
            <text:p>Cadet</text:p>
          </table:table-cell>
          <table:table-cell table:style-name="ce3" office:value-type="float" office:value="199.4" calcext:value-type="float">
            <text:p>199.40</text:p>
          </table:table-cell>
          <table:table-cell table:style-name="ce2" office:value-type="percentage" office:value="0.157" calcext:value-type="percentage">
            <text:p>15.70%</text:p>
          </table:table-cell>
          <table:table-cell table:style-name="ce2" office:value-type="percentage" office:value="0.386" calcext:value-type="percentage">
            <text:p>38.60%</text:p>
          </table:table-cell>
          <table:table-cell table:formula="of:=[.C91]*100" office:value-type="float" office:value="15.7" calcext:value-type="float">
            <text:p>15.7</text:p>
          </table:table-cell>
          <table:table-cell table:formula="of:=[.D91]*100" office:value-type="float" office:value="38.6" calcext:value-type="float">
            <text:p>38.6</text:p>
          </table:table-cell>
          <table:table-cell table:formula="of:=CONCATENATE(&quot;&quot;&quot;&quot;;[.A91];&quot;&quot;&quot;: &quot;&quot;hsl(&quot;;[.B91];&quot;,&quot;;[.E91];&quot;%,&quot;;[.F91];&quot;%)&quot;&quot;,&quot;)" office:value-type="string" office:string-value="&quot;Cadet&quot;: &quot;hsl(199.4,15.7%,38.6%)&quot;," calcext:value-type="string">
            <text:p>"Cadet": "hsl(199.4,15.7%,38.6%)",</text:p>
          </table:table-cell>
        </table:table-row>
        <table:table-row table:style-name="ro1">
          <table:table-cell office:value-type="string" calcext:value-type="string">
            <text:p>Cadet blue</text:p>
          </table:table-cell>
          <table:table-cell table:style-name="ce3" office:value-type="float" office:value="181.8" calcext:value-type="float">
            <text:p>181.80</text:p>
          </table:table-cell>
          <table:table-cell table:style-name="ce2" office:value-type="percentage" office:value="0.255" calcext:value-type="percentage">
            <text:p>25.5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92]*100" office:value-type="float" office:value="25.5" calcext:value-type="float">
            <text:p>25.5</text:p>
          </table:table-cell>
          <table:table-cell table:formula="of:=[.D92]*100" office:value-type="float" office:value="50" calcext:value-type="float">
            <text:p>50</text:p>
          </table:table-cell>
          <table:table-cell table:formula="of:=CONCATENATE(&quot;&quot;&quot;&quot;;[.A92];&quot;&quot;&quot;: &quot;&quot;hsl(&quot;;[.B92];&quot;,&quot;;[.E92];&quot;%,&quot;;[.F92];&quot;%)&quot;&quot;,&quot;)" office:value-type="string" office:string-value="&quot;Cadet blue&quot;: &quot;hsl(181.8,25.5%,50%)&quot;," calcext:value-type="string">
            <text:p>"Cadet blue": "hsl(181.8,25.5%,50%)",</text:p>
          </table:table-cell>
        </table:table-row>
        <table:table-row table:style-name="ro1">
          <table:table-cell office:value-type="string" calcext:value-type="string">
            <text:p>Cadet grey</text:p>
          </table:table-cell>
          <table:table-cell table:style-name="ce3" office:value-type="float" office:value="205.2" calcext:value-type="float">
            <text:p>205.20</text:p>
          </table:table-cell>
          <table:table-cell table:style-name="ce2" office:value-type="percentage" office:value="0.164" calcext:value-type="percentage">
            <text:p>16.40%</text:p>
          </table:table-cell>
          <table:table-cell table:style-name="ce2" office:value-type="percentage" office:value="0.629" calcext:value-type="percentage">
            <text:p>62.90%</text:p>
          </table:table-cell>
          <table:table-cell table:formula="of:=[.C93]*100" office:value-type="float" office:value="16.4" calcext:value-type="float">
            <text:p>16.4</text:p>
          </table:table-cell>
          <table:table-cell table:formula="of:=[.D93]*100" office:value-type="float" office:value="62.9" calcext:value-type="float">
            <text:p>62.9</text:p>
          </table:table-cell>
          <table:table-cell table:formula="of:=CONCATENATE(&quot;&quot;&quot;&quot;;[.A93];&quot;&quot;&quot;: &quot;&quot;hsl(&quot;;[.B93];&quot;,&quot;;[.E93];&quot;%,&quot;;[.F93];&quot;%)&quot;&quot;,&quot;)" office:value-type="string" office:string-value="&quot;Cadet grey&quot;: &quot;hsl(205.2,16.4%,62.9%)&quot;," calcext:value-type="string">
            <text:p>"Cadet grey": "hsl(205.2,16.4%,62.9%)",</text:p>
          </table:table-cell>
        </table:table-row>
        <table:table-row table:style-name="ro1">
          <table:table-cell office:value-type="string" calcext:value-type="string">
            <text:p>Cadmium green</text:p>
          </table:table-cell>
          <table:table-cell table:style-name="ce3" office:value-type="float" office:value="153.6" calcext:value-type="float">
            <text:p>153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1" calcext:value-type="percentage">
            <text:p>21.00%</text:p>
          </table:table-cell>
          <table:table-cell table:formula="of:=[.C94]*100" office:value-type="float" office:value="100" calcext:value-type="float">
            <text:p>100</text:p>
          </table:table-cell>
          <table:table-cell table:formula="of:=[.D94]*100" office:value-type="float" office:value="21" calcext:value-type="float">
            <text:p>21</text:p>
          </table:table-cell>
          <table:table-cell table:formula="of:=CONCATENATE(&quot;&quot;&quot;&quot;;[.A94];&quot;&quot;&quot;: &quot;&quot;hsl(&quot;;[.B94];&quot;,&quot;;[.E94];&quot;%,&quot;;[.F94];&quot;%)&quot;&quot;,&quot;)" office:value-type="string" office:string-value="&quot;Cadmium green&quot;: &quot;hsl(153.6,100%,21%)&quot;," calcext:value-type="string">
            <text:p>"Cadmium green": "hsl(153.6,100%,21%)",</text:p>
          </table:table-cell>
        </table:table-row>
        <table:table-row table:style-name="ro1">
          <table:table-cell office:value-type="string" calcext:value-type="string">
            <text:p>Cadmium orange</text:p>
          </table:table-cell>
          <table:table-cell table:style-name="ce3" office:value-type="float" office:value="28.1" calcext:value-type="float">
            <text:p>28.10</text:p>
          </table:table-cell>
          <table:table-cell table:style-name="ce2" office:value-type="percentage" office:value="0.842" calcext:value-type="percentage">
            <text:p>84.20%</text:p>
          </table:table-cell>
          <table:table-cell table:style-name="ce2" office:value-type="percentage" office:value="0.553" calcext:value-type="percentage">
            <text:p>55.30%</text:p>
          </table:table-cell>
          <table:table-cell table:formula="of:=[.C95]*100" office:value-type="float" office:value="84.2" calcext:value-type="float">
            <text:p>84.2</text:p>
          </table:table-cell>
          <table:table-cell table:formula="of:=[.D95]*100" office:value-type="float" office:value="55.3" calcext:value-type="float">
            <text:p>55.3</text:p>
          </table:table-cell>
          <table:table-cell table:formula="of:=CONCATENATE(&quot;&quot;&quot;&quot;;[.A95];&quot;&quot;&quot;: &quot;&quot;hsl(&quot;;[.B95];&quot;,&quot;;[.E95];&quot;%,&quot;;[.F95];&quot;%)&quot;&quot;,&quot;)" office:value-type="string" office:string-value="&quot;Cadmium orange&quot;: &quot;hsl(28.1,84.2%,55.3%)&quot;," calcext:value-type="string">
            <text:p>"Cadmium orange": "hsl(28.1,84.2%,55.3%)",</text:p>
          </table:table-cell>
        </table:table-row>
        <table:table-row table:style-name="ro1">
          <table:table-cell office:value-type="string" calcext:value-type="string">
            <text:p>Cadmium red</text:p>
          </table:table-cell>
          <table:table-cell table:style-name="ce3" office:value-type="float" office:value="351" calcext:value-type="float">
            <text:p>351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45" calcext:value-type="percentage">
            <text:p>44.50%</text:p>
          </table:table-cell>
          <table:table-cell table:formula="of:=[.C96]*100" office:value-type="float" office:value="100" calcext:value-type="float">
            <text:p>100</text:p>
          </table:table-cell>
          <table:table-cell table:formula="of:=[.D96]*100" office:value-type="float" office:value="44.5" calcext:value-type="float">
            <text:p>44.5</text:p>
          </table:table-cell>
          <table:table-cell table:formula="of:=CONCATENATE(&quot;&quot;&quot;&quot;;[.A96];&quot;&quot;&quot;: &quot;&quot;hsl(&quot;;[.B96];&quot;,&quot;;[.E96];&quot;%,&quot;;[.F96];&quot;%)&quot;&quot;,&quot;)" office:value-type="string" office:string-value="&quot;Cadmium red&quot;: &quot;hsl(351,100%,44.5%)&quot;," calcext:value-type="string">
            <text:p>"Cadmium red": "hsl(351,100%,44.5%)",</text:p>
          </table:table-cell>
        </table:table-row>
        <table:table-row table:style-name="ro1">
          <table:table-cell office:value-type="string" calcext:value-type="string">
            <text:p>Cadmium yellow</text:p>
          </table:table-cell>
          <table:table-cell table:style-name="ce3" office:value-type="float" office:value="57.9" calcext:value-type="float">
            <text:p>57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97]*100" office:value-type="float" office:value="100" calcext:value-type="float">
            <text:p>100</text:p>
          </table:table-cell>
          <table:table-cell table:formula="of:=[.D97]*100" office:value-type="float" office:value="50" calcext:value-type="float">
            <text:p>50</text:p>
          </table:table-cell>
          <table:table-cell table:formula="of:=CONCATENATE(&quot;&quot;&quot;&quot;;[.A97];&quot;&quot;&quot;: &quot;&quot;hsl(&quot;;[.B97];&quot;,&quot;;[.E97];&quot;%,&quot;;[.F97];&quot;%)&quot;&quot;,&quot;)" office:value-type="string" office:string-value="&quot;Cadmium yellow&quot;: &quot;hsl(57.9,100%,50%)&quot;," calcext:value-type="string">
            <text:p>"Cadmium yellow": "hsl(57.9,100%,50%)",</text:p>
          </table:table-cell>
        </table:table-row>
        <table:table-row table:style-name="ro1">
          <table:table-cell office:value-type="string" calcext:value-type="string">
            <text:p>Café au lait</text:p>
          </table:table-cell>
          <table:table-cell table:style-name="ce3" office:value-type="float" office:value="25.6" calcext:value-type="float">
            <text:p>25.60</text:p>
          </table:table-cell>
          <table:table-cell table:style-name="ce2" office:value-type="percentage" office:value="0.296" calcext:value-type="percentage">
            <text:p>2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formula="of:=[.C98]*100" office:value-type="float" office:value="29.6" calcext:value-type="float">
            <text:p>29.6</text:p>
          </table:table-cell>
          <table:table-cell table:formula="of:=[.D98]*100" office:value-type="float" office:value="50.4" calcext:value-type="float">
            <text:p>50.4</text:p>
          </table:table-cell>
          <table:table-cell table:formula="of:=CONCATENATE(&quot;&quot;&quot;&quot;;[.A98];&quot;&quot;&quot;: &quot;&quot;hsl(&quot;;[.B98];&quot;,&quot;;[.E98];&quot;%,&quot;;[.F98];&quot;%)&quot;&quot;,&quot;)" office:value-type="string" office:string-value="&quot;Café au lait&quot;: &quot;hsl(25.6,29.6%,50.4%)&quot;," calcext:value-type="string">
            <text:p>"Café au lait": "hsl(25.6,29.6%,50.4%)",</text:p>
          </table:table-cell>
        </table:table-row>
        <table:table-row table:style-name="ro1">
          <table:table-cell office:value-type="string" calcext:value-type="string">
            <text:p>Café noir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389" calcext:value-type="percentage">
            <text:p>38.90%</text:p>
          </table:table-cell>
          <table:table-cell table:style-name="ce2" office:value-type="percentage" office:value="0.212" calcext:value-type="percentage">
            <text:p>21.20%</text:p>
          </table:table-cell>
          <table:table-cell table:formula="of:=[.C99]*100" office:value-type="float" office:value="38.9" calcext:value-type="float">
            <text:p>38.9</text:p>
          </table:table-cell>
          <table:table-cell table:formula="of:=[.D99]*100" office:value-type="float" office:value="21.2" calcext:value-type="float">
            <text:p>21.2</text:p>
          </table:table-cell>
          <table:table-cell table:formula="of:=CONCATENATE(&quot;&quot;&quot;&quot;;[.A99];&quot;&quot;&quot;: &quot;&quot;hsl(&quot;;[.B99];&quot;,&quot;;[.E99];&quot;%,&quot;;[.F99];&quot;%)&quot;&quot;,&quot;)" office:value-type="string" office:string-value="&quot;Café noir&quot;: &quot;hsl(30,38.9%,21.2%)&quot;," calcext:value-type="string">
            <text:p>"Café noir": "hsl(30,38.9%,21.2%)",</text:p>
          </table:table-cell>
        </table:table-row>
        <table:table-row table:style-name="ro1">
          <table:table-cell office:value-type="string" calcext:value-type="string">
            <text:p>Cal Poly Pomona green</text:p>
          </table:table-cell>
          <table:table-cell table:style-name="ce3" office:value-type="float" office:value="136.6" calcext:value-type="float">
            <text:p>136.60</text:p>
          </table:table-cell>
          <table:table-cell table:style-name="ce2" office:value-type="percentage" office:value="0.439" calcext:value-type="percentage">
            <text:p>43.90%</text:p>
          </table:table-cell>
          <table:table-cell table:style-name="ce2" office:value-type="percentage" office:value="0.21" calcext:value-type="percentage">
            <text:p>21.00%</text:p>
          </table:table-cell>
          <table:table-cell table:formula="of:=[.C100]*100" office:value-type="float" office:value="43.9" calcext:value-type="float">
            <text:p>43.9</text:p>
          </table:table-cell>
          <table:table-cell table:formula="of:=[.D100]*100" office:value-type="float" office:value="21" calcext:value-type="float">
            <text:p>21</text:p>
          </table:table-cell>
          <table:table-cell table:formula="of:=CONCATENATE(&quot;&quot;&quot;&quot;;[.A100];&quot;&quot;&quot;: &quot;&quot;hsl(&quot;;[.B100];&quot;,&quot;;[.E100];&quot;%,&quot;;[.F100];&quot;%)&quot;&quot;,&quot;)" office:value-type="string" office:string-value="&quot;Cal Poly Pomona green&quot;: &quot;hsl(136.6,43.9%,21%)&quot;," calcext:value-type="string">
            <text:p>"Cal Poly Pomona green": "hsl(136.6,43.9%,21%)",</text:p>
          </table:table-cell>
        </table:table-row>
        <table:table-row table:style-name="ro1">
          <table:table-cell office:value-type="string" calcext:value-type="string">
            <text:p>Cambridge Blue</text:p>
          </table:table-cell>
          <table:table-cell table:style-name="ce3" office:value-type="float" office:value="140" calcext:value-type="float">
            <text:p>140.00</text:p>
          </table:table-cell>
          <table:table-cell table:style-name="ce2" office:value-type="percentage" office:value="0.195" calcext:value-type="percentage">
            <text:p>19.50%</text:p>
          </table:table-cell>
          <table:table-cell table:style-name="ce2" office:value-type="percentage" office:value="0.698" calcext:value-type="percentage">
            <text:p>69.80%</text:p>
          </table:table-cell>
          <table:table-cell table:formula="of:=[.C101]*100" office:value-type="float" office:value="19.5" calcext:value-type="float">
            <text:p>19.5</text:p>
          </table:table-cell>
          <table:table-cell table:formula="of:=[.D101]*100" office:value-type="float" office:value="69.8" calcext:value-type="float">
            <text:p>69.8</text:p>
          </table:table-cell>
          <table:table-cell table:formula="of:=CONCATENATE(&quot;&quot;&quot;&quot;;[.A101];&quot;&quot;&quot;: &quot;&quot;hsl(&quot;;[.B101];&quot;,&quot;;[.E101];&quot;%,&quot;;[.F101];&quot;%)&quot;&quot;,&quot;)" office:value-type="string" office:string-value="&quot;Cambridge Blue&quot;: &quot;hsl(140,19.5%,69.8%)&quot;," calcext:value-type="string">
            <text:p>"Cambridge Blue": "hsl(140,19.5%,69.8%)",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table:style-name="ce3" office:value-type="float" office:value="32.8" calcext:value-type="float">
            <text:p>32.80</text:p>
          </table:table-cell>
          <table:table-cell table:style-name="ce2" office:value-type="percentage" office:value="0.41" calcext:value-type="percentage">
            <text:p>41.00%</text:p>
          </table:table-cell>
          <table:table-cell table:style-name="ce2" office:value-type="percentage" office:value="0.588" calcext:value-type="percentage">
            <text:p>58.80%</text:p>
          </table:table-cell>
          <table:table-cell table:formula="of:=[.C102]*100" office:value-type="float" office:value="41" calcext:value-type="float">
            <text:p>41</text:p>
          </table:table-cell>
          <table:table-cell table:formula="of:=[.D102]*100" office:value-type="float" office:value="58.8" calcext:value-type="float">
            <text:p>58.8</text:p>
          </table:table-cell>
          <table:table-cell table:formula="of:=CONCATENATE(&quot;&quot;&quot;&quot;;[.A102];&quot;&quot;&quot;: &quot;&quot;hsl(&quot;;[.B102];&quot;,&quot;;[.E102];&quot;%,&quot;;[.F102];&quot;%)&quot;&quot;,&quot;)" office:value-type="string" office:string-value="&quot;Camel&quot;: &quot;hsl(32.8,41%,58.8%)&quot;," calcext:value-type="string">
            <text:p>"Camel": "hsl(32.8,41%,58.8%)",</text:p>
          </table:table-cell>
        </table:table-row>
        <table:table-row table:style-name="ro1">
          <table:table-cell office:value-type="string" calcext:value-type="string">
            <text:p>Camouflage green</text:p>
          </table:table-cell>
          <table:table-cell table:style-name="ce3" office:value-type="float" office:value="91.1" calcext:value-type="float">
            <text:p>91.10</text:p>
          </table:table-cell>
          <table:table-cell table:style-name="ce2" office:value-type="percentage" office:value="0.112" calcext:value-type="percentage">
            <text:p>11.20%</text:p>
          </table:table-cell>
          <table:table-cell table:style-name="ce2" office:value-type="percentage" office:value="0.473" calcext:value-type="percentage">
            <text:p>47.30%</text:p>
          </table:table-cell>
          <table:table-cell table:formula="of:=[.C103]*100" office:value-type="float" office:value="11.2" calcext:value-type="float">
            <text:p>11.2</text:p>
          </table:table-cell>
          <table:table-cell table:formula="of:=[.D103]*100" office:value-type="float" office:value="47.3" calcext:value-type="float">
            <text:p>47.3</text:p>
          </table:table-cell>
          <table:table-cell table:formula="of:=CONCATENATE(&quot;&quot;&quot;&quot;;[.A103];&quot;&quot;&quot;: &quot;&quot;hsl(&quot;;[.B103];&quot;,&quot;;[.E103];&quot;%,&quot;;[.F103];&quot;%)&quot;&quot;,&quot;)" office:value-type="string" office:string-value="&quot;Camouflage green&quot;: &quot;hsl(91.1,11.2%,47.3%)&quot;," calcext:value-type="string">
            <text:p>"Camouflage green": "hsl(91.1,11.2%,47.3%)",</text:p>
          </table:table-cell>
        </table:table-row>
        <table:table-row table:style-name="ro1">
          <table:table-cell office:value-type="string" calcext:value-type="string">
            <text:p>Canary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" calcext:value-type="percentage">
            <text:p>80.00%</text:p>
          </table:table-cell>
          <table:table-cell table:formula="of:=[.C104]*100" office:value-type="float" office:value="100" calcext:value-type="float">
            <text:p>100</text:p>
          </table:table-cell>
          <table:table-cell table:formula="of:=[.D104]*100" office:value-type="float" office:value="80" calcext:value-type="float">
            <text:p>80</text:p>
          </table:table-cell>
          <table:table-cell table:formula="of:=CONCATENATE(&quot;&quot;&quot;&quot;;[.A104];&quot;&quot;&quot;: &quot;&quot;hsl(&quot;;[.B104];&quot;,&quot;;[.E104];&quot;%,&quot;;[.F104];&quot;%)&quot;&quot;,&quot;)" office:value-type="string" office:string-value="&quot;Canary&quot;: &quot;hsl(60,100%,80%)&quot;," calcext:value-type="string">
            <text:p>"Canary": "hsl(60,100%,80%)",</text:p>
          </table:table-cell>
        </table:table-row>
        <table:table-row table:style-name="ro1">
          <table:table-cell office:value-type="string" calcext:value-type="string">
            <text:p>Canary yellow</text:p>
          </table:table-cell>
          <table:table-cell table:style-name="ce3" office:value-type="float" office:value="56.2" calcext:value-type="float">
            <text:p>56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05]*100" office:value-type="float" office:value="100" calcext:value-type="float">
            <text:p>100</text:p>
          </table:table-cell>
          <table:table-cell table:formula="of:=[.D105]*100" office:value-type="float" office:value="50" calcext:value-type="float">
            <text:p>50</text:p>
          </table:table-cell>
          <table:table-cell table:formula="of:=CONCATENATE(&quot;&quot;&quot;&quot;;[.A105];&quot;&quot;&quot;: &quot;&quot;hsl(&quot;;[.B105];&quot;,&quot;;[.E105];&quot;%,&quot;;[.F105];&quot;%)&quot;&quot;,&quot;)" office:value-type="string" office:string-value="&quot;Canary yellow&quot;: &quot;hsl(56.2,100%,50%)&quot;," calcext:value-type="string">
            <text:p>"Canary yellow": "hsl(56.2,100%,50%)",</text:p>
          </table:table-cell>
        </table:table-row>
        <table:table-row table:style-name="ro1">
          <table:table-cell office:value-type="string" calcext:value-type="string">
            <text:p>Candy apple red</text:p>
          </table:table-cell>
          <table:table-cell table:style-name="ce3" office:value-type="float" office:value="1.9" calcext:value-type="float">
            <text:p>1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06]*100" office:value-type="float" office:value="100" calcext:value-type="float">
            <text:p>100</text:p>
          </table:table-cell>
          <table:table-cell table:formula="of:=[.D106]*100" office:value-type="float" office:value="50" calcext:value-type="float">
            <text:p>50</text:p>
          </table:table-cell>
          <table:table-cell table:formula="of:=CONCATENATE(&quot;&quot;&quot;&quot;;[.A106];&quot;&quot;&quot;: &quot;&quot;hsl(&quot;;[.B106];&quot;,&quot;;[.E106];&quot;%,&quot;;[.F106];&quot;%)&quot;&quot;,&quot;)" office:value-type="string" office:string-value="&quot;Candy apple red&quot;: &quot;hsl(1.9,100%,50%)&quot;," calcext:value-type="string">
            <text:p>"Candy apple red": "hsl(1.9,100%,50%)",</text:p>
          </table:table-cell>
        </table:table-row>
        <table:table-row table:style-name="ro1">
          <table:table-cell office:value-type="string" calcext:value-type="string">
            <text:p>Candy pink</text:p>
          </table:table-cell>
          <table:table-cell table:style-name="ce3" office:value-type="float" office:value="355.3" calcext:value-type="float">
            <text:p>355.30</text:p>
          </table:table-cell>
          <table:table-cell table:style-name="ce2" office:value-type="percentage" office:value="0.68" calcext:value-type="percentage">
            <text:p>68.00%</text:p>
          </table:table-cell>
          <table:table-cell table:style-name="ce2" office:value-type="percentage" office:value="0.669" calcext:value-type="percentage">
            <text:p>66.90%</text:p>
          </table:table-cell>
          <table:table-cell table:formula="of:=[.C107]*100" office:value-type="float" office:value="68" calcext:value-type="float">
            <text:p>68</text:p>
          </table:table-cell>
          <table:table-cell table:formula="of:=[.D107]*100" office:value-type="float" office:value="66.9" calcext:value-type="float">
            <text:p>66.9</text:p>
          </table:table-cell>
          <table:table-cell table:formula="of:=CONCATENATE(&quot;&quot;&quot;&quot;;[.A107];&quot;&quot;&quot;: &quot;&quot;hsl(&quot;;[.B107];&quot;,&quot;;[.E107];&quot;%,&quot;;[.F107];&quot;%)&quot;&quot;,&quot;)" office:value-type="string" office:string-value="&quot;Candy pink&quot;: &quot;hsl(355.3,68%,66.9%)&quot;," calcext:value-type="string">
            <text:p>"Candy pink": "hsl(355.3,68%,66.9%)",</text:p>
          </table:table-cell>
        </table:table-row>
        <table:table-row table:style-name="ro1">
          <table:table-cell office:value-type="string" calcext:value-type="string">
            <text:p>Capri</text:p>
          </table:table-cell>
          <table:table-cell table:style-name="ce3" office:value-type="float" office:value="195.1" calcext:value-type="float">
            <text:p>195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08]*100" office:value-type="float" office:value="100" calcext:value-type="float">
            <text:p>100</text:p>
          </table:table-cell>
          <table:table-cell table:formula="of:=[.D108]*100" office:value-type="float" office:value="50" calcext:value-type="float">
            <text:p>50</text:p>
          </table:table-cell>
          <table:table-cell table:formula="of:=CONCATENATE(&quot;&quot;&quot;&quot;;[.A108];&quot;&quot;&quot;: &quot;&quot;hsl(&quot;;[.B108];&quot;,&quot;;[.E108];&quot;%,&quot;;[.F108];&quot;%)&quot;&quot;,&quot;)" office:value-type="string" office:string-value="&quot;Capri&quot;: &quot;hsl(195.1,100%,50%)&quot;," calcext:value-type="string">
            <text:p>"Capri": "hsl(195.1,100%,50%)",</text:p>
          </table:table-cell>
        </table:table-row>
        <table:table-row table:style-name="ro1">
          <table:table-cell office:value-type="string" calcext:value-type="string">
            <text:p>Caput mortuum</text:p>
          </table:table-cell>
          <table:table-cell table:style-name="ce3" office:value-type="float" office:value="7.4" calcext:value-type="float">
            <text:p>7.40</text:p>
          </table:table-cell>
          <table:table-cell table:style-name="ce2" office:value-type="percentage" office:value="0.471" calcext:value-type="percentage">
            <text:p>47.10%</text:p>
          </table:table-cell>
          <table:table-cell table:style-name="ce2" office:value-type="percentage" office:value="0.237" calcext:value-type="percentage">
            <text:p>23.70%</text:p>
          </table:table-cell>
          <table:table-cell table:formula="of:=[.C109]*100" office:value-type="float" office:value="47.1" calcext:value-type="float">
            <text:p>47.1</text:p>
          </table:table-cell>
          <table:table-cell table:formula="of:=[.D109]*100" office:value-type="float" office:value="23.7" calcext:value-type="float">
            <text:p>23.7</text:p>
          </table:table-cell>
          <table:table-cell table:formula="of:=CONCATENATE(&quot;&quot;&quot;&quot;;[.A109];&quot;&quot;&quot;: &quot;&quot;hsl(&quot;;[.B109];&quot;,&quot;;[.E109];&quot;%,&quot;;[.F109];&quot;%)&quot;&quot;,&quot;)" office:value-type="string" office:string-value="&quot;Caput mortuum&quot;: &quot;hsl(7.4,47.1%,23.7%)&quot;," calcext:value-type="string">
            <text:p>"Caput mortuum": "hsl(7.4,47.1%,23.7%)",</text:p>
          </table:table-cell>
        </table:table-row>
        <table:table-row table:style-name="ro1">
          <table:table-cell office:value-type="string" calcext:value-type="string">
            <text:p>Cardinal</text:p>
          </table:table-cell>
          <table:table-cell table:style-name="ce3" office:value-type="float" office:value="349.9" calcext:value-type="float">
            <text:p>349.90</text:p>
          </table:table-cell>
          <table:table-cell table:style-name="ce2" office:value-type="percentage" office:value="0.735" calcext:value-type="percentage">
            <text:p>73.50%</text:p>
          </table:table-cell>
          <table:table-cell table:style-name="ce2" office:value-type="percentage" office:value="0.443" calcext:value-type="percentage">
            <text:p>44.30%</text:p>
          </table:table-cell>
          <table:table-cell table:formula="of:=[.C110]*100" office:value-type="float" office:value="73.5" calcext:value-type="float">
            <text:p>73.5</text:p>
          </table:table-cell>
          <table:table-cell table:formula="of:=[.D110]*100" office:value-type="float" office:value="44.3" calcext:value-type="float">
            <text:p>44.3</text:p>
          </table:table-cell>
          <table:table-cell table:formula="of:=CONCATENATE(&quot;&quot;&quot;&quot;;[.A110];&quot;&quot;&quot;: &quot;&quot;hsl(&quot;;[.B110];&quot;,&quot;;[.E110];&quot;%,&quot;;[.F110];&quot;%)&quot;&quot;,&quot;)" office:value-type="string" office:string-value="&quot;Cardinal&quot;: &quot;hsl(349.9,73.5%,44.3%)&quot;," calcext:value-type="string">
            <text:p>"Cardinal": "hsl(349.9,73.5%,44.3%)",</text:p>
          </table:table-cell>
        </table:table-row>
        <table:table-row table:style-name="ro1">
          <table:table-cell office:value-type="string" calcext:value-type="string">
            <text:p>Caribbean green</text:p>
          </table:table-cell>
          <table:table-cell table:style-name="ce3" office:value-type="float" office:value="165" calcext:value-type="float">
            <text:p>165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" calcext:value-type="percentage">
            <text:p>40.00%</text:p>
          </table:table-cell>
          <table:table-cell table:formula="of:=[.C111]*100" office:value-type="float" office:value="100" calcext:value-type="float">
            <text:p>100</text:p>
          </table:table-cell>
          <table:table-cell table:formula="of:=[.D111]*100" office:value-type="float" office:value="40" calcext:value-type="float">
            <text:p>40</text:p>
          </table:table-cell>
          <table:table-cell table:formula="of:=CONCATENATE(&quot;&quot;&quot;&quot;;[.A111];&quot;&quot;&quot;: &quot;&quot;hsl(&quot;;[.B111];&quot;,&quot;;[.E111];&quot;%,&quot;;[.F111];&quot;%)&quot;&quot;,&quot;)" office:value-type="string" office:string-value="&quot;Caribbean green&quot;: &quot;hsl(165,100%,40%)&quot;," calcext:value-type="string">
            <text:p>"Caribbean green": "hsl(165,100%,40%)",</text:p>
          </table:table-cell>
        </table:table-row>
        <table:table-row table:style-name="ro1">
          <table:table-cell office:value-type="string" calcext:value-type="string">
            <text:p>Carmine</text:p>
          </table:table-cell>
          <table:table-cell table:style-name="ce3" office:value-type="float" office:value="344.9" calcext:value-type="float">
            <text:p>344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12]*100" office:value-type="float" office:value="100" calcext:value-type="float">
            <text:p>100</text:p>
          </table:table-cell>
          <table:table-cell table:formula="of:=[.D112]*100" office:value-type="float" office:value="50" calcext:value-type="float">
            <text:p>50</text:p>
          </table:table-cell>
          <table:table-cell table:formula="of:=CONCATENATE(&quot;&quot;&quot;&quot;;[.A112];&quot;&quot;&quot;: &quot;&quot;hsl(&quot;;[.B112];&quot;,&quot;;[.E112];&quot;%,&quot;;[.F112];&quot;%)&quot;&quot;,&quot;)" office:value-type="string" office:string-value="&quot;Carmine&quot;: &quot;hsl(344.9,100%,50%)&quot;," calcext:value-type="string">
            <text:p>"Carmine": "hsl(344.9,100%,50%)",</text:p>
          </table:table-cell>
        </table:table-row>
        <table:table-row table:style-name="ro1">
          <table:table-cell office:value-type="string" calcext:value-type="string">
            <text:p>Carmine pink</text:p>
          </table:table-cell>
          <table:table-cell table:style-name="ce3" office:value-type="float" office:value="3.6" calcext:value-type="float">
            <text:p>3.60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2" office:value-type="percentage" office:value="0.59" calcext:value-type="percentage">
            <text:p>59.00%</text:p>
          </table:table-cell>
          <table:table-cell table:formula="of:=[.C113]*100" office:value-type="float" office:value="80.9" calcext:value-type="float">
            <text:p>80.9</text:p>
          </table:table-cell>
          <table:table-cell table:formula="of:=[.D113]*100" office:value-type="float" office:value="59" calcext:value-type="float">
            <text:p>59</text:p>
          </table:table-cell>
          <table:table-cell table:formula="of:=CONCATENATE(&quot;&quot;&quot;&quot;;[.A113];&quot;&quot;&quot;: &quot;&quot;hsl(&quot;;[.B113];&quot;,&quot;;[.E113];&quot;%,&quot;;[.F113];&quot;%)&quot;&quot;,&quot;)" office:value-type="string" office:string-value="&quot;Carmine pink&quot;: &quot;hsl(3.6,80.9%,59%)&quot;," calcext:value-type="string">
            <text:p>"Carmine pink": "hsl(3.6,80.9%,59%)",</text:p>
          </table:table-cell>
        </table:table-row>
        <table:table-row table:style-name="ro1">
          <table:table-cell office:value-type="string" calcext:value-type="string">
            <text:p>Carmine red</text:p>
          </table:table-cell>
          <table:table-cell table:style-name="ce3" office:value-type="float" office:value="346.8" calcext:value-type="float">
            <text:p>346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14]*100" office:value-type="float" office:value="100" calcext:value-type="float">
            <text:p>100</text:p>
          </table:table-cell>
          <table:table-cell table:formula="of:=[.D114]*100" office:value-type="float" office:value="50" calcext:value-type="float">
            <text:p>50</text:p>
          </table:table-cell>
          <table:table-cell table:formula="of:=CONCATENATE(&quot;&quot;&quot;&quot;;[.A114];&quot;&quot;&quot;: &quot;&quot;hsl(&quot;;[.B114];&quot;,&quot;;[.E114];&quot;%,&quot;;[.F114];&quot;%)&quot;&quot;,&quot;)" office:value-type="string" office:string-value="&quot;Carmine red&quot;: &quot;hsl(346.8,100%,50%)&quot;," calcext:value-type="string">
            <text:p>"Carmine red": "hsl(346.8,100%,50%)",</text:p>
          </table:table-cell>
        </table:table-row>
        <table:table-row table:style-name="ro1">
          <table:table-cell office:value-type="string" calcext:value-type="string">
            <text:p>Carnation pink</text:p>
          </table:table-cell>
          <table:table-cell table:style-name="ce3" office:value-type="float" office:value="336.4" calcext:value-type="float">
            <text:p>336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25" calcext:value-type="percentage">
            <text:p>82.50%</text:p>
          </table:table-cell>
          <table:table-cell table:formula="of:=[.C115]*100" office:value-type="float" office:value="100" calcext:value-type="float">
            <text:p>100</text:p>
          </table:table-cell>
          <table:table-cell table:formula="of:=[.D115]*100" office:value-type="float" office:value="82.5" calcext:value-type="float">
            <text:p>82.5</text:p>
          </table:table-cell>
          <table:table-cell table:formula="of:=CONCATENATE(&quot;&quot;&quot;&quot;;[.A115];&quot;&quot;&quot;: &quot;&quot;hsl(&quot;;[.B115];&quot;,&quot;;[.E115];&quot;%,&quot;;[.F115];&quot;%)&quot;&quot;,&quot;)" office:value-type="string" office:string-value="&quot;Carnation pink&quot;: &quot;hsl(336.4,100%,82.5%)&quot;," calcext:value-type="string">
            <text:p>"Carnation pink": "hsl(336.4,100%,82.5%)",</text:p>
          </table:table-cell>
        </table:table-row>
        <table:table-row table:style-name="ro1">
          <table:table-cell office:value-type="string" calcext:value-type="string">
            <text:p>Carnelian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738" calcext:value-type="percentage">
            <text:p>73.80%</text:p>
          </table:table-cell>
          <table:table-cell table:style-name="ce2" office:value-type="percentage" office:value="0.404" calcext:value-type="percentage">
            <text:p>40.40%</text:p>
          </table:table-cell>
          <table:table-cell table:formula="of:=[.C116]*100" office:value-type="float" office:value="73.8" calcext:value-type="float">
            <text:p>73.8</text:p>
          </table:table-cell>
          <table:table-cell table:formula="of:=[.D116]*100" office:value-type="float" office:value="40.4" calcext:value-type="float">
            <text:p>40.4</text:p>
          </table:table-cell>
          <table:table-cell table:formula="of:=CONCATENATE(&quot;&quot;&quot;&quot;;[.A116];&quot;&quot;&quot;: &quot;&quot;hsl(&quot;;[.B116];&quot;,&quot;;[.E116];&quot;%,&quot;;[.F116];&quot;%)&quot;&quot;,&quot;)" office:value-type="string" office:string-value="&quot;Carnelian&quot;: &quot;hsl(0,73.8%,40.4%)&quot;," calcext:value-type="string">
            <text:p>"Carnelian": "hsl(0,73.8%,40.4%)",</text:p>
          </table:table-cell>
        </table:table-row>
        <table:table-row table:style-name="ro1">
          <table:table-cell office:value-type="string" calcext:value-type="string">
            <text:p>Carolina blue</text:p>
          </table:table-cell>
          <table:table-cell table:style-name="ce3" office:value-type="float" office:value="210.9" calcext:value-type="float">
            <text:p>210.90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733" calcext:value-type="percentage">
            <text:p>73.30%</text:p>
          </table:table-cell>
          <table:table-cell table:formula="of:=[.C117]*100" office:value-type="float" office:value="50" calcext:value-type="float">
            <text:p>50</text:p>
          </table:table-cell>
          <table:table-cell table:formula="of:=[.D117]*100" office:value-type="float" office:value="73.3" calcext:value-type="float">
            <text:p>73.3</text:p>
          </table:table-cell>
          <table:table-cell table:formula="of:=CONCATENATE(&quot;&quot;&quot;&quot;;[.A117];&quot;&quot;&quot;: &quot;&quot;hsl(&quot;;[.B117];&quot;,&quot;;[.E117];&quot;%,&quot;;[.F117];&quot;%)&quot;&quot;,&quot;)" office:value-type="string" office:string-value="&quot;Carolina blue&quot;: &quot;hsl(210.9,50%,73.3%)&quot;," calcext:value-type="string">
            <text:p>"Carolina blue": "hsl(210.9,50%,73.3%)",</text:p>
          </table:table-cell>
        </table:table-row>
        <table:table-row table:style-name="ro1">
          <table:table-cell office:value-type="string" calcext:value-type="string">
            <text:p>Carrot orange</text:p>
          </table:table-cell>
          <table:table-cell table:style-name="ce3" office:value-type="float" office:value="32.9" calcext:value-type="float">
            <text:p>32.90</text:p>
          </table:table-cell>
          <table:table-cell table:style-name="ce2" office:value-type="percentage" office:value="0.85" calcext:value-type="percentage">
            <text:p>85.00%</text:p>
          </table:table-cell>
          <table:table-cell table:style-name="ce2" office:value-type="percentage" office:value="0.529" calcext:value-type="percentage">
            <text:p>52.90%</text:p>
          </table:table-cell>
          <table:table-cell table:formula="of:=[.C118]*100" office:value-type="float" office:value="85" calcext:value-type="float">
            <text:p>85</text:p>
          </table:table-cell>
          <table:table-cell table:formula="of:=[.D118]*100" office:value-type="float" office:value="52.9" calcext:value-type="float">
            <text:p>52.9</text:p>
          </table:table-cell>
          <table:table-cell table:formula="of:=CONCATENATE(&quot;&quot;&quot;&quot;;[.A118];&quot;&quot;&quot;: &quot;&quot;hsl(&quot;;[.B118];&quot;,&quot;;[.E118];&quot;%,&quot;;[.F118];&quot;%)&quot;&quot;,&quot;)" office:value-type="string" office:string-value="&quot;Carrot orange&quot;: &quot;hsl(32.9,85%,52.9%)&quot;," calcext:value-type="string">
            <text:p>"Carrot orange": "hsl(32.9,85%,52.9%)",</text:p>
          </table:table-cell>
        </table:table-row>
        <table:table-row table:style-name="ro1">
          <table:table-cell office:value-type="string" calcext:value-type="string">
            <text:p>Celadon</text:p>
          </table:table-cell>
          <table:table-cell table:style-name="ce3" office:value-type="float" office:value="123.4" calcext:value-type="float">
            <text:p>123.40</text:p>
          </table:table-cell>
          <table:table-cell table:style-name="ce2" office:value-type="percentage" office:value="0.469" calcext:value-type="percentage">
            <text:p>46.90%</text:p>
          </table:table-cell>
          <table:table-cell table:style-name="ce2" office:value-type="percentage" office:value="0.778" calcext:value-type="percentage">
            <text:p>77.80%</text:p>
          </table:table-cell>
          <table:table-cell table:formula="of:=[.C119]*100" office:value-type="float" office:value="46.9" calcext:value-type="float">
            <text:p>46.9</text:p>
          </table:table-cell>
          <table:table-cell table:formula="of:=[.D119]*100" office:value-type="float" office:value="77.8" calcext:value-type="float">
            <text:p>77.8</text:p>
          </table:table-cell>
          <table:table-cell table:formula="of:=CONCATENATE(&quot;&quot;&quot;&quot;;[.A119];&quot;&quot;&quot;: &quot;&quot;hsl(&quot;;[.B119];&quot;,&quot;;[.E119];&quot;%,&quot;;[.F119];&quot;%)&quot;&quot;,&quot;)" office:value-type="string" office:string-value="&quot;Celadon&quot;: &quot;hsl(123.4,46.9%,77.8%)&quot;," calcext:value-type="string">
            <text:p>"Celadon": "hsl(123.4,46.9%,77.8%)",</text:p>
          </table:table-cell>
        </table:table-row>
        <table:table-row table:style-name="ro1">
          <table:table-cell office:value-type="string" calcext:value-type="string">
            <text:p>Celeste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49" calcext:value-type="percentage">
            <text:p>84.90%</text:p>
          </table:table-cell>
          <table:table-cell table:formula="of:=[.C120]*100" office:value-type="float" office:value="100" calcext:value-type="float">
            <text:p>100</text:p>
          </table:table-cell>
          <table:table-cell table:formula="of:=[.D120]*100" office:value-type="float" office:value="84.9" calcext:value-type="float">
            <text:p>84.9</text:p>
          </table:table-cell>
          <table:table-cell table:formula="of:=CONCATENATE(&quot;&quot;&quot;&quot;;[.A120];&quot;&quot;&quot;: &quot;&quot;hsl(&quot;;[.B120];&quot;,&quot;;[.E120];&quot;%,&quot;;[.F120];&quot;%)&quot;&quot;,&quot;)" office:value-type="string" office:string-value="&quot;Celeste&quot;: &quot;hsl(180,100%,84.9%)&quot;," calcext:value-type="string">
            <text:p>"Celeste": "hsl(180,100%,84.9%)",</text:p>
          </table:table-cell>
        </table:table-row>
        <table:table-row table:style-name="ro1">
          <table:table-cell office:value-type="string" calcext:value-type="string">
            <text:p>Celestial blue</text:p>
          </table:table-cell>
          <table:table-cell table:style-name="ce3" office:value-type="float" office:value="205.3" calcext:value-type="float">
            <text:p>205.30</text:p>
          </table:table-cell>
          <table:table-cell table:style-name="ce2" office:value-type="percentage" office:value="0.59" calcext:value-type="percentage">
            <text:p>59.00%</text:p>
          </table:table-cell>
          <table:table-cell table:style-name="ce2" office:value-type="percentage" office:value="0.551" calcext:value-type="percentage">
            <text:p>55.10%</text:p>
          </table:table-cell>
          <table:table-cell table:formula="of:=[.C121]*100" office:value-type="float" office:value="59" calcext:value-type="float">
            <text:p>59</text:p>
          </table:table-cell>
          <table:table-cell table:formula="of:=[.D121]*100" office:value-type="float" office:value="55.1" calcext:value-type="float">
            <text:p>55.1</text:p>
          </table:table-cell>
          <table:table-cell table:formula="of:=CONCATENATE(&quot;&quot;&quot;&quot;;[.A121];&quot;&quot;&quot;: &quot;&quot;hsl(&quot;;[.B121];&quot;,&quot;;[.E121];&quot;%,&quot;;[.F121];&quot;%)&quot;&quot;,&quot;)" office:value-type="string" office:string-value="&quot;Celestial blue&quot;: &quot;hsl(205.3,59%,55.1%)&quot;," calcext:value-type="string">
            <text:p>"Celestial blue": "hsl(205.3,59%,55.1%)",</text:p>
          </table:table-cell>
        </table:table-row>
        <table:table-row table:style-name="ro1">
          <table:table-cell office:value-type="string" calcext:value-type="string">
            <text:p>Cerise</text:p>
          </table:table-cell>
          <table:table-cell table:style-name="ce3" office:value-type="float" office:value="342.7" calcext:value-type="float">
            <text:p>342.70</text:p>
          </table:table-cell>
          <table:table-cell table:style-name="ce2" office:value-type="percentage" office:value="0.724" calcext:value-type="percentage">
            <text:p>72.40%</text:p>
          </table:table-cell>
          <table:table-cell table:style-name="ce2" office:value-type="percentage" office:value="0.531" calcext:value-type="percentage">
            <text:p>53.10%</text:p>
          </table:table-cell>
          <table:table-cell table:formula="of:=[.C122]*100" office:value-type="float" office:value="72.4" calcext:value-type="float">
            <text:p>72.4</text:p>
          </table:table-cell>
          <table:table-cell table:formula="of:=[.D122]*100" office:value-type="float" office:value="53.1" calcext:value-type="float">
            <text:p>53.1</text:p>
          </table:table-cell>
          <table:table-cell table:formula="of:=CONCATENATE(&quot;&quot;&quot;&quot;;[.A122];&quot;&quot;&quot;: &quot;&quot;hsl(&quot;;[.B122];&quot;,&quot;;[.E122];&quot;%,&quot;;[.F122];&quot;%)&quot;&quot;,&quot;)" office:value-type="string" office:string-value="&quot;Cerise&quot;: &quot;hsl(342.7,72.4%,53.1%)&quot;," calcext:value-type="string">
            <text:p>"Cerise": "hsl(342.7,72.4%,53.1%)",</text:p>
          </table:table-cell>
        </table:table-row>
        <table:table-row table:style-name="ro1">
          <table:table-cell office:value-type="string" calcext:value-type="string">
            <text:p>Cerise pink</text:p>
          </table:table-cell>
          <table:table-cell table:style-name="ce3" office:value-type="float" office:value="335.6" calcext:value-type="float">
            <text:p>335.60</text:p>
          </table:table-cell>
          <table:table-cell table:style-name="ce2" office:value-type="percentage" office:value="0.823" calcext:value-type="percentage">
            <text:p>82.30%</text:p>
          </table:table-cell>
          <table:table-cell table:style-name="ce2" office:value-type="percentage" office:value="0.578" calcext:value-type="percentage">
            <text:p>57.80%</text:p>
          </table:table-cell>
          <table:table-cell table:formula="of:=[.C123]*100" office:value-type="float" office:value="82.3" calcext:value-type="float">
            <text:p>82.3</text:p>
          </table:table-cell>
          <table:table-cell table:formula="of:=[.D123]*100" office:value-type="float" office:value="57.8" calcext:value-type="float">
            <text:p>57.8</text:p>
          </table:table-cell>
          <table:table-cell table:formula="of:=CONCATENATE(&quot;&quot;&quot;&quot;;[.A123];&quot;&quot;&quot;: &quot;&quot;hsl(&quot;;[.B123];&quot;,&quot;;[.E123];&quot;%,&quot;;[.F123];&quot;%)&quot;&quot;,&quot;)" office:value-type="string" office:string-value="&quot;Cerise pink&quot;: &quot;hsl(335.6,82.3%,57.8%)&quot;," calcext:value-type="string">
            <text:p>"Cerise pink": "hsl(335.6,82.3%,57.8%)",</text:p>
          </table:table-cell>
        </table:table-row>
        <table:table-row table:style-name="ro1">
          <table:table-cell office:value-type="string" calcext:value-type="string">
            <text:p>Cerulean</text:p>
          </table:table-cell>
          <table:table-cell table:style-name="ce3" office:value-type="float" office:value="195.8" calcext:value-type="float">
            <text:p>195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7" calcext:value-type="percentage">
            <text:p>32.70%</text:p>
          </table:table-cell>
          <table:table-cell table:formula="of:=[.C124]*100" office:value-type="float" office:value="100" calcext:value-type="float">
            <text:p>100</text:p>
          </table:table-cell>
          <table:table-cell table:formula="of:=[.D124]*100" office:value-type="float" office:value="32.7" calcext:value-type="float">
            <text:p>32.7</text:p>
          </table:table-cell>
          <table:table-cell table:formula="of:=CONCATENATE(&quot;&quot;&quot;&quot;;[.A124];&quot;&quot;&quot;: &quot;&quot;hsl(&quot;;[.B124];&quot;,&quot;;[.E124];&quot;%,&quot;;[.F124];&quot;%)&quot;&quot;,&quot;)" office:value-type="string" office:string-value="&quot;Cerulean&quot;: &quot;hsl(195.8,100%,32.7%)&quot;," calcext:value-type="string">
            <text:p>"Cerulean": "hsl(195.8,100%,32.7%)",</text:p>
          </table:table-cell>
        </table:table-row>
        <table:table-row table:style-name="ro1">
          <table:table-cell office:value-type="string" calcext:value-type="string">
            <text:p>Cerulean blue</text:p>
          </table:table-cell>
          <table:table-cell table:style-name="ce3" office:value-type="float" office:value="223.8" calcext:value-type="float">
            <text:p>223.80</text:p>
          </table:table-cell>
          <table:table-cell table:style-name="ce2" office:value-type="percentage" office:value="0.638" calcext:value-type="percentage">
            <text:p>63.80%</text:p>
          </table:table-cell>
          <table:table-cell table:style-name="ce2" office:value-type="percentage" office:value="0.455" calcext:value-type="percentage">
            <text:p>45.50%</text:p>
          </table:table-cell>
          <table:table-cell table:formula="of:=[.C125]*100" office:value-type="float" office:value="63.8" calcext:value-type="float">
            <text:p>63.8</text:p>
          </table:table-cell>
          <table:table-cell table:formula="of:=[.D125]*100" office:value-type="float" office:value="45.5" calcext:value-type="float">
            <text:p>45.5</text:p>
          </table:table-cell>
          <table:table-cell table:formula="of:=CONCATENATE(&quot;&quot;&quot;&quot;;[.A125];&quot;&quot;&quot;: &quot;&quot;hsl(&quot;;[.B125];&quot;,&quot;;[.E125];&quot;%,&quot;;[.F125];&quot;%)&quot;&quot;,&quot;)" office:value-type="string" office:string-value="&quot;Cerulean blue&quot;: &quot;hsl(223.8,63.8%,45.5%)&quot;," calcext:value-type="string">
            <text:p>"Cerulean blue": "hsl(223.8,63.8%,45.5%)",</text:p>
          </table:table-cell>
        </table:table-row>
        <table:table-row table:style-name="ro1">
          <table:table-cell office:value-type="string" calcext:value-type="string">
            <text:p>Chamoisee</text:p>
          </table:table-cell>
          <table:table-cell table:style-name="ce3" office:value-type="float" office:value="25.7" calcext:value-type="float">
            <text:p>25.70</text:p>
          </table:table-cell>
          <table:table-cell table:style-name="ce2" office:value-type="percentage" office:value="0.28" calcext:value-type="percentage">
            <text:p>28.00%</text:p>
          </table:table-cell>
          <table:table-cell table:style-name="ce2" office:value-type="percentage" office:value="0.49" calcext:value-type="percentage">
            <text:p>49.00%</text:p>
          </table:table-cell>
          <table:table-cell table:formula="of:=[.C126]*100" office:value-type="float" office:value="28" calcext:value-type="float">
            <text:p>28</text:p>
          </table:table-cell>
          <table:table-cell table:formula="of:=[.D126]*100" office:value-type="float" office:value="49" calcext:value-type="float">
            <text:p>49</text:p>
          </table:table-cell>
          <table:table-cell table:formula="of:=CONCATENATE(&quot;&quot;&quot;&quot;;[.A126];&quot;&quot;&quot;: &quot;&quot;hsl(&quot;;[.B126];&quot;,&quot;;[.E126];&quot;%,&quot;;[.F126];&quot;%)&quot;&quot;,&quot;)" office:value-type="string" office:string-value="&quot;Chamoisee&quot;: &quot;hsl(25.7,28%,49%)&quot;," calcext:value-type="string">
            <text:p>"Chamoisee": "hsl(25.7,28%,49%)",</text:p>
          </table:table-cell>
        </table:table-row>
        <table:table-row table:style-name="ro1">
          <table:table-cell office:value-type="string" calcext:value-type="string">
            <text:p>Champagne</text:p>
          </table:table-cell>
          <table:table-cell table:style-name="ce3" office:value-type="float" office:value="34.6" calcext:value-type="float">
            <text:p>34.60</text:p>
          </table:table-cell>
          <table:table-cell table:style-name="ce2" office:value-type="percentage" office:value="0.895" calcext:value-type="percentage">
            <text:p>89.50%</text:p>
          </table:table-cell>
          <table:table-cell table:style-name="ce2" office:value-type="percentage" office:value="0.814" calcext:value-type="percentage">
            <text:p>81.40%</text:p>
          </table:table-cell>
          <table:table-cell table:formula="of:=[.C127]*100" office:value-type="float" office:value="89.5" calcext:value-type="float">
            <text:p>89.5</text:p>
          </table:table-cell>
          <table:table-cell table:formula="of:=[.D127]*100" office:value-type="float" office:value="81.4" calcext:value-type="float">
            <text:p>81.4</text:p>
          </table:table-cell>
          <table:table-cell table:formula="of:=CONCATENATE(&quot;&quot;&quot;&quot;;[.A127];&quot;&quot;&quot;: &quot;&quot;hsl(&quot;;[.B127];&quot;,&quot;;[.E127];&quot;%,&quot;;[.F127];&quot;%)&quot;&quot;,&quot;)" office:value-type="string" office:string-value="&quot;Champagne&quot;: &quot;hsl(34.6,89.5%,81.4%)&quot;," calcext:value-type="string">
            <text:p>"Champagne": "hsl(34.6,89.5%,81.4%)",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table:style-name="ce3" office:value-type="float" office:value="204" calcext:value-type="float">
            <text:p>204.00</text:p>
          </table:table-cell>
          <table:table-cell table:style-name="ce2" office:value-type="percentage" office:value="0.188" calcext:value-type="percentage">
            <text:p>18.80%</text:p>
          </table:table-cell>
          <table:table-cell table:style-name="ce2" office:value-type="percentage" office:value="0.261" calcext:value-type="percentage">
            <text:p>26.10%</text:p>
          </table:table-cell>
          <table:table-cell table:formula="of:=[.C128]*100" office:value-type="float" office:value="18.8" calcext:value-type="float">
            <text:p>18.8</text:p>
          </table:table-cell>
          <table:table-cell table:formula="of:=[.D128]*100" office:value-type="float" office:value="26.1" calcext:value-type="float">
            <text:p>26.1</text:p>
          </table:table-cell>
          <table:table-cell table:formula="of:=CONCATENATE(&quot;&quot;&quot;&quot;;[.A128];&quot;&quot;&quot;: &quot;&quot;hsl(&quot;;[.B128];&quot;,&quot;;[.E128];&quot;%,&quot;;[.F128];&quot;%)&quot;&quot;,&quot;)" office:value-type="string" office:string-value="&quot;Charcoal&quot;: &quot;hsl(204,18.8%,26.1%)&quot;," calcext:value-type="string">
            <text:p>"Charcoal": "hsl(204,18.8%,26.1%)",</text:p>
          </table:table-cell>
        </table:table-row>
        <table:table-row table:style-name="ro1">
          <table:table-cell office:value-type="string" calcext:value-type="string">
            <text:p>Chartreuse</text:p>
          </table:table-cell>
          <table:table-cell table:style-name="ce3" office:value-type="float" office:value="90.1" calcext:value-type="float">
            <text:p>90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29]*100" office:value-type="float" office:value="100" calcext:value-type="float">
            <text:p>100</text:p>
          </table:table-cell>
          <table:table-cell table:formula="of:=[.D129]*100" office:value-type="float" office:value="50" calcext:value-type="float">
            <text:p>50</text:p>
          </table:table-cell>
          <table:table-cell table:formula="of:=CONCATENATE(&quot;&quot;&quot;&quot;;[.A129];&quot;&quot;&quot;: &quot;&quot;hsl(&quot;;[.B129];&quot;,&quot;;[.E129];&quot;%,&quot;;[.F129];&quot;%)&quot;&quot;,&quot;)" office:value-type="string" office:string-value="&quot;Chartreuse&quot;: &quot;hsl(90.1,100%,50%)&quot;," calcext:value-type="string">
            <text:p>"Chartreuse": "hsl(90.1,100%,50%)",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table:style-name="ce3" office:value-type="float" office:value="342.7" calcext:value-type="float">
            <text:p>342.70</text:p>
          </table:table-cell>
          <table:table-cell table:style-name="ce2" office:value-type="percentage" office:value="0.724" calcext:value-type="percentage">
            <text:p>72.40%</text:p>
          </table:table-cell>
          <table:table-cell table:style-name="ce2" office:value-type="percentage" office:value="0.531" calcext:value-type="percentage">
            <text:p>53.10%</text:p>
          </table:table-cell>
          <table:table-cell table:formula="of:=[.C130]*100" office:value-type="float" office:value="72.4" calcext:value-type="float">
            <text:p>72.4</text:p>
          </table:table-cell>
          <table:table-cell table:formula="of:=[.D130]*100" office:value-type="float" office:value="53.1" calcext:value-type="float">
            <text:p>53.1</text:p>
          </table:table-cell>
          <table:table-cell table:formula="of:=CONCATENATE(&quot;&quot;&quot;&quot;;[.A130];&quot;&quot;&quot;: &quot;&quot;hsl(&quot;;[.B130];&quot;,&quot;;[.E130];&quot;%,&quot;;[.F130];&quot;%)&quot;&quot;,&quot;)" office:value-type="string" office:string-value="&quot;Cherry&quot;: &quot;hsl(342.7,72.4%,53.1%)&quot;," calcext:value-type="string">
            <text:p>"Cherry": "hsl(342.7,72.4%,53.1%)",</text:p>
          </table:table-cell>
        </table:table-row>
        <table:table-row table:style-name="ro1">
          <table:table-cell office:value-type="string" calcext:value-type="string">
            <text:p>Cherry blossom pink</text:p>
          </table:table-cell>
          <table:table-cell table:style-name="ce3" office:value-type="float" office:value="348.3" calcext:value-type="float">
            <text:p>348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59" calcext:value-type="percentage">
            <text:p>85.90%</text:p>
          </table:table-cell>
          <table:table-cell table:formula="of:=[.C131]*100" office:value-type="float" office:value="100" calcext:value-type="float">
            <text:p>100</text:p>
          </table:table-cell>
          <table:table-cell table:formula="of:=[.D131]*100" office:value-type="float" office:value="85.9" calcext:value-type="float">
            <text:p>85.9</text:p>
          </table:table-cell>
          <table:table-cell table:formula="of:=CONCATENATE(&quot;&quot;&quot;&quot;;[.A131];&quot;&quot;&quot;: &quot;&quot;hsl(&quot;;[.B131];&quot;,&quot;;[.E131];&quot;%,&quot;;[.F131];&quot;%)&quot;&quot;,&quot;)" office:value-type="string" office:string-value="&quot;Cherry blossom pink&quot;: &quot;hsl(348.3,100%,85.9%)&quot;," calcext:value-type="string">
            <text:p>"Cherry blossom pink": "hsl(348.3,100%,85.9%)",</text:p>
          </table:table-cell>
        </table:table-row>
        <table:table-row table:style-name="ro1">
          <table:table-cell office:value-type="string" calcext:value-type="string">
            <text:p>Chestnut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531" calcext:value-type="percentage">
            <text:p>53.10%</text:p>
          </table:table-cell>
          <table:table-cell table:style-name="ce2" office:value-type="percentage" office:value="0.582" calcext:value-type="percentage">
            <text:p>58.20%</text:p>
          </table:table-cell>
          <table:table-cell table:formula="of:=[.C132]*100" office:value-type="float" office:value="53.1" calcext:value-type="float">
            <text:p>53.1</text:p>
          </table:table-cell>
          <table:table-cell table:formula="of:=[.D132]*100" office:value-type="float" office:value="58.2" calcext:value-type="float">
            <text:p>58.2</text:p>
          </table:table-cell>
          <table:table-cell table:formula="of:=CONCATENATE(&quot;&quot;&quot;&quot;;[.A132];&quot;&quot;&quot;: &quot;&quot;hsl(&quot;;[.B132];&quot;,&quot;;[.E132];&quot;%,&quot;;[.F132];&quot;%)&quot;&quot;,&quot;)" office:value-type="string" office:string-value="&quot;Chestnut&quot;: &quot;hsl(0,53.1%,58.2%)&quot;," calcext:value-type="string">
            <text:p>"Chestnut": "hsl(0,53.1%,58.2%)",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table:style-name="ce3" office:value-type="float" office:value="25" calcext:value-type="float">
            <text:p>25.00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471" calcext:value-type="percentage">
            <text:p>47.10%</text:p>
          </table:table-cell>
          <table:table-cell table:formula="of:=[.C133]*100" office:value-type="float" office:value="75" calcext:value-type="float">
            <text:p>75</text:p>
          </table:table-cell>
          <table:table-cell table:formula="of:=[.D133]*100" office:value-type="float" office:value="47.1" calcext:value-type="float">
            <text:p>47.1</text:p>
          </table:table-cell>
          <table:table-cell table:formula="of:=CONCATENATE(&quot;&quot;&quot;&quot;;[.A133];&quot;&quot;&quot;: &quot;&quot;hsl(&quot;;[.B133];&quot;,&quot;;[.E133];&quot;%,&quot;;[.F133];&quot;%)&quot;&quot;,&quot;)" office:value-type="string" office:string-value="&quot;Chocolate&quot;: &quot;hsl(25,75%,47.1%)&quot;," calcext:value-type="string">
            <text:p>"Chocolate": "hsl(25,75%,47.1%)",</text:p>
          </table:table-cell>
        </table:table-row>
        <table:table-row table:style-name="ro1">
          <table:table-cell office:value-type="string" calcext:value-type="string">
            <text:p>Chrome yellow</text:p>
          </table:table-cell>
          <table:table-cell table:style-name="ce3" office:value-type="float" office:value="39.3" calcext:value-type="float">
            <text:p>39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34]*100" office:value-type="float" office:value="100" calcext:value-type="float">
            <text:p>100</text:p>
          </table:table-cell>
          <table:table-cell table:formula="of:=[.D134]*100" office:value-type="float" office:value="50" calcext:value-type="float">
            <text:p>50</text:p>
          </table:table-cell>
          <table:table-cell table:formula="of:=CONCATENATE(&quot;&quot;&quot;&quot;;[.A134];&quot;&quot;&quot;: &quot;&quot;hsl(&quot;;[.B134];&quot;,&quot;;[.E134];&quot;%,&quot;;[.F134];&quot;%)&quot;&quot;,&quot;)" office:value-type="string" office:string-value="&quot;Chrome yellow&quot;: &quot;hsl(39.3,100%,50%)&quot;," calcext:value-type="string">
            <text:p>"Chrome yellow": "hsl(39.3,100%,50%)",</text:p>
          </table:table-cell>
        </table:table-row>
        <table:table-row table:style-name="ro1">
          <table:table-cell office:value-type="string" calcext:value-type="string">
            <text:p>Cinereous</text:p>
          </table:table-cell>
          <table:table-cell table:style-name="ce3" office:value-type="float" office:value="12.4" calcext:value-type="float">
            <text:p>12.40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2" office:value-type="percentage" office:value="0.539" calcext:value-type="percentage">
            <text:p>53.90%</text:p>
          </table:table-cell>
          <table:table-cell table:formula="of:=[.C135]*100" office:value-type="float" office:value="12.3" calcext:value-type="float">
            <text:p>12.3</text:p>
          </table:table-cell>
          <table:table-cell table:formula="of:=[.D135]*100" office:value-type="float" office:value="53.9" calcext:value-type="float">
            <text:p>53.9</text:p>
          </table:table-cell>
          <table:table-cell table:formula="of:=CONCATENATE(&quot;&quot;&quot;&quot;;[.A135];&quot;&quot;&quot;: &quot;&quot;hsl(&quot;;[.B135];&quot;,&quot;;[.E135];&quot;%,&quot;;[.F135];&quot;%)&quot;&quot;,&quot;)" office:value-type="string" office:string-value="&quot;Cinereous&quot;: &quot;hsl(12.4,12.3%,53.9%)&quot;," calcext:value-type="string">
            <text:p>"Cinereous": "hsl(12.4,12.3%,53.9%)",</text:p>
          </table:table-cell>
        </table:table-row>
        <table:table-row table:style-name="ro1">
          <table:table-cell office:value-type="string" calcext:value-type="string">
            <text:p>Cinnabar</text:p>
          </table:table-cell>
          <table:table-cell table:style-name="ce3" office:value-type="float" office:value="4.8" calcext:value-type="float">
            <text:p>4.80</text:p>
          </table:table-cell>
          <table:table-cell table:style-name="ce2" office:value-type="percentage" office:value="0.758" calcext:value-type="percentage">
            <text:p>75.80%</text:p>
          </table:table-cell>
          <table:table-cell table:style-name="ce2" office:value-type="percentage" office:value="0.547" calcext:value-type="percentage">
            <text:p>54.70%</text:p>
          </table:table-cell>
          <table:table-cell table:formula="of:=[.C136]*100" office:value-type="float" office:value="75.8" calcext:value-type="float">
            <text:p>75.8</text:p>
          </table:table-cell>
          <table:table-cell table:formula="of:=[.D136]*100" office:value-type="float" office:value="54.7" calcext:value-type="float">
            <text:p>54.7</text:p>
          </table:table-cell>
          <table:table-cell table:formula="of:=CONCATENATE(&quot;&quot;&quot;&quot;;[.A136];&quot;&quot;&quot;: &quot;&quot;hsl(&quot;;[.B136];&quot;,&quot;;[.E136];&quot;%,&quot;;[.F136];&quot;%)&quot;&quot;,&quot;)" office:value-type="string" office:string-value="&quot;Cinnabar&quot;: &quot;hsl(4.8,75.8%,54.7%)&quot;," calcext:value-type="string">
            <text:p>"Cinnabar": "hsl(4.8,75.8%,54.7%)",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 table:style-name="ce3" office:value-type="float" office:value="25" calcext:value-type="float">
            <text:p>25.00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471" calcext:value-type="percentage">
            <text:p>47.10%</text:p>
          </table:table-cell>
          <table:table-cell table:formula="of:=[.C137]*100" office:value-type="float" office:value="75" calcext:value-type="float">
            <text:p>75</text:p>
          </table:table-cell>
          <table:table-cell table:formula="of:=[.D137]*100" office:value-type="float" office:value="47.1" calcext:value-type="float">
            <text:p>47.1</text:p>
          </table:table-cell>
          <table:table-cell table:formula="of:=CONCATENATE(&quot;&quot;&quot;&quot;;[.A137];&quot;&quot;&quot;: &quot;&quot;hsl(&quot;;[.B137];&quot;,&quot;;[.E137];&quot;%,&quot;;[.F137];&quot;%)&quot;&quot;,&quot;)" office:value-type="string" office:string-value="&quot;Cinnamon&quot;: &quot;hsl(25,75%,47.1%)&quot;," calcext:value-type="string">
            <text:p>"Cinnamon": "hsl(25,75%,47.1%)",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table:style-name="ce3" office:value-type="float" office:value="54.5" calcext:value-type="float">
            <text:p>54.50</text:p>
          </table:table-cell>
          <table:table-cell table:style-name="ce2" office:value-type="percentage" office:value="0.916" calcext:value-type="percentage">
            <text:p>91.6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138]*100" office:value-type="float" office:value="91.6" calcext:value-type="float">
            <text:p>91.6</text:p>
          </table:table-cell>
          <table:table-cell table:formula="of:=[.D138]*100" office:value-type="float" office:value="46.7" calcext:value-type="float">
            <text:p>46.7</text:p>
          </table:table-cell>
          <table:table-cell table:formula="of:=CONCATENATE(&quot;&quot;&quot;&quot;;[.A138];&quot;&quot;&quot;: &quot;&quot;hsl(&quot;;[.B138];&quot;,&quot;;[.E138];&quot;%,&quot;;[.F138];&quot;%)&quot;&quot;,&quot;)" office:value-type="string" office:string-value="&quot;Citrine&quot;: &quot;hsl(54.5,91.6%,46.7%)&quot;," calcext:value-type="string">
            <text:p>"Citrine": "hsl(54.5,91.6%,46.7%)",</text:p>
          </table:table-cell>
        </table:table-row>
        <table:table-row table:style-name="ro1">
          <table:table-cell office:value-type="string" calcext:value-type="string">
            <text:p>Classic rose</text:p>
          </table:table-cell>
          <table:table-cell table:style-name="ce3" office:value-type="float" office:value="325.5" calcext:value-type="float">
            <text:p>325.50</text:p>
          </table:table-cell>
          <table:table-cell table:style-name="ce2" office:value-type="percentage" office:value="0.855" calcext:value-type="percentage">
            <text:p>85.50%</text:p>
          </table:table-cell>
          <table:table-cell table:style-name="ce2" office:value-type="percentage" office:value="0.892" calcext:value-type="percentage">
            <text:p>89.20%</text:p>
          </table:table-cell>
          <table:table-cell table:formula="of:=[.C139]*100" office:value-type="float" office:value="85.5" calcext:value-type="float">
            <text:p>85.5</text:p>
          </table:table-cell>
          <table:table-cell table:formula="of:=[.D139]*100" office:value-type="float" office:value="89.2" calcext:value-type="float">
            <text:p>89.2</text:p>
          </table:table-cell>
          <table:table-cell table:formula="of:=CONCATENATE(&quot;&quot;&quot;&quot;;[.A139];&quot;&quot;&quot;: &quot;&quot;hsl(&quot;;[.B139];&quot;,&quot;;[.E139];&quot;%,&quot;;[.F139];&quot;%)&quot;&quot;,&quot;)" office:value-type="string" office:string-value="&quot;Classic rose&quot;: &quot;hsl(325.5,85.5%,89.2%)&quot;," calcext:value-type="string">
            <text:p>"Classic rose": "hsl(325.5,85.5%,89.2%)",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table:style-name="ce3" office:value-type="float" office:value="215.1" calcext:value-type="float">
            <text:p>215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35" calcext:value-type="percentage">
            <text:p>33.50%</text:p>
          </table:table-cell>
          <table:table-cell table:formula="of:=[.C140]*100" office:value-type="float" office:value="100" calcext:value-type="float">
            <text:p>100</text:p>
          </table:table-cell>
          <table:table-cell table:formula="of:=[.D140]*100" office:value-type="float" office:value="33.5" calcext:value-type="float">
            <text:p>33.5</text:p>
          </table:table-cell>
          <table:table-cell table:formula="of:=CONCATENATE(&quot;&quot;&quot;&quot;;[.A140];&quot;&quot;&quot;: &quot;&quot;hsl(&quot;;[.B140];&quot;,&quot;;[.E140];&quot;%,&quot;;[.F140];&quot;%)&quot;&quot;,&quot;)" office:value-type="string" office:string-value="&quot;Cobalt&quot;: &quot;hsl(215.1,100%,33.5%)&quot;," calcext:value-type="string">
            <text:p>"Cobalt": "hsl(215.1,100%,33.5%)",</text:p>
          </table:table-cell>
        </table:table-row>
        <table:table-row table:style-name="ro1">
          <table:table-cell office:value-type="string" calcext:value-type="string">
            <text:p>Cocoa brown</text:p>
          </table:table-cell>
          <table:table-cell table:style-name="ce3" office:value-type="float" office:value="25" calcext:value-type="float">
            <text:p>25.00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471" calcext:value-type="percentage">
            <text:p>47.10%</text:p>
          </table:table-cell>
          <table:table-cell table:formula="of:=[.C141]*100" office:value-type="float" office:value="75" calcext:value-type="float">
            <text:p>75</text:p>
          </table:table-cell>
          <table:table-cell table:formula="of:=[.D141]*100" office:value-type="float" office:value="47.1" calcext:value-type="float">
            <text:p>47.1</text:p>
          </table:table-cell>
          <table:table-cell table:formula="of:=CONCATENATE(&quot;&quot;&quot;&quot;;[.A141];&quot;&quot;&quot;: &quot;&quot;hsl(&quot;;[.B141];&quot;,&quot;;[.E141];&quot;%,&quot;;[.F141];&quot;%)&quot;&quot;,&quot;)" office:value-type="string" office:string-value="&quot;Cocoa brown&quot;: &quot;hsl(25,75%,47.1%)&quot;," calcext:value-type="string">
            <text:p>"Cocoa brown": "hsl(25,75%,47.1%)",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table:style-name="ce3" office:value-type="float" office:value="24.6" calcext:value-type="float">
            <text:p>24.60</text:p>
          </table:table-cell>
          <table:table-cell table:style-name="ce2" office:value-type="percentage" office:value="0.337" calcext:value-type="percentage">
            <text:p>33.70%</text:p>
          </table:table-cell>
          <table:table-cell table:style-name="ce2" office:value-type="percentage" office:value="0.325" calcext:value-type="percentage">
            <text:p>32.50%</text:p>
          </table:table-cell>
          <table:table-cell table:formula="of:=[.C142]*100" office:value-type="float" office:value="33.7" calcext:value-type="float">
            <text:p>33.7</text:p>
          </table:table-cell>
          <table:table-cell table:formula="of:=[.D142]*100" office:value-type="float" office:value="32.5" calcext:value-type="float">
            <text:p>32.5</text:p>
          </table:table-cell>
          <table:table-cell table:formula="of:=CONCATENATE(&quot;&quot;&quot;&quot;;[.A142];&quot;&quot;&quot;: &quot;&quot;hsl(&quot;;[.B142];&quot;,&quot;;[.E142];&quot;%,&quot;;[.F142];&quot;%)&quot;&quot;,&quot;)" office:value-type="string" office:string-value="&quot;Coffee&quot;: &quot;hsl(24.6,33.7%,32.5%)&quot;," calcext:value-type="string">
            <text:p>"Coffee": "hsl(24.6,33.7%,32.5%)",</text:p>
          </table:table-cell>
        </table:table-row>
        <table:table-row table:style-name="ro1">
          <table:table-cell office:value-type="string" calcext:value-type="string">
            <text:p>Columbia blue</text:p>
          </table:table-cell>
          <table:table-cell table:style-name="ce3" office:value-type="float" office:value="200.4" calcext:value-type="float">
            <text:p>200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04" calcext:value-type="percentage">
            <text:p>80.40%</text:p>
          </table:table-cell>
          <table:table-cell table:formula="of:=[.C143]*100" office:value-type="float" office:value="100" calcext:value-type="float">
            <text:p>100</text:p>
          </table:table-cell>
          <table:table-cell table:formula="of:=[.D143]*100" office:value-type="float" office:value="80.4" calcext:value-type="float">
            <text:p>80.4</text:p>
          </table:table-cell>
          <table:table-cell table:formula="of:=CONCATENATE(&quot;&quot;&quot;&quot;;[.A143];&quot;&quot;&quot;: &quot;&quot;hsl(&quot;;[.B143];&quot;,&quot;;[.E143];&quot;%,&quot;;[.F143];&quot;%)&quot;&quot;,&quot;)" office:value-type="string" office:string-value="&quot;Columbia blue&quot;: &quot;hsl(200.4,100%,80.4%)&quot;," calcext:value-type="string">
            <text:p>"Columbia blue": "hsl(200.4,100%,80.4%)",</text:p>
          </table:table-cell>
        </table:table-row>
        <table:table-row table:style-name="ro1">
          <table:table-cell office:value-type="string" calcext:value-type="string">
            <text:p>Cool black</text:p>
          </table:table-cell>
          <table:table-cell table:style-name="ce3" office:value-type="float" office:value="212.1" calcext:value-type="float">
            <text:p>212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94" calcext:value-type="percentage">
            <text:p>19.40%</text:p>
          </table:table-cell>
          <table:table-cell table:formula="of:=[.C144]*100" office:value-type="float" office:value="100" calcext:value-type="float">
            <text:p>100</text:p>
          </table:table-cell>
          <table:table-cell table:formula="of:=[.D144]*100" office:value-type="float" office:value="19.4" calcext:value-type="float">
            <text:p>19.4</text:p>
          </table:table-cell>
          <table:table-cell table:formula="of:=CONCATENATE(&quot;&quot;&quot;&quot;;[.A144];&quot;&quot;&quot;: &quot;&quot;hsl(&quot;;[.B144];&quot;,&quot;;[.E144];&quot;%,&quot;;[.F144];&quot;%)&quot;&quot;,&quot;)" office:value-type="string" office:string-value="&quot;Cool black&quot;: &quot;hsl(212.1,100%,19.4%)&quot;," calcext:value-type="string">
            <text:p>"Cool black": "hsl(212.1,100%,19.4%)",</text:p>
          </table:table-cell>
        </table:table-row>
        <table:table-row table:style-name="ro1">
          <table:table-cell office:value-type="string" calcext:value-type="string">
            <text:p>Cool grey</text:p>
          </table:table-cell>
          <table:table-cell table:style-name="ce3" office:value-type="float" office:value="228.8" calcext:value-type="float">
            <text:p>228.80</text:p>
          </table:table-cell>
          <table:table-cell table:style-name="ce2" office:value-type="percentage" office:value="0.162" calcext:value-type="percentage">
            <text:p>16.20%</text:p>
          </table:table-cell>
          <table:table-cell table:style-name="ce2" office:value-type="percentage" office:value="0.612" calcext:value-type="percentage">
            <text:p>61.20%</text:p>
          </table:table-cell>
          <table:table-cell table:formula="of:=[.C145]*100" office:value-type="float" office:value="16.2" calcext:value-type="float">
            <text:p>16.2</text:p>
          </table:table-cell>
          <table:table-cell table:formula="of:=[.D145]*100" office:value-type="float" office:value="61.2" calcext:value-type="float">
            <text:p>61.2</text:p>
          </table:table-cell>
          <table:table-cell table:formula="of:=CONCATENATE(&quot;&quot;&quot;&quot;;[.A145];&quot;&quot;&quot;: &quot;&quot;hsl(&quot;;[.B145];&quot;,&quot;;[.E145];&quot;%,&quot;;[.F145];&quot;%)&quot;&quot;,&quot;)" office:value-type="string" office:string-value="&quot;Cool grey&quot;: &quot;hsl(228.8,16.2%,61.2%)&quot;," calcext:value-type="string">
            <text:p>"Cool grey": "hsl(228.8,16.2%,61.2%)",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style-name="ce3" office:value-type="float" office:value="28.9" calcext:value-type="float">
            <text:p>28.90</text:p>
          </table:table-cell>
          <table:table-cell table:style-name="ce2" office:value-type="percentage" office:value="0.566" calcext:value-type="percentage">
            <text:p>56.60%</text:p>
          </table:table-cell>
          <table:table-cell table:style-name="ce2" office:value-type="percentage" office:value="0.461" calcext:value-type="percentage">
            <text:p>46.10%</text:p>
          </table:table-cell>
          <table:table-cell table:formula="of:=[.C146]*100" office:value-type="float" office:value="56.6" calcext:value-type="float">
            <text:p>56.6</text:p>
          </table:table-cell>
          <table:table-cell table:formula="of:=[.D146]*100" office:value-type="float" office:value="46.1" calcext:value-type="float">
            <text:p>46.1</text:p>
          </table:table-cell>
          <table:table-cell table:formula="of:=CONCATENATE(&quot;&quot;&quot;&quot;;[.A146];&quot;&quot;&quot;: &quot;&quot;hsl(&quot;;[.B146];&quot;,&quot;;[.E146];&quot;%,&quot;;[.F146];&quot;%)&quot;&quot;,&quot;)" office:value-type="string" office:string-value="&quot;Copper&quot;: &quot;hsl(28.9,56.6%,46.1%)&quot;," calcext:value-type="string">
            <text:p>"Copper": "hsl(28.9,56.6%,46.1%)",</text:p>
          </table:table-cell>
        </table:table-row>
        <table:table-row table:style-name="ro1">
          <table:table-cell office:value-type="string" calcext:value-type="string">
            <text:p>Copper rose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47]*100" office:value-type="float" office:value="20" calcext:value-type="float">
            <text:p>20</text:p>
          </table:table-cell>
          <table:table-cell table:formula="of:=[.D147]*100" office:value-type="float" office:value="50" calcext:value-type="float">
            <text:p>50</text:p>
          </table:table-cell>
          <table:table-cell table:formula="of:=CONCATENATE(&quot;&quot;&quot;&quot;;[.A147];&quot;&quot;&quot;: &quot;&quot;hsl(&quot;;[.B147];&quot;,&quot;;[.E147];&quot;%,&quot;;[.F147];&quot;%)&quot;&quot;,&quot;)" office:value-type="string" office:string-value="&quot;Copper rose&quot;: &quot;hsl(0,20%,50%)&quot;," calcext:value-type="string">
            <text:p>"Copper rose": "hsl(0,20%,50%)",</text:p>
          </table:table-cell>
        </table:table-row>
        <table:table-row table:style-name="ro1">
          <table:table-cell office:value-type="string" calcext:value-type="string">
            <text:p>Coquelicot</text:p>
          </table:table-cell>
          <table:table-cell table:style-name="ce3" office:value-type="float" office:value="13.2" calcext:value-type="float">
            <text:p>13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48]*100" office:value-type="float" office:value="100" calcext:value-type="float">
            <text:p>100</text:p>
          </table:table-cell>
          <table:table-cell table:formula="of:=[.D148]*100" office:value-type="float" office:value="50" calcext:value-type="float">
            <text:p>50</text:p>
          </table:table-cell>
          <table:table-cell table:formula="of:=CONCATENATE(&quot;&quot;&quot;&quot;;[.A148];&quot;&quot;&quot;: &quot;&quot;hsl(&quot;;[.B148];&quot;,&quot;;[.E148];&quot;%,&quot;;[.F148];&quot;%)&quot;&quot;,&quot;)" office:value-type="string" office:string-value="&quot;Coquelicot&quot;: &quot;hsl(13.2,100%,50%)&quot;," calcext:value-type="string">
            <text:p>"Coquelicot": "hsl(13.2,100%,50%)",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 table:style-name="ce3" office:value-type="float" office:value="16.1" calcext:value-type="float">
            <text:p>16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57" calcext:value-type="percentage">
            <text:p>65.70%</text:p>
          </table:table-cell>
          <table:table-cell table:formula="of:=[.C149]*100" office:value-type="float" office:value="100" calcext:value-type="float">
            <text:p>100</text:p>
          </table:table-cell>
          <table:table-cell table:formula="of:=[.D149]*100" office:value-type="float" office:value="65.7" calcext:value-type="float">
            <text:p>65.7</text:p>
          </table:table-cell>
          <table:table-cell table:formula="of:=CONCATENATE(&quot;&quot;&quot;&quot;;[.A149];&quot;&quot;&quot;: &quot;&quot;hsl(&quot;;[.B149];&quot;,&quot;;[.E149];&quot;%,&quot;;[.F149];&quot;%)&quot;&quot;,&quot;)" office:value-type="string" office:string-value="&quot;Coral&quot;: &quot;hsl(16.1,100%,65.7%)&quot;," calcext:value-type="string">
            <text:p>"Coral": "hsl(16.1,100%,65.7%)",</text:p>
          </table:table-cell>
        </table:table-row>
        <table:table-row table:style-name="ro1">
          <table:table-cell office:value-type="string" calcext:value-type="string">
            <text:p>Coral pink</text:p>
          </table:table-cell>
          <table:table-cell table:style-name="ce3" office:value-type="float" office:value="4.7" calcext:value-type="float">
            <text:p>4.70</text:p>
          </table:table-cell>
          <table:table-cell table:style-name="ce2" office:value-type="percentage" office:value="0.901" calcext:value-type="percentage">
            <text:p>90.10%</text:p>
          </table:table-cell>
          <table:table-cell table:style-name="ce2" office:value-type="percentage" office:value="0.724" calcext:value-type="percentage">
            <text:p>72.40%</text:p>
          </table:table-cell>
          <table:table-cell table:formula="of:=[.C150]*100" office:value-type="float" office:value="90.1" calcext:value-type="float">
            <text:p>90.1</text:p>
          </table:table-cell>
          <table:table-cell table:formula="of:=[.D150]*100" office:value-type="float" office:value="72.4" calcext:value-type="float">
            <text:p>72.4</text:p>
          </table:table-cell>
          <table:table-cell table:formula="of:=CONCATENATE(&quot;&quot;&quot;&quot;;[.A150];&quot;&quot;&quot;: &quot;&quot;hsl(&quot;;[.B150];&quot;,&quot;;[.E150];&quot;%,&quot;;[.F150];&quot;%)&quot;&quot;,&quot;)" office:value-type="string" office:string-value="&quot;Coral pink&quot;: &quot;hsl(4.7,90.1%,72.4%)&quot;," calcext:value-type="string">
            <text:p>"Coral pink": "hsl(4.7,90.1%,72.4%)",</text:p>
          </table:table-cell>
        </table:table-row>
        <table:table-row table:style-name="ro1">
          <table:table-cell office:value-type="string" calcext:value-type="string">
            <text:p>Coral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25" calcext:value-type="percentage">
            <text:p>62.50%</text:p>
          </table:table-cell>
          <table:table-cell table:formula="of:=[.C151]*100" office:value-type="float" office:value="100" calcext:value-type="float">
            <text:p>100</text:p>
          </table:table-cell>
          <table:table-cell table:formula="of:=[.D151]*100" office:value-type="float" office:value="62.5" calcext:value-type="float">
            <text:p>62.5</text:p>
          </table:table-cell>
          <table:table-cell table:formula="of:=CONCATENATE(&quot;&quot;&quot;&quot;;[.A151];&quot;&quot;&quot;: &quot;&quot;hsl(&quot;;[.B151];&quot;,&quot;;[.E151];&quot;%,&quot;;[.F151];&quot;%)&quot;&quot;,&quot;)" office:value-type="string" office:string-value="&quot;Coral red&quot;: &quot;hsl(0,100%,62.5%)&quot;," calcext:value-type="string">
            <text:p>"Coral red": "hsl(0,100%,62.5%)",</text:p>
          </table:table-cell>
        </table:table-row>
        <table:table-row table:style-name="ro1">
          <table:table-cell office:value-type="string" calcext:value-type="string">
            <text:p>Cordovan</text:p>
          </table:table-cell>
          <table:table-cell table:style-name="ce3" office:value-type="float" office:value="355.1" calcext:value-type="float">
            <text:p>355.10</text:p>
          </table:table-cell>
          <table:table-cell table:style-name="ce2" office:value-type="percentage" office:value="0.37" calcext:value-type="percentage">
            <text:p>37.00%</text:p>
          </table:table-cell>
          <table:table-cell table:style-name="ce2" office:value-type="percentage" office:value="0.392" calcext:value-type="percentage">
            <text:p>39.20%</text:p>
          </table:table-cell>
          <table:table-cell table:formula="of:=[.C152]*100" office:value-type="float" office:value="37" calcext:value-type="float">
            <text:p>37</text:p>
          </table:table-cell>
          <table:table-cell table:formula="of:=[.D152]*100" office:value-type="float" office:value="39.2" calcext:value-type="float">
            <text:p>39.2</text:p>
          </table:table-cell>
          <table:table-cell table:formula="of:=CONCATENATE(&quot;&quot;&quot;&quot;;[.A152];&quot;&quot;&quot;: &quot;&quot;hsl(&quot;;[.B152];&quot;,&quot;;[.E152];&quot;%,&quot;;[.F152];&quot;%)&quot;&quot;,&quot;)" office:value-type="string" office:string-value="&quot;Cordovan&quot;: &quot;hsl(355.1,37%,39.2%)&quot;," calcext:value-type="string">
            <text:p>"Cordovan": "hsl(355.1,37%,39.2%)",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table:style-name="ce3" office:value-type="float" office:value="54.3" calcext:value-type="float">
            <text:p>54.30</text:p>
          </table:table-cell>
          <table:table-cell table:style-name="ce2" office:value-type="percentage" office:value="0.952" calcext:value-type="percentage">
            <text:p>95.20%</text:p>
          </table:table-cell>
          <table:table-cell table:style-name="ce2" office:value-type="percentage" office:value="0.675" calcext:value-type="percentage">
            <text:p>67.50%</text:p>
          </table:table-cell>
          <table:table-cell table:formula="of:=[.C153]*100" office:value-type="float" office:value="95.2" calcext:value-type="float">
            <text:p>95.2</text:p>
          </table:table-cell>
          <table:table-cell table:formula="of:=[.D153]*100" office:value-type="float" office:value="67.5" calcext:value-type="float">
            <text:p>67.5</text:p>
          </table:table-cell>
          <table:table-cell table:formula="of:=CONCATENATE(&quot;&quot;&quot;&quot;;[.A153];&quot;&quot;&quot;: &quot;&quot;hsl(&quot;;[.B153];&quot;,&quot;;[.E153];&quot;%,&quot;;[.F153];&quot;%)&quot;&quot;,&quot;)" office:value-type="string" office:string-value="&quot;Corn&quot;: &quot;hsl(54.3,95.2%,67.5%)&quot;," calcext:value-type="string">
            <text:p>"Corn": "hsl(54.3,95.2%,67.5%)",</text:p>
          </table:table-cell>
        </table:table-row>
        <table:table-row table:style-name="ro1">
          <table:table-cell office:value-type="string" calcext:value-type="string">
            <text:p>Cornell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738" calcext:value-type="percentage">
            <text:p>73.80%</text:p>
          </table:table-cell>
          <table:table-cell table:style-name="ce2" office:value-type="percentage" office:value="0.404" calcext:value-type="percentage">
            <text:p>40.40%</text:p>
          </table:table-cell>
          <table:table-cell table:formula="of:=[.C154]*100" office:value-type="float" office:value="73.8" calcext:value-type="float">
            <text:p>73.8</text:p>
          </table:table-cell>
          <table:table-cell table:formula="of:=[.D154]*100" office:value-type="float" office:value="40.4" calcext:value-type="float">
            <text:p>40.4</text:p>
          </table:table-cell>
          <table:table-cell table:formula="of:=CONCATENATE(&quot;&quot;&quot;&quot;;[.A154];&quot;&quot;&quot;: &quot;&quot;hsl(&quot;;[.B154];&quot;,&quot;;[.E154];&quot;%,&quot;;[.F154];&quot;%)&quot;&quot;,&quot;)" office:value-type="string" office:string-value="&quot;Cornell Red&quot;: &quot;hsl(0,73.8%,40.4%)&quot;," calcext:value-type="string">
            <text:p>"Cornell Red": "hsl(0,73.8%,40.4%)",</text:p>
          </table:table-cell>
        </table:table-row>
        <table:table-row table:style-name="ro1">
          <table:table-cell office:value-type="string" calcext:value-type="string">
            <text:p>Cornflower</text:p>
          </table:table-cell>
          <table:table-cell table:style-name="ce3" office:value-type="float" office:value="201.5" calcext:value-type="float">
            <text:p>201.50</text:p>
          </table:table-cell>
          <table:table-cell table:style-name="ce2" office:value-type="percentage" office:value="0.669" calcext:value-type="percentage">
            <text:p>66.90%</text:p>
          </table:table-cell>
          <table:table-cell table:style-name="ce2" office:value-type="percentage" office:value="0.763" calcext:value-type="percentage">
            <text:p>76.30%</text:p>
          </table:table-cell>
          <table:table-cell table:formula="of:=[.C155]*100" office:value-type="float" office:value="66.9" calcext:value-type="float">
            <text:p>66.9</text:p>
          </table:table-cell>
          <table:table-cell table:formula="of:=[.D155]*100" office:value-type="float" office:value="76.3" calcext:value-type="float">
            <text:p>76.3</text:p>
          </table:table-cell>
          <table:table-cell table:formula="of:=CONCATENATE(&quot;&quot;&quot;&quot;;[.A155];&quot;&quot;&quot;: &quot;&quot;hsl(&quot;;[.B155];&quot;,&quot;;[.E155];&quot;%,&quot;;[.F155];&quot;%)&quot;&quot;,&quot;)" office:value-type="string" office:string-value="&quot;Cornflower&quot;: &quot;hsl(201.5,66.9%,76.3%)&quot;," calcext:value-type="string">
            <text:p>"Cornflower": "hsl(201.5,66.9%,76.3%)",</text:p>
          </table:table-cell>
        </table:table-row>
        <table:table-row table:style-name="ro1">
          <table:table-cell office:value-type="string" calcext:value-type="string">
            <text:p>Cornflower blue</text:p>
          </table:table-cell>
          <table:table-cell table:style-name="ce3" office:value-type="float" office:value="218.5" calcext:value-type="float">
            <text:p>218.50</text:p>
          </table:table-cell>
          <table:table-cell table:style-name="ce2" office:value-type="percentage" office:value="0.792" calcext:value-type="percentage">
            <text:p>79.20%</text:p>
          </table:table-cell>
          <table:table-cell table:style-name="ce2" office:value-type="percentage" office:value="0.661" calcext:value-type="percentage">
            <text:p>66.10%</text:p>
          </table:table-cell>
          <table:table-cell table:formula="of:=[.C156]*100" office:value-type="float" office:value="79.2" calcext:value-type="float">
            <text:p>79.2</text:p>
          </table:table-cell>
          <table:table-cell table:formula="of:=[.D156]*100" office:value-type="float" office:value="66.1" calcext:value-type="float">
            <text:p>66.1</text:p>
          </table:table-cell>
          <table:table-cell table:formula="of:=CONCATENATE(&quot;&quot;&quot;&quot;;[.A156];&quot;&quot;&quot;: &quot;&quot;hsl(&quot;;[.B156];&quot;,&quot;;[.E156];&quot;%,&quot;;[.F156];&quot;%)&quot;&quot;,&quot;)" office:value-type="string" office:string-value="&quot;Cornflower blue&quot;: &quot;hsl(218.5,79.2%,66.1%)&quot;," calcext:value-type="string">
            <text:p>"Cornflower blue": "hsl(218.5,79.2%,66.1%)",</text:p>
          </table:table-cell>
        </table:table-row>
        <table:table-row table:style-name="ro1">
          <table:table-cell office:value-type="string" calcext:value-type="string">
            <text:p>Cornsilk</text:p>
          </table:table-cell>
          <table:table-cell table:style-name="ce3" office:value-type="float" office:value="48" calcext:value-type="float">
            <text:p>48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31" calcext:value-type="percentage">
            <text:p>93.10%</text:p>
          </table:table-cell>
          <table:table-cell table:formula="of:=[.C157]*100" office:value-type="float" office:value="100" calcext:value-type="float">
            <text:p>100</text:p>
          </table:table-cell>
          <table:table-cell table:formula="of:=[.D157]*100" office:value-type="float" office:value="93.1" calcext:value-type="float">
            <text:p>93.1</text:p>
          </table:table-cell>
          <table:table-cell table:formula="of:=CONCATENATE(&quot;&quot;&quot;&quot;;[.A157];&quot;&quot;&quot;: &quot;&quot;hsl(&quot;;[.B157];&quot;,&quot;;[.E157];&quot;%,&quot;;[.F157];&quot;%)&quot;&quot;,&quot;)" office:value-type="string" office:string-value="&quot;Cornsilk&quot;: &quot;hsl(48,100%,93.1%)&quot;," calcext:value-type="string">
            <text:p>"Cornsilk": "hsl(48,100%,93.1%)",</text:p>
          </table:table-cell>
        </table:table-row>
        <table:table-row table:style-name="ro1">
          <table:table-cell office:value-type="string" calcext:value-type="string">
            <text:p>Cosmic latte</text:p>
          </table:table-cell>
          <table:table-cell table:style-name="ce3" office:value-type="float" office:value="42.5" calcext:value-type="float">
            <text:p>42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53" calcext:value-type="percentage">
            <text:p>95.30%</text:p>
          </table:table-cell>
          <table:table-cell table:formula="of:=[.C158]*100" office:value-type="float" office:value="100" calcext:value-type="float">
            <text:p>100</text:p>
          </table:table-cell>
          <table:table-cell table:formula="of:=[.D158]*100" office:value-type="float" office:value="95.3" calcext:value-type="float">
            <text:p>95.3</text:p>
          </table:table-cell>
          <table:table-cell table:formula="of:=CONCATENATE(&quot;&quot;&quot;&quot;;[.A158];&quot;&quot;&quot;: &quot;&quot;hsl(&quot;;[.B158];&quot;,&quot;;[.E158];&quot;%,&quot;;[.F158];&quot;%)&quot;&quot;,&quot;)" office:value-type="string" office:string-value="&quot;Cosmic latte&quot;: &quot;hsl(42.5,100%,95.3%)&quot;," calcext:value-type="string">
            <text:p>"Cosmic latte": "hsl(42.5,100%,95.3%)",</text:p>
          </table:table-cell>
        </table:table-row>
        <table:table-row table:style-name="ro1">
          <table:table-cell office:value-type="string" calcext:value-type="string">
            <text:p>Cotton candy</text:p>
          </table:table-cell>
          <table:table-cell table:style-name="ce3" office:value-type="float" office:value="334" calcext:value-type="float">
            <text:p>334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69" calcext:value-type="percentage">
            <text:p>86.90%</text:p>
          </table:table-cell>
          <table:table-cell table:formula="of:=[.C159]*100" office:value-type="float" office:value="100" calcext:value-type="float">
            <text:p>100</text:p>
          </table:table-cell>
          <table:table-cell table:formula="of:=[.D159]*100" office:value-type="float" office:value="86.9" calcext:value-type="float">
            <text:p>86.9</text:p>
          </table:table-cell>
          <table:table-cell table:formula="of:=CONCATENATE(&quot;&quot;&quot;&quot;;[.A159];&quot;&quot;&quot;: &quot;&quot;hsl(&quot;;[.B159];&quot;,&quot;;[.E159];&quot;%,&quot;;[.F159];&quot;%)&quot;&quot;,&quot;)" office:value-type="string" office:string-value="&quot;Cotton candy&quot;: &quot;hsl(334,100%,86.9%)&quot;," calcext:value-type="string">
            <text:p>"Cotton candy": "hsl(334,100%,86.9%)",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table:style-name="ce3" office:value-type="float" office:value="57.4" calcext:value-type="float">
            <text:p>57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08" calcext:value-type="percentage">
            <text:p>90.80%</text:p>
          </table:table-cell>
          <table:table-cell table:formula="of:=[.C160]*100" office:value-type="float" office:value="100" calcext:value-type="float">
            <text:p>100</text:p>
          </table:table-cell>
          <table:table-cell table:formula="of:=[.D160]*100" office:value-type="float" office:value="90.8" calcext:value-type="float">
            <text:p>90.8</text:p>
          </table:table-cell>
          <table:table-cell table:formula="of:=CONCATENATE(&quot;&quot;&quot;&quot;;[.A160];&quot;&quot;&quot;: &quot;&quot;hsl(&quot;;[.B160];&quot;,&quot;;[.E160];&quot;%,&quot;;[.F160];&quot;%)&quot;&quot;,&quot;)" office:value-type="string" office:string-value="&quot;Cream&quot;: &quot;hsl(57.4,100%,90.8%)&quot;," calcext:value-type="string">
            <text:p>"Cream": "hsl(57.4,100%,90.8%)",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table:style-name="ce3" office:value-type="float" office:value="348" calcext:value-type="float">
            <text:p>348.00</text:p>
          </table:table-cell>
          <table:table-cell table:style-name="ce2" office:value-type="percentage" office:value="0.833" calcext:value-type="percentage">
            <text:p>83.30%</text:p>
          </table:table-cell>
          <table:table-cell table:style-name="ce2" office:value-type="percentage" office:value="0.471" calcext:value-type="percentage">
            <text:p>47.10%</text:p>
          </table:table-cell>
          <table:table-cell table:formula="of:=[.C161]*100" office:value-type="float" office:value="83.3" calcext:value-type="float">
            <text:p>83.3</text:p>
          </table:table-cell>
          <table:table-cell table:formula="of:=[.D161]*100" office:value-type="float" office:value="47.1" calcext:value-type="float">
            <text:p>47.1</text:p>
          </table:table-cell>
          <table:table-cell table:formula="of:=CONCATENATE(&quot;&quot;&quot;&quot;;[.A161];&quot;&quot;&quot;: &quot;&quot;hsl(&quot;;[.B161];&quot;,&quot;;[.E161];&quot;%,&quot;;[.F161];&quot;%)&quot;&quot;,&quot;)" office:value-type="string" office:string-value="&quot;Crimson&quot;: &quot;hsl(348,83.3%,47.1%)&quot;," calcext:value-type="string">
            <text:p>"Crimson": "hsl(348,83.3%,47.1%)",</text:p>
          </table:table-cell>
        </table:table-row>
        <table:table-row table:style-name="ro1">
          <table:table-cell office:value-type="string" calcext:value-type="string">
            <text:p>Crimson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table:formula="of:=[.C162]*100" office:value-type="float" office:value="100" calcext:value-type="float">
            <text:p>100</text:p>
          </table:table-cell>
          <table:table-cell table:formula="of:=[.D162]*100" office:value-type="float" office:value="30" calcext:value-type="float">
            <text:p>30</text:p>
          </table:table-cell>
          <table:table-cell table:formula="of:=CONCATENATE(&quot;&quot;&quot;&quot;;[.A162];&quot;&quot;&quot;: &quot;&quot;hsl(&quot;;[.B162];&quot;,&quot;;[.E162];&quot;%,&quot;;[.F162];&quot;%)&quot;&quot;,&quot;)" office:value-type="string" office:string-value="&quot;Crimson Red&quot;: &quot;hsl(0,100%,30%)&quot;," calcext:value-type="string">
            <text:p>"Crimson Red": "hsl(0,100%,30%)",</text:p>
          </table:table-cell>
        </table:table-row>
        <table:table-row table:style-name="ro1">
          <table:table-cell office:value-type="string" calcext:value-type="string">
            <text:p>Crimson glory</text:p>
          </table:table-cell>
          <table:table-cell table:style-name="ce3" office:value-type="float" office:value="344.2" calcext:value-type="float">
            <text:p>344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73" calcext:value-type="percentage">
            <text:p>37.30%</text:p>
          </table:table-cell>
          <table:table-cell table:formula="of:=[.C163]*100" office:value-type="float" office:value="100" calcext:value-type="float">
            <text:p>100</text:p>
          </table:table-cell>
          <table:table-cell table:formula="of:=[.D163]*100" office:value-type="float" office:value="37.3" calcext:value-type="float">
            <text:p>37.3</text:p>
          </table:table-cell>
          <table:table-cell table:formula="of:=CONCATENATE(&quot;&quot;&quot;&quot;;[.A163];&quot;&quot;&quot;: &quot;&quot;hsl(&quot;;[.B163];&quot;,&quot;;[.E163];&quot;%,&quot;;[.F163];&quot;%)&quot;&quot;,&quot;)" office:value-type="string" office:string-value="&quot;Crimson glory&quot;: &quot;hsl(344.2,100%,37.3%)&quot;," calcext:value-type="string">
            <text:p>"Crimson glory": "hsl(344.2,100%,37.3%)",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64]*100" office:value-type="float" office:value="100" calcext:value-type="float">
            <text:p>100</text:p>
          </table:table-cell>
          <table:table-cell table:formula="of:=[.D164]*100" office:value-type="float" office:value="50" calcext:value-type="float">
            <text:p>50</text:p>
          </table:table-cell>
          <table:table-cell table:formula="of:=CONCATENATE(&quot;&quot;&quot;&quot;;[.A164];&quot;&quot;&quot;: &quot;&quot;hsl(&quot;;[.B164];&quot;,&quot;;[.E164];&quot;%,&quot;;[.F164];&quot;%)&quot;&quot;,&quot;)" office:value-type="string" office:string-value="&quot;Cyan&quot;: &quot;hsl(180,100%,50%)&quot;," calcext:value-type="string">
            <text:p>"Cyan": "hsl(180,100%,50%)",</text:p>
          </table:table-cell>
        </table:table-row>
        <table:table-row table:style-name="ro1">
          <table:table-cell office:value-type="string" calcext:value-type="string">
            <text:p>Daffodil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96" calcext:value-type="percentage">
            <text:p>59.60%</text:p>
          </table:table-cell>
          <table:table-cell table:formula="of:=[.C165]*100" office:value-type="float" office:value="100" calcext:value-type="float">
            <text:p>100</text:p>
          </table:table-cell>
          <table:table-cell table:formula="of:=[.D165]*100" office:value-type="float" office:value="59.6" calcext:value-type="float">
            <text:p>59.6</text:p>
          </table:table-cell>
          <table:table-cell table:formula="of:=CONCATENATE(&quot;&quot;&quot;&quot;;[.A165];&quot;&quot;&quot;: &quot;&quot;hsl(&quot;;[.B165];&quot;,&quot;;[.E165];&quot;%,&quot;;[.F165];&quot;%)&quot;&quot;,&quot;)" office:value-type="string" office:string-value="&quot;Daffodil&quot;: &quot;hsl(60,100%,59.6%)&quot;," calcext:value-type="string">
            <text:p>"Daffodil": "hsl(60,100%,59.6%)",</text:p>
          </table:table-cell>
        </table:table-row>
        <table:table-row table:style-name="ro1">
          <table:table-cell office:value-type="string" calcext:value-type="string">
            <text:p>Dandelion</text:p>
          </table:table-cell>
          <table:table-cell table:style-name="ce3" office:value-type="float" office:value="55.3" calcext:value-type="float">
            <text:p>55.30</text:p>
          </table:table-cell>
          <table:table-cell table:style-name="ce2" office:value-type="percentage" office:value="0.865" calcext:value-type="percentage">
            <text:p>86.50%</text:p>
          </table:table-cell>
          <table:table-cell table:style-name="ce2" office:value-type="percentage" office:value="0.565" calcext:value-type="percentage">
            <text:p>56.50%</text:p>
          </table:table-cell>
          <table:table-cell table:formula="of:=[.C166]*100" office:value-type="float" office:value="86.5" calcext:value-type="float">
            <text:p>86.5</text:p>
          </table:table-cell>
          <table:table-cell table:formula="of:=[.D166]*100" office:value-type="float" office:value="56.5" calcext:value-type="float">
            <text:p>56.5</text:p>
          </table:table-cell>
          <table:table-cell table:formula="of:=CONCATENATE(&quot;&quot;&quot;&quot;;[.A166];&quot;&quot;&quot;: &quot;&quot;hsl(&quot;;[.B166];&quot;,&quot;;[.E166];&quot;%,&quot;;[.F166];&quot;%)&quot;&quot;,&quot;)" office:value-type="string" office:string-value="&quot;Dandelion&quot;: &quot;hsl(55.3,86.5%,56.5%)&quot;," calcext:value-type="string">
            <text:p>"Dandelion": "hsl(55.3,86.5%,56.5%)",</text:p>
          </table:table-cell>
        </table:table-row>
        <table:table-row table:style-name="ro1">
          <table:table-cell office:value-type="string" calcext:value-type="string">
            <text:p>Dark blu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73" calcext:value-type="percentage">
            <text:p>27.30%</text:p>
          </table:table-cell>
          <table:table-cell table:formula="of:=[.C167]*100" office:value-type="float" office:value="100" calcext:value-type="float">
            <text:p>100</text:p>
          </table:table-cell>
          <table:table-cell table:formula="of:=[.D167]*100" office:value-type="float" office:value="27.3" calcext:value-type="float">
            <text:p>27.3</text:p>
          </table:table-cell>
          <table:table-cell table:formula="of:=CONCATENATE(&quot;&quot;&quot;&quot;;[.A167];&quot;&quot;&quot;: &quot;&quot;hsl(&quot;;[.B167];&quot;,&quot;;[.E167];&quot;%,&quot;;[.F167];&quot;%)&quot;&quot;,&quot;)" office:value-type="string" office:string-value="&quot;Dark blue&quot;: &quot;hsl(240,100%,27.3%)&quot;," calcext:value-type="string">
            <text:p>"Dark blue": "hsl(240,100%,27.3%)",</text:p>
          </table:table-cell>
        </table:table-row>
        <table:table-row table:style-name="ro1">
          <table:table-cell office:value-type="string" calcext:value-type="string">
            <text:p>Dark brown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507" calcext:value-type="percentage">
            <text:p>50.70%</text:p>
          </table:table-cell>
          <table:table-cell table:style-name="ce2" office:value-type="percentage" office:value="0.263" calcext:value-type="percentage">
            <text:p>26.30%</text:p>
          </table:table-cell>
          <table:table-cell table:formula="of:=[.C168]*100" office:value-type="float" office:value="50.7" calcext:value-type="float">
            <text:p>50.7</text:p>
          </table:table-cell>
          <table:table-cell table:formula="of:=[.D168]*100" office:value-type="float" office:value="26.3" calcext:value-type="float">
            <text:p>26.3</text:p>
          </table:table-cell>
          <table:table-cell table:formula="of:=CONCATENATE(&quot;&quot;&quot;&quot;;[.A168];&quot;&quot;&quot;: &quot;&quot;hsl(&quot;;[.B168];&quot;,&quot;;[.E168];&quot;%,&quot;;[.F168];&quot;%)&quot;&quot;,&quot;)" office:value-type="string" office:string-value="&quot;Dark brown&quot;: &quot;hsl(30,50.7%,26.3%)&quot;," calcext:value-type="string">
            <text:p>"Dark brown": "hsl(30,50.7%,26.3%)",</text:p>
          </table:table-cell>
        </table:table-row>
        <table:table-row table:style-name="ro1">
          <table:table-cell office:value-type="string" calcext:value-type="string">
            <text:p>Dark byzantium</text:p>
          </table:table-cell>
          <table:table-cell table:style-name="ce3" office:value-type="float" office:value="315" calcext:value-type="float">
            <text:p>315.00</text:p>
          </table:table-cell>
          <table:table-cell table:style-name="ce2" office:value-type="percentage" office:value="0.24" calcext:value-type="percentage">
            <text:p>24.00%</text:p>
          </table:table-cell>
          <table:table-cell table:style-name="ce2" office:value-type="percentage" office:value="0.294" calcext:value-type="percentage">
            <text:p>29.40%</text:p>
          </table:table-cell>
          <table:table-cell table:formula="of:=[.C169]*100" office:value-type="float" office:value="24" calcext:value-type="float">
            <text:p>24</text:p>
          </table:table-cell>
          <table:table-cell table:formula="of:=[.D169]*100" office:value-type="float" office:value="29.4" calcext:value-type="float">
            <text:p>29.4</text:p>
          </table:table-cell>
          <table:table-cell table:formula="of:=CONCATENATE(&quot;&quot;&quot;&quot;;[.A169];&quot;&quot;&quot;: &quot;&quot;hsl(&quot;;[.B169];&quot;,&quot;;[.E169];&quot;%,&quot;;[.F169];&quot;%)&quot;&quot;,&quot;)" office:value-type="string" office:string-value="&quot;Dark byzantium&quot;: &quot;hsl(315,24%,29.4%)&quot;," calcext:value-type="string">
            <text:p>"Dark byzantium": "hsl(315,24%,29.4%)",</text:p>
          </table:table-cell>
        </table:table-row>
        <table:table-row table:style-name="ro1">
          <table:table-cell office:value-type="string" calcext:value-type="string">
            <text:p>Dark candy apple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2" calcext:value-type="percentage">
            <text:p>32.20%</text:p>
          </table:table-cell>
          <table:table-cell table:formula="of:=[.C170]*100" office:value-type="float" office:value="100" calcext:value-type="float">
            <text:p>100</text:p>
          </table:table-cell>
          <table:table-cell table:formula="of:=[.D170]*100" office:value-type="float" office:value="32.2" calcext:value-type="float">
            <text:p>32.2</text:p>
          </table:table-cell>
          <table:table-cell table:formula="of:=CONCATENATE(&quot;&quot;&quot;&quot;;[.A170];&quot;&quot;&quot;: &quot;&quot;hsl(&quot;;[.B170];&quot;,&quot;;[.E170];&quot;%,&quot;;[.F170];&quot;%)&quot;&quot;,&quot;)" office:value-type="string" office:string-value="&quot;Dark candy apple red&quot;: &quot;hsl(0,100%,32.2%)&quot;," calcext:value-type="string">
            <text:p>"Dark candy apple red": "hsl(0,100%,32.2%)",</text:p>
          </table:table-cell>
        </table:table-row>
        <table:table-row table:style-name="ro1">
          <table:table-cell office:value-type="string" calcext:value-type="string">
            <text:p>Dark cerulean</text:p>
          </table:table-cell>
          <table:table-cell table:style-name="ce3" office:value-type="float" office:value="209" calcext:value-type="float">
            <text:p>209.00</text:p>
          </table:table-cell>
          <table:table-cell table:style-name="ce2" office:value-type="percentage" office:value="0.881" calcext:value-type="percentage">
            <text:p>88.10%</text:p>
          </table:table-cell>
          <table:table-cell table:style-name="ce2" office:value-type="percentage" office:value="0.263" calcext:value-type="percentage">
            <text:p>26.30%</text:p>
          </table:table-cell>
          <table:table-cell table:formula="of:=[.C171]*100" office:value-type="float" office:value="88.1" calcext:value-type="float">
            <text:p>88.1</text:p>
          </table:table-cell>
          <table:table-cell table:formula="of:=[.D171]*100" office:value-type="float" office:value="26.3" calcext:value-type="float">
            <text:p>26.3</text:p>
          </table:table-cell>
          <table:table-cell table:formula="of:=CONCATENATE(&quot;&quot;&quot;&quot;;[.A171];&quot;&quot;&quot;: &quot;&quot;hsl(&quot;;[.B171];&quot;,&quot;;[.E171];&quot;%,&quot;;[.F171];&quot;%)&quot;&quot;,&quot;)" office:value-type="string" office:string-value="&quot;Dark cerulean&quot;: &quot;hsl(209,88.1%,26.3%)&quot;," calcext:value-type="string">
            <text:p>"Dark cerulean": "hsl(209,88.1%,26.3%)",</text:p>
          </table:table-cell>
        </table:table-row>
        <table:table-row table:style-name="ro1">
          <table:table-cell office:value-type="string" calcext:value-type="string">
            <text:p>Dark chestnut</text:p>
          </table:table-cell>
          <table:table-cell table:style-name="ce3" office:value-type="float" office:value="9.6" calcext:value-type="float">
            <text:p>9.60</text:p>
          </table:table-cell>
          <table:table-cell table:style-name="ce2" office:value-type="percentage" office:value="0.226" calcext:value-type="percentage">
            <text:p>22.60%</text:p>
          </table:table-cell>
          <table:table-cell table:style-name="ce2" office:value-type="percentage" office:value="0.486" calcext:value-type="percentage">
            <text:p>48.60%</text:p>
          </table:table-cell>
          <table:table-cell table:formula="of:=[.C172]*100" office:value-type="float" office:value="22.6" calcext:value-type="float">
            <text:p>22.6</text:p>
          </table:table-cell>
          <table:table-cell table:formula="of:=[.D172]*100" office:value-type="float" office:value="48.6" calcext:value-type="float">
            <text:p>48.6</text:p>
          </table:table-cell>
          <table:table-cell table:formula="of:=CONCATENATE(&quot;&quot;&quot;&quot;;[.A172];&quot;&quot;&quot;: &quot;&quot;hsl(&quot;;[.B172];&quot;,&quot;;[.E172];&quot;%,&quot;;[.F172];&quot;%)&quot;&quot;,&quot;)" office:value-type="string" office:string-value="&quot;Dark chestnut&quot;: &quot;hsl(9.6,22.6%,48.6%)&quot;," calcext:value-type="string">
            <text:p>"Dark chestnut": "hsl(9.6,22.6%,48.6%)",</text:p>
          </table:table-cell>
        </table:table-row>
        <table:table-row table:style-name="ro1">
          <table:table-cell office:value-type="string" calcext:value-type="string">
            <text:p>Dark coral</text:p>
          </table:table-cell>
          <table:table-cell table:style-name="ce3" office:value-type="float" office:value="9.7" calcext:value-type="float">
            <text:p>9.70</text:p>
          </table:table-cell>
          <table:table-cell table:style-name="ce2" office:value-type="percentage" office:value="0.576" calcext:value-type="percentage">
            <text:p>57.60%</text:p>
          </table:table-cell>
          <table:table-cell table:style-name="ce2" office:value-type="percentage" office:value="0.537" calcext:value-type="percentage">
            <text:p>53.70%</text:p>
          </table:table-cell>
          <table:table-cell table:formula="of:=[.C173]*100" office:value-type="float" office:value="57.6" calcext:value-type="float">
            <text:p>57.6</text:p>
          </table:table-cell>
          <table:table-cell table:formula="of:=[.D173]*100" office:value-type="float" office:value="53.7" calcext:value-type="float">
            <text:p>53.7</text:p>
          </table:table-cell>
          <table:table-cell table:formula="of:=CONCATENATE(&quot;&quot;&quot;&quot;;[.A173];&quot;&quot;&quot;: &quot;&quot;hsl(&quot;;[.B173];&quot;,&quot;;[.E173];&quot;%,&quot;;[.F173];&quot;%)&quot;&quot;,&quot;)" office:value-type="string" office:string-value="&quot;Dark coral&quot;: &quot;hsl(9.7,57.6%,53.7%)&quot;," calcext:value-type="string">
            <text:p>"Dark coral": "hsl(9.7,57.6%,53.7%)",</text:p>
          </table:table-cell>
        </table:table-row>
        <table:table-row table:style-name="ro1">
          <table:table-cell office:value-type="string" calcext:value-type="string">
            <text:p>Dark cyan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73" calcext:value-type="percentage">
            <text:p>27.30%</text:p>
          </table:table-cell>
          <table:table-cell table:formula="of:=[.C174]*100" office:value-type="float" office:value="100" calcext:value-type="float">
            <text:p>100</text:p>
          </table:table-cell>
          <table:table-cell table:formula="of:=[.D174]*100" office:value-type="float" office:value="27.3" calcext:value-type="float">
            <text:p>27.3</text:p>
          </table:table-cell>
          <table:table-cell table:formula="of:=CONCATENATE(&quot;&quot;&quot;&quot;;[.A174];&quot;&quot;&quot;: &quot;&quot;hsl(&quot;;[.B174];&quot;,&quot;;[.E174];&quot;%,&quot;;[.F174];&quot;%)&quot;&quot;,&quot;)" office:value-type="string" office:string-value="&quot;Dark cyan&quot;: &quot;hsl(180,100%,27.3%)&quot;," calcext:value-type="string">
            <text:p>"Dark cyan": "hsl(180,100%,27.3%)",</text:p>
          </table:table-cell>
        </table:table-row>
        <table:table-row table:style-name="ro1">
          <table:table-cell office:value-type="string" calcext:value-type="string">
            <text:p>Dark electric blue</text:p>
          </table:table-cell>
          <table:table-cell table:style-name="ce3" office:value-type="float" office:value="205.9" calcext:value-type="float">
            <text:p>205.90</text:p>
          </table:table-cell>
          <table:table-cell table:style-name="ce2" office:value-type="percentage" office:value="0.182" calcext:value-type="percentage">
            <text:p>18.20%</text:p>
          </table:table-cell>
          <table:table-cell table:style-name="ce2" office:value-type="percentage" office:value="0.398" calcext:value-type="percentage">
            <text:p>39.80%</text:p>
          </table:table-cell>
          <table:table-cell table:formula="of:=[.C175]*100" office:value-type="float" office:value="18.2" calcext:value-type="float">
            <text:p>18.2</text:p>
          </table:table-cell>
          <table:table-cell table:formula="of:=[.D175]*100" office:value-type="float" office:value="39.8" calcext:value-type="float">
            <text:p>39.8</text:p>
          </table:table-cell>
          <table:table-cell table:formula="of:=CONCATENATE(&quot;&quot;&quot;&quot;;[.A175];&quot;&quot;&quot;: &quot;&quot;hsl(&quot;;[.B175];&quot;,&quot;;[.E175];&quot;%,&quot;;[.F175];&quot;%)&quot;&quot;,&quot;)" office:value-type="string" office:string-value="&quot;Dark electric blue&quot;: &quot;hsl(205.9,18.2%,39.8%)&quot;," calcext:value-type="string">
            <text:p>"Dark electric blue": "hsl(205.9,18.2%,39.8%)",</text:p>
          </table:table-cell>
        </table:table-row>
        <table:table-row table:style-name="ro1">
          <table:table-cell office:value-type="string" calcext:value-type="string">
            <text:p>Dark goldenrod</text:p>
          </table:table-cell>
          <table:table-cell table:style-name="ce3" office:value-type="float" office:value="42.7" calcext:value-type="float">
            <text:p>42.70</text:p>
          </table:table-cell>
          <table:table-cell table:style-name="ce2" office:value-type="percentage" office:value="0.887" calcext:value-type="percentage">
            <text:p>88.70%</text:p>
          </table:table-cell>
          <table:table-cell table:style-name="ce2" office:value-type="percentage" office:value="0.382" calcext:value-type="percentage">
            <text:p>38.20%</text:p>
          </table:table-cell>
          <table:table-cell table:formula="of:=[.C176]*100" office:value-type="float" office:value="88.7" calcext:value-type="float">
            <text:p>88.7</text:p>
          </table:table-cell>
          <table:table-cell table:formula="of:=[.D176]*100" office:value-type="float" office:value="38.2" calcext:value-type="float">
            <text:p>38.2</text:p>
          </table:table-cell>
          <table:table-cell table:formula="of:=CONCATENATE(&quot;&quot;&quot;&quot;;[.A176];&quot;&quot;&quot;: &quot;&quot;hsl(&quot;;[.B176];&quot;,&quot;;[.E176];&quot;%,&quot;;[.F176];&quot;%)&quot;&quot;,&quot;)" office:value-type="string" office:string-value="&quot;Dark goldenrod&quot;: &quot;hsl(42.7,88.7%,38.2%)&quot;," calcext:value-type="string">
            <text:p>"Dark goldenrod": "hsl(42.7,88.7%,38.2%)",</text:p>
          </table:table-cell>
        </table:table-row>
        <table:table-row table:style-name="ro1">
          <table:table-cell office:value-type="string" calcext:value-type="string">
            <text:p>Dark gray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663" calcext:value-type="percentage">
            <text:p>66.30%</text:p>
          </table:table-cell>
          <table:table-cell table:formula="of:=[.C177]*100" office:value-type="float" office:value="0" calcext:value-type="float">
            <text:p>0</text:p>
          </table:table-cell>
          <table:table-cell table:formula="of:=[.D177]*100" office:value-type="float" office:value="66.3" calcext:value-type="float">
            <text:p>66.3</text:p>
          </table:table-cell>
          <table:table-cell table:formula="of:=CONCATENATE(&quot;&quot;&quot;&quot;;[.A177];&quot;&quot;&quot;: &quot;&quot;hsl(&quot;;[.B177];&quot;,&quot;;[.E177];&quot;%,&quot;;[.F177];&quot;%)&quot;&quot;,&quot;)" office:value-type="string" office:string-value="&quot;Dark gray&quot;: &quot;hsl(0,0%,66.3%)&quot;," calcext:value-type="string">
            <text:p>"Dark gray": "hsl(0,0%,66.3%)",</text:p>
          </table:table-cell>
        </table:table-row>
        <table:table-row table:style-name="ro1">
          <table:table-cell office:value-type="string" calcext:value-type="string">
            <text:p>Dark green</text:p>
          </table:table-cell>
          <table:table-cell table:style-name="ce3" office:value-type="float" office:value="158" calcext:value-type="float">
            <text:p>158.00</text:p>
          </table:table-cell>
          <table:table-cell table:style-name="ce2" office:value-type="percentage" office:value="0.961" calcext:value-type="percentage">
            <text:p>96.10%</text:p>
          </table:table-cell>
          <table:table-cell table:style-name="ce2" office:value-type="percentage" office:value="0.1" calcext:value-type="percentage">
            <text:p>10.00%</text:p>
          </table:table-cell>
          <table:table-cell table:formula="of:=[.C178]*100" office:value-type="float" office:value="96.1" calcext:value-type="float">
            <text:p>96.1</text:p>
          </table:table-cell>
          <table:table-cell table:formula="of:=[.D178]*100" office:value-type="float" office:value="10" calcext:value-type="float">
            <text:p>10</text:p>
          </table:table-cell>
          <table:table-cell table:formula="of:=CONCATENATE(&quot;&quot;&quot;&quot;;[.A178];&quot;&quot;&quot;: &quot;&quot;hsl(&quot;;[.B178];&quot;,&quot;;[.E178];&quot;%,&quot;;[.F178];&quot;%)&quot;&quot;,&quot;)" office:value-type="string" office:string-value="&quot;Dark green&quot;: &quot;hsl(158,96.1%,10%)&quot;," calcext:value-type="string">
            <text:p>"Dark green": "hsl(158,96.1%,10%)",</text:p>
          </table:table-cell>
        </table:table-row>
        <table:table-row table:style-name="ro1">
          <table:table-cell office:value-type="string" calcext:value-type="string">
            <text:p>Dark jungle green</text:p>
          </table:table-cell>
          <table:table-cell table:style-name="ce3" office:value-type="float" office:value="162" calcext:value-type="float">
            <text:p>162.00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122" calcext:value-type="percentage">
            <text:p>12.20%</text:p>
          </table:table-cell>
          <table:table-cell table:formula="of:=[.C179]*100" office:value-type="float" office:value="16.1" calcext:value-type="float">
            <text:p>16.1</text:p>
          </table:table-cell>
          <table:table-cell table:formula="of:=[.D179]*100" office:value-type="float" office:value="12.2" calcext:value-type="float">
            <text:p>12.2</text:p>
          </table:table-cell>
          <table:table-cell table:formula="of:=CONCATENATE(&quot;&quot;&quot;&quot;;[.A179];&quot;&quot;&quot;: &quot;&quot;hsl(&quot;;[.B179];&quot;,&quot;;[.E179];&quot;%,&quot;;[.F179];&quot;%)&quot;&quot;,&quot;)" office:value-type="string" office:string-value="&quot;Dark jungle green&quot;: &quot;hsl(162,16.1%,12.2%)&quot;," calcext:value-type="string">
            <text:p>"Dark jungle green": "hsl(162,16.1%,12.2%)",</text:p>
          </table:table-cell>
        </table:table-row>
        <table:table-row table:style-name="ro1">
          <table:table-cell office:value-type="string" calcext:value-type="string">
            <text:p>Dark khaki</text:p>
          </table:table-cell>
          <table:table-cell table:style-name="ce3" office:value-type="float" office:value="55.6" calcext:value-type="float">
            <text:p>55.60</text:p>
          </table:table-cell>
          <table:table-cell table:style-name="ce2" office:value-type="percentage" office:value="0.383" calcext:value-type="percentage">
            <text:p>38.30%</text:p>
          </table:table-cell>
          <table:table-cell table:style-name="ce2" office:value-type="percentage" office:value="0.58" calcext:value-type="percentage">
            <text:p>58.00%</text:p>
          </table:table-cell>
          <table:table-cell table:formula="of:=[.C180]*100" office:value-type="float" office:value="38.3" calcext:value-type="float">
            <text:p>38.3</text:p>
          </table:table-cell>
          <table:table-cell table:formula="of:=[.D180]*100" office:value-type="float" office:value="58" calcext:value-type="float">
            <text:p>58</text:p>
          </table:table-cell>
          <table:table-cell table:formula="of:=CONCATENATE(&quot;&quot;&quot;&quot;;[.A180];&quot;&quot;&quot;: &quot;&quot;hsl(&quot;;[.B180];&quot;,&quot;;[.E180];&quot;%,&quot;;[.F180];&quot;%)&quot;&quot;,&quot;)" office:value-type="string" office:string-value="&quot;Dark khaki&quot;: &quot;hsl(55.6,38.3%,58%)&quot;," calcext:value-type="string">
            <text:p>"Dark khaki": "hsl(55.6,38.3%,58%)",</text:p>
          </table:table-cell>
        </table:table-row>
        <table:table-row table:style-name="ro1">
          <table:table-cell office:value-type="string" calcext:value-type="string">
            <text:p>Dark lava</text:p>
          </table:table-cell>
          <table:table-cell table:style-name="ce3" office:value-type="float" office:value="27.3" calcext:value-type="float">
            <text:p>27.30</text:p>
          </table:table-cell>
          <table:table-cell table:style-name="ce2" office:value-type="percentage" office:value="0.18" calcext:value-type="percentage">
            <text:p>18.00%</text:p>
          </table:table-cell>
          <table:table-cell table:style-name="ce2" office:value-type="percentage" office:value="0.239" calcext:value-type="percentage">
            <text:p>23.90%</text:p>
          </table:table-cell>
          <table:table-cell table:formula="of:=[.C181]*100" office:value-type="float" office:value="18" calcext:value-type="float">
            <text:p>18</text:p>
          </table:table-cell>
          <table:table-cell table:formula="of:=[.D181]*100" office:value-type="float" office:value="23.9" calcext:value-type="float">
            <text:p>23.9</text:p>
          </table:table-cell>
          <table:table-cell table:formula="of:=CONCATENATE(&quot;&quot;&quot;&quot;;[.A181];&quot;&quot;&quot;: &quot;&quot;hsl(&quot;;[.B181];&quot;,&quot;;[.E181];&quot;%,&quot;;[.F181];&quot;%)&quot;&quot;,&quot;)" office:value-type="string" office:string-value="&quot;Dark lava&quot;: &quot;hsl(27.3,18%,23.9%)&quot;," calcext:value-type="string">
            <text:p>"Dark lava": "hsl(27.3,18%,23.9%)",</text:p>
          </table:table-cell>
        </table:table-row>
        <table:table-row table:style-name="ro1">
          <table:table-cell office:value-type="string" calcext:value-type="string">
            <text:p>Dark lavender</text:p>
          </table:table-cell>
          <table:table-cell table:style-name="ce3" office:value-type="float" office:value="270.4" calcext:value-type="float">
            <text:p>270.40</text:p>
          </table:table-cell>
          <table:table-cell table:style-name="ce2" office:value-type="percentage" office:value="0.31" calcext:value-type="percentage">
            <text:p>31.00%</text:p>
          </table:table-cell>
          <table:table-cell table:style-name="ce2" office:value-type="percentage" office:value="0.449" calcext:value-type="percentage">
            <text:p>44.90%</text:p>
          </table:table-cell>
          <table:table-cell table:formula="of:=[.C182]*100" office:value-type="float" office:value="31" calcext:value-type="float">
            <text:p>31</text:p>
          </table:table-cell>
          <table:table-cell table:formula="of:=[.D182]*100" office:value-type="float" office:value="44.9" calcext:value-type="float">
            <text:p>44.9</text:p>
          </table:table-cell>
          <table:table-cell table:formula="of:=CONCATENATE(&quot;&quot;&quot;&quot;;[.A182];&quot;&quot;&quot;: &quot;&quot;hsl(&quot;;[.B182];&quot;,&quot;;[.E182];&quot;%,&quot;;[.F182];&quot;%)&quot;&quot;,&quot;)" office:value-type="string" office:string-value="&quot;Dark lavender&quot;: &quot;hsl(270.4,31%,44.9%)&quot;," calcext:value-type="string">
            <text:p>"Dark lavender": "hsl(270.4,31%,44.9%)",</text:p>
          </table:table-cell>
        </table:table-row>
        <table:table-row table:style-name="ro1">
          <table:table-cell office:value-type="string" calcext:value-type="string">
            <text:p>Dark magenta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73" calcext:value-type="percentage">
            <text:p>27.30%</text:p>
          </table:table-cell>
          <table:table-cell table:formula="of:=[.C183]*100" office:value-type="float" office:value="100" calcext:value-type="float">
            <text:p>100</text:p>
          </table:table-cell>
          <table:table-cell table:formula="of:=[.D183]*100" office:value-type="float" office:value="27.3" calcext:value-type="float">
            <text:p>27.3</text:p>
          </table:table-cell>
          <table:table-cell table:formula="of:=CONCATENATE(&quot;&quot;&quot;&quot;;[.A183];&quot;&quot;&quot;: &quot;&quot;hsl(&quot;;[.B183];&quot;,&quot;;[.E183];&quot;%,&quot;;[.F183];&quot;%)&quot;&quot;,&quot;)" office:value-type="string" office:string-value="&quot;Dark magenta&quot;: &quot;hsl(300,100%,27.3%)&quot;," calcext:value-type="string">
            <text:p>"Dark magenta": "hsl(300,100%,27.3%)",</text:p>
          </table:table-cell>
        </table:table-row>
        <table:table-row table:style-name="ro1">
          <table:table-cell office:value-type="string" calcext:value-type="string">
            <text:p>Dark midnight blue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" calcext:value-type="percentage">
            <text:p>20.00%</text:p>
          </table:table-cell>
          <table:table-cell table:formula="of:=[.C184]*100" office:value-type="float" office:value="100" calcext:value-type="float">
            <text:p>100</text:p>
          </table:table-cell>
          <table:table-cell table:formula="of:=[.D184]*100" office:value-type="float" office:value="20" calcext:value-type="float">
            <text:p>20</text:p>
          </table:table-cell>
          <table:table-cell table:formula="of:=CONCATENATE(&quot;&quot;&quot;&quot;;[.A184];&quot;&quot;&quot;: &quot;&quot;hsl(&quot;;[.B184];&quot;,&quot;;[.E184];&quot;%,&quot;;[.F184];&quot;%)&quot;&quot;,&quot;)" office:value-type="string" office:string-value="&quot;Dark midnight blue&quot;: &quot;hsl(210,100%,20%)&quot;," calcext:value-type="string">
            <text:p>"Dark midnight blue": "hsl(210,100%,20%)",</text:p>
          </table:table-cell>
        </table:table-row>
        <table:table-row table:style-name="ro1">
          <table:table-cell office:value-type="string" calcext:value-type="string">
            <text:p>Dark olive green</text:p>
          </table:table-cell>
          <table:table-cell table:style-name="ce3" office:value-type="float" office:value="82" calcext:value-type="float">
            <text:p>82.00</text:p>
          </table:table-cell>
          <table:table-cell table:style-name="ce2" office:value-type="percentage" office:value="0.39" calcext:value-type="percentage">
            <text:p>39.00%</text:p>
          </table:table-cell>
          <table:table-cell table:style-name="ce2" office:value-type="percentage" office:value="0.302" calcext:value-type="percentage">
            <text:p>30.20%</text:p>
          </table:table-cell>
          <table:table-cell table:formula="of:=[.C185]*100" office:value-type="float" office:value="39" calcext:value-type="float">
            <text:p>39</text:p>
          </table:table-cell>
          <table:table-cell table:formula="of:=[.D185]*100" office:value-type="float" office:value="30.2" calcext:value-type="float">
            <text:p>30.2</text:p>
          </table:table-cell>
          <table:table-cell table:formula="of:=CONCATENATE(&quot;&quot;&quot;&quot;;[.A185];&quot;&quot;&quot;: &quot;&quot;hsl(&quot;;[.B185];&quot;,&quot;;[.E185];&quot;%,&quot;;[.F185];&quot;%)&quot;&quot;,&quot;)" office:value-type="string" office:string-value="&quot;Dark olive green&quot;: &quot;hsl(82,39%,30.2%)&quot;," calcext:value-type="string">
            <text:p>"Dark olive green": "hsl(82,39%,30.2%)",</text:p>
          </table:table-cell>
        </table:table-row>
        <table:table-row table:style-name="ro1">
          <table:table-cell office:value-type="string" calcext:value-type="string">
            <text:p>Dark orange</text:p>
          </table:table-cell>
          <table:table-cell table:style-name="ce3" office:value-type="float" office:value="32.9" calcext:value-type="float">
            <text:p>32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186]*100" office:value-type="float" office:value="100" calcext:value-type="float">
            <text:p>100</text:p>
          </table:table-cell>
          <table:table-cell table:formula="of:=[.D186]*100" office:value-type="float" office:value="50" calcext:value-type="float">
            <text:p>50</text:p>
          </table:table-cell>
          <table:table-cell table:formula="of:=CONCATENATE(&quot;&quot;&quot;&quot;;[.A186];&quot;&quot;&quot;: &quot;&quot;hsl(&quot;;[.B186];&quot;,&quot;;[.E186];&quot;%,&quot;;[.F186];&quot;%)&quot;&quot;,&quot;)" office:value-type="string" office:string-value="&quot;Dark orange&quot;: &quot;hsl(32.9,100%,50%)&quot;," calcext:value-type="string">
            <text:p>"Dark orange": "hsl(32.9,100%,50%)",</text:p>
          </table:table-cell>
        </table:table-row>
        <table:table-row table:style-name="ro1">
          <table:table-cell office:value-type="string" calcext:value-type="string">
            <text:p>Dark orchid</text:p>
          </table:table-cell>
          <table:table-cell table:style-name="ce3" office:value-type="float" office:value="280.1" calcext:value-type="float">
            <text:p>280.10</text:p>
          </table:table-cell>
          <table:table-cell table:style-name="ce2" office:value-type="percentage" office:value="0.606" calcext:value-type="percentage">
            <text:p>60.60%</text:p>
          </table:table-cell>
          <table:table-cell table:style-name="ce2" office:value-type="percentage" office:value="0.498" calcext:value-type="percentage">
            <text:p>49.80%</text:p>
          </table:table-cell>
          <table:table-cell table:formula="of:=[.C187]*100" office:value-type="float" office:value="60.6" calcext:value-type="float">
            <text:p>60.6</text:p>
          </table:table-cell>
          <table:table-cell table:formula="of:=[.D187]*100" office:value-type="float" office:value="49.8" calcext:value-type="float">
            <text:p>49.8</text:p>
          </table:table-cell>
          <table:table-cell table:formula="of:=CONCATENATE(&quot;&quot;&quot;&quot;;[.A187];&quot;&quot;&quot;: &quot;&quot;hsl(&quot;;[.B187];&quot;,&quot;;[.E187];&quot;%,&quot;;[.F187];&quot;%)&quot;&quot;,&quot;)" office:value-type="string" office:string-value="&quot;Dark orchid&quot;: &quot;hsl(280.1,60.6%,49.8%)&quot;," calcext:value-type="string">
            <text:p>"Dark orchid": "hsl(280.1,60.6%,49.8%)",</text:p>
          </table:table-cell>
        </table:table-row>
        <table:table-row table:style-name="ro1">
          <table:table-cell office:value-type="string" calcext:value-type="string">
            <text:p>Dark pastel blue</text:p>
          </table:table-cell>
          <table:table-cell table:style-name="ce3" office:value-type="float" office:value="212.1" calcext:value-type="float">
            <text:p>212.10</text:p>
          </table:table-cell>
          <table:table-cell table:style-name="ce2" office:value-type="percentage" office:value="0.447" calcext:value-type="percentage">
            <text:p>44.7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188]*100" office:value-type="float" office:value="44.7" calcext:value-type="float">
            <text:p>44.7</text:p>
          </table:table-cell>
          <table:table-cell table:formula="of:=[.D188]*100" office:value-type="float" office:value="63.1" calcext:value-type="float">
            <text:p>63.1</text:p>
          </table:table-cell>
          <table:table-cell table:formula="of:=CONCATENATE(&quot;&quot;&quot;&quot;;[.A188];&quot;&quot;&quot;: &quot;&quot;hsl(&quot;;[.B188];&quot;,&quot;;[.E188];&quot;%,&quot;;[.F188];&quot;%)&quot;&quot;,&quot;)" office:value-type="string" office:string-value="&quot;Dark pastel blue&quot;: &quot;hsl(212.1,44.7%,63.1%)&quot;," calcext:value-type="string">
            <text:p>"Dark pastel blue": "hsl(212.1,44.7%,63.1%)",</text:p>
          </table:table-cell>
        </table:table-row>
        <table:table-row table:style-name="ro1">
          <table:table-cell office:value-type="string" calcext:value-type="string">
            <text:p>Dark pastel green</text:p>
          </table:table-cell>
          <table:table-cell table:style-name="ce3" office:value-type="float" office:value="138.1" calcext:value-type="float">
            <text:p>138.10</text:p>
          </table:table-cell>
          <table:table-cell table:style-name="ce2" office:value-type="percentage" office:value="0.969" calcext:value-type="percentage">
            <text:p>96.90%</text:p>
          </table:table-cell>
          <table:table-cell table:style-name="ce2" office:value-type="percentage" office:value="0.382" calcext:value-type="percentage">
            <text:p>38.20%</text:p>
          </table:table-cell>
          <table:table-cell table:formula="of:=[.C189]*100" office:value-type="float" office:value="96.9" calcext:value-type="float">
            <text:p>96.9</text:p>
          </table:table-cell>
          <table:table-cell table:formula="of:=[.D189]*100" office:value-type="float" office:value="38.2" calcext:value-type="float">
            <text:p>38.2</text:p>
          </table:table-cell>
          <table:table-cell table:formula="of:=CONCATENATE(&quot;&quot;&quot;&quot;;[.A189];&quot;&quot;&quot;: &quot;&quot;hsl(&quot;;[.B189];&quot;,&quot;;[.E189];&quot;%,&quot;;[.F189];&quot;%)&quot;&quot;,&quot;)" office:value-type="string" office:string-value="&quot;Dark pastel green&quot;: &quot;hsl(138.1,96.9%,38.2%)&quot;," calcext:value-type="string">
            <text:p>"Dark pastel green": "hsl(138.1,96.9%,38.2%)",</text:p>
          </table:table-cell>
        </table:table-row>
        <table:table-row table:style-name="ro1">
          <table:table-cell office:value-type="string" calcext:value-type="string">
            <text:p>Dark pastel purple</text:p>
          </table:table-cell>
          <table:table-cell table:style-name="ce3" office:value-type="float" office:value="262.7" calcext:value-type="float">
            <text:p>262.70</text:p>
          </table:table-cell>
          <table:table-cell table:style-name="ce2" office:value-type="percentage" office:value="0.557" calcext:value-type="percentage">
            <text:p>55.70%</text:p>
          </table:table-cell>
          <table:table-cell table:style-name="ce2" office:value-type="percentage" office:value="0.637" calcext:value-type="percentage">
            <text:p>63.70%</text:p>
          </table:table-cell>
          <table:table-cell table:formula="of:=[.C190]*100" office:value-type="float" office:value="55.7" calcext:value-type="float">
            <text:p>55.7</text:p>
          </table:table-cell>
          <table:table-cell table:formula="of:=[.D190]*100" office:value-type="float" office:value="63.7" calcext:value-type="float">
            <text:p>63.7</text:p>
          </table:table-cell>
          <table:table-cell table:formula="of:=CONCATENATE(&quot;&quot;&quot;&quot;;[.A190];&quot;&quot;&quot;: &quot;&quot;hsl(&quot;;[.B190];&quot;,&quot;;[.E190];&quot;%,&quot;;[.F190];&quot;%)&quot;&quot;,&quot;)" office:value-type="string" office:string-value="&quot;Dark pastel purple&quot;: &quot;hsl(262.7,55.7%,63.7%)&quot;," calcext:value-type="string">
            <text:p>"Dark pastel purple": "hsl(262.7,55.7%,63.7%)",</text:p>
          </table:table-cell>
        </table:table-row>
        <table:table-row table:style-name="ro1">
          <table:table-cell office:value-type="string" calcext:value-type="string">
            <text:p>Dark pastel red</text:p>
          </table:table-cell>
          <table:table-cell table:style-name="ce3" office:value-type="float" office:value="9.4" calcext:value-type="float">
            <text:p>9.40</text:p>
          </table:table-cell>
          <table:table-cell table:style-name="ce2" office:value-type="percentage" office:value="0.702" calcext:value-type="percentage">
            <text:p>70.20%</text:p>
          </table:table-cell>
          <table:table-cell table:style-name="ce2" office:value-type="percentage" office:value="0.447" calcext:value-type="percentage">
            <text:p>44.70%</text:p>
          </table:table-cell>
          <table:table-cell table:formula="of:=[.C191]*100" office:value-type="float" office:value="70.2" calcext:value-type="float">
            <text:p>70.2</text:p>
          </table:table-cell>
          <table:table-cell table:formula="of:=[.D191]*100" office:value-type="float" office:value="44.7" calcext:value-type="float">
            <text:p>44.7</text:p>
          </table:table-cell>
          <table:table-cell table:formula="of:=CONCATENATE(&quot;&quot;&quot;&quot;;[.A191];&quot;&quot;&quot;: &quot;&quot;hsl(&quot;;[.B191];&quot;,&quot;;[.E191];&quot;%,&quot;;[.F191];&quot;%)&quot;&quot;,&quot;)" office:value-type="string" office:string-value="&quot;Dark pastel red&quot;: &quot;hsl(9.4,70.2%,44.7%)&quot;," calcext:value-type="string">
            <text:p>"Dark pastel red": "hsl(9.4,70.2%,44.7%)",</text:p>
          </table:table-cell>
        </table:table-row>
        <table:table-row table:style-name="ro1">
          <table:table-cell office:value-type="string" calcext:value-type="string">
            <text:p>Dark pink</text:p>
          </table:table-cell>
          <table:table-cell table:style-name="ce3" office:value-type="float" office:value="342" calcext:value-type="float">
            <text:p>342.00</text:p>
          </table:table-cell>
          <table:table-cell table:style-name="ce2" office:value-type="percentage" office:value="0.754" calcext:value-type="percentage">
            <text:p>75.40%</text:p>
          </table:table-cell>
          <table:table-cell table:style-name="ce2" office:value-type="percentage" office:value="0.618" calcext:value-type="percentage">
            <text:p>61.80%</text:p>
          </table:table-cell>
          <table:table-cell table:formula="of:=[.C192]*100" office:value-type="float" office:value="75.4" calcext:value-type="float">
            <text:p>75.4</text:p>
          </table:table-cell>
          <table:table-cell table:formula="of:=[.D192]*100" office:value-type="float" office:value="61.8" calcext:value-type="float">
            <text:p>61.8</text:p>
          </table:table-cell>
          <table:table-cell table:formula="of:=CONCATENATE(&quot;&quot;&quot;&quot;;[.A192];&quot;&quot;&quot;: &quot;&quot;hsl(&quot;;[.B192];&quot;,&quot;;[.E192];&quot;%,&quot;;[.F192];&quot;%)&quot;&quot;,&quot;)" office:value-type="string" office:string-value="&quot;Dark pink&quot;: &quot;hsl(342,75.4%,61.8%)&quot;," calcext:value-type="string">
            <text:p>"Dark pink": "hsl(342,75.4%,61.8%)",</text:p>
          </table:table-cell>
        </table:table-row>
        <table:table-row table:style-name="ro1">
          <table:table-cell office:value-type="string" calcext:value-type="string">
            <text:p>Dark powder blue</text:p>
          </table:table-cell>
          <table:table-cell table:style-name="ce3" office:value-type="float" office:value="220" calcext:value-type="float">
            <text:p>2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table:formula="of:=[.C193]*100" office:value-type="float" office:value="100" calcext:value-type="float">
            <text:p>100</text:p>
          </table:table-cell>
          <table:table-cell table:formula="of:=[.D193]*100" office:value-type="float" office:value="30" calcext:value-type="float">
            <text:p>30</text:p>
          </table:table-cell>
          <table:table-cell table:formula="of:=CONCATENATE(&quot;&quot;&quot;&quot;;[.A193];&quot;&quot;&quot;: &quot;&quot;hsl(&quot;;[.B193];&quot;,&quot;;[.E193];&quot;%,&quot;;[.F193];&quot;%)&quot;&quot;,&quot;)" office:value-type="string" office:string-value="&quot;Dark powder blue&quot;: &quot;hsl(220,100%,30%)&quot;," calcext:value-type="string">
            <text:p>"Dark powder blue": "hsl(220,100%,30%)",</text:p>
          </table:table-cell>
        </table:table-row>
        <table:table-row table:style-name="ro1">
          <table:table-cell office:value-type="string" calcext:value-type="string">
            <text:p>Dark raspberry</text:p>
          </table:table-cell>
          <table:table-cell table:style-name="ce3" office:value-type="float" office:value="329.7" calcext:value-type="float">
            <text:p>329.70</text:p>
          </table:table-cell>
          <table:table-cell table:style-name="ce2" office:value-type="percentage" office:value="0.561" calcext:value-type="percentage">
            <text:p>56.10%</text:p>
          </table:table-cell>
          <table:table-cell table:style-name="ce2" office:value-type="percentage" office:value="0.339" calcext:value-type="percentage">
            <text:p>33.90%</text:p>
          </table:table-cell>
          <table:table-cell table:formula="of:=[.C194]*100" office:value-type="float" office:value="56.1" calcext:value-type="float">
            <text:p>56.1</text:p>
          </table:table-cell>
          <table:table-cell table:formula="of:=[.D194]*100" office:value-type="float" office:value="33.9" calcext:value-type="float">
            <text:p>33.9</text:p>
          </table:table-cell>
          <table:table-cell table:formula="of:=CONCATENATE(&quot;&quot;&quot;&quot;;[.A194];&quot;&quot;&quot;: &quot;&quot;hsl(&quot;;[.B194];&quot;,&quot;;[.E194];&quot;%,&quot;;[.F194];&quot;%)&quot;&quot;,&quot;)" office:value-type="string" office:string-value="&quot;Dark raspberry&quot;: &quot;hsl(329.7,56.1%,33.9%)&quot;," calcext:value-type="string">
            <text:p>"Dark raspberry": "hsl(329.7,56.1%,33.9%)",</text:p>
          </table:table-cell>
        </table:table-row>
        <table:table-row table:style-name="ro1">
          <table:table-cell office:value-type="string" calcext:value-type="string">
            <text:p>Dark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73" calcext:value-type="percentage">
            <text:p>27.30%</text:p>
          </table:table-cell>
          <table:table-cell table:formula="of:=[.C195]*100" office:value-type="float" office:value="100" calcext:value-type="float">
            <text:p>100</text:p>
          </table:table-cell>
          <table:table-cell table:formula="of:=[.D195]*100" office:value-type="float" office:value="27.3" calcext:value-type="float">
            <text:p>27.3</text:p>
          </table:table-cell>
          <table:table-cell table:formula="of:=CONCATENATE(&quot;&quot;&quot;&quot;;[.A195];&quot;&quot;&quot;: &quot;&quot;hsl(&quot;;[.B195];&quot;,&quot;;[.E195];&quot;%,&quot;;[.F195];&quot;%)&quot;&quot;,&quot;)" office:value-type="string" office:string-value="&quot;Dark red&quot;: &quot;hsl(0,100%,27.3%)&quot;," calcext:value-type="string">
            <text:p>"Dark red": "hsl(0,100%,27.3%)",</text:p>
          </table:table-cell>
        </table:table-row>
        <table:table-row table:style-name="ro1">
          <table:table-cell office:value-type="string" calcext:value-type="string">
            <text:p>Dark salmon</text:p>
          </table:table-cell>
          <table:table-cell table:style-name="ce3" office:value-type="float" office:value="15.1" calcext:value-type="float">
            <text:p>15.10</text:p>
          </table:table-cell>
          <table:table-cell table:style-name="ce2" office:value-type="percentage" office:value="0.716" calcext:value-type="percentage">
            <text:p>71.60%</text:p>
          </table:table-cell>
          <table:table-cell table:style-name="ce2" office:value-type="percentage" office:value="0.696" calcext:value-type="percentage">
            <text:p>69.60%</text:p>
          </table:table-cell>
          <table:table-cell table:formula="of:=[.C196]*100" office:value-type="float" office:value="71.6" calcext:value-type="float">
            <text:p>71.6</text:p>
          </table:table-cell>
          <table:table-cell table:formula="of:=[.D196]*100" office:value-type="float" office:value="69.6" calcext:value-type="float">
            <text:p>69.6</text:p>
          </table:table-cell>
          <table:table-cell table:formula="of:=CONCATENATE(&quot;&quot;&quot;&quot;;[.A196];&quot;&quot;&quot;: &quot;&quot;hsl(&quot;;[.B196];&quot;,&quot;;[.E196];&quot;%,&quot;;[.F196];&quot;%)&quot;&quot;,&quot;)" office:value-type="string" office:string-value="&quot;Dark salmon&quot;: &quot;hsl(15.1,71.6%,69.6%)&quot;," calcext:value-type="string">
            <text:p>"Dark salmon": "hsl(15.1,71.6%,69.6%)",</text:p>
          </table:table-cell>
        </table:table-row>
        <table:table-row table:style-name="ro1">
          <table:table-cell office:value-type="string" calcext:value-type="string">
            <text:p>Dark scarlet</text:p>
          </table:table-cell>
          <table:table-cell table:style-name="ce3" office:value-type="float" office:value="344.1" calcext:value-type="float">
            <text:p>344.10</text:p>
          </table:table-cell>
          <table:table-cell table:style-name="ce2" office:value-type="percentage" office:value="0.933" calcext:value-type="percentage">
            <text:p>93.30%</text:p>
          </table:table-cell>
          <table:table-cell table:style-name="ce2" office:value-type="percentage" office:value="0.175" calcext:value-type="percentage">
            <text:p>17.50%</text:p>
          </table:table-cell>
          <table:table-cell table:formula="of:=[.C197]*100" office:value-type="float" office:value="93.3" calcext:value-type="float">
            <text:p>93.3</text:p>
          </table:table-cell>
          <table:table-cell table:formula="of:=[.D197]*100" office:value-type="float" office:value="17.5" calcext:value-type="float">
            <text:p>17.5</text:p>
          </table:table-cell>
          <table:table-cell table:formula="of:=CONCATENATE(&quot;&quot;&quot;&quot;;[.A197];&quot;&quot;&quot;: &quot;&quot;hsl(&quot;;[.B197];&quot;,&quot;;[.E197];&quot;%,&quot;;[.F197];&quot;%)&quot;&quot;,&quot;)" office:value-type="string" office:string-value="&quot;Dark scarlet&quot;: &quot;hsl(344.1,93.3%,17.5%)&quot;," calcext:value-type="string">
            <text:p>"Dark scarlet": "hsl(344.1,93.3%,17.5%)",</text:p>
          </table:table-cell>
        </table:table-row>
        <table:table-row table:style-name="ro1">
          <table:table-cell office:value-type="string" calcext:value-type="string">
            <text:p>Dark sea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0.251" calcext:value-type="percentage">
            <text:p>25.10%</text:p>
          </table:table-cell>
          <table:table-cell table:style-name="ce2" office:value-type="percentage" office:value="0.649" calcext:value-type="percentage">
            <text:p>64.90%</text:p>
          </table:table-cell>
          <table:table-cell table:formula="of:=[.C198]*100" office:value-type="float" office:value="25.1" calcext:value-type="float">
            <text:p>25.1</text:p>
          </table:table-cell>
          <table:table-cell table:formula="of:=[.D198]*100" office:value-type="float" office:value="64.9" calcext:value-type="float">
            <text:p>64.9</text:p>
          </table:table-cell>
          <table:table-cell table:formula="of:=CONCATENATE(&quot;&quot;&quot;&quot;;[.A198];&quot;&quot;&quot;: &quot;&quot;hsl(&quot;;[.B198];&quot;,&quot;;[.E198];&quot;%,&quot;;[.F198];&quot;%)&quot;&quot;,&quot;)" office:value-type="string" office:string-value="&quot;Dark sea green&quot;: &quot;hsl(120,25.1%,64.9%)&quot;," calcext:value-type="string">
            <text:p>"Dark sea green": "hsl(120,25.1%,64.9%)",</text:p>
          </table:table-cell>
        </table:table-row>
        <table:table-row table:style-name="ro1">
          <table:table-cell office:value-type="string" calcext:value-type="string">
            <text:p>Dark sienna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157" calcext:value-type="percentage">
            <text:p>15.70%</text:p>
          </table:table-cell>
          <table:table-cell table:formula="of:=[.C199]*100" office:value-type="float" office:value="50" calcext:value-type="float">
            <text:p>50</text:p>
          </table:table-cell>
          <table:table-cell table:formula="of:=[.D199]*100" office:value-type="float" office:value="15.7" calcext:value-type="float">
            <text:p>15.7</text:p>
          </table:table-cell>
          <table:table-cell table:formula="of:=CONCATENATE(&quot;&quot;&quot;&quot;;[.A199];&quot;&quot;&quot;: &quot;&quot;hsl(&quot;;[.B199];&quot;,&quot;;[.E199];&quot;%,&quot;;[.F199];&quot;%)&quot;&quot;,&quot;)" office:value-type="string" office:string-value="&quot;Dark sienna&quot;: &quot;hsl(0,50%,15.7%)&quot;," calcext:value-type="string">
            <text:p>"Dark sienna": "hsl(0,50%,15.7%)",</text:p>
          </table:table-cell>
        </table:table-row>
        <table:table-row table:style-name="ro1">
          <table:table-cell office:value-type="string" calcext:value-type="string">
            <text:p>Dark slate blue</text:p>
          </table:table-cell>
          <table:table-cell table:style-name="ce3" office:value-type="float" office:value="248.5" calcext:value-type="float">
            <text:p>248.50</text:p>
          </table:table-cell>
          <table:table-cell table:style-name="ce2" office:value-type="percentage" office:value="0.39" calcext:value-type="percentage">
            <text:p>39.00%</text:p>
          </table:table-cell>
          <table:table-cell table:style-name="ce2" office:value-type="percentage" office:value="0.392" calcext:value-type="percentage">
            <text:p>39.20%</text:p>
          </table:table-cell>
          <table:table-cell table:formula="of:=[.C200]*100" office:value-type="float" office:value="39" calcext:value-type="float">
            <text:p>39</text:p>
          </table:table-cell>
          <table:table-cell table:formula="of:=[.D200]*100" office:value-type="float" office:value="39.2" calcext:value-type="float">
            <text:p>39.2</text:p>
          </table:table-cell>
          <table:table-cell table:formula="of:=CONCATENATE(&quot;&quot;&quot;&quot;;[.A200];&quot;&quot;&quot;: &quot;&quot;hsl(&quot;;[.B200];&quot;,&quot;;[.E200];&quot;%,&quot;;[.F200];&quot;%)&quot;&quot;,&quot;)" office:value-type="string" office:string-value="&quot;Dark slate blue&quot;: &quot;hsl(248.5,39%,39.2%)&quot;," calcext:value-type="string">
            <text:p>"Dark slate blue": "hsl(248.5,39%,39.2%)",</text:p>
          </table:table-cell>
        </table:table-row>
        <table:table-row table:style-name="ro1">
          <table:table-cell office:value-type="string" calcext:value-type="string">
            <text:p>Dark slate gray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0.254" calcext:value-type="percentage">
            <text:p>25.40%</text:p>
          </table:table-cell>
          <table:table-cell table:style-name="ce2" office:value-type="percentage" office:value="0.247" calcext:value-type="percentage">
            <text:p>24.70%</text:p>
          </table:table-cell>
          <table:table-cell table:formula="of:=[.C201]*100" office:value-type="float" office:value="25.4" calcext:value-type="float">
            <text:p>25.4</text:p>
          </table:table-cell>
          <table:table-cell table:formula="of:=[.D201]*100" office:value-type="float" office:value="24.7" calcext:value-type="float">
            <text:p>24.7</text:p>
          </table:table-cell>
          <table:table-cell table:formula="of:=CONCATENATE(&quot;&quot;&quot;&quot;;[.A201];&quot;&quot;&quot;: &quot;&quot;hsl(&quot;;[.B201];&quot;,&quot;;[.E201];&quot;%,&quot;;[.F201];&quot;%)&quot;&quot;,&quot;)" office:value-type="string" office:string-value="&quot;Dark slate gray&quot;: &quot;hsl(180,25.4%,24.7%)&quot;," calcext:value-type="string">
            <text:p>"Dark slate gray": "hsl(180,25.4%,24.7%)",</text:p>
          </table:table-cell>
        </table:table-row>
        <table:table-row table:style-name="ro1">
          <table:table-cell office:value-type="string" calcext:value-type="string">
            <text:p>Dark spring green</text:p>
          </table:table-cell>
          <table:table-cell table:style-name="ce3" office:value-type="float" office:value="150.3" calcext:value-type="float">
            <text:p>150.30</text:p>
          </table:table-cell>
          <table:table-cell table:style-name="ce2" office:value-type="percentage" office:value="0.664" calcext:value-type="percentage">
            <text:p>66.40%</text:p>
          </table:table-cell>
          <table:table-cell table:style-name="ce2" office:value-type="percentage" office:value="0.269" calcext:value-type="percentage">
            <text:p>26.90%</text:p>
          </table:table-cell>
          <table:table-cell table:formula="of:=[.C202]*100" office:value-type="float" office:value="66.4" calcext:value-type="float">
            <text:p>66.4</text:p>
          </table:table-cell>
          <table:table-cell table:formula="of:=[.D202]*100" office:value-type="float" office:value="26.9" calcext:value-type="float">
            <text:p>26.9</text:p>
          </table:table-cell>
          <table:table-cell table:formula="of:=CONCATENATE(&quot;&quot;&quot;&quot;;[.A202];&quot;&quot;&quot;: &quot;&quot;hsl(&quot;;[.B202];&quot;,&quot;;[.E202];&quot;%,&quot;;[.F202];&quot;%)&quot;&quot;,&quot;)" office:value-type="string" office:string-value="&quot;Dark spring green&quot;: &quot;hsl(150.3,66.4%,26.9%)&quot;," calcext:value-type="string">
            <text:p>"Dark spring green": "hsl(150.3,66.4%,26.9%)",</text:p>
          </table:table-cell>
        </table:table-row>
        <table:table-row table:style-name="ro1">
          <table:table-cell office:value-type="string" calcext:value-type="string">
            <text:p>Dark tan</text:p>
          </table:table-cell>
          <table:table-cell table:style-name="ce3" office:value-type="float" office:value="45" calcext:value-type="float">
            <text:p>45.00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443" calcext:value-type="percentage">
            <text:p>44.30%</text:p>
          </table:table-cell>
          <table:table-cell table:formula="of:=[.C203]*100" office:value-type="float" office:value="28.3" calcext:value-type="float">
            <text:p>28.3</text:p>
          </table:table-cell>
          <table:table-cell table:formula="of:=[.D203]*100" office:value-type="float" office:value="44.3" calcext:value-type="float">
            <text:p>44.3</text:p>
          </table:table-cell>
          <table:table-cell table:formula="of:=CONCATENATE(&quot;&quot;&quot;&quot;;[.A203];&quot;&quot;&quot;: &quot;&quot;hsl(&quot;;[.B203];&quot;,&quot;;[.E203];&quot;%,&quot;;[.F203];&quot;%)&quot;&quot;,&quot;)" office:value-type="string" office:string-value="&quot;Dark tan&quot;: &quot;hsl(45,28.3%,44.3%)&quot;," calcext:value-type="string">
            <text:p>"Dark tan": "hsl(45,28.3%,44.3%)",</text:p>
          </table:table-cell>
        </table:table-row>
        <table:table-row table:style-name="ro1">
          <table:table-cell office:value-type="string" calcext:value-type="string">
            <text:p>Dark tangerine</text:p>
          </table:table-cell>
          <table:table-cell table:style-name="ce3" office:value-type="float" office:value="38" calcext:value-type="float">
            <text:p>38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35" calcext:value-type="percentage">
            <text:p>53.50%</text:p>
          </table:table-cell>
          <table:table-cell table:formula="of:=[.C204]*100" office:value-type="float" office:value="100" calcext:value-type="float">
            <text:p>100</text:p>
          </table:table-cell>
          <table:table-cell table:formula="of:=[.D204]*100" office:value-type="float" office:value="53.5" calcext:value-type="float">
            <text:p>53.5</text:p>
          </table:table-cell>
          <table:table-cell table:formula="of:=CONCATENATE(&quot;&quot;&quot;&quot;;[.A204];&quot;&quot;&quot;: &quot;&quot;hsl(&quot;;[.B204];&quot;,&quot;;[.E204];&quot;%,&quot;;[.F204];&quot;%)&quot;&quot;,&quot;)" office:value-type="string" office:string-value="&quot;Dark tangerine&quot;: &quot;hsl(38,100%,53.5%)&quot;," calcext:value-type="string">
            <text:p>"Dark tangerine": "hsl(38,100%,53.5%)",</text:p>
          </table:table-cell>
        </table:table-row>
        <table:table-row table:style-name="ro1">
          <table:table-cell office:value-type="string" calcext:value-type="string">
            <text:p>Dark taupe</text:p>
          </table:table-cell>
          <table:table-cell table:style-name="ce3" office:value-type="float" office:value="27.3" calcext:value-type="float">
            <text:p>27.30</text:p>
          </table:table-cell>
          <table:table-cell table:style-name="ce2" office:value-type="percentage" office:value="0.18" calcext:value-type="percentage">
            <text:p>18.00%</text:p>
          </table:table-cell>
          <table:table-cell table:style-name="ce2" office:value-type="percentage" office:value="0.239" calcext:value-type="percentage">
            <text:p>23.90%</text:p>
          </table:table-cell>
          <table:table-cell table:formula="of:=[.C205]*100" office:value-type="float" office:value="18" calcext:value-type="float">
            <text:p>18</text:p>
          </table:table-cell>
          <table:table-cell table:formula="of:=[.D205]*100" office:value-type="float" office:value="23.9" calcext:value-type="float">
            <text:p>23.9</text:p>
          </table:table-cell>
          <table:table-cell table:formula="of:=CONCATENATE(&quot;&quot;&quot;&quot;;[.A205];&quot;&quot;&quot;: &quot;&quot;hsl(&quot;;[.B205];&quot;,&quot;;[.E205];&quot;%,&quot;;[.F205];&quot;%)&quot;&quot;,&quot;)" office:value-type="string" office:string-value="&quot;Dark taupe&quot;: &quot;hsl(27.3,18%,23.9%)&quot;," calcext:value-type="string">
            <text:p>"Dark taupe": "hsl(27.3,18%,23.9%)",</text:p>
          </table:table-cell>
        </table:table-row>
        <table:table-row table:style-name="ro1">
          <table:table-cell office:value-type="string" calcext:value-type="string">
            <text:p>Dark terra cotta</text:p>
          </table:table-cell>
          <table:table-cell table:style-name="ce3" office:value-type="float" office:value="353.3" calcext:value-type="float">
            <text:p>353.30</text:p>
          </table:table-cell>
          <table:table-cell table:number-columns-repeated="2" table:style-name="ce2" office:value-type="percentage" office:value="0.553" calcext:value-type="percentage">
            <text:p>55.30%</text:p>
          </table:table-cell>
          <table:table-cell table:formula="of:=[.C206]*100" office:value-type="float" office:value="55.3" calcext:value-type="float">
            <text:p>55.3</text:p>
          </table:table-cell>
          <table:table-cell table:formula="of:=[.D206]*100" office:value-type="float" office:value="55.3" calcext:value-type="float">
            <text:p>55.3</text:p>
          </table:table-cell>
          <table:table-cell table:formula="of:=CONCATENATE(&quot;&quot;&quot;&quot;;[.A206];&quot;&quot;&quot;: &quot;&quot;hsl(&quot;;[.B206];&quot;,&quot;;[.E206];&quot;%,&quot;;[.F206];&quot;%)&quot;&quot;,&quot;)" office:value-type="string" office:string-value="&quot;Dark terra cotta&quot;: &quot;hsl(353.3,55.3%,55.3%)&quot;," calcext:value-type="string">
            <text:p>"Dark terra cotta": "hsl(353.3,55.3%,55.3%)",</text:p>
          </table:table-cell>
        </table:table-row>
        <table:table-row table:style-name="ro1">
          <table:table-cell office:value-type="string" calcext:value-type="string">
            <text:p>Dark turquoise</text:p>
          </table:table-cell>
          <table:table-cell table:style-name="ce3" office:value-type="float" office:value="180.9" calcext:value-type="float">
            <text:p>180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1" calcext:value-type="percentage">
            <text:p>41.00%</text:p>
          </table:table-cell>
          <table:table-cell table:formula="of:=[.C207]*100" office:value-type="float" office:value="100" calcext:value-type="float">
            <text:p>100</text:p>
          </table:table-cell>
          <table:table-cell table:formula="of:=[.D207]*100" office:value-type="float" office:value="41" calcext:value-type="float">
            <text:p>41</text:p>
          </table:table-cell>
          <table:table-cell table:formula="of:=CONCATENATE(&quot;&quot;&quot;&quot;;[.A207];&quot;&quot;&quot;: &quot;&quot;hsl(&quot;;[.B207];&quot;,&quot;;[.E207];&quot;%,&quot;;[.F207];&quot;%)&quot;&quot;,&quot;)" office:value-type="string" office:string-value="&quot;Dark turquoise&quot;: &quot;hsl(180.9,100%,41%)&quot;," calcext:value-type="string">
            <text:p>"Dark turquoise": "hsl(180.9,100%,41%)",</text:p>
          </table:table-cell>
        </table:table-row>
        <table:table-row table:style-name="ro1">
          <table:table-cell office:value-type="string" calcext:value-type="string">
            <text:p>Dark violet</text:p>
          </table:table-cell>
          <table:table-cell table:style-name="ce3" office:value-type="float" office:value="282.1" calcext:value-type="float">
            <text:p>282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14" calcext:value-type="percentage">
            <text:p>41.40%</text:p>
          </table:table-cell>
          <table:table-cell table:formula="of:=[.C208]*100" office:value-type="float" office:value="100" calcext:value-type="float">
            <text:p>100</text:p>
          </table:table-cell>
          <table:table-cell table:formula="of:=[.D208]*100" office:value-type="float" office:value="41.4" calcext:value-type="float">
            <text:p>41.4</text:p>
          </table:table-cell>
          <table:table-cell table:formula="of:=CONCATENATE(&quot;&quot;&quot;&quot;;[.A208];&quot;&quot;&quot;: &quot;&quot;hsl(&quot;;[.B208];&quot;,&quot;;[.E208];&quot;%,&quot;;[.F208];&quot;%)&quot;&quot;,&quot;)" office:value-type="string" office:string-value="&quot;Dark violet&quot;: &quot;hsl(282.1,100%,41.4%)&quot;," calcext:value-type="string">
            <text:p>"Dark violet": "hsl(282.1,100%,41.4%)",</text:p>
          </table:table-cell>
        </table:table-row>
        <table:table-row table:style-name="ro1">
          <table:table-cell office:value-type="string" calcext:value-type="string">
            <text:p>Dartmouth green</text:p>
          </table:table-cell>
          <table:table-cell table:style-name="ce3" office:value-type="float" office:value="155.4" calcext:value-type="float">
            <text:p>155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06" calcext:value-type="percentage">
            <text:p>20.60%</text:p>
          </table:table-cell>
          <table:table-cell table:formula="of:=[.C209]*100" office:value-type="float" office:value="100" calcext:value-type="float">
            <text:p>100</text:p>
          </table:table-cell>
          <table:table-cell table:formula="of:=[.D209]*100" office:value-type="float" office:value="20.6" calcext:value-type="float">
            <text:p>20.6</text:p>
          </table:table-cell>
          <table:table-cell table:formula="of:=CONCATENATE(&quot;&quot;&quot;&quot;;[.A209];&quot;&quot;&quot;: &quot;&quot;hsl(&quot;;[.B209];&quot;,&quot;;[.E209];&quot;%,&quot;;[.F209];&quot;%)&quot;&quot;,&quot;)" office:value-type="string" office:string-value="&quot;Dartmouth green&quot;: &quot;hsl(155.4,100%,20.6%)&quot;," calcext:value-type="string">
            <text:p>"Dartmouth green": "hsl(155.4,100%,20.6%)",</text:p>
          </table:table-cell>
        </table:table-row>
        <table:table-row table:style-name="ro1">
          <table:table-cell office:value-type="string" calcext:value-type="string">
            <text:p>Davy grey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333" calcext:value-type="percentage">
            <text:p>33.30%</text:p>
          </table:table-cell>
          <table:table-cell table:formula="of:=[.C210]*100" office:value-type="float" office:value="0" calcext:value-type="float">
            <text:p>0</text:p>
          </table:table-cell>
          <table:table-cell table:formula="of:=[.D210]*100" office:value-type="float" office:value="33.3" calcext:value-type="float">
            <text:p>33.3</text:p>
          </table:table-cell>
          <table:table-cell table:formula="of:=CONCATENATE(&quot;&quot;&quot;&quot;;[.A210];&quot;&quot;&quot;: &quot;&quot;hsl(&quot;;[.B210];&quot;,&quot;;[.E210];&quot;%,&quot;;[.F210];&quot;%)&quot;&quot;,&quot;)" office:value-type="string" office:string-value="&quot;Davy grey&quot;: &quot;hsl(0,0%,33.3%)&quot;," calcext:value-type="string">
            <text:p>"Davy grey": "hsl(0,0%,33.3%)",</text:p>
          </table:table-cell>
        </table:table-row>
        <table:table-row table:style-name="ro1">
          <table:table-cell office:value-type="string" calcext:value-type="string">
            <text:p>Debian red</text:p>
          </table:table-cell>
          <table:table-cell table:style-name="ce3" office:value-type="float" office:value="338.6" calcext:value-type="float">
            <text:p>338.60</text:p>
          </table:table-cell>
          <table:table-cell table:style-name="ce2" office:value-type="percentage" office:value="0.911" calcext:value-type="percentage">
            <text:p>91.10%</text:p>
          </table:table-cell>
          <table:table-cell table:style-name="ce2" office:value-type="percentage" office:value="0.441" calcext:value-type="percentage">
            <text:p>44.10%</text:p>
          </table:table-cell>
          <table:table-cell table:formula="of:=[.C211]*100" office:value-type="float" office:value="91.1" calcext:value-type="float">
            <text:p>91.1</text:p>
          </table:table-cell>
          <table:table-cell table:formula="of:=[.D211]*100" office:value-type="float" office:value="44.1" calcext:value-type="float">
            <text:p>44.1</text:p>
          </table:table-cell>
          <table:table-cell table:formula="of:=CONCATENATE(&quot;&quot;&quot;&quot;;[.A211];&quot;&quot;&quot;: &quot;&quot;hsl(&quot;;[.B211];&quot;,&quot;;[.E211];&quot;%,&quot;;[.F211];&quot;%)&quot;&quot;,&quot;)" office:value-type="string" office:string-value="&quot;Debian red&quot;: &quot;hsl(338.6,91.1%,44.1%)&quot;," calcext:value-type="string">
            <text:p>"Debian red": "hsl(338.6,91.1%,44.1%)",</text:p>
          </table:table-cell>
        </table:table-row>
        <table:table-row table:style-name="ro1">
          <table:table-cell office:value-type="string" calcext:value-type="string">
            <text:p>Deep carmine</text:p>
          </table:table-cell>
          <table:table-cell table:style-name="ce3" office:value-type="float" office:value="346.9" calcext:value-type="float">
            <text:p>346.90</text:p>
          </table:table-cell>
          <table:table-cell table:style-name="ce2" office:value-type="percentage" office:value="0.682" calcext:value-type="percentage">
            <text:p>68.20%</text:p>
          </table:table-cell>
          <table:table-cell table:style-name="ce2" office:value-type="percentage" office:value="0.394" calcext:value-type="percentage">
            <text:p>39.40%</text:p>
          </table:table-cell>
          <table:table-cell table:formula="of:=[.C212]*100" office:value-type="float" office:value="68.2" calcext:value-type="float">
            <text:p>68.2</text:p>
          </table:table-cell>
          <table:table-cell table:formula="of:=[.D212]*100" office:value-type="float" office:value="39.4" calcext:value-type="float">
            <text:p>39.4</text:p>
          </table:table-cell>
          <table:table-cell table:formula="of:=CONCATENATE(&quot;&quot;&quot;&quot;;[.A212];&quot;&quot;&quot;: &quot;&quot;hsl(&quot;;[.B212];&quot;,&quot;;[.E212];&quot;%,&quot;;[.F212];&quot;%)&quot;&quot;,&quot;)" office:value-type="string" office:string-value="&quot;Deep carmine&quot;: &quot;hsl(346.9,68.2%,39.4%)&quot;," calcext:value-type="string">
            <text:p>"Deep carmine": "hsl(346.9,68.2%,39.4%)",</text:p>
          </table:table-cell>
        </table:table-row>
        <table:table-row table:style-name="ro1">
          <table:table-cell office:value-type="string" calcext:value-type="string">
            <text:p>Deep carmine pink</text:p>
          </table:table-cell>
          <table:table-cell table:style-name="ce3" office:value-type="float" office:value="357.5" calcext:value-type="float">
            <text:p>357.50</text:p>
          </table:table-cell>
          <table:table-cell table:style-name="ce2" office:value-type="percentage" office:value="0.857" calcext:value-type="percentage">
            <text:p>85.70%</text:p>
          </table:table-cell>
          <table:table-cell table:style-name="ce2" office:value-type="percentage" office:value="0.563" calcext:value-type="percentage">
            <text:p>56.30%</text:p>
          </table:table-cell>
          <table:table-cell table:formula="of:=[.C213]*100" office:value-type="float" office:value="85.7" calcext:value-type="float">
            <text:p>85.7</text:p>
          </table:table-cell>
          <table:table-cell table:formula="of:=[.D213]*100" office:value-type="float" office:value="56.3" calcext:value-type="float">
            <text:p>56.3</text:p>
          </table:table-cell>
          <table:table-cell table:formula="of:=CONCATENATE(&quot;&quot;&quot;&quot;;[.A213];&quot;&quot;&quot;: &quot;&quot;hsl(&quot;;[.B213];&quot;,&quot;;[.E213];&quot;%,&quot;;[.F213];&quot;%)&quot;&quot;,&quot;)" office:value-type="string" office:string-value="&quot;Deep carmine pink&quot;: &quot;hsl(357.5,85.7%,56.3%)&quot;," calcext:value-type="string">
            <text:p>"Deep carmine pink": "hsl(357.5,85.7%,56.3%)",</text:p>
          </table:table-cell>
        </table:table-row>
        <table:table-row table:style-name="ro1">
          <table:table-cell office:value-type="string" calcext:value-type="string">
            <text:p>Deep carrot orange</text:p>
          </table:table-cell>
          <table:table-cell table:style-name="ce3" office:value-type="float" office:value="19.4" calcext:value-type="float">
            <text:p>19.40</text:p>
          </table:table-cell>
          <table:table-cell table:style-name="ce2" office:value-type="percentage" office:value="0.811" calcext:value-type="percentage">
            <text:p>81.10%</text:p>
          </table:table-cell>
          <table:table-cell table:style-name="ce2" office:value-type="percentage" office:value="0.543" calcext:value-type="percentage">
            <text:p>54.30%</text:p>
          </table:table-cell>
          <table:table-cell table:formula="of:=[.C214]*100" office:value-type="float" office:value="81.1" calcext:value-type="float">
            <text:p>81.1</text:p>
          </table:table-cell>
          <table:table-cell table:formula="of:=[.D214]*100" office:value-type="float" office:value="54.3" calcext:value-type="float">
            <text:p>54.3</text:p>
          </table:table-cell>
          <table:table-cell table:formula="of:=CONCATENATE(&quot;&quot;&quot;&quot;;[.A214];&quot;&quot;&quot;: &quot;&quot;hsl(&quot;;[.B214];&quot;,&quot;;[.E214];&quot;%,&quot;;[.F214];&quot;%)&quot;&quot;,&quot;)" office:value-type="string" office:string-value="&quot;Deep carrot orange&quot;: &quot;hsl(19.4,81.1%,54.3%)&quot;," calcext:value-type="string">
            <text:p>"Deep carrot orange": "hsl(19.4,81.1%,54.3%)",</text:p>
          </table:table-cell>
        </table:table-row>
        <table:table-row table:style-name="ro1">
          <table:table-cell office:value-type="string" calcext:value-type="string">
            <text:p>Deep cerise</text:p>
          </table:table-cell>
          <table:table-cell table:style-name="ce3" office:value-type="float" office:value="329.6" calcext:value-type="float">
            <text:p>329.60</text:p>
          </table:table-cell>
          <table:table-cell table:style-name="ce2" office:value-type="percentage" office:value="0.694" calcext:value-type="percentage">
            <text:p>69.40%</text:p>
          </table:table-cell>
          <table:table-cell table:style-name="ce2" office:value-type="percentage" office:value="0.525" calcext:value-type="percentage">
            <text:p>52.50%</text:p>
          </table:table-cell>
          <table:table-cell table:formula="of:=[.C215]*100" office:value-type="float" office:value="69.4" calcext:value-type="float">
            <text:p>69.4</text:p>
          </table:table-cell>
          <table:table-cell table:formula="of:=[.D215]*100" office:value-type="float" office:value="52.5" calcext:value-type="float">
            <text:p>52.5</text:p>
          </table:table-cell>
          <table:table-cell table:formula="of:=CONCATENATE(&quot;&quot;&quot;&quot;;[.A215];&quot;&quot;&quot;: &quot;&quot;hsl(&quot;;[.B215];&quot;,&quot;;[.E215];&quot;%,&quot;;[.F215];&quot;%)&quot;&quot;,&quot;)" office:value-type="string" office:string-value="&quot;Deep cerise&quot;: &quot;hsl(329.6,69.4%,52.5%)&quot;," calcext:value-type="string">
            <text:p>"Deep cerise": "hsl(329.6,69.4%,52.5%)",</text:p>
          </table:table-cell>
        </table:table-row>
        <table:table-row table:style-name="ro1">
          <table:table-cell office:value-type="string" calcext:value-type="string">
            <text:p>Deep champagne</text:p>
          </table:table-cell>
          <table:table-cell table:style-name="ce3" office:value-type="float" office:value="34.6" calcext:value-type="float">
            <text:p>34.60</text:p>
          </table:table-cell>
          <table:table-cell table:style-name="ce2" office:value-type="percentage" office:value="0.895" calcext:value-type="percentage">
            <text:p>89.50%</text:p>
          </table:table-cell>
          <table:table-cell table:style-name="ce2" office:value-type="percentage" office:value="0.814" calcext:value-type="percentage">
            <text:p>81.40%</text:p>
          </table:table-cell>
          <table:table-cell table:formula="of:=[.C216]*100" office:value-type="float" office:value="89.5" calcext:value-type="float">
            <text:p>89.5</text:p>
          </table:table-cell>
          <table:table-cell table:formula="of:=[.D216]*100" office:value-type="float" office:value="81.4" calcext:value-type="float">
            <text:p>81.4</text:p>
          </table:table-cell>
          <table:table-cell table:formula="of:=CONCATENATE(&quot;&quot;&quot;&quot;;[.A216];&quot;&quot;&quot;: &quot;&quot;hsl(&quot;;[.B216];&quot;,&quot;;[.E216];&quot;%,&quot;;[.F216];&quot;%)&quot;&quot;,&quot;)" office:value-type="string" office:string-value="&quot;Deep champagne&quot;: &quot;hsl(34.6,89.5%,81.4%)&quot;," calcext:value-type="string">
            <text:p>"Deep champagne": "hsl(34.6,89.5%,81.4%)",</text:p>
          </table:table-cell>
        </table:table-row>
        <table:table-row table:style-name="ro1">
          <table:table-cell office:value-type="string" calcext:value-type="string">
            <text:p>Deep chestnut</text:p>
          </table:table-cell>
          <table:table-cell table:style-name="ce3" office:value-type="float" office:value="3.2" calcext:value-type="float">
            <text:p>3.20</text:p>
          </table:table-cell>
          <table:table-cell table:style-name="ce2" office:value-type="percentage" office:value="0.447" calcext:value-type="percentage">
            <text:p>44.70%</text:p>
          </table:table-cell>
          <table:table-cell table:style-name="ce2" office:value-type="percentage" office:value="0.504" calcext:value-type="percentage">
            <text:p>50.40%</text:p>
          </table:table-cell>
          <table:table-cell table:formula="of:=[.C217]*100" office:value-type="float" office:value="44.7" calcext:value-type="float">
            <text:p>44.7</text:p>
          </table:table-cell>
          <table:table-cell table:formula="of:=[.D217]*100" office:value-type="float" office:value="50.4" calcext:value-type="float">
            <text:p>50.4</text:p>
          </table:table-cell>
          <table:table-cell table:formula="of:=CONCATENATE(&quot;&quot;&quot;&quot;;[.A217];&quot;&quot;&quot;: &quot;&quot;hsl(&quot;;[.B217];&quot;,&quot;;[.E217];&quot;%,&quot;;[.F217];&quot;%)&quot;&quot;,&quot;)" office:value-type="string" office:string-value="&quot;Deep chestnut&quot;: &quot;hsl(3.2,44.7%,50.4%)&quot;," calcext:value-type="string">
            <text:p>"Deep chestnut": "hsl(3.2,44.7%,50.4%)",</text:p>
          </table:table-cell>
        </table:table-row>
        <table:table-row table:style-name="ro1">
          <table:table-cell office:value-type="string" calcext:value-type="string">
            <text:p>Deep coffee</text:p>
          </table:table-cell>
          <table:table-cell table:style-name="ce3" office:value-type="float" office:value="1.3" calcext:value-type="float">
            <text:p>1.30</text:p>
          </table:table-cell>
          <table:table-cell table:style-name="ce2" office:value-type="percentage" office:value="0.266" calcext:value-type="percentage">
            <text:p>26.60%</text:p>
          </table:table-cell>
          <table:table-cell table:style-name="ce2" office:value-type="percentage" office:value="0.347" calcext:value-type="percentage">
            <text:p>34.70%</text:p>
          </table:table-cell>
          <table:table-cell table:formula="of:=[.C218]*100" office:value-type="float" office:value="26.6" calcext:value-type="float">
            <text:p>26.6</text:p>
          </table:table-cell>
          <table:table-cell table:formula="of:=[.D218]*100" office:value-type="float" office:value="34.7" calcext:value-type="float">
            <text:p>34.7</text:p>
          </table:table-cell>
          <table:table-cell table:formula="of:=CONCATENATE(&quot;&quot;&quot;&quot;;[.A218];&quot;&quot;&quot;: &quot;&quot;hsl(&quot;;[.B218];&quot;,&quot;;[.E218];&quot;%,&quot;;[.F218];&quot;%)&quot;&quot;,&quot;)" office:value-type="string" office:string-value="&quot;Deep coffee&quot;: &quot;hsl(1.3,26.6%,34.7%)&quot;," calcext:value-type="string">
            <text:p>"Deep coffee": "hsl(1.3,26.6%,34.7%)",</text:p>
          </table:table-cell>
        </table:table-row>
        <table:table-row table:style-name="ro1">
          <table:table-cell office:value-type="string" calcext:value-type="string">
            <text:p>Deep fuchsia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43" calcext:value-type="percentage">
            <text:p>54.30%</text:p>
          </table:table-cell>
          <table:table-cell table:formula="of:=[.C219]*100" office:value-type="float" office:value="46.8" calcext:value-type="float">
            <text:p>46.8</text:p>
          </table:table-cell>
          <table:table-cell table:formula="of:=[.D219]*100" office:value-type="float" office:value="54.3" calcext:value-type="float">
            <text:p>54.3</text:p>
          </table:table-cell>
          <table:table-cell table:formula="of:=CONCATENATE(&quot;&quot;&quot;&quot;;[.A219];&quot;&quot;&quot;: &quot;&quot;hsl(&quot;;[.B219];&quot;,&quot;;[.E219];&quot;%,&quot;;[.F219];&quot;%)&quot;&quot;,&quot;)" office:value-type="string" office:string-value="&quot;Deep fuchsia&quot;: &quot;hsl(300,46.8%,54.3%)&quot;," calcext:value-type="string">
            <text:p>"Deep fuchsia": "hsl(300,46.8%,54.3%)",</text:p>
          </table:table-cell>
        </table:table-row>
        <table:table-row table:style-name="ro1">
          <table:table-cell office:value-type="string" calcext:value-type="string">
            <text:p>Deep jungle green</text:p>
          </table:table-cell>
          <table:table-cell table:style-name="ce3" office:value-type="float" office:value="178.4" calcext:value-type="float">
            <text:p>178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47" calcext:value-type="percentage">
            <text:p>14.70%</text:p>
          </table:table-cell>
          <table:table-cell table:formula="of:=[.C220]*100" office:value-type="float" office:value="100" calcext:value-type="float">
            <text:p>100</text:p>
          </table:table-cell>
          <table:table-cell table:formula="of:=[.D220]*100" office:value-type="float" office:value="14.7" calcext:value-type="float">
            <text:p>14.7</text:p>
          </table:table-cell>
          <table:table-cell table:formula="of:=CONCATENATE(&quot;&quot;&quot;&quot;;[.A220];&quot;&quot;&quot;: &quot;&quot;hsl(&quot;;[.B220];&quot;,&quot;;[.E220];&quot;%,&quot;;[.F220];&quot;%)&quot;&quot;,&quot;)" office:value-type="string" office:string-value="&quot;Deep jungle green&quot;: &quot;hsl(178.4,100%,14.7%)&quot;," calcext:value-type="string">
            <text:p>"Deep jungle green": "hsl(178.4,100%,14.7%)",</text:p>
          </table:table-cell>
        </table:table-row>
        <table:table-row table:style-name="ro1">
          <table:table-cell office:value-type="string" calcext:value-type="string">
            <text:p>Deep lilac</text:p>
          </table:table-cell>
          <table:table-cell table:style-name="ce3" office:value-type="float" office:value="280" calcext:value-type="float">
            <text:p>280.00</text:p>
          </table:table-cell>
          <table:table-cell table:style-name="ce2" office:value-type="percentage" office:value="0.429" calcext:value-type="percentage">
            <text:p>42.90%</text:p>
          </table:table-cell>
          <table:table-cell table:style-name="ce2" office:value-type="percentage" office:value="0.533" calcext:value-type="percentage">
            <text:p>53.30%</text:p>
          </table:table-cell>
          <table:table-cell table:formula="of:=[.C221]*100" office:value-type="float" office:value="42.9" calcext:value-type="float">
            <text:p>42.9</text:p>
          </table:table-cell>
          <table:table-cell table:formula="of:=[.D221]*100" office:value-type="float" office:value="53.3" calcext:value-type="float">
            <text:p>53.3</text:p>
          </table:table-cell>
          <table:table-cell table:formula="of:=CONCATENATE(&quot;&quot;&quot;&quot;;[.A221];&quot;&quot;&quot;: &quot;&quot;hsl(&quot;;[.B221];&quot;,&quot;;[.E221];&quot;%,&quot;;[.F221];&quot;%)&quot;&quot;,&quot;)" office:value-type="string" office:string-value="&quot;Deep lilac&quot;: &quot;hsl(280,42.9%,53.3%)&quot;," calcext:value-type="string">
            <text:p>"Deep lilac": "hsl(280,42.9%,53.3%)",</text:p>
          </table:table-cell>
        </table:table-row>
        <table:table-row table:style-name="ro1">
          <table:table-cell office:value-type="string" calcext:value-type="string">
            <text:p>Deep magenta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" calcext:value-type="percentage">
            <text:p>40.00%</text:p>
          </table:table-cell>
          <table:table-cell table:formula="of:=[.C222]*100" office:value-type="float" office:value="100" calcext:value-type="float">
            <text:p>100</text:p>
          </table:table-cell>
          <table:table-cell table:formula="of:=[.D222]*100" office:value-type="float" office:value="40" calcext:value-type="float">
            <text:p>40</text:p>
          </table:table-cell>
          <table:table-cell table:formula="of:=CONCATENATE(&quot;&quot;&quot;&quot;;[.A222];&quot;&quot;&quot;: &quot;&quot;hsl(&quot;;[.B222];&quot;,&quot;;[.E222];&quot;%,&quot;;[.F222];&quot;%)&quot;&quot;,&quot;)" office:value-type="string" office:string-value="&quot;Deep magenta&quot;: &quot;hsl(300,100%,40%)&quot;," calcext:value-type="string">
            <text:p>"Deep magenta": "hsl(300,100%,40%)",</text:p>
          </table:table-cell>
        </table:table-row>
        <table:table-row table:style-name="ro1">
          <table:table-cell office:value-type="string" calcext:value-type="string">
            <text:p>Deep peach</text:p>
          </table:table-cell>
          <table:table-cell table:style-name="ce3" office:value-type="float" office:value="25.7" calcext:value-type="float">
            <text:p>25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22" calcext:value-type="percentage">
            <text:p>82.20%</text:p>
          </table:table-cell>
          <table:table-cell table:formula="of:=[.C223]*100" office:value-type="float" office:value="100" calcext:value-type="float">
            <text:p>100</text:p>
          </table:table-cell>
          <table:table-cell table:formula="of:=[.D223]*100" office:value-type="float" office:value="82.2" calcext:value-type="float">
            <text:p>82.2</text:p>
          </table:table-cell>
          <table:table-cell table:formula="of:=CONCATENATE(&quot;&quot;&quot;&quot;;[.A223];&quot;&quot;&quot;: &quot;&quot;hsl(&quot;;[.B223];&quot;,&quot;;[.E223];&quot;%,&quot;;[.F223];&quot;%)&quot;&quot;,&quot;)" office:value-type="string" office:string-value="&quot;Deep peach&quot;: &quot;hsl(25.7,100%,82.2%)&quot;," calcext:value-type="string">
            <text:p>"Deep peach": "hsl(25.7,100%,82.2%)",</text:p>
          </table:table-cell>
        </table:table-row>
        <table:table-row table:style-name="ro1">
          <table:table-cell office:value-type="string" calcext:value-type="string">
            <text:p>Deep pink</text:p>
          </table:table-cell>
          <table:table-cell table:style-name="ce3" office:value-type="float" office:value="327.6" calcext:value-type="float">
            <text:p>327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39" calcext:value-type="percentage">
            <text:p>53.90%</text:p>
          </table:table-cell>
          <table:table-cell table:formula="of:=[.C224]*100" office:value-type="float" office:value="100" calcext:value-type="float">
            <text:p>100</text:p>
          </table:table-cell>
          <table:table-cell table:formula="of:=[.D224]*100" office:value-type="float" office:value="53.9" calcext:value-type="float">
            <text:p>53.9</text:p>
          </table:table-cell>
          <table:table-cell table:formula="of:=CONCATENATE(&quot;&quot;&quot;&quot;;[.A224];&quot;&quot;&quot;: &quot;&quot;hsl(&quot;;[.B224];&quot;,&quot;;[.E224];&quot;%,&quot;;[.F224];&quot;%)&quot;&quot;,&quot;)" office:value-type="string" office:string-value="&quot;Deep pink&quot;: &quot;hsl(327.6,100%,53.9%)&quot;," calcext:value-type="string">
            <text:p>"Deep pink": "hsl(327.6,100%,53.9%)",</text:p>
          </table:table-cell>
        </table:table-row>
        <table:table-row table:style-name="ro1">
          <table:table-cell office:value-type="string" calcext:value-type="string">
            <text:p>Deep saffron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" calcext:value-type="percentage">
            <text:p>60.00%</text:p>
          </table:table-cell>
          <table:table-cell table:formula="of:=[.C225]*100" office:value-type="float" office:value="100" calcext:value-type="float">
            <text:p>100</text:p>
          </table:table-cell>
          <table:table-cell table:formula="of:=[.D225]*100" office:value-type="float" office:value="60" calcext:value-type="float">
            <text:p>60</text:p>
          </table:table-cell>
          <table:table-cell table:formula="of:=CONCATENATE(&quot;&quot;&quot;&quot;;[.A225];&quot;&quot;&quot;: &quot;&quot;hsl(&quot;;[.B225];&quot;,&quot;;[.E225];&quot;%,&quot;;[.F225];&quot;%)&quot;&quot;,&quot;)" office:value-type="string" office:string-value="&quot;Deep saffron&quot;: &quot;hsl(30,100%,60%)&quot;," calcext:value-type="string">
            <text:p>"Deep saffron": "hsl(30,100%,60%)",</text:p>
          </table:table-cell>
        </table:table-row>
        <table:table-row table:style-name="ro1">
          <table:table-cell office:value-type="string" calcext:value-type="string">
            <text:p>Deep sky blue</text:p>
          </table:table-cell>
          <table:table-cell table:style-name="ce3" office:value-type="float" office:value="195.1" calcext:value-type="float">
            <text:p>195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26]*100" office:value-type="float" office:value="100" calcext:value-type="float">
            <text:p>100</text:p>
          </table:table-cell>
          <table:table-cell table:formula="of:=[.D226]*100" office:value-type="float" office:value="50" calcext:value-type="float">
            <text:p>50</text:p>
          </table:table-cell>
          <table:table-cell table:formula="of:=CONCATENATE(&quot;&quot;&quot;&quot;;[.A226];&quot;&quot;&quot;: &quot;&quot;hsl(&quot;;[.B226];&quot;,&quot;;[.E226];&quot;%,&quot;;[.F226];&quot;%)&quot;&quot;,&quot;)" office:value-type="string" office:string-value="&quot;Deep sky blue&quot;: &quot;hsl(195.1,100%,50%)&quot;," calcext:value-type="string">
            <text:p>"Deep sky blue": "hsl(195.1,100%,50%)",</text:p>
          </table:table-cell>
        </table:table-row>
        <table:table-row table:style-name="ro1">
          <table:table-cell office:value-type="string" calcext:value-type="string">
            <text:p>Denim</text:p>
          </table:table-cell>
          <table:table-cell table:style-name="ce3" office:value-type="float" office:value="213.2" calcext:value-type="float">
            <text:p>213.20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412" calcext:value-type="percentage">
            <text:p>41.20%</text:p>
          </table:table-cell>
          <table:table-cell table:formula="of:=[.C227]*100" office:value-type="float" office:value="80" calcext:value-type="float">
            <text:p>80</text:p>
          </table:table-cell>
          <table:table-cell table:formula="of:=[.D227]*100" office:value-type="float" office:value="41.2" calcext:value-type="float">
            <text:p>41.2</text:p>
          </table:table-cell>
          <table:table-cell table:formula="of:=CONCATENATE(&quot;&quot;&quot;&quot;;[.A227];&quot;&quot;&quot;: &quot;&quot;hsl(&quot;;[.B227];&quot;,&quot;;[.E227];&quot;%,&quot;;[.F227];&quot;%)&quot;&quot;,&quot;)" office:value-type="string" office:string-value="&quot;Denim&quot;: &quot;hsl(213.2,80%,41.2%)&quot;," calcext:value-type="string">
            <text:p>"Denim": "hsl(213.2,80%,41.2%)",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table:style-name="ce3" office:value-type="float" office:value="32.8" calcext:value-type="float">
            <text:p>32.80</text:p>
          </table:table-cell>
          <table:table-cell table:style-name="ce2" office:value-type="percentage" office:value="0.41" calcext:value-type="percentage">
            <text:p>41.00%</text:p>
          </table:table-cell>
          <table:table-cell table:style-name="ce2" office:value-type="percentage" office:value="0.588" calcext:value-type="percentage">
            <text:p>58.80%</text:p>
          </table:table-cell>
          <table:table-cell table:formula="of:=[.C228]*100" office:value-type="float" office:value="41" calcext:value-type="float">
            <text:p>41</text:p>
          </table:table-cell>
          <table:table-cell table:formula="of:=[.D228]*100" office:value-type="float" office:value="58.8" calcext:value-type="float">
            <text:p>58.8</text:p>
          </table:table-cell>
          <table:table-cell table:formula="of:=CONCATENATE(&quot;&quot;&quot;&quot;;[.A228];&quot;&quot;&quot;: &quot;&quot;hsl(&quot;;[.B228];&quot;,&quot;;[.E228];&quot;%,&quot;;[.F228];&quot;%)&quot;&quot;,&quot;)" office:value-type="string" office:string-value="&quot;Desert&quot;: &quot;hsl(32.8,41%,58.8%)&quot;," calcext:value-type="string">
            <text:p>"Desert": "hsl(32.8,41%,58.8%)",</text:p>
          </table:table-cell>
        </table:table-row>
        <table:table-row table:style-name="ro1">
          <table:table-cell office:value-type="string" calcext:value-type="string">
            <text:p>Desert sand</text:p>
          </table:table-cell>
          <table:table-cell table:style-name="ce3" office:value-type="float" office:value="25.2" calcext:value-type="float">
            <text:p>25.20</text:p>
          </table:table-cell>
          <table:table-cell table:style-name="ce2" office:value-type="percentage" office:value="0.633" calcext:value-type="percentage">
            <text:p>63.30%</text:p>
          </table:table-cell>
          <table:table-cell table:style-name="ce2" office:value-type="percentage" office:value="0.808" calcext:value-type="percentage">
            <text:p>80.80%</text:p>
          </table:table-cell>
          <table:table-cell table:formula="of:=[.C229]*100" office:value-type="float" office:value="63.3" calcext:value-type="float">
            <text:p>63.3</text:p>
          </table:table-cell>
          <table:table-cell table:formula="of:=[.D229]*100" office:value-type="float" office:value="80.8" calcext:value-type="float">
            <text:p>80.8</text:p>
          </table:table-cell>
          <table:table-cell table:formula="of:=CONCATENATE(&quot;&quot;&quot;&quot;;[.A229];&quot;&quot;&quot;: &quot;&quot;hsl(&quot;;[.B229];&quot;,&quot;;[.E229];&quot;%,&quot;;[.F229];&quot;%)&quot;&quot;,&quot;)" office:value-type="string" office:string-value="&quot;Desert sand&quot;: &quot;hsl(25.2,63.3%,80.8%)&quot;," calcext:value-type="string">
            <text:p>"Desert sand": "hsl(25.2,63.3%,80.8%)",</text:p>
          </table:table-cell>
        </table:table-row>
        <table:table-row table:style-name="ro1">
          <table:table-cell office:value-type="string" calcext:value-type="string">
            <text:p>Dim gray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412" calcext:value-type="percentage">
            <text:p>41.20%</text:p>
          </table:table-cell>
          <table:table-cell table:formula="of:=[.C230]*100" office:value-type="float" office:value="0" calcext:value-type="float">
            <text:p>0</text:p>
          </table:table-cell>
          <table:table-cell table:formula="of:=[.D230]*100" office:value-type="float" office:value="41.2" calcext:value-type="float">
            <text:p>41.2</text:p>
          </table:table-cell>
          <table:table-cell table:formula="of:=CONCATENATE(&quot;&quot;&quot;&quot;;[.A230];&quot;&quot;&quot;: &quot;&quot;hsl(&quot;;[.B230];&quot;,&quot;;[.E230];&quot;%,&quot;;[.F230];&quot;%)&quot;&quot;,&quot;)" office:value-type="string" office:string-value="&quot;Dim gray&quot;: &quot;hsl(0,0%,41.2%)&quot;," calcext:value-type="string">
            <text:p>"Dim gray": "hsl(0,0%,41.2%)",</text:p>
          </table:table-cell>
        </table:table-row>
        <table:table-row table:style-name="ro1">
          <table:table-cell office:value-type="string" calcext:value-type="string">
            <text:p>Dodger blue</text:p>
          </table:table-cell>
          <table:table-cell table:style-name="ce3" office:value-type="float" office:value="209.6" calcext:value-type="float">
            <text:p>209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59" calcext:value-type="percentage">
            <text:p>55.90%</text:p>
          </table:table-cell>
          <table:table-cell table:formula="of:=[.C231]*100" office:value-type="float" office:value="100" calcext:value-type="float">
            <text:p>100</text:p>
          </table:table-cell>
          <table:table-cell table:formula="of:=[.D231]*100" office:value-type="float" office:value="55.9" calcext:value-type="float">
            <text:p>55.9</text:p>
          </table:table-cell>
          <table:table-cell table:formula="of:=CONCATENATE(&quot;&quot;&quot;&quot;;[.A231];&quot;&quot;&quot;: &quot;&quot;hsl(&quot;;[.B231];&quot;,&quot;;[.E231];&quot;%,&quot;;[.F231];&quot;%)&quot;&quot;,&quot;)" office:value-type="string" office:string-value="&quot;Dodger blue&quot;: &quot;hsl(209.6,100%,55.9%)&quot;," calcext:value-type="string">
            <text:p>"Dodger blue": "hsl(209.6,100%,55.9%)",</text:p>
          </table:table-cell>
        </table:table-row>
        <table:table-row table:style-name="ro1">
          <table:table-cell office:value-type="string" calcext:value-type="string">
            <text:p>Dogwood rose</text:p>
          </table:table-cell>
          <table:table-cell table:style-name="ce3" office:value-type="float" office:value="334.9" calcext:value-type="float">
            <text:p>334.90</text:p>
          </table:table-cell>
          <table:table-cell table:style-name="ce2" office:value-type="percentage" office:value="0.799" calcext:value-type="percentage">
            <text:p>79.90%</text:p>
          </table:table-cell>
          <table:table-cell table:style-name="ce2" office:value-type="percentage" office:value="0.469" calcext:value-type="percentage">
            <text:p>46.90%</text:p>
          </table:table-cell>
          <table:table-cell table:formula="of:=[.C232]*100" office:value-type="float" office:value="79.9" calcext:value-type="float">
            <text:p>79.9</text:p>
          </table:table-cell>
          <table:table-cell table:formula="of:=[.D232]*100" office:value-type="float" office:value="46.9" calcext:value-type="float">
            <text:p>46.9</text:p>
          </table:table-cell>
          <table:table-cell table:formula="of:=CONCATENATE(&quot;&quot;&quot;&quot;;[.A232];&quot;&quot;&quot;: &quot;&quot;hsl(&quot;;[.B232];&quot;,&quot;;[.E232];&quot;%,&quot;;[.F232];&quot;%)&quot;&quot;,&quot;)" office:value-type="string" office:string-value="&quot;Dogwood rose&quot;: &quot;hsl(334.9,79.9%,46.9%)&quot;," calcext:value-type="string">
            <text:p>"Dogwood rose": "hsl(334.9,79.9%,46.9%)",</text:p>
          </table:table-cell>
        </table:table-row>
        <table:table-row table:style-name="ro1">
          <table:table-cell office:value-type="string" calcext:value-type="string">
            <text:p>Dollar bill</text:p>
          </table:table-cell>
          <table:table-cell table:style-name="ce3" office:value-type="float" office:value="97.7" calcext:value-type="float">
            <text:p>97.70</text:p>
          </table:table-cell>
          <table:table-cell table:style-name="ce2" office:value-type="percentage" office:value="0.387" calcext:value-type="percentage">
            <text:p>38.70%</text:p>
          </table:table-cell>
          <table:table-cell table:style-name="ce2" office:value-type="percentage" office:value="0.565" calcext:value-type="percentage">
            <text:p>56.50%</text:p>
          </table:table-cell>
          <table:table-cell table:formula="of:=[.C233]*100" office:value-type="float" office:value="38.7" calcext:value-type="float">
            <text:p>38.7</text:p>
          </table:table-cell>
          <table:table-cell table:formula="of:=[.D233]*100" office:value-type="float" office:value="56.5" calcext:value-type="float">
            <text:p>56.5</text:p>
          </table:table-cell>
          <table:table-cell table:formula="of:=CONCATENATE(&quot;&quot;&quot;&quot;;[.A233];&quot;&quot;&quot;: &quot;&quot;hsl(&quot;;[.B233];&quot;,&quot;;[.E233];&quot;%,&quot;;[.F233];&quot;%)&quot;&quot;,&quot;)" office:value-type="string" office:string-value="&quot;Dollar bill&quot;: &quot;hsl(97.7,38.7%,56.5%)&quot;," calcext:value-type="string">
            <text:p>"Dollar bill": "hsl(97.7,38.7%,56.5%)",</text:p>
          </table:table-cell>
        </table:table-row>
        <table:table-row table:style-name="ro1">
          <table:table-cell office:value-type="string" calcext:value-type="string">
            <text:p>Drab</text:p>
          </table:table-cell>
          <table:table-cell table:style-name="ce3" office:value-type="float" office:value="42.5" calcext:value-type="float">
            <text:p>42.50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339" calcext:value-type="percentage">
            <text:p>33.90%</text:p>
          </table:table-cell>
          <table:table-cell table:formula="of:=[.C234]*100" office:value-type="float" office:value="73.4" calcext:value-type="float">
            <text:p>73.4</text:p>
          </table:table-cell>
          <table:table-cell table:formula="of:=[.D234]*100" office:value-type="float" office:value="33.9" calcext:value-type="float">
            <text:p>33.9</text:p>
          </table:table-cell>
          <table:table-cell table:formula="of:=CONCATENATE(&quot;&quot;&quot;&quot;;[.A234];&quot;&quot;&quot;: &quot;&quot;hsl(&quot;;[.B234];&quot;,&quot;;[.E234];&quot;%,&quot;;[.F234];&quot;%)&quot;&quot;,&quot;)" office:value-type="string" office:string-value="&quot;Drab&quot;: &quot;hsl(42.5,73.4%,33.9%)&quot;," calcext:value-type="string">
            <text:p>"Drab": "hsl(42.5,73.4%,33.9%)",</text:p>
          </table:table-cell>
        </table:table-row>
        <table:table-row table:style-name="ro1">
          <table:table-cell office:value-type="string" calcext:value-type="string">
            <text:p>Duke blu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06" calcext:value-type="percentage">
            <text:p>30.60%</text:p>
          </table:table-cell>
          <table:table-cell table:formula="of:=[.C235]*100" office:value-type="float" office:value="100" calcext:value-type="float">
            <text:p>100</text:p>
          </table:table-cell>
          <table:table-cell table:formula="of:=[.D235]*100" office:value-type="float" office:value="30.6" calcext:value-type="float">
            <text:p>30.6</text:p>
          </table:table-cell>
          <table:table-cell table:formula="of:=CONCATENATE(&quot;&quot;&quot;&quot;;[.A235];&quot;&quot;&quot;: &quot;&quot;hsl(&quot;;[.B235];&quot;,&quot;;[.E235];&quot;%,&quot;;[.F235];&quot;%)&quot;&quot;,&quot;)" office:value-type="string" office:string-value="&quot;Duke blue&quot;: &quot;hsl(240,100%,30.6%)&quot;," calcext:value-type="string">
            <text:p>"Duke blue": "hsl(240,100%,30.6%)",</text:p>
          </table:table-cell>
        </table:table-row>
        <table:table-row table:style-name="ro1">
          <table:table-cell office:value-type="string" calcext:value-type="string">
            <text:p>Earth yellow</text:p>
          </table:table-cell>
          <table:table-cell table:style-name="ce3" office:value-type="float" office:value="34.2" calcext:value-type="float">
            <text:p>34.20</text:p>
          </table:table-cell>
          <table:table-cell table:style-name="ce2" office:value-type="percentage" office:value="0.684" calcext:value-type="percentage">
            <text:p>68.40%</text:p>
          </table:table-cell>
          <table:table-cell table:style-name="ce2" office:value-type="percentage" office:value="0.627" calcext:value-type="percentage">
            <text:p>62.70%</text:p>
          </table:table-cell>
          <table:table-cell table:formula="of:=[.C236]*100" office:value-type="float" office:value="68.4" calcext:value-type="float">
            <text:p>68.4</text:p>
          </table:table-cell>
          <table:table-cell table:formula="of:=[.D236]*100" office:value-type="float" office:value="62.7" calcext:value-type="float">
            <text:p>62.7</text:p>
          </table:table-cell>
          <table:table-cell table:formula="of:=CONCATENATE(&quot;&quot;&quot;&quot;;[.A236];&quot;&quot;&quot;: &quot;&quot;hsl(&quot;;[.B236];&quot;,&quot;;[.E236];&quot;%,&quot;;[.F236];&quot;%)&quot;&quot;,&quot;)" office:value-type="string" office:string-value="&quot;Earth yellow&quot;: &quot;hsl(34.2,68.4%,62.7%)&quot;," calcext:value-type="string">
            <text:p>"Earth yellow": "hsl(34.2,68.4%,62.7%)",</text:p>
          </table:table-cell>
        </table:table-row>
        <table:table-row table:style-name="ro1">
          <table:table-cell office:value-type="string" calcext:value-type="string">
            <text:p>Ecru</text:p>
          </table:table-cell>
          <table:table-cell table:style-name="ce3" office:value-type="float" office:value="45.5" calcext:value-type="float">
            <text:p>45.50</text:p>
          </table:table-cell>
          <table:table-cell table:style-name="ce2" office:value-type="percentage" office:value="0.351" calcext:value-type="percentage">
            <text:p>35.1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237]*100" office:value-type="float" office:value="35.1" calcext:value-type="float">
            <text:p>35.1</text:p>
          </table:table-cell>
          <table:table-cell table:formula="of:=[.D237]*100" office:value-type="float" office:value="63.1" calcext:value-type="float">
            <text:p>63.1</text:p>
          </table:table-cell>
          <table:table-cell table:formula="of:=CONCATENATE(&quot;&quot;&quot;&quot;;[.A237];&quot;&quot;&quot;: &quot;&quot;hsl(&quot;;[.B237];&quot;,&quot;;[.E237];&quot;%,&quot;;[.F237];&quot;%)&quot;&quot;,&quot;)" office:value-type="string" office:string-value="&quot;Ecru&quot;: &quot;hsl(45.5,35.1%,63.1%)&quot;," calcext:value-type="string">
            <text:p>"Ecru": "hsl(45.5,35.1%,63.1%)",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table:style-name="ce3" office:value-type="float" office:value="329.1" calcext:value-type="float">
            <text:p>329.10</text:p>
          </table:table-cell>
          <table:table-cell table:style-name="ce2" office:value-type="percentage" office:value="0.205" calcext:value-type="percentage">
            <text:p>20.50%</text:p>
          </table:table-cell>
          <table:table-cell table:style-name="ce2" office:value-type="percentage" office:value="0.316" calcext:value-type="percentage">
            <text:p>31.60%</text:p>
          </table:table-cell>
          <table:table-cell table:formula="of:=[.C238]*100" office:value-type="float" office:value="20.5" calcext:value-type="float">
            <text:p>20.5</text:p>
          </table:table-cell>
          <table:table-cell table:formula="of:=[.D238]*100" office:value-type="float" office:value="31.6" calcext:value-type="float">
            <text:p>31.6</text:p>
          </table:table-cell>
          <table:table-cell table:formula="of:=CONCATENATE(&quot;&quot;&quot;&quot;;[.A238];&quot;&quot;&quot;: &quot;&quot;hsl(&quot;;[.B238];&quot;,&quot;;[.E238];&quot;%,&quot;;[.F238];&quot;%)&quot;&quot;,&quot;)" office:value-type="string" office:string-value="&quot;Eggplant&quot;: &quot;hsl(329.1,20.5%,31.6%)&quot;," calcext:value-type="string">
            <text:p>"Eggplant": "hsl(329.1,20.5%,31.6%)",</text:p>
          </table:table-cell>
        </table:table-row>
        <table:table-row table:style-name="ro1">
          <table:table-cell office:value-type="string" calcext:value-type="string">
            <text:p>Eggshell</text:p>
          </table:table-cell>
          <table:table-cell table:style-name="ce3" office:value-type="float" office:value="46.2" calcext:value-type="float">
            <text:p>46.20</text:p>
          </table:table-cell>
          <table:table-cell table:style-name="ce2" office:value-type="percentage" office:value="0.464" calcext:value-type="percentage">
            <text:p>46.40%</text:p>
          </table:table-cell>
          <table:table-cell table:style-name="ce2" office:value-type="percentage" office:value="0.89" calcext:value-type="percentage">
            <text:p>89.00%</text:p>
          </table:table-cell>
          <table:table-cell table:formula="of:=[.C239]*100" office:value-type="float" office:value="46.4" calcext:value-type="float">
            <text:p>46.4</text:p>
          </table:table-cell>
          <table:table-cell table:formula="of:=[.D239]*100" office:value-type="float" office:value="89" calcext:value-type="float">
            <text:p>89</text:p>
          </table:table-cell>
          <table:table-cell table:formula="of:=CONCATENATE(&quot;&quot;&quot;&quot;;[.A239];&quot;&quot;&quot;: &quot;&quot;hsl(&quot;;[.B239];&quot;,&quot;;[.E239];&quot;%,&quot;;[.F239];&quot;%)&quot;&quot;,&quot;)" office:value-type="string" office:string-value="&quot;Eggshell&quot;: &quot;hsl(46.2,46.4%,89%)&quot;," calcext:value-type="string">
            <text:p>"Eggshell": "hsl(46.2,46.4%,89%)",</text:p>
          </table:table-cell>
        </table:table-row>
        <table:table-row table:style-name="ro1">
          <table:table-cell office:value-type="string" calcext:value-type="string">
            <text:p>Egyptian blue</text:p>
          </table:table-cell>
          <table:table-cell table:style-name="ce3" office:value-type="float" office:value="225.6" calcext:value-type="float">
            <text:p>225.60</text:p>
          </table:table-cell>
          <table:table-cell table:style-name="ce2" office:value-type="percentage" office:value="0.824" calcext:value-type="percentage">
            <text:p>82.40%</text:p>
          </table:table-cell>
          <table:table-cell table:style-name="ce2" office:value-type="percentage" office:value="0.357" calcext:value-type="percentage">
            <text:p>35.70%</text:p>
          </table:table-cell>
          <table:table-cell table:formula="of:=[.C240]*100" office:value-type="float" office:value="82.4" calcext:value-type="float">
            <text:p>82.4</text:p>
          </table:table-cell>
          <table:table-cell table:formula="of:=[.D240]*100" office:value-type="float" office:value="35.7" calcext:value-type="float">
            <text:p>35.7</text:p>
          </table:table-cell>
          <table:table-cell table:formula="of:=CONCATENATE(&quot;&quot;&quot;&quot;;[.A240];&quot;&quot;&quot;: &quot;&quot;hsl(&quot;;[.B240];&quot;,&quot;;[.E240];&quot;%,&quot;;[.F240];&quot;%)&quot;&quot;,&quot;)" office:value-type="string" office:string-value="&quot;Egyptian blue&quot;: &quot;hsl(225.6,82.4%,35.7%)&quot;," calcext:value-type="string">
            <text:p>"Egyptian blue": "hsl(225.6,82.4%,35.7%)",</text:p>
          </table:table-cell>
        </table:table-row>
        <table:table-row table:style-name="ro1">
          <table:table-cell office:value-type="string" calcext:value-type="string">
            <text:p>Electric blue</text:p>
          </table:table-cell>
          <table:table-cell table:style-name="ce3" office:value-type="float" office:value="182.8" calcext:value-type="float">
            <text:p>182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45" calcext:value-type="percentage">
            <text:p>74.50%</text:p>
          </table:table-cell>
          <table:table-cell table:formula="of:=[.C241]*100" office:value-type="float" office:value="100" calcext:value-type="float">
            <text:p>100</text:p>
          </table:table-cell>
          <table:table-cell table:formula="of:=[.D241]*100" office:value-type="float" office:value="74.5" calcext:value-type="float">
            <text:p>74.5</text:p>
          </table:table-cell>
          <table:table-cell table:formula="of:=CONCATENATE(&quot;&quot;&quot;&quot;;[.A241];&quot;&quot;&quot;: &quot;&quot;hsl(&quot;;[.B241];&quot;,&quot;;[.E241];&quot;%,&quot;;[.F241];&quot;%)&quot;&quot;,&quot;)" office:value-type="string" office:string-value="&quot;Electric blue&quot;: &quot;hsl(182.8,100%,74.5%)&quot;," calcext:value-type="string">
            <text:p>"Electric blue": "hsl(182.8,100%,74.5%)",</text:p>
          </table:table-cell>
        </table:table-row>
        <table:table-row table:style-name="ro1">
          <table:table-cell office:value-type="string" calcext:value-type="string">
            <text:p>Electric crimson</text:p>
          </table:table-cell>
          <table:table-cell table:style-name="ce3" office:value-type="float" office:value="345.2" calcext:value-type="float">
            <text:p>345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42]*100" office:value-type="float" office:value="100" calcext:value-type="float">
            <text:p>100</text:p>
          </table:table-cell>
          <table:table-cell table:formula="of:=[.D242]*100" office:value-type="float" office:value="50" calcext:value-type="float">
            <text:p>50</text:p>
          </table:table-cell>
          <table:table-cell table:formula="of:=CONCATENATE(&quot;&quot;&quot;&quot;;[.A242];&quot;&quot;&quot;: &quot;&quot;hsl(&quot;;[.B242];&quot;,&quot;;[.E242];&quot;%,&quot;;[.F242];&quot;%)&quot;&quot;,&quot;)" office:value-type="string" office:string-value="&quot;Electric crimson&quot;: &quot;hsl(345.2,100%,50%)&quot;," calcext:value-type="string">
            <text:p>"Electric crimson": "hsl(345.2,100%,50%)",</text:p>
          </table:table-cell>
        </table:table-row>
        <table:table-row table:style-name="ro1">
          <table:table-cell office:value-type="string" calcext:value-type="string">
            <text:p>Electric cyan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43]*100" office:value-type="float" office:value="100" calcext:value-type="float">
            <text:p>100</text:p>
          </table:table-cell>
          <table:table-cell table:formula="of:=[.D243]*100" office:value-type="float" office:value="50" calcext:value-type="float">
            <text:p>50</text:p>
          </table:table-cell>
          <table:table-cell table:formula="of:=CONCATENATE(&quot;&quot;&quot;&quot;;[.A243];&quot;&quot;&quot;: &quot;&quot;hsl(&quot;;[.B243];&quot;,&quot;;[.E243];&quot;%,&quot;;[.F243];&quot;%)&quot;&quot;,&quot;)" office:value-type="string" office:string-value="&quot;Electric cyan&quot;: &quot;hsl(180,100%,50%)&quot;," calcext:value-type="string">
            <text:p>"Electric cyan": "hsl(180,100%,50%)",</text:p>
          </table:table-cell>
        </table:table-row>
        <table:table-row table:style-name="ro1">
          <table:table-cell office:value-type="string" calcext:value-type="string">
            <text:p>Electric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44]*100" office:value-type="float" office:value="100" calcext:value-type="float">
            <text:p>100</text:p>
          </table:table-cell>
          <table:table-cell table:formula="of:=[.D244]*100" office:value-type="float" office:value="50" calcext:value-type="float">
            <text:p>50</text:p>
          </table:table-cell>
          <table:table-cell table:formula="of:=CONCATENATE(&quot;&quot;&quot;&quot;;[.A244];&quot;&quot;&quot;: &quot;&quot;hsl(&quot;;[.B244];&quot;,&quot;;[.E244];&quot;%,&quot;;[.F244];&quot;%)&quot;&quot;,&quot;)" office:value-type="string" office:string-value="&quot;Electric green&quot;: &quot;hsl(120,100%,50%)&quot;," calcext:value-type="string">
            <text:p>"Electric green": "hsl(120,100%,50%)",</text:p>
          </table:table-cell>
        </table:table-row>
        <table:table-row table:style-name="ro1">
          <table:table-cell office:value-type="string" calcext:value-type="string">
            <text:p>Electric indigo</text:p>
          </table:table-cell>
          <table:table-cell table:style-name="ce3" office:value-type="float" office:value="266.1" calcext:value-type="float">
            <text:p>266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45]*100" office:value-type="float" office:value="100" calcext:value-type="float">
            <text:p>100</text:p>
          </table:table-cell>
          <table:table-cell table:formula="of:=[.D245]*100" office:value-type="float" office:value="50" calcext:value-type="float">
            <text:p>50</text:p>
          </table:table-cell>
          <table:table-cell table:formula="of:=CONCATENATE(&quot;&quot;&quot;&quot;;[.A245];&quot;&quot;&quot;: &quot;&quot;hsl(&quot;;[.B245];&quot;,&quot;;[.E245];&quot;%,&quot;;[.F245];&quot;%)&quot;&quot;,&quot;)" office:value-type="string" office:string-value="&quot;Electric indigo&quot;: &quot;hsl(266.1,100%,50%)&quot;," calcext:value-type="string">
            <text:p>"Electric indigo": "hsl(266.1,100%,50%)",</text:p>
          </table:table-cell>
        </table:table-row>
        <table:table-row table:style-name="ro1">
          <table:table-cell office:value-type="string" calcext:value-type="string">
            <text:p>Electric lavender</text:p>
          </table:table-cell>
          <table:table-cell table:style-name="ce3" office:value-type="float" office:value="290.3" calcext:value-type="float">
            <text:p>290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67" calcext:value-type="percentage">
            <text:p>86.70%</text:p>
          </table:table-cell>
          <table:table-cell table:formula="of:=[.C246]*100" office:value-type="float" office:value="100" calcext:value-type="float">
            <text:p>100</text:p>
          </table:table-cell>
          <table:table-cell table:formula="of:=[.D246]*100" office:value-type="float" office:value="86.7" calcext:value-type="float">
            <text:p>86.7</text:p>
          </table:table-cell>
          <table:table-cell table:formula="of:=CONCATENATE(&quot;&quot;&quot;&quot;;[.A246];&quot;&quot;&quot;: &quot;&quot;hsl(&quot;;[.B246];&quot;,&quot;;[.E246];&quot;%,&quot;;[.F246];&quot;%)&quot;&quot;,&quot;)" office:value-type="string" office:string-value="&quot;Electric lavender&quot;: &quot;hsl(290.3,100%,86.7%)&quot;," calcext:value-type="string">
            <text:p>"Electric lavender": "hsl(290.3,100%,86.7%)",</text:p>
          </table:table-cell>
        </table:table-row>
        <table:table-row table:style-name="ro1">
          <table:table-cell office:value-type="string" calcext:value-type="string">
            <text:p>Electric lime</text:p>
          </table:table-cell>
          <table:table-cell table:style-name="ce3" office:value-type="float" office:value="72" calcext:value-type="float">
            <text:p>72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47]*100" office:value-type="float" office:value="100" calcext:value-type="float">
            <text:p>100</text:p>
          </table:table-cell>
          <table:table-cell table:formula="of:=[.D247]*100" office:value-type="float" office:value="50" calcext:value-type="float">
            <text:p>50</text:p>
          </table:table-cell>
          <table:table-cell table:formula="of:=CONCATENATE(&quot;&quot;&quot;&quot;;[.A247];&quot;&quot;&quot;: &quot;&quot;hsl(&quot;;[.B247];&quot;,&quot;;[.E247];&quot;%,&quot;;[.F247];&quot;%)&quot;&quot;,&quot;)" office:value-type="string" office:string-value="&quot;Electric lime&quot;: &quot;hsl(72,100%,50%)&quot;," calcext:value-type="string">
            <text:p>"Electric lime": "hsl(72,100%,50%)",</text:p>
          </table:table-cell>
        </table:table-row>
        <table:table-row table:style-name="ro1">
          <table:table-cell office:value-type="string" calcext:value-type="string">
            <text:p>Electric purple</text:p>
          </table:table-cell>
          <table:table-cell table:style-name="ce3" office:value-type="float" office:value="284.9" calcext:value-type="float">
            <text:p>284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48]*100" office:value-type="float" office:value="100" calcext:value-type="float">
            <text:p>100</text:p>
          </table:table-cell>
          <table:table-cell table:formula="of:=[.D248]*100" office:value-type="float" office:value="50" calcext:value-type="float">
            <text:p>50</text:p>
          </table:table-cell>
          <table:table-cell table:formula="of:=CONCATENATE(&quot;&quot;&quot;&quot;;[.A248];&quot;&quot;&quot;: &quot;&quot;hsl(&quot;;[.B248];&quot;,&quot;;[.E248];&quot;%,&quot;;[.F248];&quot;%)&quot;&quot;,&quot;)" office:value-type="string" office:string-value="&quot;Electric purple&quot;: &quot;hsl(284.9,100%,50%)&quot;," calcext:value-type="string">
            <text:p>"Electric purple": "hsl(284.9,100%,50%)",</text:p>
          </table:table-cell>
        </table:table-row>
        <table:table-row table:style-name="ro1">
          <table:table-cell office:value-type="string" calcext:value-type="string">
            <text:p>Electric ultramarine</text:p>
          </table:table-cell>
          <table:table-cell table:style-name="ce3" office:value-type="float" office:value="254.8" calcext:value-type="float">
            <text:p>254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49]*100" office:value-type="float" office:value="100" calcext:value-type="float">
            <text:p>100</text:p>
          </table:table-cell>
          <table:table-cell table:formula="of:=[.D249]*100" office:value-type="float" office:value="50" calcext:value-type="float">
            <text:p>50</text:p>
          </table:table-cell>
          <table:table-cell table:formula="of:=CONCATENATE(&quot;&quot;&quot;&quot;;[.A249];&quot;&quot;&quot;: &quot;&quot;hsl(&quot;;[.B249];&quot;,&quot;;[.E249];&quot;%,&quot;;[.F249];&quot;%)&quot;&quot;,&quot;)" office:value-type="string" office:string-value="&quot;Electric ultramarine&quot;: &quot;hsl(254.8,100%,50%)&quot;," calcext:value-type="string">
            <text:p>"Electric ultramarine": "hsl(254.8,100%,50%)",</text:p>
          </table:table-cell>
        </table:table-row>
        <table:table-row table:style-name="ro1">
          <table:table-cell office:value-type="string" calcext:value-type="string">
            <text:p>Electric violet</text:p>
          </table:table-cell>
          <table:table-cell table:style-name="ce3" office:value-type="float" office:value="273.6" calcext:value-type="float">
            <text:p>273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50]*100" office:value-type="float" office:value="100" calcext:value-type="float">
            <text:p>100</text:p>
          </table:table-cell>
          <table:table-cell table:formula="of:=[.D250]*100" office:value-type="float" office:value="50" calcext:value-type="float">
            <text:p>50</text:p>
          </table:table-cell>
          <table:table-cell table:formula="of:=CONCATENATE(&quot;&quot;&quot;&quot;;[.A250];&quot;&quot;&quot;: &quot;&quot;hsl(&quot;;[.B250];&quot;,&quot;;[.E250];&quot;%,&quot;;[.F250];&quot;%)&quot;&quot;,&quot;)" office:value-type="string" office:string-value="&quot;Electric violet&quot;: &quot;hsl(273.6,100%,50%)&quot;," calcext:value-type="string">
            <text:p>"Electric violet": "hsl(273.6,100%,50%)",</text:p>
          </table:table-cell>
        </table:table-row>
        <table:table-row table:style-name="ro1">
          <table:table-cell office:value-type="string" calcext:value-type="string">
            <text:p>Electric yellow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51]*100" office:value-type="float" office:value="100" calcext:value-type="float">
            <text:p>100</text:p>
          </table:table-cell>
          <table:table-cell table:formula="of:=[.D251]*100" office:value-type="float" office:value="50" calcext:value-type="float">
            <text:p>50</text:p>
          </table:table-cell>
          <table:table-cell table:formula="of:=CONCATENATE(&quot;&quot;&quot;&quot;;[.A251];&quot;&quot;&quot;: &quot;&quot;hsl(&quot;;[.B251];&quot;,&quot;;[.E251];&quot;%,&quot;;[.F251];&quot;%)&quot;&quot;,&quot;)" office:value-type="string" office:string-value="&quot;Electric yellow&quot;: &quot;hsl(60,100%,50%)&quot;," calcext:value-type="string">
            <text:p>"Electric yellow": "hsl(60,100%,50%)",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table:style-name="ce3" office:value-type="float" office:value="140" calcext:value-type="float">
            <text:p>140.00</text:p>
          </table:table-cell>
          <table:table-cell table:style-name="ce2" office:value-type="percentage" office:value="0.522" calcext:value-type="percentage">
            <text:p>52.20%</text:p>
          </table:table-cell>
          <table:table-cell table:style-name="ce2" office:value-type="percentage" office:value="0.549" calcext:value-type="percentage">
            <text:p>54.90%</text:p>
          </table:table-cell>
          <table:table-cell table:formula="of:=[.C252]*100" office:value-type="float" office:value="52.2" calcext:value-type="float">
            <text:p>52.2</text:p>
          </table:table-cell>
          <table:table-cell table:formula="of:=[.D252]*100" office:value-type="float" office:value="54.9" calcext:value-type="float">
            <text:p>54.9</text:p>
          </table:table-cell>
          <table:table-cell table:formula="of:=CONCATENATE(&quot;&quot;&quot;&quot;;[.A252];&quot;&quot;&quot;: &quot;&quot;hsl(&quot;;[.B252];&quot;,&quot;;[.E252];&quot;%,&quot;;[.F252];&quot;%)&quot;&quot;,&quot;)" office:value-type="string" office:string-value="&quot;Emerald&quot;: &quot;hsl(140,52.2%,54.9%)&quot;," calcext:value-type="string">
            <text:p>"Emerald": "hsl(140,52.2%,54.9%)",</text:p>
          </table:table-cell>
        </table:table-row>
        <table:table-row table:style-name="ro1">
          <table:table-cell office:value-type="string" calcext:value-type="string">
            <text:p>Eton blue</text:p>
          </table:table-cell>
          <table:table-cell table:style-name="ce3" office:value-type="float" office:value="134.4" calcext:value-type="float">
            <text:p>134.40</text:p>
          </table:table-cell>
          <table:table-cell table:style-name="ce2" office:value-type="percentage" office:value="0.313" calcext:value-type="percentage">
            <text:p>31.30%</text:p>
          </table:table-cell>
          <table:table-cell table:style-name="ce2" office:value-type="percentage" office:value="0.686" calcext:value-type="percentage">
            <text:p>68.60%</text:p>
          </table:table-cell>
          <table:table-cell table:formula="of:=[.C253]*100" office:value-type="float" office:value="31.3" calcext:value-type="float">
            <text:p>31.3</text:p>
          </table:table-cell>
          <table:table-cell table:formula="of:=[.D253]*100" office:value-type="float" office:value="68.6" calcext:value-type="float">
            <text:p>68.6</text:p>
          </table:table-cell>
          <table:table-cell table:formula="of:=CONCATENATE(&quot;&quot;&quot;&quot;;[.A253];&quot;&quot;&quot;: &quot;&quot;hsl(&quot;;[.B253];&quot;,&quot;;[.E253];&quot;%,&quot;;[.F253];&quot;%)&quot;&quot;,&quot;)" office:value-type="string" office:string-value="&quot;Eton blue&quot;: &quot;hsl(134.4,31.3%,68.6%)&quot;," calcext:value-type="string">
            <text:p>"Eton blue": "hsl(134.4,31.3%,68.6%)",</text:p>
          </table:table-cell>
        </table:table-row>
        <table:table-row table:style-name="ro1">
          <table:table-cell office:value-type="string" calcext:value-type="string">
            <text:p>Fallow</text:p>
          </table:table-cell>
          <table:table-cell table:style-name="ce3" office:value-type="float" office:value="32.8" calcext:value-type="float">
            <text:p>32.80</text:p>
          </table:table-cell>
          <table:table-cell table:style-name="ce2" office:value-type="percentage" office:value="0.41" calcext:value-type="percentage">
            <text:p>41.00%</text:p>
          </table:table-cell>
          <table:table-cell table:style-name="ce2" office:value-type="percentage" office:value="0.588" calcext:value-type="percentage">
            <text:p>58.80%</text:p>
          </table:table-cell>
          <table:table-cell table:formula="of:=[.C254]*100" office:value-type="float" office:value="41" calcext:value-type="float">
            <text:p>41</text:p>
          </table:table-cell>
          <table:table-cell table:formula="of:=[.D254]*100" office:value-type="float" office:value="58.8" calcext:value-type="float">
            <text:p>58.8</text:p>
          </table:table-cell>
          <table:table-cell table:formula="of:=CONCATENATE(&quot;&quot;&quot;&quot;;[.A254];&quot;&quot;&quot;: &quot;&quot;hsl(&quot;;[.B254];&quot;,&quot;;[.E254];&quot;%,&quot;;[.F254];&quot;%)&quot;&quot;,&quot;)" office:value-type="string" office:string-value="&quot;Fallow&quot;: &quot;hsl(32.8,41%,58.8%)&quot;," calcext:value-type="string">
            <text:p>"Fallow": "hsl(32.8,41%,58.8%)",</text:p>
          </table:table-cell>
        </table:table-row>
        <table:table-row table:style-name="ro1">
          <table:table-cell office:value-type="string" calcext:value-type="string">
            <text:p>Falu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684" calcext:value-type="percentage">
            <text:p>68.40%</text:p>
          </table:table-cell>
          <table:table-cell table:style-name="ce2" office:value-type="percentage" office:value="0.298" calcext:value-type="percentage">
            <text:p>29.80%</text:p>
          </table:table-cell>
          <table:table-cell table:formula="of:=[.C255]*100" office:value-type="float" office:value="68.4" calcext:value-type="float">
            <text:p>68.4</text:p>
          </table:table-cell>
          <table:table-cell table:formula="of:=[.D255]*100" office:value-type="float" office:value="29.8" calcext:value-type="float">
            <text:p>29.8</text:p>
          </table:table-cell>
          <table:table-cell table:formula="of:=CONCATENATE(&quot;&quot;&quot;&quot;;[.A255];&quot;&quot;&quot;: &quot;&quot;hsl(&quot;;[.B255];&quot;,&quot;;[.E255];&quot;%,&quot;;[.F255];&quot;%)&quot;&quot;,&quot;)" office:value-type="string" office:string-value="&quot;Falu red&quot;: &quot;hsl(0,68.4%,29.8%)&quot;," calcext:value-type="string">
            <text:p>"Falu red": "hsl(0,68.4%,29.8%)",</text:p>
          </table:table-cell>
        </table:table-row>
        <table:table-row table:style-name="ro1">
          <table:table-cell office:value-type="string" calcext:value-type="string">
            <text:p>Famous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56]*100" office:value-type="float" office:value="100" calcext:value-type="float">
            <text:p>100</text:p>
          </table:table-cell>
          <table:table-cell table:formula="of:=[.D256]*100" office:value-type="float" office:value="50" calcext:value-type="float">
            <text:p>50</text:p>
          </table:table-cell>
          <table:table-cell table:formula="of:=CONCATENATE(&quot;&quot;&quot;&quot;;[.A256];&quot;&quot;&quot;: &quot;&quot;hsl(&quot;;[.B256];&quot;,&quot;;[.E256];&quot;%,&quot;;[.F256];&quot;%)&quot;&quot;,&quot;)" office:value-type="string" office:string-value="&quot;Famous&quot;: &quot;hsl(300,100%,50%)&quot;," calcext:value-type="string">
            <text:p>"Famous": "hsl(300,100%,50%)",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table:style-name="ce3" office:value-type="float" office:value="320.3" calcext:value-type="float">
            <text:p>320.30</text:p>
          </table:table-cell>
          <table:table-cell table:style-name="ce2" office:value-type="percentage" office:value="0.56" calcext:value-type="percentage">
            <text:p>56.00%</text:p>
          </table:table-cell>
          <table:table-cell table:style-name="ce2" office:value-type="percentage" office:value="0.455" calcext:value-type="percentage">
            <text:p>45.50%</text:p>
          </table:table-cell>
          <table:table-cell table:formula="of:=[.C257]*100" office:value-type="float" office:value="56" calcext:value-type="float">
            <text:p>56</text:p>
          </table:table-cell>
          <table:table-cell table:formula="of:=[.D257]*100" office:value-type="float" office:value="45.5" calcext:value-type="float">
            <text:p>45.5</text:p>
          </table:table-cell>
          <table:table-cell table:formula="of:=CONCATENATE(&quot;&quot;&quot;&quot;;[.A257];&quot;&quot;&quot;: &quot;&quot;hsl(&quot;;[.B257];&quot;,&quot;;[.E257];&quot;%,&quot;;[.F257];&quot;%)&quot;&quot;,&quot;)" office:value-type="string" office:string-value="&quot;Fandango&quot;: &quot;hsl(320.3,56%,45.5%)&quot;," calcext:value-type="string">
            <text:p>"Fandango": "hsl(320.3,56%,45.5%)",</text:p>
          </table:table-cell>
        </table:table-row>
        <table:table-row table:style-name="ro1">
          <table:table-cell office:value-type="string" calcext:value-type="string">
            <text:p>Fashion fuchsia</text:p>
          </table:table-cell>
          <table:table-cell table:style-name="ce3" office:value-type="float" office:value="320.4" calcext:value-type="float">
            <text:p>320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78" calcext:value-type="percentage">
            <text:p>47.80%</text:p>
          </table:table-cell>
          <table:table-cell table:formula="of:=[.C258]*100" office:value-type="float" office:value="100" calcext:value-type="float">
            <text:p>100</text:p>
          </table:table-cell>
          <table:table-cell table:formula="of:=[.D258]*100" office:value-type="float" office:value="47.8" calcext:value-type="float">
            <text:p>47.8</text:p>
          </table:table-cell>
          <table:table-cell table:formula="of:=CONCATENATE(&quot;&quot;&quot;&quot;;[.A258];&quot;&quot;&quot;: &quot;&quot;hsl(&quot;;[.B258];&quot;,&quot;;[.E258];&quot;%,&quot;;[.F258];&quot;%)&quot;&quot;,&quot;)" office:value-type="string" office:string-value="&quot;Fashion fuchsia&quot;: &quot;hsl(320.4,100%,47.8%)&quot;," calcext:value-type="string">
            <text:p>"Fashion fuchsia": "hsl(320.4,100%,47.8%)",</text:p>
          </table:table-cell>
        </table:table-row>
        <table:table-row table:style-name="ro1">
          <table:table-cell office:value-type="string" calcext:value-type="string">
            <text:p>Fawn</text:p>
          </table:table-cell>
          <table:table-cell table:style-name="ce3" office:value-type="float" office:value="29.7" calcext:value-type="float">
            <text:p>29.70</text:p>
          </table:table-cell>
          <table:table-cell table:style-name="ce2" office:value-type="percentage" office:value="0.692" calcext:value-type="percentage">
            <text:p>69.20%</text:p>
          </table:table-cell>
          <table:table-cell table:style-name="ce2" office:value-type="percentage" office:value="0.669" calcext:value-type="percentage">
            <text:p>66.90%</text:p>
          </table:table-cell>
          <table:table-cell table:formula="of:=[.C259]*100" office:value-type="float" office:value="69.2" calcext:value-type="float">
            <text:p>69.2</text:p>
          </table:table-cell>
          <table:table-cell table:formula="of:=[.D259]*100" office:value-type="float" office:value="66.9" calcext:value-type="float">
            <text:p>66.9</text:p>
          </table:table-cell>
          <table:table-cell table:formula="of:=CONCATENATE(&quot;&quot;&quot;&quot;;[.A259];&quot;&quot;&quot;: &quot;&quot;hsl(&quot;;[.B259];&quot;,&quot;;[.E259];&quot;%,&quot;;[.F259];&quot;%)&quot;&quot;,&quot;)" office:value-type="string" office:string-value="&quot;Fawn&quot;: &quot;hsl(29.7,69.2%,66.9%)&quot;," calcext:value-type="string">
            <text:p>"Fawn": "hsl(29.7,69.2%,66.9%)",</text:p>
          </table:table-cell>
        </table:table-row>
        <table:table-row table:style-name="ro1">
          <table:table-cell office:value-type="string" calcext:value-type="string">
            <text:p>Feldgrau</text:p>
          </table:table-cell>
          <table:table-cell table:style-name="ce3" office:value-type="float" office:value="142.5" calcext:value-type="float">
            <text:p>142.50</text:p>
          </table:table-cell>
          <table:table-cell table:style-name="ce2" office:value-type="percentage" office:value="0.094" calcext:value-type="percentage">
            <text:p>9.40%</text:p>
          </table:table-cell>
          <table:table-cell table:style-name="ce2" office:value-type="percentage" office:value="0.333" calcext:value-type="percentage">
            <text:p>33.30%</text:p>
          </table:table-cell>
          <table:table-cell table:formula="of:=[.C260]*100" office:value-type="float" office:value="9.4" calcext:value-type="float">
            <text:p>9.4</text:p>
          </table:table-cell>
          <table:table-cell table:formula="of:=[.D260]*100" office:value-type="float" office:value="33.3" calcext:value-type="float">
            <text:p>33.3</text:p>
          </table:table-cell>
          <table:table-cell table:formula="of:=CONCATENATE(&quot;&quot;&quot;&quot;;[.A260];&quot;&quot;&quot;: &quot;&quot;hsl(&quot;;[.B260];&quot;,&quot;;[.E260];&quot;%,&quot;;[.F260];&quot;%)&quot;&quot;,&quot;)" office:value-type="string" office:string-value="&quot;Feldgrau&quot;: &quot;hsl(142.5,9.4%,33.3%)&quot;," calcext:value-type="string">
            <text:p>"Feldgrau": "hsl(142.5,9.4%,33.3%)",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table:style-name="ce3" office:value-type="float" office:value="125.6" calcext:value-type="float">
            <text:p>125.60</text:p>
          </table:table-cell>
          <table:table-cell table:style-name="ce2" office:value-type="percentage" office:value="0.359" calcext:value-type="percentage">
            <text:p>35.90%</text:p>
          </table:table-cell>
          <table:table-cell table:style-name="ce2" office:value-type="percentage" office:value="0.59" calcext:value-type="percentage">
            <text:p>59.00%</text:p>
          </table:table-cell>
          <table:table-cell table:formula="of:=[.C261]*100" office:value-type="float" office:value="35.9" calcext:value-type="float">
            <text:p>35.9</text:p>
          </table:table-cell>
          <table:table-cell table:formula="of:=[.D261]*100" office:value-type="float" office:value="59" calcext:value-type="float">
            <text:p>59</text:p>
          </table:table-cell>
          <table:table-cell table:formula="of:=CONCATENATE(&quot;&quot;&quot;&quot;;[.A261];&quot;&quot;&quot;: &quot;&quot;hsl(&quot;;[.B261];&quot;,&quot;;[.E261];&quot;%,&quot;;[.F261];&quot;%)&quot;&quot;,&quot;)" office:value-type="string" office:string-value="&quot;Fern&quot;: &quot;hsl(125.6,35.9%,59%)&quot;," calcext:value-type="string">
            <text:p>"Fern": "hsl(125.6,35.9%,59%)",</text:p>
          </table:table-cell>
        </table:table-row>
        <table:table-row table:style-name="ro1">
          <table:table-cell office:value-type="string" calcext:value-type="string">
            <text:p>Fern green</text:p>
          </table:table-cell>
          <table:table-cell table:style-name="ce3" office:value-type="float" office:value="105.8" calcext:value-type="float">
            <text:p>105.80</text:p>
          </table:table-cell>
          <table:table-cell table:style-name="ce2" office:value-type="percentage" office:value="0.294" calcext:value-type="percentage">
            <text:p>29.40%</text:p>
          </table:table-cell>
          <table:table-cell table:style-name="ce2" office:value-type="percentage" office:value="0.367" calcext:value-type="percentage">
            <text:p>36.70%</text:p>
          </table:table-cell>
          <table:table-cell table:formula="of:=[.C262]*100" office:value-type="float" office:value="29.4" calcext:value-type="float">
            <text:p>29.4</text:p>
          </table:table-cell>
          <table:table-cell table:formula="of:=[.D262]*100" office:value-type="float" office:value="36.7" calcext:value-type="float">
            <text:p>36.7</text:p>
          </table:table-cell>
          <table:table-cell table:formula="of:=CONCATENATE(&quot;&quot;&quot;&quot;;[.A262];&quot;&quot;&quot;: &quot;&quot;hsl(&quot;;[.B262];&quot;,&quot;;[.E262];&quot;%,&quot;;[.F262];&quot;%)&quot;&quot;,&quot;)" office:value-type="string" office:string-value="&quot;Fern green&quot;: &quot;hsl(105.8,29.4%,36.7%)&quot;," calcext:value-type="string">
            <text:p>"Fern green": "hsl(105.8,29.4%,36.7%)",</text:p>
          </table:table-cell>
        </table:table-row>
        <table:table-row table:style-name="ro1">
          <table:table-cell office:value-type="string" calcext:value-type="string">
            <text:p>Ferrari Red</text:p>
          </table:table-cell>
          <table:table-cell table:style-name="ce3" office:value-type="float" office:value="9.4" calcext:value-type="float">
            <text:p>9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63]*100" office:value-type="float" office:value="100" calcext:value-type="float">
            <text:p>100</text:p>
          </table:table-cell>
          <table:table-cell table:formula="of:=[.D263]*100" office:value-type="float" office:value="50" calcext:value-type="float">
            <text:p>50</text:p>
          </table:table-cell>
          <table:table-cell table:formula="of:=CONCATENATE(&quot;&quot;&quot;&quot;;[.A263];&quot;&quot;&quot;: &quot;&quot;hsl(&quot;;[.B263];&quot;,&quot;;[.E263];&quot;%,&quot;;[.F263];&quot;%)&quot;&quot;,&quot;)" office:value-type="string" office:string-value="&quot;Ferrari Red&quot;: &quot;hsl(9.4,100%,50%)&quot;," calcext:value-type="string">
            <text:p>"Ferrari Red": "hsl(9.4,100%,50%)",</text:p>
          </table:table-cell>
        </table:table-row>
        <table:table-row table:style-name="ro1">
          <table:table-cell office:value-type="string" calcext:value-type="string">
            <text:p>Field drab</text:p>
          </table:table-cell>
          <table:table-cell table:style-name="ce3" office:value-type="float" office:value="41.5" calcext:value-type="float">
            <text:p>41.50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271" calcext:value-type="percentage">
            <text:p>27.10%</text:p>
          </table:table-cell>
          <table:table-cell table:formula="of:=[.C264]*100" office:value-type="float" office:value="56.5" calcext:value-type="float">
            <text:p>56.5</text:p>
          </table:table-cell>
          <table:table-cell table:formula="of:=[.D264]*100" office:value-type="float" office:value="27.1" calcext:value-type="float">
            <text:p>27.1</text:p>
          </table:table-cell>
          <table:table-cell table:formula="of:=CONCATENATE(&quot;&quot;&quot;&quot;;[.A264];&quot;&quot;&quot;: &quot;&quot;hsl(&quot;;[.B264];&quot;,&quot;;[.E264];&quot;%,&quot;;[.F264];&quot;%)&quot;&quot;,&quot;)" office:value-type="string" office:string-value="&quot;Field drab&quot;: &quot;hsl(41.5,56.5%,27.1%)&quot;," calcext:value-type="string">
            <text:p>"Field drab": "hsl(41.5,56.5%,27.1%)",</text:p>
          </table:table-cell>
        </table:table-row>
        <table:table-row table:style-name="ro1">
          <table:table-cell office:value-type="string" calcext:value-type="string">
            <text:p>Fire engine red</text:p>
          </table:table-cell>
          <table:table-cell table:style-name="ce3" office:value-type="float" office:value="356.9" calcext:value-type="float">
            <text:p>356.90</text:p>
          </table:table-cell>
          <table:table-cell table:style-name="ce2" office:value-type="percentage" office:value="0.731" calcext:value-type="percentage">
            <text:p>73.1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265]*100" office:value-type="float" office:value="73.1" calcext:value-type="float">
            <text:p>73.1</text:p>
          </table:table-cell>
          <table:table-cell table:formula="of:=[.D265]*100" office:value-type="float" office:value="46.7" calcext:value-type="float">
            <text:p>46.7</text:p>
          </table:table-cell>
          <table:table-cell table:formula="of:=CONCATENATE(&quot;&quot;&quot;&quot;;[.A265];&quot;&quot;&quot;: &quot;&quot;hsl(&quot;;[.B265];&quot;,&quot;;[.E265];&quot;%,&quot;;[.F265];&quot;%)&quot;&quot;,&quot;)" office:value-type="string" office:string-value="&quot;Fire engine red&quot;: &quot;hsl(356.9,73.1%,46.7%)&quot;," calcext:value-type="string">
            <text:p>"Fire engine red": "hsl(356.9,73.1%,46.7%)",</text:p>
          </table:table-cell>
        </table:table-row>
        <table:table-row table:style-name="ro1">
          <table:table-cell office:value-type="string" calcext:value-type="string">
            <text:p>Firebrick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679" calcext:value-type="percentage">
            <text:p>67.90%</text:p>
          </table:table-cell>
          <table:table-cell table:style-name="ce2" office:value-type="percentage" office:value="0.416" calcext:value-type="percentage">
            <text:p>41.60%</text:p>
          </table:table-cell>
          <table:table-cell table:formula="of:=[.C266]*100" office:value-type="float" office:value="67.9" calcext:value-type="float">
            <text:p>67.9</text:p>
          </table:table-cell>
          <table:table-cell table:formula="of:=[.D266]*100" office:value-type="float" office:value="41.6" calcext:value-type="float">
            <text:p>41.6</text:p>
          </table:table-cell>
          <table:table-cell table:formula="of:=CONCATENATE(&quot;&quot;&quot;&quot;;[.A266];&quot;&quot;&quot;: &quot;&quot;hsl(&quot;;[.B266];&quot;,&quot;;[.E266];&quot;%,&quot;;[.F266];&quot;%)&quot;&quot;,&quot;)" office:value-type="string" office:string-value="&quot;Firebrick&quot;: &quot;hsl(0,67.9%,41.6%)&quot;," calcext:value-type="string">
            <text:p>"Firebrick": "hsl(0,67.9%,41.6%)",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style-name="ce3" office:value-type="float" office:value="16.9" calcext:value-type="float">
            <text:p>16.90</text:p>
          </table:table-cell>
          <table:table-cell table:style-name="ce2" office:value-type="percentage" office:value="0.768" calcext:value-type="percentage">
            <text:p>76.80%</text:p>
          </table:table-cell>
          <table:table-cell table:style-name="ce2" office:value-type="percentage" office:value="0.51" calcext:value-type="percentage">
            <text:p>51.00%</text:p>
          </table:table-cell>
          <table:table-cell table:formula="of:=[.C267]*100" office:value-type="float" office:value="76.8" calcext:value-type="float">
            <text:p>76.8</text:p>
          </table:table-cell>
          <table:table-cell table:formula="of:=[.D267]*100" office:value-type="float" office:value="51" calcext:value-type="float">
            <text:p>51</text:p>
          </table:table-cell>
          <table:table-cell table:formula="of:=CONCATENATE(&quot;&quot;&quot;&quot;;[.A267];&quot;&quot;&quot;: &quot;&quot;hsl(&quot;;[.B267];&quot;,&quot;;[.E267];&quot;%,&quot;;[.F267];&quot;%)&quot;&quot;,&quot;)" office:value-type="string" office:string-value="&quot;Flame&quot;: &quot;hsl(16.9,76.8%,51%)&quot;," calcext:value-type="string">
            <text:p>"Flame": "hsl(16.9,76.8%,51%)",</text:p>
          </table:table-cell>
        </table:table-row>
        <table:table-row table:style-name="ro1">
          <table:table-cell office:value-type="string" calcext:value-type="string">
            <text:p>Flamingo pink</text:p>
          </table:table-cell>
          <table:table-cell table:style-name="ce3" office:value-type="float" office:value="343.6" calcext:value-type="float">
            <text:p>343.60</text:p>
          </table:table-cell>
          <table:table-cell table:style-name="ce2" office:value-type="percentage" office:value="0.948" calcext:value-type="percentage">
            <text:p>94.80%</text:p>
          </table:table-cell>
          <table:table-cell table:style-name="ce2" office:value-type="percentage" office:value="0.773" calcext:value-type="percentage">
            <text:p>77.30%</text:p>
          </table:table-cell>
          <table:table-cell table:formula="of:=[.C268]*100" office:value-type="float" office:value="94.8" calcext:value-type="float">
            <text:p>94.8</text:p>
          </table:table-cell>
          <table:table-cell table:formula="of:=[.D268]*100" office:value-type="float" office:value="77.3" calcext:value-type="float">
            <text:p>77.3</text:p>
          </table:table-cell>
          <table:table-cell table:formula="of:=CONCATENATE(&quot;&quot;&quot;&quot;;[.A268];&quot;&quot;&quot;: &quot;&quot;hsl(&quot;;[.B268];&quot;,&quot;;[.E268];&quot;%,&quot;;[.F268];&quot;%)&quot;&quot;,&quot;)" office:value-type="string" office:string-value="&quot;Flamingo pink&quot;: &quot;hsl(343.6,94.8%,77.3%)&quot;," calcext:value-type="string">
            <text:p>"Flamingo pink": "hsl(343.6,94.8%,77.3%)",</text:p>
          </table:table-cell>
        </table:table-row>
        <table:table-row table:style-name="ro1">
          <table:table-cell office:value-type="string" calcext:value-type="string">
            <text:p>Flavescent</text:p>
          </table:table-cell>
          <table:table-cell table:style-name="ce3" office:value-type="float" office:value="52" calcext:value-type="float">
            <text:p>52.00</text:p>
          </table:table-cell>
          <table:table-cell table:style-name="ce2" office:value-type="percentage" office:value="0.868" calcext:value-type="percentage">
            <text:p>86.80%</text:p>
          </table:table-cell>
          <table:table-cell table:style-name="ce2" office:value-type="percentage" office:value="0.763" calcext:value-type="percentage">
            <text:p>76.30%</text:p>
          </table:table-cell>
          <table:table-cell table:formula="of:=[.C269]*100" office:value-type="float" office:value="86.8" calcext:value-type="float">
            <text:p>86.8</text:p>
          </table:table-cell>
          <table:table-cell table:formula="of:=[.D269]*100" office:value-type="float" office:value="76.3" calcext:value-type="float">
            <text:p>76.3</text:p>
          </table:table-cell>
          <table:table-cell table:formula="of:=CONCATENATE(&quot;&quot;&quot;&quot;;[.A269];&quot;&quot;&quot;: &quot;&quot;hsl(&quot;;[.B269];&quot;,&quot;;[.E269];&quot;%,&quot;;[.F269];&quot;%)&quot;&quot;,&quot;)" office:value-type="string" office:string-value="&quot;Flavescent&quot;: &quot;hsl(52,86.8%,76.3%)&quot;," calcext:value-type="string">
            <text:p>"Flavescent": "hsl(52,86.8%,76.3%)",</text:p>
          </table:table-cell>
        </table:table-row>
        <table:table-row table:style-name="ro1">
          <table:table-cell office:value-type="string" calcext:value-type="string">
            <text:p>Flax</text:p>
          </table:table-cell>
          <table:table-cell table:style-name="ce3" office:value-type="float" office:value="50" calcext:value-type="float">
            <text:p>50.00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722" calcext:value-type="percentage">
            <text:p>72.20%</text:p>
          </table:table-cell>
          <table:table-cell table:formula="of:=[.C270]*100" office:value-type="float" office:value="76.1" calcext:value-type="float">
            <text:p>76.1</text:p>
          </table:table-cell>
          <table:table-cell table:formula="of:=[.D270]*100" office:value-type="float" office:value="72.2" calcext:value-type="float">
            <text:p>72.2</text:p>
          </table:table-cell>
          <table:table-cell table:formula="of:=CONCATENATE(&quot;&quot;&quot;&quot;;[.A270];&quot;&quot;&quot;: &quot;&quot;hsl(&quot;;[.B270];&quot;,&quot;;[.E270];&quot;%,&quot;;[.F270];&quot;%)&quot;&quot;,&quot;)" office:value-type="string" office:string-value="&quot;Flax&quot;: &quot;hsl(50,76.1%,72.2%)&quot;," calcext:value-type="string">
            <text:p>"Flax": "hsl(50,76.1%,72.2%)",</text:p>
          </table:table-cell>
        </table:table-row>
        <table:table-row table:style-name="ro1">
          <table:table-cell office:value-type="string" calcext:value-type="string">
            <text:p>Floral white</text:p>
          </table:table-cell>
          <table:table-cell table:style-name="ce3" office:value-type="float" office:value="40" calcext:value-type="float">
            <text:p>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table:formula="of:=[.C271]*100" office:value-type="float" office:value="100" calcext:value-type="float">
            <text:p>100</text:p>
          </table:table-cell>
          <table:table-cell table:formula="of:=[.D271]*100" office:value-type="float" office:value="97.1" calcext:value-type="float">
            <text:p>97.1</text:p>
          </table:table-cell>
          <table:table-cell table:formula="of:=CONCATENATE(&quot;&quot;&quot;&quot;;[.A271];&quot;&quot;&quot;: &quot;&quot;hsl(&quot;;[.B271];&quot;,&quot;;[.E271];&quot;%,&quot;;[.F271];&quot;%)&quot;&quot;,&quot;)" office:value-type="string" office:string-value="&quot;Floral white&quot;: &quot;hsl(40,100%,97.1%)&quot;," calcext:value-type="string">
            <text:p>"Floral white": "hsl(40,100%,97.1%)",</text:p>
          </table:table-cell>
        </table:table-row>
        <table:table-row table:style-name="ro1">
          <table:table-cell office:value-type="string" calcext:value-type="string">
            <text:p>Fluorescent orange</text:p>
          </table:table-cell>
          <table:table-cell table:style-name="ce3" office:value-type="float" office:value="44.9" calcext:value-type="float">
            <text:p>44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72]*100" office:value-type="float" office:value="100" calcext:value-type="float">
            <text:p>100</text:p>
          </table:table-cell>
          <table:table-cell table:formula="of:=[.D272]*100" office:value-type="float" office:value="50" calcext:value-type="float">
            <text:p>50</text:p>
          </table:table-cell>
          <table:table-cell table:formula="of:=CONCATENATE(&quot;&quot;&quot;&quot;;[.A272];&quot;&quot;&quot;: &quot;&quot;hsl(&quot;;[.B272];&quot;,&quot;;[.E272];&quot;%,&quot;;[.F272];&quot;%)&quot;&quot;,&quot;)" office:value-type="string" office:string-value="&quot;Fluorescent orange&quot;: &quot;hsl(44.9,100%,50%)&quot;," calcext:value-type="string">
            <text:p>"Fluorescent orange": "hsl(44.9,100%,50%)",</text:p>
          </table:table-cell>
        </table:table-row>
        <table:table-row table:style-name="ro1">
          <table:table-cell office:value-type="string" calcext:value-type="string">
            <text:p>Fluorescent pink</text:p>
          </table:table-cell>
          <table:table-cell table:style-name="ce3" office:value-type="float" office:value="327.6" calcext:value-type="float">
            <text:p>327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39" calcext:value-type="percentage">
            <text:p>53.90%</text:p>
          </table:table-cell>
          <table:table-cell table:formula="of:=[.C273]*100" office:value-type="float" office:value="100" calcext:value-type="float">
            <text:p>100</text:p>
          </table:table-cell>
          <table:table-cell table:formula="of:=[.D273]*100" office:value-type="float" office:value="53.9" calcext:value-type="float">
            <text:p>53.9</text:p>
          </table:table-cell>
          <table:table-cell table:formula="of:=CONCATENATE(&quot;&quot;&quot;&quot;;[.A273];&quot;&quot;&quot;: &quot;&quot;hsl(&quot;;[.B273];&quot;,&quot;;[.E273];&quot;%,&quot;;[.F273];&quot;%)&quot;&quot;,&quot;)" office:value-type="string" office:string-value="&quot;Fluorescent pink&quot;: &quot;hsl(327.6,100%,53.9%)&quot;," calcext:value-type="string">
            <text:p>"Fluorescent pink": "hsl(327.6,100%,53.9%)",</text:p>
          </table:table-cell>
        </table:table-row>
        <table:table-row table:style-name="ro1">
          <table:table-cell office:value-type="string" calcext:value-type="string">
            <text:p>Fluorescent yellow</text:p>
          </table:table-cell>
          <table:table-cell table:style-name="ce3" office:value-type="float" office:value="72" calcext:value-type="float">
            <text:p>72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74]*100" office:value-type="float" office:value="100" calcext:value-type="float">
            <text:p>100</text:p>
          </table:table-cell>
          <table:table-cell table:formula="of:=[.D274]*100" office:value-type="float" office:value="50" calcext:value-type="float">
            <text:p>50</text:p>
          </table:table-cell>
          <table:table-cell table:formula="of:=CONCATENATE(&quot;&quot;&quot;&quot;;[.A274];&quot;&quot;&quot;: &quot;&quot;hsl(&quot;;[.B274];&quot;,&quot;;[.E274];&quot;%,&quot;;[.F274];&quot;%)&quot;&quot;,&quot;)" office:value-type="string" office:string-value="&quot;Fluorescent yellow&quot;: &quot;hsl(72,100%,50%)&quot;," calcext:value-type="string">
            <text:p>"Fluorescent yellow": "hsl(72,100%,50%)",</text:p>
          </table:table-cell>
        </table:table-row>
        <table:table-row table:style-name="ro1">
          <table:table-cell office:value-type="string" calcext:value-type="string">
            <text:p>Folly</text:p>
          </table:table-cell>
          <table:table-cell table:style-name="ce3" office:value-type="float" office:value="341.4" calcext:value-type="float">
            <text:p>341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75]*100" office:value-type="float" office:value="100" calcext:value-type="float">
            <text:p>100</text:p>
          </table:table-cell>
          <table:table-cell table:formula="of:=[.D275]*100" office:value-type="float" office:value="50" calcext:value-type="float">
            <text:p>50</text:p>
          </table:table-cell>
          <table:table-cell table:formula="of:=CONCATENATE(&quot;&quot;&quot;&quot;;[.A275];&quot;&quot;&quot;: &quot;&quot;hsl(&quot;;[.B275];&quot;,&quot;;[.E275];&quot;%,&quot;;[.F275];&quot;%)&quot;&quot;,&quot;)" office:value-type="string" office:string-value="&quot;Folly&quot;: &quot;hsl(341.4,100%,50%)&quot;," calcext:value-type="string">
            <text:p>"Folly": "hsl(341.4,100%,50%)",</text:p>
          </table:table-cell>
        </table:table-row>
        <table:table-row table:style-name="ro1">
          <table:table-cell office:value-type="string" calcext:value-type="string">
            <text:p>Forest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0.607" calcext:value-type="percentage">
            <text:p>60.70%</text:p>
          </table:table-cell>
          <table:table-cell table:style-name="ce2" office:value-type="percentage" office:value="0.339" calcext:value-type="percentage">
            <text:p>33.90%</text:p>
          </table:table-cell>
          <table:table-cell table:formula="of:=[.C276]*100" office:value-type="float" office:value="60.7" calcext:value-type="float">
            <text:p>60.7</text:p>
          </table:table-cell>
          <table:table-cell table:formula="of:=[.D276]*100" office:value-type="float" office:value="33.9" calcext:value-type="float">
            <text:p>33.9</text:p>
          </table:table-cell>
          <table:table-cell table:formula="of:=CONCATENATE(&quot;&quot;&quot;&quot;;[.A276];&quot;&quot;&quot;: &quot;&quot;hsl(&quot;;[.B276];&quot;,&quot;;[.E276];&quot;%,&quot;;[.F276];&quot;%)&quot;&quot;,&quot;)" office:value-type="string" office:string-value="&quot;Forest green&quot;: &quot;hsl(120,60.7%,33.9%)&quot;," calcext:value-type="string">
            <text:p>"Forest green": "hsl(120,60.7%,33.9%)",</text:p>
          </table:table-cell>
        </table:table-row>
        <table:table-row table:style-name="ro1">
          <table:table-cell office:value-type="string" calcext:value-type="string">
            <text:p>French beige</text:p>
          </table:table-cell>
          <table:table-cell table:style-name="ce3" office:value-type="float" office:value="25.6" calcext:value-type="float">
            <text:p>25.60</text:p>
          </table:table-cell>
          <table:table-cell table:style-name="ce2" office:value-type="percentage" office:value="0.296" calcext:value-type="percentage">
            <text:p>2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formula="of:=[.C277]*100" office:value-type="float" office:value="29.6" calcext:value-type="float">
            <text:p>29.6</text:p>
          </table:table-cell>
          <table:table-cell table:formula="of:=[.D277]*100" office:value-type="float" office:value="50.4" calcext:value-type="float">
            <text:p>50.4</text:p>
          </table:table-cell>
          <table:table-cell table:formula="of:=CONCATENATE(&quot;&quot;&quot;&quot;;[.A277];&quot;&quot;&quot;: &quot;&quot;hsl(&quot;;[.B277];&quot;,&quot;;[.E277];&quot;%,&quot;;[.F277];&quot;%)&quot;&quot;,&quot;)" office:value-type="string" office:string-value="&quot;French beige&quot;: &quot;hsl(25.6,29.6%,50.4%)&quot;," calcext:value-type="string">
            <text:p>"French beige": "hsl(25.6,29.6%,50.4%)",</text:p>
          </table:table-cell>
        </table:table-row>
        <table:table-row table:style-name="ro1">
          <table:table-cell office:value-type="string" calcext:value-type="string">
            <text:p>French blue</text:p>
          </table:table-cell>
          <table:table-cell table:style-name="ce3" office:value-type="float" office:value="203.4" calcext:value-type="float">
            <text:p>203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67" calcext:value-type="percentage">
            <text:p>36.70%</text:p>
          </table:table-cell>
          <table:table-cell table:formula="of:=[.C278]*100" office:value-type="float" office:value="100" calcext:value-type="float">
            <text:p>100</text:p>
          </table:table-cell>
          <table:table-cell table:formula="of:=[.D278]*100" office:value-type="float" office:value="36.7" calcext:value-type="float">
            <text:p>36.7</text:p>
          </table:table-cell>
          <table:table-cell table:formula="of:=CONCATENATE(&quot;&quot;&quot;&quot;;[.A278];&quot;&quot;&quot;: &quot;&quot;hsl(&quot;;[.B278];&quot;,&quot;;[.E278];&quot;%,&quot;;[.F278];&quot;%)&quot;&quot;,&quot;)" office:value-type="string" office:string-value="&quot;French blue&quot;: &quot;hsl(203.4,100%,36.7%)&quot;," calcext:value-type="string">
            <text:p>"French blue": "hsl(203.4,100%,36.7%)",</text:p>
          </table:table-cell>
        </table:table-row>
        <table:table-row table:style-name="ro1">
          <table:table-cell office:value-type="string" calcext:value-type="string">
            <text:p>French lilac</text:p>
          </table:table-cell>
          <table:table-cell table:style-name="ce3" office:value-type="float" office:value="289.6" calcext:value-type="float">
            <text:p>289.60</text:p>
          </table:table-cell>
          <table:table-cell table:style-name="ce2" office:value-type="percentage" office:value="0.193" calcext:value-type="percentage">
            <text:p>19.3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279]*100" office:value-type="float" office:value="19.3" calcext:value-type="float">
            <text:p>19.3</text:p>
          </table:table-cell>
          <table:table-cell table:formula="of:=[.D279]*100" office:value-type="float" office:value="46.7" calcext:value-type="float">
            <text:p>46.7</text:p>
          </table:table-cell>
          <table:table-cell table:formula="of:=CONCATENATE(&quot;&quot;&quot;&quot;;[.A279];&quot;&quot;&quot;: &quot;&quot;hsl(&quot;;[.B279];&quot;,&quot;;[.E279];&quot;%,&quot;;[.F279];&quot;%)&quot;&quot;,&quot;)" office:value-type="string" office:string-value="&quot;French lilac&quot;: &quot;hsl(289.6,19.3%,46.7%)&quot;," calcext:value-type="string">
            <text:p>"French lilac": "hsl(289.6,19.3%,46.7%)",</text:p>
          </table:table-cell>
        </table:table-row>
        <table:table-row table:style-name="ro1">
          <table:table-cell office:value-type="string" calcext:value-type="string">
            <text:p>French rose</text:p>
          </table:table-cell>
          <table:table-cell table:style-name="ce3" office:value-type="float" office:value="337.7" calcext:value-type="float">
            <text:p>337.70</text:p>
          </table:table-cell>
          <table:table-cell table:style-name="ce2" office:value-type="percentage" office:value="0.905" calcext:value-type="percentage">
            <text:p>90.50%</text:p>
          </table:table-cell>
          <table:table-cell table:style-name="ce2" office:value-type="percentage" office:value="0.627" calcext:value-type="percentage">
            <text:p>62.70%</text:p>
          </table:table-cell>
          <table:table-cell table:formula="of:=[.C280]*100" office:value-type="float" office:value="90.5" calcext:value-type="float">
            <text:p>90.5</text:p>
          </table:table-cell>
          <table:table-cell table:formula="of:=[.D280]*100" office:value-type="float" office:value="62.7" calcext:value-type="float">
            <text:p>62.7</text:p>
          </table:table-cell>
          <table:table-cell table:formula="of:=CONCATENATE(&quot;&quot;&quot;&quot;;[.A280];&quot;&quot;&quot;: &quot;&quot;hsl(&quot;;[.B280];&quot;,&quot;;[.E280];&quot;%,&quot;;[.F280];&quot;%)&quot;&quot;,&quot;)" office:value-type="string" office:string-value="&quot;French rose&quot;: &quot;hsl(337.7,90.5%,62.7%)&quot;," calcext:value-type="string">
            <text:p>"French rose": "hsl(337.7,90.5%,62.7%)",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81]*100" office:value-type="float" office:value="100" calcext:value-type="float">
            <text:p>100</text:p>
          </table:table-cell>
          <table:table-cell table:formula="of:=[.D281]*100" office:value-type="float" office:value="50" calcext:value-type="float">
            <text:p>50</text:p>
          </table:table-cell>
          <table:table-cell table:formula="of:=CONCATENATE(&quot;&quot;&quot;&quot;;[.A281];&quot;&quot;&quot;: &quot;&quot;hsl(&quot;;[.B281];&quot;,&quot;;[.E281];&quot;%,&quot;;[.F281];&quot;%)&quot;&quot;,&quot;)" office:value-type="string" office:string-value="&quot;Fuchsia&quot;: &quot;hsl(300,100%,50%)&quot;," calcext:value-type="string">
            <text:p>"Fuchsia": "hsl(300,100%,50%)",</text:p>
          </table:table-cell>
        </table:table-row>
        <table:table-row table:style-name="ro1">
          <table:table-cell office:value-type="string" calcext:value-type="string">
            <text:p>Fuchsia pink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33" calcext:value-type="percentage">
            <text:p>73.30%</text:p>
          </table:table-cell>
          <table:table-cell table:formula="of:=[.C282]*100" office:value-type="float" office:value="100" calcext:value-type="float">
            <text:p>100</text:p>
          </table:table-cell>
          <table:table-cell table:formula="of:=[.D282]*100" office:value-type="float" office:value="73.3" calcext:value-type="float">
            <text:p>73.3</text:p>
          </table:table-cell>
          <table:table-cell table:formula="of:=CONCATENATE(&quot;&quot;&quot;&quot;;[.A282];&quot;&quot;&quot;: &quot;&quot;hsl(&quot;;[.B282];&quot;,&quot;;[.E282];&quot;%,&quot;;[.F282];&quot;%)&quot;&quot;,&quot;)" office:value-type="string" office:string-value="&quot;Fuchsia pink&quot;: &quot;hsl(300,100%,73.3%)&quot;," calcext:value-type="string">
            <text:p>"Fuchsia pink": "hsl(300,100%,73.3%)",</text:p>
          </table:table-cell>
        </table:table-row>
        <table:table-row table:style-name="ro1">
          <table:table-cell office:value-type="string" calcext:value-type="string">
            <text:p>Fulvous</text:p>
          </table:table-cell>
          <table:table-cell table:style-name="ce3" office:value-type="float" office:value="34.7" calcext:value-type="float">
            <text:p>34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47" calcext:value-type="percentage">
            <text:p>44.70%</text:p>
          </table:table-cell>
          <table:table-cell table:formula="of:=[.C283]*100" office:value-type="float" office:value="100" calcext:value-type="float">
            <text:p>100</text:p>
          </table:table-cell>
          <table:table-cell table:formula="of:=[.D283]*100" office:value-type="float" office:value="44.7" calcext:value-type="float">
            <text:p>44.7</text:p>
          </table:table-cell>
          <table:table-cell table:formula="of:=CONCATENATE(&quot;&quot;&quot;&quot;;[.A283];&quot;&quot;&quot;: &quot;&quot;hsl(&quot;;[.B283];&quot;,&quot;;[.E283];&quot;%,&quot;;[.F283];&quot;%)&quot;&quot;,&quot;)" office:value-type="string" office:string-value="&quot;Fulvous&quot;: &quot;hsl(34.7,100%,44.7%)&quot;," calcext:value-type="string">
            <text:p>"Fulvous": "hsl(34.7,100%,44.7%)",</text:p>
          </table:table-cell>
        </table:table-row>
        <table:table-row table:style-name="ro1">
          <table:table-cell office:value-type="string" calcext:value-type="string">
            <text:p>Fuzzy Wuzzy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table:formula="of:=[.C284]*100" office:value-type="float" office:value="50" calcext:value-type="float">
            <text:p>50</text:p>
          </table:table-cell>
          <table:table-cell table:formula="of:=[.D284]*100" office:value-type="float" office:value="60" calcext:value-type="float">
            <text:p>60</text:p>
          </table:table-cell>
          <table:table-cell table:formula="of:=CONCATENATE(&quot;&quot;&quot;&quot;;[.A284];&quot;&quot;&quot;: &quot;&quot;hsl(&quot;;[.B284];&quot;,&quot;;[.E284];&quot;%,&quot;;[.F284];&quot;%)&quot;&quot;,&quot;)" office:value-type="string" office:string-value="&quot;Fuzzy Wuzzy&quot;: &quot;hsl(0,50%,60%)&quot;," calcext:value-type="string">
            <text:p>"Fuzzy Wuzzy": "hsl(0,50%,60%)",</text:p>
          </table:table-cell>
        </table:table-row>
        <table:table-row table:style-name="ro1">
          <table:table-cell office:value-type="string" calcext:value-type="string">
            <text:p>Gainsboro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863" calcext:value-type="percentage">
            <text:p>86.30%</text:p>
          </table:table-cell>
          <table:table-cell table:formula="of:=[.C285]*100" office:value-type="float" office:value="0" calcext:value-type="float">
            <text:p>0</text:p>
          </table:table-cell>
          <table:table-cell table:formula="of:=[.D285]*100" office:value-type="float" office:value="86.3" calcext:value-type="float">
            <text:p>86.3</text:p>
          </table:table-cell>
          <table:table-cell table:formula="of:=CONCATENATE(&quot;&quot;&quot;&quot;;[.A285];&quot;&quot;&quot;: &quot;&quot;hsl(&quot;;[.B285];&quot;,&quot;;[.E285];&quot;%,&quot;;[.F285];&quot;%)&quot;&quot;,&quot;)" office:value-type="string" office:string-value="&quot;Gainsboro&quot;: &quot;hsl(0,0%,86.3%)&quot;," calcext:value-type="string">
            <text:p>"Gainsboro": "hsl(0,0%,86.3%)",</text:p>
          </table:table-cell>
        </table:table-row>
        <table:table-row table:style-name="ro1">
          <table:table-cell office:value-type="string" calcext:value-type="string">
            <text:p>Gamboge</text:p>
          </table:table-cell>
          <table:table-cell table:style-name="ce3" office:value-type="float" office:value="39.4" calcext:value-type="float">
            <text:p>39.40</text:p>
          </table:table-cell>
          <table:table-cell table:style-name="ce2" office:value-type="percentage" office:value="0.877" calcext:value-type="percentage">
            <text:p>87.70%</text:p>
          </table:table-cell>
          <table:table-cell table:style-name="ce2" office:value-type="percentage" office:value="0.476" calcext:value-type="percentage">
            <text:p>47.60%</text:p>
          </table:table-cell>
          <table:table-cell table:formula="of:=[.C286]*100" office:value-type="float" office:value="87.7" calcext:value-type="float">
            <text:p>87.7</text:p>
          </table:table-cell>
          <table:table-cell table:formula="of:=[.D286]*100" office:value-type="float" office:value="47.6" calcext:value-type="float">
            <text:p>47.6</text:p>
          </table:table-cell>
          <table:table-cell table:formula="of:=CONCATENATE(&quot;&quot;&quot;&quot;;[.A286];&quot;&quot;&quot;: &quot;&quot;hsl(&quot;;[.B286];&quot;,&quot;;[.E286];&quot;%,&quot;;[.F286];&quot;%)&quot;&quot;,&quot;)" office:value-type="string" office:string-value="&quot;Gamboge&quot;: &quot;hsl(39.4,87.7%,47.6%)&quot;," calcext:value-type="string">
            <text:p>"Gamboge": "hsl(39.4,87.7%,47.6%)",</text:p>
          </table:table-cell>
        </table:table-row>
        <table:table-row table:style-name="ro1">
          <table:table-cell office:value-type="string" calcext:value-type="string">
            <text:p>Ghost whit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86" calcext:value-type="percentage">
            <text:p>98.60%</text:p>
          </table:table-cell>
          <table:table-cell table:formula="of:=[.C287]*100" office:value-type="float" office:value="100" calcext:value-type="float">
            <text:p>100</text:p>
          </table:table-cell>
          <table:table-cell table:formula="of:=[.D287]*100" office:value-type="float" office:value="98.6" calcext:value-type="float">
            <text:p>98.6</text:p>
          </table:table-cell>
          <table:table-cell table:formula="of:=CONCATENATE(&quot;&quot;&quot;&quot;;[.A287];&quot;&quot;&quot;: &quot;&quot;hsl(&quot;;[.B287];&quot;,&quot;;[.E287];&quot;%,&quot;;[.F287];&quot;%)&quot;&quot;,&quot;)" office:value-type="string" office:string-value="&quot;Ghost white&quot;: &quot;hsl(240,100%,98.6%)&quot;," calcext:value-type="string">
            <text:p>"Ghost white": "hsl(240,100%,98.6%)",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table:style-name="ce3" office:value-type="float" office:value="34.4" calcext:value-type="float">
            <text:p>34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45" calcext:value-type="percentage">
            <text:p>34.50%</text:p>
          </table:table-cell>
          <table:table-cell table:formula="of:=[.C288]*100" office:value-type="float" office:value="100" calcext:value-type="float">
            <text:p>100</text:p>
          </table:table-cell>
          <table:table-cell table:formula="of:=[.D288]*100" office:value-type="float" office:value="34.5" calcext:value-type="float">
            <text:p>34.5</text:p>
          </table:table-cell>
          <table:table-cell table:formula="of:=CONCATENATE(&quot;&quot;&quot;&quot;;[.A288];&quot;&quot;&quot;: &quot;&quot;hsl(&quot;;[.B288];&quot;,&quot;;[.E288];&quot;%,&quot;;[.F288];&quot;%)&quot;&quot;,&quot;)" office:value-type="string" office:string-value="&quot;Ginger&quot;: &quot;hsl(34.4,100%,34.5%)&quot;," calcext:value-type="string">
            <text:p>"Ginger": "hsl(34.4,100%,34.5%)",</text:p>
          </table:table-cell>
        </table:table-row>
        <table:table-row table:style-name="ro1">
          <table:table-cell office:value-type="string" calcext:value-type="string">
            <text:p>Glaucous</text:p>
          </table:table-cell>
          <table:table-cell table:style-name="ce3" office:value-type="float" office:value="216.3" calcext:value-type="float">
            <text:p>216.30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0.545" calcext:value-type="percentage">
            <text:p>54.50%</text:p>
          </table:table-cell>
          <table:table-cell table:formula="of:=[.C289]*100" office:value-type="float" office:value="37.1" calcext:value-type="float">
            <text:p>37.1</text:p>
          </table:table-cell>
          <table:table-cell table:formula="of:=[.D289]*100" office:value-type="float" office:value="54.5" calcext:value-type="float">
            <text:p>54.5</text:p>
          </table:table-cell>
          <table:table-cell table:formula="of:=CONCATENATE(&quot;&quot;&quot;&quot;;[.A289];&quot;&quot;&quot;: &quot;&quot;hsl(&quot;;[.B289];&quot;,&quot;;[.E289];&quot;%,&quot;;[.F289];&quot;%)&quot;&quot;,&quot;)" office:value-type="string" office:string-value="&quot;Glaucous&quot;: &quot;hsl(216.3,37.1%,54.5%)&quot;," calcext:value-type="string">
            <text:p>"Glaucous": "hsl(216.3,37.1%,54.5%)",</text:p>
          </table:table-cell>
        </table:table-row>
        <table:table-row table:style-name="ro1">
          <table:table-cell office:value-type="string" calcext:value-type="string">
            <text:p>Glitter</text:p>
          </table:table-cell>
          <table:table-cell table:style-name="ce3" office:value-type="float" office:value="234" calcext:value-type="float">
            <text:p>234.00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941" calcext:value-type="percentage">
            <text:p>94.10%</text:p>
          </table:table-cell>
          <table:table-cell table:formula="of:=[.C290]*100" office:value-type="float" office:value="66.7" calcext:value-type="float">
            <text:p>66.7</text:p>
          </table:table-cell>
          <table:table-cell table:formula="of:=[.D290]*100" office:value-type="float" office:value="94.1" calcext:value-type="float">
            <text:p>94.1</text:p>
          </table:table-cell>
          <table:table-cell table:formula="of:=CONCATENATE(&quot;&quot;&quot;&quot;;[.A290];&quot;&quot;&quot;: &quot;&quot;hsl(&quot;;[.B290];&quot;,&quot;;[.E290];&quot;%,&quot;;[.F290];&quot;%)&quot;&quot;,&quot;)" office:value-type="string" office:string-value="&quot;Glitter&quot;: &quot;hsl(234,66.7%,94.1%)&quot;," calcext:value-type="string">
            <text:p>"Glitter": "hsl(234,66.7%,94.1%)",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ce3" office:value-type="float" office:value="50.6" calcext:value-type="float">
            <text:p>50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91]*100" office:value-type="float" office:value="100" calcext:value-type="float">
            <text:p>100</text:p>
          </table:table-cell>
          <table:table-cell table:formula="of:=[.D291]*100" office:value-type="float" office:value="50" calcext:value-type="float">
            <text:p>50</text:p>
          </table:table-cell>
          <table:table-cell table:formula="of:=CONCATENATE(&quot;&quot;&quot;&quot;;[.A291];&quot;&quot;&quot;: &quot;&quot;hsl(&quot;;[.B291];&quot;,&quot;;[.E291];&quot;%,&quot;;[.F291];&quot;%)&quot;&quot;,&quot;)" office:value-type="string" office:string-value="&quot;Gold&quot;: &quot;hsl(50.6,100%,50%)&quot;," calcext:value-type="string">
            <text:p>"Gold": "hsl(50.6,100%,50%)",</text:p>
          </table:table-cell>
        </table:table-row>
        <table:table-row table:style-name="ro1">
          <table:table-cell office:value-type="string" calcext:value-type="string">
            <text:p>Golden brown</text:p>
          </table:table-cell>
          <table:table-cell table:style-name="ce3" office:value-type="float" office:value="36.4" calcext:value-type="float">
            <text:p>36.40</text:p>
          </table:table-cell>
          <table:table-cell table:style-name="ce2" office:value-type="percentage" office:value="0.759" calcext:value-type="percentage">
            <text:p>75.90%</text:p>
          </table:table-cell>
          <table:table-cell table:style-name="ce2" office:value-type="percentage" office:value="0.341" calcext:value-type="percentage">
            <text:p>34.10%</text:p>
          </table:table-cell>
          <table:table-cell table:formula="of:=[.C292]*100" office:value-type="float" office:value="75.9" calcext:value-type="float">
            <text:p>75.9</text:p>
          </table:table-cell>
          <table:table-cell table:formula="of:=[.D292]*100" office:value-type="float" office:value="34.1" calcext:value-type="float">
            <text:p>34.1</text:p>
          </table:table-cell>
          <table:table-cell table:formula="of:=CONCATENATE(&quot;&quot;&quot;&quot;;[.A292];&quot;&quot;&quot;: &quot;&quot;hsl(&quot;;[.B292];&quot;,&quot;;[.E292];&quot;%,&quot;;[.F292];&quot;%)&quot;&quot;,&quot;)" office:value-type="string" office:string-value="&quot;Golden brown&quot;: &quot;hsl(36.4,75.9%,34.1%)&quot;," calcext:value-type="string">
            <text:p>"Golden brown": "hsl(36.4,75.9%,34.1%)",</text:p>
          </table:table-cell>
        </table:table-row>
        <table:table-row table:style-name="ro1">
          <table:table-cell office:value-type="string" calcext:value-type="string">
            <text:p>Golden poppy</text:p>
          </table:table-cell>
          <table:table-cell table:style-name="ce3" office:value-type="float" office:value="46.2" calcext:value-type="float">
            <text:p>46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4" calcext:value-type="percentage">
            <text:p>49.40%</text:p>
          </table:table-cell>
          <table:table-cell table:formula="of:=[.C293]*100" office:value-type="float" office:value="100" calcext:value-type="float">
            <text:p>100</text:p>
          </table:table-cell>
          <table:table-cell table:formula="of:=[.D293]*100" office:value-type="float" office:value="49.4" calcext:value-type="float">
            <text:p>49.4</text:p>
          </table:table-cell>
          <table:table-cell table:formula="of:=CONCATENATE(&quot;&quot;&quot;&quot;;[.A293];&quot;&quot;&quot;: &quot;&quot;hsl(&quot;;[.B293];&quot;,&quot;;[.E293];&quot;%,&quot;;[.F293];&quot;%)&quot;&quot;,&quot;)" office:value-type="string" office:string-value="&quot;Golden poppy&quot;: &quot;hsl(46.2,100%,49.4%)&quot;," calcext:value-type="string">
            <text:p>"Golden poppy": "hsl(46.2,100%,49.4%)",</text:p>
          </table:table-cell>
        </table:table-row>
        <table:table-row table:style-name="ro1">
          <table:table-cell office:value-type="string" calcext:value-type="string">
            <text:p>Golden yellow</text:p>
          </table:table-cell>
          <table:table-cell table:style-name="ce3" office:value-type="float" office:value="52.5" calcext:value-type="float">
            <text:p>52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94]*100" office:value-type="float" office:value="100" calcext:value-type="float">
            <text:p>100</text:p>
          </table:table-cell>
          <table:table-cell table:formula="of:=[.D294]*100" office:value-type="float" office:value="50" calcext:value-type="float">
            <text:p>50</text:p>
          </table:table-cell>
          <table:table-cell table:formula="of:=CONCATENATE(&quot;&quot;&quot;&quot;;[.A294];&quot;&quot;&quot;: &quot;&quot;hsl(&quot;;[.B294];&quot;,&quot;;[.E294];&quot;%,&quot;;[.F294];&quot;%)&quot;&quot;,&quot;)" office:value-type="string" office:string-value="&quot;Golden yellow&quot;: &quot;hsl(52.5,100%,50%)&quot;," calcext:value-type="string">
            <text:p>"Golden yellow": "hsl(52.5,100%,50%)",</text:p>
          </table:table-cell>
        </table:table-row>
        <table:table-row table:style-name="ro1">
          <table:table-cell office:value-type="string" calcext:value-type="string">
            <text:p>Goldenrod</text:p>
          </table:table-cell>
          <table:table-cell table:style-name="ce3" office:value-type="float" office:value="42.9" calcext:value-type="float">
            <text:p>42.90</text:p>
          </table:table-cell>
          <table:table-cell table:style-name="ce2" office:value-type="percentage" office:value="0.744" calcext:value-type="percentage">
            <text:p>74.40%</text:p>
          </table:table-cell>
          <table:table-cell table:style-name="ce2" office:value-type="percentage" office:value="0.49" calcext:value-type="percentage">
            <text:p>49.00%</text:p>
          </table:table-cell>
          <table:table-cell table:formula="of:=[.C295]*100" office:value-type="float" office:value="74.4" calcext:value-type="float">
            <text:p>74.4</text:p>
          </table:table-cell>
          <table:table-cell table:formula="of:=[.D295]*100" office:value-type="float" office:value="49" calcext:value-type="float">
            <text:p>49</text:p>
          </table:table-cell>
          <table:table-cell table:formula="of:=CONCATENATE(&quot;&quot;&quot;&quot;;[.A295];&quot;&quot;&quot;: &quot;&quot;hsl(&quot;;[.B295];&quot;,&quot;;[.E295];&quot;%,&quot;;[.F295];&quot;%)&quot;&quot;,&quot;)" office:value-type="string" office:string-value="&quot;Goldenrod&quot;: &quot;hsl(42.9,74.4%,49%)&quot;," calcext:value-type="string">
            <text:p>"Goldenrod": "hsl(42.9,74.4%,49%)",</text:p>
          </table:table-cell>
        </table:table-row>
        <table:table-row table:style-name="ro1">
          <table:table-cell office:value-type="string" calcext:value-type="string">
            <text:p>Granny Smith Apple</text:p>
          </table:table-cell>
          <table:table-cell table:style-name="ce3" office:value-type="float" office:value="112.9" calcext:value-type="float">
            <text:p>112.90</text:p>
          </table:table-cell>
          <table:table-cell table:style-name="ce2" office:value-type="percentage" office:value="0.557" calcext:value-type="percentage">
            <text:p>55.70%</text:p>
          </table:table-cell>
          <table:table-cell table:style-name="ce2" office:value-type="percentage" office:value="0.761" calcext:value-type="percentage">
            <text:p>76.10%</text:p>
          </table:table-cell>
          <table:table-cell table:formula="of:=[.C296]*100" office:value-type="float" office:value="55.7" calcext:value-type="float">
            <text:p>55.7</text:p>
          </table:table-cell>
          <table:table-cell table:formula="of:=[.D296]*100" office:value-type="float" office:value="76.1" calcext:value-type="float">
            <text:p>76.1</text:p>
          </table:table-cell>
          <table:table-cell table:formula="of:=CONCATENATE(&quot;&quot;&quot;&quot;;[.A296];&quot;&quot;&quot;: &quot;&quot;hsl(&quot;;[.B296];&quot;,&quot;;[.E296];&quot;%,&quot;;[.F296];&quot;%)&quot;&quot;,&quot;)" office:value-type="string" office:string-value="&quot;Granny Smith Apple&quot;: &quot;hsl(112.9,55.7%,76.1%)&quot;," calcext:value-type="string">
            <text:p>"Granny Smith Apple": "hsl(112.9,55.7%,76.1%)",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502" calcext:value-type="percentage">
            <text:p>50.20%</text:p>
          </table:table-cell>
          <table:table-cell table:formula="of:=[.C297]*100" office:value-type="float" office:value="0" calcext:value-type="float">
            <text:p>0</text:p>
          </table:table-cell>
          <table:table-cell table:formula="of:=[.D297]*100" office:value-type="float" office:value="50.2" calcext:value-type="float">
            <text:p>50.2</text:p>
          </table:table-cell>
          <table:table-cell table:formula="of:=CONCATENATE(&quot;&quot;&quot;&quot;;[.A297];&quot;&quot;&quot;: &quot;&quot;hsl(&quot;;[.B297];&quot;,&quot;;[.E297];&quot;%,&quot;;[.F297];&quot;%)&quot;&quot;,&quot;)" office:value-type="string" office:string-value="&quot;Gray&quot;: &quot;hsl(0,0%,50.2%)&quot;," calcext:value-type="string">
            <text:p>"Gray": "hsl(0,0%,50.2%)",</text:p>
          </table:table-cell>
        </table:table-row>
        <table:table-row table:style-name="ro1">
          <table:table-cell office:value-type="string" calcext:value-type="string">
            <text:p>Gray asparagus</text:p>
          </table:table-cell>
          <table:table-cell table:style-name="ce3" office:value-type="float" office:value="117" calcext:value-type="float">
            <text:p>117.00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31" calcext:value-type="percentage">
            <text:p>31.00%</text:p>
          </table:table-cell>
          <table:table-cell table:formula="of:=[.C298]*100" office:value-type="float" office:value="12.7" calcext:value-type="float">
            <text:p>12.7</text:p>
          </table:table-cell>
          <table:table-cell table:formula="of:=[.D298]*100" office:value-type="float" office:value="31" calcext:value-type="float">
            <text:p>31</text:p>
          </table:table-cell>
          <table:table-cell table:formula="of:=CONCATENATE(&quot;&quot;&quot;&quot;;[.A298];&quot;&quot;&quot;: &quot;&quot;hsl(&quot;;[.B298];&quot;,&quot;;[.E298];&quot;%,&quot;;[.F298];&quot;%)&quot;&quot;,&quot;)" office:value-type="string" office:string-value="&quot;Gray asparagus&quot;: &quot;hsl(117,12.7%,31%)&quot;," calcext:value-type="string">
            <text:p>"Gray asparagus": "hsl(117,12.7%,31%)",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299]*100" office:value-type="float" office:value="100" calcext:value-type="float">
            <text:p>100</text:p>
          </table:table-cell>
          <table:table-cell table:formula="of:=[.D299]*100" office:value-type="float" office:value="50" calcext:value-type="float">
            <text:p>50</text:p>
          </table:table-cell>
          <table:table-cell table:formula="of:=CONCATENATE(&quot;&quot;&quot;&quot;;[.A299];&quot;&quot;&quot;: &quot;&quot;hsl(&quot;;[.B299];&quot;,&quot;;[.E299];&quot;%,&quot;;[.F299];&quot;%)&quot;&quot;,&quot;)" office:value-type="string" office:string-value="&quot;Green&quot;: &quot;hsl(120,100%,50%)&quot;," calcext:value-type="string">
            <text:p>"Green": "hsl(120,100%,50%)",</text:p>
          </table:table-cell>
        </table:table-row>
        <table:table-row table:style-name="ro1">
          <table:table-cell office:value-type="string" calcext:value-type="string">
            <text:p>Green Blue</text:p>
          </table:table-cell>
          <table:table-cell table:style-name="ce3" office:value-type="float" office:value="209.4" calcext:value-type="float">
            <text:p>209.40</text:p>
          </table:table-cell>
          <table:table-cell table:style-name="ce2" office:value-type="percentage" office:value="0.827" calcext:value-type="percentage">
            <text:p>82.70%</text:p>
          </table:table-cell>
          <table:table-cell table:style-name="ce2" office:value-type="percentage" office:value="0.386" calcext:value-type="percentage">
            <text:p>38.60%</text:p>
          </table:table-cell>
          <table:table-cell table:formula="of:=[.C300]*100" office:value-type="float" office:value="82.7" calcext:value-type="float">
            <text:p>82.7</text:p>
          </table:table-cell>
          <table:table-cell table:formula="of:=[.D300]*100" office:value-type="float" office:value="38.6" calcext:value-type="float">
            <text:p>38.6</text:p>
          </table:table-cell>
          <table:table-cell table:formula="of:=CONCATENATE(&quot;&quot;&quot;&quot;;[.A300];&quot;&quot;&quot;: &quot;&quot;hsl(&quot;;[.B300];&quot;,&quot;;[.E300];&quot;%,&quot;;[.F300];&quot;%)&quot;&quot;,&quot;)" office:value-type="string" office:string-value="&quot;Green Blue&quot;: &quot;hsl(209.4,82.7%,38.6%)&quot;," calcext:value-type="string">
            <text:p>"Green Blue": "hsl(209.4,82.7%,38.6%)",</text:p>
          </table:table-cell>
        </table:table-row>
        <table:table-row table:style-name="ro1">
          <table:table-cell office:value-type="string" calcext:value-type="string">
            <text:p>Green yellow</text:p>
          </table:table-cell>
          <table:table-cell table:style-name="ce3" office:value-type="float" office:value="83.7" calcext:value-type="float">
            <text:p>83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92" calcext:value-type="percentage">
            <text:p>59.20%</text:p>
          </table:table-cell>
          <table:table-cell table:formula="of:=[.C301]*100" office:value-type="float" office:value="100" calcext:value-type="float">
            <text:p>100</text:p>
          </table:table-cell>
          <table:table-cell table:formula="of:=[.D301]*100" office:value-type="float" office:value="59.2" calcext:value-type="float">
            <text:p>59.2</text:p>
          </table:table-cell>
          <table:table-cell table:formula="of:=CONCATENATE(&quot;&quot;&quot;&quot;;[.A301];&quot;&quot;&quot;: &quot;&quot;hsl(&quot;;[.B301];&quot;,&quot;;[.E301];&quot;%,&quot;;[.F301];&quot;%)&quot;&quot;,&quot;)" office:value-type="string" office:string-value="&quot;Green yellow&quot;: &quot;hsl(83.7,100%,59.2%)&quot;," calcext:value-type="string">
            <text:p>"Green yellow": "hsl(83.7,100%,59.2%)",</text:p>
          </table:table-cell>
        </table:table-row>
        <table:table-row table:style-name="ro1">
          <table:table-cell office:value-type="string" calcext:value-type="string">
            <text:p>Grullo</text:p>
          </table:table-cell>
          <table:table-cell table:style-name="ce3" office:value-type="float" office:value="34.3" calcext:value-type="float">
            <text:p>34.30</text:p>
          </table:table-cell>
          <table:table-cell table:style-name="ce2" office:value-type="percentage" office:value="0.169" calcext:value-type="percentage">
            <text:p>16.90%</text:p>
          </table:table-cell>
          <table:table-cell table:style-name="ce2" office:value-type="percentage" office:value="0.594" calcext:value-type="percentage">
            <text:p>59.40%</text:p>
          </table:table-cell>
          <table:table-cell table:formula="of:=[.C302]*100" office:value-type="float" office:value="16.9" calcext:value-type="float">
            <text:p>16.9</text:p>
          </table:table-cell>
          <table:table-cell table:formula="of:=[.D302]*100" office:value-type="float" office:value="59.4" calcext:value-type="float">
            <text:p>59.4</text:p>
          </table:table-cell>
          <table:table-cell table:formula="of:=CONCATENATE(&quot;&quot;&quot;&quot;;[.A302];&quot;&quot;&quot;: &quot;&quot;hsl(&quot;;[.B302];&quot;,&quot;;[.E302];&quot;%,&quot;;[.F302];&quot;%)&quot;&quot;,&quot;)" office:value-type="string" office:string-value="&quot;Grullo&quot;: &quot;hsl(34.3,16.9%,59.4%)&quot;," calcext:value-type="string">
            <text:p>"Grullo": "hsl(34.3,16.9%,59.4%)",</text:p>
          </table:table-cell>
        </table:table-row>
        <table:table-row table:style-name="ro1">
          <table:table-cell office:value-type="string" calcext:value-type="string">
            <text:p>Guppie green</text:p>
          </table:table-cell>
          <table:table-cell table:style-name="ce3" office:value-type="float" office:value="149.9" calcext:value-type="float">
            <text:p>149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303]*100" office:value-type="float" office:value="100" calcext:value-type="float">
            <text:p>100</text:p>
          </table:table-cell>
          <table:table-cell table:formula="of:=[.D303]*100" office:value-type="float" office:value="50" calcext:value-type="float">
            <text:p>50</text:p>
          </table:table-cell>
          <table:table-cell table:formula="of:=CONCATENATE(&quot;&quot;&quot;&quot;;[.A303];&quot;&quot;&quot;: &quot;&quot;hsl(&quot;;[.B303];&quot;,&quot;;[.E303];&quot;%,&quot;;[.F303];&quot;%)&quot;&quot;,&quot;)" office:value-type="string" office:string-value="&quot;Guppie green&quot;: &quot;hsl(149.9,100%,50%)&quot;," calcext:value-type="string">
            <text:p>"Guppie green": "hsl(149.9,100%,50%)",</text:p>
          </table:table-cell>
        </table:table-row>
        <table:table-row table:style-name="ro1">
          <table:table-cell office:value-type="string" calcext:value-type="string">
            <text:p>Halayà úbe</text:p>
          </table:table-cell>
          <table:table-cell table:style-name="ce3" office:value-type="float" office:value="323.5" calcext:value-type="float">
            <text:p>323.50</text:p>
          </table:table-cell>
          <table:table-cell table:style-name="ce2" office:value-type="percentage" office:value="0.291" calcext:value-type="percentage">
            <text:p>29.10%</text:p>
          </table:table-cell>
          <table:table-cell table:style-name="ce2" office:value-type="percentage" office:value="0.31" calcext:value-type="percentage">
            <text:p>31.00%</text:p>
          </table:table-cell>
          <table:table-cell table:formula="of:=[.C304]*100" office:value-type="float" office:value="29.1" calcext:value-type="float">
            <text:p>29.1</text:p>
          </table:table-cell>
          <table:table-cell table:formula="of:=[.D304]*100" office:value-type="float" office:value="31" calcext:value-type="float">
            <text:p>31</text:p>
          </table:table-cell>
          <table:table-cell table:formula="of:=CONCATENATE(&quot;&quot;&quot;&quot;;[.A304];&quot;&quot;&quot;: &quot;&quot;hsl(&quot;;[.B304];&quot;,&quot;;[.E304];&quot;%,&quot;;[.F304];&quot;%)&quot;&quot;,&quot;)" office:value-type="string" office:string-value="&quot;Halayà úbe&quot;: &quot;hsl(323.5,29.1%,31%)&quot;," calcext:value-type="string">
            <text:p>"Halayà úbe": "hsl(323.5,29.1%,31%)",</text:p>
          </table:table-cell>
        </table:table-row>
        <table:table-row table:style-name="ro1">
          <table:table-cell office:value-type="string" calcext:value-type="string">
            <text:p>Han blue</text:p>
          </table:table-cell>
          <table:table-cell table:style-name="ce3" office:value-type="float" office:value="222.7" calcext:value-type="float">
            <text:p>222.70</text:p>
          </table:table-cell>
          <table:table-cell table:style-name="ce2" office:value-type="percentage" office:value="0.591" calcext:value-type="percentage">
            <text:p>59.10%</text:p>
          </table:table-cell>
          <table:table-cell table:style-name="ce2" office:value-type="percentage" office:value="0.539" calcext:value-type="percentage">
            <text:p>53.90%</text:p>
          </table:table-cell>
          <table:table-cell table:formula="of:=[.C305]*100" office:value-type="float" office:value="59.1" calcext:value-type="float">
            <text:p>59.1</text:p>
          </table:table-cell>
          <table:table-cell table:formula="of:=[.D305]*100" office:value-type="float" office:value="53.9" calcext:value-type="float">
            <text:p>53.9</text:p>
          </table:table-cell>
          <table:table-cell table:formula="of:=CONCATENATE(&quot;&quot;&quot;&quot;;[.A305];&quot;&quot;&quot;: &quot;&quot;hsl(&quot;;[.B305];&quot;,&quot;;[.E305];&quot;%,&quot;;[.F305];&quot;%)&quot;&quot;,&quot;)" office:value-type="string" office:string-value="&quot;Han blue&quot;: &quot;hsl(222.7,59.1%,53.9%)&quot;," calcext:value-type="string">
            <text:p>"Han blue": "hsl(222.7,59.1%,53.9%)",</text:p>
          </table:table-cell>
        </table:table-row>
        <table:table-row table:style-name="ro1">
          <table:table-cell office:value-type="string" calcext:value-type="string">
            <text:p>Han purple</text:p>
          </table:table-cell>
          <table:table-cell table:style-name="ce3" office:value-type="float" office:value="255.4" calcext:value-type="float">
            <text:p>255.40</text:p>
          </table:table-cell>
          <table:table-cell table:style-name="ce2" office:value-type="percentage" office:value="0.958" calcext:value-type="percentage">
            <text:p>95.80%</text:p>
          </table:table-cell>
          <table:table-cell table:style-name="ce2" office:value-type="percentage" office:value="0.537" calcext:value-type="percentage">
            <text:p>53.70%</text:p>
          </table:table-cell>
          <table:table-cell table:formula="of:=[.C306]*100" office:value-type="float" office:value="95.8" calcext:value-type="float">
            <text:p>95.8</text:p>
          </table:table-cell>
          <table:table-cell table:formula="of:=[.D306]*100" office:value-type="float" office:value="53.7" calcext:value-type="float">
            <text:p>53.7</text:p>
          </table:table-cell>
          <table:table-cell table:formula="of:=CONCATENATE(&quot;&quot;&quot;&quot;;[.A306];&quot;&quot;&quot;: &quot;&quot;hsl(&quot;;[.B306];&quot;,&quot;;[.E306];&quot;%,&quot;;[.F306];&quot;%)&quot;&quot;,&quot;)" office:value-type="string" office:string-value="&quot;Han purple&quot;: &quot;hsl(255.4,95.8%,53.7%)&quot;," calcext:value-type="string">
            <text:p>"Han purple": "hsl(255.4,95.8%,53.7%)",</text:p>
          </table:table-cell>
        </table:table-row>
        <table:table-row table:style-name="ro1">
          <table:table-cell office:value-type="string" calcext:value-type="string">
            <text:p>Hansa yellow</text:p>
          </table:table-cell>
          <table:table-cell table:style-name="ce3" office:value-type="float" office:value="51" calcext:value-type="float">
            <text:p>51.00</text:p>
          </table:table-cell>
          <table:table-cell table:style-name="ce2" office:value-type="percentage" office:value="0.741" calcext:value-type="percentage">
            <text:p>74.10%</text:p>
          </table:table-cell>
          <table:table-cell table:style-name="ce2" office:value-type="percentage" office:value="0.667" calcext:value-type="percentage">
            <text:p>66.70%</text:p>
          </table:table-cell>
          <table:table-cell table:formula="of:=[.C307]*100" office:value-type="float" office:value="74.1" calcext:value-type="float">
            <text:p>74.1</text:p>
          </table:table-cell>
          <table:table-cell table:formula="of:=[.D307]*100" office:value-type="float" office:value="66.7" calcext:value-type="float">
            <text:p>66.7</text:p>
          </table:table-cell>
          <table:table-cell table:formula="of:=CONCATENATE(&quot;&quot;&quot;&quot;;[.A307];&quot;&quot;&quot;: &quot;&quot;hsl(&quot;;[.B307];&quot;,&quot;;[.E307];&quot;%,&quot;;[.F307];&quot;%)&quot;&quot;,&quot;)" office:value-type="string" office:string-value="&quot;Hansa yellow&quot;: &quot;hsl(51,74.1%,66.7%)&quot;," calcext:value-type="string">
            <text:p>"Hansa yellow": "hsl(51,74.1%,66.7%)",</text:p>
          </table:table-cell>
        </table:table-row>
        <table:table-row table:style-name="ro1">
          <table:table-cell office:value-type="string" calcext:value-type="string">
            <text:p>Harlequin</text:p>
          </table:table-cell>
          <table:table-cell table:style-name="ce3" office:value-type="float" office:value="105.2" calcext:value-type="float">
            <text:p>105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308]*100" office:value-type="float" office:value="100" calcext:value-type="float">
            <text:p>100</text:p>
          </table:table-cell>
          <table:table-cell table:formula="of:=[.D308]*100" office:value-type="float" office:value="50" calcext:value-type="float">
            <text:p>50</text:p>
          </table:table-cell>
          <table:table-cell table:formula="of:=CONCATENATE(&quot;&quot;&quot;&quot;;[.A308];&quot;&quot;&quot;: &quot;&quot;hsl(&quot;;[.B308];&quot;,&quot;;[.E308];&quot;%,&quot;;[.F308];&quot;%)&quot;&quot;,&quot;)" office:value-type="string" office:string-value="&quot;Harlequin&quot;: &quot;hsl(105.2,100%,50%)&quot;," calcext:value-type="string">
            <text:p>"Harlequin": "hsl(105.2,100%,50%)",</text:p>
          </table:table-cell>
        </table:table-row>
        <table:table-row table:style-name="ro1">
          <table:table-cell office:value-type="string" calcext:value-type="string">
            <text:p>Harvard crimson</text:p>
          </table:table-cell>
          <table:table-cell table:style-name="ce3" office:value-type="float" office:value="353.4" calcext:value-type="float">
            <text:p>353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94" calcext:value-type="percentage">
            <text:p>39.40%</text:p>
          </table:table-cell>
          <table:table-cell table:formula="of:=[.C309]*100" office:value-type="float" office:value="100" calcext:value-type="float">
            <text:p>100</text:p>
          </table:table-cell>
          <table:table-cell table:formula="of:=[.D309]*100" office:value-type="float" office:value="39.4" calcext:value-type="float">
            <text:p>39.4</text:p>
          </table:table-cell>
          <table:table-cell table:formula="of:=CONCATENATE(&quot;&quot;&quot;&quot;;[.A309];&quot;&quot;&quot;: &quot;&quot;hsl(&quot;;[.B309];&quot;,&quot;;[.E309];&quot;%,&quot;;[.F309];&quot;%)&quot;&quot;,&quot;)" office:value-type="string" office:string-value="&quot;Harvard crimson&quot;: &quot;hsl(353.4,100%,39.4%)&quot;," calcext:value-type="string">
            <text:p>"Harvard crimson": "hsl(353.4,100%,39.4%)",</text:p>
          </table:table-cell>
        </table:table-row>
        <table:table-row table:style-name="ro1">
          <table:table-cell office:value-type="string" calcext:value-type="string">
            <text:p>Harvest Gold</text:p>
          </table:table-cell>
          <table:table-cell table:style-name="ce3" office:value-type="float" office:value="39.9" calcext:value-type="float">
            <text:p>39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27" calcext:value-type="percentage">
            <text:p>42.70%</text:p>
          </table:table-cell>
          <table:table-cell table:formula="of:=[.C310]*100" office:value-type="float" office:value="100" calcext:value-type="float">
            <text:p>100</text:p>
          </table:table-cell>
          <table:table-cell table:formula="of:=[.D310]*100" office:value-type="float" office:value="42.7" calcext:value-type="float">
            <text:p>42.7</text:p>
          </table:table-cell>
          <table:table-cell table:formula="of:=CONCATENATE(&quot;&quot;&quot;&quot;;[.A310];&quot;&quot;&quot;: &quot;&quot;hsl(&quot;;[.B310];&quot;,&quot;;[.E310];&quot;%,&quot;;[.F310];&quot;%)&quot;&quot;,&quot;)" office:value-type="string" office:string-value="&quot;Harvest Gold&quot;: &quot;hsl(39.9,100%,42.7%)&quot;," calcext:value-type="string">
            <text:p>"Harvest Gold": "hsl(39.9,100%,42.7%)",</text:p>
          </table:table-cell>
        </table:table-row>
        <table:table-row table:style-name="ro1">
          <table:table-cell office:value-type="string" calcext:value-type="string">
            <text:p>Heart Gold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311]*100" office:value-type="float" office:value="100" calcext:value-type="float">
            <text:p>100</text:p>
          </table:table-cell>
          <table:table-cell table:formula="of:=[.D311]*100" office:value-type="float" office:value="25.1" calcext:value-type="float">
            <text:p>25.1</text:p>
          </table:table-cell>
          <table:table-cell table:formula="of:=CONCATENATE(&quot;&quot;&quot;&quot;;[.A311];&quot;&quot;&quot;: &quot;&quot;hsl(&quot;;[.B311];&quot;,&quot;;[.E311];&quot;%,&quot;;[.F311];&quot;%)&quot;&quot;,&quot;)" office:value-type="string" office:string-value="&quot;Heart Gold&quot;: &quot;hsl(60,100%,25.1%)&quot;," calcext:value-type="string">
            <text:p>"Heart Gold": "hsl(60,100%,25.1%)",</text:p>
          </table:table-cell>
        </table:table-row>
        <table:table-row table:style-name="ro1">
          <table:table-cell office:value-type="string" calcext:value-type="string">
            <text:p>Heliotrope</text:p>
          </table:table-cell>
          <table:table-cell table:style-name="ce3" office:value-type="float" office:value="286.3" calcext:value-type="float">
            <text:p>286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25" calcext:value-type="percentage">
            <text:p>72.50%</text:p>
          </table:table-cell>
          <table:table-cell table:formula="of:=[.C312]*100" office:value-type="float" office:value="100" calcext:value-type="float">
            <text:p>100</text:p>
          </table:table-cell>
          <table:table-cell table:formula="of:=[.D312]*100" office:value-type="float" office:value="72.5" calcext:value-type="float">
            <text:p>72.5</text:p>
          </table:table-cell>
          <table:table-cell table:formula="of:=CONCATENATE(&quot;&quot;&quot;&quot;;[.A312];&quot;&quot;&quot;: &quot;&quot;hsl(&quot;;[.B312];&quot;,&quot;;[.E312];&quot;%,&quot;;[.F312];&quot;%)&quot;&quot;,&quot;)" office:value-type="string" office:string-value="&quot;Heliotrope&quot;: &quot;hsl(286.3,100%,72.5%)&quot;," calcext:value-type="string">
            <text:p>"Heliotrope": "hsl(286.3,100%,72.5%)",</text:p>
          </table:table-cell>
        </table:table-row>
        <table:table-row table:style-name="ro1">
          <table:table-cell office:value-type="string" calcext:value-type="string">
            <text:p>Hollywood cerise</text:p>
          </table:table-cell>
          <table:table-cell table:style-name="ce3" office:value-type="float" office:value="320.4" calcext:value-type="float">
            <text:p>320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78" calcext:value-type="percentage">
            <text:p>47.80%</text:p>
          </table:table-cell>
          <table:table-cell table:formula="of:=[.C313]*100" office:value-type="float" office:value="100" calcext:value-type="float">
            <text:p>100</text:p>
          </table:table-cell>
          <table:table-cell table:formula="of:=[.D313]*100" office:value-type="float" office:value="47.8" calcext:value-type="float">
            <text:p>47.8</text:p>
          </table:table-cell>
          <table:table-cell table:formula="of:=CONCATENATE(&quot;&quot;&quot;&quot;;[.A313];&quot;&quot;&quot;: &quot;&quot;hsl(&quot;;[.B313];&quot;,&quot;;[.E313];&quot;%,&quot;;[.F313];&quot;%)&quot;&quot;,&quot;)" office:value-type="string" office:string-value="&quot;Hollywood cerise&quot;: &quot;hsl(320.4,100%,47.8%)&quot;," calcext:value-type="string">
            <text:p>"Hollywood cerise": "hsl(320.4,100%,47.8%)",</text:p>
          </table:table-cell>
        </table:table-row>
        <table:table-row table:style-name="ro1">
          <table:table-cell office:value-type="string" calcext:value-type="string">
            <text:p>Honeydew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table:formula="of:=[.C314]*100" office:value-type="float" office:value="100" calcext:value-type="float">
            <text:p>100</text:p>
          </table:table-cell>
          <table:table-cell table:formula="of:=[.D314]*100" office:value-type="float" office:value="97.1" calcext:value-type="float">
            <text:p>97.1</text:p>
          </table:table-cell>
          <table:table-cell table:formula="of:=CONCATENATE(&quot;&quot;&quot;&quot;;[.A314];&quot;&quot;&quot;: &quot;&quot;hsl(&quot;;[.B314];&quot;,&quot;;[.E314];&quot;%,&quot;;[.F314];&quot;%)&quot;&quot;,&quot;)" office:value-type="string" office:string-value="&quot;Honeydew&quot;: &quot;hsl(120,100%,97.1%)&quot;," calcext:value-type="string">
            <text:p>"Honeydew": "hsl(120,100%,97.1%)",</text:p>
          </table:table-cell>
        </table:table-row>
        <table:table-row table:style-name="ro1">
          <table:table-cell office:value-type="string" calcext:value-type="string">
            <text:p>Hooker green</text:p>
          </table:table-cell>
          <table:table-cell table:style-name="ce3" office:value-type="float" office:value="162.5" calcext:value-type="float">
            <text:p>162.50</text:p>
          </table:table-cell>
          <table:table-cell table:style-name="ce2" office:value-type="percentage" office:value="0.247" calcext:value-type="percentage">
            <text:p>24.70%</text:p>
          </table:table-cell>
          <table:table-cell table:style-name="ce2" office:value-type="percentage" office:value="0.38" calcext:value-type="percentage">
            <text:p>38.00%</text:p>
          </table:table-cell>
          <table:table-cell table:formula="of:=[.C315]*100" office:value-type="float" office:value="24.7" calcext:value-type="float">
            <text:p>24.7</text:p>
          </table:table-cell>
          <table:table-cell table:formula="of:=[.D315]*100" office:value-type="float" office:value="38" calcext:value-type="float">
            <text:p>38</text:p>
          </table:table-cell>
          <table:table-cell table:formula="of:=CONCATENATE(&quot;&quot;&quot;&quot;;[.A315];&quot;&quot;&quot;: &quot;&quot;hsl(&quot;;[.B315];&quot;,&quot;;[.E315];&quot;%,&quot;;[.F315];&quot;%)&quot;&quot;,&quot;)" office:value-type="string" office:string-value="&quot;Hooker green&quot;: &quot;hsl(162.5,24.7%,38%)&quot;," calcext:value-type="string">
            <text:p>"Hooker green": "hsl(162.5,24.7%,38%)",</text:p>
          </table:table-cell>
        </table:table-row>
        <table:table-row table:style-name="ro1">
          <table:table-cell office:value-type="string" calcext:value-type="string">
            <text:p>Hot magenta</text:p>
          </table:table-cell>
          <table:table-cell table:style-name="ce3" office:value-type="float" office:value="313" calcext:value-type="float">
            <text:p>313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57" calcext:value-type="percentage">
            <text:p>55.70%</text:p>
          </table:table-cell>
          <table:table-cell table:formula="of:=[.C316]*100" office:value-type="float" office:value="100" calcext:value-type="float">
            <text:p>100</text:p>
          </table:table-cell>
          <table:table-cell table:formula="of:=[.D316]*100" office:value-type="float" office:value="55.7" calcext:value-type="float">
            <text:p>55.7</text:p>
          </table:table-cell>
          <table:table-cell table:formula="of:=CONCATENATE(&quot;&quot;&quot;&quot;;[.A316];&quot;&quot;&quot;: &quot;&quot;hsl(&quot;;[.B316];&quot;,&quot;;[.E316];&quot;%,&quot;;[.F316];&quot;%)&quot;&quot;,&quot;)" office:value-type="string" office:string-value="&quot;Hot magenta&quot;: &quot;hsl(313,100%,55.7%)&quot;," calcext:value-type="string">
            <text:p>"Hot magenta": "hsl(313,100%,55.7%)",</text:p>
          </table:table-cell>
        </table:table-row>
        <table:table-row table:style-name="ro1">
          <table:table-cell office:value-type="string" calcext:value-type="string">
            <text:p>Hot pink</text:p>
          </table:table-cell>
          <table:table-cell table:style-name="ce3" office:value-type="float" office:value="330" calcext:value-type="float">
            <text:p>33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06" calcext:value-type="percentage">
            <text:p>70.60%</text:p>
          </table:table-cell>
          <table:table-cell table:formula="of:=[.C317]*100" office:value-type="float" office:value="100" calcext:value-type="float">
            <text:p>100</text:p>
          </table:table-cell>
          <table:table-cell table:formula="of:=[.D317]*100" office:value-type="float" office:value="70.6" calcext:value-type="float">
            <text:p>70.6</text:p>
          </table:table-cell>
          <table:table-cell table:formula="of:=CONCATENATE(&quot;&quot;&quot;&quot;;[.A317];&quot;&quot;&quot;: &quot;&quot;hsl(&quot;;[.B317];&quot;,&quot;;[.E317];&quot;%,&quot;;[.F317];&quot;%)&quot;&quot;,&quot;)" office:value-type="string" office:string-value="&quot;Hot pink&quot;: &quot;hsl(330,100%,70.6%)&quot;," calcext:value-type="string">
            <text:p>"Hot pink": "hsl(330,100%,70.6%)",</text:p>
          </table:table-cell>
        </table:table-row>
        <table:table-row table:style-name="ro1">
          <table:table-cell office:value-type="string" calcext:value-type="string">
            <text:p>Hunter green</text:p>
          </table:table-cell>
          <table:table-cell table:style-name="ce3" office:value-type="float" office:value="128.8" calcext:value-type="float">
            <text:p>128.80</text:p>
          </table:table-cell>
          <table:table-cell table:style-name="ce2" office:value-type="percentage" office:value="0.279" calcext:value-type="percentage">
            <text:p>27.90%</text:p>
          </table:table-cell>
          <table:table-cell table:style-name="ce2" office:value-type="percentage" office:value="0.288" calcext:value-type="percentage">
            <text:p>28.80%</text:p>
          </table:table-cell>
          <table:table-cell table:formula="of:=[.C318]*100" office:value-type="float" office:value="27.9" calcext:value-type="float">
            <text:p>27.9</text:p>
          </table:table-cell>
          <table:table-cell table:formula="of:=[.D318]*100" office:value-type="float" office:value="28.8" calcext:value-type="float">
            <text:p>28.8</text:p>
          </table:table-cell>
          <table:table-cell table:formula="of:=CONCATENATE(&quot;&quot;&quot;&quot;;[.A318];&quot;&quot;&quot;: &quot;&quot;hsl(&quot;;[.B318];&quot;,&quot;;[.E318];&quot;%,&quot;;[.F318];&quot;%)&quot;&quot;,&quot;)" office:value-type="string" office:string-value="&quot;Hunter green&quot;: &quot;hsl(128.8,27.9%,28.8%)&quot;," calcext:value-type="string">
            <text:p>"Hunter green": "hsl(128.8,27.9%,28.8%)",</text:p>
          </table:table-cell>
        </table:table-row>
        <table:table-row table:style-name="ro1">
          <table:table-cell office:value-type="string" calcext:value-type="string">
            <text:p>Icterine</text:p>
          </table:table-cell>
          <table:table-cell table:style-name="ce3" office:value-type="float" office:value="58.1" calcext:value-type="float">
            <text:p>58.10</text:p>
          </table:table-cell>
          <table:table-cell table:style-name="ce2" office:value-type="percentage" office:value="0.963" calcext:value-type="percentage">
            <text:p>96.30%</text:p>
          </table:table-cell>
          <table:table-cell table:style-name="ce2" office:value-type="percentage" office:value="0.678" calcext:value-type="percentage">
            <text:p>67.80%</text:p>
          </table:table-cell>
          <table:table-cell table:formula="of:=[.C319]*100" office:value-type="float" office:value="96.3" calcext:value-type="float">
            <text:p>96.3</text:p>
          </table:table-cell>
          <table:table-cell table:formula="of:=[.D319]*100" office:value-type="float" office:value="67.8" calcext:value-type="float">
            <text:p>67.8</text:p>
          </table:table-cell>
          <table:table-cell table:formula="of:=CONCATENATE(&quot;&quot;&quot;&quot;;[.A319];&quot;&quot;&quot;: &quot;&quot;hsl(&quot;;[.B319];&quot;,&quot;;[.E319];&quot;%,&quot;;[.F319];&quot;%)&quot;&quot;,&quot;)" office:value-type="string" office:string-value="&quot;Icterine&quot;: &quot;hsl(58.1,96.3%,67.8%)&quot;," calcext:value-type="string">
            <text:p>"Icterine": "hsl(58.1,96.3%,67.8%)",</text:p>
          </table:table-cell>
        </table:table-row>
        <table:table-row table:style-name="ro1">
          <table:table-cell office:value-type="string" calcext:value-type="string">
            <text:p>Inchworm</text:p>
          </table:table-cell>
          <table:table-cell table:style-name="ce3" office:value-type="float" office:value="84.3" calcext:value-type="float">
            <text:p>84.30</text:p>
          </table:table-cell>
          <table:table-cell table:style-name="ce2" office:value-type="percentage" office:value="0.79" calcext:value-type="percentage">
            <text:p>79.00%</text:p>
          </table:table-cell>
          <table:table-cell table:style-name="ce2" office:value-type="percentage" office:value="0.645" calcext:value-type="percentage">
            <text:p>64.50%</text:p>
          </table:table-cell>
          <table:table-cell table:formula="of:=[.C320]*100" office:value-type="float" office:value="79" calcext:value-type="float">
            <text:p>79</text:p>
          </table:table-cell>
          <table:table-cell table:formula="of:=[.D320]*100" office:value-type="float" office:value="64.5" calcext:value-type="float">
            <text:p>64.5</text:p>
          </table:table-cell>
          <table:table-cell table:formula="of:=CONCATENATE(&quot;&quot;&quot;&quot;;[.A320];&quot;&quot;&quot;: &quot;&quot;hsl(&quot;;[.B320];&quot;,&quot;;[.E320];&quot;%,&quot;;[.F320];&quot;%)&quot;&quot;,&quot;)" office:value-type="string" office:string-value="&quot;Inchworm&quot;: &quot;hsl(84.3,79%,64.5%)&quot;," calcext:value-type="string">
            <text:p>"Inchworm": "hsl(84.3,79%,64.5%)",</text:p>
          </table:table-cell>
        </table:table-row>
        <table:table-row table:style-name="ro1">
          <table:table-cell office:value-type="string" calcext:value-type="string">
            <text:p>India green</text:p>
          </table:table-cell>
          <table:table-cell table:style-name="ce3" office:value-type="float" office:value="114.8" calcext:value-type="float">
            <text:p>114.80</text:p>
          </table:table-cell>
          <table:table-cell table:style-name="ce2" office:value-type="percentage" office:value="0.889" calcext:value-type="percentage">
            <text:p>88.90%</text:p>
          </table:table-cell>
          <table:table-cell table:style-name="ce2" office:value-type="percentage" office:value="0.282" calcext:value-type="percentage">
            <text:p>28.20%</text:p>
          </table:table-cell>
          <table:table-cell table:formula="of:=[.C321]*100" office:value-type="float" office:value="88.9" calcext:value-type="float">
            <text:p>88.9</text:p>
          </table:table-cell>
          <table:table-cell table:formula="of:=[.D321]*100" office:value-type="float" office:value="28.2" calcext:value-type="float">
            <text:p>28.2</text:p>
          </table:table-cell>
          <table:table-cell table:formula="of:=CONCATENATE(&quot;&quot;&quot;&quot;;[.A321];&quot;&quot;&quot;: &quot;&quot;hsl(&quot;;[.B321];&quot;,&quot;;[.E321];&quot;%,&quot;;[.F321];&quot;%)&quot;&quot;,&quot;)" office:value-type="string" office:string-value="&quot;India green&quot;: &quot;hsl(114.8,88.9%,28.2%)&quot;," calcext:value-type="string">
            <text:p>"India green": "hsl(114.8,88.9%,28.2%)",</text:p>
          </table:table-cell>
        </table:table-row>
        <table:table-row table:style-name="ro1">
          <table:table-cell office:value-type="string" calcext:value-type="string">
            <text:p>Indian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531" calcext:value-type="percentage">
            <text:p>53.10%</text:p>
          </table:table-cell>
          <table:table-cell table:style-name="ce2" office:value-type="percentage" office:value="0.582" calcext:value-type="percentage">
            <text:p>58.20%</text:p>
          </table:table-cell>
          <table:table-cell table:formula="of:=[.C322]*100" office:value-type="float" office:value="53.1" calcext:value-type="float">
            <text:p>53.1</text:p>
          </table:table-cell>
          <table:table-cell table:formula="of:=[.D322]*100" office:value-type="float" office:value="58.2" calcext:value-type="float">
            <text:p>58.2</text:p>
          </table:table-cell>
          <table:table-cell table:formula="of:=CONCATENATE(&quot;&quot;&quot;&quot;;[.A322];&quot;&quot;&quot;: &quot;&quot;hsl(&quot;;[.B322];&quot;,&quot;;[.E322];&quot;%,&quot;;[.F322];&quot;%)&quot;&quot;,&quot;)" office:value-type="string" office:string-value="&quot;Indian red&quot;: &quot;hsl(0,53.1%,58.2%)&quot;," calcext:value-type="string">
            <text:p>"Indian red": "hsl(0,53.1%,58.2%)",</text:p>
          </table:table-cell>
        </table:table-row>
        <table:table-row table:style-name="ro1">
          <table:table-cell office:value-type="string" calcext:value-type="string">
            <text:p>Indian yellow</text:p>
          </table:table-cell>
          <table:table-cell table:style-name="ce3" office:value-type="float" office:value="34.7" calcext:value-type="float">
            <text:p>34.70</text:p>
          </table:table-cell>
          <table:table-cell table:style-name="ce2" office:value-type="percentage" office:value="0.714" calcext:value-type="percentage">
            <text:p>71.40%</text:p>
          </table:table-cell>
          <table:table-cell table:style-name="ce2" office:value-type="percentage" office:value="0.616" calcext:value-type="percentage">
            <text:p>61.60%</text:p>
          </table:table-cell>
          <table:table-cell table:formula="of:=[.C323]*100" office:value-type="float" office:value="71.4" calcext:value-type="float">
            <text:p>71.4</text:p>
          </table:table-cell>
          <table:table-cell table:formula="of:=[.D323]*100" office:value-type="float" office:value="61.6" calcext:value-type="float">
            <text:p>61.6</text:p>
          </table:table-cell>
          <table:table-cell table:formula="of:=CONCATENATE(&quot;&quot;&quot;&quot;;[.A323];&quot;&quot;&quot;: &quot;&quot;hsl(&quot;;[.B323];&quot;,&quot;;[.E323];&quot;%,&quot;;[.F323];&quot;%)&quot;&quot;,&quot;)" office:value-type="string" office:string-value="&quot;Indian yellow&quot;: &quot;hsl(34.7,71.4%,61.6%)&quot;," calcext:value-type="string">
            <text:p>"Indian yellow": "hsl(34.7,71.4%,61.6%)",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table:style-name="ce3" office:value-type="float" office:value="274.6" calcext:value-type="float">
            <text:p>274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5" calcext:value-type="percentage">
            <text:p>25.50%</text:p>
          </table:table-cell>
          <table:table-cell table:formula="of:=[.C324]*100" office:value-type="float" office:value="100" calcext:value-type="float">
            <text:p>100</text:p>
          </table:table-cell>
          <table:table-cell table:formula="of:=[.D324]*100" office:value-type="float" office:value="25.5" calcext:value-type="float">
            <text:p>25.5</text:p>
          </table:table-cell>
          <table:table-cell table:formula="of:=CONCATENATE(&quot;&quot;&quot;&quot;;[.A324];&quot;&quot;&quot;: &quot;&quot;hsl(&quot;;[.B324];&quot;,&quot;;[.E324];&quot;%,&quot;;[.F324];&quot;%)&quot;&quot;,&quot;)" office:value-type="string" office:string-value="&quot;Indigo&quot;: &quot;hsl(274.6,100%,25.5%)&quot;," calcext:value-type="string">
            <text:p>"Indigo": "hsl(274.6,100%,25.5%)",</text:p>
          </table:table-cell>
        </table:table-row>
        <table:table-row table:style-name="ro1">
          <table:table-cell office:value-type="string" calcext:value-type="string">
            <text:p>International Klein Blue</text:p>
          </table:table-cell>
          <table:table-cell table:style-name="ce3" office:value-type="float" office:value="223.1" calcext:value-type="float">
            <text:p>223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7" calcext:value-type="percentage">
            <text:p>32.70%</text:p>
          </table:table-cell>
          <table:table-cell table:formula="of:=[.C325]*100" office:value-type="float" office:value="100" calcext:value-type="float">
            <text:p>100</text:p>
          </table:table-cell>
          <table:table-cell table:formula="of:=[.D325]*100" office:value-type="float" office:value="32.7" calcext:value-type="float">
            <text:p>32.7</text:p>
          </table:table-cell>
          <table:table-cell table:formula="of:=CONCATENATE(&quot;&quot;&quot;&quot;;[.A325];&quot;&quot;&quot;: &quot;&quot;hsl(&quot;;[.B325];&quot;,&quot;;[.E325];&quot;%,&quot;;[.F325];&quot;%)&quot;&quot;,&quot;)" office:value-type="string" office:string-value="&quot;International Klein Blue&quot;: &quot;hsl(223.1,100%,32.7%)&quot;," calcext:value-type="string">
            <text:p>"International Klein Blue": "hsl(223.1,100%,32.7%)",</text:p>
          </table:table-cell>
        </table:table-row>
        <table:table-row table:style-name="ro1">
          <table:table-cell office:value-type="string" calcext:value-type="string">
            <text:p>International orange</text:p>
          </table:table-cell>
          <table:table-cell table:style-name="ce3" office:value-type="float" office:value="18.6" calcext:value-type="float">
            <text:p>18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326]*100" office:value-type="float" office:value="100" calcext:value-type="float">
            <text:p>100</text:p>
          </table:table-cell>
          <table:table-cell table:formula="of:=[.D326]*100" office:value-type="float" office:value="50" calcext:value-type="float">
            <text:p>50</text:p>
          </table:table-cell>
          <table:table-cell table:formula="of:=CONCATENATE(&quot;&quot;&quot;&quot;;[.A326];&quot;&quot;&quot;: &quot;&quot;hsl(&quot;;[.B326];&quot;,&quot;;[.E326];&quot;%,&quot;;[.F326];&quot;%)&quot;&quot;,&quot;)" office:value-type="string" office:string-value="&quot;International orange&quot;: &quot;hsl(18.6,100%,50%)&quot;," calcext:value-type="string">
            <text:p>"International orange": "hsl(18.6,100%,50%)",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table:style-name="ce3" office:value-type="float" office:value="245.2" calcext:value-type="float">
            <text:p>245.20</text:p>
          </table:table-cell>
          <table:table-cell table:style-name="ce2" office:value-type="percentage" office:value="0.571" calcext:value-type="percentage">
            <text:p>57.10%</text:p>
          </table:table-cell>
          <table:table-cell table:style-name="ce2" office:value-type="percentage" office:value="0.561" calcext:value-type="percentage">
            <text:p>56.10%</text:p>
          </table:table-cell>
          <table:table-cell table:formula="of:=[.C327]*100" office:value-type="float" office:value="57.1" calcext:value-type="float">
            <text:p>57.1</text:p>
          </table:table-cell>
          <table:table-cell table:formula="of:=[.D327]*100" office:value-type="float" office:value="56.1" calcext:value-type="float">
            <text:p>56.1</text:p>
          </table:table-cell>
          <table:table-cell table:formula="of:=CONCATENATE(&quot;&quot;&quot;&quot;;[.A327];&quot;&quot;&quot;: &quot;&quot;hsl(&quot;;[.B327];&quot;,&quot;;[.E327];&quot;%,&quot;;[.F327];&quot;%)&quot;&quot;,&quot;)" office:value-type="string" office:string-value="&quot;Iris&quot;: &quot;hsl(245.2,57.1%,56.1%)&quot;," calcext:value-type="string">
            <text:p>"Iris": "hsl(245.2,57.1%,56.1%)",</text:p>
          </table:table-cell>
        </table:table-row>
        <table:table-row table:style-name="ro1">
          <table:table-cell office:value-type="string" calcext:value-type="string">
            <text:p>Isabelline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267" calcext:value-type="percentage">
            <text:p>26.70%</text:p>
          </table:table-cell>
          <table:table-cell table:style-name="ce2" office:value-type="percentage" office:value="0.941" calcext:value-type="percentage">
            <text:p>94.10%</text:p>
          </table:table-cell>
          <table:table-cell table:formula="of:=[.C328]*100" office:value-type="float" office:value="26.7" calcext:value-type="float">
            <text:p>26.7</text:p>
          </table:table-cell>
          <table:table-cell table:formula="of:=[.D328]*100" office:value-type="float" office:value="94.1" calcext:value-type="float">
            <text:p>94.1</text:p>
          </table:table-cell>
          <table:table-cell table:formula="of:=CONCATENATE(&quot;&quot;&quot;&quot;;[.A328];&quot;&quot;&quot;: &quot;&quot;hsl(&quot;;[.B328];&quot;,&quot;;[.E328];&quot;%,&quot;;[.F328];&quot;%)&quot;&quot;,&quot;)" office:value-type="string" office:string-value="&quot;Isabelline&quot;: &quot;hsl(30,26.7%,94.1%)&quot;," calcext:value-type="string">
            <text:p>"Isabelline": "hsl(30,26.7%,94.1%)",</text:p>
          </table:table-cell>
        </table:table-row>
        <table:table-row table:style-name="ro1">
          <table:table-cell office:value-type="string" calcext:value-type="string">
            <text:p>Islamic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82" calcext:value-type="percentage">
            <text:p>28.20%</text:p>
          </table:table-cell>
          <table:table-cell table:formula="of:=[.C329]*100" office:value-type="float" office:value="100" calcext:value-type="float">
            <text:p>100</text:p>
          </table:table-cell>
          <table:table-cell table:formula="of:=[.D329]*100" office:value-type="float" office:value="28.2" calcext:value-type="float">
            <text:p>28.2</text:p>
          </table:table-cell>
          <table:table-cell table:formula="of:=CONCATENATE(&quot;&quot;&quot;&quot;;[.A329];&quot;&quot;&quot;: &quot;&quot;hsl(&quot;;[.B329];&quot;,&quot;;[.E329];&quot;%,&quot;;[.F329];&quot;%)&quot;&quot;,&quot;)" office:value-type="string" office:string-value="&quot;Islamic green&quot;: &quot;hsl(120,100%,28.2%)&quot;," calcext:value-type="string">
            <text:p>"Islamic green": "hsl(120,100%,28.2%)",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table:formula="of:=[.C330]*100" office:value-type="float" office:value="100" calcext:value-type="float">
            <text:p>100</text:p>
          </table:table-cell>
          <table:table-cell table:formula="of:=[.D330]*100" office:value-type="float" office:value="97.1" calcext:value-type="float">
            <text:p>97.1</text:p>
          </table:table-cell>
          <table:table-cell table:formula="of:=CONCATENATE(&quot;&quot;&quot;&quot;;[.A330];&quot;&quot;&quot;: &quot;&quot;hsl(&quot;;[.B330];&quot;,&quot;;[.E330];&quot;%,&quot;;[.F330];&quot;%)&quot;&quot;,&quot;)" office:value-type="string" office:string-value="&quot;Ivory&quot;: &quot;hsl(60,100%,97.1%)&quot;," calcext:value-type="string">
            <text:p>"Ivory": "hsl(60,100%,97.1%)",</text:p>
          </table:table-cell>
        </table:table-row>
        <table:table-row table:style-name="ro1">
          <table:table-cell office:value-type="string" calcext:value-type="string">
            <text:p>Jade</text:p>
          </table:table-cell>
          <table:table-cell table:style-name="ce3" office:value-type="float" office:value="158.2" calcext:value-type="float">
            <text:p>158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9" calcext:value-type="percentage">
            <text:p>32.90%</text:p>
          </table:table-cell>
          <table:table-cell table:formula="of:=[.C331]*100" office:value-type="float" office:value="100" calcext:value-type="float">
            <text:p>100</text:p>
          </table:table-cell>
          <table:table-cell table:formula="of:=[.D331]*100" office:value-type="float" office:value="32.9" calcext:value-type="float">
            <text:p>32.9</text:p>
          </table:table-cell>
          <table:table-cell table:formula="of:=CONCATENATE(&quot;&quot;&quot;&quot;;[.A331];&quot;&quot;&quot;: &quot;&quot;hsl(&quot;;[.B331];&quot;,&quot;;[.E331];&quot;%,&quot;;[.F331];&quot;%)&quot;&quot;,&quot;)" office:value-type="string" office:string-value="&quot;Jade&quot;: &quot;hsl(158.2,100%,32.9%)&quot;," calcext:value-type="string">
            <text:p>"Jade": "hsl(158.2,100%,32.9%)",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table:style-name="ce3" office:value-type="float" office:value="47.2" calcext:value-type="float">
            <text:p>47.20</text:p>
          </table:table-cell>
          <table:table-cell table:style-name="ce2" office:value-type="percentage" office:value="0.897" calcext:value-type="percentage">
            <text:p>89.70%</text:p>
          </table:table-cell>
          <table:table-cell table:style-name="ce2" office:value-type="percentage" office:value="0.733" calcext:value-type="percentage">
            <text:p>73.30%</text:p>
          </table:table-cell>
          <table:table-cell table:formula="of:=[.C332]*100" office:value-type="float" office:value="89.7" calcext:value-type="float">
            <text:p>89.7</text:p>
          </table:table-cell>
          <table:table-cell table:formula="of:=[.D332]*100" office:value-type="float" office:value="73.3" calcext:value-type="float">
            <text:p>73.3</text:p>
          </table:table-cell>
          <table:table-cell table:formula="of:=CONCATENATE(&quot;&quot;&quot;&quot;;[.A332];&quot;&quot;&quot;: &quot;&quot;hsl(&quot;;[.B332];&quot;,&quot;;[.E332];&quot;%,&quot;;[.F332];&quot;%)&quot;&quot;,&quot;)" office:value-type="string" office:string-value="&quot;Jasmine&quot;: &quot;hsl(47.2,89.7%,73.3%)&quot;," calcext:value-type="string">
            <text:p>"Jasmine": "hsl(47.2,89.7%,73.3%)",</text:p>
          </table:table-cell>
        </table:table-row>
        <table:table-row table:style-name="ro1">
          <table:table-cell office:value-type="string" calcext:value-type="string">
            <text:p>Jasper</text:p>
          </table:table-cell>
          <table:table-cell table:style-name="ce3" office:value-type="float" office:value="358.8" calcext:value-type="float">
            <text:p>358.80</text:p>
          </table:table-cell>
          <table:table-cell table:style-name="ce2" office:value-type="percentage" office:value="0.661" calcext:value-type="percentage">
            <text:p>66.10%</text:p>
          </table:table-cell>
          <table:table-cell table:style-name="ce2" office:value-type="percentage" office:value="0.537" calcext:value-type="percentage">
            <text:p>53.70%</text:p>
          </table:table-cell>
          <table:table-cell table:formula="of:=[.C333]*100" office:value-type="float" office:value="66.1" calcext:value-type="float">
            <text:p>66.1</text:p>
          </table:table-cell>
          <table:table-cell table:formula="of:=[.D333]*100" office:value-type="float" office:value="53.7" calcext:value-type="float">
            <text:p>53.7</text:p>
          </table:table-cell>
          <table:table-cell table:formula="of:=CONCATENATE(&quot;&quot;&quot;&quot;;[.A333];&quot;&quot;&quot;: &quot;&quot;hsl(&quot;;[.B333];&quot;,&quot;;[.E333];&quot;%,&quot;;[.F333];&quot;%)&quot;&quot;,&quot;)" office:value-type="string" office:string-value="&quot;Jasper&quot;: &quot;hsl(358.8,66.1%,53.7%)&quot;," calcext:value-type="string">
            <text:p>"Jasper": "hsl(358.8,66.1%,53.7%)",</text:p>
          </table:table-cell>
        </table:table-row>
        <table:table-row table:style-name="ro1">
          <table:table-cell office:value-type="string" calcext:value-type="string">
            <text:p>Jazzberry jam</text:p>
          </table:table-cell>
          <table:table-cell table:style-name="ce3" office:value-type="float" office:value="327.7" calcext:value-type="float">
            <text:p>327.70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345" calcext:value-type="percentage">
            <text:p>34.50%</text:p>
          </table:table-cell>
          <table:table-cell table:formula="of:=[.C334]*100" office:value-type="float" office:value="87.5" calcext:value-type="float">
            <text:p>87.5</text:p>
          </table:table-cell>
          <table:table-cell table:formula="of:=[.D334]*100" office:value-type="float" office:value="34.5" calcext:value-type="float">
            <text:p>34.5</text:p>
          </table:table-cell>
          <table:table-cell table:formula="of:=CONCATENATE(&quot;&quot;&quot;&quot;;[.A334];&quot;&quot;&quot;: &quot;&quot;hsl(&quot;;[.B334];&quot;,&quot;;[.E334];&quot;%,&quot;;[.F334];&quot;%)&quot;&quot;,&quot;)" office:value-type="string" office:string-value="&quot;Jazzberry jam&quot;: &quot;hsl(327.7,87.5%,34.5%)&quot;," calcext:value-type="string">
            <text:p>"Jazzberry jam": "hsl(327.7,87.5%,34.5%)",</text:p>
          </table:table-cell>
        </table:table-row>
        <table:table-row table:style-name="ro1">
          <table:table-cell office:value-type="string" calcext:value-type="string">
            <text:p>Jonquil</text:p>
          </table:table-cell>
          <table:table-cell table:style-name="ce3" office:value-type="float" office:value="47.7" calcext:value-type="float">
            <text:p>47.70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675" calcext:value-type="percentage">
            <text:p>67.50%</text:p>
          </table:table-cell>
          <table:table-cell table:formula="of:=[.C335]*100" office:value-type="float" office:value="94" calcext:value-type="float">
            <text:p>94</text:p>
          </table:table-cell>
          <table:table-cell table:formula="of:=[.D335]*100" office:value-type="float" office:value="67.5" calcext:value-type="float">
            <text:p>67.5</text:p>
          </table:table-cell>
          <table:table-cell table:formula="of:=CONCATENATE(&quot;&quot;&quot;&quot;;[.A335];&quot;&quot;&quot;: &quot;&quot;hsl(&quot;;[.B335];&quot;,&quot;;[.E335];&quot;%,&quot;;[.F335];&quot;%)&quot;&quot;,&quot;)" office:value-type="string" office:string-value="&quot;Jonquil&quot;: &quot;hsl(47.7,94%,67.5%)&quot;," calcext:value-type="string">
            <text:p>"Jonquil": "hsl(47.7,94%,67.5%)",</text:p>
          </table:table-cell>
        </table:table-row>
        <table:table-row table:style-name="ro1">
          <table:table-cell office:value-type="string" calcext:value-type="string">
            <text:p>June bud</text:p>
          </table:table-cell>
          <table:table-cell table:style-name="ce3" office:value-type="float" office:value="73.3" calcext:value-type="float">
            <text:p>73.30</text:p>
          </table:table-cell>
          <table:table-cell table:style-name="ce2" office:value-type="percentage" office:value="0.639" calcext:value-type="percentage">
            <text:p>63.90%</text:p>
          </table:table-cell>
          <table:table-cell table:style-name="ce2" office:value-type="percentage" office:value="0.598" calcext:value-type="percentage">
            <text:p>59.80%</text:p>
          </table:table-cell>
          <table:table-cell table:formula="of:=[.C336]*100" office:value-type="float" office:value="63.9" calcext:value-type="float">
            <text:p>63.9</text:p>
          </table:table-cell>
          <table:table-cell table:formula="of:=[.D336]*100" office:value-type="float" office:value="59.8" calcext:value-type="float">
            <text:p>59.8</text:p>
          </table:table-cell>
          <table:table-cell table:formula="of:=CONCATENATE(&quot;&quot;&quot;&quot;;[.A336];&quot;&quot;&quot;: &quot;&quot;hsl(&quot;;[.B336];&quot;,&quot;;[.E336];&quot;%,&quot;;[.F336];&quot;%)&quot;&quot;,&quot;)" office:value-type="string" office:string-value="&quot;June bud&quot;: &quot;hsl(73.3,63.9%,59.8%)&quot;," calcext:value-type="string">
            <text:p>"June bud": "hsl(73.3,63.9%,59.8%)",</text:p>
          </table:table-cell>
        </table:table-row>
        <table:table-row table:style-name="ro1">
          <table:table-cell office:value-type="string" calcext:value-type="string">
            <text:p>Jungle green</text:p>
          </table:table-cell>
          <table:table-cell table:style-name="ce3" office:value-type="float" office:value="163.4" calcext:value-type="float">
            <text:p>163.40</text:p>
          </table:table-cell>
          <table:table-cell table:style-name="ce2" office:value-type="percentage" office:value="0.613" calcext:value-type="percentage">
            <text:p>61.30%</text:p>
          </table:table-cell>
          <table:table-cell table:style-name="ce2" office:value-type="percentage" office:value="0.416" calcext:value-type="percentage">
            <text:p>41.60%</text:p>
          </table:table-cell>
          <table:table-cell table:formula="of:=[.C337]*100" office:value-type="float" office:value="61.3" calcext:value-type="float">
            <text:p>61.3</text:p>
          </table:table-cell>
          <table:table-cell table:formula="of:=[.D337]*100" office:value-type="float" office:value="41.6" calcext:value-type="float">
            <text:p>41.6</text:p>
          </table:table-cell>
          <table:table-cell table:formula="of:=CONCATENATE(&quot;&quot;&quot;&quot;;[.A337];&quot;&quot;&quot;: &quot;&quot;hsl(&quot;;[.B337];&quot;,&quot;;[.E337];&quot;%,&quot;;[.F337];&quot;%)&quot;&quot;,&quot;)" office:value-type="string" office:string-value="&quot;Jungle green&quot;: &quot;hsl(163.4,61.3%,41.6%)&quot;," calcext:value-type="string">
            <text:p>"Jungle green": "hsl(163.4,61.3%,41.6%)",</text:p>
          </table:table-cell>
        </table:table-row>
        <table:table-row table:style-name="ro1">
          <table:table-cell office:value-type="string" calcext:value-type="string">
            <text:p>KU Crimson</text:p>
          </table:table-cell>
          <table:table-cell table:style-name="ce3" office:value-type="float" office:value="356.6" calcext:value-type="float">
            <text:p>356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55" calcext:value-type="percentage">
            <text:p>45.50%</text:p>
          </table:table-cell>
          <table:table-cell table:formula="of:=[.C338]*100" office:value-type="float" office:value="100" calcext:value-type="float">
            <text:p>100</text:p>
          </table:table-cell>
          <table:table-cell table:formula="of:=[.D338]*100" office:value-type="float" office:value="45.5" calcext:value-type="float">
            <text:p>45.5</text:p>
          </table:table-cell>
          <table:table-cell table:formula="of:=CONCATENATE(&quot;&quot;&quot;&quot;;[.A338];&quot;&quot;&quot;: &quot;&quot;hsl(&quot;;[.B338];&quot;,&quot;;[.E338];&quot;%,&quot;;[.F338];&quot;%)&quot;&quot;,&quot;)" office:value-type="string" office:string-value="&quot;KU Crimson&quot;: &quot;hsl(356.6,100%,45.5%)&quot;," calcext:value-type="string">
            <text:p>"KU Crimson": "hsl(356.6,100%,45.5%)",</text:p>
          </table:table-cell>
        </table:table-row>
        <table:table-row table:style-name="ro1">
          <table:table-cell office:value-type="string" calcext:value-type="string">
            <text:p>Kelly green</text:p>
          </table:table-cell>
          <table:table-cell table:style-name="ce3" office:value-type="float" office:value="100.6" calcext:value-type="float">
            <text:p>100.60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2" office:value-type="percentage" office:value="0.412" calcext:value-type="percentage">
            <text:p>41.20%</text:p>
          </table:table-cell>
          <table:table-cell table:formula="of:=[.C339]*100" office:value-type="float" office:value="78.1" calcext:value-type="float">
            <text:p>78.1</text:p>
          </table:table-cell>
          <table:table-cell table:formula="of:=[.D339]*100" office:value-type="float" office:value="41.2" calcext:value-type="float">
            <text:p>41.2</text:p>
          </table:table-cell>
          <table:table-cell table:formula="of:=CONCATENATE(&quot;&quot;&quot;&quot;;[.A339];&quot;&quot;&quot;: &quot;&quot;hsl(&quot;;[.B339];&quot;,&quot;;[.E339];&quot;%,&quot;;[.F339];&quot;%)&quot;&quot;,&quot;)" office:value-type="string" office:string-value="&quot;Kelly green&quot;: &quot;hsl(100.6,78.1%,41.2%)&quot;," calcext:value-type="string">
            <text:p>"Kelly green": "hsl(100.6,78.1%,41.2%)",</text:p>
          </table:table-cell>
        </table:table-row>
        <table:table-row table:style-name="ro1">
          <table:table-cell office:value-type="string" calcext:value-type="string">
            <text:p>Khaki</text:p>
          </table:table-cell>
          <table:table-cell table:style-name="ce3" office:value-type="float" office:value="37.2" calcext:value-type="float">
            <text:p>37.20</text:p>
          </table:table-cell>
          <table:table-cell table:style-name="ce2" office:value-type="percentage" office:value="0.294" calcext:value-type="percentage">
            <text:p>29.40%</text:p>
          </table:table-cell>
          <table:table-cell table:style-name="ce2" office:value-type="percentage" office:value="0.667" calcext:value-type="percentage">
            <text:p>66.70%</text:p>
          </table:table-cell>
          <table:table-cell table:formula="of:=[.C340]*100" office:value-type="float" office:value="29.4" calcext:value-type="float">
            <text:p>29.4</text:p>
          </table:table-cell>
          <table:table-cell table:formula="of:=[.D340]*100" office:value-type="float" office:value="66.7" calcext:value-type="float">
            <text:p>66.7</text:p>
          </table:table-cell>
          <table:table-cell table:formula="of:=CONCATENATE(&quot;&quot;&quot;&quot;;[.A340];&quot;&quot;&quot;: &quot;&quot;hsl(&quot;;[.B340];&quot;,&quot;;[.E340];&quot;%,&quot;;[.F340];&quot;%)&quot;&quot;,&quot;)" office:value-type="string" office:string-value="&quot;Khaki&quot;: &quot;hsl(37.2,29.4%,66.7%)&quot;," calcext:value-type="string">
            <text:p>"Khaki": "hsl(37.2,29.4%,66.7%)",</text:p>
          </table:table-cell>
        </table:table-row>
        <table:table-row table:style-name="ro1">
          <table:table-cell office:value-type="string" calcext:value-type="string">
            <text:p>La Salle Green</text:p>
          </table:table-cell>
          <table:table-cell table:style-name="ce3" office:value-type="float" office:value="141.4" calcext:value-type="float">
            <text:p>141.40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341]*100" office:value-type="float" office:value="87.5" calcext:value-type="float">
            <text:p>87.5</text:p>
          </table:table-cell>
          <table:table-cell table:formula="of:=[.D341]*100" office:value-type="float" office:value="25.1" calcext:value-type="float">
            <text:p>25.1</text:p>
          </table:table-cell>
          <table:table-cell table:formula="of:=CONCATENATE(&quot;&quot;&quot;&quot;;[.A341];&quot;&quot;&quot;: &quot;&quot;hsl(&quot;;[.B341];&quot;,&quot;;[.E341];&quot;%,&quot;;[.F341];&quot;%)&quot;&quot;,&quot;)" office:value-type="string" office:string-value="&quot;La Salle Green&quot;: &quot;hsl(141.4,87.5%,25.1%)&quot;," calcext:value-type="string">
            <text:p>"La Salle Green": "hsl(141.4,87.5%,25.1%)",</text:p>
          </table:table-cell>
        </table:table-row>
        <table:table-row table:style-name="ro1">
          <table:table-cell office:value-type="string" calcext:value-type="string">
            <text:p>Languid lavender</text:p>
          </table:table-cell>
          <table:table-cell table:style-name="ce3" office:value-type="float" office:value="277.9" calcext:value-type="float">
            <text:p>277.90</text:p>
          </table:table-cell>
          <table:table-cell table:style-name="ce2" office:value-type="percentage" office:value="0.218" calcext:value-type="percentage">
            <text:p>21.80%</text:p>
          </table:table-cell>
          <table:table-cell table:style-name="ce2" office:value-type="percentage" office:value="0.829" calcext:value-type="percentage">
            <text:p>82.90%</text:p>
          </table:table-cell>
          <table:table-cell table:formula="of:=[.C342]*100" office:value-type="float" office:value="21.8" calcext:value-type="float">
            <text:p>21.8</text:p>
          </table:table-cell>
          <table:table-cell table:formula="of:=[.D342]*100" office:value-type="float" office:value="82.9" calcext:value-type="float">
            <text:p>82.9</text:p>
          </table:table-cell>
          <table:table-cell table:formula="of:=CONCATENATE(&quot;&quot;&quot;&quot;;[.A342];&quot;&quot;&quot;: &quot;&quot;hsl(&quot;;[.B342];&quot;,&quot;;[.E342];&quot;%,&quot;;[.F342];&quot;%)&quot;&quot;,&quot;)" office:value-type="string" office:string-value="&quot;Languid lavender&quot;: &quot;hsl(277.9,21.8%,82.9%)&quot;," calcext:value-type="string">
            <text:p>"Languid lavender": "hsl(277.9,21.8%,82.9%)",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38" calcext:value-type="percentage">
            <text:p>38.00%</text:p>
          </table:table-cell>
          <table:table-cell table:formula="of:=[.C343]*100" office:value-type="float" office:value="60.8" calcext:value-type="float">
            <text:p>60.8</text:p>
          </table:table-cell>
          <table:table-cell table:formula="of:=[.D343]*100" office:value-type="float" office:value="38" calcext:value-type="float">
            <text:p>38</text:p>
          </table:table-cell>
          <table:table-cell table:formula="of:=CONCATENATE(&quot;&quot;&quot;&quot;;[.A343];&quot;&quot;&quot;: &quot;&quot;hsl(&quot;;[.B343];&quot;,&quot;;[.E343];&quot;%,&quot;;[.F343];&quot;%)&quot;&quot;,&quot;)" office:value-type="string" office:string-value="&quot;Lapis lazuli&quot;: &quot;hsl(210,60.8%,38%)&quot;," calcext:value-type="string">
            <text:p>"Lapis lazuli": "hsl(210,60.8%,38%)",</text:p>
          </table:table-cell>
        </table:table-row>
        <table:table-row table:style-name="ro1">
          <table:table-cell office:value-type="string" calcext:value-type="string">
            <text:p>Laser Lemon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0.991" calcext:value-type="percentage">
            <text:p>99.10%</text:p>
          </table:table-cell>
          <table:table-cell table:style-name="ce2" office:value-type="percentage" office:value="0.565" calcext:value-type="percentage">
            <text:p>56.50%</text:p>
          </table:table-cell>
          <table:table-cell table:formula="of:=[.C344]*100" office:value-type="float" office:value="99.1" calcext:value-type="float">
            <text:p>99.1</text:p>
          </table:table-cell>
          <table:table-cell table:formula="of:=[.D344]*100" office:value-type="float" office:value="56.5" calcext:value-type="float">
            <text:p>56.5</text:p>
          </table:table-cell>
          <table:table-cell table:formula="of:=CONCATENATE(&quot;&quot;&quot;&quot;;[.A344];&quot;&quot;&quot;: &quot;&quot;hsl(&quot;;[.B344];&quot;,&quot;;[.E344];&quot;%,&quot;;[.F344];&quot;%)&quot;&quot;,&quot;)" office:value-type="string" office:string-value="&quot;Laser Lemon&quot;: &quot;hsl(60,99.1%,56.5%)&quot;," calcext:value-type="string">
            <text:p>"Laser Lemon": "hsl(60,99.1%,56.5%)",</text:p>
          </table:table-cell>
        </table:table-row>
        <table:table-row table:style-name="ro1">
          <table:table-cell office:value-type="string" calcext:value-type="string">
            <text:p>Laurel green</text:p>
          </table:table-cell>
          <table:table-cell table:style-name="ce3" office:value-type="float" office:value="95.2" calcext:value-type="float">
            <text:p>95.20</text:p>
          </table:table-cell>
          <table:table-cell table:style-name="ce2" office:value-type="percentage" office:value="0.174" calcext:value-type="percentage">
            <text:p>17.40%</text:p>
          </table:table-cell>
          <table:table-cell table:style-name="ce2" office:value-type="percentage" office:value="0.673" calcext:value-type="percentage">
            <text:p>67.30%</text:p>
          </table:table-cell>
          <table:table-cell table:formula="of:=[.C345]*100" office:value-type="float" office:value="17.4" calcext:value-type="float">
            <text:p>17.4</text:p>
          </table:table-cell>
          <table:table-cell table:formula="of:=[.D345]*100" office:value-type="float" office:value="67.3" calcext:value-type="float">
            <text:p>67.3</text:p>
          </table:table-cell>
          <table:table-cell table:formula="of:=CONCATENATE(&quot;&quot;&quot;&quot;;[.A345];&quot;&quot;&quot;: &quot;&quot;hsl(&quot;;[.B345];&quot;,&quot;;[.E345];&quot;%,&quot;;[.F345];&quot;%)&quot;&quot;,&quot;)" office:value-type="string" office:string-value="&quot;Laurel green&quot;: &quot;hsl(95.2,17.4%,67.3%)&quot;," calcext:value-type="string">
            <text:p>"Laurel green": "hsl(95.2,17.4%,67.3%)",</text:p>
          </table:table-cell>
        </table:table-row>
        <table:table-row table:style-name="ro1">
          <table:table-cell office:value-type="string" calcext:value-type="string">
            <text:p>Lava</text:p>
          </table:table-cell>
          <table:table-cell table:style-name="ce3" office:value-type="float" office:value="355" calcext:value-type="float">
            <text:p>355.00</text:p>
          </table:table-cell>
          <table:table-cell table:style-name="ce2" office:value-type="percentage" office:value="0.857" calcext:value-type="percentage">
            <text:p>85.70%</text:p>
          </table:table-cell>
          <table:table-cell table:style-name="ce2" office:value-type="percentage" office:value="0.437" calcext:value-type="percentage">
            <text:p>43.70%</text:p>
          </table:table-cell>
          <table:table-cell table:formula="of:=[.C346]*100" office:value-type="float" office:value="85.7" calcext:value-type="float">
            <text:p>85.7</text:p>
          </table:table-cell>
          <table:table-cell table:formula="of:=[.D346]*100" office:value-type="float" office:value="43.7" calcext:value-type="float">
            <text:p>43.7</text:p>
          </table:table-cell>
          <table:table-cell table:formula="of:=CONCATENATE(&quot;&quot;&quot;&quot;;[.A346];&quot;&quot;&quot;: &quot;&quot;hsl(&quot;;[.B346];&quot;,&quot;;[.E346];&quot;%,&quot;;[.F346];&quot;%)&quot;&quot;,&quot;)" office:value-type="string" office:string-value="&quot;Lava&quot;: &quot;hsl(355,85.7%,43.7%)&quot;," calcext:value-type="string">
            <text:p>"Lava": "hsl(355,85.7%,43.7%)",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941" calcext:value-type="percentage">
            <text:p>94.10%</text:p>
          </table:table-cell>
          <table:table-cell table:formula="of:=[.C347]*100" office:value-type="float" office:value="66.7" calcext:value-type="float">
            <text:p>66.7</text:p>
          </table:table-cell>
          <table:table-cell table:formula="of:=[.D347]*100" office:value-type="float" office:value="94.1" calcext:value-type="float">
            <text:p>94.1</text:p>
          </table:table-cell>
          <table:table-cell table:formula="of:=CONCATENATE(&quot;&quot;&quot;&quot;;[.A347];&quot;&quot;&quot;: &quot;&quot;hsl(&quot;;[.B347];&quot;,&quot;;[.E347];&quot;%,&quot;;[.F347];&quot;%)&quot;&quot;,&quot;)" office:value-type="string" office:string-value="&quot;Lavender&quot;: &quot;hsl(240,66.7%,94.1%)&quot;," calcext:value-type="string">
            <text:p>"Lavender": "hsl(240,66.7%,94.1%)",</text:p>
          </table:table-cell>
        </table:table-row>
        <table:table-row table:style-name="ro1">
          <table:table-cell office:value-type="string" calcext:value-type="string">
            <text:p>Lavender blu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" calcext:value-type="percentage">
            <text:p>90.00%</text:p>
          </table:table-cell>
          <table:table-cell table:formula="of:=[.C348]*100" office:value-type="float" office:value="100" calcext:value-type="float">
            <text:p>100</text:p>
          </table:table-cell>
          <table:table-cell table:formula="of:=[.D348]*100" office:value-type="float" office:value="90" calcext:value-type="float">
            <text:p>90</text:p>
          </table:table-cell>
          <table:table-cell table:formula="of:=CONCATENATE(&quot;&quot;&quot;&quot;;[.A348];&quot;&quot;&quot;: &quot;&quot;hsl(&quot;;[.B348];&quot;,&quot;;[.E348];&quot;%,&quot;;[.F348];&quot;%)&quot;&quot;,&quot;)" office:value-type="string" office:string-value="&quot;Lavender blue&quot;: &quot;hsl(240,100%,90%)&quot;," calcext:value-type="string">
            <text:p>"Lavender blue": "hsl(240,100%,90%)",</text:p>
          </table:table-cell>
        </table:table-row>
        <table:table-row table:style-name="ro1">
          <table:table-cell office:value-type="string" calcext:value-type="string">
            <text:p>Lavender blush</text:p>
          </table:table-cell>
          <table:table-cell table:style-name="ce3" office:value-type="float" office:value="340" calcext:value-type="float">
            <text:p>3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1" calcext:value-type="percentage">
            <text:p>97.10%</text:p>
          </table:table-cell>
          <table:table-cell table:formula="of:=[.C349]*100" office:value-type="float" office:value="100" calcext:value-type="float">
            <text:p>100</text:p>
          </table:table-cell>
          <table:table-cell table:formula="of:=[.D349]*100" office:value-type="float" office:value="97.1" calcext:value-type="float">
            <text:p>97.1</text:p>
          </table:table-cell>
          <table:table-cell table:formula="of:=CONCATENATE(&quot;&quot;&quot;&quot;;[.A349];&quot;&quot;&quot;: &quot;&quot;hsl(&quot;;[.B349];&quot;,&quot;;[.E349];&quot;%,&quot;;[.F349];&quot;%)&quot;&quot;,&quot;)" office:value-type="string" office:string-value="&quot;Lavender blush&quot;: &quot;hsl(340,100%,97.1%)&quot;," calcext:value-type="string">
            <text:p>"Lavender blush": "hsl(340,100%,97.1%)",</text:p>
          </table:table-cell>
        </table:table-row>
        <table:table-row table:style-name="ro1">
          <table:table-cell office:value-type="string" calcext:value-type="string">
            <text:p>Lavender gray</text:p>
          </table:table-cell>
          <table:table-cell table:style-name="ce3" office:value-type="float" office:value="244.6" calcext:value-type="float">
            <text:p>244.60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2" office:value-type="percentage" office:value="0.79" calcext:value-type="percentage">
            <text:p>79.00%</text:p>
          </table:table-cell>
          <table:table-cell table:formula="of:=[.C350]*100" office:value-type="float" office:value="12.1" calcext:value-type="float">
            <text:p>12.1</text:p>
          </table:table-cell>
          <table:table-cell table:formula="of:=[.D350]*100" office:value-type="float" office:value="79" calcext:value-type="float">
            <text:p>79</text:p>
          </table:table-cell>
          <table:table-cell table:formula="of:=CONCATENATE(&quot;&quot;&quot;&quot;;[.A350];&quot;&quot;&quot;: &quot;&quot;hsl(&quot;;[.B350];&quot;,&quot;;[.E350];&quot;%,&quot;;[.F350];&quot;%)&quot;&quot;,&quot;)" office:value-type="string" office:string-value="&quot;Lavender gray&quot;: &quot;hsl(244.6,12.1%,79%)&quot;," calcext:value-type="string">
            <text:p>"Lavender gray": "hsl(244.6,12.1%,79%)",</text:p>
          </table:table-cell>
        </table:table-row>
        <table:table-row table:style-name="ro1">
          <table:table-cell office:value-type="string" calcext:value-type="string">
            <text:p>Lavender indigo</text:p>
          </table:table-cell>
          <table:table-cell table:style-name="ce3" office:value-type="float" office:value="264.7" calcext:value-type="float">
            <text:p>264.70</text:p>
          </table:table-cell>
          <table:table-cell table:style-name="ce2" office:value-type="percentage" office:value="0.787" calcext:value-type="percentage">
            <text:p>78.7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351]*100" office:value-type="float" office:value="78.7" calcext:value-type="float">
            <text:p>78.7</text:p>
          </table:table-cell>
          <table:table-cell table:formula="of:=[.D351]*100" office:value-type="float" office:value="63.1" calcext:value-type="float">
            <text:p>63.1</text:p>
          </table:table-cell>
          <table:table-cell table:formula="of:=CONCATENATE(&quot;&quot;&quot;&quot;;[.A351];&quot;&quot;&quot;: &quot;&quot;hsl(&quot;;[.B351];&quot;,&quot;;[.E351];&quot;%,&quot;;[.F351];&quot;%)&quot;&quot;,&quot;)" office:value-type="string" office:string-value="&quot;Lavender indigo&quot;: &quot;hsl(264.7,78.7%,63.1%)&quot;," calcext:value-type="string">
            <text:p>"Lavender indigo": "hsl(264.7,78.7%,63.1%)",</text:p>
          </table:table-cell>
        </table:table-row>
        <table:table-row table:style-name="ro1">
          <table:table-cell office:value-type="string" calcext:value-type="string">
            <text:p>Lavender magenta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722" calcext:value-type="percentage">
            <text:p>72.20%</text:p>
          </table:table-cell>
          <table:table-cell table:formula="of:=[.C352]*100" office:value-type="float" office:value="76.1" calcext:value-type="float">
            <text:p>76.1</text:p>
          </table:table-cell>
          <table:table-cell table:formula="of:=[.D352]*100" office:value-type="float" office:value="72.2" calcext:value-type="float">
            <text:p>72.2</text:p>
          </table:table-cell>
          <table:table-cell table:formula="of:=CONCATENATE(&quot;&quot;&quot;&quot;;[.A352];&quot;&quot;&quot;: &quot;&quot;hsl(&quot;;[.B352];&quot;,&quot;;[.E352];&quot;%,&quot;;[.F352];&quot;%)&quot;&quot;,&quot;)" office:value-type="string" office:string-value="&quot;Lavender magenta&quot;: &quot;hsl(300,76.1%,72.2%)&quot;," calcext:value-type="string">
            <text:p>"Lavender magenta": "hsl(300,76.1%,72.2%)",</text:p>
          </table:table-cell>
        </table:table-row>
        <table:table-row table:style-name="ro1">
          <table:table-cell office:value-type="string" calcext:value-type="string">
            <text:p>Lavender mist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941" calcext:value-type="percentage">
            <text:p>94.10%</text:p>
          </table:table-cell>
          <table:table-cell table:formula="of:=[.C353]*100" office:value-type="float" office:value="66.7" calcext:value-type="float">
            <text:p>66.7</text:p>
          </table:table-cell>
          <table:table-cell table:formula="of:=[.D353]*100" office:value-type="float" office:value="94.1" calcext:value-type="float">
            <text:p>94.1</text:p>
          </table:table-cell>
          <table:table-cell table:formula="of:=CONCATENATE(&quot;&quot;&quot;&quot;;[.A353];&quot;&quot;&quot;: &quot;&quot;hsl(&quot;;[.B353];&quot;,&quot;;[.E353];&quot;%,&quot;;[.F353];&quot;%)&quot;&quot;,&quot;)" office:value-type="string" office:string-value="&quot;Lavender mist&quot;: &quot;hsl(240,66.7%,94.1%)&quot;," calcext:value-type="string">
            <text:p>"Lavender mist": "hsl(240,66.7%,94.1%)",</text:p>
          </table:table-cell>
        </table:table-row>
        <table:table-row table:style-name="ro1">
          <table:table-cell office:value-type="string" calcext:value-type="string">
            <text:p>Lavender pink</text:p>
          </table:table-cell>
          <table:table-cell table:style-name="ce3" office:value-type="float" office:value="331.9" calcext:value-type="float">
            <text:p>331.90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2" office:value-type="percentage" office:value="0.833" calcext:value-type="percentage">
            <text:p>83.30%</text:p>
          </table:table-cell>
          <table:table-cell table:formula="of:=[.C354]*100" office:value-type="float" office:value="90.6" calcext:value-type="float">
            <text:p>90.6</text:p>
          </table:table-cell>
          <table:table-cell table:formula="of:=[.D354]*100" office:value-type="float" office:value="83.3" calcext:value-type="float">
            <text:p>83.3</text:p>
          </table:table-cell>
          <table:table-cell table:formula="of:=CONCATENATE(&quot;&quot;&quot;&quot;;[.A354];&quot;&quot;&quot;: &quot;&quot;hsl(&quot;;[.B354];&quot;,&quot;;[.E354];&quot;%,&quot;;[.F354];&quot;%)&quot;&quot;,&quot;)" office:value-type="string" office:string-value="&quot;Lavender pink&quot;: &quot;hsl(331.9,90.6%,83.3%)&quot;," calcext:value-type="string">
            <text:p>"Lavender pink": "hsl(331.9,90.6%,83.3%)",</text:p>
          </table:table-cell>
        </table:table-row>
        <table:table-row table:style-name="ro1">
          <table:table-cell office:value-type="string" calcext:value-type="string">
            <text:p>Lavender purple</text:p>
          </table:table-cell>
          <table:table-cell table:style-name="ce3" office:value-type="float" office:value="267.5" calcext:value-type="float">
            <text:p>267.50</text:p>
          </table:table-cell>
          <table:table-cell table:style-name="ce2" office:value-type="percentage" office:value="0.288" calcext:value-type="percentage">
            <text:p>28.80%</text:p>
          </table:table-cell>
          <table:table-cell table:style-name="ce2" office:value-type="percentage" office:value="0.598" calcext:value-type="percentage">
            <text:p>59.80%</text:p>
          </table:table-cell>
          <table:table-cell table:formula="of:=[.C355]*100" office:value-type="float" office:value="28.8" calcext:value-type="float">
            <text:p>28.8</text:p>
          </table:table-cell>
          <table:table-cell table:formula="of:=[.D355]*100" office:value-type="float" office:value="59.8" calcext:value-type="float">
            <text:p>59.8</text:p>
          </table:table-cell>
          <table:table-cell table:formula="of:=CONCATENATE(&quot;&quot;&quot;&quot;;[.A355];&quot;&quot;&quot;: &quot;&quot;hsl(&quot;;[.B355];&quot;,&quot;;[.E355];&quot;%,&quot;;[.F355];&quot;%)&quot;&quot;,&quot;)" office:value-type="string" office:string-value="&quot;Lavender purple&quot;: &quot;hsl(267.5,28.8%,59.8%)&quot;," calcext:value-type="string">
            <text:p>"Lavender purple": "hsl(267.5,28.8%,59.8%)",</text:p>
          </table:table-cell>
        </table:table-row>
        <table:table-row table:style-name="ro1">
          <table:table-cell office:value-type="string" calcext:value-type="string">
            <text:p>Lavender rose</text:p>
          </table:table-cell>
          <table:table-cell table:style-name="ce3" office:value-type="float" office:value="315.8" calcext:value-type="float">
            <text:p>315.80</text:p>
          </table:table-cell>
          <table:table-cell table:style-name="ce2" office:value-type="percentage" office:value="0.919" calcext:value-type="percentage">
            <text:p>91.90%</text:p>
          </table:table-cell>
          <table:table-cell table:style-name="ce2" office:value-type="percentage" office:value="0.806" calcext:value-type="percentage">
            <text:p>80.60%</text:p>
          </table:table-cell>
          <table:table-cell table:formula="of:=[.C356]*100" office:value-type="float" office:value="91.9" calcext:value-type="float">
            <text:p>91.9</text:p>
          </table:table-cell>
          <table:table-cell table:formula="of:=[.D356]*100" office:value-type="float" office:value="80.6" calcext:value-type="float">
            <text:p>80.6</text:p>
          </table:table-cell>
          <table:table-cell table:formula="of:=CONCATENATE(&quot;&quot;&quot;&quot;;[.A356];&quot;&quot;&quot;: &quot;&quot;hsl(&quot;;[.B356];&quot;,&quot;;[.E356];&quot;%,&quot;;[.F356];&quot;%)&quot;&quot;,&quot;)" office:value-type="string" office:string-value="&quot;Lavender rose&quot;: &quot;hsl(315.8,91.9%,80.6%)&quot;," calcext:value-type="string">
            <text:p>"Lavender rose": "hsl(315.8,91.9%,80.6%)",</text:p>
          </table:table-cell>
        </table:table-row>
        <table:table-row table:style-name="ro1">
          <table:table-cell office:value-type="string" calcext:value-type="string">
            <text:p>Lawn green</text:p>
          </table:table-cell>
          <table:table-cell table:style-name="ce3" office:value-type="float" office:value="90.5" calcext:value-type="float">
            <text:p>90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4" calcext:value-type="percentage">
            <text:p>49.40%</text:p>
          </table:table-cell>
          <table:table-cell table:formula="of:=[.C357]*100" office:value-type="float" office:value="100" calcext:value-type="float">
            <text:p>100</text:p>
          </table:table-cell>
          <table:table-cell table:formula="of:=[.D357]*100" office:value-type="float" office:value="49.4" calcext:value-type="float">
            <text:p>49.4</text:p>
          </table:table-cell>
          <table:table-cell table:formula="of:=CONCATENATE(&quot;&quot;&quot;&quot;;[.A357];&quot;&quot;&quot;: &quot;&quot;hsl(&quot;;[.B357];&quot;,&quot;;[.E357];&quot;%,&quot;;[.F357];&quot;%)&quot;&quot;,&quot;)" office:value-type="string" office:string-value="&quot;Lawn green&quot;: &quot;hsl(90.5,100%,49.4%)&quot;," calcext:value-type="string">
            <text:p>"Lawn green": "hsl(90.5,100%,49.4%)",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table:style-name="ce3" office:value-type="float" office:value="58.1" calcext:value-type="float">
            <text:p>58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358]*100" office:value-type="float" office:value="100" calcext:value-type="float">
            <text:p>100</text:p>
          </table:table-cell>
          <table:table-cell table:formula="of:=[.D358]*100" office:value-type="float" office:value="50" calcext:value-type="float">
            <text:p>50</text:p>
          </table:table-cell>
          <table:table-cell table:formula="of:=CONCATENATE(&quot;&quot;&quot;&quot;;[.A358];&quot;&quot;&quot;: &quot;&quot;hsl(&quot;;[.B358];&quot;,&quot;;[.E358];&quot;%,&quot;;[.F358];&quot;%)&quot;&quot;,&quot;)" office:value-type="string" office:string-value="&quot;Lemon&quot;: &quot;hsl(58.1,100%,50%)&quot;," calcext:value-type="string">
            <text:p>"Lemon": "hsl(58.1,100%,50%)",</text:p>
          </table:table-cell>
        </table:table-row>
        <table:table-row table:style-name="ro1">
          <table:table-cell office:value-type="string" calcext:value-type="string">
            <text:p>Lemon Yellow</text:p>
          </table:table-cell>
          <table:table-cell table:style-name="ce3" office:value-type="float" office:value="56.3" calcext:value-type="float">
            <text:p>56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55" calcext:value-type="percentage">
            <text:p>65.50%</text:p>
          </table:table-cell>
          <table:table-cell table:formula="of:=[.C359]*100" office:value-type="float" office:value="100" calcext:value-type="float">
            <text:p>100</text:p>
          </table:table-cell>
          <table:table-cell table:formula="of:=[.D359]*100" office:value-type="float" office:value="65.5" calcext:value-type="float">
            <text:p>65.5</text:p>
          </table:table-cell>
          <table:table-cell table:formula="of:=CONCATENATE(&quot;&quot;&quot;&quot;;[.A359];&quot;&quot;&quot;: &quot;&quot;hsl(&quot;;[.B359];&quot;,&quot;;[.E359];&quot;%,&quot;;[.F359];&quot;%)&quot;&quot;,&quot;)" office:value-type="string" office:string-value="&quot;Lemon Yellow&quot;: &quot;hsl(56.3,100%,65.5%)&quot;," calcext:value-type="string">
            <text:p>"Lemon Yellow": "hsl(56.3,100%,65.5%)",</text:p>
          </table:table-cell>
        </table:table-row>
        <table:table-row table:style-name="ro1">
          <table:table-cell office:value-type="string" calcext:value-type="string">
            <text:p>Lemon chiffon</text:p>
          </table:table-cell>
          <table:table-cell table:style-name="ce3" office:value-type="float" office:value="54" calcext:value-type="float">
            <text:p>54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02" calcext:value-type="percentage">
            <text:p>90.20%</text:p>
          </table:table-cell>
          <table:table-cell table:formula="of:=[.C360]*100" office:value-type="float" office:value="100" calcext:value-type="float">
            <text:p>100</text:p>
          </table:table-cell>
          <table:table-cell table:formula="of:=[.D360]*100" office:value-type="float" office:value="90.2" calcext:value-type="float">
            <text:p>90.2</text:p>
          </table:table-cell>
          <table:table-cell table:formula="of:=CONCATENATE(&quot;&quot;&quot;&quot;;[.A360];&quot;&quot;&quot;: &quot;&quot;hsl(&quot;;[.B360];&quot;,&quot;;[.E360];&quot;%,&quot;;[.F360];&quot;%)&quot;&quot;,&quot;)" office:value-type="string" office:string-value="&quot;Lemon chiffon&quot;: &quot;hsl(54,100%,90.2%)&quot;," calcext:value-type="string">
            <text:p>"Lemon chiffon": "hsl(54,100%,90.2%)",</text:p>
          </table:table-cell>
        </table:table-row>
        <table:table-row table:style-name="ro1">
          <table:table-cell office:value-type="string" calcext:value-type="string">
            <text:p>Lemon lime</text:p>
          </table:table-cell>
          <table:table-cell table:style-name="ce3" office:value-type="float" office:value="75.1" calcext:value-type="float">
            <text:p>75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361]*100" office:value-type="float" office:value="100" calcext:value-type="float">
            <text:p>100</text:p>
          </table:table-cell>
          <table:table-cell table:formula="of:=[.D361]*100" office:value-type="float" office:value="50" calcext:value-type="float">
            <text:p>50</text:p>
          </table:table-cell>
          <table:table-cell table:formula="of:=CONCATENATE(&quot;&quot;&quot;&quot;;[.A361];&quot;&quot;&quot;: &quot;&quot;hsl(&quot;;[.B361];&quot;,&quot;;[.E361];&quot;%,&quot;;[.F361];&quot;%)&quot;&quot;,&quot;)" office:value-type="string" office:string-value="&quot;Lemon lime&quot;: &quot;hsl(75.1,100%,50%)&quot;," calcext:value-type="string">
            <text:p>"Lemon lime": "hsl(75.1,100%,50%)",</text:p>
          </table:table-cell>
        </table:table-row>
        <table:table-row table:style-name="ro1">
          <table:table-cell office:value-type="string" calcext:value-type="string">
            <text:p>Light Crimson</text:p>
          </table:table-cell>
          <table:table-cell table:style-name="ce3" office:value-type="float" office:value="342.9" calcext:value-type="float">
            <text:p>342.90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686" calcext:value-type="percentage">
            <text:p>68.60%</text:p>
          </table:table-cell>
          <table:table-cell table:formula="of:=[.C362]*100" office:value-type="float" office:value="87.5" calcext:value-type="float">
            <text:p>87.5</text:p>
          </table:table-cell>
          <table:table-cell table:formula="of:=[.D362]*100" office:value-type="float" office:value="68.6" calcext:value-type="float">
            <text:p>68.6</text:p>
          </table:table-cell>
          <table:table-cell table:formula="of:=CONCATENATE(&quot;&quot;&quot;&quot;;[.A362];&quot;&quot;&quot;: &quot;&quot;hsl(&quot;;[.B362];&quot;,&quot;;[.E362];&quot;%,&quot;;[.F362];&quot;%)&quot;&quot;,&quot;)" office:value-type="string" office:string-value="&quot;Light Crimson&quot;: &quot;hsl(342.9,87.5%,68.6%)&quot;," calcext:value-type="string">
            <text:p>"Light Crimson": "hsl(342.9,87.5%,68.6%)",</text:p>
          </table:table-cell>
        </table:table-row>
        <table:table-row table:style-name="ro1">
          <table:table-cell office:value-type="string" calcext:value-type="string">
            <text:p>Light Thulian pink</text:p>
          </table:table-cell>
          <table:table-cell table:style-name="ce3" office:value-type="float" office:value="340" calcext:value-type="float">
            <text:p>340.00</text:p>
          </table:table-cell>
          <table:table-cell table:style-name="ce2" office:value-type="percentage" office:value="0.635" calcext:value-type="percentage">
            <text:p>63.50%</text:p>
          </table:table-cell>
          <table:table-cell table:style-name="ce2" office:value-type="percentage" office:value="0.731" calcext:value-type="percentage">
            <text:p>73.10%</text:p>
          </table:table-cell>
          <table:table-cell table:formula="of:=[.C363]*100" office:value-type="float" office:value="63.5" calcext:value-type="float">
            <text:p>63.5</text:p>
          </table:table-cell>
          <table:table-cell table:formula="of:=[.D363]*100" office:value-type="float" office:value="73.1" calcext:value-type="float">
            <text:p>73.1</text:p>
          </table:table-cell>
          <table:table-cell table:formula="of:=CONCATENATE(&quot;&quot;&quot;&quot;;[.A363];&quot;&quot;&quot;: &quot;&quot;hsl(&quot;;[.B363];&quot;,&quot;;[.E363];&quot;%,&quot;;[.F363];&quot;%)&quot;&quot;,&quot;)" office:value-type="string" office:string-value="&quot;Light Thulian pink&quot;: &quot;hsl(340,63.5%,73.1%)&quot;," calcext:value-type="string">
            <text:p>"Light Thulian pink": "hsl(340,63.5%,73.1%)",</text:p>
          </table:table-cell>
        </table:table-row>
        <table:table-row table:style-name="ro1">
          <table:table-cell office:value-type="string" calcext:value-type="string">
            <text:p>Light apricot</text:p>
          </table:table-cell>
          <table:table-cell table:style-name="ce3" office:value-type="float" office:value="28.4" calcext:value-type="float">
            <text:p>28.40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843" calcext:value-type="percentage">
            <text:p>84.30%</text:p>
          </table:table-cell>
          <table:table-cell table:formula="of:=[.C364]*100" office:value-type="float" office:value="95" calcext:value-type="float">
            <text:p>95</text:p>
          </table:table-cell>
          <table:table-cell table:formula="of:=[.D364]*100" office:value-type="float" office:value="84.3" calcext:value-type="float">
            <text:p>84.3</text:p>
          </table:table-cell>
          <table:table-cell table:formula="of:=CONCATENATE(&quot;&quot;&quot;&quot;;[.A364];&quot;&quot;&quot;: &quot;&quot;hsl(&quot;;[.B364];&quot;,&quot;;[.E364];&quot;%,&quot;;[.F364];&quot;%)&quot;&quot;,&quot;)" office:value-type="string" office:string-value="&quot;Light apricot&quot;: &quot;hsl(28.4,95%,84.3%)&quot;," calcext:value-type="string">
            <text:p>"Light apricot": "hsl(28.4,95%,84.3%)",</text:p>
          </table:table-cell>
        </table:table-row>
        <table:table-row table:style-name="ro1">
          <table:table-cell office:value-type="string" calcext:value-type="string">
            <text:p>Light blue</text:p>
          </table:table-cell>
          <table:table-cell table:style-name="ce3" office:value-type="float" office:value="194.7" calcext:value-type="float">
            <text:p>194.70</text:p>
          </table:table-cell>
          <table:table-cell table:style-name="ce2" office:value-type="percentage" office:value="0.533" calcext:value-type="percentage">
            <text:p>53.30%</text:p>
          </table:table-cell>
          <table:table-cell table:style-name="ce2" office:value-type="percentage" office:value="0.79" calcext:value-type="percentage">
            <text:p>79.00%</text:p>
          </table:table-cell>
          <table:table-cell table:formula="of:=[.C365]*100" office:value-type="float" office:value="53.3" calcext:value-type="float">
            <text:p>53.3</text:p>
          </table:table-cell>
          <table:table-cell table:formula="of:=[.D365]*100" office:value-type="float" office:value="79" calcext:value-type="float">
            <text:p>79</text:p>
          </table:table-cell>
          <table:table-cell table:formula="of:=CONCATENATE(&quot;&quot;&quot;&quot;;[.A365];&quot;&quot;&quot;: &quot;&quot;hsl(&quot;;[.B365];&quot;,&quot;;[.E365];&quot;%,&quot;;[.F365];&quot;%)&quot;&quot;,&quot;)" office:value-type="string" office:string-value="&quot;Light blue&quot;: &quot;hsl(194.7,53.3%,79%)&quot;," calcext:value-type="string">
            <text:p>"Light blue": "hsl(194.7,53.3%,79%)",</text:p>
          </table:table-cell>
        </table:table-row>
        <table:table-row table:style-name="ro1">
          <table:table-cell office:value-type="string" calcext:value-type="string">
            <text:p>Light brown</text:p>
          </table:table-cell>
          <table:table-cell table:style-name="ce3" office:value-type="float" office:value="28.4" calcext:value-type="float">
            <text:p>28.40</text:p>
          </table:table-cell>
          <table:table-cell table:style-name="ce2" office:value-type="percentage" office:value="0.724" calcext:value-type="percentage">
            <text:p>72.40%</text:p>
          </table:table-cell>
          <table:table-cell table:style-name="ce2" office:value-type="percentage" office:value="0.412" calcext:value-type="percentage">
            <text:p>41.20%</text:p>
          </table:table-cell>
          <table:table-cell table:formula="of:=[.C366]*100" office:value-type="float" office:value="72.4" calcext:value-type="float">
            <text:p>72.4</text:p>
          </table:table-cell>
          <table:table-cell table:formula="of:=[.D366]*100" office:value-type="float" office:value="41.2" calcext:value-type="float">
            <text:p>41.2</text:p>
          </table:table-cell>
          <table:table-cell table:formula="of:=CONCATENATE(&quot;&quot;&quot;&quot;;[.A366];&quot;&quot;&quot;: &quot;&quot;hsl(&quot;;[.B366];&quot;,&quot;;[.E366];&quot;%,&quot;;[.F366];&quot;%)&quot;&quot;,&quot;)" office:value-type="string" office:string-value="&quot;Light brown&quot;: &quot;hsl(28.4,72.4%,41.2%)&quot;," calcext:value-type="string">
            <text:p>"Light brown": "hsl(28.4,72.4%,41.2%)",</text:p>
          </table:table-cell>
        </table:table-row>
        <table:table-row table:style-name="ro1">
          <table:table-cell office:value-type="string" calcext:value-type="string">
            <text:p>Light carmine pink</text:p>
          </table:table-cell>
          <table:table-cell table:style-name="ce3" office:value-type="float" office:value="355.3" calcext:value-type="float">
            <text:p>355.30</text:p>
          </table:table-cell>
          <table:table-cell table:style-name="ce2" office:value-type="percentage" office:value="0.718" calcext:value-type="percentage">
            <text:p>71.80%</text:p>
          </table:table-cell>
          <table:table-cell table:style-name="ce2" office:value-type="percentage" office:value="0.653" calcext:value-type="percentage">
            <text:p>65.30%</text:p>
          </table:table-cell>
          <table:table-cell table:formula="of:=[.C367]*100" office:value-type="float" office:value="71.8" calcext:value-type="float">
            <text:p>71.8</text:p>
          </table:table-cell>
          <table:table-cell table:formula="of:=[.D367]*100" office:value-type="float" office:value="65.3" calcext:value-type="float">
            <text:p>65.3</text:p>
          </table:table-cell>
          <table:table-cell table:formula="of:=CONCATENATE(&quot;&quot;&quot;&quot;;[.A367];&quot;&quot;&quot;: &quot;&quot;hsl(&quot;;[.B367];&quot;,&quot;;[.E367];&quot;%,&quot;;[.F367];&quot;%)&quot;&quot;,&quot;)" office:value-type="string" office:string-value="&quot;Light carmine pink&quot;: &quot;hsl(355.3,71.8%,65.3%)&quot;," calcext:value-type="string">
            <text:p>"Light carmine pink": "hsl(355.3,71.8%,65.3%)",</text:p>
          </table:table-cell>
        </table:table-row>
        <table:table-row table:style-name="ro1">
          <table:table-cell office:value-type="string" calcext:value-type="string">
            <text:p>Light coral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789" calcext:value-type="percentage">
            <text:p>78.90%</text:p>
          </table:table-cell>
          <table:table-cell table:style-name="ce2" office:value-type="percentage" office:value="0.722" calcext:value-type="percentage">
            <text:p>72.20%</text:p>
          </table:table-cell>
          <table:table-cell table:formula="of:=[.C368]*100" office:value-type="float" office:value="78.9" calcext:value-type="float">
            <text:p>78.9</text:p>
          </table:table-cell>
          <table:table-cell table:formula="of:=[.D368]*100" office:value-type="float" office:value="72.2" calcext:value-type="float">
            <text:p>72.2</text:p>
          </table:table-cell>
          <table:table-cell table:formula="of:=CONCATENATE(&quot;&quot;&quot;&quot;;[.A368];&quot;&quot;&quot;: &quot;&quot;hsl(&quot;;[.B368];&quot;,&quot;;[.E368];&quot;%,&quot;;[.F368];&quot;%)&quot;&quot;,&quot;)" office:value-type="string" office:string-value="&quot;Light coral&quot;: &quot;hsl(0,78.9%,72.2%)&quot;," calcext:value-type="string">
            <text:p>"Light coral": "hsl(0,78.9%,72.2%)",</text:p>
          </table:table-cell>
        </table:table-row>
        <table:table-row table:style-name="ro1">
          <table:table-cell office:value-type="string" calcext:value-type="string">
            <text:p>Light cornflower blue</text:p>
          </table:table-cell>
          <table:table-cell table:style-name="ce3" office:value-type="float" office:value="200.7" calcext:value-type="float">
            <text:p>200.70</text:p>
          </table:table-cell>
          <table:table-cell table:style-name="ce2" office:value-type="percentage" office:value="0.674" calcext:value-type="percentage">
            <text:p>67.40%</text:p>
          </table:table-cell>
          <table:table-cell table:style-name="ce2" office:value-type="percentage" office:value="0.747" calcext:value-type="percentage">
            <text:p>74.70%</text:p>
          </table:table-cell>
          <table:table-cell table:formula="of:=[.C369]*100" office:value-type="float" office:value="67.4" calcext:value-type="float">
            <text:p>67.4</text:p>
          </table:table-cell>
          <table:table-cell table:formula="of:=[.D369]*100" office:value-type="float" office:value="74.7" calcext:value-type="float">
            <text:p>74.7</text:p>
          </table:table-cell>
          <table:table-cell table:formula="of:=CONCATENATE(&quot;&quot;&quot;&quot;;[.A369];&quot;&quot;&quot;: &quot;&quot;hsl(&quot;;[.B369];&quot;,&quot;;[.E369];&quot;%,&quot;;[.F369];&quot;%)&quot;&quot;,&quot;)" office:value-type="string" office:string-value="&quot;Light cornflower blue&quot;: &quot;hsl(200.7,67.4%,74.7%)&quot;," calcext:value-type="string">
            <text:p>"Light cornflower blue": "hsl(200.7,67.4%,74.7%)",</text:p>
          </table:table-cell>
        </table:table-row>
        <table:table-row table:style-name="ro1">
          <table:table-cell office:value-type="string" calcext:value-type="string">
            <text:p>Light cyan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39" calcext:value-type="percentage">
            <text:p>93.90%</text:p>
          </table:table-cell>
          <table:table-cell table:formula="of:=[.C370]*100" office:value-type="float" office:value="100" calcext:value-type="float">
            <text:p>100</text:p>
          </table:table-cell>
          <table:table-cell table:formula="of:=[.D370]*100" office:value-type="float" office:value="93.9" calcext:value-type="float">
            <text:p>93.9</text:p>
          </table:table-cell>
          <table:table-cell table:formula="of:=CONCATENATE(&quot;&quot;&quot;&quot;;[.A370];&quot;&quot;&quot;: &quot;&quot;hsl(&quot;;[.B370];&quot;,&quot;;[.E370];&quot;%,&quot;;[.F370];&quot;%)&quot;&quot;,&quot;)" office:value-type="string" office:string-value="&quot;Light cyan&quot;: &quot;hsl(180,100%,93.9%)&quot;," calcext:value-type="string">
            <text:p>"Light cyan": "hsl(180,100%,93.9%)",</text:p>
          </table:table-cell>
        </table:table-row>
        <table:table-row table:style-name="ro1">
          <table:table-cell office:value-type="string" calcext:value-type="string">
            <text:p>Light fuchsia pink</text:p>
          </table:table-cell>
          <table:table-cell table:style-name="ce3" office:value-type="float" office:value="305.1" calcext:value-type="float">
            <text:p>305.10</text:p>
          </table:table-cell>
          <table:table-cell table:style-name="ce2" office:value-type="percentage" office:value="0.907" calcext:value-type="percentage">
            <text:p>90.70%</text:p>
          </table:table-cell>
          <table:table-cell table:style-name="ce2" office:value-type="percentage" office:value="0.747" calcext:value-type="percentage">
            <text:p>74.70%</text:p>
          </table:table-cell>
          <table:table-cell table:formula="of:=[.C371]*100" office:value-type="float" office:value="90.7" calcext:value-type="float">
            <text:p>90.7</text:p>
          </table:table-cell>
          <table:table-cell table:formula="of:=[.D371]*100" office:value-type="float" office:value="74.7" calcext:value-type="float">
            <text:p>74.7</text:p>
          </table:table-cell>
          <table:table-cell table:formula="of:=CONCATENATE(&quot;&quot;&quot;&quot;;[.A371];&quot;&quot;&quot;: &quot;&quot;hsl(&quot;;[.B371];&quot;,&quot;;[.E371];&quot;%,&quot;;[.F371];&quot;%)&quot;&quot;,&quot;)" office:value-type="string" office:string-value="&quot;Light fuchsia pink&quot;: &quot;hsl(305.1,90.7%,74.7%)&quot;," calcext:value-type="string">
            <text:p>"Light fuchsia pink": "hsl(305.1,90.7%,74.7%)",</text:p>
          </table:table-cell>
        </table:table-row>
        <table:table-row table:style-name="ro1">
          <table:table-cell office:value-type="string" calcext:value-type="string">
            <text:p>Light goldenrod yellow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902" calcext:value-type="percentage">
            <text:p>90.20%</text:p>
          </table:table-cell>
          <table:table-cell table:formula="of:=[.C372]*100" office:value-type="float" office:value="80" calcext:value-type="float">
            <text:p>80</text:p>
          </table:table-cell>
          <table:table-cell table:formula="of:=[.D372]*100" office:value-type="float" office:value="90.2" calcext:value-type="float">
            <text:p>90.2</text:p>
          </table:table-cell>
          <table:table-cell table:formula="of:=CONCATENATE(&quot;&quot;&quot;&quot;;[.A372];&quot;&quot;&quot;: &quot;&quot;hsl(&quot;;[.B372];&quot;,&quot;;[.E372];&quot;%,&quot;;[.F372];&quot;%)&quot;&quot;,&quot;)" office:value-type="string" office:string-value="&quot;Light goldenrod yellow&quot;: &quot;hsl(60,80%,90.2%)&quot;," calcext:value-type="string">
            <text:p>"Light goldenrod yellow": "hsl(60,80%,90.2%)",</text:p>
          </table:table-cell>
        </table:table-row>
        <table:table-row table:style-name="ro1">
          <table:table-cell office:value-type="string" calcext:value-type="string">
            <text:p>Light gray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827" calcext:value-type="percentage">
            <text:p>82.70%</text:p>
          </table:table-cell>
          <table:table-cell table:formula="of:=[.C373]*100" office:value-type="float" office:value="0" calcext:value-type="float">
            <text:p>0</text:p>
          </table:table-cell>
          <table:table-cell table:formula="of:=[.D373]*100" office:value-type="float" office:value="82.7" calcext:value-type="float">
            <text:p>82.7</text:p>
          </table:table-cell>
          <table:table-cell table:formula="of:=CONCATENATE(&quot;&quot;&quot;&quot;;[.A373];&quot;&quot;&quot;: &quot;&quot;hsl(&quot;;[.B373];&quot;,&quot;;[.E373];&quot;%,&quot;;[.F373];&quot;%)&quot;&quot;,&quot;)" office:value-type="string" office:string-value="&quot;Light gray&quot;: &quot;hsl(0,0%,82.7%)&quot;," calcext:value-type="string">
            <text:p>"Light gray": "hsl(0,0%,82.7%)",</text:p>
          </table:table-cell>
        </table:table-row>
        <table:table-row table:style-name="ro1">
          <table:table-cell office:value-type="string" calcext:value-type="string">
            <text:p>Light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749" calcext:value-type="percentage">
            <text:p>74.90%</text:p>
          </table:table-cell>
          <table:table-cell table:formula="of:=[.C374]*100" office:value-type="float" office:value="73.4" calcext:value-type="float">
            <text:p>73.4</text:p>
          </table:table-cell>
          <table:table-cell table:formula="of:=[.D374]*100" office:value-type="float" office:value="74.9" calcext:value-type="float">
            <text:p>74.9</text:p>
          </table:table-cell>
          <table:table-cell table:formula="of:=CONCATENATE(&quot;&quot;&quot;&quot;;[.A374];&quot;&quot;&quot;: &quot;&quot;hsl(&quot;;[.B374];&quot;,&quot;;[.E374];&quot;%,&quot;;[.F374];&quot;%)&quot;&quot;,&quot;)" office:value-type="string" office:string-value="&quot;Light green&quot;: &quot;hsl(120,73.4%,74.9%)&quot;," calcext:value-type="string">
            <text:p>"Light green": "hsl(120,73.4%,74.9%)",</text:p>
          </table:table-cell>
        </table:table-row>
        <table:table-row table:style-name="ro1">
          <table:table-cell office:value-type="string" calcext:value-type="string">
            <text:p>Light khaki</text:p>
          </table:table-cell>
          <table:table-cell table:style-name="ce3" office:value-type="float" office:value="54" calcext:value-type="float">
            <text:p>54.00</text:p>
          </table:table-cell>
          <table:table-cell table:style-name="ce2" office:value-type="percentage" office:value="0.769" calcext:value-type="percentage">
            <text:p>76.90%</text:p>
          </table:table-cell>
          <table:table-cell table:style-name="ce2" office:value-type="percentage" office:value="0.745" calcext:value-type="percentage">
            <text:p>74.50%</text:p>
          </table:table-cell>
          <table:table-cell table:formula="of:=[.C375]*100" office:value-type="float" office:value="76.9" calcext:value-type="float">
            <text:p>76.9</text:p>
          </table:table-cell>
          <table:table-cell table:formula="of:=[.D375]*100" office:value-type="float" office:value="74.5" calcext:value-type="float">
            <text:p>74.5</text:p>
          </table:table-cell>
          <table:table-cell table:formula="of:=CONCATENATE(&quot;&quot;&quot;&quot;;[.A375];&quot;&quot;&quot;: &quot;&quot;hsl(&quot;;[.B375];&quot;,&quot;;[.E375];&quot;%,&quot;;[.F375];&quot;%)&quot;&quot;,&quot;)" office:value-type="string" office:string-value="&quot;Light khaki&quot;: &quot;hsl(54,76.9%,74.5%)&quot;," calcext:value-type="string">
            <text:p>"Light khaki": "hsl(54,76.9%,74.5%)",</text:p>
          </table:table-cell>
        </table:table-row>
        <table:table-row table:style-name="ro1">
          <table:table-cell office:value-type="string" calcext:value-type="string">
            <text:p>Light pastel purple</text:p>
          </table:table-cell>
          <table:table-cell table:style-name="ce3" office:value-type="float" office:value="260.7" calcext:value-type="float">
            <text:p>260.70</text:p>
          </table:table-cell>
          <table:table-cell table:style-name="ce2" office:value-type="percentage" office:value="0.445" calcext:value-type="percentage">
            <text:p>44.50%</text:p>
          </table:table-cell>
          <table:table-cell table:style-name="ce2" office:value-type="percentage" office:value="0.731" calcext:value-type="percentage">
            <text:p>73.10%</text:p>
          </table:table-cell>
          <table:table-cell table:formula="of:=[.C376]*100" office:value-type="float" office:value="44.5" calcext:value-type="float">
            <text:p>44.5</text:p>
          </table:table-cell>
          <table:table-cell table:formula="of:=[.D376]*100" office:value-type="float" office:value="73.1" calcext:value-type="float">
            <text:p>73.1</text:p>
          </table:table-cell>
          <table:table-cell table:formula="of:=CONCATENATE(&quot;&quot;&quot;&quot;;[.A376];&quot;&quot;&quot;: &quot;&quot;hsl(&quot;;[.B376];&quot;,&quot;;[.E376];&quot;%,&quot;;[.F376];&quot;%)&quot;&quot;,&quot;)" office:value-type="string" office:string-value="&quot;Light pastel purple&quot;: &quot;hsl(260.7,44.5%,73.1%)&quot;," calcext:value-type="string">
            <text:p>"Light pastel purple": "hsl(260.7,44.5%,73.1%)",</text:p>
          </table:table-cell>
        </table:table-row>
        <table:table-row table:style-name="ro1">
          <table:table-cell office:value-type="string" calcext:value-type="string">
            <text:p>Light pink</text:p>
          </table:table-cell>
          <table:table-cell table:style-name="ce3" office:value-type="float" office:value="351" calcext:value-type="float">
            <text:p>351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57" calcext:value-type="percentage">
            <text:p>85.70%</text:p>
          </table:table-cell>
          <table:table-cell table:formula="of:=[.C377]*100" office:value-type="float" office:value="100" calcext:value-type="float">
            <text:p>100</text:p>
          </table:table-cell>
          <table:table-cell table:formula="of:=[.D377]*100" office:value-type="float" office:value="85.7" calcext:value-type="float">
            <text:p>85.7</text:p>
          </table:table-cell>
          <table:table-cell table:formula="of:=CONCATENATE(&quot;&quot;&quot;&quot;;[.A377];&quot;&quot;&quot;: &quot;&quot;hsl(&quot;;[.B377];&quot;,&quot;;[.E377];&quot;%,&quot;;[.F377];&quot;%)&quot;&quot;,&quot;)" office:value-type="string" office:string-value="&quot;Light pink&quot;: &quot;hsl(351,100%,85.7%)&quot;," calcext:value-type="string">
            <text:p>"Light pink": "hsl(351,100%,85.7%)",</text:p>
          </table:table-cell>
        </table:table-row>
        <table:table-row table:style-name="ro1">
          <table:table-cell office:value-type="string" calcext:value-type="string">
            <text:p>Light salmon</text:p>
          </table:table-cell>
          <table:table-cell table:style-name="ce3" office:value-type="float" office:value="17.1" calcext:value-type="float">
            <text:p>17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formula="of:=[.C378]*100" office:value-type="float" office:value="100" calcext:value-type="float">
            <text:p>100</text:p>
          </table:table-cell>
          <table:table-cell table:formula="of:=[.D378]*100" office:value-type="float" office:value="73.9" calcext:value-type="float">
            <text:p>73.9</text:p>
          </table:table-cell>
          <table:table-cell table:formula="of:=CONCATENATE(&quot;&quot;&quot;&quot;;[.A378];&quot;&quot;&quot;: &quot;&quot;hsl(&quot;;[.B378];&quot;,&quot;;[.E378];&quot;%,&quot;;[.F378];&quot;%)&quot;&quot;,&quot;)" office:value-type="string" office:string-value="&quot;Light salmon&quot;: &quot;hsl(17.1,100%,73.9%)&quot;," calcext:value-type="string">
            <text:p>"Light salmon": "hsl(17.1,100%,73.9%)",</text:p>
          </table:table-cell>
        </table:table-row>
        <table:table-row table:style-name="ro1">
          <table:table-cell office:value-type="string" calcext:value-type="string">
            <text:p>Light salmon pink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" calcext:value-type="percentage">
            <text:p>80.00%</text:p>
          </table:table-cell>
          <table:table-cell table:formula="of:=[.C379]*100" office:value-type="float" office:value="100" calcext:value-type="float">
            <text:p>100</text:p>
          </table:table-cell>
          <table:table-cell table:formula="of:=[.D379]*100" office:value-type="float" office:value="80" calcext:value-type="float">
            <text:p>80</text:p>
          </table:table-cell>
          <table:table-cell table:formula="of:=CONCATENATE(&quot;&quot;&quot;&quot;;[.A379];&quot;&quot;&quot;: &quot;&quot;hsl(&quot;;[.B379];&quot;,&quot;;[.E379];&quot;%,&quot;;[.F379];&quot;%)&quot;&quot;,&quot;)" office:value-type="string" office:string-value="&quot;Light salmon pink&quot;: &quot;hsl(0,100%,80%)&quot;," calcext:value-type="string">
            <text:p>"Light salmon pink": "hsl(0,100%,80%)",</text:p>
          </table:table-cell>
        </table:table-row>
        <table:table-row table:style-name="ro1">
          <table:table-cell office:value-type="string" calcext:value-type="string">
            <text:p>Light sea green</text:p>
          </table:table-cell>
          <table:table-cell table:style-name="ce3" office:value-type="float" office:value="176.7" calcext:value-type="float">
            <text:p>176.70</text:p>
          </table:table-cell>
          <table:table-cell table:style-name="ce2" office:value-type="percentage" office:value="0.695" calcext:value-type="percentage">
            <text:p>69.50%</text:p>
          </table:table-cell>
          <table:table-cell table:style-name="ce2" office:value-type="percentage" office:value="0.412" calcext:value-type="percentage">
            <text:p>41.20%</text:p>
          </table:table-cell>
          <table:table-cell table:formula="of:=[.C380]*100" office:value-type="float" office:value="69.5" calcext:value-type="float">
            <text:p>69.5</text:p>
          </table:table-cell>
          <table:table-cell table:formula="of:=[.D380]*100" office:value-type="float" office:value="41.2" calcext:value-type="float">
            <text:p>41.2</text:p>
          </table:table-cell>
          <table:table-cell table:formula="of:=CONCATENATE(&quot;&quot;&quot;&quot;;[.A380];&quot;&quot;&quot;: &quot;&quot;hsl(&quot;;[.B380];&quot;,&quot;;[.E380];&quot;%,&quot;;[.F380];&quot;%)&quot;&quot;,&quot;)" office:value-type="string" office:string-value="&quot;Light sea green&quot;: &quot;hsl(176.7,69.5%,41.2%)&quot;," calcext:value-type="string">
            <text:p>"Light sea green": "hsl(176.7,69.5%,41.2%)",</text:p>
          </table:table-cell>
        </table:table-row>
        <table:table-row table:style-name="ro1">
          <table:table-cell office:value-type="string" calcext:value-type="string">
            <text:p>Light sky blue</text:p>
          </table:table-cell>
          <table:table-cell table:style-name="ce3" office:value-type="float" office:value="203" calcext:value-type="float">
            <text:p>203.00</text:p>
          </table:table-cell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755" calcext:value-type="percentage">
            <text:p>75.50%</text:p>
          </table:table-cell>
          <table:table-cell table:formula="of:=[.C381]*100" office:value-type="float" office:value="92" calcext:value-type="float">
            <text:p>92</text:p>
          </table:table-cell>
          <table:table-cell table:formula="of:=[.D381]*100" office:value-type="float" office:value="75.5" calcext:value-type="float">
            <text:p>75.5</text:p>
          </table:table-cell>
          <table:table-cell table:formula="of:=CONCATENATE(&quot;&quot;&quot;&quot;;[.A381];&quot;&quot;&quot;: &quot;&quot;hsl(&quot;;[.B381];&quot;,&quot;;[.E381];&quot;%,&quot;;[.F381];&quot;%)&quot;&quot;,&quot;)" office:value-type="string" office:string-value="&quot;Light sky blue&quot;: &quot;hsl(203,92%,75.5%)&quot;," calcext:value-type="string">
            <text:p>"Light sky blue": "hsl(203,92%,75.5%)",</text:p>
          </table:table-cell>
        </table:table-row>
        <table:table-row table:style-name="ro1">
          <table:table-cell office:value-type="string" calcext:value-type="string">
            <text:p>Light slate gray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0.143" calcext:value-type="percentage">
            <text:p>14.30%</text:p>
          </table:table-cell>
          <table:table-cell table:style-name="ce2" office:value-type="percentage" office:value="0.533" calcext:value-type="percentage">
            <text:p>53.30%</text:p>
          </table:table-cell>
          <table:table-cell table:formula="of:=[.C382]*100" office:value-type="float" office:value="14.3" calcext:value-type="float">
            <text:p>14.3</text:p>
          </table:table-cell>
          <table:table-cell table:formula="of:=[.D382]*100" office:value-type="float" office:value="53.3" calcext:value-type="float">
            <text:p>53.3</text:p>
          </table:table-cell>
          <table:table-cell table:formula="of:=CONCATENATE(&quot;&quot;&quot;&quot;;[.A382];&quot;&quot;&quot;: &quot;&quot;hsl(&quot;;[.B382];&quot;,&quot;;[.E382];&quot;%,&quot;;[.F382];&quot;%)&quot;&quot;,&quot;)" office:value-type="string" office:string-value="&quot;Light slate gray&quot;: &quot;hsl(210,14.3%,53.3%)&quot;," calcext:value-type="string">
            <text:p>"Light slate gray": "hsl(210,14.3%,53.3%)",</text:p>
          </table:table-cell>
        </table:table-row>
        <table:table-row table:style-name="ro1">
          <table:table-cell office:value-type="string" calcext:value-type="string">
            <text:p>Light taupe</text:p>
          </table:table-cell>
          <table:table-cell table:style-name="ce3" office:value-type="float" office:value="25.7" calcext:value-type="float">
            <text:p>25.70</text:p>
          </table:table-cell>
          <table:table-cell table:style-name="ce2" office:value-type="percentage" office:value="0.315" calcext:value-type="percentage">
            <text:p>31.50%</text:p>
          </table:table-cell>
          <table:table-cell table:style-name="ce2" office:value-type="percentage" office:value="0.565" calcext:value-type="percentage">
            <text:p>56.50%</text:p>
          </table:table-cell>
          <table:table-cell table:formula="of:=[.C383]*100" office:value-type="float" office:value="31.5" calcext:value-type="float">
            <text:p>31.5</text:p>
          </table:table-cell>
          <table:table-cell table:formula="of:=[.D383]*100" office:value-type="float" office:value="56.5" calcext:value-type="float">
            <text:p>56.5</text:p>
          </table:table-cell>
          <table:table-cell table:formula="of:=CONCATENATE(&quot;&quot;&quot;&quot;;[.A383];&quot;&quot;&quot;: &quot;&quot;hsl(&quot;;[.B383];&quot;,&quot;;[.E383];&quot;%,&quot;;[.F383];&quot;%)&quot;&quot;,&quot;)" office:value-type="string" office:string-value="&quot;Light taupe&quot;: &quot;hsl(25.7,31.5%,56.5%)&quot;," calcext:value-type="string">
            <text:p>"Light taupe": "hsl(25.7,31.5%,56.5%)",</text:p>
          </table:table-cell>
        </table:table-row>
        <table:table-row table:style-name="ro1">
          <table:table-cell office:value-type="string" calcext:value-type="string">
            <text:p>Light yellow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65" calcext:value-type="percentage">
            <text:p>96.50%</text:p>
          </table:table-cell>
          <table:table-cell table:formula="of:=[.C384]*100" office:value-type="float" office:value="100" calcext:value-type="float">
            <text:p>100</text:p>
          </table:table-cell>
          <table:table-cell table:formula="of:=[.D384]*100" office:value-type="float" office:value="96.5" calcext:value-type="float">
            <text:p>96.5</text:p>
          </table:table-cell>
          <table:table-cell table:formula="of:=CONCATENATE(&quot;&quot;&quot;&quot;;[.A384];&quot;&quot;&quot;: &quot;&quot;hsl(&quot;;[.B384];&quot;,&quot;;[.E384];&quot;%,&quot;;[.F384];&quot;%)&quot;&quot;,&quot;)" office:value-type="string" office:string-value="&quot;Light yellow&quot;: &quot;hsl(60,100%,96.5%)&quot;," calcext:value-type="string">
            <text:p>"Light yellow": "hsl(60,100%,96.5%)",</text:p>
          </table:table-cell>
        </table:table-row>
        <table:table-row table:style-name="ro1">
          <table:table-cell office:value-type="string" calcext:value-type="string">
            <text:p>Lilac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0.257" calcext:value-type="percentage">
            <text:p>25.70%</text:p>
          </table:table-cell>
          <table:table-cell table:style-name="ce2" office:value-type="percentage" office:value="0.71" calcext:value-type="percentage">
            <text:p>71.00%</text:p>
          </table:table-cell>
          <table:table-cell table:formula="of:=[.C385]*100" office:value-type="float" office:value="25.7" calcext:value-type="float">
            <text:p>25.7</text:p>
          </table:table-cell>
          <table:table-cell table:formula="of:=[.D385]*100" office:value-type="float" office:value="71" calcext:value-type="float">
            <text:p>71</text:p>
          </table:table-cell>
          <table:table-cell table:formula="of:=CONCATENATE(&quot;&quot;&quot;&quot;;[.A385];&quot;&quot;&quot;: &quot;&quot;hsl(&quot;;[.B385];&quot;,&quot;;[.E385];&quot;%,&quot;;[.F385];&quot;%)&quot;&quot;,&quot;)" office:value-type="string" office:string-value="&quot;Lilac&quot;: &quot;hsl(300,25.7%,71%)&quot;," calcext:value-type="string">
            <text:p>"Lilac": "hsl(300,25.7%,71%)",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table:style-name="ce3" office:value-type="float" office:value="75.1" calcext:value-type="float">
            <text:p>75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386]*100" office:value-type="float" office:value="100" calcext:value-type="float">
            <text:p>100</text:p>
          </table:table-cell>
          <table:table-cell table:formula="of:=[.D386]*100" office:value-type="float" office:value="50" calcext:value-type="float">
            <text:p>50</text:p>
          </table:table-cell>
          <table:table-cell table:formula="of:=CONCATENATE(&quot;&quot;&quot;&quot;;[.A386];&quot;&quot;&quot;: &quot;&quot;hsl(&quot;;[.B386];&quot;,&quot;;[.E386];&quot;%,&quot;;[.F386];&quot;%)&quot;&quot;,&quot;)" office:value-type="string" office:string-value="&quot;Lime&quot;: &quot;hsl(75.1,100%,50%)&quot;," calcext:value-type="string">
            <text:p>"Lime": "hsl(75.1,100%,50%)",</text:p>
          </table:table-cell>
        </table:table-row>
        <table:table-row table:style-name="ro1">
          <table:table-cell office:value-type="string" calcext:value-type="string">
            <text:p>Lime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387]*100" office:value-type="float" office:value="60.8" calcext:value-type="float">
            <text:p>60.8</text:p>
          </table:table-cell>
          <table:table-cell table:formula="of:=[.D387]*100" office:value-type="float" office:value="50" calcext:value-type="float">
            <text:p>50</text:p>
          </table:table-cell>
          <table:table-cell table:formula="of:=CONCATENATE(&quot;&quot;&quot;&quot;;[.A387];&quot;&quot;&quot;: &quot;&quot;hsl(&quot;;[.B387];&quot;,&quot;;[.E387];&quot;%,&quot;;[.F387];&quot;%)&quot;&quot;,&quot;)" office:value-type="string" office:string-value="&quot;Lime green&quot;: &quot;hsl(120,60.8%,50%)&quot;," calcext:value-type="string">
            <text:p>"Lime green": "hsl(120,60.8%,50%)",</text:p>
          </table:table-cell>
        </table:table-row>
        <table:table-row table:style-name="ro1">
          <table:table-cell office:value-type="string" calcext:value-type="string">
            <text:p>Lincoln green</text:p>
          </table:table-cell>
          <table:table-cell table:style-name="ce3" office:value-type="float" office:value="105.7" calcext:value-type="float">
            <text:p>105.70</text:p>
          </table:table-cell>
          <table:table-cell table:style-name="ce2" office:value-type="percentage" office:value="0.894" calcext:value-type="percentage">
            <text:p>89.40%</text:p>
          </table:table-cell>
          <table:table-cell table:style-name="ce2" office:value-type="percentage" office:value="0.184" calcext:value-type="percentage">
            <text:p>18.40%</text:p>
          </table:table-cell>
          <table:table-cell table:formula="of:=[.C388]*100" office:value-type="float" office:value="89.4" calcext:value-type="float">
            <text:p>89.4</text:p>
          </table:table-cell>
          <table:table-cell table:formula="of:=[.D388]*100" office:value-type="float" office:value="18.4" calcext:value-type="float">
            <text:p>18.4</text:p>
          </table:table-cell>
          <table:table-cell table:formula="of:=CONCATENATE(&quot;&quot;&quot;&quot;;[.A388];&quot;&quot;&quot;: &quot;&quot;hsl(&quot;;[.B388];&quot;,&quot;;[.E388];&quot;%,&quot;;[.F388];&quot;%)&quot;&quot;,&quot;)" office:value-type="string" office:string-value="&quot;Lincoln green&quot;: &quot;hsl(105.7,89.4%,18.4%)&quot;," calcext:value-type="string">
            <text:p>"Lincoln green": "hsl(105.7,89.4%,18.4%)",</text:p>
          </table:table-cell>
        </table:table-row>
        <table:table-row table:style-name="ro1">
          <table:table-cell office:value-type="string" calcext:value-type="string">
            <text:p>Linen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941" calcext:value-type="percentage">
            <text:p>94.10%</text:p>
          </table:table-cell>
          <table:table-cell table:formula="of:=[.C389]*100" office:value-type="float" office:value="66.7" calcext:value-type="float">
            <text:p>66.7</text:p>
          </table:table-cell>
          <table:table-cell table:formula="of:=[.D389]*100" office:value-type="float" office:value="94.1" calcext:value-type="float">
            <text:p>94.1</text:p>
          </table:table-cell>
          <table:table-cell table:formula="of:=CONCATENATE(&quot;&quot;&quot;&quot;;[.A389];&quot;&quot;&quot;: &quot;&quot;hsl(&quot;;[.B389];&quot;,&quot;;[.E389];&quot;%,&quot;;[.F389];&quot;%)&quot;&quot;,&quot;)" office:value-type="string" office:string-value="&quot;Linen&quot;: &quot;hsl(30,66.7%,94.1%)&quot;," calcext:value-type="string">
            <text:p>"Linen": "hsl(30,66.7%,94.1%)",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table:style-name="ce3" office:value-type="float" office:value="32.8" calcext:value-type="float">
            <text:p>32.80</text:p>
          </table:table-cell>
          <table:table-cell table:style-name="ce2" office:value-type="percentage" office:value="0.41" calcext:value-type="percentage">
            <text:p>41.00%</text:p>
          </table:table-cell>
          <table:table-cell table:style-name="ce2" office:value-type="percentage" office:value="0.588" calcext:value-type="percentage">
            <text:p>58.80%</text:p>
          </table:table-cell>
          <table:table-cell table:formula="of:=[.C390]*100" office:value-type="float" office:value="41" calcext:value-type="float">
            <text:p>41</text:p>
          </table:table-cell>
          <table:table-cell table:formula="of:=[.D390]*100" office:value-type="float" office:value="58.8" calcext:value-type="float">
            <text:p>58.8</text:p>
          </table:table-cell>
          <table:table-cell table:formula="of:=CONCATENATE(&quot;&quot;&quot;&quot;;[.A390];&quot;&quot;&quot;: &quot;&quot;hsl(&quot;;[.B390];&quot;,&quot;;[.E390];&quot;%,&quot;;[.F390];&quot;%)&quot;&quot;,&quot;)" office:value-type="string" office:string-value="&quot;Lion&quot;: &quot;hsl(32.8,41%,58.8%)&quot;," calcext:value-type="string">
            <text:p>"Lion": "hsl(32.8,41%,58.8%)",</text:p>
          </table:table-cell>
        </table:table-row>
        <table:table-row table:style-name="ro1">
          <table:table-cell office:value-type="string" calcext:value-type="string">
            <text:p>Liver</text:p>
          </table:table-cell>
          <table:table-cell table:style-name="ce3" office:value-type="float" office:value="330" calcext:value-type="float">
            <text:p>330.00</text:p>
          </table:table-cell>
          <table:table-cell table:style-name="ce2" office:value-type="percentage" office:value="0.051" calcext:value-type="percentage">
            <text:p>5.10%</text:p>
          </table:table-cell>
          <table:table-cell table:style-name="ce2" office:value-type="percentage" office:value="0.31" calcext:value-type="percentage">
            <text:p>31.00%</text:p>
          </table:table-cell>
          <table:table-cell table:formula="of:=[.C391]*100" office:value-type="float" office:value="5.1" calcext:value-type="float">
            <text:p>5.1</text:p>
          </table:table-cell>
          <table:table-cell table:formula="of:=[.D391]*100" office:value-type="float" office:value="31" calcext:value-type="float">
            <text:p>31</text:p>
          </table:table-cell>
          <table:table-cell table:formula="of:=CONCATENATE(&quot;&quot;&quot;&quot;;[.A391];&quot;&quot;&quot;: &quot;&quot;hsl(&quot;;[.B391];&quot;,&quot;;[.E391];&quot;%,&quot;;[.F391];&quot;%)&quot;&quot;,&quot;)" office:value-type="string" office:string-value="&quot;Liver&quot;: &quot;hsl(330,5.1%,31%)&quot;," calcext:value-type="string">
            <text:p>"Liver": "hsl(330,5.1%,31%)",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798" calcext:value-type="percentage">
            <text:p>79.80%</text:p>
          </table:table-cell>
          <table:table-cell table:style-name="ce2" office:value-type="percentage" office:value="0.514" calcext:value-type="percentage">
            <text:p>51.40%</text:p>
          </table:table-cell>
          <table:table-cell table:formula="of:=[.C392]*100" office:value-type="float" office:value="79.8" calcext:value-type="float">
            <text:p>79.8</text:p>
          </table:table-cell>
          <table:table-cell table:formula="of:=[.D392]*100" office:value-type="float" office:value="51.4" calcext:value-type="float">
            <text:p>51.4</text:p>
          </table:table-cell>
          <table:table-cell table:formula="of:=CONCATENATE(&quot;&quot;&quot;&quot;;[.A392];&quot;&quot;&quot;: &quot;&quot;hsl(&quot;;[.B392];&quot;,&quot;;[.E392];&quot;%,&quot;;[.F392];&quot;%)&quot;&quot;,&quot;)" office:value-type="string" office:string-value="&quot;Lust&quot;: &quot;hsl(0,79.8%,51.4%)&quot;," calcext:value-type="string">
            <text:p>"Lust": "hsl(0,79.8%,51.4%)",</text:p>
          </table:table-cell>
        </table:table-row>
        <table:table-row table:style-name="ro1">
          <table:table-cell office:value-type="string" calcext:value-type="string">
            <text:p>MSU Green</text:p>
          </table:table-cell>
          <table:table-cell table:style-name="ce3" office:value-type="float" office:value="166.7" calcext:value-type="float">
            <text:p>166.70</text:p>
          </table:table-cell>
          <table:table-cell table:style-name="ce2" office:value-type="percentage" office:value="0.484" calcext:value-type="percentage">
            <text:p>48.40%</text:p>
          </table:table-cell>
          <table:table-cell table:style-name="ce2" office:value-type="percentage" office:value="0.182" calcext:value-type="percentage">
            <text:p>18.20%</text:p>
          </table:table-cell>
          <table:table-cell table:formula="of:=[.C393]*100" office:value-type="float" office:value="48.4" calcext:value-type="float">
            <text:p>48.4</text:p>
          </table:table-cell>
          <table:table-cell table:formula="of:=[.D393]*100" office:value-type="float" office:value="18.2" calcext:value-type="float">
            <text:p>18.2</text:p>
          </table:table-cell>
          <table:table-cell table:formula="of:=CONCATENATE(&quot;&quot;&quot;&quot;;[.A393];&quot;&quot;&quot;: &quot;&quot;hsl(&quot;;[.B393];&quot;,&quot;;[.E393];&quot;%,&quot;;[.F393];&quot;%)&quot;&quot;,&quot;)" office:value-type="string" office:string-value="&quot;MSU Green&quot;: &quot;hsl(166.7,48.4%,18.2%)&quot;," calcext:value-type="string">
            <text:p>"MSU Green": "hsl(166.7,48.4%,18.2%)",</text:p>
          </table:table-cell>
        </table:table-row>
        <table:table-row table:style-name="ro1">
          <table:table-cell office:value-type="string" calcext:value-type="string">
            <text:p>Macaroni and Cheese</text:p>
          </table:table-cell>
          <table:table-cell table:style-name="ce3" office:value-type="float" office:value="26.7" calcext:value-type="float">
            <text:p>26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67" calcext:value-type="percentage">
            <text:p>76.70%</text:p>
          </table:table-cell>
          <table:table-cell table:formula="of:=[.C394]*100" office:value-type="float" office:value="100" calcext:value-type="float">
            <text:p>100</text:p>
          </table:table-cell>
          <table:table-cell table:formula="of:=[.D394]*100" office:value-type="float" office:value="76.7" calcext:value-type="float">
            <text:p>76.7</text:p>
          </table:table-cell>
          <table:table-cell table:formula="of:=CONCATENATE(&quot;&quot;&quot;&quot;;[.A394];&quot;&quot;&quot;: &quot;&quot;hsl(&quot;;[.B394];&quot;,&quot;;[.E394];&quot;%,&quot;;[.F394];&quot;%)&quot;&quot;,&quot;)" office:value-type="string" office:string-value="&quot;Macaroni and Cheese&quot;: &quot;hsl(26.7,100%,76.7%)&quot;," calcext:value-type="string">
            <text:p>"Macaroni and Cheese": "hsl(26.7,100%,76.7%)",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395]*100" office:value-type="float" office:value="100" calcext:value-type="float">
            <text:p>100</text:p>
          </table:table-cell>
          <table:table-cell table:formula="of:=[.D395]*100" office:value-type="float" office:value="50" calcext:value-type="float">
            <text:p>50</text:p>
          </table:table-cell>
          <table:table-cell table:formula="of:=CONCATENATE(&quot;&quot;&quot;&quot;;[.A395];&quot;&quot;&quot;: &quot;&quot;hsl(&quot;;[.B395];&quot;,&quot;;[.E395];&quot;%,&quot;;[.F395];&quot;%)&quot;&quot;,&quot;)" office:value-type="string" office:string-value="&quot;Magenta&quot;: &quot;hsl(300,100%,50%)&quot;," calcext:value-type="string">
            <text:p>"Magenta": "hsl(300,100%,50%)",</text:p>
          </table:table-cell>
        </table:table-row>
        <table:table-row table:style-name="ro1">
          <table:table-cell office:value-type="string" calcext:value-type="string">
            <text:p>Magic mint</text:p>
          </table:table-cell>
          <table:table-cell table:style-name="ce3" office:value-type="float" office:value="153.4" calcext:value-type="float">
            <text:p>153.40</text:p>
          </table:table-cell>
          <table:table-cell table:style-name="ce2" office:value-type="percentage" office:value="0.7" calcext:value-type="percentage">
            <text:p>70.00%</text:p>
          </table:table-cell>
          <table:table-cell table:style-name="ce2" office:value-type="percentage" office:value="0.804" calcext:value-type="percentage">
            <text:p>80.40%</text:p>
          </table:table-cell>
          <table:table-cell table:formula="of:=[.C396]*100" office:value-type="float" office:value="70" calcext:value-type="float">
            <text:p>70</text:p>
          </table:table-cell>
          <table:table-cell table:formula="of:=[.D396]*100" office:value-type="float" office:value="80.4" calcext:value-type="float">
            <text:p>80.4</text:p>
          </table:table-cell>
          <table:table-cell table:formula="of:=CONCATENATE(&quot;&quot;&quot;&quot;;[.A396];&quot;&quot;&quot;: &quot;&quot;hsl(&quot;;[.B396];&quot;,&quot;;[.E396];&quot;%,&quot;;[.F396];&quot;%)&quot;&quot;,&quot;)" office:value-type="string" office:string-value="&quot;Magic mint&quot;: &quot;hsl(153.4,70%,80.4%)&quot;," calcext:value-type="string">
            <text:p>"Magic mint": "hsl(153.4,70%,80.4%)",</text:p>
          </table:table-cell>
        </table:table-row>
        <table:table-row table:style-name="ro1">
          <table:table-cell office:value-type="string" calcext:value-type="string">
            <text:p>Magnolia</text:p>
          </table:table-cell>
          <table:table-cell table:style-name="ce3" office:value-type="float" office:value="261.8" calcext:value-type="float">
            <text:p>261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78" calcext:value-type="percentage">
            <text:p>97.80%</text:p>
          </table:table-cell>
          <table:table-cell table:formula="of:=[.C397]*100" office:value-type="float" office:value="100" calcext:value-type="float">
            <text:p>100</text:p>
          </table:table-cell>
          <table:table-cell table:formula="of:=[.D397]*100" office:value-type="float" office:value="97.8" calcext:value-type="float">
            <text:p>97.8</text:p>
          </table:table-cell>
          <table:table-cell table:formula="of:=CONCATENATE(&quot;&quot;&quot;&quot;;[.A397];&quot;&quot;&quot;: &quot;&quot;hsl(&quot;;[.B397];&quot;,&quot;;[.E397];&quot;%,&quot;;[.F397];&quot;%)&quot;&quot;,&quot;)" office:value-type="string" office:string-value="&quot;Magnolia&quot;: &quot;hsl(261.8,100%,97.8%)&quot;," calcext:value-type="string">
            <text:p>"Magnolia": "hsl(261.8,100%,97.8%)",</text:p>
          </table:table-cell>
        </table:table-row>
        <table:table-row table:style-name="ro1">
          <table:table-cell office:value-type="string" calcext:value-type="string">
            <text:p>Mahogany</text:p>
          </table:table-cell>
          <table:table-cell table:style-name="ce3" office:value-type="float" office:value="20" calcext:value-type="float">
            <text:p>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76" calcext:value-type="percentage">
            <text:p>37.60%</text:p>
          </table:table-cell>
          <table:table-cell table:formula="of:=[.C398]*100" office:value-type="float" office:value="100" calcext:value-type="float">
            <text:p>100</text:p>
          </table:table-cell>
          <table:table-cell table:formula="of:=[.D398]*100" office:value-type="float" office:value="37.6" calcext:value-type="float">
            <text:p>37.6</text:p>
          </table:table-cell>
          <table:table-cell table:formula="of:=CONCATENATE(&quot;&quot;&quot;&quot;;[.A398];&quot;&quot;&quot;: &quot;&quot;hsl(&quot;;[.B398];&quot;,&quot;;[.E398];&quot;%,&quot;;[.F398];&quot;%)&quot;&quot;,&quot;)" office:value-type="string" office:string-value="&quot;Mahogany&quot;: &quot;hsl(20,100%,37.6%)&quot;," calcext:value-type="string">
            <text:p>"Mahogany": "hsl(20,100%,37.6%)",</text:p>
          </table:table-cell>
        </table:table-row>
        <table:table-row table:style-name="ro1">
          <table:table-cell office:value-type="string" calcext:value-type="string">
            <text:p>Maize</text:p>
          </table:table-cell>
          <table:table-cell table:style-name="ce3" office:value-type="float" office:value="54.3" calcext:value-type="float">
            <text:p>54.30</text:p>
          </table:table-cell>
          <table:table-cell table:style-name="ce2" office:value-type="percentage" office:value="0.952" calcext:value-type="percentage">
            <text:p>95.20%</text:p>
          </table:table-cell>
          <table:table-cell table:style-name="ce2" office:value-type="percentage" office:value="0.675" calcext:value-type="percentage">
            <text:p>67.50%</text:p>
          </table:table-cell>
          <table:table-cell table:formula="of:=[.C399]*100" office:value-type="float" office:value="95.2" calcext:value-type="float">
            <text:p>95.2</text:p>
          </table:table-cell>
          <table:table-cell table:formula="of:=[.D399]*100" office:value-type="float" office:value="67.5" calcext:value-type="float">
            <text:p>67.5</text:p>
          </table:table-cell>
          <table:table-cell table:formula="of:=CONCATENATE(&quot;&quot;&quot;&quot;;[.A399];&quot;&quot;&quot;: &quot;&quot;hsl(&quot;;[.B399];&quot;,&quot;;[.E399];&quot;%,&quot;;[.F399];&quot;%)&quot;&quot;,&quot;)" office:value-type="string" office:string-value="&quot;Maize&quot;: &quot;hsl(54.3,95.2%,67.5%)&quot;," calcext:value-type="string">
            <text:p>"Maize": "hsl(54.3,95.2%,67.5%)",</text:p>
          </table:table-cell>
        </table:table-row>
        <table:table-row table:style-name="ro1">
          <table:table-cell office:value-type="string" calcext:value-type="string">
            <text:p>Majorelle Blue</text:p>
          </table:table-cell>
          <table:table-cell table:style-name="ce3" office:value-type="float" office:value="246.9" calcext:value-type="float">
            <text:p>246.90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588" calcext:value-type="percentage">
            <text:p>58.80%</text:p>
          </table:table-cell>
          <table:table-cell table:formula="of:=[.C400]*100" office:value-type="float" office:value="66.7" calcext:value-type="float">
            <text:p>66.7</text:p>
          </table:table-cell>
          <table:table-cell table:formula="of:=[.D400]*100" office:value-type="float" office:value="58.8" calcext:value-type="float">
            <text:p>58.8</text:p>
          </table:table-cell>
          <table:table-cell table:formula="of:=CONCATENATE(&quot;&quot;&quot;&quot;;[.A400];&quot;&quot;&quot;: &quot;&quot;hsl(&quot;;[.B400];&quot;,&quot;;[.E400];&quot;%,&quot;;[.F400];&quot;%)&quot;&quot;,&quot;)" office:value-type="string" office:string-value="&quot;Majorelle Blue&quot;: &quot;hsl(246.9,66.7%,58.8%)&quot;," calcext:value-type="string">
            <text:p>"Majorelle Blue": "hsl(246.9,66.7%,58.8%)",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table:style-name="ce3" office:value-type="float" office:value="140.3" calcext:value-type="float">
            <text:p>140.30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2" office:value-type="percentage" office:value="0.449" calcext:value-type="percentage">
            <text:p>44.90%</text:p>
          </table:table-cell>
          <table:table-cell table:formula="of:=[.C401]*100" office:value-type="float" office:value="90.4" calcext:value-type="float">
            <text:p>90.4</text:p>
          </table:table-cell>
          <table:table-cell table:formula="of:=[.D401]*100" office:value-type="float" office:value="44.9" calcext:value-type="float">
            <text:p>44.9</text:p>
          </table:table-cell>
          <table:table-cell table:formula="of:=CONCATENATE(&quot;&quot;&quot;&quot;;[.A401];&quot;&quot;&quot;: &quot;&quot;hsl(&quot;;[.B401];&quot;,&quot;;[.E401];&quot;%,&quot;;[.F401];&quot;%)&quot;&quot;,&quot;)" office:value-type="string" office:string-value="&quot;Malachite&quot;: &quot;hsl(140.3,90.4%,44.9%)&quot;," calcext:value-type="string">
            <text:p>"Malachite": "hsl(140.3,90.4%,44.9%)",</text:p>
          </table:table-cell>
        </table:table-row>
        <table:table-row table:style-name="ro1">
          <table:table-cell office:value-type="string" calcext:value-type="string">
            <text:p>Manatee</text:p>
          </table:table-cell>
          <table:table-cell table:style-name="ce3" office:value-type="float" office:value="230.5" calcext:value-type="float">
            <text:p>230.50</text:p>
          </table:table-cell>
          <table:table-cell table:style-name="ce2" office:value-type="percentage" office:value="0.101" calcext:value-type="percentage">
            <text:p>10.10%</text:p>
          </table:table-cell>
          <table:table-cell table:style-name="ce2" office:value-type="percentage" office:value="0.629" calcext:value-type="percentage">
            <text:p>62.90%</text:p>
          </table:table-cell>
          <table:table-cell table:formula="of:=[.C402]*100" office:value-type="float" office:value="10.1" calcext:value-type="float">
            <text:p>10.1</text:p>
          </table:table-cell>
          <table:table-cell table:formula="of:=[.D402]*100" office:value-type="float" office:value="62.9" calcext:value-type="float">
            <text:p>62.9</text:p>
          </table:table-cell>
          <table:table-cell table:formula="of:=CONCATENATE(&quot;&quot;&quot;&quot;;[.A402];&quot;&quot;&quot;: &quot;&quot;hsl(&quot;;[.B402];&quot;,&quot;;[.E402];&quot;%,&quot;;[.F402];&quot;%)&quot;&quot;,&quot;)" office:value-type="string" office:string-value="&quot;Manatee&quot;: &quot;hsl(230.5,10.1%,62.9%)&quot;," calcext:value-type="string">
            <text:p>"Manatee": "hsl(230.5,10.1%,62.9%)",</text:p>
          </table:table-cell>
        </table:table-row>
        <table:table-row table:style-name="ro1">
          <table:table-cell office:value-type="string" calcext:value-type="string">
            <text:p>Mango Tango</text:p>
          </table:table-cell>
          <table:table-cell table:style-name="ce3" office:value-type="float" office:value="20.1" calcext:value-type="float">
            <text:p>20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403]*100" office:value-type="float" office:value="100" calcext:value-type="float">
            <text:p>100</text:p>
          </table:table-cell>
          <table:table-cell table:formula="of:=[.D403]*100" office:value-type="float" office:value="63.1" calcext:value-type="float">
            <text:p>63.1</text:p>
          </table:table-cell>
          <table:table-cell table:formula="of:=CONCATENATE(&quot;&quot;&quot;&quot;;[.A403];&quot;&quot;&quot;: &quot;&quot;hsl(&quot;;[.B403];&quot;,&quot;;[.E403];&quot;%,&quot;;[.F403];&quot;%)&quot;&quot;,&quot;)" office:value-type="string" office:string-value="&quot;Mango Tango&quot;: &quot;hsl(20.1,100%,63.1%)&quot;," calcext:value-type="string">
            <text:p>"Mango Tango": "hsl(20.1,100%,63.1%)",</text:p>
          </table:table-cell>
        </table:table-row>
        <table:table-row table:style-name="ro1">
          <table:table-cell office:value-type="string" calcext:value-type="string">
            <text:p>Mantis</text:p>
          </table:table-cell>
          <table:table-cell table:style-name="ce3" office:value-type="float" office:value="110.4" calcext:value-type="float">
            <text:p>110.40</text:p>
          </table:table-cell>
          <table:table-cell table:style-name="ce2" office:value-type="percentage" office:value="0.439" calcext:value-type="percentage">
            <text:p>43.90%</text:p>
          </table:table-cell>
          <table:table-cell table:style-name="ce2" office:value-type="percentage" office:value="0.58" calcext:value-type="percentage">
            <text:p>58.00%</text:p>
          </table:table-cell>
          <table:table-cell table:formula="of:=[.C404]*100" office:value-type="float" office:value="43.9" calcext:value-type="float">
            <text:p>43.9</text:p>
          </table:table-cell>
          <table:table-cell table:formula="of:=[.D404]*100" office:value-type="float" office:value="58" calcext:value-type="float">
            <text:p>58</text:p>
          </table:table-cell>
          <table:table-cell table:formula="of:=CONCATENATE(&quot;&quot;&quot;&quot;;[.A404];&quot;&quot;&quot;: &quot;&quot;hsl(&quot;;[.B404];&quot;,&quot;;[.E404];&quot;%,&quot;;[.F404];&quot;%)&quot;&quot;,&quot;)" office:value-type="string" office:string-value="&quot;Mantis&quot;: &quot;hsl(110.4,43.9%,58%)&quot;," calcext:value-type="string">
            <text:p>"Mantis": "hsl(110.4,43.9%,58%)",</text:p>
          </table:table-cell>
        </table:table-row>
        <table:table-row table:style-name="ro1">
          <table:table-cell office:value-type="string" calcext:value-type="string">
            <text:p>Maroon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405]*100" office:value-type="float" office:value="100" calcext:value-type="float">
            <text:p>100</text:p>
          </table:table-cell>
          <table:table-cell table:formula="of:=[.D405]*100" office:value-type="float" office:value="25.1" calcext:value-type="float">
            <text:p>25.1</text:p>
          </table:table-cell>
          <table:table-cell table:formula="of:=CONCATENATE(&quot;&quot;&quot;&quot;;[.A405];&quot;&quot;&quot;: &quot;&quot;hsl(&quot;;[.B405];&quot;,&quot;;[.E405];&quot;%,&quot;;[.F405];&quot;%)&quot;&quot;,&quot;)" office:value-type="string" office:string-value="&quot;Maroon&quot;: &quot;hsl(0,100%,25.1%)&quot;," calcext:value-type="string">
            <text:p>"Maroon": "hsl(0,100%,25.1%)",</text:p>
          </table:table-cell>
        </table:table-row>
        <table:table-row table:style-name="ro1">
          <table:table-cell office:value-type="string" calcext:value-type="string">
            <text:p>Mauve</text:p>
          </table:table-cell>
          <table:table-cell table:style-name="ce3" office:value-type="float" office:value="276.5" calcext:value-type="float">
            <text:p>276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45" calcext:value-type="percentage">
            <text:p>84.50%</text:p>
          </table:table-cell>
          <table:table-cell table:formula="of:=[.C406]*100" office:value-type="float" office:value="100" calcext:value-type="float">
            <text:p>100</text:p>
          </table:table-cell>
          <table:table-cell table:formula="of:=[.D406]*100" office:value-type="float" office:value="84.5" calcext:value-type="float">
            <text:p>84.5</text:p>
          </table:table-cell>
          <table:table-cell table:formula="of:=CONCATENATE(&quot;&quot;&quot;&quot;;[.A406];&quot;&quot;&quot;: &quot;&quot;hsl(&quot;;[.B406];&quot;,&quot;;[.E406];&quot;%,&quot;;[.F406];&quot;%)&quot;&quot;,&quot;)" office:value-type="string" office:string-value="&quot;Mauve&quot;: &quot;hsl(276.5,100%,84.5%)&quot;," calcext:value-type="string">
            <text:p>"Mauve": "hsl(276.5,100%,84.5%)",</text:p>
          </table:table-cell>
        </table:table-row>
        <table:table-row table:style-name="ro1">
          <table:table-cell office:value-type="string" calcext:value-type="string">
            <text:p>Mauve taupe</text:p>
          </table:table-cell>
          <table:table-cell table:style-name="ce3" office:value-type="float" office:value="343.2" calcext:value-type="float">
            <text:p>343.20</text:p>
          </table:table-cell>
          <table:table-cell table:style-name="ce2" office:value-type="percentage" office:value="0.208" calcext:value-type="percentage">
            <text:p>20.80%</text:p>
          </table:table-cell>
          <table:table-cell table:style-name="ce2" office:value-type="percentage" office:value="0.471" calcext:value-type="percentage">
            <text:p>47.10%</text:p>
          </table:table-cell>
          <table:table-cell table:formula="of:=[.C407]*100" office:value-type="float" office:value="20.8" calcext:value-type="float">
            <text:p>20.8</text:p>
          </table:table-cell>
          <table:table-cell table:formula="of:=[.D407]*100" office:value-type="float" office:value="47.1" calcext:value-type="float">
            <text:p>47.1</text:p>
          </table:table-cell>
          <table:table-cell table:formula="of:=CONCATENATE(&quot;&quot;&quot;&quot;;[.A407];&quot;&quot;&quot;: &quot;&quot;hsl(&quot;;[.B407];&quot;,&quot;;[.E407];&quot;%,&quot;;[.F407];&quot;%)&quot;&quot;,&quot;)" office:value-type="string" office:string-value="&quot;Mauve taupe&quot;: &quot;hsl(343.2,20.8%,47.1%)&quot;," calcext:value-type="string">
            <text:p>"Mauve taupe": "hsl(343.2,20.8%,47.1%)",</text:p>
          </table:table-cell>
        </table:table-row>
        <table:table-row table:style-name="ro1">
          <table:table-cell office:value-type="string" calcext:value-type="string">
            <text:p>Mauvelous</text:p>
          </table:table-cell>
          <table:table-cell table:style-name="ce3" office:value-type="float" office:value="347.6" calcext:value-type="float">
            <text:p>347.60</text:p>
          </table:table-cell>
          <table:table-cell table:style-name="ce2" office:value-type="percentage" office:value="0.731" calcext:value-type="percentage">
            <text:p>73.10%</text:p>
          </table:table-cell>
          <table:table-cell table:style-name="ce2" office:value-type="percentage" office:value="0.767" calcext:value-type="percentage">
            <text:p>76.70%</text:p>
          </table:table-cell>
          <table:table-cell table:formula="of:=[.C408]*100" office:value-type="float" office:value="73.1" calcext:value-type="float">
            <text:p>73.1</text:p>
          </table:table-cell>
          <table:table-cell table:formula="of:=[.D408]*100" office:value-type="float" office:value="76.7" calcext:value-type="float">
            <text:p>76.7</text:p>
          </table:table-cell>
          <table:table-cell table:formula="of:=CONCATENATE(&quot;&quot;&quot;&quot;;[.A408];&quot;&quot;&quot;: &quot;&quot;hsl(&quot;;[.B408];&quot;,&quot;;[.E408];&quot;%,&quot;;[.F408];&quot;%)&quot;&quot;,&quot;)" office:value-type="string" office:string-value="&quot;Mauvelous&quot;: &quot;hsl(347.6,73.1%,76.7%)&quot;," calcext:value-type="string">
            <text:p>"Mauvelous": "hsl(347.6,73.1%,76.7%)",</text:p>
          </table:table-cell>
        </table:table-row>
        <table:table-row table:style-name="ro1">
          <table:table-cell office:value-type="string" calcext:value-type="string">
            <text:p>Maya blue</text:p>
          </table:table-cell>
          <table:table-cell table:style-name="ce3" office:value-type="float" office:value="205.1" calcext:value-type="float">
            <text:p>205.10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2" office:value-type="percentage" office:value="0.718" calcext:value-type="percentage">
            <text:p>71.80%</text:p>
          </table:table-cell>
          <table:table-cell table:formula="of:=[.C409]*100" office:value-type="float" office:value="94.4" calcext:value-type="float">
            <text:p>94.4</text:p>
          </table:table-cell>
          <table:table-cell table:formula="of:=[.D409]*100" office:value-type="float" office:value="71.8" calcext:value-type="float">
            <text:p>71.8</text:p>
          </table:table-cell>
          <table:table-cell table:formula="of:=CONCATENATE(&quot;&quot;&quot;&quot;;[.A409];&quot;&quot;&quot;: &quot;&quot;hsl(&quot;;[.B409];&quot;,&quot;;[.E409];&quot;%,&quot;;[.F409];&quot;%)&quot;&quot;,&quot;)" office:value-type="string" office:string-value="&quot;Maya blue&quot;: &quot;hsl(205.1,94.4%,71.8%)&quot;," calcext:value-type="string">
            <text:p>"Maya blue": "hsl(205.1,94.4%,71.8%)",</text:p>
          </table:table-cell>
        </table:table-row>
        <table:table-row table:style-name="ro1">
          <table:table-cell office:value-type="string" calcext:value-type="string">
            <text:p>Meat brown</text:p>
          </table:table-cell>
          <table:table-cell table:style-name="ce3" office:value-type="float" office:value="43.8" calcext:value-type="float">
            <text:p>43.80</text:p>
          </table:table-cell>
          <table:table-cell table:style-name="ce2" office:value-type="percentage" office:value="0.766" calcext:value-type="percentage">
            <text:p>76.60%</text:p>
          </table:table-cell>
          <table:table-cell table:style-name="ce2" office:value-type="percentage" office:value="0.565" calcext:value-type="percentage">
            <text:p>56.50%</text:p>
          </table:table-cell>
          <table:table-cell table:formula="of:=[.C410]*100" office:value-type="float" office:value="76.6" calcext:value-type="float">
            <text:p>76.6</text:p>
          </table:table-cell>
          <table:table-cell table:formula="of:=[.D410]*100" office:value-type="float" office:value="56.5" calcext:value-type="float">
            <text:p>56.5</text:p>
          </table:table-cell>
          <table:table-cell table:formula="of:=CONCATENATE(&quot;&quot;&quot;&quot;;[.A410];&quot;&quot;&quot;: &quot;&quot;hsl(&quot;;[.B410];&quot;,&quot;;[.E410];&quot;%,&quot;;[.F410];&quot;%)&quot;&quot;,&quot;)" office:value-type="string" office:string-value="&quot;Meat brown&quot;: &quot;hsl(43.8,76.6%,56.5%)&quot;," calcext:value-type="string">
            <text:p>"Meat brown": "hsl(43.8,76.6%,56.5%)",</text:p>
          </table:table-cell>
        </table:table-row>
        <table:table-row table:style-name="ro1">
          <table:table-cell office:value-type="string" calcext:value-type="string">
            <text:p>Medium Persian blue</text:p>
          </table:table-cell>
          <table:table-cell table:style-name="ce3" office:value-type="float" office:value="202.5" calcext:value-type="float">
            <text:p>202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4" calcext:value-type="percentage">
            <text:p>32.40%</text:p>
          </table:table-cell>
          <table:table-cell table:formula="of:=[.C411]*100" office:value-type="float" office:value="100" calcext:value-type="float">
            <text:p>100</text:p>
          </table:table-cell>
          <table:table-cell table:formula="of:=[.D411]*100" office:value-type="float" office:value="32.4" calcext:value-type="float">
            <text:p>32.4</text:p>
          </table:table-cell>
          <table:table-cell table:formula="of:=CONCATENATE(&quot;&quot;&quot;&quot;;[.A411];&quot;&quot;&quot;: &quot;&quot;hsl(&quot;;[.B411];&quot;,&quot;;[.E411];&quot;%,&quot;;[.F411];&quot;%)&quot;&quot;,&quot;)" office:value-type="string" office:string-value="&quot;Medium Persian blue&quot;: &quot;hsl(202.5,100%,32.4%)&quot;," calcext:value-type="string">
            <text:p>"Medium Persian blue": "hsl(202.5,100%,32.4%)",</text:p>
          </table:table-cell>
        </table:table-row>
        <table:table-row table:style-name="ro1">
          <table:table-cell office:value-type="string" calcext:value-type="string">
            <text:p>Medium aquamarine</text:p>
          </table:table-cell>
          <table:table-cell table:style-name="ce3" office:value-type="float" office:value="154.3" calcext:value-type="float">
            <text:p>154.30</text:p>
          </table:table-cell>
          <table:table-cell table:style-name="ce2" office:value-type="percentage" office:value="0.636" calcext:value-type="percentage">
            <text:p>63.60%</text:p>
          </table:table-cell>
          <table:table-cell table:style-name="ce2" office:value-type="percentage" office:value="0.633" calcext:value-type="percentage">
            <text:p>63.30%</text:p>
          </table:table-cell>
          <table:table-cell table:formula="of:=[.C412]*100" office:value-type="float" office:value="63.6" calcext:value-type="float">
            <text:p>63.6</text:p>
          </table:table-cell>
          <table:table-cell table:formula="of:=[.D412]*100" office:value-type="float" office:value="63.3" calcext:value-type="float">
            <text:p>63.3</text:p>
          </table:table-cell>
          <table:table-cell table:formula="of:=CONCATENATE(&quot;&quot;&quot;&quot;;[.A412];&quot;&quot;&quot;: &quot;&quot;hsl(&quot;;[.B412];&quot;,&quot;;[.E412];&quot;%,&quot;;[.F412];&quot;%)&quot;&quot;,&quot;)" office:value-type="string" office:string-value="&quot;Medium aquamarine&quot;: &quot;hsl(154.3,63.6%,63.3%)&quot;," calcext:value-type="string">
            <text:p>"Medium aquamarine": "hsl(154.3,63.6%,63.3%)",</text:p>
          </table:table-cell>
        </table:table-row>
        <table:table-row table:style-name="ro1">
          <table:table-cell office:value-type="string" calcext:value-type="string">
            <text:p>Medium blu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02" calcext:value-type="percentage">
            <text:p>40.20%</text:p>
          </table:table-cell>
          <table:table-cell table:formula="of:=[.C413]*100" office:value-type="float" office:value="100" calcext:value-type="float">
            <text:p>100</text:p>
          </table:table-cell>
          <table:table-cell table:formula="of:=[.D413]*100" office:value-type="float" office:value="40.2" calcext:value-type="float">
            <text:p>40.2</text:p>
          </table:table-cell>
          <table:table-cell table:formula="of:=CONCATENATE(&quot;&quot;&quot;&quot;;[.A413];&quot;&quot;&quot;: &quot;&quot;hsl(&quot;;[.B413];&quot;,&quot;;[.E413];&quot;%,&quot;;[.F413];&quot;%)&quot;&quot;,&quot;)" office:value-type="string" office:string-value="&quot;Medium blue&quot;: &quot;hsl(240,100%,40.2%)&quot;," calcext:value-type="string">
            <text:p>"Medium blue": "hsl(240,100%,40.2%)",</text:p>
          </table:table-cell>
        </table:table-row>
        <table:table-row table:style-name="ro1">
          <table:table-cell office:value-type="string" calcext:value-type="string">
            <text:p>Medium candy apple red</text:p>
          </table:table-cell>
          <table:table-cell table:style-name="ce3" office:value-type="float" office:value="349.6" calcext:value-type="float">
            <text:p>349.60</text:p>
          </table:table-cell>
          <table:table-cell table:style-name="ce2" office:value-type="percentage" office:value="0.948" calcext:value-type="percentage">
            <text:p>94.80%</text:p>
          </table:table-cell>
          <table:table-cell table:style-name="ce2" office:value-type="percentage" office:value="0.455" calcext:value-type="percentage">
            <text:p>45.50%</text:p>
          </table:table-cell>
          <table:table-cell table:formula="of:=[.C414]*100" office:value-type="float" office:value="94.8" calcext:value-type="float">
            <text:p>94.8</text:p>
          </table:table-cell>
          <table:table-cell table:formula="of:=[.D414]*100" office:value-type="float" office:value="45.5" calcext:value-type="float">
            <text:p>45.5</text:p>
          </table:table-cell>
          <table:table-cell table:formula="of:=CONCATENATE(&quot;&quot;&quot;&quot;;[.A414];&quot;&quot;&quot;: &quot;&quot;hsl(&quot;;[.B414];&quot;,&quot;;[.E414];&quot;%,&quot;;[.F414];&quot;%)&quot;&quot;,&quot;)" office:value-type="string" office:string-value="&quot;Medium candy apple red&quot;: &quot;hsl(349.6,94.8%,45.5%)&quot;," calcext:value-type="string">
            <text:p>"Medium candy apple red": "hsl(349.6,94.8%,45.5%)",</text:p>
          </table:table-cell>
        </table:table-row>
        <table:table-row table:style-name="ro1">
          <table:table-cell office:value-type="string" calcext:value-type="string">
            <text:p>Medium carmine</text:p>
          </table:table-cell>
          <table:table-cell table:style-name="ce3" office:value-type="float" office:value="5.4" calcext:value-type="float">
            <text:p>5.40</text:p>
          </table:table-cell>
          <table:table-cell table:style-name="ce2" office:value-type="percentage" office:value="0.535" calcext:value-type="percentage">
            <text:p>53.50%</text:p>
          </table:table-cell>
          <table:table-cell table:style-name="ce2" office:value-type="percentage" office:value="0.447" calcext:value-type="percentage">
            <text:p>44.70%</text:p>
          </table:table-cell>
          <table:table-cell table:formula="of:=[.C415]*100" office:value-type="float" office:value="53.5" calcext:value-type="float">
            <text:p>53.5</text:p>
          </table:table-cell>
          <table:table-cell table:formula="of:=[.D415]*100" office:value-type="float" office:value="44.7" calcext:value-type="float">
            <text:p>44.7</text:p>
          </table:table-cell>
          <table:table-cell table:formula="of:=CONCATENATE(&quot;&quot;&quot;&quot;;[.A415];&quot;&quot;&quot;: &quot;&quot;hsl(&quot;;[.B415];&quot;,&quot;;[.E415];&quot;%,&quot;;[.F415];&quot;%)&quot;&quot;,&quot;)" office:value-type="string" office:string-value="&quot;Medium carmine&quot;: &quot;hsl(5.4,53.5%,44.7%)&quot;," calcext:value-type="string">
            <text:p>"Medium carmine": "hsl(5.4,53.5%,44.7%)",</text:p>
          </table:table-cell>
        </table:table-row>
        <table:table-row table:style-name="ro1">
          <table:table-cell office:value-type="string" calcext:value-type="string">
            <text:p>Medium champagne</text:p>
          </table:table-cell>
          <table:table-cell table:style-name="ce3" office:value-type="float" office:value="48.3" calcext:value-type="float">
            <text:p>48.30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812" calcext:value-type="percentage">
            <text:p>81.20%</text:p>
          </table:table-cell>
          <table:table-cell table:formula="of:=[.C416]*100" office:value-type="float" office:value="75" calcext:value-type="float">
            <text:p>75</text:p>
          </table:table-cell>
          <table:table-cell table:formula="of:=[.D416]*100" office:value-type="float" office:value="81.2" calcext:value-type="float">
            <text:p>81.2</text:p>
          </table:table-cell>
          <table:table-cell table:formula="of:=CONCATENATE(&quot;&quot;&quot;&quot;;[.A416];&quot;&quot;&quot;: &quot;&quot;hsl(&quot;;[.B416];&quot;,&quot;;[.E416];&quot;%,&quot;;[.F416];&quot;%)&quot;&quot;,&quot;)" office:value-type="string" office:string-value="&quot;Medium champagne&quot;: &quot;hsl(48.3,75%,81.2%)&quot;," calcext:value-type="string">
            <text:p>"Medium champagne": "hsl(48.3,75%,81.2%)",</text:p>
          </table:table-cell>
        </table:table-row>
        <table:table-row table:style-name="ro1">
          <table:table-cell office:value-type="string" calcext:value-type="string">
            <text:p>Medium electric blue</text:p>
          </table:table-cell>
          <table:table-cell table:style-name="ce3" office:value-type="float" office:value="208.6" calcext:value-type="float">
            <text:p>208.60</text:p>
          </table:table-cell>
          <table:table-cell table:style-name="ce2" office:value-type="percentage" office:value="0.961" calcext:value-type="percentage">
            <text:p>96.10%</text:p>
          </table:table-cell>
          <table:table-cell table:style-name="ce2" office:value-type="percentage" office:value="0.3" calcext:value-type="percentage">
            <text:p>30.00%</text:p>
          </table:table-cell>
          <table:table-cell table:formula="of:=[.C417]*100" office:value-type="float" office:value="96.1" calcext:value-type="float">
            <text:p>96.1</text:p>
          </table:table-cell>
          <table:table-cell table:formula="of:=[.D417]*100" office:value-type="float" office:value="30" calcext:value-type="float">
            <text:p>30</text:p>
          </table:table-cell>
          <table:table-cell table:formula="of:=CONCATENATE(&quot;&quot;&quot;&quot;;[.A417];&quot;&quot;&quot;: &quot;&quot;hsl(&quot;;[.B417];&quot;,&quot;;[.E417];&quot;%,&quot;;[.F417];&quot;%)&quot;&quot;,&quot;)" office:value-type="string" office:string-value="&quot;Medium electric blue&quot;: &quot;hsl(208.6,96.1%,30%)&quot;," calcext:value-type="string">
            <text:p>"Medium electric blue": "hsl(208.6,96.1%,30%)",</text:p>
          </table:table-cell>
        </table:table-row>
        <table:table-row table:style-name="ro1">
          <table:table-cell office:value-type="string" calcext:value-type="string">
            <text:p>Medium jungle green</text:p>
          </table:table-cell>
          <table:table-cell table:style-name="ce3" office:value-type="float" office:value="160.8" calcext:value-type="float">
            <text:p>160.80</text:p>
          </table:table-cell>
          <table:table-cell table:style-name="ce2" office:value-type="percentage" office:value="0.309" calcext:value-type="percentage">
            <text:p>30.90%</text:p>
          </table:table-cell>
          <table:table-cell table:style-name="ce2" office:value-type="percentage" office:value="0.159" calcext:value-type="percentage">
            <text:p>15.90%</text:p>
          </table:table-cell>
          <table:table-cell table:formula="of:=[.C418]*100" office:value-type="float" office:value="30.9" calcext:value-type="float">
            <text:p>30.9</text:p>
          </table:table-cell>
          <table:table-cell table:formula="of:=[.D418]*100" office:value-type="float" office:value="15.9" calcext:value-type="float">
            <text:p>15.9</text:p>
          </table:table-cell>
          <table:table-cell table:formula="of:=CONCATENATE(&quot;&quot;&quot;&quot;;[.A418];&quot;&quot;&quot;: &quot;&quot;hsl(&quot;;[.B418];&quot;,&quot;;[.E418];&quot;%,&quot;;[.F418];&quot;%)&quot;&quot;,&quot;)" office:value-type="string" office:string-value="&quot;Medium jungle green&quot;: &quot;hsl(160.8,30.9%,15.9%)&quot;," calcext:value-type="string">
            <text:p>"Medium jungle green": "hsl(160.8,30.9%,15.9%)",</text:p>
          </table:table-cell>
        </table:table-row>
        <table:table-row table:style-name="ro1">
          <table:table-cell office:value-type="string" calcext:value-type="string">
            <text:p>Medium lavender magenta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0.473" calcext:value-type="percentage">
            <text:p>47.30%</text:p>
          </table:table-cell>
          <table:table-cell table:style-name="ce2" office:value-type="percentage" office:value="0.747" calcext:value-type="percentage">
            <text:p>74.70%</text:p>
          </table:table-cell>
          <table:table-cell table:formula="of:=[.C419]*100" office:value-type="float" office:value="47.3" calcext:value-type="float">
            <text:p>47.3</text:p>
          </table:table-cell>
          <table:table-cell table:formula="of:=[.D419]*100" office:value-type="float" office:value="74.7" calcext:value-type="float">
            <text:p>74.7</text:p>
          </table:table-cell>
          <table:table-cell table:formula="of:=CONCATENATE(&quot;&quot;&quot;&quot;;[.A419];&quot;&quot;&quot;: &quot;&quot;hsl(&quot;;[.B419];&quot;,&quot;;[.E419];&quot;%,&quot;;[.F419];&quot;%)&quot;&quot;,&quot;)" office:value-type="string" office:string-value="&quot;Medium lavender magenta&quot;: &quot;hsl(300,47.3%,74.7%)&quot;," calcext:value-type="string">
            <text:p>"Medium lavender magenta": "hsl(300,47.3%,74.7%)",</text:p>
          </table:table-cell>
        </table:table-row>
        <table:table-row table:style-name="ro1">
          <table:table-cell office:value-type="string" calcext:value-type="string">
            <text:p>Medium orchid</text:p>
          </table:table-cell>
          <table:table-cell table:style-name="ce3" office:value-type="float" office:value="288.1" calcext:value-type="float">
            <text:p>288.10</text:p>
          </table:table-cell>
          <table:table-cell table:style-name="ce2" office:value-type="percentage" office:value="0.589" calcext:value-type="percentage">
            <text:p>58.90%</text:p>
          </table:table-cell>
          <table:table-cell table:style-name="ce2" office:value-type="percentage" office:value="0.58" calcext:value-type="percentage">
            <text:p>58.00%</text:p>
          </table:table-cell>
          <table:table-cell table:formula="of:=[.C420]*100" office:value-type="float" office:value="58.9" calcext:value-type="float">
            <text:p>58.9</text:p>
          </table:table-cell>
          <table:table-cell table:formula="of:=[.D420]*100" office:value-type="float" office:value="58" calcext:value-type="float">
            <text:p>58</text:p>
          </table:table-cell>
          <table:table-cell table:formula="of:=CONCATENATE(&quot;&quot;&quot;&quot;;[.A420];&quot;&quot;&quot;: &quot;&quot;hsl(&quot;;[.B420];&quot;,&quot;;[.E420];&quot;%,&quot;;[.F420];&quot;%)&quot;&quot;,&quot;)" office:value-type="string" office:string-value="&quot;Medium orchid&quot;: &quot;hsl(288.1,58.9%,58%)&quot;," calcext:value-type="string">
            <text:p>"Medium orchid": "hsl(288.1,58.9%,58%)",</text:p>
          </table:table-cell>
        </table:table-row>
        <table:table-row table:style-name="ro1">
          <table:table-cell office:value-type="string" calcext:value-type="string">
            <text:p>Medium purple</text:p>
          </table:table-cell>
          <table:table-cell table:style-name="ce3" office:value-type="float" office:value="259.6" calcext:value-type="float">
            <text:p>259.60</text:p>
          </table:table-cell>
          <table:table-cell table:style-name="ce2" office:value-type="percentage" office:value="0.598" calcext:value-type="percentage">
            <text:p>59.80%</text:p>
          </table:table-cell>
          <table:table-cell table:style-name="ce2" office:value-type="percentage" office:value="0.649" calcext:value-type="percentage">
            <text:p>64.90%</text:p>
          </table:table-cell>
          <table:table-cell table:formula="of:=[.C421]*100" office:value-type="float" office:value="59.8" calcext:value-type="float">
            <text:p>59.8</text:p>
          </table:table-cell>
          <table:table-cell table:formula="of:=[.D421]*100" office:value-type="float" office:value="64.9" calcext:value-type="float">
            <text:p>64.9</text:p>
          </table:table-cell>
          <table:table-cell table:formula="of:=CONCATENATE(&quot;&quot;&quot;&quot;;[.A421];&quot;&quot;&quot;: &quot;&quot;hsl(&quot;;[.B421];&quot;,&quot;;[.E421];&quot;%,&quot;;[.F421];&quot;%)&quot;&quot;,&quot;)" office:value-type="string" office:string-value="&quot;Medium purple&quot;: &quot;hsl(259.6,59.8%,64.9%)&quot;," calcext:value-type="string">
            <text:p>"Medium purple": "hsl(259.6,59.8%,64.9%)",</text:p>
          </table:table-cell>
        </table:table-row>
        <table:table-row table:style-name="ro1">
          <table:table-cell office:value-type="string" calcext:value-type="string">
            <text:p>Medium red violet</text:p>
          </table:table-cell>
          <table:table-cell table:style-name="ce3" office:value-type="float" office:value="323.8" calcext:value-type="float">
            <text:p>323.80</text:p>
          </table:table-cell>
          <table:table-cell table:style-name="ce2" office:value-type="percentage" office:value="0.571" calcext:value-type="percentage">
            <text:p>57.1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422]*100" office:value-type="float" office:value="57.1" calcext:value-type="float">
            <text:p>57.1</text:p>
          </table:table-cell>
          <table:table-cell table:formula="of:=[.D422]*100" office:value-type="float" office:value="46.7" calcext:value-type="float">
            <text:p>46.7</text:p>
          </table:table-cell>
          <table:table-cell table:formula="of:=CONCATENATE(&quot;&quot;&quot;&quot;;[.A422];&quot;&quot;&quot;: &quot;&quot;hsl(&quot;;[.B422];&quot;,&quot;;[.E422];&quot;%,&quot;;[.F422];&quot;%)&quot;&quot;,&quot;)" office:value-type="string" office:string-value="&quot;Medium red violet&quot;: &quot;hsl(323.8,57.1%,46.7%)&quot;," calcext:value-type="string">
            <text:p>"Medium red violet": "hsl(323.8,57.1%,46.7%)",</text:p>
          </table:table-cell>
        </table:table-row>
        <table:table-row table:style-name="ro1">
          <table:table-cell office:value-type="string" calcext:value-type="string">
            <text:p>Medium sea green</text:p>
          </table:table-cell>
          <table:table-cell table:style-name="ce3" office:value-type="float" office:value="146.7" calcext:value-type="float">
            <text:p>146.70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469" calcext:value-type="percentage">
            <text:p>46.90%</text:p>
          </table:table-cell>
          <table:table-cell table:formula="of:=[.C423]*100" office:value-type="float" office:value="49.8" calcext:value-type="float">
            <text:p>49.8</text:p>
          </table:table-cell>
          <table:table-cell table:formula="of:=[.D423]*100" office:value-type="float" office:value="46.9" calcext:value-type="float">
            <text:p>46.9</text:p>
          </table:table-cell>
          <table:table-cell table:formula="of:=CONCATENATE(&quot;&quot;&quot;&quot;;[.A423];&quot;&quot;&quot;: &quot;&quot;hsl(&quot;;[.B423];&quot;,&quot;;[.E423];&quot;%,&quot;;[.F423];&quot;%)&quot;&quot;,&quot;)" office:value-type="string" office:string-value="&quot;Medium sea green&quot;: &quot;hsl(146.7,49.8%,46.9%)&quot;," calcext:value-type="string">
            <text:p>"Medium sea green": "hsl(146.7,49.8%,46.9%)",</text:p>
          </table:table-cell>
        </table:table-row>
        <table:table-row table:style-name="ro1">
          <table:table-cell office:value-type="string" calcext:value-type="string">
            <text:p>Medium slate blue</text:p>
          </table:table-cell>
          <table:table-cell table:style-name="ce3" office:value-type="float" office:value="248.5" calcext:value-type="float">
            <text:p>248.50</text:p>
          </table:table-cell>
          <table:table-cell table:style-name="ce2" office:value-type="percentage" office:value="0.798" calcext:value-type="percentage">
            <text:p>79.80%</text:p>
          </table:table-cell>
          <table:table-cell table:style-name="ce2" office:value-type="percentage" office:value="0.671" calcext:value-type="percentage">
            <text:p>67.10%</text:p>
          </table:table-cell>
          <table:table-cell table:formula="of:=[.C424]*100" office:value-type="float" office:value="79.8" calcext:value-type="float">
            <text:p>79.8</text:p>
          </table:table-cell>
          <table:table-cell table:formula="of:=[.D424]*100" office:value-type="float" office:value="67.1" calcext:value-type="float">
            <text:p>67.1</text:p>
          </table:table-cell>
          <table:table-cell table:formula="of:=CONCATENATE(&quot;&quot;&quot;&quot;;[.A424];&quot;&quot;&quot;: &quot;&quot;hsl(&quot;;[.B424];&quot;,&quot;;[.E424];&quot;%,&quot;;[.F424];&quot;%)&quot;&quot;,&quot;)" office:value-type="string" office:string-value="&quot;Medium slate blue&quot;: &quot;hsl(248.5,79.8%,67.1%)&quot;," calcext:value-type="string">
            <text:p>"Medium slate blue": "hsl(248.5,79.8%,67.1%)",</text:p>
          </table:table-cell>
        </table:table-row>
        <table:table-row table:style-name="ro1">
          <table:table-cell office:value-type="string" calcext:value-type="string">
            <text:p>Medium spring bud</text:p>
          </table:table-cell>
          <table:table-cell table:style-name="ce3" office:value-type="float" office:value="73.4" calcext:value-type="float">
            <text:p>73.40</text:p>
          </table:table-cell>
          <table:table-cell table:style-name="ce2" office:value-type="percentage" office:value="0.548" calcext:value-type="percentage">
            <text:p>54.80%</text:p>
          </table:table-cell>
          <table:table-cell table:style-name="ce2" office:value-type="percentage" office:value="0.696" calcext:value-type="percentage">
            <text:p>69.60%</text:p>
          </table:table-cell>
          <table:table-cell table:formula="of:=[.C425]*100" office:value-type="float" office:value="54.8" calcext:value-type="float">
            <text:p>54.8</text:p>
          </table:table-cell>
          <table:table-cell table:formula="of:=[.D425]*100" office:value-type="float" office:value="69.6" calcext:value-type="float">
            <text:p>69.6</text:p>
          </table:table-cell>
          <table:table-cell table:formula="of:=CONCATENATE(&quot;&quot;&quot;&quot;;[.A425];&quot;&quot;&quot;: &quot;&quot;hsl(&quot;;[.B425];&quot;,&quot;;[.E425];&quot;%,&quot;;[.F425];&quot;%)&quot;&quot;,&quot;)" office:value-type="string" office:string-value="&quot;Medium spring bud&quot;: &quot;hsl(73.4,54.8%,69.6%)&quot;," calcext:value-type="string">
            <text:p>"Medium spring bud": "hsl(73.4,54.8%,69.6%)",</text:p>
          </table:table-cell>
        </table:table-row>
        <table:table-row table:style-name="ro1">
          <table:table-cell office:value-type="string" calcext:value-type="string">
            <text:p>Medium spring green</text:p>
          </table:table-cell>
          <table:table-cell table:style-name="ce3" office:value-type="float" office:value="157" calcext:value-type="float">
            <text:p>157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" calcext:value-type="percentage">
            <text:p>49.00%</text:p>
          </table:table-cell>
          <table:table-cell table:formula="of:=[.C426]*100" office:value-type="float" office:value="100" calcext:value-type="float">
            <text:p>100</text:p>
          </table:table-cell>
          <table:table-cell table:formula="of:=[.D426]*100" office:value-type="float" office:value="49" calcext:value-type="float">
            <text:p>49</text:p>
          </table:table-cell>
          <table:table-cell table:formula="of:=CONCATENATE(&quot;&quot;&quot;&quot;;[.A426];&quot;&quot;&quot;: &quot;&quot;hsl(&quot;;[.B426];&quot;,&quot;;[.E426];&quot;%,&quot;;[.F426];&quot;%)&quot;&quot;,&quot;)" office:value-type="string" office:string-value="&quot;Medium spring green&quot;: &quot;hsl(157,100%,49%)&quot;," calcext:value-type="string">
            <text:p>"Medium spring green": "hsl(157,100%,49%)",</text:p>
          </table:table-cell>
        </table:table-row>
        <table:table-row table:style-name="ro1">
          <table:table-cell office:value-type="string" calcext:value-type="string">
            <text:p>Medium taupe</text:p>
          </table:table-cell>
          <table:table-cell table:style-name="ce3" office:value-type="float" office:value="9.4" calcext:value-type="float">
            <text:p>9.40</text:p>
          </table:table-cell>
          <table:table-cell table:style-name="ce2" office:value-type="percentage" office:value="0.184" calcext:value-type="percentage">
            <text:p>18.40%</text:p>
          </table:table-cell>
          <table:table-cell table:style-name="ce2" office:value-type="percentage" office:value="0.341" calcext:value-type="percentage">
            <text:p>34.10%</text:p>
          </table:table-cell>
          <table:table-cell table:formula="of:=[.C427]*100" office:value-type="float" office:value="18.4" calcext:value-type="float">
            <text:p>18.4</text:p>
          </table:table-cell>
          <table:table-cell table:formula="of:=[.D427]*100" office:value-type="float" office:value="34.1" calcext:value-type="float">
            <text:p>34.1</text:p>
          </table:table-cell>
          <table:table-cell table:formula="of:=CONCATENATE(&quot;&quot;&quot;&quot;;[.A427];&quot;&quot;&quot;: &quot;&quot;hsl(&quot;;[.B427];&quot;,&quot;;[.E427];&quot;%,&quot;;[.F427];&quot;%)&quot;&quot;,&quot;)" office:value-type="string" office:string-value="&quot;Medium taupe&quot;: &quot;hsl(9.4,18.4%,34.1%)&quot;," calcext:value-type="string">
            <text:p>"Medium taupe": "hsl(9.4,18.4%,34.1%)",</text:p>
          </table:table-cell>
        </table:table-row>
        <table:table-row table:style-name="ro1">
          <table:table-cell office:value-type="string" calcext:value-type="string">
            <text:p>Medium teal blue</text:p>
          </table:table-cell>
          <table:table-cell table:style-name="ce3" office:value-type="float" office:value="212" calcext:value-type="float">
            <text:p>212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53" calcext:value-type="percentage">
            <text:p>35.30%</text:p>
          </table:table-cell>
          <table:table-cell table:formula="of:=[.C428]*100" office:value-type="float" office:value="100" calcext:value-type="float">
            <text:p>100</text:p>
          </table:table-cell>
          <table:table-cell table:formula="of:=[.D428]*100" office:value-type="float" office:value="35.3" calcext:value-type="float">
            <text:p>35.3</text:p>
          </table:table-cell>
          <table:table-cell table:formula="of:=CONCATENATE(&quot;&quot;&quot;&quot;;[.A428];&quot;&quot;&quot;: &quot;&quot;hsl(&quot;;[.B428];&quot;,&quot;;[.E428];&quot;%,&quot;;[.F428];&quot;%)&quot;&quot;,&quot;)" office:value-type="string" office:string-value="&quot;Medium teal blue&quot;: &quot;hsl(212,100%,35.3%)&quot;," calcext:value-type="string">
            <text:p>"Medium teal blue": "hsl(212,100%,35.3%)",</text:p>
          </table:table-cell>
        </table:table-row>
        <table:table-row table:style-name="ro1">
          <table:table-cell office:value-type="string" calcext:value-type="string">
            <text:p>Medium turquoise</text:p>
          </table:table-cell>
          <table:table-cell table:style-name="ce3" office:value-type="float" office:value="177.8" calcext:value-type="float">
            <text:p>177.80</text:p>
          </table:table-cell>
          <table:table-cell table:style-name="ce2" office:value-type="percentage" office:value="0.598" calcext:value-type="percentage">
            <text:p>59.80%</text:p>
          </table:table-cell>
          <table:table-cell table:style-name="ce2" office:value-type="percentage" office:value="0.551" calcext:value-type="percentage">
            <text:p>55.10%</text:p>
          </table:table-cell>
          <table:table-cell table:formula="of:=[.C429]*100" office:value-type="float" office:value="59.8" calcext:value-type="float">
            <text:p>59.8</text:p>
          </table:table-cell>
          <table:table-cell table:formula="of:=[.D429]*100" office:value-type="float" office:value="55.1" calcext:value-type="float">
            <text:p>55.1</text:p>
          </table:table-cell>
          <table:table-cell table:formula="of:=CONCATENATE(&quot;&quot;&quot;&quot;;[.A429];&quot;&quot;&quot;: &quot;&quot;hsl(&quot;;[.B429];&quot;,&quot;;[.E429];&quot;%,&quot;;[.F429];&quot;%)&quot;&quot;,&quot;)" office:value-type="string" office:string-value="&quot;Medium turquoise&quot;: &quot;hsl(177.8,59.8%,55.1%)&quot;," calcext:value-type="string">
            <text:p>"Medium turquoise": "hsl(177.8,59.8%,55.1%)",</text:p>
          </table:table-cell>
        </table:table-row>
        <table:table-row table:style-name="ro1">
          <table:table-cell office:value-type="string" calcext:value-type="string">
            <text:p>Medium violet red</text:p>
          </table:table-cell>
          <table:table-cell table:style-name="ce3" office:value-type="float" office:value="322.2" calcext:value-type="float">
            <text:p>322.20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2" office:value-type="percentage" office:value="0.431" calcext:value-type="percentage">
            <text:p>43.10%</text:p>
          </table:table-cell>
          <table:table-cell table:formula="of:=[.C430]*100" office:value-type="float" office:value="80.9" calcext:value-type="float">
            <text:p>80.9</text:p>
          </table:table-cell>
          <table:table-cell table:formula="of:=[.D430]*100" office:value-type="float" office:value="43.1" calcext:value-type="float">
            <text:p>43.1</text:p>
          </table:table-cell>
          <table:table-cell table:formula="of:=CONCATENATE(&quot;&quot;&quot;&quot;;[.A430];&quot;&quot;&quot;: &quot;&quot;hsl(&quot;;[.B430];&quot;,&quot;;[.E430];&quot;%,&quot;;[.F430];&quot;%)&quot;&quot;,&quot;)" office:value-type="string" office:string-value="&quot;Medium violet red&quot;: &quot;hsl(322.2,80.9%,43.1%)&quot;," calcext:value-type="string">
            <text:p>"Medium violet red": "hsl(322.2,80.9%,43.1%)",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table:style-name="ce3" office:value-type="float" office:value="6.6" calcext:value-type="float">
            <text:p>6.60</text:p>
          </table:table-cell>
          <table:table-cell table:style-name="ce2" office:value-type="percentage" office:value="0.948" calcext:value-type="percentage">
            <text:p>94.80%</text:p>
          </table:table-cell>
          <table:table-cell table:style-name="ce2" office:value-type="percentage" office:value="0.849" calcext:value-type="percentage">
            <text:p>84.90%</text:p>
          </table:table-cell>
          <table:table-cell table:formula="of:=[.C431]*100" office:value-type="float" office:value="94.8" calcext:value-type="float">
            <text:p>94.8</text:p>
          </table:table-cell>
          <table:table-cell table:formula="of:=[.D431]*100" office:value-type="float" office:value="84.9" calcext:value-type="float">
            <text:p>84.9</text:p>
          </table:table-cell>
          <table:table-cell table:formula="of:=CONCATENATE(&quot;&quot;&quot;&quot;;[.A431];&quot;&quot;&quot;: &quot;&quot;hsl(&quot;;[.B431];&quot;,&quot;;[.E431];&quot;%,&quot;;[.F431];&quot;%)&quot;&quot;,&quot;)" office:value-type="string" office:string-value="&quot;Melon&quot;: &quot;hsl(6.6,94.8%,84.9%)&quot;," calcext:value-type="string">
            <text:p>"Melon": "hsl(6.6,94.8%,84.9%)",</text:p>
          </table:table-cell>
        </table:table-row>
        <table:table-row table:style-name="ro1">
          <table:table-cell office:value-type="string" calcext:value-type="string">
            <text:p>Midnight blu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0.635" calcext:value-type="percentage">
            <text:p>63.50%</text:p>
          </table:table-cell>
          <table:table-cell table:style-name="ce2" office:value-type="percentage" office:value="0.269" calcext:value-type="percentage">
            <text:p>26.90%</text:p>
          </table:table-cell>
          <table:table-cell table:formula="of:=[.C432]*100" office:value-type="float" office:value="63.5" calcext:value-type="float">
            <text:p>63.5</text:p>
          </table:table-cell>
          <table:table-cell table:formula="of:=[.D432]*100" office:value-type="float" office:value="26.9" calcext:value-type="float">
            <text:p>26.9</text:p>
          </table:table-cell>
          <table:table-cell table:formula="of:=CONCATENATE(&quot;&quot;&quot;&quot;;[.A432];&quot;&quot;&quot;: &quot;&quot;hsl(&quot;;[.B432];&quot;,&quot;;[.E432];&quot;%,&quot;;[.F432];&quot;%)&quot;&quot;,&quot;)" office:value-type="string" office:string-value="&quot;Midnight blue&quot;: &quot;hsl(240,63.5%,26.9%)&quot;," calcext:value-type="string">
            <text:p>"Midnight blue": "hsl(240,63.5%,26.9%)",</text:p>
          </table:table-cell>
        </table:table-row>
        <table:table-row table:style-name="ro1">
          <table:table-cell office:value-type="string" calcext:value-type="string">
            <text:p>Midnight green</text:p>
          </table:table-cell>
          <table:table-cell table:style-name="ce3" office:value-type="float" office:value="187.2" calcext:value-type="float">
            <text:p>187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63" calcext:value-type="percentage">
            <text:p>16.30%</text:p>
          </table:table-cell>
          <table:table-cell table:formula="of:=[.C433]*100" office:value-type="float" office:value="100" calcext:value-type="float">
            <text:p>100</text:p>
          </table:table-cell>
          <table:table-cell table:formula="of:=[.D433]*100" office:value-type="float" office:value="16.3" calcext:value-type="float">
            <text:p>16.3</text:p>
          </table:table-cell>
          <table:table-cell table:formula="of:=CONCATENATE(&quot;&quot;&quot;&quot;;[.A433];&quot;&quot;&quot;: &quot;&quot;hsl(&quot;;[.B433];&quot;,&quot;;[.E433];&quot;%,&quot;;[.F433];&quot;%)&quot;&quot;,&quot;)" office:value-type="string" office:string-value="&quot;Midnight green&quot;: &quot;hsl(187.2,100%,16.3%)&quot;," calcext:value-type="string">
            <text:p>"Midnight green": "hsl(187.2,100%,16.3%)",</text:p>
          </table:table-cell>
        </table:table-row>
        <table:table-row table:style-name="ro1">
          <table:table-cell office:value-type="string" calcext:value-type="string">
            <text:p>Mikado yellow</text:p>
          </table:table-cell>
          <table:table-cell table:style-name="ce3" office:value-type="float" office:value="45.4" calcext:value-type="float">
            <text:p>45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24" calcext:value-type="percentage">
            <text:p>52.40%</text:p>
          </table:table-cell>
          <table:table-cell table:formula="of:=[.C434]*100" office:value-type="float" office:value="100" calcext:value-type="float">
            <text:p>100</text:p>
          </table:table-cell>
          <table:table-cell table:formula="of:=[.D434]*100" office:value-type="float" office:value="52.4" calcext:value-type="float">
            <text:p>52.4</text:p>
          </table:table-cell>
          <table:table-cell table:formula="of:=CONCATENATE(&quot;&quot;&quot;&quot;;[.A434];&quot;&quot;&quot;: &quot;&quot;hsl(&quot;;[.B434];&quot;,&quot;;[.E434];&quot;%,&quot;;[.F434];&quot;%)&quot;&quot;,&quot;)" office:value-type="string" office:string-value="&quot;Mikado yellow&quot;: &quot;hsl(45.4,100%,52.4%)&quot;," calcext:value-type="string">
            <text:p>"Mikado yellow": "hsl(45.4,100%,52.4%)",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style-name="ce3" office:value-type="float" office:value="158.1" calcext:value-type="float">
            <text:p>158.10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475" calcext:value-type="percentage">
            <text:p>47.50%</text:p>
          </table:table-cell>
          <table:table-cell table:formula="of:=[.C435]*100" office:value-type="float" office:value="48.8" calcext:value-type="float">
            <text:p>48.8</text:p>
          </table:table-cell>
          <table:table-cell table:formula="of:=[.D435]*100" office:value-type="float" office:value="47.5" calcext:value-type="float">
            <text:p>47.5</text:p>
          </table:table-cell>
          <table:table-cell table:formula="of:=CONCATENATE(&quot;&quot;&quot;&quot;;[.A435];&quot;&quot;&quot;: &quot;&quot;hsl(&quot;;[.B435];&quot;,&quot;;[.E435];&quot;%,&quot;;[.F435];&quot;%)&quot;&quot;,&quot;)" office:value-type="string" office:string-value="&quot;Mint&quot;: &quot;hsl(158.1,48.8%,47.5%)&quot;," calcext:value-type="string">
            <text:p>"Mint": "hsl(158.1,48.8%,47.5%)",</text:p>
          </table:table-cell>
        </table:table-row>
        <table:table-row table:style-name="ro1">
          <table:table-cell office:value-type="string" calcext:value-type="string">
            <text:p>Mint cream</text:p>
          </table:table-cell>
          <table:table-cell table:style-name="ce3" office:value-type="float" office:value="150" calcext:value-type="float">
            <text:p>15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8" calcext:value-type="percentage">
            <text:p>98.00%</text:p>
          </table:table-cell>
          <table:table-cell table:formula="of:=[.C436]*100" office:value-type="float" office:value="100" calcext:value-type="float">
            <text:p>100</text:p>
          </table:table-cell>
          <table:table-cell table:formula="of:=[.D436]*100" office:value-type="float" office:value="98" calcext:value-type="float">
            <text:p>98</text:p>
          </table:table-cell>
          <table:table-cell table:formula="of:=CONCATENATE(&quot;&quot;&quot;&quot;;[.A436];&quot;&quot;&quot;: &quot;&quot;hsl(&quot;;[.B436];&quot;,&quot;;[.E436];&quot;%,&quot;;[.F436];&quot;%)&quot;&quot;,&quot;)" office:value-type="string" office:string-value="&quot;Mint cream&quot;: &quot;hsl(150,100%,98%)&quot;," calcext:value-type="string">
            <text:p>"Mint cream": "hsl(150,100%,98%)",</text:p>
          </table:table-cell>
        </table:table-row>
        <table:table-row table:style-name="ro1">
          <table:table-cell office:value-type="string" calcext:value-type="string">
            <text:p>Mint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98" calcext:value-type="percentage">
            <text:p>79.80%</text:p>
          </table:table-cell>
          <table:table-cell table:formula="of:=[.C437]*100" office:value-type="float" office:value="100" calcext:value-type="float">
            <text:p>100</text:p>
          </table:table-cell>
          <table:table-cell table:formula="of:=[.D437]*100" office:value-type="float" office:value="79.8" calcext:value-type="float">
            <text:p>79.8</text:p>
          </table:table-cell>
          <table:table-cell table:formula="of:=CONCATENATE(&quot;&quot;&quot;&quot;;[.A437];&quot;&quot;&quot;: &quot;&quot;hsl(&quot;;[.B437];&quot;,&quot;;[.E437];&quot;%,&quot;;[.F437];&quot;%)&quot;&quot;,&quot;)" office:value-type="string" office:string-value="&quot;Mint green&quot;: &quot;hsl(120,100%,79.8%)&quot;," calcext:value-type="string">
            <text:p>"Mint green": "hsl(120,100%,79.8%)",</text:p>
          </table:table-cell>
        </table:table-row>
        <table:table-row table:style-name="ro1">
          <table:table-cell office:value-type="string" calcext:value-type="string">
            <text:p>Misty rose</text:p>
          </table:table-cell>
          <table:table-cell table:style-name="ce3" office:value-type="float" office:value="6" calcext:value-type="float">
            <text:p>6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41" calcext:value-type="percentage">
            <text:p>94.10%</text:p>
          </table:table-cell>
          <table:table-cell table:formula="of:=[.C438]*100" office:value-type="float" office:value="100" calcext:value-type="float">
            <text:p>100</text:p>
          </table:table-cell>
          <table:table-cell table:formula="of:=[.D438]*100" office:value-type="float" office:value="94.1" calcext:value-type="float">
            <text:p>94.1</text:p>
          </table:table-cell>
          <table:table-cell table:formula="of:=CONCATENATE(&quot;&quot;&quot;&quot;;[.A438];&quot;&quot;&quot;: &quot;&quot;hsl(&quot;;[.B438];&quot;,&quot;;[.E438];&quot;%,&quot;;[.F438];&quot;%)&quot;&quot;,&quot;)" office:value-type="string" office:string-value="&quot;Misty rose&quot;: &quot;hsl(6,100%,94.1%)&quot;," calcext:value-type="string">
            <text:p>"Misty rose": "hsl(6,100%,94.1%)",</text:p>
          </table:table-cell>
        </table:table-row>
        <table:table-row table:style-name="ro1">
          <table:table-cell office:value-type="string" calcext:value-type="string">
            <text:p>Moccasin</text:p>
          </table:table-cell>
          <table:table-cell table:style-name="ce3" office:value-type="float" office:value="34.3" calcext:value-type="float">
            <text:p>34.30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2" office:value-type="percentage" office:value="0.912" calcext:value-type="percentage">
            <text:p>91.20%</text:p>
          </table:table-cell>
          <table:table-cell table:formula="of:=[.C439]*100" office:value-type="float" office:value="77.8" calcext:value-type="float">
            <text:p>77.8</text:p>
          </table:table-cell>
          <table:table-cell table:formula="of:=[.D439]*100" office:value-type="float" office:value="91.2" calcext:value-type="float">
            <text:p>91.2</text:p>
          </table:table-cell>
          <table:table-cell table:formula="of:=CONCATENATE(&quot;&quot;&quot;&quot;;[.A439];&quot;&quot;&quot;: &quot;&quot;hsl(&quot;;[.B439];&quot;,&quot;;[.E439];&quot;%,&quot;;[.F439];&quot;%)&quot;&quot;,&quot;)" office:value-type="string" office:string-value="&quot;Moccasin&quot;: &quot;hsl(34.3,77.8%,91.2%)&quot;," calcext:value-type="string">
            <text:p>"Moccasin": "hsl(34.3,77.8%,91.2%)",</text:p>
          </table:table-cell>
        </table:table-row>
        <table:table-row table:style-name="ro1">
          <table:table-cell office:value-type="string" calcext:value-type="string">
            <text:p>Mode beige</text:p>
          </table:table-cell>
          <table:table-cell table:style-name="ce3" office:value-type="float" office:value="42.5" calcext:value-type="float">
            <text:p>42.50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339" calcext:value-type="percentage">
            <text:p>33.90%</text:p>
          </table:table-cell>
          <table:table-cell table:formula="of:=[.C440]*100" office:value-type="float" office:value="73.4" calcext:value-type="float">
            <text:p>73.4</text:p>
          </table:table-cell>
          <table:table-cell table:formula="of:=[.D440]*100" office:value-type="float" office:value="33.9" calcext:value-type="float">
            <text:p>33.9</text:p>
          </table:table-cell>
          <table:table-cell table:formula="of:=CONCATENATE(&quot;&quot;&quot;&quot;;[.A440];&quot;&quot;&quot;: &quot;&quot;hsl(&quot;;[.B440];&quot;,&quot;;[.E440];&quot;%,&quot;;[.F440];&quot;%)&quot;&quot;,&quot;)" office:value-type="string" office:string-value="&quot;Mode beige&quot;: &quot;hsl(42.5,73.4%,33.9%)&quot;," calcext:value-type="string">
            <text:p>"Mode beige": "hsl(42.5,73.4%,33.9%)",</text:p>
          </table:table-cell>
        </table:table-row>
        <table:table-row table:style-name="ro1">
          <table:table-cell office:value-type="string" calcext:value-type="string">
            <text:p>Moonstone blue</text:p>
          </table:table-cell>
          <table:table-cell table:style-name="ce3" office:value-type="float" office:value="199" calcext:value-type="float">
            <text:p>199.00</text:p>
          </table:table-cell>
          <table:table-cell table:style-name="ce2" office:value-type="percentage" office:value="0.393" calcext:value-type="percentage">
            <text:p>39.30%</text:p>
          </table:table-cell>
          <table:table-cell table:style-name="ce2" office:value-type="percentage" office:value="0.606" calcext:value-type="percentage">
            <text:p>60.60%</text:p>
          </table:table-cell>
          <table:table-cell table:formula="of:=[.C441]*100" office:value-type="float" office:value="39.3" calcext:value-type="float">
            <text:p>39.3</text:p>
          </table:table-cell>
          <table:table-cell table:formula="of:=[.D441]*100" office:value-type="float" office:value="60.6" calcext:value-type="float">
            <text:p>60.6</text:p>
          </table:table-cell>
          <table:table-cell table:formula="of:=CONCATENATE(&quot;&quot;&quot;&quot;;[.A441];&quot;&quot;&quot;: &quot;&quot;hsl(&quot;;[.B441];&quot;,&quot;;[.E441];&quot;%,&quot;;[.F441];&quot;%)&quot;&quot;,&quot;)" office:value-type="string" office:string-value="&quot;Moonstone blue&quot;: &quot;hsl(199,39.3%,60.6%)&quot;," calcext:value-type="string">
            <text:p>"Moonstone blue": "hsl(199,39.3%,60.6%)",</text:p>
          </table:table-cell>
        </table:table-row>
        <table:table-row table:style-name="ro1">
          <table:table-cell office:value-type="string" calcext:value-type="string">
            <text:p>Mordant red 19</text:p>
          </table:table-cell>
          <table:table-cell table:style-name="ce3" office:value-type="float" office:value="4.1" calcext:value-type="float">
            <text:p>4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41" calcext:value-type="percentage">
            <text:p>34.10%</text:p>
          </table:table-cell>
          <table:table-cell table:formula="of:=[.C442]*100" office:value-type="float" office:value="100" calcext:value-type="float">
            <text:p>100</text:p>
          </table:table-cell>
          <table:table-cell table:formula="of:=[.D442]*100" office:value-type="float" office:value="34.1" calcext:value-type="float">
            <text:p>34.1</text:p>
          </table:table-cell>
          <table:table-cell table:formula="of:=CONCATENATE(&quot;&quot;&quot;&quot;;[.A442];&quot;&quot;&quot;: &quot;&quot;hsl(&quot;;[.B442];&quot;,&quot;;[.E442];&quot;%,&quot;;[.F442];&quot;%)&quot;&quot;,&quot;)" office:value-type="string" office:string-value="&quot;Mordant red 19&quot;: &quot;hsl(4.1,100%,34.1%)&quot;," calcext:value-type="string">
            <text:p>"Mordant red 19": "hsl(4.1,100%,34.1%)",</text:p>
          </table:table-cell>
        </table:table-row>
        <table:table-row table:style-name="ro1">
          <table:table-cell office:value-type="string" calcext:value-type="string">
            <text:p>Moss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0.439" calcext:value-type="percentage">
            <text:p>43.90%</text:p>
          </table:table-cell>
          <table:table-cell table:style-name="ce2" office:value-type="percentage" office:value="0.776" calcext:value-type="percentage">
            <text:p>77.60%</text:p>
          </table:table-cell>
          <table:table-cell table:formula="of:=[.C443]*100" office:value-type="float" office:value="43.9" calcext:value-type="float">
            <text:p>43.9</text:p>
          </table:table-cell>
          <table:table-cell table:formula="of:=[.D443]*100" office:value-type="float" office:value="77.6" calcext:value-type="float">
            <text:p>77.6</text:p>
          </table:table-cell>
          <table:table-cell table:formula="of:=CONCATENATE(&quot;&quot;&quot;&quot;;[.A443];&quot;&quot;&quot;: &quot;&quot;hsl(&quot;;[.B443];&quot;,&quot;;[.E443];&quot;%,&quot;;[.F443];&quot;%)&quot;&quot;,&quot;)" office:value-type="string" office:string-value="&quot;Moss green&quot;: &quot;hsl(120,43.9%,77.6%)&quot;," calcext:value-type="string">
            <text:p>"Moss green": "hsl(120,43.9%,77.6%)",</text:p>
          </table:table-cell>
        </table:table-row>
        <table:table-row table:style-name="ro1">
          <table:table-cell office:value-type="string" calcext:value-type="string">
            <text:p>Mountain Meadow</text:p>
          </table:table-cell>
          <table:table-cell table:style-name="ce3" office:value-type="float" office:value="161.3" calcext:value-type="float">
            <text:p>161.30</text:p>
          </table:table-cell>
          <table:table-cell table:style-name="ce2" office:value-type="percentage" office:value="0.59" calcext:value-type="percentage">
            <text:p>59.00%</text:p>
          </table:table-cell>
          <table:table-cell table:style-name="ce2" office:value-type="percentage" office:value="0.459" calcext:value-type="percentage">
            <text:p>45.90%</text:p>
          </table:table-cell>
          <table:table-cell table:formula="of:=[.C444]*100" office:value-type="float" office:value="59" calcext:value-type="float">
            <text:p>59</text:p>
          </table:table-cell>
          <table:table-cell table:formula="of:=[.D444]*100" office:value-type="float" office:value="45.9" calcext:value-type="float">
            <text:p>45.9</text:p>
          </table:table-cell>
          <table:table-cell table:formula="of:=CONCATENATE(&quot;&quot;&quot;&quot;;[.A444];&quot;&quot;&quot;: &quot;&quot;hsl(&quot;;[.B444];&quot;,&quot;;[.E444];&quot;%,&quot;;[.F444];&quot;%)&quot;&quot;,&quot;)" office:value-type="string" office:string-value="&quot;Mountain Meadow&quot;: &quot;hsl(161.3,59%,45.9%)&quot;," calcext:value-type="string">
            <text:p>"Mountain Meadow": "hsl(161.3,59%,45.9%)",</text:p>
          </table:table-cell>
        </table:table-row>
        <table:table-row table:style-name="ro1">
          <table:table-cell office:value-type="string" calcext:value-type="string">
            <text:p>Mountbatten pink</text:p>
          </table:table-cell>
          <table:table-cell table:style-name="ce3" office:value-type="float" office:value="323.2" calcext:value-type="float">
            <text:p>323.20</text:p>
          </table:table-cell>
          <table:table-cell table:style-name="ce2" office:value-type="percentage" office:value="0.132" calcext:value-type="percentage">
            <text:p>13.20%</text:p>
          </table:table-cell>
          <table:table-cell table:style-name="ce2" office:value-type="percentage" office:value="0.539" calcext:value-type="percentage">
            <text:p>53.90%</text:p>
          </table:table-cell>
          <table:table-cell table:formula="of:=[.C445]*100" office:value-type="float" office:value="13.2" calcext:value-type="float">
            <text:p>13.2</text:p>
          </table:table-cell>
          <table:table-cell table:formula="of:=[.D445]*100" office:value-type="float" office:value="53.9" calcext:value-type="float">
            <text:p>53.9</text:p>
          </table:table-cell>
          <table:table-cell table:formula="of:=CONCATENATE(&quot;&quot;&quot;&quot;;[.A445];&quot;&quot;&quot;: &quot;&quot;hsl(&quot;;[.B445];&quot;,&quot;;[.E445];&quot;%,&quot;;[.F445];&quot;%)&quot;&quot;,&quot;)" office:value-type="string" office:string-value="&quot;Mountbatten pink&quot;: &quot;hsl(323.2,13.2%,53.9%)&quot;," calcext:value-type="string">
            <text:p>"Mountbatten pink": "hsl(323.2,13.2%,53.9%)",</text:p>
          </table:table-cell>
        </table:table-row>
        <table:table-row table:style-name="ro1">
          <table:table-cell office:value-type="string" calcext:value-type="string">
            <text:p>Mulberry</text:p>
          </table:table-cell>
          <table:table-cell table:style-name="ce3" office:value-type="float" office:value="328" calcext:value-type="float">
            <text:p>328.00</text:p>
          </table:table-cell>
          <table:table-cell table:style-name="ce2" office:value-type="percentage" office:value="0.513" calcext:value-type="percentage">
            <text:p>51.30%</text:p>
          </table:table-cell>
          <table:table-cell table:style-name="ce2" office:value-type="percentage" office:value="0.533" calcext:value-type="percentage">
            <text:p>53.30%</text:p>
          </table:table-cell>
          <table:table-cell table:formula="of:=[.C446]*100" office:value-type="float" office:value="51.3" calcext:value-type="float">
            <text:p>51.3</text:p>
          </table:table-cell>
          <table:table-cell table:formula="of:=[.D446]*100" office:value-type="float" office:value="53.3" calcext:value-type="float">
            <text:p>53.3</text:p>
          </table:table-cell>
          <table:table-cell table:formula="of:=CONCATENATE(&quot;&quot;&quot;&quot;;[.A446];&quot;&quot;&quot;: &quot;&quot;hsl(&quot;;[.B446];&quot;,&quot;;[.E446];&quot;%,&quot;;[.F446];&quot;%)&quot;&quot;,&quot;)" office:value-type="string" office:string-value="&quot;Mulberry&quot;: &quot;hsl(328,51.3%,53.3%)&quot;," calcext:value-type="string">
            <text:p>"Mulberry": "hsl(328,51.3%,53.3%)",</text:p>
          </table:table-cell>
        </table:table-row>
        <table:table-row table:style-name="ro1">
          <table:table-cell office:value-type="string" calcext:value-type="string">
            <text:p>Munsell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0.083" calcext:value-type="percentage">
            <text:p>8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formula="of:=[.C447]*100" office:value-type="float" office:value="8.3" calcext:value-type="float">
            <text:p>8.3</text:p>
          </table:table-cell>
          <table:table-cell table:formula="of:=[.D447]*100" office:value-type="float" office:value="95.3" calcext:value-type="float">
            <text:p>95.3</text:p>
          </table:table-cell>
          <table:table-cell table:formula="of:=CONCATENATE(&quot;&quot;&quot;&quot;;[.A447];&quot;&quot;&quot;: &quot;&quot;hsl(&quot;;[.B447];&quot;,&quot;;[.E447];&quot;%,&quot;;[.F447];&quot;%)&quot;&quot;,&quot;)" office:value-type="string" office:string-value="&quot;Munsell&quot;: &quot;hsl(210,8.3%,95.3%)&quot;," calcext:value-type="string">
            <text:p>"Munsell": "hsl(210,8.3%,95.3%)",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table:style-name="ce3" office:value-type="float" office:value="47.1" calcext:value-type="float">
            <text:p>47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73" calcext:value-type="percentage">
            <text:p>67.30%</text:p>
          </table:table-cell>
          <table:table-cell table:formula="of:=[.C448]*100" office:value-type="float" office:value="100" calcext:value-type="float">
            <text:p>100</text:p>
          </table:table-cell>
          <table:table-cell table:formula="of:=[.D448]*100" office:value-type="float" office:value="67.3" calcext:value-type="float">
            <text:p>67.3</text:p>
          </table:table-cell>
          <table:table-cell table:formula="of:=CONCATENATE(&quot;&quot;&quot;&quot;;[.A448];&quot;&quot;&quot;: &quot;&quot;hsl(&quot;;[.B448];&quot;,&quot;;[.E448];&quot;%,&quot;;[.F448];&quot;%)&quot;&quot;,&quot;)" office:value-type="string" office:string-value="&quot;Mustard&quot;: &quot;hsl(47.1,100%,67.3%)&quot;," calcext:value-type="string">
            <text:p>"Mustard": "hsl(47.1,100%,67.3%)",</text:p>
          </table:table-cell>
        </table:table-row>
        <table:table-row table:style-name="ro1">
          <table:table-cell office:value-type="string" calcext:value-type="string">
            <text:p>Myrtle</text:p>
          </table:table-cell>
          <table:table-cell table:style-name="ce3" office:value-type="float" office:value="115" calcext:value-type="float">
            <text:p>115.00</text:p>
          </table:table-cell>
          <table:table-cell table:style-name="ce2" office:value-type="percentage" office:value="0.375" calcext:value-type="percentage">
            <text:p>37.50%</text:p>
          </table:table-cell>
          <table:table-cell table:style-name="ce2" office:value-type="percentage" office:value="0.188" calcext:value-type="percentage">
            <text:p>18.80%</text:p>
          </table:table-cell>
          <table:table-cell table:formula="of:=[.C449]*100" office:value-type="float" office:value="37.5" calcext:value-type="float">
            <text:p>37.5</text:p>
          </table:table-cell>
          <table:table-cell table:formula="of:=[.D449]*100" office:value-type="float" office:value="18.8" calcext:value-type="float">
            <text:p>18.8</text:p>
          </table:table-cell>
          <table:table-cell table:formula="of:=CONCATENATE(&quot;&quot;&quot;&quot;;[.A449];&quot;&quot;&quot;: &quot;&quot;hsl(&quot;;[.B449];&quot;,&quot;;[.E449];&quot;%,&quot;;[.F449];&quot;%)&quot;&quot;,&quot;)" office:value-type="string" office:string-value="&quot;Myrtle&quot;: &quot;hsl(115,37.5%,18.8%)&quot;," calcext:value-type="string">
            <text:p>"Myrtle": "hsl(115,37.5%,18.8%)",</text:p>
          </table:table-cell>
        </table:table-row>
        <table:table-row table:style-name="ro1">
          <table:table-cell office:value-type="string" calcext:value-type="string">
            <text:p>Nadeshiko pink</text:p>
          </table:table-cell>
          <table:table-cell table:style-name="ce3" office:value-type="float" office:value="339.5" calcext:value-type="float">
            <text:p>339.50</text:p>
          </table:table-cell>
          <table:table-cell table:style-name="ce2" office:value-type="percentage" office:value="0.802" calcext:value-type="percentage">
            <text:p>80.20%</text:p>
          </table:table-cell>
          <table:table-cell table:style-name="ce2" office:value-type="percentage" office:value="0.822" calcext:value-type="percentage">
            <text:p>82.20%</text:p>
          </table:table-cell>
          <table:table-cell table:formula="of:=[.C450]*100" office:value-type="float" office:value="80.2" calcext:value-type="float">
            <text:p>80.2</text:p>
          </table:table-cell>
          <table:table-cell table:formula="of:=[.D450]*100" office:value-type="float" office:value="82.2" calcext:value-type="float">
            <text:p>82.2</text:p>
          </table:table-cell>
          <table:table-cell table:formula="of:=CONCATENATE(&quot;&quot;&quot;&quot;;[.A450];&quot;&quot;&quot;: &quot;&quot;hsl(&quot;;[.B450];&quot;,&quot;;[.E450];&quot;%,&quot;;[.F450];&quot;%)&quot;&quot;,&quot;)" office:value-type="string" office:string-value="&quot;Nadeshiko pink&quot;: &quot;hsl(339.5,80.2%,82.2%)&quot;," calcext:value-type="string">
            <text:p>"Nadeshiko pink": "hsl(339.5,80.2%,82.2%)",</text:p>
          </table:table-cell>
        </table:table-row>
        <table:table-row table:style-name="ro1">
          <table:table-cell office:value-type="string" calcext:value-type="string">
            <text:p>Napier green</text:p>
          </table:table-cell>
          <table:table-cell table:style-name="ce3" office:value-type="float" office:value="100.3" calcext:value-type="float">
            <text:p>100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451]*100" office:value-type="float" office:value="100" calcext:value-type="float">
            <text:p>100</text:p>
          </table:table-cell>
          <table:table-cell table:formula="of:=[.D451]*100" office:value-type="float" office:value="25.1" calcext:value-type="float">
            <text:p>25.1</text:p>
          </table:table-cell>
          <table:table-cell table:formula="of:=CONCATENATE(&quot;&quot;&quot;&quot;;[.A451];&quot;&quot;&quot;: &quot;&quot;hsl(&quot;;[.B451];&quot;,&quot;;[.E451];&quot;%,&quot;;[.F451];&quot;%)&quot;&quot;,&quot;)" office:value-type="string" office:string-value="&quot;Napier green&quot;: &quot;hsl(100.3,100%,25.1%)&quot;," calcext:value-type="string">
            <text:p>"Napier green": "hsl(100.3,100%,25.1%)",</text:p>
          </table:table-cell>
        </table:table-row>
        <table:table-row table:style-name="ro1">
          <table:table-cell office:value-type="string" calcext:value-type="string">
            <text:p>Naples yellow</text:p>
          </table:table-cell>
          <table:table-cell table:style-name="ce3" office:value-type="float" office:value="47.7" calcext:value-type="float">
            <text:p>47.70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675" calcext:value-type="percentage">
            <text:p>67.50%</text:p>
          </table:table-cell>
          <table:table-cell table:formula="of:=[.C452]*100" office:value-type="float" office:value="94" calcext:value-type="float">
            <text:p>94</text:p>
          </table:table-cell>
          <table:table-cell table:formula="of:=[.D452]*100" office:value-type="float" office:value="67.5" calcext:value-type="float">
            <text:p>67.5</text:p>
          </table:table-cell>
          <table:table-cell table:formula="of:=CONCATENATE(&quot;&quot;&quot;&quot;;[.A452];&quot;&quot;&quot;: &quot;&quot;hsl(&quot;;[.B452];&quot;,&quot;;[.E452];&quot;%,&quot;;[.F452];&quot;%)&quot;&quot;,&quot;)" office:value-type="string" office:string-value="&quot;Naples yellow&quot;: &quot;hsl(47.7,94%,67.5%)&quot;," calcext:value-type="string">
            <text:p>"Naples yellow": "hsl(47.7,94%,67.5%)",</text:p>
          </table:table-cell>
        </table:table-row>
        <table:table-row table:style-name="ro1">
          <table:table-cell office:value-type="string" calcext:value-type="string">
            <text:p>Navajo white</text:p>
          </table:table-cell>
          <table:table-cell table:style-name="ce3" office:value-type="float" office:value="35.9" calcext:value-type="float">
            <text:p>35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39" calcext:value-type="percentage">
            <text:p>83.90%</text:p>
          </table:table-cell>
          <table:table-cell table:formula="of:=[.C453]*100" office:value-type="float" office:value="100" calcext:value-type="float">
            <text:p>100</text:p>
          </table:table-cell>
          <table:table-cell table:formula="of:=[.D453]*100" office:value-type="float" office:value="83.9" calcext:value-type="float">
            <text:p>83.9</text:p>
          </table:table-cell>
          <table:table-cell table:formula="of:=CONCATENATE(&quot;&quot;&quot;&quot;;[.A453];&quot;&quot;&quot;: &quot;&quot;hsl(&quot;;[.B453];&quot;,&quot;;[.E453];&quot;%,&quot;;[.F453];&quot;%)&quot;&quot;,&quot;)" office:value-type="string" office:string-value="&quot;Navajo white&quot;: &quot;hsl(35.9,100%,83.9%)&quot;," calcext:value-type="string">
            <text:p>"Navajo white": "hsl(35.9,100%,83.9%)",</text:p>
          </table:table-cell>
        </table:table-row>
        <table:table-row table:style-name="ro1">
          <table:table-cell office:value-type="string" calcext:value-type="string">
            <text:p>Navy blu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454]*100" office:value-type="float" office:value="100" calcext:value-type="float">
            <text:p>100</text:p>
          </table:table-cell>
          <table:table-cell table:formula="of:=[.D454]*100" office:value-type="float" office:value="25.1" calcext:value-type="float">
            <text:p>25.1</text:p>
          </table:table-cell>
          <table:table-cell table:formula="of:=CONCATENATE(&quot;&quot;&quot;&quot;;[.A454];&quot;&quot;&quot;: &quot;&quot;hsl(&quot;;[.B454];&quot;,&quot;;[.E454];&quot;%,&quot;;[.F454];&quot;%)&quot;&quot;,&quot;)" office:value-type="string" office:string-value="&quot;Navy blue&quot;: &quot;hsl(240,100%,25.1%)&quot;," calcext:value-type="string">
            <text:p>"Navy blue": "hsl(240,100%,25.1%)",</text:p>
          </table:table-cell>
        </table:table-row>
        <table:table-row table:style-name="ro1">
          <table:table-cell office:value-type="string" calcext:value-type="string">
            <text:p>Neon Carrot</text:p>
          </table:table-cell>
          <table:table-cell table:style-name="ce3" office:value-type="float" office:value="30.6" calcext:value-type="float">
            <text:p>30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455]*100" office:value-type="float" office:value="100" calcext:value-type="float">
            <text:p>100</text:p>
          </table:table-cell>
          <table:table-cell table:formula="of:=[.D455]*100" office:value-type="float" office:value="63.1" calcext:value-type="float">
            <text:p>63.1</text:p>
          </table:table-cell>
          <table:table-cell table:formula="of:=CONCATENATE(&quot;&quot;&quot;&quot;;[.A455];&quot;&quot;&quot;: &quot;&quot;hsl(&quot;;[.B455];&quot;,&quot;;[.E455];&quot;%,&quot;;[.F455];&quot;%)&quot;&quot;,&quot;)" office:value-type="string" office:string-value="&quot;Neon Carrot&quot;: &quot;hsl(30.6,100%,63.1%)&quot;," calcext:value-type="string">
            <text:p>"Neon Carrot": "hsl(30.6,100%,63.1%)",</text:p>
          </table:table-cell>
        </table:table-row>
        <table:table-row table:style-name="ro1">
          <table:table-cell office:value-type="string" calcext:value-type="string">
            <text:p>Neon fuchsia</text:p>
          </table:table-cell>
          <table:table-cell table:style-name="ce3" office:value-type="float" office:value="321.8" calcext:value-type="float">
            <text:p>321.80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2" office:value-type="percentage" office:value="0.673" calcext:value-type="percentage">
            <text:p>67.30%</text:p>
          </table:table-cell>
          <table:table-cell table:formula="of:=[.C456]*100" office:value-type="float" office:value="98.8" calcext:value-type="float">
            <text:p>98.8</text:p>
          </table:table-cell>
          <table:table-cell table:formula="of:=[.D456]*100" office:value-type="float" office:value="67.3" calcext:value-type="float">
            <text:p>67.3</text:p>
          </table:table-cell>
          <table:table-cell table:formula="of:=CONCATENATE(&quot;&quot;&quot;&quot;;[.A456];&quot;&quot;&quot;: &quot;&quot;hsl(&quot;;[.B456];&quot;,&quot;;[.E456];&quot;%,&quot;;[.F456];&quot;%)&quot;&quot;,&quot;)" office:value-type="string" office:string-value="&quot;Neon fuchsia&quot;: &quot;hsl(321.8,98.8%,67.3%)&quot;," calcext:value-type="string">
            <text:p>"Neon fuchsia": "hsl(321.8,98.8%,67.3%)",</text:p>
          </table:table-cell>
        </table:table-row>
        <table:table-row table:style-name="ro1">
          <table:table-cell office:value-type="string" calcext:value-type="string">
            <text:p>Neon green</text:p>
          </table:table-cell>
          <table:table-cell table:style-name="ce3" office:value-type="float" office:value="110.6" calcext:value-type="float">
            <text:p>110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39" calcext:value-type="percentage">
            <text:p>53.90%</text:p>
          </table:table-cell>
          <table:table-cell table:formula="of:=[.C457]*100" office:value-type="float" office:value="100" calcext:value-type="float">
            <text:p>100</text:p>
          </table:table-cell>
          <table:table-cell table:formula="of:=[.D457]*100" office:value-type="float" office:value="53.9" calcext:value-type="float">
            <text:p>53.9</text:p>
          </table:table-cell>
          <table:table-cell table:formula="of:=CONCATENATE(&quot;&quot;&quot;&quot;;[.A457];&quot;&quot;&quot;: &quot;&quot;hsl(&quot;;[.B457];&quot;,&quot;;[.E457];&quot;%,&quot;;[.F457];&quot;%)&quot;&quot;,&quot;)" office:value-type="string" office:string-value="&quot;Neon green&quot;: &quot;hsl(110.6,100%,53.9%)&quot;," calcext:value-type="string">
            <text:p>"Neon green": "hsl(110.6,100%,53.9%)",</text:p>
          </table:table-cell>
        </table:table-row>
        <table:table-row table:style-name="ro1">
          <table:table-cell office:value-type="string" calcext:value-type="string">
            <text:p>Non-photo blue</text:p>
          </table:table-cell>
          <table:table-cell table:style-name="ce3" office:value-type="float" office:value="193.2" calcext:value-type="float">
            <text:p>193.20</text:p>
          </table:table-cell>
          <table:table-cell table:style-name="ce2" office:value-type="percentage" office:value="0.67" calcext:value-type="percentage">
            <text:p>67.00%</text:p>
          </table:table-cell>
          <table:table-cell table:style-name="ce2" office:value-type="percentage" office:value="0.786" calcext:value-type="percentage">
            <text:p>78.60%</text:p>
          </table:table-cell>
          <table:table-cell table:formula="of:=[.C458]*100" office:value-type="float" office:value="67" calcext:value-type="float">
            <text:p>67</text:p>
          </table:table-cell>
          <table:table-cell table:formula="of:=[.D458]*100" office:value-type="float" office:value="78.6" calcext:value-type="float">
            <text:p>78.6</text:p>
          </table:table-cell>
          <table:table-cell table:formula="of:=CONCATENATE(&quot;&quot;&quot;&quot;;[.A458];&quot;&quot;&quot;: &quot;&quot;hsl(&quot;;[.B458];&quot;,&quot;;[.E458];&quot;%,&quot;;[.F458];&quot;%)&quot;&quot;,&quot;)" office:value-type="string" office:string-value="&quot;Non-photo blue&quot;: &quot;hsl(193.2,67%,78.6%)&quot;," calcext:value-type="string">
            <text:p>"Non-photo blue": "hsl(193.2,67%,78.6%)",</text:p>
          </table:table-cell>
        </table:table-row>
        <table:table-row table:style-name="ro1">
          <table:table-cell office:value-type="string" calcext:value-type="string">
            <text:p>North Texas Green</text:p>
          </table:table-cell>
          <table:table-cell table:style-name="ce3" office:value-type="float" office:value="139.9" calcext:value-type="float">
            <text:p>139.90</text:p>
          </table:table-cell>
          <table:table-cell table:style-name="ce2" office:value-type="percentage" office:value="0.933" calcext:value-type="percentage">
            <text:p>93.30%</text:p>
          </table:table-cell>
          <table:table-cell table:style-name="ce2" office:value-type="percentage" office:value="0.292" calcext:value-type="percentage">
            <text:p>29.20%</text:p>
          </table:table-cell>
          <table:table-cell table:formula="of:=[.C459]*100" office:value-type="float" office:value="93.3" calcext:value-type="float">
            <text:p>93.3</text:p>
          </table:table-cell>
          <table:table-cell table:formula="of:=[.D459]*100" office:value-type="float" office:value="29.2" calcext:value-type="float">
            <text:p>29.2</text:p>
          </table:table-cell>
          <table:table-cell table:formula="of:=CONCATENATE(&quot;&quot;&quot;&quot;;[.A459];&quot;&quot;&quot;: &quot;&quot;hsl(&quot;;[.B459];&quot;,&quot;;[.E459];&quot;%,&quot;;[.F459];&quot;%)&quot;&quot;,&quot;)" office:value-type="string" office:string-value="&quot;North Texas Green&quot;: &quot;hsl(139.9,93.3%,29.2%)&quot;," calcext:value-type="string">
            <text:p>"North Texas Green": "hsl(139.9,93.3%,29.2%)",</text:p>
          </table:table-cell>
        </table:table-row>
        <table:table-row table:style-name="ro1">
          <table:table-cell office:value-type="string" calcext:value-type="string">
            <text:p>Ocean Boat Blue</text:p>
          </table:table-cell>
          <table:table-cell table:style-name="ce3" office:value-type="float" office:value="202.4" calcext:value-type="float">
            <text:p>202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73" calcext:value-type="percentage">
            <text:p>37.30%</text:p>
          </table:table-cell>
          <table:table-cell table:formula="of:=[.C460]*100" office:value-type="float" office:value="100" calcext:value-type="float">
            <text:p>100</text:p>
          </table:table-cell>
          <table:table-cell table:formula="of:=[.D460]*100" office:value-type="float" office:value="37.3" calcext:value-type="float">
            <text:p>37.3</text:p>
          </table:table-cell>
          <table:table-cell table:formula="of:=CONCATENATE(&quot;&quot;&quot;&quot;;[.A460];&quot;&quot;&quot;: &quot;&quot;hsl(&quot;;[.B460];&quot;,&quot;;[.E460];&quot;%,&quot;;[.F460];&quot;%)&quot;&quot;,&quot;)" office:value-type="string" office:string-value="&quot;Ocean Boat Blue&quot;: &quot;hsl(202.4,100%,37.3%)&quot;," calcext:value-type="string">
            <text:p>"Ocean Boat Blue": "hsl(202.4,100%,37.3%)",</text:p>
          </table:table-cell>
        </table:table-row>
        <table:table-row table:style-name="ro1">
          <table:table-cell office:value-type="string" calcext:value-type="string">
            <text:p>Ochre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714" calcext:value-type="percentage">
            <text:p>71.4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461]*100" office:value-type="float" office:value="71.4" calcext:value-type="float">
            <text:p>71.4</text:p>
          </table:table-cell>
          <table:table-cell table:formula="of:=[.D461]*100" office:value-type="float" office:value="46.7" calcext:value-type="float">
            <text:p>46.7</text:p>
          </table:table-cell>
          <table:table-cell table:formula="of:=CONCATENATE(&quot;&quot;&quot;&quot;;[.A461];&quot;&quot;&quot;: &quot;&quot;hsl(&quot;;[.B461];&quot;,&quot;;[.E461];&quot;%,&quot;;[.F461];&quot;%)&quot;&quot;,&quot;)" office:value-type="string" office:string-value="&quot;Ochre&quot;: &quot;hsl(30,71.4%,46.7%)&quot;," calcext:value-type="string">
            <text:p>"Ochre": "hsl(30,71.4%,46.7%)",</text:p>
          </table:table-cell>
        </table:table-row>
        <table:table-row table:style-name="ro1">
          <table:table-cell office:value-type="string" calcext:value-type="string">
            <text:p>Office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462]*100" office:value-type="float" office:value="100" calcext:value-type="float">
            <text:p>100</text:p>
          </table:table-cell>
          <table:table-cell table:formula="of:=[.D462]*100" office:value-type="float" office:value="25.1" calcext:value-type="float">
            <text:p>25.1</text:p>
          </table:table-cell>
          <table:table-cell table:formula="of:=CONCATENATE(&quot;&quot;&quot;&quot;;[.A462];&quot;&quot;&quot;: &quot;&quot;hsl(&quot;;[.B462];&quot;,&quot;;[.E462];&quot;%,&quot;;[.F462];&quot;%)&quot;&quot;,&quot;)" office:value-type="string" office:string-value="&quot;Office green&quot;: &quot;hsl(120,100%,25.1%)&quot;," calcext:value-type="string">
            <text:p>"Office green": "hsl(120,100%,25.1%)",</text:p>
          </table:table-cell>
        </table:table-row>
        <table:table-row table:style-name="ro1">
          <table:table-cell office:value-type="string" calcext:value-type="string">
            <text:p>Old gold</text:p>
          </table:table-cell>
          <table:table-cell table:style-name="ce3" office:value-type="float" office:value="49.5" calcext:value-type="float">
            <text:p>49.50</text:p>
          </table:table-cell>
          <table:table-cell table:style-name="ce2" office:value-type="percentage" office:value="0.607" calcext:value-type="percentage">
            <text:p>60.70%</text:p>
          </table:table-cell>
          <table:table-cell table:style-name="ce2" office:value-type="percentage" office:value="0.522" calcext:value-type="percentage">
            <text:p>52.20%</text:p>
          </table:table-cell>
          <table:table-cell table:formula="of:=[.C463]*100" office:value-type="float" office:value="60.7" calcext:value-type="float">
            <text:p>60.7</text:p>
          </table:table-cell>
          <table:table-cell table:formula="of:=[.D463]*100" office:value-type="float" office:value="52.2" calcext:value-type="float">
            <text:p>52.2</text:p>
          </table:table-cell>
          <table:table-cell table:formula="of:=CONCATENATE(&quot;&quot;&quot;&quot;;[.A463];&quot;&quot;&quot;: &quot;&quot;hsl(&quot;;[.B463];&quot;,&quot;;[.E463];&quot;%,&quot;;[.F463];&quot;%)&quot;&quot;,&quot;)" office:value-type="string" office:string-value="&quot;Old gold&quot;: &quot;hsl(49.5,60.7%,52.2%)&quot;," calcext:value-type="string">
            <text:p>"Old gold": "hsl(49.5,60.7%,52.2%)",</text:p>
          </table:table-cell>
        </table:table-row>
        <table:table-row table:style-name="ro1">
          <table:table-cell office:value-type="string" calcext:value-type="string">
            <text:p>Old lace</text:p>
          </table:table-cell>
          <table:table-cell table:style-name="ce3" office:value-type="float" office:value="39.1" calcext:value-type="float">
            <text:p>39.10</text:p>
          </table:table-cell>
          <table:table-cell table:style-name="ce2" office:value-type="percentage" office:value="0.852" calcext:value-type="percentage">
            <text:p>85.20%</text:p>
          </table:table-cell>
          <table:table-cell table:style-name="ce2" office:value-type="percentage" office:value="0.947" calcext:value-type="percentage">
            <text:p>94.70%</text:p>
          </table:table-cell>
          <table:table-cell table:formula="of:=[.C464]*100" office:value-type="float" office:value="85.2" calcext:value-type="float">
            <text:p>85.2</text:p>
          </table:table-cell>
          <table:table-cell table:formula="of:=[.D464]*100" office:value-type="float" office:value="94.7" calcext:value-type="float">
            <text:p>94.7</text:p>
          </table:table-cell>
          <table:table-cell table:formula="of:=CONCATENATE(&quot;&quot;&quot;&quot;;[.A464];&quot;&quot;&quot;: &quot;&quot;hsl(&quot;;[.B464];&quot;,&quot;;[.E464];&quot;%,&quot;;[.F464];&quot;%)&quot;&quot;,&quot;)" office:value-type="string" office:string-value="&quot;Old lace&quot;: &quot;hsl(39.1,85.2%,94.7%)&quot;," calcext:value-type="string">
            <text:p>"Old lace": "hsl(39.1,85.2%,94.7%)",</text:p>
          </table:table-cell>
        </table:table-row>
        <table:table-row table:style-name="ro1">
          <table:table-cell office:value-type="string" calcext:value-type="string">
            <text:p>Old lavender</text:p>
          </table:table-cell>
          <table:table-cell table:style-name="ce3" office:value-type="float" office:value="303.5" calcext:value-type="float">
            <text:p>303.50</text:p>
          </table:table-cell>
          <table:table-cell table:style-name="ce2" office:value-type="percentage" office:value="0.076" calcext:value-type="percentage">
            <text:p>7.60%</text:p>
          </table:table-cell>
          <table:table-cell table:style-name="ce2" office:value-type="percentage" office:value="0.441" calcext:value-type="percentage">
            <text:p>44.10%</text:p>
          </table:table-cell>
          <table:table-cell table:formula="of:=[.C465]*100" office:value-type="float" office:value="7.6" calcext:value-type="float">
            <text:p>7.6</text:p>
          </table:table-cell>
          <table:table-cell table:formula="of:=[.D465]*100" office:value-type="float" office:value="44.1" calcext:value-type="float">
            <text:p>44.1</text:p>
          </table:table-cell>
          <table:table-cell table:formula="of:=CONCATENATE(&quot;&quot;&quot;&quot;;[.A465];&quot;&quot;&quot;: &quot;&quot;hsl(&quot;;[.B465];&quot;,&quot;;[.E465];&quot;%,&quot;;[.F465];&quot;%)&quot;&quot;,&quot;)" office:value-type="string" office:string-value="&quot;Old lavender&quot;: &quot;hsl(303.5,7.6%,44.1%)&quot;," calcext:value-type="string">
            <text:p>"Old lavender": "hsl(303.5,7.6%,44.1%)",</text:p>
          </table:table-cell>
        </table:table-row>
        <table:table-row table:style-name="ro1">
          <table:table-cell office:value-type="string" calcext:value-type="string">
            <text:p>Old mauve</text:p>
          </table:table-cell>
          <table:table-cell table:style-name="ce3" office:value-type="float" office:value="335.6" calcext:value-type="float">
            <text:p>335.60</text:p>
          </table:table-cell>
          <table:table-cell table:style-name="ce2" office:value-type="percentage" office:value="0.355" calcext:value-type="percentage">
            <text:p>35.50%</text:p>
          </table:table-cell>
          <table:table-cell table:style-name="ce2" office:value-type="percentage" office:value="0.298" calcext:value-type="percentage">
            <text:p>29.80%</text:p>
          </table:table-cell>
          <table:table-cell table:formula="of:=[.C466]*100" office:value-type="float" office:value="35.5" calcext:value-type="float">
            <text:p>35.5</text:p>
          </table:table-cell>
          <table:table-cell table:formula="of:=[.D466]*100" office:value-type="float" office:value="29.8" calcext:value-type="float">
            <text:p>29.8</text:p>
          </table:table-cell>
          <table:table-cell table:formula="of:=CONCATENATE(&quot;&quot;&quot;&quot;;[.A466];&quot;&quot;&quot;: &quot;&quot;hsl(&quot;;[.B466];&quot;,&quot;;[.E466];&quot;%,&quot;;[.F466];&quot;%)&quot;&quot;,&quot;)" office:value-type="string" office:string-value="&quot;Old mauve&quot;: &quot;hsl(335.6,35.5%,29.8%)&quot;," calcext:value-type="string">
            <text:p>"Old mauve": "hsl(335.6,35.5%,29.8%)",</text:p>
          </table:table-cell>
        </table:table-row>
        <table:table-row table:style-name="ro1">
          <table:table-cell office:value-type="string" calcext:value-type="string">
            <text:p>Old rose</text:p>
          </table:table-cell>
          <table:table-cell table:style-name="ce3" office:value-type="float" office:value="359.1" calcext:value-type="float">
            <text:p>359.10</text:p>
          </table:table-cell>
          <table:table-cell table:style-name="ce2" office:value-type="percentage" office:value="0.337" calcext:value-type="percentage">
            <text:p>33.70%</text:p>
          </table:table-cell>
          <table:table-cell table:style-name="ce2" office:value-type="percentage" office:value="0.627" calcext:value-type="percentage">
            <text:p>62.70%</text:p>
          </table:table-cell>
          <table:table-cell table:formula="of:=[.C467]*100" office:value-type="float" office:value="33.7" calcext:value-type="float">
            <text:p>33.7</text:p>
          </table:table-cell>
          <table:table-cell table:formula="of:=[.D467]*100" office:value-type="float" office:value="62.7" calcext:value-type="float">
            <text:p>62.7</text:p>
          </table:table-cell>
          <table:table-cell table:formula="of:=CONCATENATE(&quot;&quot;&quot;&quot;;[.A467];&quot;&quot;&quot;: &quot;&quot;hsl(&quot;;[.B467];&quot;,&quot;;[.E467];&quot;%,&quot;;[.F467];&quot;%)&quot;&quot;,&quot;)" office:value-type="string" office:string-value="&quot;Old rose&quot;: &quot;hsl(359.1,33.7%,62.7%)&quot;," calcext:value-type="string">
            <text:p>"Old rose": "hsl(359.1,33.7%,62.7%)",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468]*100" office:value-type="float" office:value="100" calcext:value-type="float">
            <text:p>100</text:p>
          </table:table-cell>
          <table:table-cell table:formula="of:=[.D468]*100" office:value-type="float" office:value="25.1" calcext:value-type="float">
            <text:p>25.1</text:p>
          </table:table-cell>
          <table:table-cell table:formula="of:=CONCATENATE(&quot;&quot;&quot;&quot;;[.A468];&quot;&quot;&quot;: &quot;&quot;hsl(&quot;;[.B468];&quot;,&quot;;[.E468];&quot;%,&quot;;[.F468];&quot;%)&quot;&quot;,&quot;)" office:value-type="string" office:string-value="&quot;Olive&quot;: &quot;hsl(60,100%,25.1%)&quot;," calcext:value-type="string">
            <text:p>"Olive": "hsl(60,100%,25.1%)",</text:p>
          </table:table-cell>
        </table:table-row>
        <table:table-row table:style-name="ro1">
          <table:table-cell office:value-type="string" calcext:value-type="string">
            <text:p>Olive Drab</text:p>
          </table:table-cell>
          <table:table-cell table:style-name="ce3" office:value-type="float" office:value="79.6" calcext:value-type="float">
            <text:p>79.60</text:p>
          </table:table-cell>
          <table:table-cell table:style-name="ce2" office:value-type="percentage" office:value="0.605" calcext:value-type="percentage">
            <text:p>60.50%</text:p>
          </table:table-cell>
          <table:table-cell table:style-name="ce2" office:value-type="percentage" office:value="0.347" calcext:value-type="percentage">
            <text:p>34.70%</text:p>
          </table:table-cell>
          <table:table-cell table:formula="of:=[.C469]*100" office:value-type="float" office:value="60.5" calcext:value-type="float">
            <text:p>60.5</text:p>
          </table:table-cell>
          <table:table-cell table:formula="of:=[.D469]*100" office:value-type="float" office:value="34.7" calcext:value-type="float">
            <text:p>34.7</text:p>
          </table:table-cell>
          <table:table-cell table:formula="of:=CONCATENATE(&quot;&quot;&quot;&quot;;[.A469];&quot;&quot;&quot;: &quot;&quot;hsl(&quot;;[.B469];&quot;,&quot;;[.E469];&quot;%,&quot;;[.F469];&quot;%)&quot;&quot;,&quot;)" office:value-type="string" office:string-value="&quot;Olive Drab&quot;: &quot;hsl(79.6,60.5%,34.7%)&quot;," calcext:value-type="string">
            <text:p>"Olive Drab": "hsl(79.6,60.5%,34.7%)",</text:p>
          </table:table-cell>
        </table:table-row>
        <table:table-row table:style-name="ro1">
          <table:table-cell office:value-type="string" calcext:value-type="string">
            <text:p>Olive Green</text:p>
          </table:table-cell>
          <table:table-cell table:style-name="ce3" office:value-type="float" office:value="58.5" calcext:value-type="float">
            <text:p>58.50</text:p>
          </table:table-cell>
          <table:table-cell table:style-name="ce2" office:value-type="percentage" office:value="0.361" calcext:value-type="percentage">
            <text:p>36.10%</text:p>
          </table:table-cell>
          <table:table-cell table:style-name="ce2" office:value-type="percentage" office:value="0.576" calcext:value-type="percentage">
            <text:p>57.60%</text:p>
          </table:table-cell>
          <table:table-cell table:formula="of:=[.C470]*100" office:value-type="float" office:value="36.1" calcext:value-type="float">
            <text:p>36.1</text:p>
          </table:table-cell>
          <table:table-cell table:formula="of:=[.D470]*100" office:value-type="float" office:value="57.6" calcext:value-type="float">
            <text:p>57.6</text:p>
          </table:table-cell>
          <table:table-cell table:formula="of:=CONCATENATE(&quot;&quot;&quot;&quot;;[.A470];&quot;&quot;&quot;: &quot;&quot;hsl(&quot;;[.B470];&quot;,&quot;;[.E470];&quot;%,&quot;;[.F470];&quot;%)&quot;&quot;,&quot;)" office:value-type="string" office:string-value="&quot;Olive Green&quot;: &quot;hsl(58.5,36.1%,57.6%)&quot;," calcext:value-type="string">
            <text:p>"Olive Green": "hsl(58.5,36.1%,57.6%)",</text:p>
          </table:table-cell>
        </table:table-row>
        <table:table-row table:style-name="ro1">
          <table:table-cell office:value-type="string" calcext:value-type="string">
            <text:p>Olivine</text:p>
          </table:table-cell>
          <table:table-cell table:style-name="ce3" office:value-type="float" office:value="86.6" calcext:value-type="float">
            <text:p>86.60</text:p>
          </table:table-cell>
          <table:table-cell table:style-name="ce2" office:value-type="percentage" office:value="0.333" calcext:value-type="percentage">
            <text:p>33.30%</text:p>
          </table:table-cell>
          <table:table-cell table:style-name="ce2" office:value-type="percentage" office:value="0.588" calcext:value-type="percentage">
            <text:p>58.80%</text:p>
          </table:table-cell>
          <table:table-cell table:formula="of:=[.C471]*100" office:value-type="float" office:value="33.3" calcext:value-type="float">
            <text:p>33.3</text:p>
          </table:table-cell>
          <table:table-cell table:formula="of:=[.D471]*100" office:value-type="float" office:value="58.8" calcext:value-type="float">
            <text:p>58.8</text:p>
          </table:table-cell>
          <table:table-cell table:formula="of:=CONCATENATE(&quot;&quot;&quot;&quot;;[.A471];&quot;&quot;&quot;: &quot;&quot;hsl(&quot;;[.B471];&quot;,&quot;;[.E471];&quot;%,&quot;;[.F471];&quot;%)&quot;&quot;,&quot;)" office:value-type="string" office:string-value="&quot;Olivine&quot;: &quot;hsl(86.6,33.3%,58.8%)&quot;," calcext:value-type="string">
            <text:p>"Olivine": "hsl(86.6,33.3%,58.8%)",</text:p>
          </table:table-cell>
        </table:table-row>
        <table:table-row table:style-name="ro1">
          <table:table-cell office:value-type="string" calcext:value-type="string">
            <text:p>Onyx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59" calcext:value-type="percentage">
            <text:p>5.90%</text:p>
          </table:table-cell>
          <table:table-cell table:formula="of:=[.C472]*100" office:value-type="float" office:value="0" calcext:value-type="float">
            <text:p>0</text:p>
          </table:table-cell>
          <table:table-cell table:formula="of:=[.D472]*100" office:value-type="float" office:value="5.9" calcext:value-type="float">
            <text:p>5.9</text:p>
          </table:table-cell>
          <table:table-cell table:formula="of:=CONCATENATE(&quot;&quot;&quot;&quot;;[.A472];&quot;&quot;&quot;: &quot;&quot;hsl(&quot;;[.B472];&quot;,&quot;;[.E472];&quot;%,&quot;;[.F472];&quot;%)&quot;&quot;,&quot;)" office:value-type="string" office:string-value="&quot;Onyx&quot;: &quot;hsl(0,0%,5.9%)&quot;," calcext:value-type="string">
            <text:p>"Onyx": "hsl(0,0%,5.9%)",</text:p>
          </table:table-cell>
        </table:table-row>
        <table:table-row table:style-name="ro1">
          <table:table-cell office:value-type="string" calcext:value-type="string">
            <text:p>Opera mauve</text:p>
          </table:table-cell>
          <table:table-cell table:style-name="ce3" office:value-type="float" office:value="318.8" calcext:value-type="float">
            <text:p>318.80</text:p>
          </table:table-cell>
          <table:table-cell table:style-name="ce2" office:value-type="percentage" office:value="0.262" calcext:value-type="percentage">
            <text:p>26.20%</text:p>
          </table:table-cell>
          <table:table-cell table:style-name="ce2" office:value-type="percentage" office:value="0.618" calcext:value-type="percentage">
            <text:p>61.80%</text:p>
          </table:table-cell>
          <table:table-cell table:formula="of:=[.C473]*100" office:value-type="float" office:value="26.2" calcext:value-type="float">
            <text:p>26.2</text:p>
          </table:table-cell>
          <table:table-cell table:formula="of:=[.D473]*100" office:value-type="float" office:value="61.8" calcext:value-type="float">
            <text:p>61.8</text:p>
          </table:table-cell>
          <table:table-cell table:formula="of:=CONCATENATE(&quot;&quot;&quot;&quot;;[.A473];&quot;&quot;&quot;: &quot;&quot;hsl(&quot;;[.B473];&quot;,&quot;;[.E473];&quot;%,&quot;;[.F473];&quot;%)&quot;&quot;,&quot;)" office:value-type="string" office:string-value="&quot;Opera mauve&quot;: &quot;hsl(318.8,26.2%,61.8%)&quot;," calcext:value-type="string">
            <text:p>"Opera mauve": "hsl(318.8,26.2%,61.8%)",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style-name="ce3" office:value-type="float" office:value="38.8" calcext:value-type="float">
            <text:p>38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474]*100" office:value-type="float" office:value="100" calcext:value-type="float">
            <text:p>100</text:p>
          </table:table-cell>
          <table:table-cell table:formula="of:=[.D474]*100" office:value-type="float" office:value="50" calcext:value-type="float">
            <text:p>50</text:p>
          </table:table-cell>
          <table:table-cell table:formula="of:=CONCATENATE(&quot;&quot;&quot;&quot;;[.A474];&quot;&quot;&quot;: &quot;&quot;hsl(&quot;;[.B474];&quot;,&quot;;[.E474];&quot;%,&quot;;[.F474];&quot;%)&quot;&quot;,&quot;)" office:value-type="string" office:string-value="&quot;Orange&quot;: &quot;hsl(38.8,100%,50%)&quot;," calcext:value-type="string">
            <text:p>"Orange": "hsl(38.8,100%,50%)",</text:p>
          </table:table-cell>
        </table:table-row>
        <table:table-row table:style-name="ro1">
          <table:table-cell office:value-type="string" calcext:value-type="string">
            <text:p>Orange Yellow</text:p>
          </table:table-cell>
          <table:table-cell table:style-name="ce3" office:value-type="float" office:value="45.4" calcext:value-type="float">
            <text:p>45.40</text:p>
          </table:table-cell>
          <table:table-cell table:style-name="ce2" office:value-type="percentage" office:value="0.911" calcext:value-type="percentage">
            <text:p>91.10%</text:p>
          </table:table-cell>
          <table:table-cell table:style-name="ce2" office:value-type="percentage" office:value="0.69" calcext:value-type="percentage">
            <text:p>69.00%</text:p>
          </table:table-cell>
          <table:table-cell table:formula="of:=[.C475]*100" office:value-type="float" office:value="91.1" calcext:value-type="float">
            <text:p>91.1</text:p>
          </table:table-cell>
          <table:table-cell table:formula="of:=[.D475]*100" office:value-type="float" office:value="69" calcext:value-type="float">
            <text:p>69</text:p>
          </table:table-cell>
          <table:table-cell table:formula="of:=CONCATENATE(&quot;&quot;&quot;&quot;;[.A475];&quot;&quot;&quot;: &quot;&quot;hsl(&quot;;[.B475];&quot;,&quot;;[.E475];&quot;%,&quot;;[.F475];&quot;%)&quot;&quot;,&quot;)" office:value-type="string" office:string-value="&quot;Orange Yellow&quot;: &quot;hsl(45.4,91.1%,69%)&quot;," calcext:value-type="string">
            <text:p>"Orange Yellow": "hsl(45.4,91.1%,69%)",</text:p>
          </table:table-cell>
        </table:table-row>
        <table:table-row table:style-name="ro1">
          <table:table-cell office:value-type="string" calcext:value-type="string">
            <text:p>Orange peel</text:p>
          </table:table-cell>
          <table:table-cell table:style-name="ce3" office:value-type="float" office:value="37.4" calcext:value-type="float">
            <text:p>37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476]*100" office:value-type="float" office:value="100" calcext:value-type="float">
            <text:p>100</text:p>
          </table:table-cell>
          <table:table-cell table:formula="of:=[.D476]*100" office:value-type="float" office:value="50" calcext:value-type="float">
            <text:p>50</text:p>
          </table:table-cell>
          <table:table-cell table:formula="of:=CONCATENATE(&quot;&quot;&quot;&quot;;[.A476];&quot;&quot;&quot;: &quot;&quot;hsl(&quot;;[.B476];&quot;,&quot;;[.E476];&quot;%,&quot;;[.F476];&quot;%)&quot;&quot;,&quot;)" office:value-type="string" office:string-value="&quot;Orange peel&quot;: &quot;hsl(37.4,100%,50%)&quot;," calcext:value-type="string">
            <text:p>"Orange peel": "hsl(37.4,100%,50%)",</text:p>
          </table:table-cell>
        </table:table-row>
        <table:table-row table:style-name="ro1">
          <table:table-cell office:value-type="string" calcext:value-type="string">
            <text:p>Orange red</text:p>
          </table:table-cell>
          <table:table-cell table:style-name="ce3" office:value-type="float" office:value="16.2" calcext:value-type="float">
            <text:p>16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477]*100" office:value-type="float" office:value="100" calcext:value-type="float">
            <text:p>100</text:p>
          </table:table-cell>
          <table:table-cell table:formula="of:=[.D477]*100" office:value-type="float" office:value="50" calcext:value-type="float">
            <text:p>50</text:p>
          </table:table-cell>
          <table:table-cell table:formula="of:=CONCATENATE(&quot;&quot;&quot;&quot;;[.A477];&quot;&quot;&quot;: &quot;&quot;hsl(&quot;;[.B477];&quot;,&quot;;[.E477];&quot;%,&quot;;[.F477];&quot;%)&quot;&quot;,&quot;)" office:value-type="string" office:string-value="&quot;Orange red&quot;: &quot;hsl(16.2,100%,50%)&quot;," calcext:value-type="string">
            <text:p>"Orange red": "hsl(16.2,100%,50%)",</text:p>
          </table:table-cell>
        </table:table-row>
        <table:table-row table:style-name="ro1">
          <table:table-cell office:value-type="string" calcext:value-type="string">
            <text:p>Orchid</text:p>
          </table:table-cell>
          <table:table-cell table:style-name="ce3" office:value-type="float" office:value="302.3" calcext:value-type="float">
            <text:p>302.30</text:p>
          </table:table-cell>
          <table:table-cell table:style-name="ce2" office:value-type="percentage" office:value="0.589" calcext:value-type="percentage">
            <text:p>58.90%</text:p>
          </table:table-cell>
          <table:table-cell table:style-name="ce2" office:value-type="percentage" office:value="0.647" calcext:value-type="percentage">
            <text:p>64.70%</text:p>
          </table:table-cell>
          <table:table-cell table:formula="of:=[.C478]*100" office:value-type="float" office:value="58.9" calcext:value-type="float">
            <text:p>58.9</text:p>
          </table:table-cell>
          <table:table-cell table:formula="of:=[.D478]*100" office:value-type="float" office:value="64.7" calcext:value-type="float">
            <text:p>64.7</text:p>
          </table:table-cell>
          <table:table-cell table:formula="of:=CONCATENATE(&quot;&quot;&quot;&quot;;[.A478];&quot;&quot;&quot;: &quot;&quot;hsl(&quot;;[.B478];&quot;,&quot;;[.E478];&quot;%,&quot;;[.F478];&quot;%)&quot;&quot;,&quot;)" office:value-type="string" office:string-value="&quot;Orchid&quot;: &quot;hsl(302.3,58.9%,64.7%)&quot;," calcext:value-type="string">
            <text:p>"Orchid": "hsl(302.3,58.9%,64.7%)",</text:p>
          </table:table-cell>
        </table:table-row>
        <table:table-row table:style-name="ro1">
          <table:table-cell office:value-type="string" calcext:value-type="string">
            <text:p>Otter brown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507" calcext:value-type="percentage">
            <text:p>50.70%</text:p>
          </table:table-cell>
          <table:table-cell table:style-name="ce2" office:value-type="percentage" office:value="0.263" calcext:value-type="percentage">
            <text:p>26.30%</text:p>
          </table:table-cell>
          <table:table-cell table:formula="of:=[.C479]*100" office:value-type="float" office:value="50.7" calcext:value-type="float">
            <text:p>50.7</text:p>
          </table:table-cell>
          <table:table-cell table:formula="of:=[.D479]*100" office:value-type="float" office:value="26.3" calcext:value-type="float">
            <text:p>26.3</text:p>
          </table:table-cell>
          <table:table-cell table:formula="of:=CONCATENATE(&quot;&quot;&quot;&quot;;[.A479];&quot;&quot;&quot;: &quot;&quot;hsl(&quot;;[.B479];&quot;,&quot;;[.E479];&quot;%,&quot;;[.F479];&quot;%)&quot;&quot;,&quot;)" office:value-type="string" office:string-value="&quot;Otter brown&quot;: &quot;hsl(30,50.7%,26.3%)&quot;," calcext:value-type="string">
            <text:p>"Otter brown": "hsl(30,50.7%,26.3%)",</text:p>
          </table:table-cell>
        </table:table-row>
        <table:table-row table:style-name="ro1">
          <table:table-cell office:value-type="string" calcext:value-type="string">
            <text:p>Outer Space</text:p>
          </table:table-cell>
          <table:table-cell table:style-name="ce3" office:value-type="float" office:value="190.9" calcext:value-type="float">
            <text:p>190.90</text:p>
          </table:table-cell>
          <table:table-cell table:style-name="ce2" office:value-type="percentage" office:value="0.078" calcext:value-type="percentage">
            <text:p>7.80%</text:p>
          </table:table-cell>
          <table:table-cell table:style-name="ce2" office:value-type="percentage" office:value="0.276" calcext:value-type="percentage">
            <text:p>27.60%</text:p>
          </table:table-cell>
          <table:table-cell table:formula="of:=[.C480]*100" office:value-type="float" office:value="7.8" calcext:value-type="float">
            <text:p>7.8</text:p>
          </table:table-cell>
          <table:table-cell table:formula="of:=[.D480]*100" office:value-type="float" office:value="27.6" calcext:value-type="float">
            <text:p>27.6</text:p>
          </table:table-cell>
          <table:table-cell table:formula="of:=CONCATENATE(&quot;&quot;&quot;&quot;;[.A480];&quot;&quot;&quot;: &quot;&quot;hsl(&quot;;[.B480];&quot;,&quot;;[.E480];&quot;%,&quot;;[.F480];&quot;%)&quot;&quot;,&quot;)" office:value-type="string" office:string-value="&quot;Outer Space&quot;: &quot;hsl(190.9,7.8%,27.6%)&quot;," calcext:value-type="string">
            <text:p>"Outer Space": "hsl(190.9,7.8%,27.6%)",</text:p>
          </table:table-cell>
        </table:table-row>
        <table:table-row table:style-name="ro1">
          <table:table-cell office:value-type="string" calcext:value-type="string">
            <text:p>Outrageous Orange</text:p>
          </table:table-cell>
          <table:table-cell table:style-name="ce3" office:value-type="float" office:value="11.9" calcext:value-type="float">
            <text:p>11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45" calcext:value-type="percentage">
            <text:p>64.50%</text:p>
          </table:table-cell>
          <table:table-cell table:formula="of:=[.C481]*100" office:value-type="float" office:value="100" calcext:value-type="float">
            <text:p>100</text:p>
          </table:table-cell>
          <table:table-cell table:formula="of:=[.D481]*100" office:value-type="float" office:value="64.5" calcext:value-type="float">
            <text:p>64.5</text:p>
          </table:table-cell>
          <table:table-cell table:formula="of:=CONCATENATE(&quot;&quot;&quot;&quot;;[.A481];&quot;&quot;&quot;: &quot;&quot;hsl(&quot;;[.B481];&quot;,&quot;;[.E481];&quot;%,&quot;;[.F481];&quot;%)&quot;&quot;,&quot;)" office:value-type="string" office:string-value="&quot;Outrageous Orange&quot;: &quot;hsl(11.9,100%,64.5%)&quot;," calcext:value-type="string">
            <text:p>"Outrageous Orange": "hsl(11.9,100%,64.5%)",</text:p>
          </table:table-cell>
        </table:table-row>
        <table:table-row table:style-name="ro1">
          <table:table-cell office:value-type="string" calcext:value-type="string">
            <text:p>Oxford Blue</text:p>
          </table:table-cell>
          <table:table-cell table:style-name="ce3" office:value-type="float" office:value="212.1" calcext:value-type="float">
            <text:p>212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39" calcext:value-type="percentage">
            <text:p>13.90%</text:p>
          </table:table-cell>
          <table:table-cell table:formula="of:=[.C482]*100" office:value-type="float" office:value="100" calcext:value-type="float">
            <text:p>100</text:p>
          </table:table-cell>
          <table:table-cell table:formula="of:=[.D482]*100" office:value-type="float" office:value="13.9" calcext:value-type="float">
            <text:p>13.9</text:p>
          </table:table-cell>
          <table:table-cell table:formula="of:=CONCATENATE(&quot;&quot;&quot;&quot;;[.A482];&quot;&quot;&quot;: &quot;&quot;hsl(&quot;;[.B482];&quot;,&quot;;[.E482];&quot;%,&quot;;[.F482];&quot;%)&quot;&quot;,&quot;)" office:value-type="string" office:string-value="&quot;Oxford Blue&quot;: &quot;hsl(212.1,100%,13.9%)&quot;," calcext:value-type="string">
            <text:p>"Oxford Blue": "hsl(212.1,100%,13.9%)",</text:p>
          </table:table-cell>
        </table:table-row>
        <table:table-row table:style-name="ro1">
          <table:table-cell office:value-type="string" calcext:value-type="string">
            <text:p>Pacific Blue</text:p>
          </table:table-cell>
          <table:table-cell table:style-name="ce3" office:value-type="float" office:value="191.1" calcext:value-type="float">
            <text:p>191.10</text:p>
          </table:table-cell>
          <table:table-cell table:style-name="ce2" office:value-type="percentage" office:value="0.755" calcext:value-type="percentage">
            <text:p>75.50%</text:p>
          </table:table-cell>
          <table:table-cell table:style-name="ce2" office:value-type="percentage" office:value="0.449" calcext:value-type="percentage">
            <text:p>44.90%</text:p>
          </table:table-cell>
          <table:table-cell table:formula="of:=[.C483]*100" office:value-type="float" office:value="75.5" calcext:value-type="float">
            <text:p>75.5</text:p>
          </table:table-cell>
          <table:table-cell table:formula="of:=[.D483]*100" office:value-type="float" office:value="44.9" calcext:value-type="float">
            <text:p>44.9</text:p>
          </table:table-cell>
          <table:table-cell table:formula="of:=CONCATENATE(&quot;&quot;&quot;&quot;;[.A483];&quot;&quot;&quot;: &quot;&quot;hsl(&quot;;[.B483];&quot;,&quot;;[.E483];&quot;%,&quot;;[.F483];&quot;%)&quot;&quot;,&quot;)" office:value-type="string" office:string-value="&quot;Pacific Blue&quot;: &quot;hsl(191.1,75.5%,44.9%)&quot;," calcext:value-type="string">
            <text:p>"Pacific Blue": "hsl(191.1,75.5%,44.9%)",</text:p>
          </table:table-cell>
        </table:table-row>
        <table:table-row table:style-name="ro1">
          <table:table-cell office:value-type="string" calcext:value-type="string">
            <text:p>Pakistan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" calcext:value-type="percentage">
            <text:p>20.00%</text:p>
          </table:table-cell>
          <table:table-cell table:formula="of:=[.C484]*100" office:value-type="float" office:value="100" calcext:value-type="float">
            <text:p>100</text:p>
          </table:table-cell>
          <table:table-cell table:formula="of:=[.D484]*100" office:value-type="float" office:value="20" calcext:value-type="float">
            <text:p>20</text:p>
          </table:table-cell>
          <table:table-cell table:formula="of:=CONCATENATE(&quot;&quot;&quot;&quot;;[.A484];&quot;&quot;&quot;: &quot;&quot;hsl(&quot;;[.B484];&quot;,&quot;;[.E484];&quot;%,&quot;;[.F484];&quot;%)&quot;&quot;,&quot;)" office:value-type="string" office:string-value="&quot;Pakistan green&quot;: &quot;hsl(120,100%,20%)&quot;," calcext:value-type="string">
            <text:p>"Pakistan green": "hsl(120,100%,20%)",</text:p>
          </table:table-cell>
        </table:table-row>
        <table:table-row table:style-name="ro1">
          <table:table-cell office:value-type="string" calcext:value-type="string">
            <text:p>Palatinate blue</text:p>
          </table:table-cell>
          <table:table-cell table:style-name="ce3" office:value-type="float" office:value="233.6" calcext:value-type="float">
            <text:p>233.60</text:p>
          </table:table-cell>
          <table:table-cell table:style-name="ce2" office:value-type="percentage" office:value="0.763" calcext:value-type="percentage">
            <text:p>76.30%</text:p>
          </table:table-cell>
          <table:table-cell table:style-name="ce2" office:value-type="percentage" office:value="0.52" calcext:value-type="percentage">
            <text:p>52.00%</text:p>
          </table:table-cell>
          <table:table-cell table:formula="of:=[.C485]*100" office:value-type="float" office:value="76.3" calcext:value-type="float">
            <text:p>76.3</text:p>
          </table:table-cell>
          <table:table-cell table:formula="of:=[.D485]*100" office:value-type="float" office:value="52" calcext:value-type="float">
            <text:p>52</text:p>
          </table:table-cell>
          <table:table-cell table:formula="of:=CONCATENATE(&quot;&quot;&quot;&quot;;[.A485];&quot;&quot;&quot;: &quot;&quot;hsl(&quot;;[.B485];&quot;,&quot;;[.E485];&quot;%,&quot;;[.F485];&quot;%)&quot;&quot;,&quot;)" office:value-type="string" office:string-value="&quot;Palatinate blue&quot;: &quot;hsl(233.6,76.3%,52%)&quot;," calcext:value-type="string">
            <text:p>"Palatinate blue": "hsl(233.6,76.3%,52%)",</text:p>
          </table:table-cell>
        </table:table-row>
        <table:table-row table:style-name="ro1">
          <table:table-cell office:value-type="string" calcext:value-type="string">
            <text:p>Palatinate purple</text:p>
          </table:table-cell>
          <table:table-cell table:style-name="ce3" office:value-type="float" office:value="307.5" calcext:value-type="float">
            <text:p>307.50</text:p>
          </table:table-cell>
          <table:table-cell table:style-name="ce2" office:value-type="percentage" office:value="0.444" calcext:value-type="percentage">
            <text:p>44.40%</text:p>
          </table:table-cell>
          <table:table-cell table:style-name="ce2" office:value-type="percentage" office:value="0.282" calcext:value-type="percentage">
            <text:p>28.20%</text:p>
          </table:table-cell>
          <table:table-cell table:formula="of:=[.C486]*100" office:value-type="float" office:value="44.4" calcext:value-type="float">
            <text:p>44.4</text:p>
          </table:table-cell>
          <table:table-cell table:formula="of:=[.D486]*100" office:value-type="float" office:value="28.2" calcext:value-type="float">
            <text:p>28.2</text:p>
          </table:table-cell>
          <table:table-cell table:formula="of:=CONCATENATE(&quot;&quot;&quot;&quot;;[.A486];&quot;&quot;&quot;: &quot;&quot;hsl(&quot;;[.B486];&quot;,&quot;;[.E486];&quot;%,&quot;;[.F486];&quot;%)&quot;&quot;,&quot;)" office:value-type="string" office:string-value="&quot;Palatinate purple&quot;: &quot;hsl(307.5,44.4%,28.2%)&quot;," calcext:value-type="string">
            <text:p>"Palatinate purple": "hsl(307.5,44.4%,28.2%)",</text:p>
          </table:table-cell>
        </table:table-row>
        <table:table-row table:style-name="ro1">
          <table:table-cell office:value-type="string" calcext:value-type="string">
            <text:p>Pale aqua</text:p>
          </table:table-cell>
          <table:table-cell table:style-name="ce3" office:value-type="float" office:value="205.7" calcext:value-type="float">
            <text:p>205.70</text:p>
          </table:table-cell>
          <table:table-cell table:style-name="ce2" office:value-type="percentage" office:value="0.457" calcext:value-type="percentage">
            <text:p>45.70%</text:p>
          </table:table-cell>
          <table:table-cell table:style-name="ce2" office:value-type="percentage" office:value="0.82" calcext:value-type="percentage">
            <text:p>82.00%</text:p>
          </table:table-cell>
          <table:table-cell table:formula="of:=[.C487]*100" office:value-type="float" office:value="45.7" calcext:value-type="float">
            <text:p>45.7</text:p>
          </table:table-cell>
          <table:table-cell table:formula="of:=[.D487]*100" office:value-type="float" office:value="82" calcext:value-type="float">
            <text:p>82</text:p>
          </table:table-cell>
          <table:table-cell table:formula="of:=CONCATENATE(&quot;&quot;&quot;&quot;;[.A487];&quot;&quot;&quot;: &quot;&quot;hsl(&quot;;[.B487];&quot;,&quot;;[.E487];&quot;%,&quot;;[.F487];&quot;%)&quot;&quot;,&quot;)" office:value-type="string" office:string-value="&quot;Pale aqua&quot;: &quot;hsl(205.7,45.7%,82%)&quot;," calcext:value-type="string">
            <text:p>"Pale aqua": "hsl(205.7,45.7%,82%)",</text:p>
          </table:table-cell>
        </table:table-row>
        <table:table-row table:style-name="ro1">
          <table:table-cell office:value-type="string" calcext:value-type="string">
            <text:p>Pale blue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0.649" calcext:value-type="percentage">
            <text:p>64.90%</text:p>
          </table:table-cell>
          <table:table-cell table:style-name="ce2" office:value-type="percentage" office:value="0.81" calcext:value-type="percentage">
            <text:p>81.00%</text:p>
          </table:table-cell>
          <table:table-cell table:formula="of:=[.C488]*100" office:value-type="float" office:value="64.9" calcext:value-type="float">
            <text:p>64.9</text:p>
          </table:table-cell>
          <table:table-cell table:formula="of:=[.D488]*100" office:value-type="float" office:value="81" calcext:value-type="float">
            <text:p>81</text:p>
          </table:table-cell>
          <table:table-cell table:formula="of:=CONCATENATE(&quot;&quot;&quot;&quot;;[.A488];&quot;&quot;&quot;: &quot;&quot;hsl(&quot;;[.B488];&quot;,&quot;;[.E488];&quot;%,&quot;;[.F488];&quot;%)&quot;&quot;,&quot;)" office:value-type="string" office:string-value="&quot;Pale blue&quot;: &quot;hsl(180,64.9%,81%)&quot;," calcext:value-type="string">
            <text:p>"Pale blue": "hsl(180,64.9%,81%)",</text:p>
          </table:table-cell>
        </table:table-row>
        <table:table-row table:style-name="ro1">
          <table:table-cell office:value-type="string" calcext:value-type="string">
            <text:p>Pale brown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288" calcext:value-type="percentage">
            <text:p>28.80%</text:p>
          </table:table-cell>
          <table:table-cell table:style-name="ce2" office:value-type="percentage" office:value="0.463" calcext:value-type="percentage">
            <text:p>46.30%</text:p>
          </table:table-cell>
          <table:table-cell table:formula="of:=[.C489]*100" office:value-type="float" office:value="28.8" calcext:value-type="float">
            <text:p>28.8</text:p>
          </table:table-cell>
          <table:table-cell table:formula="of:=[.D489]*100" office:value-type="float" office:value="46.3" calcext:value-type="float">
            <text:p>46.3</text:p>
          </table:table-cell>
          <table:table-cell table:formula="of:=CONCATENATE(&quot;&quot;&quot;&quot;;[.A489];&quot;&quot;&quot;: &quot;&quot;hsl(&quot;;[.B489];&quot;,&quot;;[.E489];&quot;%,&quot;;[.F489];&quot;%)&quot;&quot;,&quot;)" office:value-type="string" office:string-value="&quot;Pale brown&quot;: &quot;hsl(30,28.8%,46.3%)&quot;," calcext:value-type="string">
            <text:p>"Pale brown": "hsl(30,28.8%,46.3%)",</text:p>
          </table:table-cell>
        </table:table-row>
        <table:table-row table:style-name="ro1">
          <table:table-cell office:value-type="string" calcext:value-type="string">
            <text:p>Pale carmine</text:p>
          </table:table-cell>
          <table:table-cell table:style-name="ce3" office:value-type="float" office:value="5.4" calcext:value-type="float">
            <text:p>5.40</text:p>
          </table:table-cell>
          <table:table-cell table:style-name="ce2" office:value-type="percentage" office:value="0.535" calcext:value-type="percentage">
            <text:p>53.50%</text:p>
          </table:table-cell>
          <table:table-cell table:style-name="ce2" office:value-type="percentage" office:value="0.447" calcext:value-type="percentage">
            <text:p>44.70%</text:p>
          </table:table-cell>
          <table:table-cell table:formula="of:=[.C490]*100" office:value-type="float" office:value="53.5" calcext:value-type="float">
            <text:p>53.5</text:p>
          </table:table-cell>
          <table:table-cell table:formula="of:=[.D490]*100" office:value-type="float" office:value="44.7" calcext:value-type="float">
            <text:p>44.7</text:p>
          </table:table-cell>
          <table:table-cell table:formula="of:=CONCATENATE(&quot;&quot;&quot;&quot;;[.A490];&quot;&quot;&quot;: &quot;&quot;hsl(&quot;;[.B490];&quot;,&quot;;[.E490];&quot;%,&quot;;[.F490];&quot;%)&quot;&quot;,&quot;)" office:value-type="string" office:string-value="&quot;Pale carmine&quot;: &quot;hsl(5.4,53.5%,44.7%)&quot;," calcext:value-type="string">
            <text:p>"Pale carmine": "hsl(5.4,53.5%,44.7%)",</text:p>
          </table:table-cell>
        </table:table-row>
        <table:table-row table:style-name="ro1">
          <table:table-cell office:value-type="string" calcext:value-type="string">
            <text:p>Pale cerulean</text:p>
          </table:table-cell>
          <table:table-cell table:style-name="ce3" office:value-type="float" office:value="205.4" calcext:value-type="float">
            <text:p>205.40</text:p>
          </table:table-cell>
          <table:table-cell table:style-name="ce2" office:value-type="percentage" office:value="0.55" calcext:value-type="percentage">
            <text:p>55.00%</text:p>
          </table:table-cell>
          <table:table-cell table:style-name="ce2" office:value-type="percentage" office:value="0.747" calcext:value-type="percentage">
            <text:p>74.70%</text:p>
          </table:table-cell>
          <table:table-cell table:formula="of:=[.C491]*100" office:value-type="float" office:value="55" calcext:value-type="float">
            <text:p>55</text:p>
          </table:table-cell>
          <table:table-cell table:formula="of:=[.D491]*100" office:value-type="float" office:value="74.7" calcext:value-type="float">
            <text:p>74.7</text:p>
          </table:table-cell>
          <table:table-cell table:formula="of:=CONCATENATE(&quot;&quot;&quot;&quot;;[.A491];&quot;&quot;&quot;: &quot;&quot;hsl(&quot;;[.B491];&quot;,&quot;;[.E491];&quot;%,&quot;;[.F491];&quot;%)&quot;&quot;,&quot;)" office:value-type="string" office:string-value="&quot;Pale cerulean&quot;: &quot;hsl(205.4,55%,74.7%)&quot;," calcext:value-type="string">
            <text:p>"Pale cerulean": "hsl(205.4,55%,74.7%)",</text:p>
          </table:table-cell>
        </table:table-row>
        <table:table-row table:style-name="ro1">
          <table:table-cell office:value-type="string" calcext:value-type="string">
            <text:p>Pale chestnut</text:p>
          </table:table-cell>
          <table:table-cell table:style-name="ce3" office:value-type="float" office:value="357.5" calcext:value-type="float">
            <text:p>357.50</text:p>
          </table:table-cell>
          <table:table-cell table:style-name="ce2" office:value-type="percentage" office:value="0.414" calcext:value-type="percentage">
            <text:p>41.40%</text:p>
          </table:table-cell>
          <table:table-cell table:style-name="ce2" office:value-type="percentage" office:value="0.773" calcext:value-type="percentage">
            <text:p>77.30%</text:p>
          </table:table-cell>
          <table:table-cell table:formula="of:=[.C492]*100" office:value-type="float" office:value="41.4" calcext:value-type="float">
            <text:p>41.4</text:p>
          </table:table-cell>
          <table:table-cell table:formula="of:=[.D492]*100" office:value-type="float" office:value="77.3" calcext:value-type="float">
            <text:p>77.3</text:p>
          </table:table-cell>
          <table:table-cell table:formula="of:=CONCATENATE(&quot;&quot;&quot;&quot;;[.A492];&quot;&quot;&quot;: &quot;&quot;hsl(&quot;;[.B492];&quot;,&quot;;[.E492];&quot;%,&quot;;[.F492];&quot;%)&quot;&quot;,&quot;)" office:value-type="string" office:string-value="&quot;Pale chestnut&quot;: &quot;hsl(357.5,41.4%,77.3%)&quot;," calcext:value-type="string">
            <text:p>"Pale chestnut": "hsl(357.5,41.4%,77.3%)",</text:p>
          </table:table-cell>
        </table:table-row>
        <table:table-row table:style-name="ro1">
          <table:table-cell office:value-type="string" calcext:value-type="string">
            <text:p>Pale copper</text:p>
          </table:table-cell>
          <table:table-cell table:style-name="ce3" office:value-type="float" office:value="18.3" calcext:value-type="float">
            <text:p>18.30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629" calcext:value-type="percentage">
            <text:p>62.90%</text:p>
          </table:table-cell>
          <table:table-cell table:formula="of:=[.C493]*100" office:value-type="float" office:value="60.8" calcext:value-type="float">
            <text:p>60.8</text:p>
          </table:table-cell>
          <table:table-cell table:formula="of:=[.D493]*100" office:value-type="float" office:value="62.9" calcext:value-type="float">
            <text:p>62.9</text:p>
          </table:table-cell>
          <table:table-cell table:formula="of:=CONCATENATE(&quot;&quot;&quot;&quot;;[.A493];&quot;&quot;&quot;: &quot;&quot;hsl(&quot;;[.B493];&quot;,&quot;;[.E493];&quot;%,&quot;;[.F493];&quot;%)&quot;&quot;,&quot;)" office:value-type="string" office:string-value="&quot;Pale copper&quot;: &quot;hsl(18.3,60.8%,62.9%)&quot;," calcext:value-type="string">
            <text:p>"Pale copper": "hsl(18.3,60.8%,62.9%)",</text:p>
          </table:table-cell>
        </table:table-row>
        <table:table-row table:style-name="ro1">
          <table:table-cell office:value-type="string" calcext:value-type="string">
            <text:p>Pale cornflower blue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0.68" calcext:value-type="percentage">
            <text:p>68.00%</text:p>
          </table:table-cell>
          <table:table-cell table:style-name="ce2" office:value-type="percentage" office:value="0.804" calcext:value-type="percentage">
            <text:p>80.40%</text:p>
          </table:table-cell>
          <table:table-cell table:formula="of:=[.C494]*100" office:value-type="float" office:value="68" calcext:value-type="float">
            <text:p>68</text:p>
          </table:table-cell>
          <table:table-cell table:formula="of:=[.D494]*100" office:value-type="float" office:value="80.4" calcext:value-type="float">
            <text:p>80.4</text:p>
          </table:table-cell>
          <table:table-cell table:formula="of:=CONCATENATE(&quot;&quot;&quot;&quot;;[.A494];&quot;&quot;&quot;: &quot;&quot;hsl(&quot;;[.B494];&quot;,&quot;;[.E494];&quot;%,&quot;;[.F494];&quot;%)&quot;&quot;,&quot;)" office:value-type="string" office:string-value="&quot;Pale cornflower blue&quot;: &quot;hsl(210,68%,80.4%)&quot;," calcext:value-type="string">
            <text:p>"Pale cornflower blue": "hsl(210,68%,80.4%)",</text:p>
          </table:table-cell>
        </table:table-row>
        <table:table-row table:style-name="ro1">
          <table:table-cell office:value-type="string" calcext:value-type="string">
            <text:p>Pale gold</text:p>
          </table:table-cell>
          <table:table-cell table:style-name="ce3" office:value-type="float" office:value="33.9" calcext:value-type="float">
            <text:p>33.90</text:p>
          </table:table-cell>
          <table:table-cell table:style-name="ce2" office:value-type="percentage" office:value="0.648" calcext:value-type="percentage">
            <text:p>64.80%</text:p>
          </table:table-cell>
          <table:table-cell table:style-name="ce2" office:value-type="percentage" office:value="0.722" calcext:value-type="percentage">
            <text:p>72.20%</text:p>
          </table:table-cell>
          <table:table-cell table:formula="of:=[.C495]*100" office:value-type="float" office:value="64.8" calcext:value-type="float">
            <text:p>64.8</text:p>
          </table:table-cell>
          <table:table-cell table:formula="of:=[.D495]*100" office:value-type="float" office:value="72.2" calcext:value-type="float">
            <text:p>72.2</text:p>
          </table:table-cell>
          <table:table-cell table:formula="of:=CONCATENATE(&quot;&quot;&quot;&quot;;[.A495];&quot;&quot;&quot;: &quot;&quot;hsl(&quot;;[.B495];&quot;,&quot;;[.E495];&quot;%,&quot;;[.F495];&quot;%)&quot;&quot;,&quot;)" office:value-type="string" office:string-value="&quot;Pale gold&quot;: &quot;hsl(33.9,64.8%,72.2%)&quot;," calcext:value-type="string">
            <text:p>"Pale gold": "hsl(33.9,64.8%,72.2%)",</text:p>
          </table:table-cell>
        </table:table-row>
        <table:table-row table:style-name="ro1">
          <table:table-cell office:value-type="string" calcext:value-type="string">
            <text:p>Pale goldenrod</text:p>
          </table:table-cell>
          <table:table-cell table:style-name="ce3" office:value-type="float" office:value="54.7" calcext:value-type="float">
            <text:p>54.70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8" calcext:value-type="percentage">
            <text:p>80.00%</text:p>
          </table:table-cell>
          <table:table-cell table:formula="of:=[.C496]*100" office:value-type="float" office:value="66.7" calcext:value-type="float">
            <text:p>66.7</text:p>
          </table:table-cell>
          <table:table-cell table:formula="of:=[.D496]*100" office:value-type="float" office:value="80" calcext:value-type="float">
            <text:p>80</text:p>
          </table:table-cell>
          <table:table-cell table:formula="of:=CONCATENATE(&quot;&quot;&quot;&quot;;[.A496];&quot;&quot;&quot;: &quot;&quot;hsl(&quot;;[.B496];&quot;,&quot;;[.E496];&quot;%,&quot;;[.F496];&quot;%)&quot;&quot;,&quot;)" office:value-type="string" office:string-value="&quot;Pale goldenrod&quot;: &quot;hsl(54.7,66.7%,80%)&quot;," calcext:value-type="string">
            <text:p>"Pale goldenrod": "hsl(54.7,66.7%,80%)",</text:p>
          </table:table-cell>
        </table:table-row>
        <table:table-row table:style-name="ro1">
          <table:table-cell office:value-type="string" calcext:value-type="string">
            <text:p>Pale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0.925" calcext:value-type="percentage">
            <text:p>92.50%</text:p>
          </table:table-cell>
          <table:table-cell table:style-name="ce2" office:value-type="percentage" office:value="0.79" calcext:value-type="percentage">
            <text:p>79.00%</text:p>
          </table:table-cell>
          <table:table-cell table:formula="of:=[.C497]*100" office:value-type="float" office:value="92.5" calcext:value-type="float">
            <text:p>92.5</text:p>
          </table:table-cell>
          <table:table-cell table:formula="of:=[.D497]*100" office:value-type="float" office:value="79" calcext:value-type="float">
            <text:p>79</text:p>
          </table:table-cell>
          <table:table-cell table:formula="of:=CONCATENATE(&quot;&quot;&quot;&quot;;[.A497];&quot;&quot;&quot;: &quot;&quot;hsl(&quot;;[.B497];&quot;,&quot;;[.E497];&quot;%,&quot;;[.F497];&quot;%)&quot;&quot;,&quot;)" office:value-type="string" office:string-value="&quot;Pale green&quot;: &quot;hsl(120,92.5%,79%)&quot;," calcext:value-type="string">
            <text:p>"Pale green": "hsl(120,92.5%,79%)",</text:p>
          </table:table-cell>
        </table:table-row>
        <table:table-row table:style-name="ro1">
          <table:table-cell office:value-type="string" calcext:value-type="string">
            <text:p>Pale lavender</text:p>
          </table:table-cell>
          <table:table-cell table:style-name="ce3" office:value-type="float" office:value="255.3" calcext:value-type="float">
            <text:p>255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08" calcext:value-type="percentage">
            <text:p>90.80%</text:p>
          </table:table-cell>
          <table:table-cell table:formula="of:=[.C498]*100" office:value-type="float" office:value="100" calcext:value-type="float">
            <text:p>100</text:p>
          </table:table-cell>
          <table:table-cell table:formula="of:=[.D498]*100" office:value-type="float" office:value="90.8" calcext:value-type="float">
            <text:p>90.8</text:p>
          </table:table-cell>
          <table:table-cell table:formula="of:=CONCATENATE(&quot;&quot;&quot;&quot;;[.A498];&quot;&quot;&quot;: &quot;&quot;hsl(&quot;;[.B498];&quot;,&quot;;[.E498];&quot;%,&quot;;[.F498];&quot;%)&quot;&quot;,&quot;)" office:value-type="string" office:string-value="&quot;Pale lavender&quot;: &quot;hsl(255.3,100%,90.8%)&quot;," calcext:value-type="string">
            <text:p>"Pale lavender": "hsl(255.3,100%,90.8%)",</text:p>
          </table:table-cell>
        </table:table-row>
        <table:table-row table:style-name="ro1">
          <table:table-cell office:value-type="string" calcext:value-type="string">
            <text:p>Pale magenta</text:p>
          </table:table-cell>
          <table:table-cell table:style-name="ce3" office:value-type="float" office:value="310.3" calcext:value-type="float">
            <text:p>310.30</text:p>
          </table:table-cell>
          <table:table-cell table:style-name="ce2" office:value-type="percentage" office:value="0.907" calcext:value-type="percentage">
            <text:p>90.70%</text:p>
          </table:table-cell>
          <table:table-cell table:style-name="ce2" office:value-type="percentage" office:value="0.747" calcext:value-type="percentage">
            <text:p>74.70%</text:p>
          </table:table-cell>
          <table:table-cell table:formula="of:=[.C499]*100" office:value-type="float" office:value="90.7" calcext:value-type="float">
            <text:p>90.7</text:p>
          </table:table-cell>
          <table:table-cell table:formula="of:=[.D499]*100" office:value-type="float" office:value="74.7" calcext:value-type="float">
            <text:p>74.7</text:p>
          </table:table-cell>
          <table:table-cell table:formula="of:=CONCATENATE(&quot;&quot;&quot;&quot;;[.A499];&quot;&quot;&quot;: &quot;&quot;hsl(&quot;;[.B499];&quot;,&quot;;[.E499];&quot;%,&quot;;[.F499];&quot;%)&quot;&quot;,&quot;)" office:value-type="string" office:string-value="&quot;Pale magenta&quot;: &quot;hsl(310.3,90.7%,74.7%)&quot;," calcext:value-type="string">
            <text:p>"Pale magenta": "hsl(310.3,90.7%,74.7%)",</text:p>
          </table:table-cell>
        </table:table-row>
        <table:table-row table:style-name="ro1">
          <table:table-cell office:value-type="string" calcext:value-type="string">
            <text:p>Pale pink</text:p>
          </table:table-cell>
          <table:table-cell table:style-name="ce3" office:value-type="float" office:value="354.4" calcext:value-type="float">
            <text:p>354.40</text:p>
          </table:table-cell>
          <table:table-cell table:style-name="ce2" office:value-type="percentage" office:value="0.762" calcext:value-type="percentage">
            <text:p>76.20%</text:p>
          </table:table-cell>
          <table:table-cell table:style-name="ce2" office:value-type="percentage" office:value="0.918" calcext:value-type="percentage">
            <text:p>91.80%</text:p>
          </table:table-cell>
          <table:table-cell table:formula="of:=[.C500]*100" office:value-type="float" office:value="76.2" calcext:value-type="float">
            <text:p>76.2</text:p>
          </table:table-cell>
          <table:table-cell table:formula="of:=[.D500]*100" office:value-type="float" office:value="91.8" calcext:value-type="float">
            <text:p>91.8</text:p>
          </table:table-cell>
          <table:table-cell table:formula="of:=CONCATENATE(&quot;&quot;&quot;&quot;;[.A500];&quot;&quot;&quot;: &quot;&quot;hsl(&quot;;[.B500];&quot;,&quot;;[.E500];&quot;%,&quot;;[.F500];&quot;%)&quot;&quot;,&quot;)" office:value-type="string" office:string-value="&quot;Pale pink&quot;: &quot;hsl(354.4,76.2%,91.8%)&quot;," calcext:value-type="string">
            <text:p>"Pale pink": "hsl(354.4,76.2%,91.8%)",</text:p>
          </table:table-cell>
        </table:table-row>
        <table:table-row table:style-name="ro1">
          <table:table-cell office:value-type="string" calcext:value-type="string">
            <text:p>Pale plum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0.473" calcext:value-type="percentage">
            <text:p>47.30%</text:p>
          </table:table-cell>
          <table:table-cell table:style-name="ce2" office:value-type="percentage" office:value="0.747" calcext:value-type="percentage">
            <text:p>74.70%</text:p>
          </table:table-cell>
          <table:table-cell table:formula="of:=[.C501]*100" office:value-type="float" office:value="47.3" calcext:value-type="float">
            <text:p>47.3</text:p>
          </table:table-cell>
          <table:table-cell table:formula="of:=[.D501]*100" office:value-type="float" office:value="74.7" calcext:value-type="float">
            <text:p>74.7</text:p>
          </table:table-cell>
          <table:table-cell table:formula="of:=CONCATENATE(&quot;&quot;&quot;&quot;;[.A501];&quot;&quot;&quot;: &quot;&quot;hsl(&quot;;[.B501];&quot;,&quot;;[.E501];&quot;%,&quot;;[.F501];&quot;%)&quot;&quot;,&quot;)" office:value-type="string" office:string-value="&quot;Pale plum&quot;: &quot;hsl(300,47.3%,74.7%)&quot;," calcext:value-type="string">
            <text:p>"Pale plum": "hsl(300,47.3%,74.7%)",</text:p>
          </table:table-cell>
        </table:table-row>
        <table:table-row table:style-name="ro1">
          <table:table-cell office:value-type="string" calcext:value-type="string">
            <text:p>Pale red violet</text:p>
          </table:table-cell>
          <table:table-cell table:style-name="ce3" office:value-type="float" office:value="340.4" calcext:value-type="float">
            <text:p>340.40</text:p>
          </table:table-cell>
          <table:table-cell table:style-name="ce2" office:value-type="percentage" office:value="0.598" calcext:value-type="percentage">
            <text:p>59.80%</text:p>
          </table:table-cell>
          <table:table-cell table:style-name="ce2" office:value-type="percentage" office:value="0.649" calcext:value-type="percentage">
            <text:p>64.90%</text:p>
          </table:table-cell>
          <table:table-cell table:formula="of:=[.C502]*100" office:value-type="float" office:value="59.8" calcext:value-type="float">
            <text:p>59.8</text:p>
          </table:table-cell>
          <table:table-cell table:formula="of:=[.D502]*100" office:value-type="float" office:value="64.9" calcext:value-type="float">
            <text:p>64.9</text:p>
          </table:table-cell>
          <table:table-cell table:formula="of:=CONCATENATE(&quot;&quot;&quot;&quot;;[.A502];&quot;&quot;&quot;: &quot;&quot;hsl(&quot;;[.B502];&quot;,&quot;;[.E502];&quot;%,&quot;;[.F502];&quot;%)&quot;&quot;,&quot;)" office:value-type="string" office:string-value="&quot;Pale red violet&quot;: &quot;hsl(340.4,59.8%,64.9%)&quot;," calcext:value-type="string">
            <text:p>"Pale red violet": "hsl(340.4,59.8%,64.9%)",</text:p>
          </table:table-cell>
        </table:table-row>
        <table:table-row table:style-name="ro1">
          <table:table-cell office:value-type="string" calcext:value-type="string">
            <text:p>Pale robin egg blue</text:p>
          </table:table-cell>
          <table:table-cell table:style-name="ce3" office:value-type="float" office:value="169.2" calcext:value-type="float">
            <text:p>169.20</text:p>
          </table:table-cell>
          <table:table-cell table:style-name="ce2" office:value-type="percentage" office:value="0.522" calcext:value-type="percentage">
            <text:p>52.20%</text:p>
          </table:table-cell>
          <table:table-cell table:style-name="ce2" office:value-type="percentage" office:value="0.729" calcext:value-type="percentage">
            <text:p>72.90%</text:p>
          </table:table-cell>
          <table:table-cell table:formula="of:=[.C503]*100" office:value-type="float" office:value="52.2" calcext:value-type="float">
            <text:p>52.2</text:p>
          </table:table-cell>
          <table:table-cell table:formula="of:=[.D503]*100" office:value-type="float" office:value="72.9" calcext:value-type="float">
            <text:p>72.9</text:p>
          </table:table-cell>
          <table:table-cell table:formula="of:=CONCATENATE(&quot;&quot;&quot;&quot;;[.A503];&quot;&quot;&quot;: &quot;&quot;hsl(&quot;;[.B503];&quot;,&quot;;[.E503];&quot;%,&quot;;[.F503];&quot;%)&quot;&quot;,&quot;)" office:value-type="string" office:string-value="&quot;Pale robin egg blue&quot;: &quot;hsl(169.2,52.2%,72.9%)&quot;," calcext:value-type="string">
            <text:p>"Pale robin egg blue": "hsl(169.2,52.2%,72.9%)",</text:p>
          </table:table-cell>
        </table:table-row>
        <table:table-row table:style-name="ro1">
          <table:table-cell office:value-type="string" calcext:value-type="string">
            <text:p>Pale silver</text:p>
          </table:table-cell>
          <table:table-cell table:style-name="ce3" office:value-type="float" office:value="21.4" calcext:value-type="float">
            <text:p>21.40</text:p>
          </table:table-cell>
          <table:table-cell table:style-name="ce2" office:value-type="percentage" office:value="0.115" calcext:value-type="percentage">
            <text:p>11.50%</text:p>
          </table:table-cell>
          <table:table-cell table:style-name="ce2" office:value-type="percentage" office:value="0.761" calcext:value-type="percentage">
            <text:p>76.10%</text:p>
          </table:table-cell>
          <table:table-cell table:formula="of:=[.C504]*100" office:value-type="float" office:value="11.5" calcext:value-type="float">
            <text:p>11.5</text:p>
          </table:table-cell>
          <table:table-cell table:formula="of:=[.D504]*100" office:value-type="float" office:value="76.1" calcext:value-type="float">
            <text:p>76.1</text:p>
          </table:table-cell>
          <table:table-cell table:formula="of:=CONCATENATE(&quot;&quot;&quot;&quot;;[.A504];&quot;&quot;&quot;: &quot;&quot;hsl(&quot;;[.B504];&quot;,&quot;;[.E504];&quot;%,&quot;;[.F504];&quot;%)&quot;&quot;,&quot;)" office:value-type="string" office:string-value="&quot;Pale silver&quot;: &quot;hsl(21.4,11.5%,76.1%)&quot;," calcext:value-type="string">
            <text:p>"Pale silver": "hsl(21.4,11.5%,76.1%)",</text:p>
          </table:table-cell>
        </table:table-row>
        <table:table-row table:style-name="ro1">
          <table:table-cell office:value-type="string" calcext:value-type="string">
            <text:p>Pale spring bud</text:p>
          </table:table-cell>
          <table:table-cell table:style-name="ce3" office:value-type="float" office:value="58.7" calcext:value-type="float">
            <text:p>58.70</text:p>
          </table:table-cell>
          <table:table-cell table:style-name="ce2" office:value-type="percentage" office:value="0.553" calcext:value-type="percentage">
            <text:p>55.30%</text:p>
          </table:table-cell>
          <table:table-cell table:style-name="ce2" office:value-type="percentage" office:value="0.833" calcext:value-type="percentage">
            <text:p>83.30%</text:p>
          </table:table-cell>
          <table:table-cell table:formula="of:=[.C505]*100" office:value-type="float" office:value="55.3" calcext:value-type="float">
            <text:p>55.3</text:p>
          </table:table-cell>
          <table:table-cell table:formula="of:=[.D505]*100" office:value-type="float" office:value="83.3" calcext:value-type="float">
            <text:p>83.3</text:p>
          </table:table-cell>
          <table:table-cell table:formula="of:=CONCATENATE(&quot;&quot;&quot;&quot;;[.A505];&quot;&quot;&quot;: &quot;&quot;hsl(&quot;;[.B505];&quot;,&quot;;[.E505];&quot;%,&quot;;[.F505];&quot;%)&quot;&quot;,&quot;)" office:value-type="string" office:string-value="&quot;Pale spring bud&quot;: &quot;hsl(58.7,55.3%,83.3%)&quot;," calcext:value-type="string">
            <text:p>"Pale spring bud": "hsl(58.7,55.3%,83.3%)",</text:p>
          </table:table-cell>
        </table:table-row>
        <table:table-row table:style-name="ro1">
          <table:table-cell office:value-type="string" calcext:value-type="string">
            <text:p>Pale taupe</text:p>
          </table:table-cell>
          <table:table-cell table:style-name="ce3" office:value-type="float" office:value="25.2" calcext:value-type="float">
            <text:p>25.20</text:p>
          </table:table-cell>
          <table:table-cell table:style-name="ce2" office:value-type="percentage" office:value="0.316" calcext:value-type="percentage">
            <text:p>31.60%</text:p>
          </table:table-cell>
          <table:table-cell table:style-name="ce2" office:value-type="percentage" office:value="0.616" calcext:value-type="percentage">
            <text:p>61.60%</text:p>
          </table:table-cell>
          <table:table-cell table:formula="of:=[.C506]*100" office:value-type="float" office:value="31.6" calcext:value-type="float">
            <text:p>31.6</text:p>
          </table:table-cell>
          <table:table-cell table:formula="of:=[.D506]*100" office:value-type="float" office:value="61.6" calcext:value-type="float">
            <text:p>61.6</text:p>
          </table:table-cell>
          <table:table-cell table:formula="of:=CONCATENATE(&quot;&quot;&quot;&quot;;[.A506];&quot;&quot;&quot;: &quot;&quot;hsl(&quot;;[.B506];&quot;,&quot;;[.E506];&quot;%,&quot;;[.F506];&quot;%)&quot;&quot;,&quot;)" office:value-type="string" office:string-value="&quot;Pale taupe&quot;: &quot;hsl(25.2,31.6%,61.6%)&quot;," calcext:value-type="string">
            <text:p>"Pale taupe": "hsl(25.2,31.6%,61.6%)",</text:p>
          </table:table-cell>
        </table:table-row>
        <table:table-row table:style-name="ro1">
          <table:table-cell office:value-type="string" calcext:value-type="string">
            <text:p>Pale violet red</text:p>
          </table:table-cell>
          <table:table-cell table:style-name="ce3" office:value-type="float" office:value="340.4" calcext:value-type="float">
            <text:p>340.40</text:p>
          </table:table-cell>
          <table:table-cell table:style-name="ce2" office:value-type="percentage" office:value="0.598" calcext:value-type="percentage">
            <text:p>59.80%</text:p>
          </table:table-cell>
          <table:table-cell table:style-name="ce2" office:value-type="percentage" office:value="0.649" calcext:value-type="percentage">
            <text:p>64.90%</text:p>
          </table:table-cell>
          <table:table-cell table:formula="of:=[.C507]*100" office:value-type="float" office:value="59.8" calcext:value-type="float">
            <text:p>59.8</text:p>
          </table:table-cell>
          <table:table-cell table:formula="of:=[.D507]*100" office:value-type="float" office:value="64.9" calcext:value-type="float">
            <text:p>64.9</text:p>
          </table:table-cell>
          <table:table-cell table:formula="of:=CONCATENATE(&quot;&quot;&quot;&quot;;[.A507];&quot;&quot;&quot;: &quot;&quot;hsl(&quot;;[.B507];&quot;,&quot;;[.E507];&quot;%,&quot;;[.F507];&quot;%)&quot;&quot;,&quot;)" office:value-type="string" office:string-value="&quot;Pale violet red&quot;: &quot;hsl(340.4,59.8%,64.9%)&quot;," calcext:value-type="string">
            <text:p>"Pale violet red": "hsl(340.4,59.8%,64.9%)",</text:p>
          </table:table-cell>
        </table:table-row>
        <table:table-row table:style-name="ro1">
          <table:table-cell office:value-type="string" calcext:value-type="string">
            <text:p>Pansy purple</text:p>
          </table:table-cell>
          <table:table-cell table:style-name="ce3" office:value-type="float" office:value="328.8" calcext:value-type="float">
            <text:p>328.80</text:p>
          </table:table-cell>
          <table:table-cell table:style-name="ce2" office:value-type="percentage" office:value="0.667" calcext:value-type="percentage">
            <text:p>66.70%</text:p>
          </table:table-cell>
          <table:table-cell table:style-name="ce2" office:value-type="percentage" office:value="0.282" calcext:value-type="percentage">
            <text:p>28.20%</text:p>
          </table:table-cell>
          <table:table-cell table:formula="of:=[.C508]*100" office:value-type="float" office:value="66.7" calcext:value-type="float">
            <text:p>66.7</text:p>
          </table:table-cell>
          <table:table-cell table:formula="of:=[.D508]*100" office:value-type="float" office:value="28.2" calcext:value-type="float">
            <text:p>28.2</text:p>
          </table:table-cell>
          <table:table-cell table:formula="of:=CONCATENATE(&quot;&quot;&quot;&quot;;[.A508];&quot;&quot;&quot;: &quot;&quot;hsl(&quot;;[.B508];&quot;,&quot;;[.E508];&quot;%,&quot;;[.F508];&quot;%)&quot;&quot;,&quot;)" office:value-type="string" office:string-value="&quot;Pansy purple&quot;: &quot;hsl(328.8,66.7%,28.2%)&quot;," calcext:value-type="string">
            <text:p>"Pansy purple": "hsl(328.8,66.7%,28.2%)",</text:p>
          </table:table-cell>
        </table:table-row>
        <table:table-row table:style-name="ro1">
          <table:table-cell office:value-type="string" calcext:value-type="string">
            <text:p>Papaya whip</text:p>
          </table:table-cell>
          <table:table-cell table:style-name="ce3" office:value-type="float" office:value="37.1" calcext:value-type="float">
            <text:p>37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18" calcext:value-type="percentage">
            <text:p>91.80%</text:p>
          </table:table-cell>
          <table:table-cell table:formula="of:=[.C509]*100" office:value-type="float" office:value="100" calcext:value-type="float">
            <text:p>100</text:p>
          </table:table-cell>
          <table:table-cell table:formula="of:=[.D509]*100" office:value-type="float" office:value="91.8" calcext:value-type="float">
            <text:p>91.8</text:p>
          </table:table-cell>
          <table:table-cell table:formula="of:=CONCATENATE(&quot;&quot;&quot;&quot;;[.A509];&quot;&quot;&quot;: &quot;&quot;hsl(&quot;;[.B509];&quot;,&quot;;[.E509];&quot;%,&quot;;[.F509];&quot;%)&quot;&quot;,&quot;)" office:value-type="string" office:string-value="&quot;Papaya whip&quot;: &quot;hsl(37.1,100%,91.8%)&quot;," calcext:value-type="string">
            <text:p>"Papaya whip": "hsl(37.1,100%,91.8%)",</text:p>
          </table:table-cell>
        </table:table-row>
        <table:table-row table:style-name="ro1">
          <table:table-cell office:value-type="string" calcext:value-type="string">
            <text:p>Paris Green</text:p>
          </table:table-cell>
          <table:table-cell table:style-name="ce3" office:value-type="float" office:value="140" calcext:value-type="float">
            <text:p>140.00</text:p>
          </table:table-cell>
          <table:table-cell table:style-name="ce2" office:value-type="percentage" office:value="0.522" calcext:value-type="percentage">
            <text:p>52.20%</text:p>
          </table:table-cell>
          <table:table-cell table:style-name="ce2" office:value-type="percentage" office:value="0.549" calcext:value-type="percentage">
            <text:p>54.90%</text:p>
          </table:table-cell>
          <table:table-cell table:formula="of:=[.C510]*100" office:value-type="float" office:value="52.2" calcext:value-type="float">
            <text:p>52.2</text:p>
          </table:table-cell>
          <table:table-cell table:formula="of:=[.D510]*100" office:value-type="float" office:value="54.9" calcext:value-type="float">
            <text:p>54.9</text:p>
          </table:table-cell>
          <table:table-cell table:formula="of:=CONCATENATE(&quot;&quot;&quot;&quot;;[.A510];&quot;&quot;&quot;: &quot;&quot;hsl(&quot;;[.B510];&quot;,&quot;;[.E510];&quot;%,&quot;;[.F510];&quot;%)&quot;&quot;,&quot;)" office:value-type="string" office:string-value="&quot;Paris Green&quot;: &quot;hsl(140,52.2%,54.9%)&quot;," calcext:value-type="string">
            <text:p>"Paris Green": "hsl(140,52.2%,54.9%)",</text:p>
          </table:table-cell>
        </table:table-row>
        <table:table-row table:style-name="ro1">
          <table:table-cell office:value-type="string" calcext:value-type="string">
            <text:p>Pastel blue</text:p>
          </table:table-cell>
          <table:table-cell table:style-name="ce3" office:value-type="float" office:value="196.4" calcext:value-type="float">
            <text:p>196.40</text:p>
          </table:table-cell>
          <table:table-cell table:style-name="ce2" office:value-type="percentage" office:value="0.256" calcext:value-type="percentage">
            <text:p>25.60%</text:p>
          </table:table-cell>
          <table:table-cell table:style-name="ce2" office:value-type="percentage" office:value="0.747" calcext:value-type="percentage">
            <text:p>74.70%</text:p>
          </table:table-cell>
          <table:table-cell table:formula="of:=[.C511]*100" office:value-type="float" office:value="25.6" calcext:value-type="float">
            <text:p>25.6</text:p>
          </table:table-cell>
          <table:table-cell table:formula="of:=[.D511]*100" office:value-type="float" office:value="74.7" calcext:value-type="float">
            <text:p>74.7</text:p>
          </table:table-cell>
          <table:table-cell table:formula="of:=CONCATENATE(&quot;&quot;&quot;&quot;;[.A511];&quot;&quot;&quot;: &quot;&quot;hsl(&quot;;[.B511];&quot;,&quot;;[.E511];&quot;%,&quot;;[.F511];&quot;%)&quot;&quot;,&quot;)" office:value-type="string" office:string-value="&quot;Pastel blue&quot;: &quot;hsl(196.4,25.6%,74.7%)&quot;," calcext:value-type="string">
            <text:p>"Pastel blue": "hsl(196.4,25.6%,74.7%)",</text:p>
          </table:table-cell>
        </table:table-row>
        <table:table-row table:style-name="ro1">
          <table:table-cell office:value-type="string" calcext:value-type="string">
            <text:p>Pastel brown</text:p>
          </table:table-cell>
          <table:table-cell table:style-name="ce3" office:value-type="float" office:value="27.5" calcext:value-type="float">
            <text:p>27.50</text:p>
          </table:table-cell>
          <table:table-cell table:style-name="ce2" office:value-type="percentage" office:value="0.224" calcext:value-type="percentage">
            <text:p>22.40%</text:p>
          </table:table-cell>
          <table:table-cell table:style-name="ce2" office:value-type="percentage" office:value="0.42" calcext:value-type="percentage">
            <text:p>42.00%</text:p>
          </table:table-cell>
          <table:table-cell table:formula="of:=[.C512]*100" office:value-type="float" office:value="22.4" calcext:value-type="float">
            <text:p>22.4</text:p>
          </table:table-cell>
          <table:table-cell table:formula="of:=[.D512]*100" office:value-type="float" office:value="42" calcext:value-type="float">
            <text:p>42</text:p>
          </table:table-cell>
          <table:table-cell table:formula="of:=CONCATENATE(&quot;&quot;&quot;&quot;;[.A512];&quot;&quot;&quot;: &quot;&quot;hsl(&quot;;[.B512];&quot;,&quot;;[.E512];&quot;%,&quot;;[.F512];&quot;%)&quot;&quot;,&quot;)" office:value-type="string" office:string-value="&quot;Pastel brown&quot;: &quot;hsl(27.5,22.4%,42%)&quot;," calcext:value-type="string">
            <text:p>"Pastel brown": "hsl(27.5,22.4%,42%)",</text:p>
          </table:table-cell>
        </table:table-row>
        <table:table-row table:style-name="ro1">
          <table:table-cell office:value-type="string" calcext:value-type="string">
            <text:p>Pastel gray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0.103" calcext:value-type="percentage">
            <text:p>10.30%</text:p>
          </table:table-cell>
          <table:table-cell table:style-name="ce2" office:value-type="percentage" office:value="0.79" calcext:value-type="percentage">
            <text:p>79.00%</text:p>
          </table:table-cell>
          <table:table-cell table:formula="of:=[.C513]*100" office:value-type="float" office:value="10.3" calcext:value-type="float">
            <text:p>10.3</text:p>
          </table:table-cell>
          <table:table-cell table:formula="of:=[.D513]*100" office:value-type="float" office:value="79" calcext:value-type="float">
            <text:p>79</text:p>
          </table:table-cell>
          <table:table-cell table:formula="of:=CONCATENATE(&quot;&quot;&quot;&quot;;[.A513];&quot;&quot;&quot;: &quot;&quot;hsl(&quot;;[.B513];&quot;,&quot;;[.E513];&quot;%,&quot;;[.F513];&quot;%)&quot;&quot;,&quot;)" office:value-type="string" office:string-value="&quot;Pastel gray&quot;: &quot;hsl(60,10.3%,79%)&quot;," calcext:value-type="string">
            <text:p>"Pastel gray": "hsl(60,10.3%,79%)",</text:p>
          </table:table-cell>
        </table:table-row>
        <table:table-row table:style-name="ro1">
          <table:table-cell office:value-type="string" calcext:value-type="string">
            <text:p>Pastel green</text:p>
          </table:table-cell>
          <table:table-cell table:style-name="ce3" office:value-type="float" office:value="120" calcext:value-type="float">
            <text:p>120.00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667" calcext:value-type="percentage">
            <text:p>66.70%</text:p>
          </table:table-cell>
          <table:table-cell table:formula="of:=[.C514]*100" office:value-type="float" office:value="60" calcext:value-type="float">
            <text:p>60</text:p>
          </table:table-cell>
          <table:table-cell table:formula="of:=[.D514]*100" office:value-type="float" office:value="66.7" calcext:value-type="float">
            <text:p>66.7</text:p>
          </table:table-cell>
          <table:table-cell table:formula="of:=CONCATENATE(&quot;&quot;&quot;&quot;;[.A514];&quot;&quot;&quot;: &quot;&quot;hsl(&quot;;[.B514];&quot;,&quot;;[.E514];&quot;%,&quot;;[.F514];&quot;%)&quot;&quot;,&quot;)" office:value-type="string" office:string-value="&quot;Pastel green&quot;: &quot;hsl(120,60%,66.7%)&quot;," calcext:value-type="string">
            <text:p>"Pastel green": "hsl(120,60%,66.7%)",</text:p>
          </table:table-cell>
        </table:table-row>
        <table:table-row table:style-name="ro1">
          <table:table-cell office:value-type="string" calcext:value-type="string">
            <text:p>Pastel magenta</text:p>
          </table:table-cell>
          <table:table-cell table:style-name="ce3" office:value-type="float" office:value="333.3" calcext:value-type="float">
            <text:p>333.30</text:p>
          </table:table-cell>
          <table:table-cell table:style-name="ce2" office:value-type="percentage" office:value="0.804" calcext:value-type="percentage">
            <text:p>80.40%</text:p>
          </table:table-cell>
          <table:table-cell table:style-name="ce2" office:value-type="percentage" office:value="0.78" calcext:value-type="percentage">
            <text:p>78.00%</text:p>
          </table:table-cell>
          <table:table-cell table:formula="of:=[.C515]*100" office:value-type="float" office:value="80.4" calcext:value-type="float">
            <text:p>80.4</text:p>
          </table:table-cell>
          <table:table-cell table:formula="of:=[.D515]*100" office:value-type="float" office:value="78" calcext:value-type="float">
            <text:p>78</text:p>
          </table:table-cell>
          <table:table-cell table:formula="of:=CONCATENATE(&quot;&quot;&quot;&quot;;[.A515];&quot;&quot;&quot;: &quot;&quot;hsl(&quot;;[.B515];&quot;,&quot;;[.E515];&quot;%,&quot;;[.F515];&quot;%)&quot;&quot;,&quot;)" office:value-type="string" office:string-value="&quot;Pastel magenta&quot;: &quot;hsl(333.3,80.4%,78%)&quot;," calcext:value-type="string">
            <text:p>"Pastel magenta": "hsl(333.3,80.4%,78%)",</text:p>
          </table:table-cell>
        </table:table-row>
        <table:table-row table:style-name="ro1">
          <table:table-cell office:value-type="string" calcext:value-type="string">
            <text:p>Pastel orange</text:p>
          </table:table-cell>
          <table:table-cell table:style-name="ce3" office:value-type="float" office:value="35.2" calcext:value-type="float">
            <text:p>35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9" calcext:value-type="percentage">
            <text:p>63.90%</text:p>
          </table:table-cell>
          <table:table-cell table:formula="of:=[.C516]*100" office:value-type="float" office:value="100" calcext:value-type="float">
            <text:p>100</text:p>
          </table:table-cell>
          <table:table-cell table:formula="of:=[.D516]*100" office:value-type="float" office:value="63.9" calcext:value-type="float">
            <text:p>63.9</text:p>
          </table:table-cell>
          <table:table-cell table:formula="of:=CONCATENATE(&quot;&quot;&quot;&quot;;[.A516];&quot;&quot;&quot;: &quot;&quot;hsl(&quot;;[.B516];&quot;,&quot;;[.E516];&quot;%,&quot;;[.F516];&quot;%)&quot;&quot;,&quot;)" office:value-type="string" office:string-value="&quot;Pastel orange&quot;: &quot;hsl(35.2,100%,63.9%)&quot;," calcext:value-type="string">
            <text:p>"Pastel orange": "hsl(35.2,100%,63.9%)",</text:p>
          </table:table-cell>
        </table:table-row>
        <table:table-row table:style-name="ro1">
          <table:table-cell office:value-type="string" calcext:value-type="string">
            <text:p>Pastel pink</text:p>
          </table:table-cell>
          <table:table-cell table:style-name="ce3" office:value-type="float" office:value="345.7" calcext:value-type="float">
            <text:p>345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1" calcext:value-type="percentage">
            <text:p>91.00%</text:p>
          </table:table-cell>
          <table:table-cell table:formula="of:=[.C517]*100" office:value-type="float" office:value="100" calcext:value-type="float">
            <text:p>100</text:p>
          </table:table-cell>
          <table:table-cell table:formula="of:=[.D517]*100" office:value-type="float" office:value="91" calcext:value-type="float">
            <text:p>91</text:p>
          </table:table-cell>
          <table:table-cell table:formula="of:=CONCATENATE(&quot;&quot;&quot;&quot;;[.A517];&quot;&quot;&quot;: &quot;&quot;hsl(&quot;;[.B517];&quot;,&quot;;[.E517];&quot;%,&quot;;[.F517];&quot;%)&quot;&quot;,&quot;)" office:value-type="string" office:string-value="&quot;Pastel pink&quot;: &quot;hsl(345.7,100%,91%)&quot;," calcext:value-type="string">
            <text:p>"Pastel pink": "hsl(345.7,100%,91%)",</text:p>
          </table:table-cell>
        </table:table-row>
        <table:table-row table:style-name="ro1">
          <table:table-cell office:value-type="string" calcext:value-type="string">
            <text:p>Pastel purple</text:p>
          </table:table-cell>
          <table:table-cell table:style-name="ce3" office:value-type="float" office:value="294.8" calcext:value-type="float">
            <text:p>294.80</text:p>
          </table:table-cell>
          <table:table-cell table:style-name="ce2" office:value-type="percentage" office:value="0.135" calcext:value-type="percentage">
            <text:p>13.50%</text:p>
          </table:table-cell>
          <table:table-cell table:style-name="ce2" office:value-type="percentage" office:value="0.665" calcext:value-type="percentage">
            <text:p>66.50%</text:p>
          </table:table-cell>
          <table:table-cell table:formula="of:=[.C518]*100" office:value-type="float" office:value="13.5" calcext:value-type="float">
            <text:p>13.5</text:p>
          </table:table-cell>
          <table:table-cell table:formula="of:=[.D518]*100" office:value-type="float" office:value="66.5" calcext:value-type="float">
            <text:p>66.5</text:p>
          </table:table-cell>
          <table:table-cell table:formula="of:=CONCATENATE(&quot;&quot;&quot;&quot;;[.A518];&quot;&quot;&quot;: &quot;&quot;hsl(&quot;;[.B518];&quot;,&quot;;[.E518];&quot;%,&quot;;[.F518];&quot;%)&quot;&quot;,&quot;)" office:value-type="string" office:string-value="&quot;Pastel purple&quot;: &quot;hsl(294.8,13.5%,66.5%)&quot;," calcext:value-type="string">
            <text:p>"Pastel purple": "hsl(294.8,13.5%,66.5%)",</text:p>
          </table:table-cell>
        </table:table-row>
        <table:table-row table:style-name="ro1">
          <table:table-cell office:value-type="string" calcext:value-type="string">
            <text:p>Pastel red</text:p>
          </table:table-cell>
          <table:table-cell table:style-name="ce3" office:value-type="float" office:value="3" calcext:value-type="float">
            <text:p>3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9" calcext:value-type="percentage">
            <text:p>69.00%</text:p>
          </table:table-cell>
          <table:table-cell table:formula="of:=[.C519]*100" office:value-type="float" office:value="100" calcext:value-type="float">
            <text:p>100</text:p>
          </table:table-cell>
          <table:table-cell table:formula="of:=[.D519]*100" office:value-type="float" office:value="69" calcext:value-type="float">
            <text:p>69</text:p>
          </table:table-cell>
          <table:table-cell table:formula="of:=CONCATENATE(&quot;&quot;&quot;&quot;;[.A519];&quot;&quot;&quot;: &quot;&quot;hsl(&quot;;[.B519];&quot;,&quot;;[.E519];&quot;%,&quot;;[.F519];&quot;%)&quot;&quot;,&quot;)" office:value-type="string" office:string-value="&quot;Pastel red&quot;: &quot;hsl(3,100%,69%)&quot;," calcext:value-type="string">
            <text:p>"Pastel red": "hsl(3,100%,69%)",</text:p>
          </table:table-cell>
        </table:table-row>
        <table:table-row table:style-name="ro1">
          <table:table-cell office:value-type="string" calcext:value-type="string">
            <text:p>Pastel violet</text:p>
          </table:table-cell>
          <table:table-cell table:style-name="ce3" office:value-type="float" office:value="302.4" calcext:value-type="float">
            <text:p>302.40</text:p>
          </table:table-cell>
          <table:table-cell table:style-name="ce2" office:value-type="percentage" office:value="0.325" calcext:value-type="percentage">
            <text:p>32.50%</text:p>
          </table:table-cell>
          <table:table-cell table:style-name="ce2" office:value-type="percentage" office:value="0.698" calcext:value-type="percentage">
            <text:p>69.80%</text:p>
          </table:table-cell>
          <table:table-cell table:formula="of:=[.C520]*100" office:value-type="float" office:value="32.5" calcext:value-type="float">
            <text:p>32.5</text:p>
          </table:table-cell>
          <table:table-cell table:formula="of:=[.D520]*100" office:value-type="float" office:value="69.8" calcext:value-type="float">
            <text:p>69.8</text:p>
          </table:table-cell>
          <table:table-cell table:formula="of:=CONCATENATE(&quot;&quot;&quot;&quot;;[.A520];&quot;&quot;&quot;: &quot;&quot;hsl(&quot;;[.B520];&quot;,&quot;;[.E520];&quot;%,&quot;;[.F520];&quot;%)&quot;&quot;,&quot;)" office:value-type="string" office:string-value="&quot;Pastel violet&quot;: &quot;hsl(302.4,32.5%,69.8%)&quot;," calcext:value-type="string">
            <text:p>"Pastel violet": "hsl(302.4,32.5%,69.8%)",</text:p>
          </table:table-cell>
        </table:table-row>
        <table:table-row table:style-name="ro1">
          <table:table-cell office:value-type="string" calcext:value-type="string">
            <text:p>Pastel yellow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0.963" calcext:value-type="percentage">
            <text:p>96.30%</text:p>
          </table:table-cell>
          <table:table-cell table:style-name="ce2" office:value-type="percentage" office:value="0.79" calcext:value-type="percentage">
            <text:p>79.00%</text:p>
          </table:table-cell>
          <table:table-cell table:formula="of:=[.C521]*100" office:value-type="float" office:value="96.3" calcext:value-type="float">
            <text:p>96.3</text:p>
          </table:table-cell>
          <table:table-cell table:formula="of:=[.D521]*100" office:value-type="float" office:value="79" calcext:value-type="float">
            <text:p>79</text:p>
          </table:table-cell>
          <table:table-cell table:formula="of:=CONCATENATE(&quot;&quot;&quot;&quot;;[.A521];&quot;&quot;&quot;: &quot;&quot;hsl(&quot;;[.B521];&quot;,&quot;;[.E521];&quot;%,&quot;;[.F521];&quot;%)&quot;&quot;,&quot;)" office:value-type="string" office:string-value="&quot;Pastel yellow&quot;: &quot;hsl(60,96.3%,79%)&quot;," calcext:value-type="string">
            <text:p>"Pastel yellow": "hsl(60,96.3%,79%)",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522]*100" office:value-type="float" office:value="100" calcext:value-type="float">
            <text:p>100</text:p>
          </table:table-cell>
          <table:table-cell table:formula="of:=[.D522]*100" office:value-type="float" office:value="25.1" calcext:value-type="float">
            <text:p>25.1</text:p>
          </table:table-cell>
          <table:table-cell table:formula="of:=CONCATENATE(&quot;&quot;&quot;&quot;;[.A522];&quot;&quot;&quot;: &quot;&quot;hsl(&quot;;[.B522];&quot;,&quot;;[.E522];&quot;%,&quot;;[.F522];&quot;%)&quot;&quot;,&quot;)" office:value-type="string" office:string-value="&quot;Patriarch&quot;: &quot;hsl(300,100%,25.1%)&quot;," calcext:value-type="string">
            <text:p>"Patriarch": "hsl(300,100%,25.1%)",</text:p>
          </table:table-cell>
        </table:table-row>
        <table:table-row table:style-name="ro1">
          <table:table-cell office:value-type="string" calcext:value-type="string">
            <text:p>Payne grey</text:p>
          </table:table-cell>
          <table:table-cell table:style-name="ce3" office:value-type="float" office:value="205.9" calcext:value-type="float">
            <text:p>205.90</text:p>
          </table:table-cell>
          <table:table-cell table:style-name="ce2" office:value-type="percentage" office:value="0.182" calcext:value-type="percentage">
            <text:p>18.20%</text:p>
          </table:table-cell>
          <table:table-cell table:style-name="ce2" office:value-type="percentage" office:value="0.398" calcext:value-type="percentage">
            <text:p>39.80%</text:p>
          </table:table-cell>
          <table:table-cell table:formula="of:=[.C523]*100" office:value-type="float" office:value="18.2" calcext:value-type="float">
            <text:p>18.2</text:p>
          </table:table-cell>
          <table:table-cell table:formula="of:=[.D523]*100" office:value-type="float" office:value="39.8" calcext:value-type="float">
            <text:p>39.8</text:p>
          </table:table-cell>
          <table:table-cell table:formula="of:=CONCATENATE(&quot;&quot;&quot;&quot;;[.A523];&quot;&quot;&quot;: &quot;&quot;hsl(&quot;;[.B523];&quot;,&quot;;[.E523];&quot;%,&quot;;[.F523];&quot;%)&quot;&quot;,&quot;)" office:value-type="string" office:string-value="&quot;Payne grey&quot;: &quot;hsl(205.9,18.2%,39.8%)&quot;," calcext:value-type="string">
            <text:p>"Payne grey": "hsl(205.9,18.2%,39.8%)",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table:style-name="ce3" office:value-type="float" office:value="39.2" calcext:value-type="float">
            <text:p>39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53" calcext:value-type="percentage">
            <text:p>85.30%</text:p>
          </table:table-cell>
          <table:table-cell table:formula="of:=[.C524]*100" office:value-type="float" office:value="100" calcext:value-type="float">
            <text:p>100</text:p>
          </table:table-cell>
          <table:table-cell table:formula="of:=[.D524]*100" office:value-type="float" office:value="85.3" calcext:value-type="float">
            <text:p>85.3</text:p>
          </table:table-cell>
          <table:table-cell table:formula="of:=CONCATENATE(&quot;&quot;&quot;&quot;;[.A524];&quot;&quot;&quot;: &quot;&quot;hsl(&quot;;[.B524];&quot;,&quot;;[.E524];&quot;%,&quot;;[.F524];&quot;%)&quot;&quot;,&quot;)" office:value-type="string" office:string-value="&quot;Peach&quot;: &quot;hsl(39.2,100%,85.3%)&quot;," calcext:value-type="string">
            <text:p>"Peach": "hsl(39.2,100%,85.3%)",</text:p>
          </table:table-cell>
        </table:table-row>
        <table:table-row table:style-name="ro1">
          <table:table-cell office:value-type="string" calcext:value-type="string">
            <text:p>Peach puff</text:p>
          </table:table-cell>
          <table:table-cell table:style-name="ce3" office:value-type="float" office:value="28.3" calcext:value-type="float">
            <text:p>28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63" calcext:value-type="percentage">
            <text:p>86.30%</text:p>
          </table:table-cell>
          <table:table-cell table:formula="of:=[.C525]*100" office:value-type="float" office:value="100" calcext:value-type="float">
            <text:p>100</text:p>
          </table:table-cell>
          <table:table-cell table:formula="of:=[.D525]*100" office:value-type="float" office:value="86.3" calcext:value-type="float">
            <text:p>86.3</text:p>
          </table:table-cell>
          <table:table-cell table:formula="of:=CONCATENATE(&quot;&quot;&quot;&quot;;[.A525];&quot;&quot;&quot;: &quot;&quot;hsl(&quot;;[.B525];&quot;,&quot;;[.E525];&quot;%,&quot;;[.F525];&quot;%)&quot;&quot;,&quot;)" office:value-type="string" office:string-value="&quot;Peach puff&quot;: &quot;hsl(28.3,100%,86.3%)&quot;," calcext:value-type="string">
            <text:p>"Peach puff": "hsl(28.3,100%,86.3%)",</text:p>
          </table:table-cell>
        </table:table-row>
        <table:table-row table:style-name="ro1">
          <table:table-cell office:value-type="string" calcext:value-type="string">
            <text:p>Peach yellow</text:p>
          </table:table-cell>
          <table:table-cell table:style-name="ce3" office:value-type="float" office:value="39" calcext:value-type="float">
            <text:p>39.00</text:p>
          </table:table-cell>
          <table:table-cell table:style-name="ce2" office:value-type="percentage" office:value="0.885" calcext:value-type="percentage">
            <text:p>88.50%</text:p>
          </table:table-cell>
          <table:table-cell table:style-name="ce2" office:value-type="percentage" office:value="0.829" calcext:value-type="percentage">
            <text:p>82.90%</text:p>
          </table:table-cell>
          <table:table-cell table:formula="of:=[.C526]*100" office:value-type="float" office:value="88.5" calcext:value-type="float">
            <text:p>88.5</text:p>
          </table:table-cell>
          <table:table-cell table:formula="of:=[.D526]*100" office:value-type="float" office:value="82.9" calcext:value-type="float">
            <text:p>82.9</text:p>
          </table:table-cell>
          <table:table-cell table:formula="of:=CONCATENATE(&quot;&quot;&quot;&quot;;[.A526];&quot;&quot;&quot;: &quot;&quot;hsl(&quot;;[.B526];&quot;,&quot;;[.E526];&quot;%,&quot;;[.F526];&quot;%)&quot;&quot;,&quot;)" office:value-type="string" office:string-value="&quot;Peach yellow&quot;: &quot;hsl(39,88.5%,82.9%)&quot;," calcext:value-type="string">
            <text:p>"Peach yellow": "hsl(39,88.5%,82.9%)",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table:style-name="ce3" office:value-type="float" office:value="65.8" calcext:value-type="float">
            <text:p>65.80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2" office:value-type="percentage" office:value="0.539" calcext:value-type="percentage">
            <text:p>53.90%</text:p>
          </table:table-cell>
          <table:table-cell table:formula="of:=[.C527]*100" office:value-type="float" office:value="75.3" calcext:value-type="float">
            <text:p>75.3</text:p>
          </table:table-cell>
          <table:table-cell table:formula="of:=[.D527]*100" office:value-type="float" office:value="53.9" calcext:value-type="float">
            <text:p>53.9</text:p>
          </table:table-cell>
          <table:table-cell table:formula="of:=CONCATENATE(&quot;&quot;&quot;&quot;;[.A527];&quot;&quot;&quot;: &quot;&quot;hsl(&quot;;[.B527];&quot;,&quot;;[.E527];&quot;%,&quot;;[.F527];&quot;%)&quot;&quot;,&quot;)" office:value-type="string" office:string-value="&quot;Pear&quot;: &quot;hsl(65.8,75.3%,53.9%)&quot;," calcext:value-type="string">
            <text:p>"Pear": "hsl(65.8,75.3%,53.9%)",</text:p>
          </table:table-cell>
        </table:table-row>
        <table:table-row table:style-name="ro1">
          <table:table-cell office:value-type="string" calcext:value-type="string">
            <text:p>Pearl</text:p>
          </table:table-cell>
          <table:table-cell table:style-name="ce3" office:value-type="float" office:value="42.4" calcext:value-type="float">
            <text:p>42.40</text:p>
          </table:table-cell>
          <table:table-cell table:style-name="ce2" office:value-type="percentage" office:value="0.447" calcext:value-type="percentage">
            <text:p>44.70%</text:p>
          </table:table-cell>
          <table:table-cell table:style-name="ce2" office:value-type="percentage" office:value="0.851" calcext:value-type="percentage">
            <text:p>85.10%</text:p>
          </table:table-cell>
          <table:table-cell table:formula="of:=[.C528]*100" office:value-type="float" office:value="44.7" calcext:value-type="float">
            <text:p>44.7</text:p>
          </table:table-cell>
          <table:table-cell table:formula="of:=[.D528]*100" office:value-type="float" office:value="85.1" calcext:value-type="float">
            <text:p>85.1</text:p>
          </table:table-cell>
          <table:table-cell table:formula="of:=CONCATENATE(&quot;&quot;&quot;&quot;;[.A528];&quot;&quot;&quot;: &quot;&quot;hsl(&quot;;[.B528];&quot;,&quot;;[.E528];&quot;%,&quot;;[.F528];&quot;%)&quot;&quot;,&quot;)" office:value-type="string" office:string-value="&quot;Pearl&quot;: &quot;hsl(42.4,44.7%,85.1%)&quot;," calcext:value-type="string">
            <text:p>"Pearl": "hsl(42.4,44.7%,85.1%)",</text:p>
          </table:table-cell>
        </table:table-row>
        <table:table-row table:style-name="ro1">
          <table:table-cell office:value-type="string" calcext:value-type="string">
            <text:p>Pearl Aqua</text:p>
          </table:table-cell>
          <table:table-cell table:style-name="ce3" office:value-type="float" office:value="162" calcext:value-type="float">
            <text:p>162.00</text:p>
          </table:table-cell>
          <table:table-cell table:style-name="ce2" office:value-type="percentage" office:value="0.506" calcext:value-type="percentage">
            <text:p>50.60%</text:p>
          </table:table-cell>
          <table:table-cell table:style-name="ce2" office:value-type="percentage" office:value="0.69" calcext:value-type="percentage">
            <text:p>69.00%</text:p>
          </table:table-cell>
          <table:table-cell table:formula="of:=[.C529]*100" office:value-type="float" office:value="50.6" calcext:value-type="float">
            <text:p>50.6</text:p>
          </table:table-cell>
          <table:table-cell table:formula="of:=[.D529]*100" office:value-type="float" office:value="69" calcext:value-type="float">
            <text:p>69</text:p>
          </table:table-cell>
          <table:table-cell table:formula="of:=CONCATENATE(&quot;&quot;&quot;&quot;;[.A529];&quot;&quot;&quot;: &quot;&quot;hsl(&quot;;[.B529];&quot;,&quot;;[.E529];&quot;%,&quot;;[.F529];&quot;%)&quot;&quot;,&quot;)" office:value-type="string" office:string-value="&quot;Pearl Aqua&quot;: &quot;hsl(162,50.6%,69%)&quot;," calcext:value-type="string">
            <text:p>"Pearl Aqua": "hsl(162,50.6%,69%)",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style-name="ce3" office:value-type="float" office:value="59" calcext:value-type="float">
            <text:p>59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51" calcext:value-type="percentage">
            <text:p>45.10%</text:p>
          </table:table-cell>
          <table:table-cell table:formula="of:=[.C530]*100" office:value-type="float" office:value="100" calcext:value-type="float">
            <text:p>100</text:p>
          </table:table-cell>
          <table:table-cell table:formula="of:=[.D530]*100" office:value-type="float" office:value="45.1" calcext:value-type="float">
            <text:p>45.1</text:p>
          </table:table-cell>
          <table:table-cell table:formula="of:=CONCATENATE(&quot;&quot;&quot;&quot;;[.A530];&quot;&quot;&quot;: &quot;&quot;hsl(&quot;;[.B530];&quot;,&quot;;[.E530];&quot;%,&quot;;[.F530];&quot;%)&quot;&quot;,&quot;)" office:value-type="string" office:string-value="&quot;Peridot&quot;: &quot;hsl(59,100%,45.1%)&quot;," calcext:value-type="string">
            <text:p>"Peridot": "hsl(59,100%,45.1%)",</text:p>
          </table:table-cell>
        </table:table-row>
        <table:table-row table:style-name="ro1">
          <table:table-cell office:value-type="string" calcext:value-type="string">
            <text:p>Periwinkle</text:p>
          </table:table-cell>
          <table:table-cell table:style-name="ce3" office:value-type="float" office:value="240" calcext:value-type="float">
            <text:p>24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" calcext:value-type="percentage">
            <text:p>90.00%</text:p>
          </table:table-cell>
          <table:table-cell table:formula="of:=[.C531]*100" office:value-type="float" office:value="100" calcext:value-type="float">
            <text:p>100</text:p>
          </table:table-cell>
          <table:table-cell table:formula="of:=[.D531]*100" office:value-type="float" office:value="90" calcext:value-type="float">
            <text:p>90</text:p>
          </table:table-cell>
          <table:table-cell table:formula="of:=CONCATENATE(&quot;&quot;&quot;&quot;;[.A531];&quot;&quot;&quot;: &quot;&quot;hsl(&quot;;[.B531];&quot;,&quot;;[.E531];&quot;%,&quot;;[.F531];&quot;%)&quot;&quot;,&quot;)" office:value-type="string" office:string-value="&quot;Periwinkle&quot;: &quot;hsl(240,100%,90%)&quot;," calcext:value-type="string">
            <text:p>"Periwinkle": "hsl(240,100%,90%)",</text:p>
          </table:table-cell>
        </table:table-row>
        <table:table-row table:style-name="ro1">
          <table:table-cell office:value-type="string" calcext:value-type="string">
            <text:p>Persian blue</text:p>
          </table:table-cell>
          <table:table-cell table:style-name="ce3" office:value-type="float" office:value="229.1" calcext:value-type="float">
            <text:p>229.10</text:p>
          </table:table-cell>
          <table:table-cell table:style-name="ce2" office:value-type="percentage" office:value="0.74" calcext:value-type="percentage">
            <text:p>74.00%</text:p>
          </table:table-cell>
          <table:table-cell table:style-name="ce2" office:value-type="percentage" office:value="0.422" calcext:value-type="percentage">
            <text:p>42.20%</text:p>
          </table:table-cell>
          <table:table-cell table:formula="of:=[.C532]*100" office:value-type="float" office:value="74" calcext:value-type="float">
            <text:p>74</text:p>
          </table:table-cell>
          <table:table-cell table:formula="of:=[.D532]*100" office:value-type="float" office:value="42.2" calcext:value-type="float">
            <text:p>42.2</text:p>
          </table:table-cell>
          <table:table-cell table:formula="of:=CONCATENATE(&quot;&quot;&quot;&quot;;[.A532];&quot;&quot;&quot;: &quot;&quot;hsl(&quot;;[.B532];&quot;,&quot;;[.E532];&quot;%,&quot;;[.F532];&quot;%)&quot;&quot;,&quot;)" office:value-type="string" office:string-value="&quot;Persian blue&quot;: &quot;hsl(229.1,74%,42.2%)&quot;," calcext:value-type="string">
            <text:p>"Persian blue": "hsl(229.1,74%,42.2%)",</text:p>
          </table:table-cell>
        </table:table-row>
        <table:table-row table:style-name="ro1">
          <table:table-cell office:value-type="string" calcext:value-type="string">
            <text:p>Persian indigo</text:p>
          </table:table-cell>
          <table:table-cell table:style-name="ce3" office:value-type="float" office:value="258.5" calcext:value-type="float">
            <text:p>258.50</text:p>
          </table:table-cell>
          <table:table-cell table:style-name="ce2" office:value-type="percentage" office:value="0.743" calcext:value-type="percentage">
            <text:p>74.30%</text:p>
          </table:table-cell>
          <table:table-cell table:style-name="ce2" office:value-type="percentage" office:value="0.275" calcext:value-type="percentage">
            <text:p>27.50%</text:p>
          </table:table-cell>
          <table:table-cell table:formula="of:=[.C533]*100" office:value-type="float" office:value="74.3" calcext:value-type="float">
            <text:p>74.3</text:p>
          </table:table-cell>
          <table:table-cell table:formula="of:=[.D533]*100" office:value-type="float" office:value="27.5" calcext:value-type="float">
            <text:p>27.5</text:p>
          </table:table-cell>
          <table:table-cell table:formula="of:=CONCATENATE(&quot;&quot;&quot;&quot;;[.A533];&quot;&quot;&quot;: &quot;&quot;hsl(&quot;;[.B533];&quot;,&quot;;[.E533];&quot;%,&quot;;[.F533];&quot;%)&quot;&quot;,&quot;)" office:value-type="string" office:string-value="&quot;Persian indigo&quot;: &quot;hsl(258.5,74.3%,27.5%)&quot;," calcext:value-type="string">
            <text:p>"Persian indigo": "hsl(258.5,74.3%,27.5%)",</text:p>
          </table:table-cell>
        </table:table-row>
        <table:table-row table:style-name="ro1">
          <table:table-cell office:value-type="string" calcext:value-type="string">
            <text:p>Persian orange</text:p>
          </table:table-cell>
          <table:table-cell table:style-name="ce3" office:value-type="float" office:value="26" calcext:value-type="float">
            <text:p>26.00</text:p>
          </table:table-cell>
          <table:table-cell table:style-name="ce2" office:value-type="percentage" office:value="0.629" calcext:value-type="percentage">
            <text:p>62.90%</text:p>
          </table:table-cell>
          <table:table-cell table:style-name="ce2" office:value-type="percentage" office:value="0.598" calcext:value-type="percentage">
            <text:p>59.80%</text:p>
          </table:table-cell>
          <table:table-cell table:formula="of:=[.C534]*100" office:value-type="float" office:value="62.9" calcext:value-type="float">
            <text:p>62.9</text:p>
          </table:table-cell>
          <table:table-cell table:formula="of:=[.D534]*100" office:value-type="float" office:value="59.8" calcext:value-type="float">
            <text:p>59.8</text:p>
          </table:table-cell>
          <table:table-cell table:formula="of:=CONCATENATE(&quot;&quot;&quot;&quot;;[.A534];&quot;&quot;&quot;: &quot;&quot;hsl(&quot;;[.B534];&quot;,&quot;;[.E534];&quot;%,&quot;;[.F534];&quot;%)&quot;&quot;,&quot;)" office:value-type="string" office:string-value="&quot;Persian orange&quot;: &quot;hsl(26,62.9%,59.8%)&quot;," calcext:value-type="string">
            <text:p>"Persian orange": "hsl(26,62.9%,59.8%)",</text:p>
          </table:table-cell>
        </table:table-row>
        <table:table-row table:style-name="ro1">
          <table:table-cell office:value-type="string" calcext:value-type="string">
            <text:p>Persian pink</text:p>
          </table:table-cell>
          <table:table-cell table:style-name="ce3" office:value-type="float" office:value="328.5" calcext:value-type="float">
            <text:p>328.50</text:p>
          </table:table-cell>
          <table:table-cell table:style-name="ce2" office:value-type="percentage" office:value="0.882" calcext:value-type="percentage">
            <text:p>88.20%</text:p>
          </table:table-cell>
          <table:table-cell table:style-name="ce2" office:value-type="percentage" office:value="0.733" calcext:value-type="percentage">
            <text:p>73.30%</text:p>
          </table:table-cell>
          <table:table-cell table:formula="of:=[.C535]*100" office:value-type="float" office:value="88.2" calcext:value-type="float">
            <text:p>88.2</text:p>
          </table:table-cell>
          <table:table-cell table:formula="of:=[.D535]*100" office:value-type="float" office:value="73.3" calcext:value-type="float">
            <text:p>73.3</text:p>
          </table:table-cell>
          <table:table-cell table:formula="of:=CONCATENATE(&quot;&quot;&quot;&quot;;[.A535];&quot;&quot;&quot;: &quot;&quot;hsl(&quot;;[.B535];&quot;,&quot;;[.E535];&quot;%,&quot;;[.F535];&quot;%)&quot;&quot;,&quot;)" office:value-type="string" office:string-value="&quot;Persian pink&quot;: &quot;hsl(328.5,88.2%,73.3%)&quot;," calcext:value-type="string">
            <text:p>"Persian pink": "hsl(328.5,88.2%,73.3%)",</text:p>
          </table:table-cell>
        </table:table-row>
        <table:table-row table:style-name="ro1">
          <table:table-cell office:value-type="string" calcext:value-type="string">
            <text:p>Persian plum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275" calcext:value-type="percentage">
            <text:p>27.50%</text:p>
          </table:table-cell>
          <table:table-cell table:formula="of:=[.C536]*100" office:value-type="float" office:value="60" calcext:value-type="float">
            <text:p>60</text:p>
          </table:table-cell>
          <table:table-cell table:formula="of:=[.D536]*100" office:value-type="float" office:value="27.5" calcext:value-type="float">
            <text:p>27.5</text:p>
          </table:table-cell>
          <table:table-cell table:formula="of:=CONCATENATE(&quot;&quot;&quot;&quot;;[.A536];&quot;&quot;&quot;: &quot;&quot;hsl(&quot;;[.B536];&quot;,&quot;;[.E536];&quot;%,&quot;;[.F536];&quot;%)&quot;&quot;,&quot;)" office:value-type="string" office:string-value="&quot;Persian plum&quot;: &quot;hsl(0,60%,27.5%)&quot;," calcext:value-type="string">
            <text:p>"Persian plum": "hsl(0,60%,27.5%)",</text:p>
          </table:table-cell>
        </table:table-row>
        <table:table-row table:style-name="ro1">
          <table:table-cell office:value-type="string" calcext:value-type="string">
            <text:p>Persian 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537]*100" office:value-type="float" office:value="60" calcext:value-type="float">
            <text:p>60</text:p>
          </table:table-cell>
          <table:table-cell table:formula="of:=[.D537]*100" office:value-type="float" office:value="50" calcext:value-type="float">
            <text:p>50</text:p>
          </table:table-cell>
          <table:table-cell table:formula="of:=CONCATENATE(&quot;&quot;&quot;&quot;;[.A537];&quot;&quot;&quot;: &quot;&quot;hsl(&quot;;[.B537];&quot;,&quot;;[.E537];&quot;%,&quot;;[.F537];&quot;%)&quot;&quot;,&quot;)" office:value-type="string" office:string-value="&quot;Persian red&quot;: &quot;hsl(0,60%,50%)&quot;," calcext:value-type="string">
            <text:p>"Persian red": "hsl(0,60%,50%)",</text:p>
          </table:table-cell>
        </table:table-row>
        <table:table-row table:style-name="ro1">
          <table:table-cell office:value-type="string" calcext:value-type="string">
            <text:p>Persian rose</text:p>
          </table:table-cell>
          <table:table-cell table:style-name="ce3" office:value-type="float" office:value="325.8" calcext:value-type="float">
            <text:p>325.80</text:p>
          </table:table-cell>
          <table:table-cell table:style-name="ce2" office:value-type="percentage" office:value="0.991" calcext:value-type="percentage">
            <text:p>99.10%</text:p>
          </table:table-cell>
          <table:table-cell table:style-name="ce2" office:value-type="percentage" office:value="0.576" calcext:value-type="percentage">
            <text:p>57.60%</text:p>
          </table:table-cell>
          <table:table-cell table:formula="of:=[.C538]*100" office:value-type="float" office:value="99.1" calcext:value-type="float">
            <text:p>99.1</text:p>
          </table:table-cell>
          <table:table-cell table:formula="of:=[.D538]*100" office:value-type="float" office:value="57.6" calcext:value-type="float">
            <text:p>57.6</text:p>
          </table:table-cell>
          <table:table-cell table:formula="of:=CONCATENATE(&quot;&quot;&quot;&quot;;[.A538];&quot;&quot;&quot;: &quot;&quot;hsl(&quot;;[.B538];&quot;,&quot;;[.E538];&quot;%,&quot;;[.F538];&quot;%)&quot;&quot;,&quot;)" office:value-type="string" office:string-value="&quot;Persian rose&quot;: &quot;hsl(325.8,99.1%,57.6%)&quot;," calcext:value-type="string">
            <text:p>"Persian rose": "hsl(325.8,99.1%,57.6%)",</text:p>
          </table:table-cell>
        </table:table-row>
        <table:table-row table:style-name="ro1">
          <table:table-cell office:value-type="string" calcext:value-type="string">
            <text:p>Phlox</text:p>
          </table:table-cell>
          <table:table-cell table:style-name="ce3" office:value-type="float" office:value="292.5" calcext:value-type="float">
            <text:p>292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539]*100" office:value-type="float" office:value="100" calcext:value-type="float">
            <text:p>100</text:p>
          </table:table-cell>
          <table:table-cell table:formula="of:=[.D539]*100" office:value-type="float" office:value="50" calcext:value-type="float">
            <text:p>50</text:p>
          </table:table-cell>
          <table:table-cell table:formula="of:=CONCATENATE(&quot;&quot;&quot;&quot;;[.A539];&quot;&quot;&quot;: &quot;&quot;hsl(&quot;;[.B539];&quot;,&quot;;[.E539];&quot;%,&quot;;[.F539];&quot;%)&quot;&quot;,&quot;)" office:value-type="string" office:string-value="&quot;Phlox&quot;: &quot;hsl(292.5,100%,50%)&quot;," calcext:value-type="string">
            <text:p>"Phlox": "hsl(292.5,100%,50%)",</text:p>
          </table:table-cell>
        </table:table-row>
        <table:table-row table:style-name="ro1">
          <table:table-cell office:value-type="string" calcext:value-type="string">
            <text:p>Phthalo blue</text:p>
          </table:table-cell>
          <table:table-cell table:style-name="ce3" office:value-type="float" office:value="233.4" calcext:value-type="float">
            <text:p>233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69" calcext:value-type="percentage">
            <text:p>26.90%</text:p>
          </table:table-cell>
          <table:table-cell table:formula="of:=[.C540]*100" office:value-type="float" office:value="100" calcext:value-type="float">
            <text:p>100</text:p>
          </table:table-cell>
          <table:table-cell table:formula="of:=[.D540]*100" office:value-type="float" office:value="26.9" calcext:value-type="float">
            <text:p>26.9</text:p>
          </table:table-cell>
          <table:table-cell table:formula="of:=CONCATENATE(&quot;&quot;&quot;&quot;;[.A540];&quot;&quot;&quot;: &quot;&quot;hsl(&quot;;[.B540];&quot;,&quot;;[.E540];&quot;%,&quot;;[.F540];&quot;%)&quot;&quot;,&quot;)" office:value-type="string" office:string-value="&quot;Phthalo blue&quot;: &quot;hsl(233.4,100%,26.9%)&quot;," calcext:value-type="string">
            <text:p>"Phthalo blue": "hsl(233.4,100%,26.9%)",</text:p>
          </table:table-cell>
        </table:table-row>
        <table:table-row table:style-name="ro1">
          <table:table-cell office:value-type="string" calcext:value-type="string">
            <text:p>Phthalo green</text:p>
          </table:table-cell>
          <table:table-cell table:style-name="ce3" office:value-type="float" office:value="150.9" calcext:value-type="float">
            <text:p>150.90</text:p>
          </table:table-cell>
          <table:table-cell table:style-name="ce2" office:value-type="percentage" office:value="0.493" calcext:value-type="percentage">
            <text:p>49.30%</text:p>
          </table:table-cell>
          <table:table-cell table:style-name="ce2" office:value-type="percentage" office:value="0.139" calcext:value-type="percentage">
            <text:p>13.90%</text:p>
          </table:table-cell>
          <table:table-cell table:formula="of:=[.C541]*100" office:value-type="float" office:value="49.3" calcext:value-type="float">
            <text:p>49.3</text:p>
          </table:table-cell>
          <table:table-cell table:formula="of:=[.D541]*100" office:value-type="float" office:value="13.9" calcext:value-type="float">
            <text:p>13.9</text:p>
          </table:table-cell>
          <table:table-cell table:formula="of:=CONCATENATE(&quot;&quot;&quot;&quot;;[.A541];&quot;&quot;&quot;: &quot;&quot;hsl(&quot;;[.B541];&quot;,&quot;;[.E541];&quot;%,&quot;;[.F541];&quot;%)&quot;&quot;,&quot;)" office:value-type="string" office:string-value="&quot;Phthalo green&quot;: &quot;hsl(150.9,49.3%,13.9%)&quot;," calcext:value-type="string">
            <text:p>"Phthalo green": "hsl(150.9,49.3%,13.9%)",</text:p>
          </table:table-cell>
        </table:table-row>
        <table:table-row table:style-name="ro1">
          <table:table-cell office:value-type="string" calcext:value-type="string">
            <text:p>Piggy pink</text:p>
          </table:table-cell>
          <table:table-cell table:style-name="ce3" office:value-type="float" office:value="343.1" calcext:value-type="float">
            <text:p>343.10</text:p>
          </table:table-cell>
          <table:table-cell table:style-name="ce2" office:value-type="percentage" office:value="0.889" calcext:value-type="percentage">
            <text:p>88.90%</text:p>
          </table:table-cell>
          <table:table-cell table:style-name="ce2" office:value-type="percentage" office:value="0.929" calcext:value-type="percentage">
            <text:p>92.90%</text:p>
          </table:table-cell>
          <table:table-cell table:formula="of:=[.C542]*100" office:value-type="float" office:value="88.9" calcext:value-type="float">
            <text:p>88.9</text:p>
          </table:table-cell>
          <table:table-cell table:formula="of:=[.D542]*100" office:value-type="float" office:value="92.9" calcext:value-type="float">
            <text:p>92.9</text:p>
          </table:table-cell>
          <table:table-cell table:formula="of:=CONCATENATE(&quot;&quot;&quot;&quot;;[.A542];&quot;&quot;&quot;: &quot;&quot;hsl(&quot;;[.B542];&quot;,&quot;;[.E542];&quot;%,&quot;;[.F542];&quot;%)&quot;&quot;,&quot;)" office:value-type="string" office:string-value="&quot;Piggy pink&quot;: &quot;hsl(343.1,88.9%,92.9%)&quot;," calcext:value-type="string">
            <text:p>"Piggy pink": "hsl(343.1,88.9%,92.9%)",</text:p>
          </table:table-cell>
        </table:table-row>
        <table:table-row table:style-name="ro1">
          <table:table-cell office:value-type="string" calcext:value-type="string">
            <text:p>Pine green</text:p>
          </table:table-cell>
          <table:table-cell table:style-name="ce3" office:value-type="float" office:value="175" calcext:value-type="float">
            <text:p>175.00</text:p>
          </table:table-cell>
          <table:table-cell table:style-name="ce2" office:value-type="percentage" office:value="0.984" calcext:value-type="percentage">
            <text:p>98.40%</text:p>
          </table:table-cell>
          <table:table-cell table:style-name="ce2" office:value-type="percentage" office:value="0.239" calcext:value-type="percentage">
            <text:p>23.90%</text:p>
          </table:table-cell>
          <table:table-cell table:formula="of:=[.C543]*100" office:value-type="float" office:value="98.4" calcext:value-type="float">
            <text:p>98.4</text:p>
          </table:table-cell>
          <table:table-cell table:formula="of:=[.D543]*100" office:value-type="float" office:value="23.9" calcext:value-type="float">
            <text:p>23.9</text:p>
          </table:table-cell>
          <table:table-cell table:formula="of:=CONCATENATE(&quot;&quot;&quot;&quot;;[.A543];&quot;&quot;&quot;: &quot;&quot;hsl(&quot;;[.B543];&quot;,&quot;;[.E543];&quot;%,&quot;;[.F543];&quot;%)&quot;&quot;,&quot;)" office:value-type="string" office:string-value="&quot;Pine green&quot;: &quot;hsl(175,98.4%,23.9%)&quot;," calcext:value-type="string">
            <text:p>"Pine green": "hsl(175,98.4%,23.9%)",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table:style-name="ce3" office:value-type="float" office:value="349.5" calcext:value-type="float">
            <text:p>349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76" calcext:value-type="percentage">
            <text:p>87.60%</text:p>
          </table:table-cell>
          <table:table-cell table:formula="of:=[.C544]*100" office:value-type="float" office:value="100" calcext:value-type="float">
            <text:p>100</text:p>
          </table:table-cell>
          <table:table-cell table:formula="of:=[.D544]*100" office:value-type="float" office:value="87.6" calcext:value-type="float">
            <text:p>87.6</text:p>
          </table:table-cell>
          <table:table-cell table:formula="of:=CONCATENATE(&quot;&quot;&quot;&quot;;[.A544];&quot;&quot;&quot;: &quot;&quot;hsl(&quot;;[.B544];&quot;,&quot;;[.E544];&quot;%,&quot;;[.F544];&quot;%)&quot;&quot;,&quot;)" office:value-type="string" office:string-value="&quot;Pink&quot;: &quot;hsl(349.5,100%,87.6%)&quot;," calcext:value-type="string">
            <text:p>"Pink": "hsl(349.5,100%,87.6%)",</text:p>
          </table:table-cell>
        </table:table-row>
        <table:table-row table:style-name="ro1">
          <table:table-cell office:value-type="string" calcext:value-type="string">
            <text:p>Pink Flamingo</text:p>
          </table:table-cell>
          <table:table-cell table:style-name="ce3" office:value-type="float" office:value="299.6" calcext:value-type="float">
            <text:p>299.60</text:p>
          </table:table-cell>
          <table:table-cell table:style-name="ce2" office:value-type="percentage" office:value="0.972" calcext:value-type="percentage">
            <text:p>97.20%</text:p>
          </table:table-cell>
          <table:table-cell table:style-name="ce2" office:value-type="percentage" office:value="0.724" calcext:value-type="percentage">
            <text:p>72.40%</text:p>
          </table:table-cell>
          <table:table-cell table:formula="of:=[.C545]*100" office:value-type="float" office:value="97.2" calcext:value-type="float">
            <text:p>97.2</text:p>
          </table:table-cell>
          <table:table-cell table:formula="of:=[.D545]*100" office:value-type="float" office:value="72.4" calcext:value-type="float">
            <text:p>72.4</text:p>
          </table:table-cell>
          <table:table-cell table:formula="of:=CONCATENATE(&quot;&quot;&quot;&quot;;[.A545];&quot;&quot;&quot;: &quot;&quot;hsl(&quot;;[.B545];&quot;,&quot;;[.E545];&quot;%,&quot;;[.F545];&quot;%)&quot;&quot;,&quot;)" office:value-type="string" office:string-value="&quot;Pink Flamingo&quot;: &quot;hsl(299.6,97.2%,72.4%)&quot;," calcext:value-type="string">
            <text:p>"Pink Flamingo": "hsl(299.6,97.2%,72.4%)",</text:p>
          </table:table-cell>
        </table:table-row>
        <table:table-row table:style-name="ro1">
          <table:table-cell office:value-type="string" calcext:value-type="string">
            <text:p>Pink Sherbet</text:p>
          </table:table-cell>
          <table:table-cell table:style-name="ce3" office:value-type="float" office:value="346.2" calcext:value-type="float">
            <text:p>346.20</text:p>
          </table:table-cell>
          <table:table-cell table:style-name="ce2" office:value-type="percentage" office:value="0.867" calcext:value-type="percentage">
            <text:p>86.70%</text:p>
          </table:table-cell>
          <table:table-cell table:style-name="ce2" office:value-type="percentage" office:value="0.765" calcext:value-type="percentage">
            <text:p>76.50%</text:p>
          </table:table-cell>
          <table:table-cell table:formula="of:=[.C546]*100" office:value-type="float" office:value="86.7" calcext:value-type="float">
            <text:p>86.7</text:p>
          </table:table-cell>
          <table:table-cell table:formula="of:=[.D546]*100" office:value-type="float" office:value="76.5" calcext:value-type="float">
            <text:p>76.5</text:p>
          </table:table-cell>
          <table:table-cell table:formula="of:=CONCATENATE(&quot;&quot;&quot;&quot;;[.A546];&quot;&quot;&quot;: &quot;&quot;hsl(&quot;;[.B546];&quot;,&quot;;[.E546];&quot;%,&quot;;[.F546];&quot;%)&quot;&quot;,&quot;)" office:value-type="string" office:string-value="&quot;Pink Sherbet&quot;: &quot;hsl(346.2,86.7%,76.5%)&quot;," calcext:value-type="string">
            <text:p>"Pink Sherbet": "hsl(346.2,86.7%,76.5%)",</text:p>
          </table:table-cell>
        </table:table-row>
        <table:table-row table:style-name="ro1">
          <table:table-cell office:value-type="string" calcext:value-type="string">
            <text:p>Pink pearl</text:p>
          </table:table-cell>
          <table:table-cell table:style-name="ce3" office:value-type="float" office:value="324.4" calcext:value-type="float">
            <text:p>324.40</text:p>
          </table:table-cell>
          <table:table-cell table:style-name="ce2" office:value-type="percentage" office:value="0.551" calcext:value-type="percentage">
            <text:p>55.10%</text:p>
          </table:table-cell>
          <table:table-cell table:style-name="ce2" office:value-type="percentage" office:value="0.79" calcext:value-type="percentage">
            <text:p>79.00%</text:p>
          </table:table-cell>
          <table:table-cell table:formula="of:=[.C547]*100" office:value-type="float" office:value="55.1" calcext:value-type="float">
            <text:p>55.1</text:p>
          </table:table-cell>
          <table:table-cell table:formula="of:=[.D547]*100" office:value-type="float" office:value="79" calcext:value-type="float">
            <text:p>79</text:p>
          </table:table-cell>
          <table:table-cell table:formula="of:=CONCATENATE(&quot;&quot;&quot;&quot;;[.A547];&quot;&quot;&quot;: &quot;&quot;hsl(&quot;;[.B547];&quot;,&quot;;[.E547];&quot;%,&quot;;[.F547];&quot;%)&quot;&quot;,&quot;)" office:value-type="string" office:string-value="&quot;Pink pearl&quot;: &quot;hsl(324.4,55.1%,79%)&quot;," calcext:value-type="string">
            <text:p>"Pink pearl": "hsl(324.4,55.1%,79%)",</text:p>
          </table:table-cell>
        </table:table-row>
        <table:table-row table:style-name="ro1">
          <table:table-cell office:value-type="string" calcext:value-type="string">
            <text:p>Pistachio</text:p>
          </table:table-cell>
          <table:table-cell table:style-name="ce3" office:value-type="float" office:value="96.1" calcext:value-type="float">
            <text:p>96.10</text:p>
          </table:table-cell>
          <table:table-cell table:style-name="ce2" office:value-type="percentage" office:value="0.417" calcext:value-type="percentage">
            <text:p>41.70%</text:p>
          </table:table-cell>
          <table:table-cell table:style-name="ce2" office:value-type="percentage" office:value="0.61" calcext:value-type="percentage">
            <text:p>61.00%</text:p>
          </table:table-cell>
          <table:table-cell table:formula="of:=[.C548]*100" office:value-type="float" office:value="41.7" calcext:value-type="float">
            <text:p>41.7</text:p>
          </table:table-cell>
          <table:table-cell table:formula="of:=[.D548]*100" office:value-type="float" office:value="61" calcext:value-type="float">
            <text:p>61</text:p>
          </table:table-cell>
          <table:table-cell table:formula="of:=CONCATENATE(&quot;&quot;&quot;&quot;;[.A548];&quot;&quot;&quot;: &quot;&quot;hsl(&quot;;[.B548];&quot;,&quot;;[.E548];&quot;%,&quot;;[.F548];&quot;%)&quot;&quot;,&quot;)" office:value-type="string" office:string-value="&quot;Pistachio&quot;: &quot;hsl(96.1,41.7%,61%)&quot;," calcext:value-type="string">
            <text:p>"Pistachio": "hsl(96.1,41.7%,61%)",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style-name="ce3" office:value-type="float" office:value="40" calcext:value-type="float">
            <text:p>40.00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892" calcext:value-type="percentage">
            <text:p>89.20%</text:p>
          </table:table-cell>
          <table:table-cell table:formula="of:=[.C549]*100" office:value-type="float" office:value="5.5" calcext:value-type="float">
            <text:p>5.5</text:p>
          </table:table-cell>
          <table:table-cell table:formula="of:=[.D549]*100" office:value-type="float" office:value="89.2" calcext:value-type="float">
            <text:p>89.2</text:p>
          </table:table-cell>
          <table:table-cell table:formula="of:=CONCATENATE(&quot;&quot;&quot;&quot;;[.A549];&quot;&quot;&quot;: &quot;&quot;hsl(&quot;;[.B549];&quot;,&quot;;[.E549];&quot;%,&quot;;[.F549];&quot;%)&quot;&quot;,&quot;)" office:value-type="string" office:string-value="&quot;Platinum&quot;: &quot;hsl(40,5.5%,89.2%)&quot;," calcext:value-type="string">
            <text:p>"Platinum": "hsl(40,5.5%,89.2%)",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0.473" calcext:value-type="percentage">
            <text:p>47.30%</text:p>
          </table:table-cell>
          <table:table-cell table:style-name="ce2" office:value-type="percentage" office:value="0.747" calcext:value-type="percentage">
            <text:p>74.70%</text:p>
          </table:table-cell>
          <table:table-cell table:formula="of:=[.C550]*100" office:value-type="float" office:value="47.3" calcext:value-type="float">
            <text:p>47.3</text:p>
          </table:table-cell>
          <table:table-cell table:formula="of:=[.D550]*100" office:value-type="float" office:value="74.7" calcext:value-type="float">
            <text:p>74.7</text:p>
          </table:table-cell>
          <table:table-cell table:formula="of:=CONCATENATE(&quot;&quot;&quot;&quot;;[.A550];&quot;&quot;&quot;: &quot;&quot;hsl(&quot;;[.B550];&quot;,&quot;;[.E550];&quot;%,&quot;;[.F550];&quot;%)&quot;&quot;,&quot;)" office:value-type="string" office:string-value="&quot;Plum&quot;: &quot;hsl(300,47.3%,74.7%)&quot;," calcext:value-type="string">
            <text:p>"Plum": "hsl(300,47.3%,74.7%)",</text:p>
          </table:table-cell>
        </table:table-row>
        <table:table-row table:style-name="ro1">
          <table:table-cell office:value-type="string" calcext:value-type="string">
            <text:p>Portland Orange</text:p>
          </table:table-cell>
          <table:table-cell table:style-name="ce3" office:value-type="float" office:value="10.7" calcext:value-type="float">
            <text:p>10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06" calcext:value-type="percentage">
            <text:p>60.60%</text:p>
          </table:table-cell>
          <table:table-cell table:formula="of:=[.C551]*100" office:value-type="float" office:value="100" calcext:value-type="float">
            <text:p>100</text:p>
          </table:table-cell>
          <table:table-cell table:formula="of:=[.D551]*100" office:value-type="float" office:value="60.6" calcext:value-type="float">
            <text:p>60.6</text:p>
          </table:table-cell>
          <table:table-cell table:formula="of:=CONCATENATE(&quot;&quot;&quot;&quot;;[.A551];&quot;&quot;&quot;: &quot;&quot;hsl(&quot;;[.B551];&quot;,&quot;;[.E551];&quot;%,&quot;;[.F551];&quot;%)&quot;&quot;,&quot;)" office:value-type="string" office:string-value="&quot;Portland Orange&quot;: &quot;hsl(10.7,100%,60.6%)&quot;," calcext:value-type="string">
            <text:p>"Portland Orange": "hsl(10.7,100%,60.6%)",</text:p>
          </table:table-cell>
        </table:table-row>
        <table:table-row table:style-name="ro1">
          <table:table-cell office:value-type="string" calcext:value-type="string">
            <text:p>Powder blue</text:p>
          </table:table-cell>
          <table:table-cell table:style-name="ce3" office:value-type="float" office:value="186.7" calcext:value-type="float">
            <text:p>186.70</text:p>
          </table:table-cell>
          <table:table-cell table:style-name="ce2" office:value-type="percentage" office:value="0.519" calcext:value-type="percentage">
            <text:p>51.90%</text:p>
          </table:table-cell>
          <table:table-cell table:style-name="ce2" office:value-type="percentage" office:value="0.796" calcext:value-type="percentage">
            <text:p>79.60%</text:p>
          </table:table-cell>
          <table:table-cell table:formula="of:=[.C552]*100" office:value-type="float" office:value="51.9" calcext:value-type="float">
            <text:p>51.9</text:p>
          </table:table-cell>
          <table:table-cell table:formula="of:=[.D552]*100" office:value-type="float" office:value="79.6" calcext:value-type="float">
            <text:p>79.6</text:p>
          </table:table-cell>
          <table:table-cell table:formula="of:=CONCATENATE(&quot;&quot;&quot;&quot;;[.A552];&quot;&quot;&quot;: &quot;&quot;hsl(&quot;;[.B552];&quot;,&quot;;[.E552];&quot;%,&quot;;[.F552];&quot;%)&quot;&quot;,&quot;)" office:value-type="string" office:string-value="&quot;Powder blue&quot;: &quot;hsl(186.7,51.9%,79.6%)&quot;," calcext:value-type="string">
            <text:p>"Powder blue": "hsl(186.7,51.9%,79.6%)",</text:p>
          </table:table-cell>
        </table:table-row>
        <table:table-row table:style-name="ro1">
          <table:table-cell office:value-type="string" calcext:value-type="string">
            <text:p>Princeton orange</text:p>
          </table:table-cell>
          <table:table-cell table:style-name="ce3" office:value-type="float" office:value="33.6" calcext:value-type="float">
            <text:p>33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553]*100" office:value-type="float" office:value="100" calcext:value-type="float">
            <text:p>100</text:p>
          </table:table-cell>
          <table:table-cell table:formula="of:=[.D553]*100" office:value-type="float" office:value="50" calcext:value-type="float">
            <text:p>50</text:p>
          </table:table-cell>
          <table:table-cell table:formula="of:=CONCATENATE(&quot;&quot;&quot;&quot;;[.A553];&quot;&quot;&quot;: &quot;&quot;hsl(&quot;;[.B553];&quot;,&quot;;[.E553];&quot;%,&quot;;[.F553];&quot;%)&quot;&quot;,&quot;)" office:value-type="string" office:string-value="&quot;Princeton orange&quot;: &quot;hsl(33.6,100%,50%)&quot;," calcext:value-type="string">
            <text:p>"Princeton orange": "hsl(33.6,100%,50%)",</text:p>
          </table:table-cell>
        </table:table-row>
        <table:table-row table:style-name="ro1">
          <table:table-cell office:value-type="string" calcext:value-type="string">
            <text:p>Prussian blue</text:p>
          </table:table-cell>
          <table:table-cell table:style-name="ce3" office:value-type="float" office:value="204.6" calcext:value-type="float">
            <text:p>204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63" calcext:value-type="percentage">
            <text:p>16.30%</text:p>
          </table:table-cell>
          <table:table-cell table:formula="of:=[.C554]*100" office:value-type="float" office:value="100" calcext:value-type="float">
            <text:p>100</text:p>
          </table:table-cell>
          <table:table-cell table:formula="of:=[.D554]*100" office:value-type="float" office:value="16.3" calcext:value-type="float">
            <text:p>16.3</text:p>
          </table:table-cell>
          <table:table-cell table:formula="of:=CONCATENATE(&quot;&quot;&quot;&quot;;[.A554];&quot;&quot;&quot;: &quot;&quot;hsl(&quot;;[.B554];&quot;,&quot;;[.E554];&quot;%,&quot;;[.F554];&quot;%)&quot;&quot;,&quot;)" office:value-type="string" office:string-value="&quot;Prussian blue&quot;: &quot;hsl(204.6,100%,16.3%)&quot;," calcext:value-type="string">
            <text:p>"Prussian blue": "hsl(204.6,100%,16.3%)",</text:p>
          </table:table-cell>
        </table:table-row>
        <table:table-row table:style-name="ro1">
          <table:table-cell office:value-type="string" calcext:value-type="string">
            <text:p>Psychedelic purple</text:p>
          </table:table-cell>
          <table:table-cell table:style-name="ce3" office:value-type="float" office:value="292.5" calcext:value-type="float">
            <text:p>292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555]*100" office:value-type="float" office:value="100" calcext:value-type="float">
            <text:p>100</text:p>
          </table:table-cell>
          <table:table-cell table:formula="of:=[.D555]*100" office:value-type="float" office:value="50" calcext:value-type="float">
            <text:p>50</text:p>
          </table:table-cell>
          <table:table-cell table:formula="of:=CONCATENATE(&quot;&quot;&quot;&quot;;[.A555];&quot;&quot;&quot;: &quot;&quot;hsl(&quot;;[.B555];&quot;,&quot;;[.E555];&quot;%,&quot;;[.F555];&quot;%)&quot;&quot;,&quot;)" office:value-type="string" office:string-value="&quot;Psychedelic purple&quot;: &quot;hsl(292.5,100%,50%)&quot;," calcext:value-type="string">
            <text:p>"Psychedelic purple": "hsl(292.5,100%,50%)",</text:p>
          </table:table-cell>
        </table:table-row>
        <table:table-row table:style-name="ro1">
          <table:table-cell office:value-type="string" calcext:value-type="string">
            <text:p>Puce</text:p>
          </table:table-cell>
          <table:table-cell table:style-name="ce3" office:value-type="float" office:value="345" calcext:value-type="float">
            <text:p>345.00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667" calcext:value-type="percentage">
            <text:p>66.70%</text:p>
          </table:table-cell>
          <table:table-cell table:formula="of:=[.C556]*100" office:value-type="float" office:value="40" calcext:value-type="float">
            <text:p>40</text:p>
          </table:table-cell>
          <table:table-cell table:formula="of:=[.D556]*100" office:value-type="float" office:value="66.7" calcext:value-type="float">
            <text:p>66.7</text:p>
          </table:table-cell>
          <table:table-cell table:formula="of:=CONCATENATE(&quot;&quot;&quot;&quot;;[.A556];&quot;&quot;&quot;: &quot;&quot;hsl(&quot;;[.B556];&quot;,&quot;;[.E556];&quot;%,&quot;;[.F556];&quot;%)&quot;&quot;,&quot;)" office:value-type="string" office:string-value="&quot;Puce&quot;: &quot;hsl(345,40%,66.7%)&quot;," calcext:value-type="string">
            <text:p>"Puce": "hsl(345,40%,66.7%)",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table:style-name="ce3" office:value-type="float" office:value="24.2" calcext:value-type="float">
            <text:p>24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47" calcext:value-type="percentage">
            <text:p>54.70%</text:p>
          </table:table-cell>
          <table:table-cell table:formula="of:=[.C557]*100" office:value-type="float" office:value="100" calcext:value-type="float">
            <text:p>100</text:p>
          </table:table-cell>
          <table:table-cell table:formula="of:=[.D557]*100" office:value-type="float" office:value="54.7" calcext:value-type="float">
            <text:p>54.7</text:p>
          </table:table-cell>
          <table:table-cell table:formula="of:=CONCATENATE(&quot;&quot;&quot;&quot;;[.A557];&quot;&quot;&quot;: &quot;&quot;hsl(&quot;;[.B557];&quot;,&quot;;[.E557];&quot;%,&quot;;[.F557];&quot;%)&quot;&quot;,&quot;)" office:value-type="string" office:string-value="&quot;Pumpkin&quot;: &quot;hsl(24.2,100%,54.7%)&quot;," calcext:value-type="string">
            <text:p>"Pumpkin": "hsl(24.2,100%,54.7%)",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558]*100" office:value-type="float" office:value="100" calcext:value-type="float">
            <text:p>100</text:p>
          </table:table-cell>
          <table:table-cell table:formula="of:=[.D558]*100" office:value-type="float" office:value="25.1" calcext:value-type="float">
            <text:p>25.1</text:p>
          </table:table-cell>
          <table:table-cell table:formula="of:=CONCATENATE(&quot;&quot;&quot;&quot;;[.A558];&quot;&quot;&quot;: &quot;&quot;hsl(&quot;;[.B558];&quot;,&quot;;[.E558];&quot;%,&quot;;[.F558];&quot;%)&quot;&quot;,&quot;)" office:value-type="string" office:string-value="&quot;Purple&quot;: &quot;hsl(300,100%,25.1%)&quot;," calcext:value-type="string">
            <text:p>"Purple": "hsl(300,100%,25.1%)",</text:p>
          </table:table-cell>
        </table:table-row>
        <table:table-row table:style-name="ro1">
          <table:table-cell office:value-type="string" calcext:value-type="string">
            <text:p>Purple Heart</text:p>
          </table:table-cell>
          <table:table-cell table:style-name="ce3" office:value-type="float" office:value="270.3" calcext:value-type="float">
            <text:p>270.30</text:p>
          </table:table-cell>
          <table:table-cell table:style-name="ce2" office:value-type="percentage" office:value="0.493" calcext:value-type="percentage">
            <text:p>49.30%</text:p>
          </table:table-cell>
          <table:table-cell table:style-name="ce2" office:value-type="percentage" office:value="0.41" calcext:value-type="percentage">
            <text:p>41.00%</text:p>
          </table:table-cell>
          <table:table-cell table:formula="of:=[.C559]*100" office:value-type="float" office:value="49.3" calcext:value-type="float">
            <text:p>49.3</text:p>
          </table:table-cell>
          <table:table-cell table:formula="of:=[.D559]*100" office:value-type="float" office:value="41" calcext:value-type="float">
            <text:p>41</text:p>
          </table:table-cell>
          <table:table-cell table:formula="of:=CONCATENATE(&quot;&quot;&quot;&quot;;[.A559];&quot;&quot;&quot;: &quot;&quot;hsl(&quot;;[.B559];&quot;,&quot;;[.E559];&quot;%,&quot;;[.F559];&quot;%)&quot;&quot;,&quot;)" office:value-type="string" office:string-value="&quot;Purple Heart&quot;: &quot;hsl(270.3,49.3%,41%)&quot;," calcext:value-type="string">
            <text:p>"Purple Heart": "hsl(270.3,49.3%,41%)",</text:p>
          </table:table-cell>
        </table:table-row>
        <table:table-row table:style-name="ro1">
          <table:table-cell office:value-type="string" calcext:value-type="string">
            <text:p>Purple Mountain's Majesty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2" office:value-type="percentage" office:value="0.292" calcext:value-type="percentage">
            <text:p>29.20%</text:p>
          </table:table-cell>
          <table:table-cell table:style-name="ce2" office:value-type="percentage" office:value="0.618" calcext:value-type="percentage">
            <text:p>61.80%</text:p>
          </table:table-cell>
          <table:table-cell table:formula="of:=[.C560]*100" office:value-type="float" office:value="29.2" calcext:value-type="float">
            <text:p>29.2</text:p>
          </table:table-cell>
          <table:table-cell table:formula="of:=[.D560]*100" office:value-type="float" office:value="61.8" calcext:value-type="float">
            <text:p>61.8</text:p>
          </table:table-cell>
          <table:table-cell table:formula="of:=CONCATENATE(&quot;&quot;&quot;&quot;;[.A560];&quot;&quot;&quot;: &quot;&quot;hsl(&quot;;[.B560];&quot;,&quot;;[.E560];&quot;%,&quot;;[.F560];&quot;%)&quot;&quot;,&quot;)" office:value-type="string" office:string-value="&quot;Purple Mountain's Majesty&quot;: &quot;hsl(269.5,29.2%,61.8%)&quot;," calcext:value-type="string">
            <text:p>"Purple Mountain's Majesty": "hsl(269.5,29.2%,61.8%)",</text:p>
          </table:table-cell>
        </table:table-row>
        <table:table-row table:style-name="ro1">
          <table:table-cell office:value-type="string" calcext:value-type="string">
            <text:p>Purple mountain majesty</text:p>
          </table:table-cell>
          <table:table-cell table:style-name="ce3" office:value-type="float" office:value="269" calcext:value-type="float">
            <text:p>269.00</text:p>
          </table:table-cell>
          <table:table-cell table:style-name="ce2" office:value-type="percentage" office:value="0.298" calcext:value-type="percentage">
            <text:p>29.80%</text:p>
          </table:table-cell>
          <table:table-cell table:style-name="ce2" office:value-type="percentage" office:value="0.592" calcext:value-type="percentage">
            <text:p>59.20%</text:p>
          </table:table-cell>
          <table:table-cell table:formula="of:=[.C561]*100" office:value-type="float" office:value="29.8" calcext:value-type="float">
            <text:p>29.8</text:p>
          </table:table-cell>
          <table:table-cell table:formula="of:=[.D561]*100" office:value-type="float" office:value="59.2" calcext:value-type="float">
            <text:p>59.2</text:p>
          </table:table-cell>
          <table:table-cell table:formula="of:=CONCATENATE(&quot;&quot;&quot;&quot;;[.A561];&quot;&quot;&quot;: &quot;&quot;hsl(&quot;;[.B561];&quot;,&quot;;[.E561];&quot;%,&quot;;[.F561];&quot;%)&quot;&quot;,&quot;)" office:value-type="string" office:string-value="&quot;Purple mountain majesty&quot;: &quot;hsl(269,29.8%,59.2%)&quot;," calcext:value-type="string">
            <text:p>"Purple mountain majesty": "hsl(269,29.8%,59.2%)",</text:p>
          </table:table-cell>
        </table:table-row>
        <table:table-row table:style-name="ro1">
          <table:table-cell office:value-type="string" calcext:value-type="string">
            <text:p>Purple pizzazz</text:p>
          </table:table-cell>
          <table:table-cell table:style-name="ce3" office:value-type="float" office:value="312.3" calcext:value-type="float">
            <text:p>312.30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2" office:value-type="percentage" office:value="0.651" calcext:value-type="percentage">
            <text:p>65.10%</text:p>
          </table:table-cell>
          <table:table-cell table:formula="of:=[.C562]*100" office:value-type="float" office:value="98.9" calcext:value-type="float">
            <text:p>98.9</text:p>
          </table:table-cell>
          <table:table-cell table:formula="of:=[.D562]*100" office:value-type="float" office:value="65.1" calcext:value-type="float">
            <text:p>65.1</text:p>
          </table:table-cell>
          <table:table-cell table:formula="of:=CONCATENATE(&quot;&quot;&quot;&quot;;[.A562];&quot;&quot;&quot;: &quot;&quot;hsl(&quot;;[.B562];&quot;,&quot;;[.E562];&quot;%,&quot;;[.F562];&quot;%)&quot;&quot;,&quot;)" office:value-type="string" office:string-value="&quot;Purple pizzazz&quot;: &quot;hsl(312.3,98.9%,65.1%)&quot;," calcext:value-type="string">
            <text:p>"Purple pizzazz": "hsl(312.3,98.9%,65.1%)",</text:p>
          </table:table-cell>
        </table:table-row>
        <table:table-row table:style-name="ro1">
          <table:table-cell office:value-type="string" calcext:value-type="string">
            <text:p>Purple taupe</text:p>
          </table:table-cell>
          <table:table-cell table:style-name="ce3" office:value-type="float" office:value="311.3" calcext:value-type="float">
            <text:p>311.30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2" office:value-type="percentage" office:value="0.282" calcext:value-type="percentage">
            <text:p>28.20%</text:p>
          </table:table-cell>
          <table:table-cell table:formula="of:=[.C563]*100" office:value-type="float" office:value="11.1" calcext:value-type="float">
            <text:p>11.1</text:p>
          </table:table-cell>
          <table:table-cell table:formula="of:=[.D563]*100" office:value-type="float" office:value="28.2" calcext:value-type="float">
            <text:p>28.2</text:p>
          </table:table-cell>
          <table:table-cell table:formula="of:=CONCATENATE(&quot;&quot;&quot;&quot;;[.A563];&quot;&quot;&quot;: &quot;&quot;hsl(&quot;;[.B563];&quot;,&quot;;[.E563];&quot;%,&quot;;[.F563];&quot;%)&quot;&quot;,&quot;)" office:value-type="string" office:string-value="&quot;Purple taupe&quot;: &quot;hsl(311.3,11.1%,28.2%)&quot;," calcext:value-type="string">
            <text:p>"Purple taupe": "hsl(311.3,11.1%,28.2%)",</text:p>
          </table:table-cell>
        </table:table-row>
        <table:table-row table:style-name="ro1">
          <table:table-cell office:value-type="string" calcext:value-type="string">
            <text:p>Rackley</text:p>
          </table:table-cell>
          <table:table-cell table:style-name="ce3" office:value-type="float" office:value="204" calcext:value-type="float">
            <text:p>204.00</text:p>
          </table:table-cell>
          <table:table-cell table:style-name="ce2" office:value-type="percentage" office:value="0.301" calcext:value-type="percentage">
            <text:p>30.10%</text:p>
          </table:table-cell>
          <table:table-cell table:style-name="ce2" office:value-type="percentage" office:value="0.512" calcext:value-type="percentage">
            <text:p>51.20%</text:p>
          </table:table-cell>
          <table:table-cell table:formula="of:=[.C564]*100" office:value-type="float" office:value="30.1" calcext:value-type="float">
            <text:p>30.1</text:p>
          </table:table-cell>
          <table:table-cell table:formula="of:=[.D564]*100" office:value-type="float" office:value="51.2" calcext:value-type="float">
            <text:p>51.2</text:p>
          </table:table-cell>
          <table:table-cell table:formula="of:=CONCATENATE(&quot;&quot;&quot;&quot;;[.A564];&quot;&quot;&quot;: &quot;&quot;hsl(&quot;;[.B564];&quot;,&quot;;[.E564];&quot;%,&quot;;[.F564];&quot;%)&quot;&quot;,&quot;)" office:value-type="string" office:string-value="&quot;Rackley&quot;: &quot;hsl(204,30.1%,51.2%)&quot;," calcext:value-type="string">
            <text:p>"Rackley": "hsl(204,30.1%,51.2%)",</text:p>
          </table:table-cell>
        </table:table-row>
        <table:table-row table:style-name="ro1">
          <table:table-cell office:value-type="string" calcext:value-type="string">
            <text:p>Radical Red</text:p>
          </table:table-cell>
          <table:table-cell table:style-name="ce3" office:value-type="float" office:value="347.8" calcext:value-type="float">
            <text:p>347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04" calcext:value-type="percentage">
            <text:p>60.40%</text:p>
          </table:table-cell>
          <table:table-cell table:formula="of:=[.C565]*100" office:value-type="float" office:value="100" calcext:value-type="float">
            <text:p>100</text:p>
          </table:table-cell>
          <table:table-cell table:formula="of:=[.D565]*100" office:value-type="float" office:value="60.4" calcext:value-type="float">
            <text:p>60.4</text:p>
          </table:table-cell>
          <table:table-cell table:formula="of:=CONCATENATE(&quot;&quot;&quot;&quot;;[.A565];&quot;&quot;&quot;: &quot;&quot;hsl(&quot;;[.B565];&quot;,&quot;;[.E565];&quot;%,&quot;;[.F565];&quot;%)&quot;&quot;,&quot;)" office:value-type="string" office:string-value="&quot;Radical Red&quot;: &quot;hsl(347.8,100%,60.4%)&quot;," calcext:value-type="string">
            <text:p>"Radical Red": "hsl(347.8,100%,60.4%)",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table:style-name="ce3" office:value-type="float" office:value="337.2" calcext:value-type="float">
            <text:p>337.20</text:p>
          </table:table-cell>
          <table:table-cell table:style-name="ce2" office:value-type="percentage" office:value="0.908" calcext:value-type="percentage">
            <text:p>90.8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566]*100" office:value-type="float" office:value="90.8" calcext:value-type="float">
            <text:p>90.8</text:p>
          </table:table-cell>
          <table:table-cell table:formula="of:=[.D566]*100" office:value-type="float" office:value="46.7" calcext:value-type="float">
            <text:p>46.7</text:p>
          </table:table-cell>
          <table:table-cell table:formula="of:=CONCATENATE(&quot;&quot;&quot;&quot;;[.A566];&quot;&quot;&quot;: &quot;&quot;hsl(&quot;;[.B566];&quot;,&quot;;[.E566];&quot;%,&quot;;[.F566];&quot;%)&quot;&quot;,&quot;)" office:value-type="string" office:string-value="&quot;Raspberry&quot;: &quot;hsl(337.2,90.8%,46.7%)&quot;," calcext:value-type="string">
            <text:p>"Raspberry": "hsl(337.2,90.8%,46.7%)",</text:p>
          </table:table-cell>
        </table:table-row>
        <table:table-row table:style-name="ro1">
          <table:table-cell office:value-type="string" calcext:value-type="string">
            <text:p>Raspberry glace</text:p>
          </table:table-cell>
          <table:table-cell table:style-name="ce3" office:value-type="float" office:value="343.2" calcext:value-type="float">
            <text:p>343.20</text:p>
          </table:table-cell>
          <table:table-cell table:style-name="ce2" office:value-type="percentage" office:value="0.208" calcext:value-type="percentage">
            <text:p>20.80%</text:p>
          </table:table-cell>
          <table:table-cell table:style-name="ce2" office:value-type="percentage" office:value="0.471" calcext:value-type="percentage">
            <text:p>47.10%</text:p>
          </table:table-cell>
          <table:table-cell table:formula="of:=[.C567]*100" office:value-type="float" office:value="20.8" calcext:value-type="float">
            <text:p>20.8</text:p>
          </table:table-cell>
          <table:table-cell table:formula="of:=[.D567]*100" office:value-type="float" office:value="47.1" calcext:value-type="float">
            <text:p>47.1</text:p>
          </table:table-cell>
          <table:table-cell table:formula="of:=CONCATENATE(&quot;&quot;&quot;&quot;;[.A567];&quot;&quot;&quot;: &quot;&quot;hsl(&quot;;[.B567];&quot;,&quot;;[.E567];&quot;%,&quot;;[.F567];&quot;%)&quot;&quot;,&quot;)" office:value-type="string" office:string-value="&quot;Raspberry glace&quot;: &quot;hsl(343.2,20.8%,47.1%)&quot;," calcext:value-type="string">
            <text:p>"Raspberry glace": "hsl(343.2,20.8%,47.1%)",</text:p>
          </table:table-cell>
        </table:table-row>
        <table:table-row table:style-name="ro1">
          <table:table-cell office:value-type="string" calcext:value-type="string">
            <text:p>Raspberry pink</text:p>
          </table:table-cell>
          <table:table-cell table:style-name="ce3" office:value-type="float" office:value="330.4" calcext:value-type="float">
            <text:p>330.40</text:p>
          </table:table-cell>
          <table:table-cell table:style-name="ce2" office:value-type="percentage" office:value="0.716" calcext:value-type="percentage">
            <text:p>71.60%</text:p>
          </table:table-cell>
          <table:table-cell table:style-name="ce2" office:value-type="percentage" office:value="0.6" calcext:value-type="percentage">
            <text:p>60.00%</text:p>
          </table:table-cell>
          <table:table-cell table:formula="of:=[.C568]*100" office:value-type="float" office:value="71.6" calcext:value-type="float">
            <text:p>71.6</text:p>
          </table:table-cell>
          <table:table-cell table:formula="of:=[.D568]*100" office:value-type="float" office:value="60" calcext:value-type="float">
            <text:p>60</text:p>
          </table:table-cell>
          <table:table-cell table:formula="of:=CONCATENATE(&quot;&quot;&quot;&quot;;[.A568];&quot;&quot;&quot;: &quot;&quot;hsl(&quot;;[.B568];&quot;,&quot;;[.E568];&quot;%,&quot;;[.F568];&quot;%)&quot;&quot;,&quot;)" office:value-type="string" office:string-value="&quot;Raspberry pink&quot;: &quot;hsl(330.4,71.6%,60%)&quot;," calcext:value-type="string">
            <text:p>"Raspberry pink": "hsl(330.4,71.6%,60%)",</text:p>
          </table:table-cell>
        </table:table-row>
        <table:table-row table:style-name="ro1">
          <table:table-cell office:value-type="string" calcext:value-type="string">
            <text:p>Raspberry rose</text:p>
          </table:table-cell>
          <table:table-cell table:style-name="ce3" office:value-type="float" office:value="338.4" calcext:value-type="float">
            <text:p>338.40</text:p>
          </table:table-cell>
          <table:table-cell table:style-name="ce2" office:value-type="percentage" office:value="0.449" calcext:value-type="percentage">
            <text:p>44.90%</text:p>
          </table:table-cell>
          <table:table-cell table:style-name="ce2" office:value-type="percentage" office:value="0.484" calcext:value-type="percentage">
            <text:p>48.40%</text:p>
          </table:table-cell>
          <table:table-cell table:formula="of:=[.C569]*100" office:value-type="float" office:value="44.9" calcext:value-type="float">
            <text:p>44.9</text:p>
          </table:table-cell>
          <table:table-cell table:formula="of:=[.D569]*100" office:value-type="float" office:value="48.4" calcext:value-type="float">
            <text:p>48.4</text:p>
          </table:table-cell>
          <table:table-cell table:formula="of:=CONCATENATE(&quot;&quot;&quot;&quot;;[.A569];&quot;&quot;&quot;: &quot;&quot;hsl(&quot;;[.B569];&quot;,&quot;;[.E569];&quot;%,&quot;;[.F569];&quot;%)&quot;&quot;,&quot;)" office:value-type="string" office:string-value="&quot;Raspberry rose&quot;: &quot;hsl(338.4,44.9%,48.4%)&quot;," calcext:value-type="string">
            <text:p>"Raspberry rose": "hsl(338.4,44.9%,48.4%)",</text:p>
          </table:table-cell>
        </table:table-row>
        <table:table-row table:style-name="ro1">
          <table:table-cell office:value-type="string" calcext:value-type="string">
            <text:p>Raw Sienna</text:p>
          </table:table-cell>
          <table:table-cell table:style-name="ce3" office:value-type="float" office:value="23.5" calcext:value-type="float">
            <text:p>23.50</text:p>
          </table:table-cell>
          <table:table-cell table:style-name="ce2" office:value-type="percentage" office:value="0.604" calcext:value-type="percentage">
            <text:p>60.40%</text:p>
          </table:table-cell>
          <table:table-cell table:style-name="ce2" office:value-type="percentage" office:value="0.594" calcext:value-type="percentage">
            <text:p>59.40%</text:p>
          </table:table-cell>
          <table:table-cell table:formula="of:=[.C570]*100" office:value-type="float" office:value="60.4" calcext:value-type="float">
            <text:p>60.4</text:p>
          </table:table-cell>
          <table:table-cell table:formula="of:=[.D570]*100" office:value-type="float" office:value="59.4" calcext:value-type="float">
            <text:p>59.4</text:p>
          </table:table-cell>
          <table:table-cell table:formula="of:=CONCATENATE(&quot;&quot;&quot;&quot;;[.A570];&quot;&quot;&quot;: &quot;&quot;hsl(&quot;;[.B570];&quot;,&quot;;[.E570];&quot;%,&quot;;[.F570];&quot;%)&quot;&quot;,&quot;)" office:value-type="string" office:string-value="&quot;Raw Sienna&quot;: &quot;hsl(23.5,60.4%,59.4%)&quot;," calcext:value-type="string">
            <text:p>"Raw Sienna": "hsl(23.5,60.4%,59.4%)",</text:p>
          </table:table-cell>
        </table:table-row>
        <table:table-row table:style-name="ro1">
          <table:table-cell office:value-type="string" calcext:value-type="string">
            <text:p>Razzle dazzle rose</text:p>
          </table:table-cell>
          <table:table-cell table:style-name="ce3" office:value-type="float" office:value="315" calcext:value-type="float">
            <text:p>315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" calcext:value-type="percentage">
            <text:p>60.00%</text:p>
          </table:table-cell>
          <table:table-cell table:formula="of:=[.C571]*100" office:value-type="float" office:value="100" calcext:value-type="float">
            <text:p>100</text:p>
          </table:table-cell>
          <table:table-cell table:formula="of:=[.D571]*100" office:value-type="float" office:value="60" calcext:value-type="float">
            <text:p>60</text:p>
          </table:table-cell>
          <table:table-cell table:formula="of:=CONCATENATE(&quot;&quot;&quot;&quot;;[.A571];&quot;&quot;&quot;: &quot;&quot;hsl(&quot;;[.B571];&quot;,&quot;;[.E571];&quot;%,&quot;;[.F571];&quot;%)&quot;&quot;,&quot;)" office:value-type="string" office:string-value="&quot;Razzle dazzle rose&quot;: &quot;hsl(315,100%,60%)&quot;," calcext:value-type="string">
            <text:p>"Razzle dazzle rose": "hsl(315,100%,60%)",</text:p>
          </table:table-cell>
        </table:table-row>
        <table:table-row table:style-name="ro1">
          <table:table-cell office:value-type="string" calcext:value-type="string">
            <text:p>Razzmatazz</text:p>
          </table:table-cell>
          <table:table-cell table:style-name="ce3" office:value-type="float" office:value="337.9" calcext:value-type="float">
            <text:p>337.90</text:p>
          </table:table-cell>
          <table:table-cell table:style-name="ce2" office:value-type="percentage" office:value="0.772" calcext:value-type="percentage">
            <text:p>77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formula="of:=[.C572]*100" office:value-type="float" office:value="77.2" calcext:value-type="float">
            <text:p>77.2</text:p>
          </table:table-cell>
          <table:table-cell table:formula="of:=[.D572]*100" office:value-type="float" office:value="51.8" calcext:value-type="float">
            <text:p>51.8</text:p>
          </table:table-cell>
          <table:table-cell table:formula="of:=CONCATENATE(&quot;&quot;&quot;&quot;;[.A572];&quot;&quot;&quot;: &quot;&quot;hsl(&quot;;[.B572];&quot;,&quot;;[.E572];&quot;%,&quot;;[.F572];&quot;%)&quot;&quot;,&quot;)" office:value-type="string" office:string-value="&quot;Razzmatazz&quot;: &quot;hsl(337.9,77.2%,51.8%)&quot;," calcext:value-type="string">
            <text:p>"Razzmatazz": "hsl(337.9,77.2%,51.8%)",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573]*100" office:value-type="float" office:value="100" calcext:value-type="float">
            <text:p>100</text:p>
          </table:table-cell>
          <table:table-cell table:formula="of:=[.D573]*100" office:value-type="float" office:value="50" calcext:value-type="float">
            <text:p>50</text:p>
          </table:table-cell>
          <table:table-cell table:formula="of:=CONCATENATE(&quot;&quot;&quot;&quot;;[.A573];&quot;&quot;&quot;: &quot;&quot;hsl(&quot;;[.B573];&quot;,&quot;;[.E573];&quot;%,&quot;;[.F573];&quot;%)&quot;&quot;,&quot;)" office:value-type="string" office:string-value="&quot;Red&quot;: &quot;hsl(0,100%,50%)&quot;," calcext:value-type="string">
            <text:p>"Red": "hsl(0,100%,50%)",</text:p>
          </table:table-cell>
        </table:table-row>
        <table:table-row table:style-name="ro1">
          <table:table-cell office:value-type="string" calcext:value-type="string">
            <text:p>Red Orange</text:p>
          </table:table-cell>
          <table:table-cell table:style-name="ce3" office:value-type="float" office:value="3.3" calcext:value-type="float">
            <text:p>3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43" calcext:value-type="percentage">
            <text:p>64.30%</text:p>
          </table:table-cell>
          <table:table-cell table:formula="of:=[.C574]*100" office:value-type="float" office:value="100" calcext:value-type="float">
            <text:p>100</text:p>
          </table:table-cell>
          <table:table-cell table:formula="of:=[.D574]*100" office:value-type="float" office:value="64.3" calcext:value-type="float">
            <text:p>64.3</text:p>
          </table:table-cell>
          <table:table-cell table:formula="of:=CONCATENATE(&quot;&quot;&quot;&quot;;[.A574];&quot;&quot;&quot;: &quot;&quot;hsl(&quot;;[.B574];&quot;,&quot;;[.E574];&quot;%,&quot;;[.F574];&quot;%)&quot;&quot;,&quot;)" office:value-type="string" office:string-value="&quot;Red Orange&quot;: &quot;hsl(3.3,100%,64.3%)&quot;," calcext:value-type="string">
            <text:p>"Red Orange": "hsl(3.3,100%,64.3%)",</text:p>
          </table:table-cell>
        </table:table-row>
        <table:table-row table:style-name="ro1">
          <table:table-cell office:value-type="string" calcext:value-type="string">
            <text:p>Red brown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594" calcext:value-type="percentage">
            <text:p>59.40%</text:p>
          </table:table-cell>
          <table:table-cell table:style-name="ce2" office:value-type="percentage" office:value="0.406" calcext:value-type="percentage">
            <text:p>40.60%</text:p>
          </table:table-cell>
          <table:table-cell table:formula="of:=[.C575]*100" office:value-type="float" office:value="59.4" calcext:value-type="float">
            <text:p>59.4</text:p>
          </table:table-cell>
          <table:table-cell table:formula="of:=[.D575]*100" office:value-type="float" office:value="40.6" calcext:value-type="float">
            <text:p>40.6</text:p>
          </table:table-cell>
          <table:table-cell table:formula="of:=CONCATENATE(&quot;&quot;&quot;&quot;;[.A575];&quot;&quot;&quot;: &quot;&quot;hsl(&quot;;[.B575];&quot;,&quot;;[.E575];&quot;%,&quot;;[.F575];&quot;%)&quot;&quot;,&quot;)" office:value-type="string" office:string-value="&quot;Red brown&quot;: &quot;hsl(0,59.4%,40.6%)&quot;," calcext:value-type="string">
            <text:p>"Red brown": "hsl(0,59.4%,40.6%)",</text:p>
          </table:table-cell>
        </table:table-row>
        <table:table-row table:style-name="ro1">
          <table:table-cell office:value-type="string" calcext:value-type="string">
            <text:p>Red violet</text:p>
          </table:table-cell>
          <table:table-cell table:style-name="ce3" office:value-type="float" office:value="322.2" calcext:value-type="float">
            <text:p>322.20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2" office:value-type="percentage" office:value="0.431" calcext:value-type="percentage">
            <text:p>43.10%</text:p>
          </table:table-cell>
          <table:table-cell table:formula="of:=[.C576]*100" office:value-type="float" office:value="80.9" calcext:value-type="float">
            <text:p>80.9</text:p>
          </table:table-cell>
          <table:table-cell table:formula="of:=[.D576]*100" office:value-type="float" office:value="43.1" calcext:value-type="float">
            <text:p>43.1</text:p>
          </table:table-cell>
          <table:table-cell table:formula="of:=CONCATENATE(&quot;&quot;&quot;&quot;;[.A576];&quot;&quot;&quot;: &quot;&quot;hsl(&quot;;[.B576];&quot;,&quot;;[.E576];&quot;%,&quot;;[.F576];&quot;%)&quot;&quot;,&quot;)" office:value-type="string" office:string-value="&quot;Red violet&quot;: &quot;hsl(322.2,80.9%,43.1%)&quot;," calcext:value-type="string">
            <text:p>"Red violet": "hsl(322.2,80.9%,43.1%)",</text:p>
          </table:table-cell>
        </table:table-row>
        <table:table-row table:style-name="ro1">
          <table:table-cell office:value-type="string" calcext:value-type="string">
            <text:p>Rich black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25" calcext:value-type="percentage">
            <text:p>12.50%</text:p>
          </table:table-cell>
          <table:table-cell table:formula="of:=[.C577]*100" office:value-type="float" office:value="100" calcext:value-type="float">
            <text:p>100</text:p>
          </table:table-cell>
          <table:table-cell table:formula="of:=[.D577]*100" office:value-type="float" office:value="12.5" calcext:value-type="float">
            <text:p>12.5</text:p>
          </table:table-cell>
          <table:table-cell table:formula="of:=CONCATENATE(&quot;&quot;&quot;&quot;;[.A577];&quot;&quot;&quot;: &quot;&quot;hsl(&quot;;[.B577];&quot;,&quot;;[.E577];&quot;%,&quot;;[.F577];&quot;%)&quot;&quot;,&quot;)" office:value-type="string" office:string-value="&quot;Rich black&quot;: &quot;hsl(180,100%,12.5%)&quot;," calcext:value-type="string">
            <text:p>"Rich black": "hsl(180,100%,12.5%)",</text:p>
          </table:table-cell>
        </table:table-row>
        <table:table-row table:style-name="ro1">
          <table:table-cell office:value-type="string" calcext:value-type="string">
            <text:p>Rich carmine</text:p>
          </table:table-cell>
          <table:table-cell table:style-name="ce3" office:value-type="float" office:value="342.1" calcext:value-type="float">
            <text:p>342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22" calcext:value-type="percentage">
            <text:p>42.20%</text:p>
          </table:table-cell>
          <table:table-cell table:formula="of:=[.C578]*100" office:value-type="float" office:value="100" calcext:value-type="float">
            <text:p>100</text:p>
          </table:table-cell>
          <table:table-cell table:formula="of:=[.D578]*100" office:value-type="float" office:value="42.2" calcext:value-type="float">
            <text:p>42.2</text:p>
          </table:table-cell>
          <table:table-cell table:formula="of:=CONCATENATE(&quot;&quot;&quot;&quot;;[.A578];&quot;&quot;&quot;: &quot;&quot;hsl(&quot;;[.B578];&quot;,&quot;;[.E578];&quot;%,&quot;;[.F578];&quot;%)&quot;&quot;,&quot;)" office:value-type="string" office:string-value="&quot;Rich carmine&quot;: &quot;hsl(342.1,100%,42.2%)&quot;," calcext:value-type="string">
            <text:p>"Rich carmine": "hsl(342.1,100%,42.2%)",</text:p>
          </table:table-cell>
        </table:table-row>
        <table:table-row table:style-name="ro1">
          <table:table-cell office:value-type="string" calcext:value-type="string">
            <text:p>Rich electric blue</text:p>
          </table:table-cell>
          <table:table-cell table:style-name="ce3" office:value-type="float" office:value="198.6" calcext:value-type="float">
            <text:p>198.60</text:p>
          </table:table-cell>
          <table:table-cell table:style-name="ce2" office:value-type="percentage" office:value="0.926" calcext:value-type="percentage">
            <text:p>92.60%</text:p>
          </table:table-cell>
          <table:table-cell table:style-name="ce2" office:value-type="percentage" office:value="0.424" calcext:value-type="percentage">
            <text:p>42.40%</text:p>
          </table:table-cell>
          <table:table-cell table:formula="of:=[.C579]*100" office:value-type="float" office:value="92.6" calcext:value-type="float">
            <text:p>92.6</text:p>
          </table:table-cell>
          <table:table-cell table:formula="of:=[.D579]*100" office:value-type="float" office:value="42.4" calcext:value-type="float">
            <text:p>42.4</text:p>
          </table:table-cell>
          <table:table-cell table:formula="of:=CONCATENATE(&quot;&quot;&quot;&quot;;[.A579];&quot;&quot;&quot;: &quot;&quot;hsl(&quot;;[.B579];&quot;,&quot;;[.E579];&quot;%,&quot;;[.F579];&quot;%)&quot;&quot;,&quot;)" office:value-type="string" office:string-value="&quot;Rich electric blue&quot;: &quot;hsl(198.6,92.6%,42.4%)&quot;," calcext:value-type="string">
            <text:p>"Rich electric blue": "hsl(198.6,92.6%,42.4%)",</text:p>
          </table:table-cell>
        </table:table-row>
        <table:table-row table:style-name="ro1">
          <table:table-cell office:value-type="string" calcext:value-type="string">
            <text:p>Rich lilac</text:p>
          </table:table-cell>
          <table:table-cell table:style-name="ce3" office:value-type="float" office:value="284.4" calcext:value-type="float">
            <text:p>284.40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612" calcext:value-type="percentage">
            <text:p>61.20%</text:p>
          </table:table-cell>
          <table:table-cell table:formula="of:=[.C580]*100" office:value-type="float" office:value="54.5" calcext:value-type="float">
            <text:p>54.5</text:p>
          </table:table-cell>
          <table:table-cell table:formula="of:=[.D580]*100" office:value-type="float" office:value="61.2" calcext:value-type="float">
            <text:p>61.2</text:p>
          </table:table-cell>
          <table:table-cell table:formula="of:=CONCATENATE(&quot;&quot;&quot;&quot;;[.A580];&quot;&quot;&quot;: &quot;&quot;hsl(&quot;;[.B580];&quot;,&quot;;[.E580];&quot;%,&quot;;[.F580];&quot;%)&quot;&quot;,&quot;)" office:value-type="string" office:string-value="&quot;Rich lilac&quot;: &quot;hsl(284.4,54.5%,61.2%)&quot;," calcext:value-type="string">
            <text:p>"Rich lilac": "hsl(284.4,54.5%,61.2%)",</text:p>
          </table:table-cell>
        </table:table-row>
        <table:table-row table:style-name="ro1">
          <table:table-cell office:value-type="string" calcext:value-type="string">
            <text:p>Rich maroon</text:p>
          </table:table-cell>
          <table:table-cell table:style-name="ce3" office:value-type="float" office:value="337.5" calcext:value-type="float">
            <text:p>337.50</text:p>
          </table:table-cell>
          <table:table-cell table:style-name="ce2" office:value-type="percentage" office:value="0.571" calcext:value-type="percentage">
            <text:p>57.10%</text:p>
          </table:table-cell>
          <table:table-cell table:style-name="ce2" office:value-type="percentage" office:value="0.439" calcext:value-type="percentage">
            <text:p>43.90%</text:p>
          </table:table-cell>
          <table:table-cell table:formula="of:=[.C581]*100" office:value-type="float" office:value="57.1" calcext:value-type="float">
            <text:p>57.1</text:p>
          </table:table-cell>
          <table:table-cell table:formula="of:=[.D581]*100" office:value-type="float" office:value="43.9" calcext:value-type="float">
            <text:p>43.9</text:p>
          </table:table-cell>
          <table:table-cell table:formula="of:=CONCATENATE(&quot;&quot;&quot;&quot;;[.A581];&quot;&quot;&quot;: &quot;&quot;hsl(&quot;;[.B581];&quot;,&quot;;[.E581];&quot;%,&quot;;[.F581];&quot;%)&quot;&quot;,&quot;)" office:value-type="string" office:string-value="&quot;Rich maroon&quot;: &quot;hsl(337.5,57.1%,43.9%)&quot;," calcext:value-type="string">
            <text:p>"Rich maroon": "hsl(337.5,57.1%,43.9%)",</text:p>
          </table:table-cell>
        </table:table-row>
        <table:table-row table:style-name="ro1">
          <table:table-cell office:value-type="string" calcext:value-type="string">
            <text:p>Rifle green</text:p>
          </table:table-cell>
          <table:table-cell table:style-name="ce3" office:value-type="float" office:value="80" calcext:value-type="float">
            <text:p>80.00</text:p>
          </table:table-cell>
          <table:table-cell table:style-name="ce2" office:value-type="percentage" office:value="0.171" calcext:value-type="percentage">
            <text:p>17.10%</text:p>
          </table:table-cell>
          <table:table-cell table:style-name="ce2" office:value-type="percentage" office:value="0.241" calcext:value-type="percentage">
            <text:p>24.10%</text:p>
          </table:table-cell>
          <table:table-cell table:formula="of:=[.C582]*100" office:value-type="float" office:value="17.1" calcext:value-type="float">
            <text:p>17.1</text:p>
          </table:table-cell>
          <table:table-cell table:formula="of:=[.D582]*100" office:value-type="float" office:value="24.1" calcext:value-type="float">
            <text:p>24.1</text:p>
          </table:table-cell>
          <table:table-cell table:formula="of:=CONCATENATE(&quot;&quot;&quot;&quot;;[.A582];&quot;&quot;&quot;: &quot;&quot;hsl(&quot;;[.B582];&quot;,&quot;;[.E582];&quot;%,&quot;;[.F582];&quot;%)&quot;&quot;,&quot;)" office:value-type="string" office:string-value="&quot;Rifle green&quot;: &quot;hsl(80,17.1%,24.1%)&quot;," calcext:value-type="string">
            <text:p>"Rifle green": "hsl(80,17.1%,24.1%)",</text:p>
          </table:table-cell>
        </table:table-row>
        <table:table-row table:style-name="ro1">
          <table:table-cell office:value-type="string" calcext:value-type="string">
            <text:p>Robin's Egg Blue</text:p>
          </table:table-cell>
          <table:table-cell table:style-name="ce3" office:value-type="float" office:value="179" calcext:value-type="float">
            <text:p>179.00</text:p>
          </table:table-cell>
          <table:table-cell table:style-name="ce2" office:value-type="percentage" office:value="0.738" calcext:value-type="percentage">
            <text:p>73.80%</text:p>
          </table:table-cell>
          <table:table-cell table:style-name="ce2" office:value-type="percentage" office:value="0.465" calcext:value-type="percentage">
            <text:p>46.50%</text:p>
          </table:table-cell>
          <table:table-cell table:formula="of:=[.C583]*100" office:value-type="float" office:value="73.8" calcext:value-type="float">
            <text:p>73.8</text:p>
          </table:table-cell>
          <table:table-cell table:formula="of:=[.D583]*100" office:value-type="float" office:value="46.5" calcext:value-type="float">
            <text:p>46.5</text:p>
          </table:table-cell>
          <table:table-cell table:formula="of:=CONCATENATE(&quot;&quot;&quot;&quot;;[.A583];&quot;&quot;&quot;: &quot;&quot;hsl(&quot;;[.B583];&quot;,&quot;;[.E583];&quot;%,&quot;;[.F583];&quot;%)&quot;&quot;,&quot;)" office:value-type="string" office:string-value="&quot;Robin's Egg Blue&quot;: &quot;hsl(179,73.8%,46.5%)&quot;," calcext:value-type="string">
            <text:p>"Robin's Egg Blue": "hsl(179,73.8%,46.5%)",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table:style-name="ce3" office:value-type="float" office:value="330.1" calcext:value-type="float">
            <text:p>330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584]*100" office:value-type="float" office:value="100" calcext:value-type="float">
            <text:p>100</text:p>
          </table:table-cell>
          <table:table-cell table:formula="of:=[.D584]*100" office:value-type="float" office:value="50" calcext:value-type="float">
            <text:p>50</text:p>
          </table:table-cell>
          <table:table-cell table:formula="of:=CONCATENATE(&quot;&quot;&quot;&quot;;[.A584];&quot;&quot;&quot;: &quot;&quot;hsl(&quot;;[.B584];&quot;,&quot;;[.E584];&quot;%,&quot;;[.F584];&quot;%)&quot;&quot;,&quot;)" office:value-type="string" office:string-value="&quot;Rose&quot;: &quot;hsl(330.1,100%,50%)&quot;," calcext:value-type="string">
            <text:p>"Rose": "hsl(330.1,100%,50%)",</text:p>
          </table:table-cell>
        </table:table-row>
        <table:table-row table:style-name="ro1">
          <table:table-cell office:value-type="string" calcext:value-type="string">
            <text:p>Rose bonbon</text:p>
          </table:table-cell>
          <table:table-cell table:style-name="ce3" office:value-type="float" office:value="329.8" calcext:value-type="float">
            <text:p>329.80</text:p>
          </table:table-cell>
          <table:table-cell table:style-name="ce2" office:value-type="percentage" office:value="0.938" calcext:value-type="percentage">
            <text:p>93.80%</text:p>
          </table:table-cell>
          <table:table-cell table:style-name="ce2" office:value-type="percentage" office:value="0.618" calcext:value-type="percentage">
            <text:p>61.80%</text:p>
          </table:table-cell>
          <table:table-cell table:formula="of:=[.C585]*100" office:value-type="float" office:value="93.8" calcext:value-type="float">
            <text:p>93.8</text:p>
          </table:table-cell>
          <table:table-cell table:formula="of:=[.D585]*100" office:value-type="float" office:value="61.8" calcext:value-type="float">
            <text:p>61.8</text:p>
          </table:table-cell>
          <table:table-cell table:formula="of:=CONCATENATE(&quot;&quot;&quot;&quot;;[.A585];&quot;&quot;&quot;: &quot;&quot;hsl(&quot;;[.B585];&quot;,&quot;;[.E585];&quot;%,&quot;;[.F585];&quot;%)&quot;&quot;,&quot;)" office:value-type="string" office:string-value="&quot;Rose bonbon&quot;: &quot;hsl(329.8,93.8%,61.8%)&quot;," calcext:value-type="string">
            <text:p>"Rose bonbon": "hsl(329.8,93.8%,61.8%)",</text:p>
          </table:table-cell>
        </table:table-row>
        <table:table-row table:style-name="ro1">
          <table:table-cell office:value-type="string" calcext:value-type="string">
            <text:p>Rose ebony</text:p>
          </table:table-cell>
          <table:table-cell table:style-name="ce3" office:value-type="float" office:value="3.6" calcext:value-type="float">
            <text:p>3.60</text:p>
          </table:table-cell>
          <table:table-cell table:style-name="ce2" office:value-type="percentage" office:value="0.191" calcext:value-type="percentage">
            <text:p>19.10%</text:p>
          </table:table-cell>
          <table:table-cell table:style-name="ce2" office:value-type="percentage" office:value="0.339" calcext:value-type="percentage">
            <text:p>33.90%</text:p>
          </table:table-cell>
          <table:table-cell table:formula="of:=[.C586]*100" office:value-type="float" office:value="19.1" calcext:value-type="float">
            <text:p>19.1</text:p>
          </table:table-cell>
          <table:table-cell table:formula="of:=[.D586]*100" office:value-type="float" office:value="33.9" calcext:value-type="float">
            <text:p>33.9</text:p>
          </table:table-cell>
          <table:table-cell table:formula="of:=CONCATENATE(&quot;&quot;&quot;&quot;;[.A586];&quot;&quot;&quot;: &quot;&quot;hsl(&quot;;[.B586];&quot;,&quot;;[.E586];&quot;%,&quot;;[.F586];&quot;%)&quot;&quot;,&quot;)" office:value-type="string" office:string-value="&quot;Rose ebony&quot;: &quot;hsl(3.6,19.1%,33.9%)&quot;," calcext:value-type="string">
            <text:p>"Rose ebony": "hsl(3.6,19.1%,33.9%)",</text:p>
          </table:table-cell>
        </table:table-row>
        <table:table-row table:style-name="ro1">
          <table:table-cell office:value-type="string" calcext:value-type="string">
            <text:p>Rose gold</text:p>
          </table:table-cell>
          <table:table-cell table:style-name="ce3" office:value-type="float" office:value="351" calcext:value-type="float">
            <text:p>351.00</text:p>
          </table:table-cell>
          <table:table-cell table:style-name="ce2" office:value-type="percentage" office:value="0.336" calcext:value-type="percentage">
            <text:p>33.60%</text:p>
          </table:table-cell>
          <table:table-cell table:style-name="ce2" office:value-type="percentage" office:value="0.575" calcext:value-type="percentage">
            <text:p>57.50%</text:p>
          </table:table-cell>
          <table:table-cell table:formula="of:=[.C587]*100" office:value-type="float" office:value="33.6" calcext:value-type="float">
            <text:p>33.6</text:p>
          </table:table-cell>
          <table:table-cell table:formula="of:=[.D587]*100" office:value-type="float" office:value="57.5" calcext:value-type="float">
            <text:p>57.5</text:p>
          </table:table-cell>
          <table:table-cell table:formula="of:=CONCATENATE(&quot;&quot;&quot;&quot;;[.A587];&quot;&quot;&quot;: &quot;&quot;hsl(&quot;;[.B587];&quot;,&quot;;[.E587];&quot;%,&quot;;[.F587];&quot;%)&quot;&quot;,&quot;)" office:value-type="string" office:string-value="&quot;Rose gold&quot;: &quot;hsl(351,33.6%,57.5%)&quot;," calcext:value-type="string">
            <text:p>"Rose gold": "hsl(351,33.6%,57.5%)",</text:p>
          </table:table-cell>
        </table:table-row>
        <table:table-row table:style-name="ro1">
          <table:table-cell office:value-type="string" calcext:value-type="string">
            <text:p>Rose madder</text:p>
          </table:table-cell>
          <table:table-cell table:style-name="ce3" office:value-type="float" office:value="354.9" calcext:value-type="float">
            <text:p>354.90</text:p>
          </table:table-cell>
          <table:table-cell table:style-name="ce2" office:value-type="percentage" office:value="0.771" calcext:value-type="percentage">
            <text:p>77.10%</text:p>
          </table:table-cell>
          <table:table-cell table:style-name="ce2" office:value-type="percentage" office:value="0.52" calcext:value-type="percentage">
            <text:p>52.00%</text:p>
          </table:table-cell>
          <table:table-cell table:formula="of:=[.C588]*100" office:value-type="float" office:value="77.1" calcext:value-type="float">
            <text:p>77.1</text:p>
          </table:table-cell>
          <table:table-cell table:formula="of:=[.D588]*100" office:value-type="float" office:value="52" calcext:value-type="float">
            <text:p>52</text:p>
          </table:table-cell>
          <table:table-cell table:formula="of:=CONCATENATE(&quot;&quot;&quot;&quot;;[.A588];&quot;&quot;&quot;: &quot;&quot;hsl(&quot;;[.B588];&quot;,&quot;;[.E588];&quot;%,&quot;;[.F588];&quot;%)&quot;&quot;,&quot;)" office:value-type="string" office:string-value="&quot;Rose madder&quot;: &quot;hsl(354.9,77.1%,52%)&quot;," calcext:value-type="string">
            <text:p>"Rose madder": "hsl(354.9,77.1%,52%)",</text:p>
          </table:table-cell>
        </table:table-row>
        <table:table-row table:style-name="ro1">
          <table:table-cell office:value-type="string" calcext:value-type="string">
            <text:p>Rose pink</text:p>
          </table:table-cell>
          <table:table-cell table:style-name="ce3" office:value-type="float" office:value="320" calcext:value-type="float">
            <text:p>3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" calcext:value-type="percentage">
            <text:p>70.00%</text:p>
          </table:table-cell>
          <table:table-cell table:formula="of:=[.C589]*100" office:value-type="float" office:value="100" calcext:value-type="float">
            <text:p>100</text:p>
          </table:table-cell>
          <table:table-cell table:formula="of:=[.D589]*100" office:value-type="float" office:value="70" calcext:value-type="float">
            <text:p>70</text:p>
          </table:table-cell>
          <table:table-cell table:formula="of:=CONCATENATE(&quot;&quot;&quot;&quot;;[.A589];&quot;&quot;&quot;: &quot;&quot;hsl(&quot;;[.B589];&quot;,&quot;;[.E589];&quot;%,&quot;;[.F589];&quot;%)&quot;&quot;,&quot;)" office:value-type="string" office:string-value="&quot;Rose pink&quot;: &quot;hsl(320,100%,70%)&quot;," calcext:value-type="string">
            <text:p>"Rose pink": "hsl(320,100%,70%)",</text:p>
          </table:table-cell>
        </table:table-row>
        <table:table-row table:style-name="ro1">
          <table:table-cell office:value-type="string" calcext:value-type="string">
            <text:p>Rose quartz</text:p>
          </table:table-cell>
          <table:table-cell table:style-name="ce3" office:value-type="float" office:value="303.3" calcext:value-type="float">
            <text:p>303.30</text:p>
          </table:table-cell>
          <table:table-cell table:style-name="ce2" office:value-type="percentage" office:value="0.096" calcext:value-type="percentage">
            <text:p>9.6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590]*100" office:value-type="float" office:value="9.6" calcext:value-type="float">
            <text:p>9.6</text:p>
          </table:table-cell>
          <table:table-cell table:formula="of:=[.D590]*100" office:value-type="float" office:value="63.1" calcext:value-type="float">
            <text:p>63.1</text:p>
          </table:table-cell>
          <table:table-cell table:formula="of:=CONCATENATE(&quot;&quot;&quot;&quot;;[.A590];&quot;&quot;&quot;: &quot;&quot;hsl(&quot;;[.B590];&quot;,&quot;;[.E590];&quot;%,&quot;;[.F590];&quot;%)&quot;&quot;,&quot;)" office:value-type="string" office:string-value="&quot;Rose quartz&quot;: &quot;hsl(303.3,9.6%,63.1%)&quot;," calcext:value-type="string">
            <text:p>"Rose quartz": "hsl(303.3,9.6%,63.1%)",</text:p>
          </table:table-cell>
        </table:table-row>
        <table:table-row table:style-name="ro1">
          <table:table-cell office:value-type="string" calcext:value-type="string">
            <text:p>Rose taupe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215" calcext:value-type="percentage">
            <text:p>21.50%</text:p>
          </table:table-cell>
          <table:table-cell table:style-name="ce2" office:value-type="percentage" office:value="0.465" calcext:value-type="percentage">
            <text:p>46.50%</text:p>
          </table:table-cell>
          <table:table-cell table:formula="of:=[.C591]*100" office:value-type="float" office:value="21.5" calcext:value-type="float">
            <text:p>21.5</text:p>
          </table:table-cell>
          <table:table-cell table:formula="of:=[.D591]*100" office:value-type="float" office:value="46.5" calcext:value-type="float">
            <text:p>46.5</text:p>
          </table:table-cell>
          <table:table-cell table:formula="of:=CONCATENATE(&quot;&quot;&quot;&quot;;[.A591];&quot;&quot;&quot;: &quot;&quot;hsl(&quot;;[.B591];&quot;,&quot;;[.E591];&quot;%,&quot;;[.F591];&quot;%)&quot;&quot;,&quot;)" office:value-type="string" office:string-value="&quot;Rose taupe&quot;: &quot;hsl(0,21.5%,46.5%)&quot;," calcext:value-type="string">
            <text:p>"Rose taupe": "hsl(0,21.5%,46.5%)",</text:p>
          </table:table-cell>
        </table:table-row>
        <table:table-row table:style-name="ro1">
          <table:table-cell office:value-type="string" calcext:value-type="string">
            <text:p>Rose vale</text:p>
          </table:table-cell>
          <table:table-cell table:style-name="ce3" office:value-type="float" office:value="357.4" calcext:value-type="float">
            <text:p>357.40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488" calcext:value-type="percentage">
            <text:p>48.80%</text:p>
          </table:table-cell>
          <table:table-cell table:formula="of:=[.C592]*100" office:value-type="float" office:value="37.3" calcext:value-type="float">
            <text:p>37.3</text:p>
          </table:table-cell>
          <table:table-cell table:formula="of:=[.D592]*100" office:value-type="float" office:value="48.8" calcext:value-type="float">
            <text:p>48.8</text:p>
          </table:table-cell>
          <table:table-cell table:formula="of:=CONCATENATE(&quot;&quot;&quot;&quot;;[.A592];&quot;&quot;&quot;: &quot;&quot;hsl(&quot;;[.B592];&quot;,&quot;;[.E592];&quot;%,&quot;;[.F592];&quot;%)&quot;&quot;,&quot;)" office:value-type="string" office:string-value="&quot;Rose vale&quot;: &quot;hsl(357.4,37.3%,48.8%)&quot;," calcext:value-type="string">
            <text:p>"Rose vale": "hsl(357.4,37.3%,48.8%)",</text:p>
          </table:table-cell>
        </table:table-row>
        <table:table-row table:style-name="ro1">
          <table:table-cell office:value-type="string" calcext:value-type="string">
            <text:p>Rosewood</text:p>
          </table:table-cell>
          <table:table-cell table:style-name="ce3" office:value-type="float" office:value="353.5" calcext:value-type="float">
            <text:p>353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98" calcext:value-type="percentage">
            <text:p>19.80%</text:p>
          </table:table-cell>
          <table:table-cell table:formula="of:=[.C593]*100" office:value-type="float" office:value="100" calcext:value-type="float">
            <text:p>100</text:p>
          </table:table-cell>
          <table:table-cell table:formula="of:=[.D593]*100" office:value-type="float" office:value="19.8" calcext:value-type="float">
            <text:p>19.8</text:p>
          </table:table-cell>
          <table:table-cell table:formula="of:=CONCATENATE(&quot;&quot;&quot;&quot;;[.A593];&quot;&quot;&quot;: &quot;&quot;hsl(&quot;;[.B593];&quot;,&quot;;[.E593];&quot;%,&quot;;[.F593];&quot;%)&quot;&quot;,&quot;)" office:value-type="string" office:string-value="&quot;Rosewood&quot;: &quot;hsl(353.5,100%,19.8%)&quot;," calcext:value-type="string">
            <text:p>"Rosewood": "hsl(353.5,100%,19.8%)",</text:p>
          </table:table-cell>
        </table:table-row>
        <table:table-row table:style-name="ro1">
          <table:table-cell office:value-type="string" calcext:value-type="string">
            <text:p>Rosso corsa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16" calcext:value-type="percentage">
            <text:p>41.60%</text:p>
          </table:table-cell>
          <table:table-cell table:formula="of:=[.C594]*100" office:value-type="float" office:value="100" calcext:value-type="float">
            <text:p>100</text:p>
          </table:table-cell>
          <table:table-cell table:formula="of:=[.D594]*100" office:value-type="float" office:value="41.6" calcext:value-type="float">
            <text:p>41.6</text:p>
          </table:table-cell>
          <table:table-cell table:formula="of:=CONCATENATE(&quot;&quot;&quot;&quot;;[.A594];&quot;&quot;&quot;: &quot;&quot;hsl(&quot;;[.B594];&quot;,&quot;;[.E594];&quot;%,&quot;;[.F594];&quot;%)&quot;&quot;,&quot;)" office:value-type="string" office:string-value="&quot;Rosso corsa&quot;: &quot;hsl(0,100%,41.6%)&quot;," calcext:value-type="string">
            <text:p>"Rosso corsa": "hsl(0,100%,41.6%)",</text:p>
          </table:table-cell>
        </table:table-row>
        <table:table-row table:style-name="ro1">
          <table:table-cell office:value-type="string" calcext:value-type="string">
            <text:p>Rosy brown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251" calcext:value-type="percentage">
            <text:p>25.10%</text:p>
          </table:table-cell>
          <table:table-cell table:style-name="ce2" office:value-type="percentage" office:value="0.649" calcext:value-type="percentage">
            <text:p>64.90%</text:p>
          </table:table-cell>
          <table:table-cell table:formula="of:=[.C595]*100" office:value-type="float" office:value="25.1" calcext:value-type="float">
            <text:p>25.1</text:p>
          </table:table-cell>
          <table:table-cell table:formula="of:=[.D595]*100" office:value-type="float" office:value="64.9" calcext:value-type="float">
            <text:p>64.9</text:p>
          </table:table-cell>
          <table:table-cell table:formula="of:=CONCATENATE(&quot;&quot;&quot;&quot;;[.A595];&quot;&quot;&quot;: &quot;&quot;hsl(&quot;;[.B595];&quot;,&quot;;[.E595];&quot;%,&quot;;[.F595];&quot;%)&quot;&quot;,&quot;)" office:value-type="string" office:string-value="&quot;Rosy brown&quot;: &quot;hsl(0,25.1%,64.9%)&quot;," calcext:value-type="string">
            <text:p>"Rosy brown": "hsl(0,25.1%,64.9%)",</text:p>
          </table:table-cell>
        </table:table-row>
        <table:table-row table:style-name="ro1">
          <table:table-cell office:value-type="string" calcext:value-type="string">
            <text:p>Royal azure</text:p>
          </table:table-cell>
          <table:table-cell table:style-name="ce3" office:value-type="float" office:value="220" calcext:value-type="float">
            <text:p>2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9" calcext:value-type="percentage">
            <text:p>32.90%</text:p>
          </table:table-cell>
          <table:table-cell table:formula="of:=[.C596]*100" office:value-type="float" office:value="100" calcext:value-type="float">
            <text:p>100</text:p>
          </table:table-cell>
          <table:table-cell table:formula="of:=[.D596]*100" office:value-type="float" office:value="32.9" calcext:value-type="float">
            <text:p>32.9</text:p>
          </table:table-cell>
          <table:table-cell table:formula="of:=CONCATENATE(&quot;&quot;&quot;&quot;;[.A596];&quot;&quot;&quot;: &quot;&quot;hsl(&quot;;[.B596];&quot;,&quot;;[.E596];&quot;%,&quot;;[.F596];&quot;%)&quot;&quot;,&quot;)" office:value-type="string" office:string-value="&quot;Royal azure&quot;: &quot;hsl(220,100%,32.9%)&quot;," calcext:value-type="string">
            <text:p>"Royal azure": "hsl(220,100%,32.9%)",</text:p>
          </table:table-cell>
        </table:table-row>
        <table:table-row table:style-name="ro1">
          <table:table-cell office:value-type="string" calcext:value-type="string">
            <text:p>Royal blue</text:p>
          </table:table-cell>
          <table:table-cell table:style-name="ce3" office:value-type="float" office:value="225" calcext:value-type="float">
            <text:p>225.00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2" office:value-type="percentage" office:value="0.569" calcext:value-type="percentage">
            <text:p>56.90%</text:p>
          </table:table-cell>
          <table:table-cell table:formula="of:=[.C597]*100" office:value-type="float" office:value="72.7" calcext:value-type="float">
            <text:p>72.7</text:p>
          </table:table-cell>
          <table:table-cell table:formula="of:=[.D597]*100" office:value-type="float" office:value="56.9" calcext:value-type="float">
            <text:p>56.9</text:p>
          </table:table-cell>
          <table:table-cell table:formula="of:=CONCATENATE(&quot;&quot;&quot;&quot;;[.A597];&quot;&quot;&quot;: &quot;&quot;hsl(&quot;;[.B597];&quot;,&quot;;[.E597];&quot;%,&quot;;[.F597];&quot;%)&quot;&quot;,&quot;)" office:value-type="string" office:string-value="&quot;Royal blue&quot;: &quot;hsl(225,72.7%,56.9%)&quot;," calcext:value-type="string">
            <text:p>"Royal blue": "hsl(225,72.7%,56.9%)",</text:p>
          </table:table-cell>
        </table:table-row>
        <table:table-row table:style-name="ro1">
          <table:table-cell office:value-type="string" calcext:value-type="string">
            <text:p>Royal fuchsia</text:p>
          </table:table-cell>
          <table:table-cell table:style-name="ce3" office:value-type="float" office:value="321.3" calcext:value-type="float">
            <text:p>321.30</text:p>
          </table:table-cell>
          <table:table-cell table:style-name="ce2" office:value-type="percentage" office:value="0.642" calcext:value-type="percentage">
            <text:p>64.20%</text:p>
          </table:table-cell>
          <table:table-cell table:style-name="ce2" office:value-type="percentage" office:value="0.482" calcext:value-type="percentage">
            <text:p>48.20%</text:p>
          </table:table-cell>
          <table:table-cell table:formula="of:=[.C598]*100" office:value-type="float" office:value="64.2" calcext:value-type="float">
            <text:p>64.2</text:p>
          </table:table-cell>
          <table:table-cell table:formula="of:=[.D598]*100" office:value-type="float" office:value="48.2" calcext:value-type="float">
            <text:p>48.2</text:p>
          </table:table-cell>
          <table:table-cell table:formula="of:=CONCATENATE(&quot;&quot;&quot;&quot;;[.A598];&quot;&quot;&quot;: &quot;&quot;hsl(&quot;;[.B598];&quot;,&quot;;[.E598];&quot;%,&quot;;[.F598];&quot;%)&quot;&quot;,&quot;)" office:value-type="string" office:string-value="&quot;Royal fuchsia&quot;: &quot;hsl(321.3,64.2%,48.2%)&quot;," calcext:value-type="string">
            <text:p>"Royal fuchsia": "hsl(321.3,64.2%,48.2%)",</text:p>
          </table:table-cell>
        </table:table-row>
        <table:table-row table:style-name="ro1">
          <table:table-cell office:value-type="string" calcext:value-type="string">
            <text:p>Royal purple</text:p>
          </table:table-cell>
          <table:table-cell table:style-name="ce3" office:value-type="float" office:value="266.6" calcext:value-type="float">
            <text:p>266.60</text:p>
          </table:table-cell>
          <table:table-cell table:style-name="ce2" office:value-type="percentage" office:value="0.352" calcext:value-type="percentage">
            <text:p>35.20%</text:p>
          </table:table-cell>
          <table:table-cell table:style-name="ce2" office:value-type="percentage" office:value="0.49" calcext:value-type="percentage">
            <text:p>49.00%</text:p>
          </table:table-cell>
          <table:table-cell table:formula="of:=[.C599]*100" office:value-type="float" office:value="35.2" calcext:value-type="float">
            <text:p>35.2</text:p>
          </table:table-cell>
          <table:table-cell table:formula="of:=[.D599]*100" office:value-type="float" office:value="49" calcext:value-type="float">
            <text:p>49</text:p>
          </table:table-cell>
          <table:table-cell table:formula="of:=CONCATENATE(&quot;&quot;&quot;&quot;;[.A599];&quot;&quot;&quot;: &quot;&quot;hsl(&quot;;[.B599];&quot;,&quot;;[.E599];&quot;%,&quot;;[.F599];&quot;%)&quot;&quot;,&quot;)" office:value-type="string" office:string-value="&quot;Royal purple&quot;: &quot;hsl(266.6,35.2%,49%)&quot;," calcext:value-type="string">
            <text:p>"Royal purple": "hsl(266.6,35.2%,49%)",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style-name="ce3" office:value-type="float" office:value="337.4" calcext:value-type="float">
            <text:p>337.40</text:p>
          </table:table-cell>
          <table:table-cell table:style-name="ce2" office:value-type="percentage" office:value="0.859" calcext:value-type="percentage">
            <text:p>85.90%</text:p>
          </table:table-cell>
          <table:table-cell table:style-name="ce2" office:value-type="percentage" office:value="0.473" calcext:value-type="percentage">
            <text:p>47.30%</text:p>
          </table:table-cell>
          <table:table-cell table:formula="of:=[.C600]*100" office:value-type="float" office:value="85.9" calcext:value-type="float">
            <text:p>85.9</text:p>
          </table:table-cell>
          <table:table-cell table:formula="of:=[.D600]*100" office:value-type="float" office:value="47.3" calcext:value-type="float">
            <text:p>47.3</text:p>
          </table:table-cell>
          <table:table-cell table:formula="of:=CONCATENATE(&quot;&quot;&quot;&quot;;[.A600];&quot;&quot;&quot;: &quot;&quot;hsl(&quot;;[.B600];&quot;,&quot;;[.E600];&quot;%,&quot;;[.F600];&quot;%)&quot;&quot;,&quot;)" office:value-type="string" office:string-value="&quot;Ruby&quot;: &quot;hsl(337.4,85.9%,47.3%)&quot;," calcext:value-type="string">
            <text:p>"Ruby": "hsl(337.4,85.9%,47.3%)",</text:p>
          </table:table-cell>
        </table:table-row>
        <table:table-row table:style-name="ro1">
          <table:table-cell office:value-type="string" calcext:value-type="string">
            <text:p>Ruddy</text:p>
          </table:table-cell>
          <table:table-cell table:style-name="ce3" office:value-type="float" office:value="350.6" calcext:value-type="float">
            <text:p>350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01]*100" office:value-type="float" office:value="100" calcext:value-type="float">
            <text:p>100</text:p>
          </table:table-cell>
          <table:table-cell table:formula="of:=[.D601]*100" office:value-type="float" office:value="50" calcext:value-type="float">
            <text:p>50</text:p>
          </table:table-cell>
          <table:table-cell table:formula="of:=CONCATENATE(&quot;&quot;&quot;&quot;;[.A601];&quot;&quot;&quot;: &quot;&quot;hsl(&quot;;[.B601];&quot;,&quot;;[.E601];&quot;%,&quot;;[.F601];&quot;%)&quot;&quot;,&quot;)" office:value-type="string" office:string-value="&quot;Ruddy&quot;: &quot;hsl(350.6,100%,50%)&quot;," calcext:value-type="string">
            <text:p>"Ruddy": "hsl(350.6,100%,50%)",</text:p>
          </table:table-cell>
        </table:table-row>
        <table:table-row table:style-name="ro1">
          <table:table-cell office:value-type="string" calcext:value-type="string">
            <text:p>Ruddy brown</text:p>
          </table:table-cell>
          <table:table-cell table:style-name="ce3" office:value-type="float" office:value="24.9" calcext:value-type="float">
            <text:p>24.90</text:p>
          </table:table-cell>
          <table:table-cell table:style-name="ce2" office:value-type="percentage" office:value="0.648" calcext:value-type="percentage">
            <text:p>64.80%</text:p>
          </table:table-cell>
          <table:table-cell table:style-name="ce2" office:value-type="percentage" office:value="0.445" calcext:value-type="percentage">
            <text:p>44.50%</text:p>
          </table:table-cell>
          <table:table-cell table:formula="of:=[.C602]*100" office:value-type="float" office:value="64.8" calcext:value-type="float">
            <text:p>64.8</text:p>
          </table:table-cell>
          <table:table-cell table:formula="of:=[.D602]*100" office:value-type="float" office:value="44.5" calcext:value-type="float">
            <text:p>44.5</text:p>
          </table:table-cell>
          <table:table-cell table:formula="of:=CONCATENATE(&quot;&quot;&quot;&quot;;[.A602];&quot;&quot;&quot;: &quot;&quot;hsl(&quot;;[.B602];&quot;,&quot;;[.E602];&quot;%,&quot;;[.F602];&quot;%)&quot;&quot;,&quot;)" office:value-type="string" office:string-value="&quot;Ruddy brown&quot;: &quot;hsl(24.9,64.8%,44.5%)&quot;," calcext:value-type="string">
            <text:p>"Ruddy brown": "hsl(24.9,64.8%,44.5%)",</text:p>
          </table:table-cell>
        </table:table-row>
        <table:table-row table:style-name="ro1">
          <table:table-cell office:value-type="string" calcext:value-type="string">
            <text:p>Ruddy pink</text:p>
          </table:table-cell>
          <table:table-cell table:style-name="ce3" office:value-type="float" office:value="354.2" calcext:value-type="float">
            <text:p>354.20</text:p>
          </table:table-cell>
          <table:table-cell table:style-name="ce2" office:value-type="percentage" office:value="0.58" calcext:value-type="percentage">
            <text:p>58.00%</text:p>
          </table:table-cell>
          <table:table-cell table:style-name="ce2" office:value-type="percentage" office:value="0.72" calcext:value-type="percentage">
            <text:p>72.00%</text:p>
          </table:table-cell>
          <table:table-cell table:formula="of:=[.C603]*100" office:value-type="float" office:value="58" calcext:value-type="float">
            <text:p>58</text:p>
          </table:table-cell>
          <table:table-cell table:formula="of:=[.D603]*100" office:value-type="float" office:value="72" calcext:value-type="float">
            <text:p>72</text:p>
          </table:table-cell>
          <table:table-cell table:formula="of:=CONCATENATE(&quot;&quot;&quot;&quot;;[.A603];&quot;&quot;&quot;: &quot;&quot;hsl(&quot;;[.B603];&quot;,&quot;;[.E603];&quot;%,&quot;;[.F603];&quot;%)&quot;&quot;,&quot;)" office:value-type="string" office:string-value="&quot;Ruddy pink&quot;: &quot;hsl(354.2,58%,72%)&quot;," calcext:value-type="string">
            <text:p>"Ruddy pink": "hsl(354.2,58%,72%)",</text:p>
          </table:table-cell>
        </table:table-row>
        <table:table-row table:style-name="ro1">
          <table:table-cell office:value-type="string" calcext:value-type="string">
            <text:p>Rufous</text:p>
          </table:table-cell>
          <table:table-cell table:style-name="ce3" office:value-type="float" office:value="7.8" calcext:value-type="float">
            <text:p>7.80</text:p>
          </table:table-cell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343" calcext:value-type="percentage">
            <text:p>34.30%</text:p>
          </table:table-cell>
          <table:table-cell table:formula="of:=[.C604]*100" office:value-type="float" office:value="92" calcext:value-type="float">
            <text:p>92</text:p>
          </table:table-cell>
          <table:table-cell table:formula="of:=[.D604]*100" office:value-type="float" office:value="34.3" calcext:value-type="float">
            <text:p>34.3</text:p>
          </table:table-cell>
          <table:table-cell table:formula="of:=CONCATENATE(&quot;&quot;&quot;&quot;;[.A604];&quot;&quot;&quot;: &quot;&quot;hsl(&quot;;[.B604];&quot;,&quot;;[.E604];&quot;%,&quot;;[.F604];&quot;%)&quot;&quot;,&quot;)" office:value-type="string" office:string-value="&quot;Rufous&quot;: &quot;hsl(7.8,92%,34.3%)&quot;," calcext:value-type="string">
            <text:p>"Rufous": "hsl(7.8,92%,34.3%)",</text:p>
          </table:table-cell>
        </table:table-row>
        <table:table-row table:style-name="ro1">
          <table:table-cell office:value-type="string" calcext:value-type="string">
            <text:p>Russet</text:p>
          </table:table-cell>
          <table:table-cell table:style-name="ce3" office:value-type="float" office:value="25.5" calcext:value-type="float">
            <text:p>25.50</text:p>
          </table:table-cell>
          <table:table-cell table:style-name="ce2" office:value-type="percentage" office:value="0.652" calcext:value-type="percentage">
            <text:p>65.20%</text:p>
          </table:table-cell>
          <table:table-cell table:style-name="ce2" office:value-type="percentage" office:value="0.304" calcext:value-type="percentage">
            <text:p>30.40%</text:p>
          </table:table-cell>
          <table:table-cell table:formula="of:=[.C605]*100" office:value-type="float" office:value="65.2" calcext:value-type="float">
            <text:p>65.2</text:p>
          </table:table-cell>
          <table:table-cell table:formula="of:=[.D605]*100" office:value-type="float" office:value="30.4" calcext:value-type="float">
            <text:p>30.4</text:p>
          </table:table-cell>
          <table:table-cell table:formula="of:=CONCATENATE(&quot;&quot;&quot;&quot;;[.A605];&quot;&quot;&quot;: &quot;&quot;hsl(&quot;;[.B605];&quot;,&quot;;[.E605];&quot;%,&quot;;[.F605];&quot;%)&quot;&quot;,&quot;)" office:value-type="string" office:string-value="&quot;Russet&quot;: &quot;hsl(25.5,65.2%,30.4%)&quot;," calcext:value-type="string">
            <text:p>"Russet": "hsl(25.5,65.2%,30.4%)",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table:style-name="ce3" office:value-type="float" office:value="18.1" calcext:value-type="float">
            <text:p>18.10</text:p>
          </table:table-cell>
          <table:table-cell table:style-name="ce2" office:value-type="percentage" office:value="0.858" calcext:value-type="percentage">
            <text:p>85.80%</text:p>
          </table:table-cell>
          <table:table-cell table:style-name="ce2" office:value-type="percentage" office:value="0.386" calcext:value-type="percentage">
            <text:p>38.60%</text:p>
          </table:table-cell>
          <table:table-cell table:formula="of:=[.C606]*100" office:value-type="float" office:value="85.8" calcext:value-type="float">
            <text:p>85.8</text:p>
          </table:table-cell>
          <table:table-cell table:formula="of:=[.D606]*100" office:value-type="float" office:value="38.6" calcext:value-type="float">
            <text:p>38.6</text:p>
          </table:table-cell>
          <table:table-cell table:formula="of:=CONCATENATE(&quot;&quot;&quot;&quot;;[.A606];&quot;&quot;&quot;: &quot;&quot;hsl(&quot;;[.B606];&quot;,&quot;;[.E606];&quot;%,&quot;;[.F606];&quot;%)&quot;&quot;,&quot;)" office:value-type="string" office:string-value="&quot;Rust&quot;: &quot;hsl(18.1,85.8%,38.6%)&quot;," calcext:value-type="string">
            <text:p>"Rust": "hsl(18.1,85.8%,38.6%)",</text:p>
          </table:table-cell>
        </table:table-row>
        <table:table-row table:style-name="ro1">
          <table:table-cell office:value-type="string" calcext:value-type="string">
            <text:p>Sacramento State green</text:p>
          </table:table-cell>
          <table:table-cell table:style-name="ce3" office:value-type="float" office:value="164" calcext:value-type="float">
            <text:p>164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69" calcext:value-type="percentage">
            <text:p>16.90%</text:p>
          </table:table-cell>
          <table:table-cell table:formula="of:=[.C607]*100" office:value-type="float" office:value="100" calcext:value-type="float">
            <text:p>100</text:p>
          </table:table-cell>
          <table:table-cell table:formula="of:=[.D607]*100" office:value-type="float" office:value="16.9" calcext:value-type="float">
            <text:p>16.9</text:p>
          </table:table-cell>
          <table:table-cell table:formula="of:=CONCATENATE(&quot;&quot;&quot;&quot;;[.A607];&quot;&quot;&quot;: &quot;&quot;hsl(&quot;;[.B607];&quot;,&quot;;[.E607];&quot;%,&quot;;[.F607];&quot;%)&quot;&quot;,&quot;)" office:value-type="string" office:string-value="&quot;Sacramento State green&quot;: &quot;hsl(164,100%,16.9%)&quot;," calcext:value-type="string">
            <text:p>"Sacramento State green": "hsl(164,100%,16.9%)",</text:p>
          </table:table-cell>
        </table:table-row>
        <table:table-row table:style-name="ro1">
          <table:table-cell office:value-type="string" calcext:value-type="string">
            <text:p>Saddle brown</text:p>
          </table:table-cell>
          <table:table-cell table:style-name="ce3" office:value-type="float" office:value="25" calcext:value-type="float">
            <text:p>25.00</text:p>
          </table:table-cell>
          <table:table-cell table:style-name="ce2" office:value-type="percentage" office:value="0.759" calcext:value-type="percentage">
            <text:p>75.90%</text:p>
          </table:table-cell>
          <table:table-cell table:style-name="ce2" office:value-type="percentage" office:value="0.31" calcext:value-type="percentage">
            <text:p>31.00%</text:p>
          </table:table-cell>
          <table:table-cell table:formula="of:=[.C608]*100" office:value-type="float" office:value="75.9" calcext:value-type="float">
            <text:p>75.9</text:p>
          </table:table-cell>
          <table:table-cell table:formula="of:=[.D608]*100" office:value-type="float" office:value="31" calcext:value-type="float">
            <text:p>31</text:p>
          </table:table-cell>
          <table:table-cell table:formula="of:=CONCATENATE(&quot;&quot;&quot;&quot;;[.A608];&quot;&quot;&quot;: &quot;&quot;hsl(&quot;;[.B608];&quot;,&quot;;[.E608];&quot;%,&quot;;[.F608];&quot;%)&quot;&quot;,&quot;)" office:value-type="string" office:string-value="&quot;Saddle brown&quot;: &quot;hsl(25,75.9%,31%)&quot;," calcext:value-type="string">
            <text:p>"Saddle brown": "hsl(25,75.9%,31%)",</text:p>
          </table:table-cell>
        </table:table-row>
        <table:table-row table:style-name="ro1">
          <table:table-cell office:value-type="string" calcext:value-type="string">
            <text:p>Safety orange</text:p>
          </table:table-cell>
          <table:table-cell table:style-name="ce3" office:value-type="float" office:value="24.2" calcext:value-type="float">
            <text:p>24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09]*100" office:value-type="float" office:value="100" calcext:value-type="float">
            <text:p>100</text:p>
          </table:table-cell>
          <table:table-cell table:formula="of:=[.D609]*100" office:value-type="float" office:value="50" calcext:value-type="float">
            <text:p>50</text:p>
          </table:table-cell>
          <table:table-cell table:formula="of:=CONCATENATE(&quot;&quot;&quot;&quot;;[.A609];&quot;&quot;&quot;: &quot;&quot;hsl(&quot;;[.B609];&quot;,&quot;;[.E609];&quot;%,&quot;;[.F609];&quot;%)&quot;&quot;,&quot;)" office:value-type="string" office:string-value="&quot;Safety orange&quot;: &quot;hsl(24.2,100%,50%)&quot;," calcext:value-type="string">
            <text:p>"Safety orange": "hsl(24.2,100%,50%)",</text:p>
          </table:table-cell>
        </table:table-row>
        <table:table-row table:style-name="ro1">
          <table:table-cell office:value-type="string" calcext:value-type="string">
            <text:p>Saffron</text:p>
          </table:table-cell>
          <table:table-cell table:style-name="ce3" office:value-type="float" office:value="45.3" calcext:value-type="float">
            <text:p>45.30</text:p>
          </table:table-cell>
          <table:table-cell table:style-name="ce2" office:value-type="percentage" office:value="0.899" calcext:value-type="percentage">
            <text:p>89.90%</text:p>
          </table:table-cell>
          <table:table-cell table:style-name="ce2" office:value-type="percentage" office:value="0.573" calcext:value-type="percentage">
            <text:p>57.30%</text:p>
          </table:table-cell>
          <table:table-cell table:formula="of:=[.C610]*100" office:value-type="float" office:value="89.9" calcext:value-type="float">
            <text:p>89.9</text:p>
          </table:table-cell>
          <table:table-cell table:formula="of:=[.D610]*100" office:value-type="float" office:value="57.3" calcext:value-type="float">
            <text:p>57.3</text:p>
          </table:table-cell>
          <table:table-cell table:formula="of:=CONCATENATE(&quot;&quot;&quot;&quot;;[.A610];&quot;&quot;&quot;: &quot;&quot;hsl(&quot;;[.B610];&quot;,&quot;;[.E610];&quot;%,&quot;;[.F610];&quot;%)&quot;&quot;,&quot;)" office:value-type="string" office:string-value="&quot;Saffron&quot;: &quot;hsl(45.3,89.9%,57.3%)&quot;," calcext:value-type="string">
            <text:p>"Saffron": "hsl(45.3,89.9%,57.3%)",</text:p>
          </table:table-cell>
        </table:table-row>
        <table:table-row table:style-name="ro1">
          <table:table-cell office:value-type="string" calcext:value-type="string">
            <text:p>Saint Patrick Blue</text:p>
          </table:table-cell>
          <table:table-cell table:style-name="ce3" office:value-type="float" office:value="235.9" calcext:value-type="float">
            <text:p>235.90</text:p>
          </table:table-cell>
          <table:table-cell table:style-name="ce2" office:value-type="percentage" office:value="0.554" calcext:value-type="percentage">
            <text:p>55.40%</text:p>
          </table:table-cell>
          <table:table-cell table:style-name="ce2" office:value-type="percentage" office:value="0.308" calcext:value-type="percentage">
            <text:p>30.80%</text:p>
          </table:table-cell>
          <table:table-cell table:formula="of:=[.C611]*100" office:value-type="float" office:value="55.4" calcext:value-type="float">
            <text:p>55.4</text:p>
          </table:table-cell>
          <table:table-cell table:formula="of:=[.D611]*100" office:value-type="float" office:value="30.8" calcext:value-type="float">
            <text:p>30.8</text:p>
          </table:table-cell>
          <table:table-cell table:formula="of:=CONCATENATE(&quot;&quot;&quot;&quot;;[.A611];&quot;&quot;&quot;: &quot;&quot;hsl(&quot;;[.B611];&quot;,&quot;;[.E611];&quot;%,&quot;;[.F611];&quot;%)&quot;&quot;,&quot;)" office:value-type="string" office:string-value="&quot;Saint Patrick Blue&quot;: &quot;hsl(235.9,55.4%,30.8%)&quot;," calcext:value-type="string">
            <text:p>"Saint Patrick Blue": "hsl(235.9,55.4%,30.8%)",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table:style-name="ce3" office:value-type="float" office:value="14" calcext:value-type="float">
            <text:p>14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06" calcext:value-type="percentage">
            <text:p>70.60%</text:p>
          </table:table-cell>
          <table:table-cell table:formula="of:=[.C612]*100" office:value-type="float" office:value="100" calcext:value-type="float">
            <text:p>100</text:p>
          </table:table-cell>
          <table:table-cell table:formula="of:=[.D612]*100" office:value-type="float" office:value="70.6" calcext:value-type="float">
            <text:p>70.6</text:p>
          </table:table-cell>
          <table:table-cell table:formula="of:=CONCATENATE(&quot;&quot;&quot;&quot;;[.A612];&quot;&quot;&quot;: &quot;&quot;hsl(&quot;;[.B612];&quot;,&quot;;[.E612];&quot;%,&quot;;[.F612];&quot;%)&quot;&quot;,&quot;)" office:value-type="string" office:string-value="&quot;Salmon&quot;: &quot;hsl(14,100%,70.6%)&quot;," calcext:value-type="string">
            <text:p>"Salmon": "hsl(14,100%,70.6%)",</text:p>
          </table:table-cell>
        </table:table-row>
        <table:table-row table:style-name="ro1">
          <table:table-cell office:value-type="string" calcext:value-type="string">
            <text:p>Salmon pink</text:p>
          </table:table-cell>
          <table:table-cell table:style-name="ce3" office:value-type="float" office:value="349.6" calcext:value-type="float">
            <text:p>349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84" calcext:value-type="percentage">
            <text:p>78.40%</text:p>
          </table:table-cell>
          <table:table-cell table:formula="of:=[.C613]*100" office:value-type="float" office:value="100" calcext:value-type="float">
            <text:p>100</text:p>
          </table:table-cell>
          <table:table-cell table:formula="of:=[.D613]*100" office:value-type="float" office:value="78.4" calcext:value-type="float">
            <text:p>78.4</text:p>
          </table:table-cell>
          <table:table-cell table:formula="of:=CONCATENATE(&quot;&quot;&quot;&quot;;[.A613];&quot;&quot;&quot;: &quot;&quot;hsl(&quot;;[.B613];&quot;,&quot;;[.E613];&quot;%,&quot;;[.F613];&quot;%)&quot;&quot;,&quot;)" office:value-type="string" office:string-value="&quot;Salmon pink&quot;: &quot;hsl(349.6,100%,78.4%)&quot;," calcext:value-type="string">
            <text:p>"Salmon pink": "hsl(349.6,100%,78.4%)",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style-name="ce3" office:value-type="float" office:value="45.5" calcext:value-type="float">
            <text:p>45.50</text:p>
          </table:table-cell>
          <table:table-cell table:style-name="ce2" office:value-type="percentage" office:value="0.351" calcext:value-type="percentage">
            <text:p>35.1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614]*100" office:value-type="float" office:value="35.1" calcext:value-type="float">
            <text:p>35.1</text:p>
          </table:table-cell>
          <table:table-cell table:formula="of:=[.D614]*100" office:value-type="float" office:value="63.1" calcext:value-type="float">
            <text:p>63.1</text:p>
          </table:table-cell>
          <table:table-cell table:formula="of:=CONCATENATE(&quot;&quot;&quot;&quot;;[.A614];&quot;&quot;&quot;: &quot;&quot;hsl(&quot;;[.B614];&quot;,&quot;;[.E614];&quot;%,&quot;;[.F614];&quot;%)&quot;&quot;,&quot;)" office:value-type="string" office:string-value="&quot;Sand&quot;: &quot;hsl(45.5,35.1%,63.1%)&quot;," calcext:value-type="string">
            <text:p>"Sand": "hsl(45.5,35.1%,63.1%)",</text:p>
          </table:table-cell>
        </table:table-row>
        <table:table-row table:style-name="ro1">
          <table:table-cell office:value-type="string" calcext:value-type="string">
            <text:p>Sand dune</text:p>
          </table:table-cell>
          <table:table-cell table:style-name="ce3" office:value-type="float" office:value="42.5" calcext:value-type="float">
            <text:p>42.50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339" calcext:value-type="percentage">
            <text:p>33.90%</text:p>
          </table:table-cell>
          <table:table-cell table:formula="of:=[.C615]*100" office:value-type="float" office:value="73.4" calcext:value-type="float">
            <text:p>73.4</text:p>
          </table:table-cell>
          <table:table-cell table:formula="of:=[.D615]*100" office:value-type="float" office:value="33.9" calcext:value-type="float">
            <text:p>33.9</text:p>
          </table:table-cell>
          <table:table-cell table:formula="of:=CONCATENATE(&quot;&quot;&quot;&quot;;[.A615];&quot;&quot;&quot;: &quot;&quot;hsl(&quot;;[.B615];&quot;,&quot;;[.E615];&quot;%,&quot;;[.F615];&quot;%)&quot;&quot;,&quot;)" office:value-type="string" office:string-value="&quot;Sand dune&quot;: &quot;hsl(42.5,73.4%,33.9%)&quot;," calcext:value-type="string">
            <text:p>"Sand dune": "hsl(42.5,73.4%,33.9%)",</text:p>
          </table:table-cell>
        </table:table-row>
        <table:table-row table:style-name="ro1">
          <table:table-cell office:value-type="string" calcext:value-type="string">
            <text:p>Sandstorm</text:p>
          </table:table-cell>
          <table:table-cell table:style-name="ce3" office:value-type="float" office:value="52" calcext:value-type="float">
            <text:p>52.00</text:p>
          </table:table-cell>
          <table:table-cell table:style-name="ce2" office:value-type="percentage" office:value="0.819" calcext:value-type="percentage">
            <text:p>81.90%</text:p>
          </table:table-cell>
          <table:table-cell table:style-name="ce2" office:value-type="percentage" office:value="0.588" calcext:value-type="percentage">
            <text:p>58.80%</text:p>
          </table:table-cell>
          <table:table-cell table:formula="of:=[.C616]*100" office:value-type="float" office:value="81.9" calcext:value-type="float">
            <text:p>81.9</text:p>
          </table:table-cell>
          <table:table-cell table:formula="of:=[.D616]*100" office:value-type="float" office:value="58.8" calcext:value-type="float">
            <text:p>58.8</text:p>
          </table:table-cell>
          <table:table-cell table:formula="of:=CONCATENATE(&quot;&quot;&quot;&quot;;[.A616];&quot;&quot;&quot;: &quot;&quot;hsl(&quot;;[.B616];&quot;,&quot;;[.E616];&quot;%,&quot;;[.F616];&quot;%)&quot;&quot;,&quot;)" office:value-type="string" office:string-value="&quot;Sandstorm&quot;: &quot;hsl(52,81.9%,58.8%)&quot;," calcext:value-type="string">
            <text:p>"Sandstorm": "hsl(52,81.9%,58.8%)",</text:p>
          </table:table-cell>
        </table:table-row>
        <table:table-row table:style-name="ro1">
          <table:table-cell office:value-type="string" calcext:value-type="string">
            <text:p>Sandy brown</text:p>
          </table:table-cell>
          <table:table-cell table:style-name="ce3" office:value-type="float" office:value="27.6" calcext:value-type="float">
            <text:p>27.60</text:p>
          </table:table-cell>
          <table:table-cell table:style-name="ce2" office:value-type="percentage" office:value="0.871" calcext:value-type="percentage">
            <text:p>87.10%</text:p>
          </table:table-cell>
          <table:table-cell table:style-name="ce2" office:value-type="percentage" office:value="0.667" calcext:value-type="percentage">
            <text:p>66.70%</text:p>
          </table:table-cell>
          <table:table-cell table:formula="of:=[.C617]*100" office:value-type="float" office:value="87.1" calcext:value-type="float">
            <text:p>87.1</text:p>
          </table:table-cell>
          <table:table-cell table:formula="of:=[.D617]*100" office:value-type="float" office:value="66.7" calcext:value-type="float">
            <text:p>66.7</text:p>
          </table:table-cell>
          <table:table-cell table:formula="of:=CONCATENATE(&quot;&quot;&quot;&quot;;[.A617];&quot;&quot;&quot;: &quot;&quot;hsl(&quot;;[.B617];&quot;,&quot;;[.E617];&quot;%,&quot;;[.F617];&quot;%)&quot;&quot;,&quot;)" office:value-type="string" office:string-value="&quot;Sandy brown&quot;: &quot;hsl(27.6,87.1%,66.7%)&quot;," calcext:value-type="string">
            <text:p>"Sandy brown": "hsl(27.6,87.1%,66.7%)",</text:p>
          </table:table-cell>
        </table:table-row>
        <table:table-row table:style-name="ro1">
          <table:table-cell office:value-type="string" calcext:value-type="string">
            <text:p>Sandy taupe</text:p>
          </table:table-cell>
          <table:table-cell table:style-name="ce3" office:value-type="float" office:value="42.5" calcext:value-type="float">
            <text:p>42.50</text:p>
          </table:table-cell>
          <table:table-cell table:style-name="ce2" office:value-type="percentage" office:value="0.734" calcext:value-type="percentage">
            <text:p>73.40%</text:p>
          </table:table-cell>
          <table:table-cell table:style-name="ce2" office:value-type="percentage" office:value="0.339" calcext:value-type="percentage">
            <text:p>33.90%</text:p>
          </table:table-cell>
          <table:table-cell table:formula="of:=[.C618]*100" office:value-type="float" office:value="73.4" calcext:value-type="float">
            <text:p>73.4</text:p>
          </table:table-cell>
          <table:table-cell table:formula="of:=[.D618]*100" office:value-type="float" office:value="33.9" calcext:value-type="float">
            <text:p>33.9</text:p>
          </table:table-cell>
          <table:table-cell table:formula="of:=CONCATENATE(&quot;&quot;&quot;&quot;;[.A618];&quot;&quot;&quot;: &quot;&quot;hsl(&quot;;[.B618];&quot;,&quot;;[.E618];&quot;%,&quot;;[.F618];&quot;%)&quot;&quot;,&quot;)" office:value-type="string" office:string-value="&quot;Sandy taupe&quot;: &quot;hsl(42.5,73.4%,33.9%)&quot;," calcext:value-type="string">
            <text:p>"Sandy taupe": "hsl(42.5,73.4%,33.9%)",</text:p>
          </table:table-cell>
        </table:table-row>
        <table:table-row table:style-name="ro1">
          <table:table-cell office:value-type="string" calcext:value-type="string">
            <text:p>Sap green</text:p>
          </table:table-cell>
          <table:table-cell table:style-name="ce3" office:value-type="float" office:value="92.5" calcext:value-type="float">
            <text:p>92.50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327" calcext:value-type="percentage">
            <text:p>32.70%</text:p>
          </table:table-cell>
          <table:table-cell table:formula="of:=[.C619]*100" office:value-type="float" office:value="49.7" calcext:value-type="float">
            <text:p>49.7</text:p>
          </table:table-cell>
          <table:table-cell table:formula="of:=[.D619]*100" office:value-type="float" office:value="32.7" calcext:value-type="float">
            <text:p>32.7</text:p>
          </table:table-cell>
          <table:table-cell table:formula="of:=CONCATENATE(&quot;&quot;&quot;&quot;;[.A619];&quot;&quot;&quot;: &quot;&quot;hsl(&quot;;[.B619];&quot;,&quot;;[.E619];&quot;%,&quot;;[.F619];&quot;%)&quot;&quot;,&quot;)" office:value-type="string" office:string-value="&quot;Sap green&quot;: &quot;hsl(92.5,49.7%,32.7%)&quot;," calcext:value-type="string">
            <text:p>"Sap green": "hsl(92.5,49.7%,32.7%)",</text:p>
          </table:table-cell>
        </table:table-row>
        <table:table-row table:style-name="ro1">
          <table:table-cell office:value-type="string" calcext:value-type="string">
            <text:p>Sapphire</text:p>
          </table:table-cell>
          <table:table-cell table:style-name="ce3" office:value-type="float" office:value="216.5" calcext:value-type="float">
            <text:p>216.50</text:p>
          </table:table-cell>
          <table:table-cell table:style-name="ce2" office:value-type="percentage" office:value="0.851" calcext:value-type="percentage">
            <text:p>85.10%</text:p>
          </table:table-cell>
          <table:table-cell table:style-name="ce2" office:value-type="percentage" office:value="0.394" calcext:value-type="percentage">
            <text:p>39.40%</text:p>
          </table:table-cell>
          <table:table-cell table:formula="of:=[.C620]*100" office:value-type="float" office:value="85.1" calcext:value-type="float">
            <text:p>85.1</text:p>
          </table:table-cell>
          <table:table-cell table:formula="of:=[.D620]*100" office:value-type="float" office:value="39.4" calcext:value-type="float">
            <text:p>39.4</text:p>
          </table:table-cell>
          <table:table-cell table:formula="of:=CONCATENATE(&quot;&quot;&quot;&quot;;[.A620];&quot;&quot;&quot;: &quot;&quot;hsl(&quot;;[.B620];&quot;,&quot;;[.E620];&quot;%,&quot;;[.F620];&quot;%)&quot;&quot;,&quot;)" office:value-type="string" office:string-value="&quot;Sapphire&quot;: &quot;hsl(216.5,85.1%,39.4%)&quot;," calcext:value-type="string">
            <text:p>"Sapphire": "hsl(216.5,85.1%,39.4%)",</text:p>
          </table:table-cell>
        </table:table-row>
        <table:table-row table:style-name="ro1">
          <table:table-cell office:value-type="string" calcext:value-type="string">
            <text:p>Satin sheen gold</text:p>
          </table:table-cell>
          <table:table-cell table:style-name="ce3" office:value-type="float" office:value="43.2" calcext:value-type="float">
            <text:p>43.20</text:p>
          </table:table-cell>
          <table:table-cell table:style-name="ce2" office:value-type="percentage" office:value="0.591" calcext:value-type="percentage">
            <text:p>59.10%</text:p>
          </table:table-cell>
          <table:table-cell table:style-name="ce2" office:value-type="percentage" office:value="0.502" calcext:value-type="percentage">
            <text:p>50.20%</text:p>
          </table:table-cell>
          <table:table-cell table:formula="of:=[.C621]*100" office:value-type="float" office:value="59.1" calcext:value-type="float">
            <text:p>59.1</text:p>
          </table:table-cell>
          <table:table-cell table:formula="of:=[.D621]*100" office:value-type="float" office:value="50.2" calcext:value-type="float">
            <text:p>50.2</text:p>
          </table:table-cell>
          <table:table-cell table:formula="of:=CONCATENATE(&quot;&quot;&quot;&quot;;[.A621];&quot;&quot;&quot;: &quot;&quot;hsl(&quot;;[.B621];&quot;,&quot;;[.E621];&quot;%,&quot;;[.F621];&quot;%)&quot;&quot;,&quot;)" office:value-type="string" office:string-value="&quot;Satin sheen gold&quot;: &quot;hsl(43.2,59.1%,50.2%)&quot;," calcext:value-type="string">
            <text:p>"Satin sheen gold": "hsl(43.2,59.1%,50.2%)",</text:p>
          </table:table-cell>
        </table:table-row>
        <table:table-row table:style-name="ro1">
          <table:table-cell office:value-type="string" calcext:value-type="string">
            <text:p>Scarlet</text:p>
          </table:table-cell>
          <table:table-cell table:style-name="ce3" office:value-type="float" office:value="8.5" calcext:value-type="float">
            <text:p>8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22]*100" office:value-type="float" office:value="100" calcext:value-type="float">
            <text:p>100</text:p>
          </table:table-cell>
          <table:table-cell table:formula="of:=[.D622]*100" office:value-type="float" office:value="50" calcext:value-type="float">
            <text:p>50</text:p>
          </table:table-cell>
          <table:table-cell table:formula="of:=CONCATENATE(&quot;&quot;&quot;&quot;;[.A622];&quot;&quot;&quot;: &quot;&quot;hsl(&quot;;[.B622];&quot;,&quot;;[.E622];&quot;%,&quot;;[.F622];&quot;%)&quot;&quot;,&quot;)" office:value-type="string" office:string-value="&quot;Scarlet&quot;: &quot;hsl(8.5,100%,50%)&quot;," calcext:value-type="string">
            <text:p>"Scarlet": "hsl(8.5,100%,50%)",</text:p>
          </table:table-cell>
        </table:table-row>
        <table:table-row table:style-name="ro1">
          <table:table-cell office:value-type="string" calcext:value-type="string">
            <text:p>School bus yellow</text:p>
          </table:table-cell>
          <table:table-cell table:style-name="ce3" office:value-type="float" office:value="50.8" calcext:value-type="float">
            <text:p>50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23]*100" office:value-type="float" office:value="100" calcext:value-type="float">
            <text:p>100</text:p>
          </table:table-cell>
          <table:table-cell table:formula="of:=[.D623]*100" office:value-type="float" office:value="50" calcext:value-type="float">
            <text:p>50</text:p>
          </table:table-cell>
          <table:table-cell table:formula="of:=CONCATENATE(&quot;&quot;&quot;&quot;;[.A623];&quot;&quot;&quot;: &quot;&quot;hsl(&quot;;[.B623];&quot;,&quot;;[.E623];&quot;%,&quot;;[.F623];&quot;%)&quot;&quot;,&quot;)" office:value-type="string" office:string-value="&quot;School bus yellow&quot;: &quot;hsl(50.8,100%,50%)&quot;," calcext:value-type="string">
            <text:p>"School bus yellow": "hsl(50.8,100%,50%)",</text:p>
          </table:table-cell>
        </table:table-row>
        <table:table-row table:style-name="ro1">
          <table:table-cell office:value-type="string" calcext:value-type="string">
            <text:p>Screamin Green</text:p>
          </table:table-cell>
          <table:table-cell table:style-name="ce3" office:value-type="float" office:value="121.8" calcext:value-type="float">
            <text:p>121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31" calcext:value-type="percentage">
            <text:p>73.10%</text:p>
          </table:table-cell>
          <table:table-cell table:formula="of:=[.C624]*100" office:value-type="float" office:value="100" calcext:value-type="float">
            <text:p>100</text:p>
          </table:table-cell>
          <table:table-cell table:formula="of:=[.D624]*100" office:value-type="float" office:value="73.1" calcext:value-type="float">
            <text:p>73.1</text:p>
          </table:table-cell>
          <table:table-cell table:formula="of:=CONCATENATE(&quot;&quot;&quot;&quot;;[.A624];&quot;&quot;&quot;: &quot;&quot;hsl(&quot;;[.B624];&quot;,&quot;;[.E624];&quot;%,&quot;;[.F624];&quot;%)&quot;&quot;,&quot;)" office:value-type="string" office:string-value="&quot;Screamin Green&quot;: &quot;hsl(121.8,100%,73.1%)&quot;," calcext:value-type="string">
            <text:p>"Screamin Green": "hsl(121.8,100%,73.1%)",</text:p>
          </table:table-cell>
        </table:table-row>
        <table:table-row table:style-name="ro1">
          <table:table-cell office:value-type="string" calcext:value-type="string">
            <text:p>Sea blue</text:p>
          </table:table-cell>
          <table:table-cell table:style-name="ce3" office:value-type="float" office:value="197.4" calcext:value-type="float">
            <text:p>197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9" calcext:value-type="percentage">
            <text:p>29.00%</text:p>
          </table:table-cell>
          <table:table-cell table:formula="of:=[.C625]*100" office:value-type="float" office:value="100" calcext:value-type="float">
            <text:p>100</text:p>
          </table:table-cell>
          <table:table-cell table:formula="of:=[.D625]*100" office:value-type="float" office:value="29" calcext:value-type="float">
            <text:p>29</text:p>
          </table:table-cell>
          <table:table-cell table:formula="of:=CONCATENATE(&quot;&quot;&quot;&quot;;[.A625];&quot;&quot;&quot;: &quot;&quot;hsl(&quot;;[.B625];&quot;,&quot;;[.E625];&quot;%,&quot;;[.F625];&quot;%)&quot;&quot;,&quot;)" office:value-type="string" office:string-value="&quot;Sea blue&quot;: &quot;hsl(197.4,100%,29%)&quot;," calcext:value-type="string">
            <text:p>"Sea blue": "hsl(197.4,100%,29%)",</text:p>
          </table:table-cell>
        </table:table-row>
        <table:table-row table:style-name="ro1">
          <table:table-cell office:value-type="string" calcext:value-type="string">
            <text:p>Sea green</text:p>
          </table:table-cell>
          <table:table-cell table:style-name="ce3" office:value-type="float" office:value="146.5" calcext:value-type="float">
            <text:p>146.50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2" office:value-type="percentage" office:value="0.363" calcext:value-type="percentage">
            <text:p>36.30%</text:p>
          </table:table-cell>
          <table:table-cell table:formula="of:=[.C626]*100" office:value-type="float" office:value="50.3" calcext:value-type="float">
            <text:p>50.3</text:p>
          </table:table-cell>
          <table:table-cell table:formula="of:=[.D626]*100" office:value-type="float" office:value="36.3" calcext:value-type="float">
            <text:p>36.3</text:p>
          </table:table-cell>
          <table:table-cell table:formula="of:=CONCATENATE(&quot;&quot;&quot;&quot;;[.A626];&quot;&quot;&quot;: &quot;&quot;hsl(&quot;;[.B626];&quot;,&quot;;[.E626];&quot;%,&quot;;[.F626];&quot;%)&quot;&quot;,&quot;)" office:value-type="string" office:string-value="&quot;Sea green&quot;: &quot;hsl(146.5,50.3%,36.3%)&quot;," calcext:value-type="string">
            <text:p>"Sea green": "hsl(146.5,50.3%,36.3%)",</text:p>
          </table:table-cell>
        </table:table-row>
        <table:table-row table:style-name="ro1">
          <table:table-cell office:value-type="string" calcext:value-type="string">
            <text:p>Seal brown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429" calcext:value-type="percentage">
            <text:p>42.90%</text:p>
          </table:table-cell>
          <table:table-cell table:style-name="ce2" office:value-type="percentage" office:value="0.137" calcext:value-type="percentage">
            <text:p>13.70%</text:p>
          </table:table-cell>
          <table:table-cell table:formula="of:=[.C627]*100" office:value-type="float" office:value="42.9" calcext:value-type="float">
            <text:p>42.9</text:p>
          </table:table-cell>
          <table:table-cell table:formula="of:=[.D627]*100" office:value-type="float" office:value="13.7" calcext:value-type="float">
            <text:p>13.7</text:p>
          </table:table-cell>
          <table:table-cell table:formula="of:=CONCATENATE(&quot;&quot;&quot;&quot;;[.A627];&quot;&quot;&quot;: &quot;&quot;hsl(&quot;;[.B627];&quot;,&quot;;[.E627];&quot;%,&quot;;[.F627];&quot;%)&quot;&quot;,&quot;)" office:value-type="string" office:string-value="&quot;Seal brown&quot;: &quot;hsl(0,42.9%,13.7%)&quot;," calcext:value-type="string">
            <text:p>"Seal brown": "hsl(0,42.9%,13.7%)",</text:p>
          </table:table-cell>
        </table:table-row>
        <table:table-row table:style-name="ro1">
          <table:table-cell office:value-type="string" calcext:value-type="string">
            <text:p>Seashell</text:p>
          </table:table-cell>
          <table:table-cell table:style-name="ce3" office:value-type="float" office:value="24.7" calcext:value-type="float">
            <text:p>24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67" calcext:value-type="percentage">
            <text:p>96.70%</text:p>
          </table:table-cell>
          <table:table-cell table:formula="of:=[.C628]*100" office:value-type="float" office:value="100" calcext:value-type="float">
            <text:p>100</text:p>
          </table:table-cell>
          <table:table-cell table:formula="of:=[.D628]*100" office:value-type="float" office:value="96.7" calcext:value-type="float">
            <text:p>96.7</text:p>
          </table:table-cell>
          <table:table-cell table:formula="of:=CONCATENATE(&quot;&quot;&quot;&quot;;[.A628];&quot;&quot;&quot;: &quot;&quot;hsl(&quot;;[.B628];&quot;,&quot;;[.E628];&quot;%,&quot;;[.F628];&quot;%)&quot;&quot;,&quot;)" office:value-type="string" office:string-value="&quot;Seashell&quot;: &quot;hsl(24.7,100%,96.7%)&quot;," calcext:value-type="string">
            <text:p>"Seashell": "hsl(24.7,100%,96.7%)",</text:p>
          </table:table-cell>
        </table:table-row>
        <table:table-row table:style-name="ro1">
          <table:table-cell office:value-type="string" calcext:value-type="string">
            <text:p>Selective yellow</text:p>
          </table:table-cell>
          <table:table-cell table:style-name="ce3" office:value-type="float" office:value="43.8" calcext:value-type="float">
            <text:p>43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29]*100" office:value-type="float" office:value="100" calcext:value-type="float">
            <text:p>100</text:p>
          </table:table-cell>
          <table:table-cell table:formula="of:=[.D629]*100" office:value-type="float" office:value="50" calcext:value-type="float">
            <text:p>50</text:p>
          </table:table-cell>
          <table:table-cell table:formula="of:=CONCATENATE(&quot;&quot;&quot;&quot;;[.A629];&quot;&quot;&quot;: &quot;&quot;hsl(&quot;;[.B629];&quot;,&quot;;[.E629];&quot;%,&quot;;[.F629];&quot;%)&quot;&quot;,&quot;)" office:value-type="string" office:string-value="&quot;Selective yellow&quot;: &quot;hsl(43.8,100%,50%)&quot;," calcext:value-type="string">
            <text:p>"Selective yellow": "hsl(43.8,100%,50%)",</text:p>
          </table:table-cell>
        </table:table-row>
        <table:table-row table:style-name="ro1">
          <table:table-cell office:value-type="string" calcext:value-type="string">
            <text:p>Sepia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697" calcext:value-type="percentage">
            <text:p>69.70%</text:p>
          </table:table-cell>
          <table:table-cell table:style-name="ce2" office:value-type="percentage" office:value="0.259" calcext:value-type="percentage">
            <text:p>25.90%</text:p>
          </table:table-cell>
          <table:table-cell table:formula="of:=[.C630]*100" office:value-type="float" office:value="69.7" calcext:value-type="float">
            <text:p>69.7</text:p>
          </table:table-cell>
          <table:table-cell table:formula="of:=[.D630]*100" office:value-type="float" office:value="25.9" calcext:value-type="float">
            <text:p>25.9</text:p>
          </table:table-cell>
          <table:table-cell table:formula="of:=CONCATENATE(&quot;&quot;&quot;&quot;;[.A630];&quot;&quot;&quot;: &quot;&quot;hsl(&quot;;[.B630];&quot;,&quot;;[.E630];&quot;%,&quot;;[.F630];&quot;%)&quot;&quot;,&quot;)" office:value-type="string" office:string-value="&quot;Sepia&quot;: &quot;hsl(30,69.7%,25.9%)&quot;," calcext:value-type="string">
            <text:p>"Sepia": "hsl(30,69.7%,25.9%)",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table:style-name="ce3" office:value-type="float" office:value="37.3" calcext:value-type="float">
            <text:p>37.30</text:p>
          </table:table-cell>
          <table:table-cell table:style-name="ce2" office:value-type="percentage" office:value="0.195" calcext:value-type="percentage">
            <text:p>19.50%</text:p>
          </table:table-cell>
          <table:table-cell table:style-name="ce2" office:value-type="percentage" office:value="0.453" calcext:value-type="percentage">
            <text:p>45.30%</text:p>
          </table:table-cell>
          <table:table-cell table:formula="of:=[.C631]*100" office:value-type="float" office:value="19.5" calcext:value-type="float">
            <text:p>19.5</text:p>
          </table:table-cell>
          <table:table-cell table:formula="of:=[.D631]*100" office:value-type="float" office:value="45.3" calcext:value-type="float">
            <text:p>45.3</text:p>
          </table:table-cell>
          <table:table-cell table:formula="of:=CONCATENATE(&quot;&quot;&quot;&quot;;[.A631];&quot;&quot;&quot;: &quot;&quot;hsl(&quot;;[.B631];&quot;,&quot;;[.E631];&quot;%,&quot;;[.F631];&quot;%)&quot;&quot;,&quot;)" office:value-type="string" office:string-value="&quot;Shadow&quot;: &quot;hsl(37.3,19.5%,45.3%)&quot;," calcext:value-type="string">
            <text:p>"Shadow": "hsl(37.3,19.5%,45.3%)",</text:p>
          </table:table-cell>
        </table:table-row>
        <table:table-row table:style-name="ro1">
          <table:table-cell office:value-type="string" calcext:value-type="string">
            <text:p>Shamrock</text:p>
          </table:table-cell>
          <table:table-cell table:style-name="ce3" office:value-type="float" office:value="160.7" calcext:value-type="float">
            <text:p>160.70</text:p>
          </table:table-cell>
          <table:table-cell table:style-name="ce2" office:value-type="percentage" office:value="0.583" calcext:value-type="percentage">
            <text:p>58.30%</text:p>
          </table:table-cell>
          <table:table-cell table:style-name="ce2" office:value-type="percentage" office:value="0.539" calcext:value-type="percentage">
            <text:p>53.90%</text:p>
          </table:table-cell>
          <table:table-cell table:formula="of:=[.C632]*100" office:value-type="float" office:value="58.3" calcext:value-type="float">
            <text:p>58.3</text:p>
          </table:table-cell>
          <table:table-cell table:formula="of:=[.D632]*100" office:value-type="float" office:value="53.9" calcext:value-type="float">
            <text:p>53.9</text:p>
          </table:table-cell>
          <table:table-cell table:formula="of:=CONCATENATE(&quot;&quot;&quot;&quot;;[.A632];&quot;&quot;&quot;: &quot;&quot;hsl(&quot;;[.B632];&quot;,&quot;;[.E632];&quot;%,&quot;;[.F632];&quot;%)&quot;&quot;,&quot;)" office:value-type="string" office:string-value="&quot;Shamrock&quot;: &quot;hsl(160.7,58.3%,53.9%)&quot;," calcext:value-type="string">
            <text:p>"Shamrock": "hsl(160.7,58.3%,53.9%)",</text:p>
          </table:table-cell>
        </table:table-row>
        <table:table-row table:style-name="ro1">
          <table:table-cell office:value-type="string" calcext:value-type="string">
            <text:p>Shamrock green</text:p>
          </table:table-cell>
          <table:table-cell table:style-name="ce3" office:value-type="float" office:value="156.5" calcext:value-type="float">
            <text:p>156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1" calcext:value-type="percentage">
            <text:p>31.00%</text:p>
          </table:table-cell>
          <table:table-cell table:formula="of:=[.C633]*100" office:value-type="float" office:value="100" calcext:value-type="float">
            <text:p>100</text:p>
          </table:table-cell>
          <table:table-cell table:formula="of:=[.D633]*100" office:value-type="float" office:value="31" calcext:value-type="float">
            <text:p>31</text:p>
          </table:table-cell>
          <table:table-cell table:formula="of:=CONCATENATE(&quot;&quot;&quot;&quot;;[.A633];&quot;&quot;&quot;: &quot;&quot;hsl(&quot;;[.B633];&quot;,&quot;;[.E633];&quot;%,&quot;;[.F633];&quot;%)&quot;&quot;,&quot;)" office:value-type="string" office:string-value="&quot;Shamrock green&quot;: &quot;hsl(156.5,100%,31%)&quot;," calcext:value-type="string">
            <text:p>"Shamrock green": "hsl(156.5,100%,31%)",</text:p>
          </table:table-cell>
        </table:table-row>
        <table:table-row table:style-name="ro1">
          <table:table-cell office:value-type="string" calcext:value-type="string">
            <text:p>Shocking pink</text:p>
          </table:table-cell>
          <table:table-cell table:style-name="ce3" office:value-type="float" office:value="315.2" calcext:value-type="float">
            <text:p>315.20</text:p>
          </table:table-cell>
          <table:table-cell table:style-name="ce2" office:value-type="percentage" office:value="0.975" calcext:value-type="percentage">
            <text:p>97.50%</text:p>
          </table:table-cell>
          <table:table-cell table:style-name="ce2" office:value-type="percentage" office:value="0.524" calcext:value-type="percentage">
            <text:p>52.40%</text:p>
          </table:table-cell>
          <table:table-cell table:formula="of:=[.C634]*100" office:value-type="float" office:value="97.5" calcext:value-type="float">
            <text:p>97.5</text:p>
          </table:table-cell>
          <table:table-cell table:formula="of:=[.D634]*100" office:value-type="float" office:value="52.4" calcext:value-type="float">
            <text:p>52.4</text:p>
          </table:table-cell>
          <table:table-cell table:formula="of:=CONCATENATE(&quot;&quot;&quot;&quot;;[.A634];&quot;&quot;&quot;: &quot;&quot;hsl(&quot;;[.B634];&quot;,&quot;;[.E634];&quot;%,&quot;;[.F634];&quot;%)&quot;&quot;,&quot;)" office:value-type="string" office:string-value="&quot;Shocking pink&quot;: &quot;hsl(315.2,97.5%,52.4%)&quot;," calcext:value-type="string">
            <text:p>"Shocking pink": "hsl(315.2,97.5%,52.4%)",</text:p>
          </table:table-cell>
        </table:table-row>
        <table:table-row table:style-name="ro1">
          <table:table-cell office:value-type="string" calcext:value-type="string">
            <text:p>Sienna</text:p>
          </table:table-cell>
          <table:table-cell table:style-name="ce3" office:value-type="float" office:value="11.7" calcext:value-type="float">
            <text:p>11.70</text:p>
          </table:table-cell>
          <table:table-cell table:style-name="ce2" office:value-type="percentage" office:value="0.711" calcext:value-type="percentage">
            <text:p>71.10%</text:p>
          </table:table-cell>
          <table:table-cell table:style-name="ce2" office:value-type="percentage" office:value="0.312" calcext:value-type="percentage">
            <text:p>31.20%</text:p>
          </table:table-cell>
          <table:table-cell table:formula="of:=[.C635]*100" office:value-type="float" office:value="71.1" calcext:value-type="float">
            <text:p>71.1</text:p>
          </table:table-cell>
          <table:table-cell table:formula="of:=[.D635]*100" office:value-type="float" office:value="31.2" calcext:value-type="float">
            <text:p>31.2</text:p>
          </table:table-cell>
          <table:table-cell table:formula="of:=CONCATENATE(&quot;&quot;&quot;&quot;;[.A635];&quot;&quot;&quot;: &quot;&quot;hsl(&quot;;[.B635];&quot;,&quot;;[.E635];&quot;%,&quot;;[.F635];&quot;%)&quot;&quot;,&quot;)" office:value-type="string" office:string-value="&quot;Sienna&quot;: &quot;hsl(11.7,71.1%,31.2%)&quot;," calcext:value-type="string">
            <text:p>"Sienna": "hsl(11.7,71.1%,31.2%)",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753" calcext:value-type="percentage">
            <text:p>75.30%</text:p>
          </table:table-cell>
          <table:table-cell table:formula="of:=[.C636]*100" office:value-type="float" office:value="0" calcext:value-type="float">
            <text:p>0</text:p>
          </table:table-cell>
          <table:table-cell table:formula="of:=[.D636]*100" office:value-type="float" office:value="75.3" calcext:value-type="float">
            <text:p>75.3</text:p>
          </table:table-cell>
          <table:table-cell table:formula="of:=CONCATENATE(&quot;&quot;&quot;&quot;;[.A636];&quot;&quot;&quot;: &quot;&quot;hsl(&quot;;[.B636];&quot;,&quot;;[.E636];&quot;%,&quot;;[.F636];&quot;%)&quot;&quot;,&quot;)" office:value-type="string" office:string-value="&quot;Silver&quot;: &quot;hsl(0,0%,75.3%)&quot;," calcext:value-type="string">
            <text:p>"Silver": "hsl(0,0%,75.3%)",</text:p>
          </table:table-cell>
        </table:table-row>
        <table:table-row table:style-name="ro1">
          <table:table-cell office:value-type="string" calcext:value-type="string">
            <text:p>Sinopia</text:p>
          </table:table-cell>
          <table:table-cell table:style-name="ce3" office:value-type="float" office:value="16.9" calcext:value-type="float">
            <text:p>16.90</text:p>
          </table:table-cell>
          <table:table-cell table:style-name="ce2" office:value-type="percentage" office:value="0.897" calcext:value-type="percentage">
            <text:p>89.70%</text:p>
          </table:table-cell>
          <table:table-cell table:style-name="ce2" office:value-type="percentage" office:value="0.42" calcext:value-type="percentage">
            <text:p>42.00%</text:p>
          </table:table-cell>
          <table:table-cell table:formula="of:=[.C637]*100" office:value-type="float" office:value="89.7" calcext:value-type="float">
            <text:p>89.7</text:p>
          </table:table-cell>
          <table:table-cell table:formula="of:=[.D637]*100" office:value-type="float" office:value="42" calcext:value-type="float">
            <text:p>42</text:p>
          </table:table-cell>
          <table:table-cell table:formula="of:=CONCATENATE(&quot;&quot;&quot;&quot;;[.A637];&quot;&quot;&quot;: &quot;&quot;hsl(&quot;;[.B637];&quot;,&quot;;[.E637];&quot;%,&quot;;[.F637];&quot;%)&quot;&quot;,&quot;)" office:value-type="string" office:string-value="&quot;Sinopia&quot;: &quot;hsl(16.9,89.7%,42%)&quot;," calcext:value-type="string">
            <text:p>"Sinopia": "hsl(16.9,89.7%,42%)",</text:p>
          </table:table-cell>
        </table:table-row>
        <table:table-row table:style-name="ro1">
          <table:table-cell office:value-type="string" calcext:value-type="string">
            <text:p>Skobeloff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27" calcext:value-type="percentage">
            <text:p>22.70%</text:p>
          </table:table-cell>
          <table:table-cell table:formula="of:=[.C638]*100" office:value-type="float" office:value="100" calcext:value-type="float">
            <text:p>100</text:p>
          </table:table-cell>
          <table:table-cell table:formula="of:=[.D638]*100" office:value-type="float" office:value="22.7" calcext:value-type="float">
            <text:p>22.7</text:p>
          </table:table-cell>
          <table:table-cell table:formula="of:=CONCATENATE(&quot;&quot;&quot;&quot;;[.A638];&quot;&quot;&quot;: &quot;&quot;hsl(&quot;;[.B638];&quot;,&quot;;[.E638];&quot;%,&quot;;[.F638];&quot;%)&quot;&quot;,&quot;)" office:value-type="string" office:string-value="&quot;Skobeloff&quot;: &quot;hsl(180,100%,22.7%)&quot;," calcext:value-type="string">
            <text:p>"Skobeloff": "hsl(180,100%,22.7%)",</text:p>
          </table:table-cell>
        </table:table-row>
        <table:table-row table:style-name="ro1">
          <table:table-cell office:value-type="string" calcext:value-type="string">
            <text:p>Sky blue</text:p>
          </table:table-cell>
          <table:table-cell table:style-name="ce3" office:value-type="float" office:value="197.4" calcext:value-type="float">
            <text:p>197.40</text:p>
          </table:table-cell>
          <table:table-cell table:style-name="ce2" office:value-type="percentage" office:value="0.714" calcext:value-type="percentage">
            <text:p>71.40%</text:p>
          </table:table-cell>
          <table:table-cell table:style-name="ce2" office:value-type="percentage" office:value="0.725" calcext:value-type="percentage">
            <text:p>72.50%</text:p>
          </table:table-cell>
          <table:table-cell table:formula="of:=[.C639]*100" office:value-type="float" office:value="71.4" calcext:value-type="float">
            <text:p>71.4</text:p>
          </table:table-cell>
          <table:table-cell table:formula="of:=[.D639]*100" office:value-type="float" office:value="72.5" calcext:value-type="float">
            <text:p>72.5</text:p>
          </table:table-cell>
          <table:table-cell table:formula="of:=CONCATENATE(&quot;&quot;&quot;&quot;;[.A639];&quot;&quot;&quot;: &quot;&quot;hsl(&quot;;[.B639];&quot;,&quot;;[.E639];&quot;%,&quot;;[.F639];&quot;%)&quot;&quot;,&quot;)" office:value-type="string" office:string-value="&quot;Sky blue&quot;: &quot;hsl(197.4,71.4%,72.5%)&quot;," calcext:value-type="string">
            <text:p>"Sky blue": "hsl(197.4,71.4%,72.5%)",</text:p>
          </table:table-cell>
        </table:table-row>
        <table:table-row table:style-name="ro1">
          <table:table-cell office:value-type="string" calcext:value-type="string">
            <text:p>Sky magenta</text:p>
          </table:table-cell>
          <table:table-cell table:style-name="ce3" office:value-type="float" office:value="320.4" calcext:value-type="float">
            <text:p>320.40</text:p>
          </table:table-cell>
          <table:table-cell table:style-name="ce2" office:value-type="percentage" office:value="0.495" calcext:value-type="percentage">
            <text:p>49.50%</text:p>
          </table:table-cell>
          <table:table-cell table:style-name="ce2" office:value-type="percentage" office:value="0.627" calcext:value-type="percentage">
            <text:p>62.70%</text:p>
          </table:table-cell>
          <table:table-cell table:formula="of:=[.C640]*100" office:value-type="float" office:value="49.5" calcext:value-type="float">
            <text:p>49.5</text:p>
          </table:table-cell>
          <table:table-cell table:formula="of:=[.D640]*100" office:value-type="float" office:value="62.7" calcext:value-type="float">
            <text:p>62.7</text:p>
          </table:table-cell>
          <table:table-cell table:formula="of:=CONCATENATE(&quot;&quot;&quot;&quot;;[.A640];&quot;&quot;&quot;: &quot;&quot;hsl(&quot;;[.B640];&quot;,&quot;;[.E640];&quot;%,&quot;;[.F640];&quot;%)&quot;&quot;,&quot;)" office:value-type="string" office:string-value="&quot;Sky magenta&quot;: &quot;hsl(320.4,49.5%,62.7%)&quot;," calcext:value-type="string">
            <text:p>"Sky magenta": "hsl(320.4,49.5%,62.7%)",</text:p>
          </table:table-cell>
        </table:table-row>
        <table:table-row table:style-name="ro1">
          <table:table-cell office:value-type="string" calcext:value-type="string">
            <text:p>Slate blue</text:p>
          </table:table-cell>
          <table:table-cell table:style-name="ce3" office:value-type="float" office:value="248.3" calcext:value-type="float">
            <text:p>248.30</text:p>
          </table:table-cell>
          <table:table-cell table:style-name="ce2" office:value-type="percentage" office:value="0.535" calcext:value-type="percentage">
            <text:p>53.50%</text:p>
          </table:table-cell>
          <table:table-cell table:style-name="ce2" office:value-type="percentage" office:value="0.578" calcext:value-type="percentage">
            <text:p>57.80%</text:p>
          </table:table-cell>
          <table:table-cell table:formula="of:=[.C641]*100" office:value-type="float" office:value="53.5" calcext:value-type="float">
            <text:p>53.5</text:p>
          </table:table-cell>
          <table:table-cell table:formula="of:=[.D641]*100" office:value-type="float" office:value="57.8" calcext:value-type="float">
            <text:p>57.8</text:p>
          </table:table-cell>
          <table:table-cell table:formula="of:=CONCATENATE(&quot;&quot;&quot;&quot;;[.A641];&quot;&quot;&quot;: &quot;&quot;hsl(&quot;;[.B641];&quot;,&quot;;[.E641];&quot;%,&quot;;[.F641];&quot;%)&quot;&quot;,&quot;)" office:value-type="string" office:string-value="&quot;Slate blue&quot;: &quot;hsl(248.3,53.5%,57.8%)&quot;," calcext:value-type="string">
            <text:p>"Slate blue": "hsl(248.3,53.5%,57.8%)",</text:p>
          </table:table-cell>
        </table:table-row>
        <table:table-row table:style-name="ro1">
          <table:table-cell office:value-type="string" calcext:value-type="string">
            <text:p>Slate gray</text:p>
          </table:table-cell>
          <table:table-cell table:style-name="ce3" office:value-type="float" office:value="210" calcext:value-type="float">
            <text:p>210.00</text:p>
          </table:table-cell>
          <table:table-cell table:style-name="ce2" office:value-type="percentage" office:value="0.126" calcext:value-type="percentage">
            <text:p>12.60%</text:p>
          </table:table-cell>
          <table:table-cell table:style-name="ce2" office:value-type="percentage" office:value="0.502" calcext:value-type="percentage">
            <text:p>50.20%</text:p>
          </table:table-cell>
          <table:table-cell table:formula="of:=[.C642]*100" office:value-type="float" office:value="12.6" calcext:value-type="float">
            <text:p>12.6</text:p>
          </table:table-cell>
          <table:table-cell table:formula="of:=[.D642]*100" office:value-type="float" office:value="50.2" calcext:value-type="float">
            <text:p>50.2</text:p>
          </table:table-cell>
          <table:table-cell table:formula="of:=CONCATENATE(&quot;&quot;&quot;&quot;;[.A642];&quot;&quot;&quot;: &quot;&quot;hsl(&quot;;[.B642];&quot;,&quot;;[.E642];&quot;%,&quot;;[.F642];&quot;%)&quot;&quot;,&quot;)" office:value-type="string" office:string-value="&quot;Slate gray&quot;: &quot;hsl(210,12.6%,50.2%)&quot;," calcext:value-type="string">
            <text:p>"Slate gray": "hsl(210,12.6%,50.2%)",</text:p>
          </table:table-cell>
        </table:table-row>
        <table:table-row table:style-name="ro1">
          <table:table-cell office:value-type="string" calcext:value-type="string">
            <text:p>Smalt</text:p>
          </table:table-cell>
          <table:table-cell table:style-name="ce3" office:value-type="float" office:value="220" calcext:value-type="float">
            <text:p>22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table:formula="of:=[.C643]*100" office:value-type="float" office:value="100" calcext:value-type="float">
            <text:p>100</text:p>
          </table:table-cell>
          <table:table-cell table:formula="of:=[.D643]*100" office:value-type="float" office:value="30" calcext:value-type="float">
            <text:p>30</text:p>
          </table:table-cell>
          <table:table-cell table:formula="of:=CONCATENATE(&quot;&quot;&quot;&quot;;[.A643];&quot;&quot;&quot;: &quot;&quot;hsl(&quot;;[.B643];&quot;,&quot;;[.E643];&quot;%,&quot;;[.F643];&quot;%)&quot;&quot;,&quot;)" office:value-type="string" office:string-value="&quot;Smalt&quot;: &quot;hsl(220,100%,30%)&quot;," calcext:value-type="string">
            <text:p>"Smalt": "hsl(220,100%,30%)",</text:p>
          </table:table-cell>
        </table:table-row>
        <table:table-row table:style-name="ro1">
          <table:table-cell office:value-type="string" calcext:value-type="string">
            <text:p>Smokey topaz</text:p>
          </table:table-cell>
          <table:table-cell table:style-name="ce3" office:value-type="float" office:value="357.2" calcext:value-type="float">
            <text:p>357.20</text:p>
          </table:table-cell>
          <table:table-cell table:style-name="ce2" office:value-type="percentage" office:value="0.413" calcext:value-type="percentage">
            <text:p>41.30%</text:p>
          </table:table-cell>
          <table:table-cell table:style-name="ce2" office:value-type="percentage" office:value="0.408" calcext:value-type="percentage">
            <text:p>40.80%</text:p>
          </table:table-cell>
          <table:table-cell table:formula="of:=[.C644]*100" office:value-type="float" office:value="41.3" calcext:value-type="float">
            <text:p>41.3</text:p>
          </table:table-cell>
          <table:table-cell table:formula="of:=[.D644]*100" office:value-type="float" office:value="40.8" calcext:value-type="float">
            <text:p>40.8</text:p>
          </table:table-cell>
          <table:table-cell table:formula="of:=CONCATENATE(&quot;&quot;&quot;&quot;;[.A644];&quot;&quot;&quot;: &quot;&quot;hsl(&quot;;[.B644];&quot;,&quot;;[.E644];&quot;%,&quot;;[.F644];&quot;%)&quot;&quot;,&quot;)" office:value-type="string" office:string-value="&quot;Smokey topaz&quot;: &quot;hsl(357.2,41.3%,40.8%)&quot;," calcext:value-type="string">
            <text:p>"Smokey topaz": "hsl(357.2,41.3%,40.8%)",</text:p>
          </table:table-cell>
        </table:table-row>
        <table:table-row table:style-name="ro1">
          <table:table-cell office:value-type="string" calcext:value-type="string">
            <text:p>Smoky black</text:p>
          </table:table-cell>
          <table:table-cell table:style-name="ce3" office:value-type="float" office:value="30" calcext:value-type="float">
            <text:p>30.00</text:p>
          </table:table-cell>
          <table:table-cell table:style-name="ce2" office:value-type="percentage" office:value="0.333" calcext:value-type="percentage">
            <text:p>33.30%</text:p>
          </table:table-cell>
          <table:table-cell table:style-name="ce2" office:value-type="percentage" office:value="0.047" calcext:value-type="percentage">
            <text:p>4.70%</text:p>
          </table:table-cell>
          <table:table-cell table:formula="of:=[.C645]*100" office:value-type="float" office:value="33.3" calcext:value-type="float">
            <text:p>33.3</text:p>
          </table:table-cell>
          <table:table-cell table:formula="of:=[.D645]*100" office:value-type="float" office:value="4.7" calcext:value-type="float">
            <text:p>4.7</text:p>
          </table:table-cell>
          <table:table-cell table:formula="of:=CONCATENATE(&quot;&quot;&quot;&quot;;[.A645];&quot;&quot;&quot;: &quot;&quot;hsl(&quot;;[.B645];&quot;,&quot;;[.E645];&quot;%,&quot;;[.F645];&quot;%)&quot;&quot;,&quot;)" office:value-type="string" office:string-value="&quot;Smoky black&quot;: &quot;hsl(30,33.3%,4.7%)&quot;," calcext:value-type="string">
            <text:p>"Smoky black": "hsl(30,33.3%,4.7%)",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9" calcext:value-type="percentage">
            <text:p>99.00%</text:p>
          </table:table-cell>
          <table:table-cell table:formula="of:=[.C646]*100" office:value-type="float" office:value="100" calcext:value-type="float">
            <text:p>100</text:p>
          </table:table-cell>
          <table:table-cell table:formula="of:=[.D646]*100" office:value-type="float" office:value="99" calcext:value-type="float">
            <text:p>99</text:p>
          </table:table-cell>
          <table:table-cell table:formula="of:=CONCATENATE(&quot;&quot;&quot;&quot;;[.A646];&quot;&quot;&quot;: &quot;&quot;hsl(&quot;;[.B646];&quot;,&quot;;[.E646];&quot;%,&quot;;[.F646];&quot;%)&quot;&quot;,&quot;)" office:value-type="string" office:string-value="&quot;Snow&quot;: &quot;hsl(0,100%,99%)&quot;," calcext:value-type="string">
            <text:p>"Snow": "hsl(0,100%,99%)",</text:p>
          </table:table-cell>
        </table:table-row>
        <table:table-row table:style-name="ro1">
          <table:table-cell office:value-type="string" calcext:value-type="string">
            <text:p>Spiro Disco Ball</text:p>
          </table:table-cell>
          <table:table-cell table:style-name="ce3" office:value-type="float" office:value="195.2" calcext:value-type="float">
            <text:p>195.20</text:p>
          </table:table-cell>
          <table:table-cell table:style-name="ce2" office:value-type="percentage" office:value="0.975" calcext:value-type="percentage">
            <text:p>97.50%</text:p>
          </table:table-cell>
          <table:table-cell table:style-name="ce2" office:value-type="percentage" office:value="0.524" calcext:value-type="percentage">
            <text:p>52.40%</text:p>
          </table:table-cell>
          <table:table-cell table:formula="of:=[.C647]*100" office:value-type="float" office:value="97.5" calcext:value-type="float">
            <text:p>97.5</text:p>
          </table:table-cell>
          <table:table-cell table:formula="of:=[.D647]*100" office:value-type="float" office:value="52.4" calcext:value-type="float">
            <text:p>52.4</text:p>
          </table:table-cell>
          <table:table-cell table:formula="of:=CONCATENATE(&quot;&quot;&quot;&quot;;[.A647];&quot;&quot;&quot;: &quot;&quot;hsl(&quot;;[.B647];&quot;,&quot;;[.E647];&quot;%,&quot;;[.F647];&quot;%)&quot;&quot;,&quot;)" office:value-type="string" office:string-value="&quot;Spiro Disco Ball&quot;: &quot;hsl(195.2,97.5%,52.4%)&quot;," calcext:value-type="string">
            <text:p>"Spiro Disco Ball": "hsl(195.2,97.5%,52.4%)",</text:p>
          </table:table-cell>
        </table:table-row>
        <table:table-row table:style-name="ro1">
          <table:table-cell office:value-type="string" calcext:value-type="string">
            <text:p>Spring bud</text:p>
          </table:table-cell>
          <table:table-cell table:style-name="ce3" office:value-type="float" office:value="80.2" calcext:value-type="float">
            <text:p>80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94" calcext:value-type="percentage">
            <text:p>49.40%</text:p>
          </table:table-cell>
          <table:table-cell table:formula="of:=[.C648]*100" office:value-type="float" office:value="100" calcext:value-type="float">
            <text:p>100</text:p>
          </table:table-cell>
          <table:table-cell table:formula="of:=[.D648]*100" office:value-type="float" office:value="49.4" calcext:value-type="float">
            <text:p>49.4</text:p>
          </table:table-cell>
          <table:table-cell table:formula="of:=CONCATENATE(&quot;&quot;&quot;&quot;;[.A648];&quot;&quot;&quot;: &quot;&quot;hsl(&quot;;[.B648];&quot;,&quot;;[.E648];&quot;%,&quot;;[.F648];&quot;%)&quot;&quot;,&quot;)" office:value-type="string" office:string-value="&quot;Spring bud&quot;: &quot;hsl(80.2,100%,49.4%)&quot;," calcext:value-type="string">
            <text:p>"Spring bud": "hsl(80.2,100%,49.4%)",</text:p>
          </table:table-cell>
        </table:table-row>
        <table:table-row table:style-name="ro1">
          <table:table-cell office:value-type="string" calcext:value-type="string">
            <text:p>Spring green</text:p>
          </table:table-cell>
          <table:table-cell table:style-name="ce3" office:value-type="float" office:value="149.9" calcext:value-type="float">
            <text:p>149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49]*100" office:value-type="float" office:value="100" calcext:value-type="float">
            <text:p>100</text:p>
          </table:table-cell>
          <table:table-cell table:formula="of:=[.D649]*100" office:value-type="float" office:value="50" calcext:value-type="float">
            <text:p>50</text:p>
          </table:table-cell>
          <table:table-cell table:formula="of:=CONCATENATE(&quot;&quot;&quot;&quot;;[.A649];&quot;&quot;&quot;: &quot;&quot;hsl(&quot;;[.B649];&quot;,&quot;;[.E649];&quot;%,&quot;;[.F649];&quot;%)&quot;&quot;,&quot;)" office:value-type="string" office:string-value="&quot;Spring green&quot;: &quot;hsl(149.9,100%,50%)&quot;," calcext:value-type="string">
            <text:p>"Spring green": "hsl(149.9,100%,50%)",</text:p>
          </table:table-cell>
        </table:table-row>
        <table:table-row table:style-name="ro1">
          <table:table-cell office:value-type="string" calcext:value-type="string">
            <text:p>Steel blue</text:p>
          </table:table-cell>
          <table:table-cell table:style-name="ce3" office:value-type="float" office:value="207.3" calcext:value-type="float">
            <text:p>207.30</text:p>
          </table:table-cell>
          <table:table-cell table:style-name="ce2" office:value-type="percentage" office:value="0.44" calcext:value-type="percentage">
            <text:p>44.00%</text:p>
          </table:table-cell>
          <table:table-cell table:style-name="ce2" office:value-type="percentage" office:value="0.49" calcext:value-type="percentage">
            <text:p>49.00%</text:p>
          </table:table-cell>
          <table:table-cell table:formula="of:=[.C650]*100" office:value-type="float" office:value="44" calcext:value-type="float">
            <text:p>44</text:p>
          </table:table-cell>
          <table:table-cell table:formula="of:=[.D650]*100" office:value-type="float" office:value="49" calcext:value-type="float">
            <text:p>49</text:p>
          </table:table-cell>
          <table:table-cell table:formula="of:=CONCATENATE(&quot;&quot;&quot;&quot;;[.A650];&quot;&quot;&quot;: &quot;&quot;hsl(&quot;;[.B650];&quot;,&quot;;[.E650];&quot;%,&quot;;[.F650];&quot;%)&quot;&quot;,&quot;)" office:value-type="string" office:string-value="&quot;Steel blue&quot;: &quot;hsl(207.3,44%,49%)&quot;," calcext:value-type="string">
            <text:p>"Steel blue": "hsl(207.3,44%,49%)",</text:p>
          </table:table-cell>
        </table:table-row>
        <table:table-row table:style-name="ro1">
          <table:table-cell office:value-type="string" calcext:value-type="string">
            <text:p>Stil de grain yellow</text:p>
          </table:table-cell>
          <table:table-cell table:style-name="ce3" office:value-type="float" office:value="47.7" calcext:value-type="float">
            <text:p>47.70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675" calcext:value-type="percentage">
            <text:p>67.50%</text:p>
          </table:table-cell>
          <table:table-cell table:formula="of:=[.C651]*100" office:value-type="float" office:value="94" calcext:value-type="float">
            <text:p>94</text:p>
          </table:table-cell>
          <table:table-cell table:formula="of:=[.D651]*100" office:value-type="float" office:value="67.5" calcext:value-type="float">
            <text:p>67.5</text:p>
          </table:table-cell>
          <table:table-cell table:formula="of:=CONCATENATE(&quot;&quot;&quot;&quot;;[.A651];&quot;&quot;&quot;: &quot;&quot;hsl(&quot;;[.B651];&quot;,&quot;;[.E651];&quot;%,&quot;;[.F651];&quot;%)&quot;&quot;,&quot;)" office:value-type="string" office:string-value="&quot;Stil de grain yellow&quot;: &quot;hsl(47.7,94%,67.5%)&quot;," calcext:value-type="string">
            <text:p>"Stil de grain yellow": "hsl(47.7,94%,67.5%)",</text:p>
          </table:table-cell>
        </table:table-row>
        <table:table-row table:style-name="ro1">
          <table:table-cell office:value-type="string" calcext:value-type="string">
            <text:p>Stizza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table:formula="of:=[.C652]*100" office:value-type="float" office:value="100" calcext:value-type="float">
            <text:p>100</text:p>
          </table:table-cell>
          <table:table-cell table:formula="of:=[.D652]*100" office:value-type="float" office:value="30" calcext:value-type="float">
            <text:p>30</text:p>
          </table:table-cell>
          <table:table-cell table:formula="of:=CONCATENATE(&quot;&quot;&quot;&quot;;[.A652];&quot;&quot;&quot;: &quot;&quot;hsl(&quot;;[.B652];&quot;,&quot;;[.E652];&quot;%,&quot;;[.F652];&quot;%)&quot;&quot;,&quot;)" office:value-type="string" office:string-value="&quot;Stizza&quot;: &quot;hsl(0,100%,30%)&quot;," calcext:value-type="string">
            <text:p>"Stizza": "hsl(0,100%,30%)",</text:p>
          </table:table-cell>
        </table:table-row>
        <table:table-row table:style-name="ro1">
          <table:table-cell office:value-type="string" calcext:value-type="string">
            <text:p>Stormcloud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653]*100" office:value-type="float" office:value="100" calcext:value-type="float">
            <text:p>100</text:p>
          </table:table-cell>
          <table:table-cell table:formula="of:=[.D653]*100" office:value-type="float" office:value="25.1" calcext:value-type="float">
            <text:p>25.1</text:p>
          </table:table-cell>
          <table:table-cell table:formula="of:=CONCATENATE(&quot;&quot;&quot;&quot;;[.A653];&quot;&quot;&quot;: &quot;&quot;hsl(&quot;;[.B653];&quot;,&quot;;[.E653];&quot;%,&quot;;[.F653];&quot;%)&quot;&quot;,&quot;)" office:value-type="string" office:string-value="&quot;Stormcloud&quot;: &quot;hsl(180,100%,25.1%)&quot;," calcext:value-type="string">
            <text:p>"Stormcloud": "hsl(180,100%,25.1%)",</text:p>
          </table:table-cell>
        </table:table-row>
        <table:table-row table:style-name="ro1">
          <table:table-cell office:value-type="string" calcext:value-type="string">
            <text:p>Straw</text:p>
          </table:table-cell>
          <table:table-cell table:style-name="ce3" office:value-type="float" office:value="54.4" calcext:value-type="float">
            <text:p>54.40</text:p>
          </table:table-cell>
          <table:table-cell table:style-name="ce2" office:value-type="percentage" office:value="0.684" calcext:value-type="percentage">
            <text:p>68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formula="of:=[.C654]*100" office:value-type="float" office:value="68.4" calcext:value-type="float">
            <text:p>68.4</text:p>
          </table:table-cell>
          <table:table-cell table:formula="of:=[.D654]*100" office:value-type="float" office:value="66.5" calcext:value-type="float">
            <text:p>66.5</text:p>
          </table:table-cell>
          <table:table-cell table:formula="of:=CONCATENATE(&quot;&quot;&quot;&quot;;[.A654];&quot;&quot;&quot;: &quot;&quot;hsl(&quot;;[.B654];&quot;,&quot;;[.E654];&quot;%,&quot;;[.F654];&quot;%)&quot;&quot;,&quot;)" office:value-type="string" office:string-value="&quot;Straw&quot;: &quot;hsl(54.4,68.4%,66.5%)&quot;," calcext:value-type="string">
            <text:p>"Straw": "hsl(54.4,68.4%,66.5%)",</text:p>
          </table:table-cell>
        </table:table-row>
        <table:table-row table:style-name="ro1">
          <table:table-cell office:value-type="string" calcext:value-type="string">
            <text:p>Sunglow</text:p>
          </table:table-cell>
          <table:table-cell table:style-name="ce3" office:value-type="float" office:value="45" calcext:value-type="float">
            <text:p>45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" calcext:value-type="percentage">
            <text:p>60.00%</text:p>
          </table:table-cell>
          <table:table-cell table:formula="of:=[.C655]*100" office:value-type="float" office:value="100" calcext:value-type="float">
            <text:p>100</text:p>
          </table:table-cell>
          <table:table-cell table:formula="of:=[.D655]*100" office:value-type="float" office:value="60" calcext:value-type="float">
            <text:p>60</text:p>
          </table:table-cell>
          <table:table-cell table:formula="of:=CONCATENATE(&quot;&quot;&quot;&quot;;[.A655];&quot;&quot;&quot;: &quot;&quot;hsl(&quot;;[.B655];&quot;,&quot;;[.E655];&quot;%,&quot;;[.F655];&quot;%)&quot;&quot;,&quot;)" office:value-type="string" office:string-value="&quot;Sunglow&quot;: &quot;hsl(45,100%,60%)&quot;," calcext:value-type="string">
            <text:p>"Sunglow": "hsl(45,100%,60%)",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table:style-name="ce3" office:value-type="float" office:value="34.6" calcext:value-type="float">
            <text:p>34.60</text:p>
          </table:table-cell>
          <table:table-cell table:style-name="ce2" office:value-type="percentage" office:value="0.895" calcext:value-type="percentage">
            <text:p>89.50%</text:p>
          </table:table-cell>
          <table:table-cell table:style-name="ce2" office:value-type="percentage" office:value="0.814" calcext:value-type="percentage">
            <text:p>81.40%</text:p>
          </table:table-cell>
          <table:table-cell table:formula="of:=[.C656]*100" office:value-type="float" office:value="89.5" calcext:value-type="float">
            <text:p>89.5</text:p>
          </table:table-cell>
          <table:table-cell table:formula="of:=[.D656]*100" office:value-type="float" office:value="81.4" calcext:value-type="float">
            <text:p>81.4</text:p>
          </table:table-cell>
          <table:table-cell table:formula="of:=CONCATENATE(&quot;&quot;&quot;&quot;;[.A656];&quot;&quot;&quot;: &quot;&quot;hsl(&quot;;[.B656];&quot;,&quot;;[.E656];&quot;%,&quot;;[.F656];&quot;%)&quot;&quot;,&quot;)" office:value-type="string" office:string-value="&quot;Sunset&quot;: &quot;hsl(34.6,89.5%,81.4%)&quot;," calcext:value-type="string">
            <text:p>"Sunset": "hsl(34.6,89.5%,81.4%)",</text:p>
          </table:table-cell>
        </table:table-row>
        <table:table-row table:style-name="ro1">
          <table:table-cell office:value-type="string" calcext:value-type="string">
            <text:p>Sunset Orange</text:p>
          </table:table-cell>
          <table:table-cell table:style-name="ce3" office:value-type="float" office:value="3.9" calcext:value-type="float">
            <text:p>3.90</text:p>
          </table:table-cell>
          <table:table-cell table:style-name="ce2" office:value-type="percentage" office:value="0.977" calcext:value-type="percentage">
            <text:p>97.70%</text:p>
          </table:table-cell>
          <table:table-cell table:style-name="ce2" office:value-type="percentage" office:value="0.659" calcext:value-type="percentage">
            <text:p>65.90%</text:p>
          </table:table-cell>
          <table:table-cell table:formula="of:=[.C657]*100" office:value-type="float" office:value="97.7" calcext:value-type="float">
            <text:p>97.7</text:p>
          </table:table-cell>
          <table:table-cell table:formula="of:=[.D657]*100" office:value-type="float" office:value="65.9" calcext:value-type="float">
            <text:p>65.9</text:p>
          </table:table-cell>
          <table:table-cell table:formula="of:=CONCATENATE(&quot;&quot;&quot;&quot;;[.A657];&quot;&quot;&quot;: &quot;&quot;hsl(&quot;;[.B657];&quot;,&quot;;[.E657];&quot;%,&quot;;[.F657];&quot;%)&quot;&quot;,&quot;)" office:value-type="string" office:string-value="&quot;Sunset Orange&quot;: &quot;hsl(3.9,97.7%,65.9%)&quot;," calcext:value-type="string">
            <text:p>"Sunset Orange": "hsl(3.9,97.7%,65.9%)",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table:style-name="ce3" office:value-type="float" office:value="34.3" calcext:value-type="float">
            <text:p>34.30</text:p>
          </table:table-cell>
          <table:table-cell table:style-name="ce2" office:value-type="percentage" office:value="0.438" calcext:value-type="percentage">
            <text:p>43.80%</text:p>
          </table:table-cell>
          <table:table-cell table:style-name="ce2" office:value-type="percentage" office:value="0.686" calcext:value-type="percentage">
            <text:p>68.60%</text:p>
          </table:table-cell>
          <table:table-cell table:formula="of:=[.C658]*100" office:value-type="float" office:value="43.8" calcext:value-type="float">
            <text:p>43.8</text:p>
          </table:table-cell>
          <table:table-cell table:formula="of:=[.D658]*100" office:value-type="float" office:value="68.6" calcext:value-type="float">
            <text:p>68.6</text:p>
          </table:table-cell>
          <table:table-cell table:formula="of:=CONCATENATE(&quot;&quot;&quot;&quot;;[.A658];&quot;&quot;&quot;: &quot;&quot;hsl(&quot;;[.B658];&quot;,&quot;;[.E658];&quot;%,&quot;;[.F658];&quot;%)&quot;&quot;,&quot;)" office:value-type="string" office:string-value="&quot;Tan&quot;: &quot;hsl(34.3,43.8%,68.6%)&quot;," calcext:value-type="string">
            <text:p>"Tan": "hsl(34.3,43.8%,68.6%)",</text:p>
          </table:table-cell>
        </table:table-row>
        <table:table-row table:style-name="ro1">
          <table:table-cell office:value-type="string" calcext:value-type="string">
            <text:p>Tangelo</text:p>
          </table:table-cell>
          <table:table-cell table:style-name="ce3" office:value-type="float" office:value="18.6" calcext:value-type="float">
            <text:p>18.6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88" calcext:value-type="percentage">
            <text:p>48.80%</text:p>
          </table:table-cell>
          <table:table-cell table:formula="of:=[.C659]*100" office:value-type="float" office:value="100" calcext:value-type="float">
            <text:p>100</text:p>
          </table:table-cell>
          <table:table-cell table:formula="of:=[.D659]*100" office:value-type="float" office:value="48.8" calcext:value-type="float">
            <text:p>48.8</text:p>
          </table:table-cell>
          <table:table-cell table:formula="of:=CONCATENATE(&quot;&quot;&quot;&quot;;[.A659];&quot;&quot;&quot;: &quot;&quot;hsl(&quot;;[.B659];&quot;,&quot;;[.E659];&quot;%,&quot;;[.F659];&quot;%)&quot;&quot;,&quot;)" office:value-type="string" office:string-value="&quot;Tangelo&quot;: &quot;hsl(18.6,100%,48.8%)&quot;," calcext:value-type="string">
            <text:p>"Tangelo": "hsl(18.6,100%,48.8%)",</text:p>
          </table:table-cell>
        </table:table-row>
        <table:table-row table:style-name="ro1">
          <table:table-cell office:value-type="string" calcext:value-type="string">
            <text:p>Tangerine</text:p>
          </table:table-cell>
          <table:table-cell table:style-name="ce3" office:value-type="float" office:value="33" calcext:value-type="float">
            <text:p>33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75" calcext:value-type="percentage">
            <text:p>47.50%</text:p>
          </table:table-cell>
          <table:table-cell table:formula="of:=[.C660]*100" office:value-type="float" office:value="100" calcext:value-type="float">
            <text:p>100</text:p>
          </table:table-cell>
          <table:table-cell table:formula="of:=[.D660]*100" office:value-type="float" office:value="47.5" calcext:value-type="float">
            <text:p>47.5</text:p>
          </table:table-cell>
          <table:table-cell table:formula="of:=CONCATENATE(&quot;&quot;&quot;&quot;;[.A660];&quot;&quot;&quot;: &quot;&quot;hsl(&quot;;[.B660];&quot;,&quot;;[.E660];&quot;%,&quot;;[.F660];&quot;%)&quot;&quot;,&quot;)" office:value-type="string" office:string-value="&quot;Tangerine&quot;: &quot;hsl(33,100%,47.5%)&quot;," calcext:value-type="string">
            <text:p>"Tangerine": "hsl(33,100%,47.5%)",</text:p>
          </table:table-cell>
        </table:table-row>
        <table:table-row table:style-name="ro1">
          <table:table-cell office:value-type="string" calcext:value-type="string">
            <text:p>Tangerine yellow</text:p>
          </table:table-cell>
          <table:table-cell table:style-name="ce3" office:value-type="float" office:value="48" calcext:value-type="float">
            <text:p>48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61]*100" office:value-type="float" office:value="100" calcext:value-type="float">
            <text:p>100</text:p>
          </table:table-cell>
          <table:table-cell table:formula="of:=[.D661]*100" office:value-type="float" office:value="50" calcext:value-type="float">
            <text:p>50</text:p>
          </table:table-cell>
          <table:table-cell table:formula="of:=CONCATENATE(&quot;&quot;&quot;&quot;;[.A661];&quot;&quot;&quot;: &quot;&quot;hsl(&quot;;[.B661];&quot;,&quot;;[.E661];&quot;%,&quot;;[.F661];&quot;%)&quot;&quot;,&quot;)" office:value-type="string" office:string-value="&quot;Tangerine yellow&quot;: &quot;hsl(48,100%,50%)&quot;," calcext:value-type="string">
            <text:p>"Tangerine yellow": "hsl(48,100%,50%)",</text:p>
          </table:table-cell>
        </table:table-row>
        <table:table-row table:style-name="ro1">
          <table:table-cell office:value-type="string" calcext:value-type="string">
            <text:p>Taupe</text:p>
          </table:table-cell>
          <table:table-cell table:style-name="ce3" office:value-type="float" office:value="27.3" calcext:value-type="float">
            <text:p>27.30</text:p>
          </table:table-cell>
          <table:table-cell table:style-name="ce2" office:value-type="percentage" office:value="0.18" calcext:value-type="percentage">
            <text:p>18.00%</text:p>
          </table:table-cell>
          <table:table-cell table:style-name="ce2" office:value-type="percentage" office:value="0.239" calcext:value-type="percentage">
            <text:p>23.90%</text:p>
          </table:table-cell>
          <table:table-cell table:formula="of:=[.C662]*100" office:value-type="float" office:value="18" calcext:value-type="float">
            <text:p>18</text:p>
          </table:table-cell>
          <table:table-cell table:formula="of:=[.D662]*100" office:value-type="float" office:value="23.9" calcext:value-type="float">
            <text:p>23.9</text:p>
          </table:table-cell>
          <table:table-cell table:formula="of:=CONCATENATE(&quot;&quot;&quot;&quot;;[.A662];&quot;&quot;&quot;: &quot;&quot;hsl(&quot;;[.B662];&quot;,&quot;;[.E662];&quot;%,&quot;;[.F662];&quot;%)&quot;&quot;,&quot;)" office:value-type="string" office:string-value="&quot;Taupe&quot;: &quot;hsl(27.3,18%,23.9%)&quot;," calcext:value-type="string">
            <text:p>"Taupe": "hsl(27.3,18%,23.9%)",</text:p>
          </table:table-cell>
        </table:table-row>
        <table:table-row table:style-name="ro1">
          <table:table-cell office:value-type="string" calcext:value-type="string">
            <text:p>Taupe gray</text:p>
          </table:table-cell>
          <table:table-cell table:style-name="ce3" office:value-type="float" office:value="320" calcext:value-type="float">
            <text:p>320.00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533" calcext:value-type="percentage">
            <text:p>53.30%</text:p>
          </table:table-cell>
          <table:table-cell table:formula="of:=[.C663]*100" office:value-type="float" office:value="2.5" calcext:value-type="float">
            <text:p>2.5</text:p>
          </table:table-cell>
          <table:table-cell table:formula="of:=[.D663]*100" office:value-type="float" office:value="53.3" calcext:value-type="float">
            <text:p>53.3</text:p>
          </table:table-cell>
          <table:table-cell table:formula="of:=CONCATENATE(&quot;&quot;&quot;&quot;;[.A663];&quot;&quot;&quot;: &quot;&quot;hsl(&quot;;[.B663];&quot;,&quot;;[.E663];&quot;%,&quot;;[.F663];&quot;%)&quot;&quot;,&quot;)" office:value-type="string" office:string-value="&quot;Taupe gray&quot;: &quot;hsl(320,2.5%,53.3%)&quot;," calcext:value-type="string">
            <text:p>"Taupe gray": "hsl(320,2.5%,53.3%)",</text:p>
          </table:table-cell>
        </table:table-row>
        <table:table-row table:style-name="ro1">
          <table:table-cell office:value-type="string" calcext:value-type="string">
            <text:p>Tawny</text:p>
          </table:table-cell>
          <table:table-cell table:style-name="ce3" office:value-type="float" office:value="25.5" calcext:value-type="float">
            <text:p>25.5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02" calcext:value-type="percentage">
            <text:p>40.20%</text:p>
          </table:table-cell>
          <table:table-cell table:formula="of:=[.C664]*100" office:value-type="float" office:value="100" calcext:value-type="float">
            <text:p>100</text:p>
          </table:table-cell>
          <table:table-cell table:formula="of:=[.D664]*100" office:value-type="float" office:value="40.2" calcext:value-type="float">
            <text:p>40.2</text:p>
          </table:table-cell>
          <table:table-cell table:formula="of:=CONCATENATE(&quot;&quot;&quot;&quot;;[.A664];&quot;&quot;&quot;: &quot;&quot;hsl(&quot;;[.B664];&quot;,&quot;;[.E664];&quot;%,&quot;;[.F664];&quot;%)&quot;&quot;,&quot;)" office:value-type="string" office:string-value="&quot;Tawny&quot;: &quot;hsl(25.5,100%,40.2%)&quot;," calcext:value-type="string">
            <text:p>"Tawny": "hsl(25.5,100%,40.2%)",</text:p>
          </table:table-cell>
        </table:table-row>
        <table:table-row table:style-name="ro1">
          <table:table-cell office:value-type="string" calcext:value-type="string">
            <text:p>Tea green</text:p>
          </table:table-cell>
          <table:table-cell table:style-name="ce3" office:value-type="float" office:value="100" calcext:value-type="float">
            <text:p>100.00</text:p>
          </table:table-cell>
          <table:table-cell table:style-name="ce2" office:value-type="percentage" office:value="0.615" calcext:value-type="percentage">
            <text:p>61.50%</text:p>
          </table:table-cell>
          <table:table-cell table:style-name="ce2" office:value-type="percentage" office:value="0.847" calcext:value-type="percentage">
            <text:p>84.70%</text:p>
          </table:table-cell>
          <table:table-cell table:formula="of:=[.C665]*100" office:value-type="float" office:value="61.5" calcext:value-type="float">
            <text:p>61.5</text:p>
          </table:table-cell>
          <table:table-cell table:formula="of:=[.D665]*100" office:value-type="float" office:value="84.7" calcext:value-type="float">
            <text:p>84.7</text:p>
          </table:table-cell>
          <table:table-cell table:formula="of:=CONCATENATE(&quot;&quot;&quot;&quot;;[.A665];&quot;&quot;&quot;: &quot;&quot;hsl(&quot;;[.B665];&quot;,&quot;;[.E665];&quot;%,&quot;;[.F665];&quot;%)&quot;&quot;,&quot;)" office:value-type="string" office:string-value="&quot;Tea green&quot;: &quot;hsl(100,61.5%,84.7%)&quot;," calcext:value-type="string">
            <text:p>"Tea green": "hsl(100,61.5%,84.7%)",</text:p>
          </table:table-cell>
        </table:table-row>
        <table:table-row table:style-name="ro1">
          <table:table-cell office:value-type="string" calcext:value-type="string">
            <text:p>Tea rose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.694" calcext:value-type="percentage">
            <text:p>69.40%</text:p>
          </table:table-cell>
          <table:table-cell table:style-name="ce2" office:value-type="percentage" office:value="0.859" calcext:value-type="percentage">
            <text:p>85.90%</text:p>
          </table:table-cell>
          <table:table-cell table:formula="of:=[.C666]*100" office:value-type="float" office:value="69.4" calcext:value-type="float">
            <text:p>69.4</text:p>
          </table:table-cell>
          <table:table-cell table:formula="of:=[.D666]*100" office:value-type="float" office:value="85.9" calcext:value-type="float">
            <text:p>85.9</text:p>
          </table:table-cell>
          <table:table-cell table:formula="of:=CONCATENATE(&quot;&quot;&quot;&quot;;[.A666];&quot;&quot;&quot;: &quot;&quot;hsl(&quot;;[.B666];&quot;,&quot;;[.E666];&quot;%,&quot;;[.F666];&quot;%)&quot;&quot;,&quot;)" office:value-type="string" office:string-value="&quot;Tea rose&quot;: &quot;hsl(0,69.4%,85.9%)&quot;," calcext:value-type="string">
            <text:p>"Tea rose": "hsl(0,69.4%,85.9%)",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51" calcext:value-type="percentage">
            <text:p>25.10%</text:p>
          </table:table-cell>
          <table:table-cell table:formula="of:=[.C667]*100" office:value-type="float" office:value="100" calcext:value-type="float">
            <text:p>100</text:p>
          </table:table-cell>
          <table:table-cell table:formula="of:=[.D667]*100" office:value-type="float" office:value="25.1" calcext:value-type="float">
            <text:p>25.1</text:p>
          </table:table-cell>
          <table:table-cell table:formula="of:=CONCATENATE(&quot;&quot;&quot;&quot;;[.A667];&quot;&quot;&quot;: &quot;&quot;hsl(&quot;;[.B667];&quot;,&quot;;[.E667];&quot;%,&quot;;[.F667];&quot;%)&quot;&quot;,&quot;)" office:value-type="string" office:string-value="&quot;Teal&quot;: &quot;hsl(180,100%,25.1%)&quot;," calcext:value-type="string">
            <text:p>"Teal": "hsl(180,100%,25.1%)",</text:p>
          </table:table-cell>
        </table:table-row>
        <table:table-row table:style-name="ro1">
          <table:table-cell office:value-type="string" calcext:value-type="string">
            <text:p>Teal blue</text:p>
          </table:table-cell>
          <table:table-cell table:style-name="ce3" office:value-type="float" office:value="193.9" calcext:value-type="float">
            <text:p>193.90</text:p>
          </table:table-cell>
          <table:table-cell table:style-name="ce2" office:value-type="percentage" office:value="0.432" calcext:value-type="percentage">
            <text:p>43.20%</text:p>
          </table:table-cell>
          <table:table-cell table:style-name="ce2" office:value-type="percentage" office:value="0.373" calcext:value-type="percentage">
            <text:p>37.30%</text:p>
          </table:table-cell>
          <table:table-cell table:formula="of:=[.C668]*100" office:value-type="float" office:value="43.2" calcext:value-type="float">
            <text:p>43.2</text:p>
          </table:table-cell>
          <table:table-cell table:formula="of:=[.D668]*100" office:value-type="float" office:value="37.3" calcext:value-type="float">
            <text:p>37.3</text:p>
          </table:table-cell>
          <table:table-cell table:formula="of:=CONCATENATE(&quot;&quot;&quot;&quot;;[.A668];&quot;&quot;&quot;: &quot;&quot;hsl(&quot;;[.B668];&quot;,&quot;;[.E668];&quot;%,&quot;;[.F668];&quot;%)&quot;&quot;,&quot;)" office:value-type="string" office:string-value="&quot;Teal blue&quot;: &quot;hsl(193.9,43.2%,37.3%)&quot;," calcext:value-type="string">
            <text:p>"Teal blue": "hsl(193.9,43.2%,37.3%)",</text:p>
          </table:table-cell>
        </table:table-row>
        <table:table-row table:style-name="ro1">
          <table:table-cell office:value-type="string" calcext:value-type="string">
            <text:p>Teal green</text:p>
          </table:table-cell>
          <table:table-cell table:style-name="ce3" office:value-type="float" office:value="170.1" calcext:value-type="float">
            <text:p>170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14" calcext:value-type="percentage">
            <text:p>21.40%</text:p>
          </table:table-cell>
          <table:table-cell table:formula="of:=[.C669]*100" office:value-type="float" office:value="100" calcext:value-type="float">
            <text:p>100</text:p>
          </table:table-cell>
          <table:table-cell table:formula="of:=[.D669]*100" office:value-type="float" office:value="21.4" calcext:value-type="float">
            <text:p>21.4</text:p>
          </table:table-cell>
          <table:table-cell table:formula="of:=CONCATENATE(&quot;&quot;&quot;&quot;;[.A669];&quot;&quot;&quot;: &quot;&quot;hsl(&quot;;[.B669];&quot;,&quot;;[.E669];&quot;%,&quot;;[.F669];&quot;%)&quot;&quot;,&quot;)" office:value-type="string" office:string-value="&quot;Teal green&quot;: &quot;hsl(170.1,100%,21.4%)&quot;," calcext:value-type="string">
            <text:p>"Teal green": "hsl(170.1,100%,21.4%)",</text:p>
          </table:table-cell>
        </table:table-row>
        <table:table-row table:style-name="ro1">
          <table:table-cell office:value-type="string" calcext:value-type="string">
            <text:p>Terra cotta</text:p>
          </table:table-cell>
          <table:table-cell table:style-name="ce3" office:value-type="float" office:value="10.2" calcext:value-type="float">
            <text:p>10.20</text:p>
          </table:table-cell>
          <table:table-cell table:style-name="ce2" office:value-type="percentage" office:value="0.699" calcext:value-type="percentage">
            <text:p>69.90%</text:p>
          </table:table-cell>
          <table:table-cell table:style-name="ce2" office:value-type="percentage" office:value="0.622" calcext:value-type="percentage">
            <text:p>62.20%</text:p>
          </table:table-cell>
          <table:table-cell table:formula="of:=[.C670]*100" office:value-type="float" office:value="69.9" calcext:value-type="float">
            <text:p>69.9</text:p>
          </table:table-cell>
          <table:table-cell table:formula="of:=[.D670]*100" office:value-type="float" office:value="62.2" calcext:value-type="float">
            <text:p>62.2</text:p>
          </table:table-cell>
          <table:table-cell table:formula="of:=CONCATENATE(&quot;&quot;&quot;&quot;;[.A670];&quot;&quot;&quot;: &quot;&quot;hsl(&quot;;[.B670];&quot;,&quot;;[.E670];&quot;%,&quot;;[.F670];&quot;%)&quot;&quot;,&quot;)" office:value-type="string" office:string-value="&quot;Terra cotta&quot;: &quot;hsl(10.2,69.9%,62.2%)&quot;," calcext:value-type="string">
            <text:p>"Terra cotta": "hsl(10.2,69.9%,62.2%)",</text:p>
          </table:table-cell>
        </table:table-row>
        <table:table-row table:style-name="ro1">
          <table:table-cell office:value-type="string" calcext:value-type="string">
            <text:p>Thistle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0.243" calcext:value-type="percentage">
            <text:p>24.30%</text:p>
          </table:table-cell>
          <table:table-cell table:style-name="ce2" office:value-type="percentage" office:value="0.798" calcext:value-type="percentage">
            <text:p>79.80%</text:p>
          </table:table-cell>
          <table:table-cell table:formula="of:=[.C671]*100" office:value-type="float" office:value="24.3" calcext:value-type="float">
            <text:p>24.3</text:p>
          </table:table-cell>
          <table:table-cell table:formula="of:=[.D671]*100" office:value-type="float" office:value="79.8" calcext:value-type="float">
            <text:p>79.8</text:p>
          </table:table-cell>
          <table:table-cell table:formula="of:=CONCATENATE(&quot;&quot;&quot;&quot;;[.A671];&quot;&quot;&quot;: &quot;&quot;hsl(&quot;;[.B671];&quot;,&quot;;[.E671];&quot;%,&quot;;[.F671];&quot;%)&quot;&quot;,&quot;)" office:value-type="string" office:string-value="&quot;Thistle&quot;: &quot;hsl(300,24.3%,79.8%)&quot;," calcext:value-type="string">
            <text:p>"Thistle": "hsl(300,24.3%,79.8%)",</text:p>
          </table:table-cell>
        </table:table-row>
        <table:table-row table:style-name="ro1">
          <table:table-cell office:value-type="string" calcext:value-type="string">
            <text:p>Thulian pink</text:p>
          </table:table-cell>
          <table:table-cell table:style-name="ce3" office:value-type="float" office:value="333" calcext:value-type="float">
            <text:p>333.00</text:p>
          </table:table-cell>
          <table:table-cell table:style-name="ce2" office:value-type="percentage" office:value="0.627" calcext:value-type="percentage">
            <text:p>62.70%</text:p>
          </table:table-cell>
          <table:table-cell table:style-name="ce2" office:value-type="percentage" office:value="0.653" calcext:value-type="percentage">
            <text:p>65.30%</text:p>
          </table:table-cell>
          <table:table-cell table:formula="of:=[.C672]*100" office:value-type="float" office:value="62.7" calcext:value-type="float">
            <text:p>62.7</text:p>
          </table:table-cell>
          <table:table-cell table:formula="of:=[.D672]*100" office:value-type="float" office:value="65.3" calcext:value-type="float">
            <text:p>65.3</text:p>
          </table:table-cell>
          <table:table-cell table:formula="of:=CONCATENATE(&quot;&quot;&quot;&quot;;[.A672];&quot;&quot;&quot;: &quot;&quot;hsl(&quot;;[.B672];&quot;,&quot;;[.E672];&quot;%,&quot;;[.F672];&quot;%)&quot;&quot;,&quot;)" office:value-type="string" office:string-value="&quot;Thulian pink&quot;: &quot;hsl(333,62.7%,65.3%)&quot;," calcext:value-type="string">
            <text:p>"Thulian pink": "hsl(333,62.7%,65.3%)",</text:p>
          </table:table-cell>
        </table:table-row>
        <table:table-row table:style-name="ro1">
          <table:table-cell office:value-type="string" calcext:value-type="string">
            <text:p>Tickle Me Pink</text:p>
          </table:table-cell>
          <table:table-cell table:style-name="ce3" office:value-type="float" office:value="341.7" calcext:value-type="float">
            <text:p>341.70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763" calcext:value-type="percentage">
            <text:p>76.30%</text:p>
          </table:table-cell>
          <table:table-cell table:formula="of:=[.C673]*100" office:value-type="float" office:value="95" calcext:value-type="float">
            <text:p>95</text:p>
          </table:table-cell>
          <table:table-cell table:formula="of:=[.D673]*100" office:value-type="float" office:value="76.3" calcext:value-type="float">
            <text:p>76.3</text:p>
          </table:table-cell>
          <table:table-cell table:formula="of:=CONCATENATE(&quot;&quot;&quot;&quot;;[.A673];&quot;&quot;&quot;: &quot;&quot;hsl(&quot;;[.B673];&quot;,&quot;;[.E673];&quot;%,&quot;;[.F673];&quot;%)&quot;&quot;,&quot;)" office:value-type="string" office:string-value="&quot;Tickle Me Pink&quot;: &quot;hsl(341.7,95%,76.3%)&quot;," calcext:value-type="string">
            <text:p>"Tickle Me Pink": "hsl(341.7,95%,76.3%)",</text:p>
          </table:table-cell>
        </table:table-row>
        <table:table-row table:style-name="ro1">
          <table:table-cell office:value-type="string" calcext:value-type="string">
            <text:p>Tiffany Blue</text:p>
          </table:table-cell>
          <table:table-cell table:style-name="ce3" office:value-type="float" office:value="178.3" calcext:value-type="float">
            <text:p>178.30</text:p>
          </table:table-cell>
          <table:table-cell table:style-name="ce2" office:value-type="percentage" office:value="0.898" calcext:value-type="percentage">
            <text:p>89.80%</text:p>
          </table:table-cell>
          <table:table-cell table:style-name="ce2" office:value-type="percentage" office:value="0.384" calcext:value-type="percentage">
            <text:p>38.40%</text:p>
          </table:table-cell>
          <table:table-cell table:formula="of:=[.C674]*100" office:value-type="float" office:value="89.8" calcext:value-type="float">
            <text:p>89.8</text:p>
          </table:table-cell>
          <table:table-cell table:formula="of:=[.D674]*100" office:value-type="float" office:value="38.4" calcext:value-type="float">
            <text:p>38.4</text:p>
          </table:table-cell>
          <table:table-cell table:formula="of:=CONCATENATE(&quot;&quot;&quot;&quot;;[.A674];&quot;&quot;&quot;: &quot;&quot;hsl(&quot;;[.B674];&quot;,&quot;;[.E674];&quot;%,&quot;;[.F674];&quot;%)&quot;&quot;,&quot;)" office:value-type="string" office:string-value="&quot;Tiffany Blue&quot;: &quot;hsl(178.3,89.8%,38.4%)&quot;," calcext:value-type="string">
            <text:p>"Tiffany Blue": "hsl(178.3,89.8%,38.4%)",</text:p>
          </table:table-cell>
        </table:table-row>
        <table:table-row table:style-name="ro1">
          <table:table-cell office:value-type="string" calcext:value-type="string">
            <text:p>Tiger eye</text:p>
          </table:table-cell>
          <table:table-cell table:style-name="ce3" office:value-type="float" office:value="29.6" calcext:value-type="float">
            <text:p>29.60</text:p>
          </table:table-cell>
          <table:table-cell table:style-name="ce2" office:value-type="percentage" office:value="0.726" calcext:value-type="percentage">
            <text:p>72.60%</text:p>
          </table:table-cell>
          <table:table-cell table:style-name="ce2" office:value-type="percentage" office:value="0.557" calcext:value-type="percentage">
            <text:p>55.70%</text:p>
          </table:table-cell>
          <table:table-cell table:formula="of:=[.C675]*100" office:value-type="float" office:value="72.6" calcext:value-type="float">
            <text:p>72.6</text:p>
          </table:table-cell>
          <table:table-cell table:formula="of:=[.D675]*100" office:value-type="float" office:value="55.7" calcext:value-type="float">
            <text:p>55.7</text:p>
          </table:table-cell>
          <table:table-cell table:formula="of:=CONCATENATE(&quot;&quot;&quot;&quot;;[.A675];&quot;&quot;&quot;: &quot;&quot;hsl(&quot;;[.B675];&quot;,&quot;;[.E675];&quot;%,&quot;;[.F675];&quot;%)&quot;&quot;,&quot;)" office:value-type="string" office:string-value="&quot;Tiger eye&quot;: &quot;hsl(29.6,72.6%,55.7%)&quot;," calcext:value-type="string">
            <text:p>"Tiger eye": "hsl(29.6,72.6%,55.7%)",</text:p>
          </table:table-cell>
        </table:table-row>
        <table:table-row table:style-name="ro1">
          <table:table-cell office:value-type="string" calcext:value-type="string">
            <text:p>Timberwolf</text:p>
          </table:table-cell>
          <table:table-cell table:style-name="ce3" office:value-type="float" office:value="33.3" calcext:value-type="float">
            <text:p>33.30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2" office:value-type="percentage" office:value="0.841" calcext:value-type="percentage">
            <text:p>84.10%</text:p>
          </table:table-cell>
          <table:table-cell table:formula="of:=[.C676]*100" office:value-type="float" office:value="11.1" calcext:value-type="float">
            <text:p>11.1</text:p>
          </table:table-cell>
          <table:table-cell table:formula="of:=[.D676]*100" office:value-type="float" office:value="84.1" calcext:value-type="float">
            <text:p>84.1</text:p>
          </table:table-cell>
          <table:table-cell table:formula="of:=CONCATENATE(&quot;&quot;&quot;&quot;;[.A676];&quot;&quot;&quot;: &quot;&quot;hsl(&quot;;[.B676];&quot;,&quot;;[.E676];&quot;%,&quot;;[.F676];&quot;%)&quot;&quot;,&quot;)" office:value-type="string" office:string-value="&quot;Timberwolf&quot;: &quot;hsl(33.3,11.1%,84.1%)&quot;," calcext:value-type="string">
            <text:p>"Timberwolf": "hsl(33.3,11.1%,84.1%)",</text:p>
          </table:table-cell>
        </table:table-row>
        <table:table-row table:style-name="ro1">
          <table:table-cell office:value-type="string" calcext:value-type="string">
            <text:p>Titanium yellow</text:p>
          </table:table-cell>
          <table:table-cell table:style-name="ce3" office:value-type="float" office:value="58" calcext:value-type="float">
            <text:p>58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67" calcext:value-type="percentage">
            <text:p>46.70%</text:p>
          </table:table-cell>
          <table:table-cell table:formula="of:=[.C677]*100" office:value-type="float" office:value="100" calcext:value-type="float">
            <text:p>100</text:p>
          </table:table-cell>
          <table:table-cell table:formula="of:=[.D677]*100" office:value-type="float" office:value="46.7" calcext:value-type="float">
            <text:p>46.7</text:p>
          </table:table-cell>
          <table:table-cell table:formula="of:=CONCATENATE(&quot;&quot;&quot;&quot;;[.A677];&quot;&quot;&quot;: &quot;&quot;hsl(&quot;;[.B677];&quot;,&quot;;[.E677];&quot;%,&quot;;[.F677];&quot;%)&quot;&quot;,&quot;)" office:value-type="string" office:string-value="&quot;Titanium yellow&quot;: &quot;hsl(58,100%,46.7%)&quot;," calcext:value-type="string">
            <text:p>"Titanium yellow": "hsl(58,100%,46.7%)",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3" office:value-type="float" office:value="9.1" calcext:value-type="float">
            <text:p>9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9" calcext:value-type="percentage">
            <text:p>63.90%</text:p>
          </table:table-cell>
          <table:table-cell table:formula="of:=[.C678]*100" office:value-type="float" office:value="100" calcext:value-type="float">
            <text:p>100</text:p>
          </table:table-cell>
          <table:table-cell table:formula="of:=[.D678]*100" office:value-type="float" office:value="63.9" calcext:value-type="float">
            <text:p>63.9</text:p>
          </table:table-cell>
          <table:table-cell table:formula="of:=CONCATENATE(&quot;&quot;&quot;&quot;;[.A678];&quot;&quot;&quot;: &quot;&quot;hsl(&quot;;[.B678];&quot;,&quot;;[.E678];&quot;%,&quot;;[.F678];&quot;%)&quot;&quot;,&quot;)" office:value-type="string" office:string-value="&quot;Tomato&quot;: &quot;hsl(9.1,100%,63.9%)&quot;," calcext:value-type="string">
            <text:p>"Tomato": "hsl(9.1,100%,63.9%)",</text:p>
          </table:table-cell>
        </table:table-row>
        <table:table-row table:style-name="ro1">
          <table:table-cell office:value-type="string" calcext:value-type="string">
            <text:p>Toolbox</text:p>
          </table:table-cell>
          <table:table-cell table:style-name="ce3" office:value-type="float" office:value="245.7" calcext:value-type="float">
            <text:p>245.70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588" calcext:value-type="percentage">
            <text:p>58.80%</text:p>
          </table:table-cell>
          <table:table-cell table:formula="of:=[.C679]*100" office:value-type="float" office:value="40" calcext:value-type="float">
            <text:p>40</text:p>
          </table:table-cell>
          <table:table-cell table:formula="of:=[.D679]*100" office:value-type="float" office:value="58.8" calcext:value-type="float">
            <text:p>58.8</text:p>
          </table:table-cell>
          <table:table-cell table:formula="of:=CONCATENATE(&quot;&quot;&quot;&quot;;[.A679];&quot;&quot;&quot;: &quot;&quot;hsl(&quot;;[.B679];&quot;,&quot;;[.E679];&quot;%,&quot;;[.F679];&quot;%)&quot;&quot;,&quot;)" office:value-type="string" office:string-value="&quot;Toolbox&quot;: &quot;hsl(245.7,40%,58.8%)&quot;," calcext:value-type="string">
            <text:p>"Toolbox": "hsl(245.7,40%,58.8%)",</text:p>
          </table:table-cell>
        </table:table-row>
        <table:table-row table:style-name="ro1">
          <table:table-cell office:value-type="string" calcext:value-type="string">
            <text:p>Topaz</text:p>
          </table:table-cell>
          <table:table-cell table:style-name="ce3" office:value-type="float" office:value="34.8" calcext:value-type="float">
            <text:p>34.8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43" calcext:value-type="percentage">
            <text:p>74.30%</text:p>
          </table:table-cell>
          <table:table-cell table:formula="of:=[.C680]*100" office:value-type="float" office:value="100" calcext:value-type="float">
            <text:p>100</text:p>
          </table:table-cell>
          <table:table-cell table:formula="of:=[.D680]*100" office:value-type="float" office:value="74.3" calcext:value-type="float">
            <text:p>74.3</text:p>
          </table:table-cell>
          <table:table-cell table:formula="of:=CONCATENATE(&quot;&quot;&quot;&quot;;[.A680];&quot;&quot;&quot;: &quot;&quot;hsl(&quot;;[.B680];&quot;,&quot;;[.E680];&quot;%,&quot;;[.F680];&quot;%)&quot;&quot;,&quot;)" office:value-type="string" office:string-value="&quot;Topaz&quot;: &quot;hsl(34.8,100%,74.3%)&quot;," calcext:value-type="string">
            <text:p>"Topaz": "hsl(34.8,100%,74.3%)",</text:p>
          </table:table-cell>
        </table:table-row>
        <table:table-row table:style-name="ro1">
          <table:table-cell office:value-type="string" calcext:value-type="string">
            <text:p>Tractor red</text:p>
          </table:table-cell>
          <table:table-cell table:style-name="ce3" office:value-type="float" office:value="350.2" calcext:value-type="float">
            <text:p>350.20</text:p>
          </table:table-cell>
          <table:table-cell table:style-name="ce2" office:value-type="percentage" office:value="0.984" calcext:value-type="percentage">
            <text:p>98.40%</text:p>
          </table:table-cell>
          <table:table-cell table:style-name="ce2" office:value-type="percentage" office:value="0.524" calcext:value-type="percentage">
            <text:p>52.40%</text:p>
          </table:table-cell>
          <table:table-cell table:formula="of:=[.C681]*100" office:value-type="float" office:value="98.4" calcext:value-type="float">
            <text:p>98.4</text:p>
          </table:table-cell>
          <table:table-cell table:formula="of:=[.D681]*100" office:value-type="float" office:value="52.4" calcext:value-type="float">
            <text:p>52.4</text:p>
          </table:table-cell>
          <table:table-cell table:formula="of:=CONCATENATE(&quot;&quot;&quot;&quot;;[.A681];&quot;&quot;&quot;: &quot;&quot;hsl(&quot;;[.B681];&quot;,&quot;;[.E681];&quot;%,&quot;;[.F681];&quot;%)&quot;&quot;,&quot;)" office:value-type="string" office:string-value="&quot;Tractor red&quot;: &quot;hsl(350.2,98.4%,52.4%)&quot;," calcext:value-type="string">
            <text:p>"Tractor red": "hsl(350.2,98.4%,52.4%)",</text:p>
          </table:table-cell>
        </table:table-row>
        <table:table-row table:style-name="ro1">
          <table:table-cell office:value-type="string" calcext:value-type="string">
            <text:p>Trolley Grey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502" calcext:value-type="percentage">
            <text:p>50.20%</text:p>
          </table:table-cell>
          <table:table-cell table:formula="of:=[.C682]*100" office:value-type="float" office:value="0" calcext:value-type="float">
            <text:p>0</text:p>
          </table:table-cell>
          <table:table-cell table:formula="of:=[.D682]*100" office:value-type="float" office:value="50.2" calcext:value-type="float">
            <text:p>50.2</text:p>
          </table:table-cell>
          <table:table-cell table:formula="of:=CONCATENATE(&quot;&quot;&quot;&quot;;[.A682];&quot;&quot;&quot;: &quot;&quot;hsl(&quot;;[.B682];&quot;,&quot;;[.E682];&quot;%,&quot;;[.F682];&quot;%)&quot;&quot;,&quot;)" office:value-type="string" office:string-value="&quot;Trolley Grey&quot;: &quot;hsl(0,0%,50.2%)&quot;," calcext:value-type="string">
            <text:p>"Trolley Grey": "hsl(0,0%,50.2%)",</text:p>
          </table:table-cell>
        </table:table-row>
        <table:table-row table:style-name="ro1">
          <table:table-cell office:value-type="string" calcext:value-type="string">
            <text:p>Tropical rain forest</text:p>
          </table:table-cell>
          <table:table-cell table:style-name="ce3" office:value-type="float" office:value="168.2" calcext:value-type="float">
            <text:p>168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229" calcext:value-type="percentage">
            <text:p>22.90%</text:p>
          </table:table-cell>
          <table:table-cell table:formula="of:=[.C683]*100" office:value-type="float" office:value="100" calcext:value-type="float">
            <text:p>100</text:p>
          </table:table-cell>
          <table:table-cell table:formula="of:=[.D683]*100" office:value-type="float" office:value="22.9" calcext:value-type="float">
            <text:p>22.9</text:p>
          </table:table-cell>
          <table:table-cell table:formula="of:=CONCATENATE(&quot;&quot;&quot;&quot;;[.A683];&quot;&quot;&quot;: &quot;&quot;hsl(&quot;;[.B683];&quot;,&quot;;[.E683];&quot;%,&quot;;[.F683];&quot;%)&quot;&quot;,&quot;)" office:value-type="string" office:string-value="&quot;Tropical rain forest&quot;: &quot;hsl(168.2,100%,22.9%)&quot;," calcext:value-type="string">
            <text:p>"Tropical rain forest": "hsl(168.2,100%,22.9%)",</text:p>
          </table:table-cell>
        </table:table-row>
        <table:table-row table:style-name="ro1">
          <table:table-cell office:value-type="string" calcext:value-type="string">
            <text:p>True Blue</text:p>
          </table:table-cell>
          <table:table-cell table:style-name="ce3" office:value-type="float" office:value="206.7" calcext:value-type="float">
            <text:p>206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06" calcext:value-type="percentage">
            <text:p>40.60%</text:p>
          </table:table-cell>
          <table:table-cell table:formula="of:=[.C684]*100" office:value-type="float" office:value="100" calcext:value-type="float">
            <text:p>100</text:p>
          </table:table-cell>
          <table:table-cell table:formula="of:=[.D684]*100" office:value-type="float" office:value="40.6" calcext:value-type="float">
            <text:p>40.6</text:p>
          </table:table-cell>
          <table:table-cell table:formula="of:=CONCATENATE(&quot;&quot;&quot;&quot;;[.A684];&quot;&quot;&quot;: &quot;&quot;hsl(&quot;;[.B684];&quot;,&quot;;[.E684];&quot;%,&quot;;[.F684];&quot;%)&quot;&quot;,&quot;)" office:value-type="string" office:string-value="&quot;True Blue&quot;: &quot;hsl(206.7,100%,40.6%)&quot;," calcext:value-type="string">
            <text:p>"True Blue": "hsl(206.7,100%,40.6%)",</text:p>
          </table:table-cell>
        </table:table-row>
        <table:table-row table:style-name="ro1">
          <table:table-cell office:value-type="string" calcext:value-type="string">
            <text:p>Tufts Blue</text:p>
          </table:table-cell>
          <table:table-cell table:style-name="ce3" office:value-type="float" office:value="211.9" calcext:value-type="float">
            <text:p>211.90</text:p>
          </table:table-cell>
          <table:table-cell table:style-name="ce2" office:value-type="percentage" office:value="0.508" calcext:value-type="percentage">
            <text:p>50.80%</text:p>
          </table:table-cell>
          <table:table-cell table:style-name="ce2" office:value-type="percentage" office:value="0.506" calcext:value-type="percentage">
            <text:p>50.60%</text:p>
          </table:table-cell>
          <table:table-cell table:formula="of:=[.C685]*100" office:value-type="float" office:value="50.8" calcext:value-type="float">
            <text:p>50.8</text:p>
          </table:table-cell>
          <table:table-cell table:formula="of:=[.D685]*100" office:value-type="float" office:value="50.6" calcext:value-type="float">
            <text:p>50.6</text:p>
          </table:table-cell>
          <table:table-cell table:formula="of:=CONCATENATE(&quot;&quot;&quot;&quot;;[.A685];&quot;&quot;&quot;: &quot;&quot;hsl(&quot;;[.B685];&quot;,&quot;;[.E685];&quot;%,&quot;;[.F685];&quot;%)&quot;&quot;,&quot;)" office:value-type="string" office:string-value="&quot;Tufts Blue&quot;: &quot;hsl(211.9,50.8%,50.6%)&quot;," calcext:value-type="string">
            <text:p>"Tufts Blue": "hsl(211.9,50.8%,50.6%)",</text:p>
          </table:table-cell>
        </table:table-row>
        <table:table-row table:style-name="ro1">
          <table:table-cell office:value-type="string" calcext:value-type="string">
            <text:p>Tumbleweed</text:p>
          </table:table-cell>
          <table:table-cell table:style-name="ce3" office:value-type="float" office:value="23.7" calcext:value-type="float">
            <text:p>23.70</text:p>
          </table:table-cell>
          <table:table-cell table:style-name="ce2" office:value-type="percentage" office:value="0.566" calcext:value-type="percentage">
            <text:p>56.60%</text:p>
          </table:table-cell>
          <table:table-cell table:style-name="ce2" office:value-type="percentage" office:value="0.702" calcext:value-type="percentage">
            <text:p>70.20%</text:p>
          </table:table-cell>
          <table:table-cell table:formula="of:=[.C686]*100" office:value-type="float" office:value="56.6" calcext:value-type="float">
            <text:p>56.6</text:p>
          </table:table-cell>
          <table:table-cell table:formula="of:=[.D686]*100" office:value-type="float" office:value="70.2" calcext:value-type="float">
            <text:p>70.2</text:p>
          </table:table-cell>
          <table:table-cell table:formula="of:=CONCATENATE(&quot;&quot;&quot;&quot;;[.A686];&quot;&quot;&quot;: &quot;&quot;hsl(&quot;;[.B686];&quot;,&quot;;[.E686];&quot;%,&quot;;[.F686];&quot;%)&quot;&quot;,&quot;)" office:value-type="string" office:string-value="&quot;Tumbleweed&quot;: &quot;hsl(23.7,56.6%,70.2%)&quot;," calcext:value-type="string">
            <text:p>"Tumbleweed": "hsl(23.7,56.6%,70.2%)",</text:p>
          </table:table-cell>
        </table:table-row>
        <table:table-row table:style-name="ro1">
          <table:table-cell office:value-type="string" calcext:value-type="string">
            <text:p>Turkish rose</text:p>
          </table:table-cell>
          <table:table-cell table:style-name="ce3" office:value-type="float" office:value="346.6" calcext:value-type="float">
            <text:p>346.60</text:p>
          </table:table-cell>
          <table:table-cell table:style-name="ce2" office:value-type="percentage" office:value="0.312" calcext:value-type="percentage">
            <text:p>31.20%</text:p>
          </table:table-cell>
          <table:table-cell table:style-name="ce2" office:value-type="percentage" office:value="0.578" calcext:value-type="percentage">
            <text:p>57.80%</text:p>
          </table:table-cell>
          <table:table-cell table:formula="of:=[.C687]*100" office:value-type="float" office:value="31.2" calcext:value-type="float">
            <text:p>31.2</text:p>
          </table:table-cell>
          <table:table-cell table:formula="of:=[.D687]*100" office:value-type="float" office:value="57.8" calcext:value-type="float">
            <text:p>57.8</text:p>
          </table:table-cell>
          <table:table-cell table:formula="of:=CONCATENATE(&quot;&quot;&quot;&quot;;[.A687];&quot;&quot;&quot;: &quot;&quot;hsl(&quot;;[.B687];&quot;,&quot;;[.E687];&quot;%,&quot;;[.F687];&quot;%)&quot;&quot;,&quot;)" office:value-type="string" office:string-value="&quot;Turkish rose&quot;: &quot;hsl(346.6,31.2%,57.8%)&quot;," calcext:value-type="string">
            <text:p>"Turkish rose": "hsl(346.6,31.2%,57.8%)",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table:style-name="ce3" office:value-type="float" office:value="175.3" calcext:value-type="float">
            <text:p>175.30</text:p>
          </table:table-cell>
          <table:table-cell table:style-name="ce2" office:value-type="percentage" office:value="0.663" calcext:value-type="percentage">
            <text:p>66.30%</text:p>
          </table:table-cell>
          <table:table-cell table:style-name="ce2" office:value-type="percentage" office:value="0.512" calcext:value-type="percentage">
            <text:p>51.20%</text:p>
          </table:table-cell>
          <table:table-cell table:formula="of:=[.C688]*100" office:value-type="float" office:value="66.3" calcext:value-type="float">
            <text:p>66.3</text:p>
          </table:table-cell>
          <table:table-cell table:formula="of:=[.D688]*100" office:value-type="float" office:value="51.2" calcext:value-type="float">
            <text:p>51.2</text:p>
          </table:table-cell>
          <table:table-cell table:formula="of:=CONCATENATE(&quot;&quot;&quot;&quot;;[.A688];&quot;&quot;&quot;: &quot;&quot;hsl(&quot;;[.B688];&quot;,&quot;;[.E688];&quot;%,&quot;;[.F688];&quot;%)&quot;&quot;,&quot;)" office:value-type="string" office:string-value="&quot;Turquoise&quot;: &quot;hsl(175.3,66.3%,51.2%)&quot;," calcext:value-type="string">
            <text:p>"Turquoise": "hsl(175.3,66.3%,51.2%)",</text:p>
          </table:table-cell>
        </table:table-row>
        <table:table-row table:style-name="ro1">
          <table:table-cell office:value-type="string" calcext:value-type="string">
            <text:p>Turquoise blue</text:p>
          </table:table-cell>
          <table:table-cell table:style-name="ce3" office:value-type="float" office:value="176.2" calcext:value-type="float">
            <text:p>176.2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89]*100" office:value-type="float" office:value="100" calcext:value-type="float">
            <text:p>100</text:p>
          </table:table-cell>
          <table:table-cell table:formula="of:=[.D689]*100" office:value-type="float" office:value="50" calcext:value-type="float">
            <text:p>50</text:p>
          </table:table-cell>
          <table:table-cell table:formula="of:=CONCATENATE(&quot;&quot;&quot;&quot;;[.A689];&quot;&quot;&quot;: &quot;&quot;hsl(&quot;;[.B689];&quot;,&quot;;[.E689];&quot;%,&quot;;[.F689];&quot;%)&quot;&quot;,&quot;)" office:value-type="string" office:string-value="&quot;Turquoise blue&quot;: &quot;hsl(176.2,100%,50%)&quot;," calcext:value-type="string">
            <text:p>"Turquoise blue": "hsl(176.2,100%,50%)",</text:p>
          </table:table-cell>
        </table:table-row>
        <table:table-row table:style-name="ro1">
          <table:table-cell office:value-type="string" calcext:value-type="string">
            <text:p>Turquoise green</text:p>
          </table:table-cell>
          <table:table-cell table:style-name="ce3" office:value-type="float" office:value="142.2" calcext:value-type="float">
            <text:p>142.20</text:p>
          </table:table-cell>
          <table:table-cell table:style-name="ce2" office:value-type="percentage" office:value="0.397" calcext:value-type="percentage">
            <text:p>39.70%</text:p>
          </table:table-cell>
          <table:table-cell table:style-name="ce2" office:value-type="percentage" office:value="0.733" calcext:value-type="percentage">
            <text:p>73.30%</text:p>
          </table:table-cell>
          <table:table-cell table:formula="of:=[.C690]*100" office:value-type="float" office:value="39.7" calcext:value-type="float">
            <text:p>39.7</text:p>
          </table:table-cell>
          <table:table-cell table:formula="of:=[.D690]*100" office:value-type="float" office:value="73.3" calcext:value-type="float">
            <text:p>73.3</text:p>
          </table:table-cell>
          <table:table-cell table:formula="of:=CONCATENATE(&quot;&quot;&quot;&quot;;[.A690];&quot;&quot;&quot;: &quot;&quot;hsl(&quot;;[.B690];&quot;,&quot;;[.E690];&quot;%,&quot;;[.F690];&quot;%)&quot;&quot;,&quot;)" office:value-type="string" office:string-value="&quot;Turquoise green&quot;: &quot;hsl(142.2,39.7%,73.3%)&quot;," calcext:value-type="string">
            <text:p>"Turquoise green": "hsl(142.2,39.7%,73.3%)",</text:p>
          </table:table-cell>
        </table:table-row>
        <table:table-row table:style-name="ro1">
          <table:table-cell office:value-type="string" calcext:value-type="string">
            <text:p>Tuscan red</text:p>
          </table:table-cell>
          <table:table-cell table:style-name="ce3" office:value-type="float" office:value="341.7" calcext:value-type="float">
            <text:p>341.70</text:p>
          </table:table-cell>
          <table:table-cell table:style-name="ce2" office:value-type="percentage" office:value="0.214" calcext:value-type="percentage">
            <text:p>21.40%</text:p>
          </table:table-cell>
          <table:table-cell table:style-name="ce2" office:value-type="percentage" office:value="0.329" calcext:value-type="percentage">
            <text:p>32.90%</text:p>
          </table:table-cell>
          <table:table-cell table:formula="of:=[.C691]*100" office:value-type="float" office:value="21.4" calcext:value-type="float">
            <text:p>21.4</text:p>
          </table:table-cell>
          <table:table-cell table:formula="of:=[.D691]*100" office:value-type="float" office:value="32.9" calcext:value-type="float">
            <text:p>32.9</text:p>
          </table:table-cell>
          <table:table-cell table:formula="of:=CONCATENATE(&quot;&quot;&quot;&quot;;[.A691];&quot;&quot;&quot;: &quot;&quot;hsl(&quot;;[.B691];&quot;,&quot;;[.E691];&quot;%,&quot;;[.F691];&quot;%)&quot;&quot;,&quot;)" office:value-type="string" office:string-value="&quot;Tuscan red&quot;: &quot;hsl(341.7,21.4%,32.9%)&quot;," calcext:value-type="string">
            <text:p>"Tuscan red": "hsl(341.7,21.4%,32.9%)",</text:p>
          </table:table-cell>
        </table:table-row>
        <table:table-row table:style-name="ro1">
          <table:table-cell office:value-type="string" calcext:value-type="string">
            <text:p>Twilight lavender</text:p>
          </table:table-cell>
          <table:table-cell table:style-name="ce3" office:value-type="float" office:value="328.6" calcext:value-type="float">
            <text:p>328.60</text:p>
          </table:table-cell>
          <table:table-cell table:style-name="ce2" office:value-type="percentage" office:value="0.308" calcext:value-type="percentage">
            <text:p>30.80%</text:p>
          </table:table-cell>
          <table:table-cell table:style-name="ce2" office:value-type="percentage" office:value="0.414" calcext:value-type="percentage">
            <text:p>41.40%</text:p>
          </table:table-cell>
          <table:table-cell table:formula="of:=[.C692]*100" office:value-type="float" office:value="30.8" calcext:value-type="float">
            <text:p>30.8</text:p>
          </table:table-cell>
          <table:table-cell table:formula="of:=[.D692]*100" office:value-type="float" office:value="41.4" calcext:value-type="float">
            <text:p>41.4</text:p>
          </table:table-cell>
          <table:table-cell table:formula="of:=CONCATENATE(&quot;&quot;&quot;&quot;;[.A692];&quot;&quot;&quot;: &quot;&quot;hsl(&quot;;[.B692];&quot;,&quot;;[.E692];&quot;%,&quot;;[.F692];&quot;%)&quot;&quot;,&quot;)" office:value-type="string" office:string-value="&quot;Twilight lavender&quot;: &quot;hsl(328.6,30.8%,41.4%)&quot;," calcext:value-type="string">
            <text:p>"Twilight lavender": "hsl(328.6,30.8%,41.4%)",</text:p>
          </table:table-cell>
        </table:table-row>
        <table:table-row table:style-name="ro1">
          <table:table-cell office:value-type="string" calcext:value-type="string">
            <text:p>Tyrian purple</text:p>
          </table:table-cell>
          <table:table-cell table:style-name="ce3" office:value-type="float" office:value="325.2" calcext:value-type="float">
            <text:p>325.20</text:p>
          </table:table-cell>
          <table:table-cell table:style-name="ce2" office:value-type="percentage" office:value="0.962" calcext:value-type="percentage">
            <text:p>96.20%</text:p>
          </table:table-cell>
          <table:table-cell table:style-name="ce2" office:value-type="percentage" office:value="0.204" calcext:value-type="percentage">
            <text:p>20.40%</text:p>
          </table:table-cell>
          <table:table-cell table:formula="of:=[.C693]*100" office:value-type="float" office:value="96.2" calcext:value-type="float">
            <text:p>96.2</text:p>
          </table:table-cell>
          <table:table-cell table:formula="of:=[.D693]*100" office:value-type="float" office:value="20.4" calcext:value-type="float">
            <text:p>20.4</text:p>
          </table:table-cell>
          <table:table-cell table:formula="of:=CONCATENATE(&quot;&quot;&quot;&quot;;[.A693];&quot;&quot;&quot;: &quot;&quot;hsl(&quot;;[.B693];&quot;,&quot;;[.E693];&quot;%,&quot;;[.F693];&quot;%)&quot;&quot;,&quot;)" office:value-type="string" office:string-value="&quot;Tyrian purple&quot;: &quot;hsl(325.2,96.2%,20.4%)&quot;," calcext:value-type="string">
            <text:p>"Tyrian purple": "hsl(325.2,96.2%,20.4%)",</text:p>
          </table:table-cell>
        </table:table-row>
        <table:table-row table:style-name="ro1">
          <table:table-cell office:value-type="string" calcext:value-type="string">
            <text:p>UA blue</text:p>
          </table:table-cell>
          <table:table-cell table:style-name="ce3" office:value-type="float" office:value="222" calcext:value-type="float">
            <text:p>222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33" calcext:value-type="percentage">
            <text:p>33.30%</text:p>
          </table:table-cell>
          <table:table-cell table:formula="of:=[.C694]*100" office:value-type="float" office:value="100" calcext:value-type="float">
            <text:p>100</text:p>
          </table:table-cell>
          <table:table-cell table:formula="of:=[.D694]*100" office:value-type="float" office:value="33.3" calcext:value-type="float">
            <text:p>33.3</text:p>
          </table:table-cell>
          <table:table-cell table:formula="of:=CONCATENATE(&quot;&quot;&quot;&quot;;[.A694];&quot;&quot;&quot;: &quot;&quot;hsl(&quot;;[.B694];&quot;,&quot;;[.E694];&quot;%,&quot;;[.F694];&quot;%)&quot;&quot;,&quot;)" office:value-type="string" office:string-value="&quot;UA blue&quot;: &quot;hsl(222,100%,33.3%)&quot;," calcext:value-type="string">
            <text:p>"UA blue": "hsl(222,100%,33.3%)",</text:p>
          </table:table-cell>
        </table:table-row>
        <table:table-row table:style-name="ro1">
          <table:table-cell office:value-type="string" calcext:value-type="string">
            <text:p>UA red</text:p>
          </table:table-cell>
          <table:table-cell table:style-name="ce3" office:value-type="float" office:value="339" calcext:value-type="float">
            <text:p>339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25" calcext:value-type="percentage">
            <text:p>42.50%</text:p>
          </table:table-cell>
          <table:table-cell table:formula="of:=[.C695]*100" office:value-type="float" office:value="100" calcext:value-type="float">
            <text:p>100</text:p>
          </table:table-cell>
          <table:table-cell table:formula="of:=[.D695]*100" office:value-type="float" office:value="42.5" calcext:value-type="float">
            <text:p>42.5</text:p>
          </table:table-cell>
          <table:table-cell table:formula="of:=CONCATENATE(&quot;&quot;&quot;&quot;;[.A695];&quot;&quot;&quot;: &quot;&quot;hsl(&quot;;[.B695];&quot;,&quot;;[.E695];&quot;%,&quot;;[.F695];&quot;%)&quot;&quot;,&quot;)" office:value-type="string" office:string-value="&quot;UA red&quot;: &quot;hsl(339,100%,42.5%)&quot;," calcext:value-type="string">
            <text:p>"UA red": "hsl(339,100%,42.5%)",</text:p>
          </table:table-cell>
        </table:table-row>
        <table:table-row table:style-name="ro1">
          <table:table-cell office:value-type="string" calcext:value-type="string">
            <text:p>UCLA Blue</text:p>
          </table:table-cell>
          <table:table-cell table:style-name="ce3" office:value-type="float" office:value="220.9" calcext:value-type="float">
            <text:p>220.90</text:p>
          </table:table-cell>
          <table:table-cell table:style-name="ce2" office:value-type="percentage" office:value="0.284" calcext:value-type="percentage">
            <text:p>28.40%</text:p>
          </table:table-cell>
          <table:table-cell table:style-name="ce2" office:value-type="percentage" office:value="0.455" calcext:value-type="percentage">
            <text:p>45.50%</text:p>
          </table:table-cell>
          <table:table-cell table:formula="of:=[.C696]*100" office:value-type="float" office:value="28.4" calcext:value-type="float">
            <text:p>28.4</text:p>
          </table:table-cell>
          <table:table-cell table:formula="of:=[.D696]*100" office:value-type="float" office:value="45.5" calcext:value-type="float">
            <text:p>45.5</text:p>
          </table:table-cell>
          <table:table-cell table:formula="of:=CONCATENATE(&quot;&quot;&quot;&quot;;[.A696];&quot;&quot;&quot;: &quot;&quot;hsl(&quot;;[.B696];&quot;,&quot;;[.E696];&quot;%,&quot;;[.F696];&quot;%)&quot;&quot;,&quot;)" office:value-type="string" office:string-value="&quot;UCLA Blue&quot;: &quot;hsl(220.9,28.4%,45.5%)&quot;," calcext:value-type="string">
            <text:p>"UCLA Blue": "hsl(220.9,28.4%,45.5%)",</text:p>
          </table:table-cell>
        </table:table-row>
        <table:table-row table:style-name="ro1">
          <table:table-cell office:value-type="string" calcext:value-type="string">
            <text:p>UCLA Gold</text:p>
          </table:table-cell>
          <table:table-cell table:style-name="ce3" office:value-type="float" office:value="42.1" calcext:value-type="float">
            <text:p>42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697]*100" office:value-type="float" office:value="100" calcext:value-type="float">
            <text:p>100</text:p>
          </table:table-cell>
          <table:table-cell table:formula="of:=[.D697]*100" office:value-type="float" office:value="50" calcext:value-type="float">
            <text:p>50</text:p>
          </table:table-cell>
          <table:table-cell table:formula="of:=CONCATENATE(&quot;&quot;&quot;&quot;;[.A697];&quot;&quot;&quot;: &quot;&quot;hsl(&quot;;[.B697];&quot;,&quot;;[.E697];&quot;%,&quot;;[.F697];&quot;%)&quot;&quot;,&quot;)" office:value-type="string" office:string-value="&quot;UCLA Gold&quot;: &quot;hsl(42.1,100%,50%)&quot;," calcext:value-type="string">
            <text:p>"UCLA Gold": "hsl(42.1,100%,50%)",</text:p>
          </table:table-cell>
        </table:table-row>
        <table:table-row table:style-name="ro1">
          <table:table-cell office:value-type="string" calcext:value-type="string">
            <text:p>UFO Green</text:p>
          </table:table-cell>
          <table:table-cell table:style-name="ce3" office:value-type="float" office:value="141.1" calcext:value-type="float">
            <text:p>141.10</text:p>
          </table:table-cell>
          <table:table-cell table:style-name="ce2" office:value-type="percentage" office:value="0.612" calcext:value-type="percentage">
            <text:p>61.20%</text:p>
          </table:table-cell>
          <table:table-cell table:style-name="ce2" office:value-type="percentage" office:value="0.525" calcext:value-type="percentage">
            <text:p>52.50%</text:p>
          </table:table-cell>
          <table:table-cell table:formula="of:=[.C698]*100" office:value-type="float" office:value="61.2" calcext:value-type="float">
            <text:p>61.2</text:p>
          </table:table-cell>
          <table:table-cell table:formula="of:=[.D698]*100" office:value-type="float" office:value="52.5" calcext:value-type="float">
            <text:p>52.5</text:p>
          </table:table-cell>
          <table:table-cell table:formula="of:=CONCATENATE(&quot;&quot;&quot;&quot;;[.A698];&quot;&quot;&quot;: &quot;&quot;hsl(&quot;;[.B698];&quot;,&quot;;[.E698];&quot;%,&quot;;[.F698];&quot;%)&quot;&quot;,&quot;)" office:value-type="string" office:string-value="&quot;UFO Green&quot;: &quot;hsl(141.1,61.2%,52.5%)&quot;," calcext:value-type="string">
            <text:p>"UFO Green": "hsl(141.1,61.2%,52.5%)",</text:p>
          </table:table-cell>
        </table:table-row>
        <table:table-row table:style-name="ro1">
          <table:table-cell office:value-type="string" calcext:value-type="string">
            <text:p>UP Forest green</text:p>
          </table:table-cell>
          <table:table-cell table:style-name="ce3" office:value-type="float" office:value="148.7" calcext:value-type="float">
            <text:p>148.70</text:p>
          </table:table-cell>
          <table:table-cell table:style-name="ce2" office:value-type="percentage" office:value="0.971" calcext:value-type="percentage">
            <text:p>97.10%</text:p>
          </table:table-cell>
          <table:table-cell table:style-name="ce2" office:value-type="percentage" office:value="0.135" calcext:value-type="percentage">
            <text:p>13.50%</text:p>
          </table:table-cell>
          <table:table-cell table:formula="of:=[.C699]*100" office:value-type="float" office:value="97.1" calcext:value-type="float">
            <text:p>97.1</text:p>
          </table:table-cell>
          <table:table-cell table:formula="of:=[.D699]*100" office:value-type="float" office:value="13.5" calcext:value-type="float">
            <text:p>13.5</text:p>
          </table:table-cell>
          <table:table-cell table:formula="of:=CONCATENATE(&quot;&quot;&quot;&quot;;[.A699];&quot;&quot;&quot;: &quot;&quot;hsl(&quot;;[.B699];&quot;,&quot;;[.E699];&quot;%,&quot;;[.F699];&quot;%)&quot;&quot;,&quot;)" office:value-type="string" office:string-value="&quot;UP Forest green&quot;: &quot;hsl(148.7,97.1%,13.5%)&quot;," calcext:value-type="string">
            <text:p>"UP Forest green": "hsl(148.7,97.1%,13.5%)",</text:p>
          </table:table-cell>
        </table:table-row>
        <table:table-row table:style-name="ro1">
          <table:table-cell office:value-type="string" calcext:value-type="string">
            <text:p>UP Maroon</text:p>
          </table:table-cell>
          <table:table-cell table:style-name="ce3" office:value-type="float" office:value="358.9" calcext:value-type="float">
            <text:p>358.90</text:p>
          </table:table-cell>
          <table:table-cell table:style-name="ce2" office:value-type="percentage" office:value="0.757" calcext:value-type="percentage">
            <text:p>75.70%</text:p>
          </table:table-cell>
          <table:table-cell table:style-name="ce2" office:value-type="percentage" office:value="0.275" calcext:value-type="percentage">
            <text:p>27.50%</text:p>
          </table:table-cell>
          <table:table-cell table:formula="of:=[.C700]*100" office:value-type="float" office:value="75.7" calcext:value-type="float">
            <text:p>75.7</text:p>
          </table:table-cell>
          <table:table-cell table:formula="of:=[.D700]*100" office:value-type="float" office:value="27.5" calcext:value-type="float">
            <text:p>27.5</text:p>
          </table:table-cell>
          <table:table-cell table:formula="of:=CONCATENATE(&quot;&quot;&quot;&quot;;[.A700];&quot;&quot;&quot;: &quot;&quot;hsl(&quot;;[.B700];&quot;,&quot;;[.E700];&quot;%,&quot;;[.F700];&quot;%)&quot;&quot;,&quot;)" office:value-type="string" office:string-value="&quot;UP Maroon&quot;: &quot;hsl(358.9,75.7%,27.5%)&quot;," calcext:value-type="string">
            <text:p>"UP Maroon": "hsl(358.9,75.7%,27.5%)",</text:p>
          </table:table-cell>
        </table:table-row>
        <table:table-row table:style-name="ro1">
          <table:table-cell office:value-type="string" calcext:value-type="string">
            <text:p>USC Cardinal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" calcext:value-type="percentage">
            <text:p>30.00%</text:p>
          </table:table-cell>
          <table:table-cell table:formula="of:=[.C701]*100" office:value-type="float" office:value="100" calcext:value-type="float">
            <text:p>100</text:p>
          </table:table-cell>
          <table:table-cell table:formula="of:=[.D701]*100" office:value-type="float" office:value="30" calcext:value-type="float">
            <text:p>30</text:p>
          </table:table-cell>
          <table:table-cell table:formula="of:=CONCATENATE(&quot;&quot;&quot;&quot;;[.A701];&quot;&quot;&quot;: &quot;&quot;hsl(&quot;;[.B701];&quot;,&quot;;[.E701];&quot;%,&quot;;[.F701];&quot;%)&quot;&quot;,&quot;)" office:value-type="string" office:string-value="&quot;USC Cardinal&quot;: &quot;hsl(0,100%,30%)&quot;," calcext:value-type="string">
            <text:p>"USC Cardinal": "hsl(0,100%,30%)",</text:p>
          </table:table-cell>
        </table:table-row>
        <table:table-row table:style-name="ro1">
          <table:table-cell office:value-type="string" calcext:value-type="string">
            <text:p>USC Gold</text:p>
          </table:table-cell>
          <table:table-cell table:style-name="ce3" office:value-type="float" office:value="48" calcext:value-type="float">
            <text:p>48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702]*100" office:value-type="float" office:value="100" calcext:value-type="float">
            <text:p>100</text:p>
          </table:table-cell>
          <table:table-cell table:formula="of:=[.D702]*100" office:value-type="float" office:value="50" calcext:value-type="float">
            <text:p>50</text:p>
          </table:table-cell>
          <table:table-cell table:formula="of:=CONCATENATE(&quot;&quot;&quot;&quot;;[.A702];&quot;&quot;&quot;: &quot;&quot;hsl(&quot;;[.B702];&quot;,&quot;;[.E702];&quot;%,&quot;;[.F702];&quot;%)&quot;&quot;,&quot;)" office:value-type="string" office:string-value="&quot;USC Gold&quot;: &quot;hsl(48,100%,50%)&quot;," calcext:value-type="string">
            <text:p>"USC Gold": "hsl(48,100%,50%)",</text:p>
          </table:table-cell>
        </table:table-row>
        <table:table-row table:style-name="ro1">
          <table:table-cell office:value-type="string" calcext:value-type="string">
            <text:p>Ube</text:p>
          </table:table-cell>
          <table:table-cell table:style-name="ce3" office:value-type="float" office:value="252.8" calcext:value-type="float">
            <text:p>252.80</text:p>
          </table:table-cell>
          <table:table-cell table:style-name="ce2" office:value-type="percentage" office:value="0.385" calcext:value-type="percentage">
            <text:p>38.50%</text:p>
          </table:table-cell>
          <table:table-cell table:style-name="ce2" office:value-type="percentage" office:value="0.618" calcext:value-type="percentage">
            <text:p>61.80%</text:p>
          </table:table-cell>
          <table:table-cell table:formula="of:=[.C703]*100" office:value-type="float" office:value="38.5" calcext:value-type="float">
            <text:p>38.5</text:p>
          </table:table-cell>
          <table:table-cell table:formula="of:=[.D703]*100" office:value-type="float" office:value="61.8" calcext:value-type="float">
            <text:p>61.8</text:p>
          </table:table-cell>
          <table:table-cell table:formula="of:=CONCATENATE(&quot;&quot;&quot;&quot;;[.A703];&quot;&quot;&quot;: &quot;&quot;hsl(&quot;;[.B703];&quot;,&quot;;[.E703];&quot;%,&quot;;[.F703];&quot;%)&quot;&quot;,&quot;)" office:value-type="string" office:string-value="&quot;Ube&quot;: &quot;hsl(252.8,38.5%,61.8%)&quot;," calcext:value-type="string">
            <text:p>"Ube": "hsl(252.8,38.5%,61.8%)",</text:p>
          </table:table-cell>
        </table:table-row>
        <table:table-row table:style-name="ro1">
          <table:table-cell office:value-type="string" calcext:value-type="string">
            <text:p>Ultra pink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18" calcext:value-type="percentage">
            <text:p>71.80%</text:p>
          </table:table-cell>
          <table:table-cell table:formula="of:=[.C704]*100" office:value-type="float" office:value="100" calcext:value-type="float">
            <text:p>100</text:p>
          </table:table-cell>
          <table:table-cell table:formula="of:=[.D704]*100" office:value-type="float" office:value="71.8" calcext:value-type="float">
            <text:p>71.8</text:p>
          </table:table-cell>
          <table:table-cell table:formula="of:=CONCATENATE(&quot;&quot;&quot;&quot;;[.A704];&quot;&quot;&quot;: &quot;&quot;hsl(&quot;;[.B704];&quot;,&quot;;[.E704];&quot;%,&quot;;[.F704];&quot;%)&quot;&quot;,&quot;)" office:value-type="string" office:string-value="&quot;Ultra pink&quot;: &quot;hsl(300,100%,71.8%)&quot;," calcext:value-type="string">
            <text:p>"Ultra pink": "hsl(300,100%,71.8%)",</text:p>
          </table:table-cell>
        </table:table-row>
        <table:table-row table:style-name="ro1">
          <table:table-cell office:value-type="string" calcext:value-type="string">
            <text:p>Ultramarine</text:p>
          </table:table-cell>
          <table:table-cell table:style-name="ce3" office:value-type="float" office:value="243.6" calcext:value-type="float">
            <text:p>243.60</text:p>
          </table:table-cell>
          <table:table-cell table:style-name="ce2" office:value-type="percentage" office:value="0.869" calcext:value-type="percentage">
            <text:p>86.90%</text:p>
          </table:table-cell>
          <table:table-cell table:style-name="ce2" office:value-type="percentage" office:value="0.3" calcext:value-type="percentage">
            <text:p>30.00%</text:p>
          </table:table-cell>
          <table:table-cell table:formula="of:=[.C705]*100" office:value-type="float" office:value="86.9" calcext:value-type="float">
            <text:p>86.9</text:p>
          </table:table-cell>
          <table:table-cell table:formula="of:=[.D705]*100" office:value-type="float" office:value="30" calcext:value-type="float">
            <text:p>30</text:p>
          </table:table-cell>
          <table:table-cell table:formula="of:=CONCATENATE(&quot;&quot;&quot;&quot;;[.A705];&quot;&quot;&quot;: &quot;&quot;hsl(&quot;;[.B705];&quot;,&quot;;[.E705];&quot;%,&quot;;[.F705];&quot;%)&quot;&quot;,&quot;)" office:value-type="string" office:string-value="&quot;Ultramarine&quot;: &quot;hsl(243.6,86.9%,30%)&quot;," calcext:value-type="string">
            <text:p>"Ultramarine": "hsl(243.6,86.9%,30%)",</text:p>
          </table:table-cell>
        </table:table-row>
        <table:table-row table:style-name="ro1">
          <table:table-cell office:value-type="string" calcext:value-type="string">
            <text:p>Ultramarine blue</text:p>
          </table:table-cell>
          <table:table-cell table:style-name="ce3" office:value-type="float" office:value="227.7" calcext:value-type="float">
            <text:p>227.70</text:p>
          </table:table-cell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0.608" calcext:value-type="percentage">
            <text:p>60.80%</text:p>
          </table:table-cell>
          <table:table-cell table:formula="of:=[.C706]*100" office:value-type="float" office:value="90" calcext:value-type="float">
            <text:p>90</text:p>
          </table:table-cell>
          <table:table-cell table:formula="of:=[.D706]*100" office:value-type="float" office:value="60.8" calcext:value-type="float">
            <text:p>60.8</text:p>
          </table:table-cell>
          <table:table-cell table:formula="of:=CONCATENATE(&quot;&quot;&quot;&quot;;[.A706];&quot;&quot;&quot;: &quot;&quot;hsl(&quot;;[.B706];&quot;,&quot;;[.E706];&quot;%,&quot;;[.F706];&quot;%)&quot;&quot;,&quot;)" office:value-type="string" office:string-value="&quot;Ultramarine blue&quot;: &quot;hsl(227.7,90%,60.8%)&quot;," calcext:value-type="string">
            <text:p>"Ultramarine blue": "hsl(227.7,90%,60.8%)",</text:p>
          </table:table-cell>
        </table:table-row>
        <table:table-row table:style-name="ro1">
          <table:table-cell office:value-type="string" calcext:value-type="string">
            <text:p>Umber</text:p>
          </table:table-cell>
          <table:table-cell table:style-name="ce3" office:value-type="float" office:value="21.4" calcext:value-type="float">
            <text:p>21.40</text:p>
          </table:table-cell>
          <table:table-cell table:style-name="ce2" office:value-type="percentage" office:value="0.165" calcext:value-type="percentage">
            <text:p>16.50%</text:p>
          </table:table-cell>
          <table:table-cell table:style-name="ce2" office:value-type="percentage" office:value="0.333" calcext:value-type="percentage">
            <text:p>33.30%</text:p>
          </table:table-cell>
          <table:table-cell table:formula="of:=[.C707]*100" office:value-type="float" office:value="16.5" calcext:value-type="float">
            <text:p>16.5</text:p>
          </table:table-cell>
          <table:table-cell table:formula="of:=[.D707]*100" office:value-type="float" office:value="33.3" calcext:value-type="float">
            <text:p>33.3</text:p>
          </table:table-cell>
          <table:table-cell table:formula="of:=CONCATENATE(&quot;&quot;&quot;&quot;;[.A707];&quot;&quot;&quot;: &quot;&quot;hsl(&quot;;[.B707];&quot;,&quot;;[.E707];&quot;%,&quot;;[.F707];&quot;%)&quot;&quot;,&quot;)" office:value-type="string" office:string-value="&quot;Umber&quot;: &quot;hsl(21.4,16.5%,33.3%)&quot;," calcext:value-type="string">
            <text:p>"Umber": "hsl(21.4,16.5%,33.3%)",</text:p>
          </table:table-cell>
        </table:table-row>
        <table:table-row table:style-name="ro1">
          <table:table-cell office:value-type="string" calcext:value-type="string">
            <text:p>United Nations blue</text:p>
          </table:table-cell>
          <table:table-cell table:style-name="ce3" office:value-type="float" office:value="216.1" calcext:value-type="float">
            <text:p>216.10</text:p>
          </table:table-cell>
          <table:table-cell table:style-name="ce2" office:value-type="percentage" office:value="0.726" calcext:value-type="percentage">
            <text:p>72.60%</text:p>
          </table:table-cell>
          <table:table-cell table:style-name="ce2" office:value-type="percentage" office:value="0.627" calcext:value-type="percentage">
            <text:p>62.70%</text:p>
          </table:table-cell>
          <table:table-cell table:formula="of:=[.C708]*100" office:value-type="float" office:value="72.6" calcext:value-type="float">
            <text:p>72.6</text:p>
          </table:table-cell>
          <table:table-cell table:formula="of:=[.D708]*100" office:value-type="float" office:value="62.7" calcext:value-type="float">
            <text:p>62.7</text:p>
          </table:table-cell>
          <table:table-cell table:formula="of:=CONCATENATE(&quot;&quot;&quot;&quot;;[.A708];&quot;&quot;&quot;: &quot;&quot;hsl(&quot;;[.B708];&quot;,&quot;;[.E708];&quot;%,&quot;;[.F708];&quot;%)&quot;&quot;,&quot;)" office:value-type="string" office:string-value="&quot;United Nations blue&quot;: &quot;hsl(216.1,72.6%,62.7%)&quot;," calcext:value-type="string">
            <text:p>"United Nations blue": "hsl(216.1,72.6%,62.7%)",</text:p>
          </table:table-cell>
        </table:table-row>
        <table:table-row table:style-name="ro1">
          <table:table-cell office:value-type="string" calcext:value-type="string">
            <text:p>University of California Gold</text:p>
          </table:table-cell>
          <table:table-cell table:style-name="ce3" office:value-type="float" office:value="40" calcext:value-type="float">
            <text:p>40.00</text:p>
          </table:table-cell>
          <table:table-cell table:style-name="ce2" office:value-type="percentage" office:value="0.649" calcext:value-type="percentage">
            <text:p>64.90%</text:p>
          </table:table-cell>
          <table:table-cell table:style-name="ce2" office:value-type="percentage" office:value="0.435" calcext:value-type="percentage">
            <text:p>43.50%</text:p>
          </table:table-cell>
          <table:table-cell table:formula="of:=[.C709]*100" office:value-type="float" office:value="64.9" calcext:value-type="float">
            <text:p>64.9</text:p>
          </table:table-cell>
          <table:table-cell table:formula="of:=[.D709]*100" office:value-type="float" office:value="43.5" calcext:value-type="float">
            <text:p>43.5</text:p>
          </table:table-cell>
          <table:table-cell table:formula="of:=CONCATENATE(&quot;&quot;&quot;&quot;;[.A709];&quot;&quot;&quot;: &quot;&quot;hsl(&quot;;[.B709];&quot;,&quot;;[.E709];&quot;%,&quot;;[.F709];&quot;%)&quot;&quot;,&quot;)" office:value-type="string" office:string-value="&quot;University of California Gold&quot;: &quot;hsl(40,64.9%,43.5%)&quot;," calcext:value-type="string">
            <text:p>"University of California Gold": "hsl(40,64.9%,43.5%)",</text:p>
          </table:table-cell>
        </table:table-row>
        <table:table-row table:style-name="ro1">
          <table:table-cell office:value-type="string" calcext:value-type="string">
            <text:p>Unmellow Yellow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" calcext:value-type="percentage">
            <text:p>70.00%</text:p>
          </table:table-cell>
          <table:table-cell table:formula="of:=[.C710]*100" office:value-type="float" office:value="100" calcext:value-type="float">
            <text:p>100</text:p>
          </table:table-cell>
          <table:table-cell table:formula="of:=[.D710]*100" office:value-type="float" office:value="70" calcext:value-type="float">
            <text:p>70</text:p>
          </table:table-cell>
          <table:table-cell table:formula="of:=CONCATENATE(&quot;&quot;&quot;&quot;;[.A710];&quot;&quot;&quot;: &quot;&quot;hsl(&quot;;[.B710];&quot;,&quot;;[.E710];&quot;%,&quot;;[.F710];&quot;%)&quot;&quot;,&quot;)" office:value-type="string" office:string-value="&quot;Unmellow Yellow&quot;: &quot;hsl(60,100%,70%)&quot;," calcext:value-type="string">
            <text:p>"Unmellow Yellow": "hsl(60,100%,70%)",</text:p>
          </table:table-cell>
        </table:table-row>
        <table:table-row table:style-name="ro1">
          <table:table-cell office:value-type="string" calcext:value-type="string">
            <text:p>Upsdell red</text:p>
          </table:table-cell>
          <table:table-cell table:style-name="ce3" office:value-type="float" office:value="356.2" calcext:value-type="float">
            <text:p>356.20</text:p>
          </table:table-cell>
          <table:table-cell table:style-name="ce2" office:value-type="percentage" office:value="0.689" calcext:value-type="percentage">
            <text:p>68.90%</text:p>
          </table:table-cell>
          <table:table-cell table:style-name="ce2" office:value-type="percentage" office:value="0.404" calcext:value-type="percentage">
            <text:p>40.40%</text:p>
          </table:table-cell>
          <table:table-cell table:formula="of:=[.C711]*100" office:value-type="float" office:value="68.9" calcext:value-type="float">
            <text:p>68.9</text:p>
          </table:table-cell>
          <table:table-cell table:formula="of:=[.D711]*100" office:value-type="float" office:value="40.4" calcext:value-type="float">
            <text:p>40.4</text:p>
          </table:table-cell>
          <table:table-cell table:formula="of:=CONCATENATE(&quot;&quot;&quot;&quot;;[.A711];&quot;&quot;&quot;: &quot;&quot;hsl(&quot;;[.B711];&quot;,&quot;;[.E711];&quot;%,&quot;;[.F711];&quot;%)&quot;&quot;,&quot;)" office:value-type="string" office:string-value="&quot;Upsdell red&quot;: &quot;hsl(356.2,68.9%,40.4%)&quot;," calcext:value-type="string">
            <text:p>"Upsdell red": "hsl(356.2,68.9%,40.4%)",</text:p>
          </table:table-cell>
        </table:table-row>
        <table:table-row table:style-name="ro1">
          <table:table-cell office:value-type="string" calcext:value-type="string">
            <text:p>Urobilin</text:p>
          </table:table-cell>
          <table:table-cell table:style-name="ce3" office:value-type="float" office:value="43.8" calcext:value-type="float">
            <text:p>43.80</text:p>
          </table:table-cell>
          <table:table-cell table:style-name="ce2" office:value-type="percentage" office:value="0.762" calcext:value-type="percentage">
            <text:p>76.20%</text:p>
          </table:table-cell>
          <table:table-cell table:style-name="ce2" office:value-type="percentage" office:value="0.506" calcext:value-type="percentage">
            <text:p>50.60%</text:p>
          </table:table-cell>
          <table:table-cell table:formula="of:=[.C712]*100" office:value-type="float" office:value="76.2" calcext:value-type="float">
            <text:p>76.2</text:p>
          </table:table-cell>
          <table:table-cell table:formula="of:=[.D712]*100" office:value-type="float" office:value="50.6" calcext:value-type="float">
            <text:p>50.6</text:p>
          </table:table-cell>
          <table:table-cell table:formula="of:=CONCATENATE(&quot;&quot;&quot;&quot;;[.A712];&quot;&quot;&quot;: &quot;&quot;hsl(&quot;;[.B712];&quot;,&quot;;[.E712];&quot;%,&quot;;[.F712];&quot;%)&quot;&quot;,&quot;)" office:value-type="string" office:string-value="&quot;Urobilin&quot;: &quot;hsl(43.8,76.2%,50.6%)&quot;," calcext:value-type="string">
            <text:p>"Urobilin": "hsl(43.8,76.2%,50.6%)",</text:p>
          </table:table-cell>
        </table:table-row>
        <table:table-row table:style-name="ro1">
          <table:table-cell office:value-type="string" calcext:value-type="string">
            <text:p>Utah Crimson</text:p>
          </table:table-cell>
          <table:table-cell table:style-name="ce3" office:value-type="float" office:value="342.1" calcext:value-type="float">
            <text:p>342.1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414" calcext:value-type="percentage">
            <text:p>41.40%</text:p>
          </table:table-cell>
          <table:table-cell table:formula="of:=[.C713]*100" office:value-type="float" office:value="100" calcext:value-type="float">
            <text:p>100</text:p>
          </table:table-cell>
          <table:table-cell table:formula="of:=[.D713]*100" office:value-type="float" office:value="41.4" calcext:value-type="float">
            <text:p>41.4</text:p>
          </table:table-cell>
          <table:table-cell table:formula="of:=CONCATENATE(&quot;&quot;&quot;&quot;;[.A713];&quot;&quot;&quot;: &quot;&quot;hsl(&quot;;[.B713];&quot;,&quot;;[.E713];&quot;%,&quot;;[.F713];&quot;%)&quot;&quot;,&quot;)" office:value-type="string" office:string-value="&quot;Utah Crimson&quot;: &quot;hsl(342.1,100%,41.4%)&quot;," calcext:value-type="string">
            <text:p>"Utah Crimson": "hsl(342.1,100%,41.4%)",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table:style-name="ce3" office:value-type="float" office:value="48.3" calcext:value-type="float">
            <text:p>48.30</text:p>
          </table:table-cell>
          <table:table-cell table:style-name="ce2" office:value-type="percentage" office:value="0.75" calcext:value-type="percentage">
            <text:p>75.00%</text:p>
          </table:table-cell>
          <table:table-cell table:style-name="ce2" office:value-type="percentage" office:value="0.812" calcext:value-type="percentage">
            <text:p>81.20%</text:p>
          </table:table-cell>
          <table:table-cell table:formula="of:=[.C714]*100" office:value-type="float" office:value="75" calcext:value-type="float">
            <text:p>75</text:p>
          </table:table-cell>
          <table:table-cell table:formula="of:=[.D714]*100" office:value-type="float" office:value="81.2" calcext:value-type="float">
            <text:p>81.2</text:p>
          </table:table-cell>
          <table:table-cell table:formula="of:=CONCATENATE(&quot;&quot;&quot;&quot;;[.A714];&quot;&quot;&quot;: &quot;&quot;hsl(&quot;;[.B714];&quot;,&quot;;[.E714];&quot;%,&quot;;[.F714];&quot;%)&quot;&quot;,&quot;)" office:value-type="string" office:string-value="&quot;Vanilla&quot;: &quot;hsl(48.3,75%,81.2%)&quot;," calcext:value-type="string">
            <text:p>"Vanilla": "hsl(48.3,75%,81.2%)",</text:p>
          </table:table-cell>
        </table:table-row>
        <table:table-row table:style-name="ro1">
          <table:table-cell office:value-type="string" calcext:value-type="string">
            <text:p>Vegas gold</text:p>
          </table:table-cell>
          <table:table-cell table:style-name="ce3" office:value-type="float" office:value="50.1" calcext:value-type="float">
            <text:p>50.10</text:p>
          </table:table-cell>
          <table:table-cell table:style-name="ce2" office:value-type="percentage" office:value="0.484" calcext:value-type="percentage">
            <text:p>48.40%</text:p>
          </table:table-cell>
          <table:table-cell table:style-name="ce2" office:value-type="percentage" office:value="0.559" calcext:value-type="percentage">
            <text:p>55.90%</text:p>
          </table:table-cell>
          <table:table-cell table:formula="of:=[.C715]*100" office:value-type="float" office:value="48.4" calcext:value-type="float">
            <text:p>48.4</text:p>
          </table:table-cell>
          <table:table-cell table:formula="of:=[.D715]*100" office:value-type="float" office:value="55.9" calcext:value-type="float">
            <text:p>55.9</text:p>
          </table:table-cell>
          <table:table-cell table:formula="of:=CONCATENATE(&quot;&quot;&quot;&quot;;[.A715];&quot;&quot;&quot;: &quot;&quot;hsl(&quot;;[.B715];&quot;,&quot;;[.E715];&quot;%,&quot;;[.F715];&quot;%)&quot;&quot;,&quot;)" office:value-type="string" office:string-value="&quot;Vegas gold&quot;: &quot;hsl(50.1,48.4%,55.9%)&quot;," calcext:value-type="string">
            <text:p>"Vegas gold": "hsl(50.1,48.4%,55.9%)",</text:p>
          </table:table-cell>
        </table:table-row>
        <table:table-row table:style-name="ro1">
          <table:table-cell office:value-type="string" calcext:value-type="string">
            <text:p>Venetian red</text:p>
          </table:table-cell>
          <table:table-cell table:style-name="ce3" office:value-type="float" office:value="355.9" calcext:value-type="float">
            <text:p>355.90</text:p>
          </table:table-cell>
          <table:table-cell table:style-name="ce2" office:value-type="percentage" office:value="0.923" calcext:value-type="percentage">
            <text:p>92.30%</text:p>
          </table:table-cell>
          <table:table-cell table:style-name="ce2" office:value-type="percentage" office:value="0.408" calcext:value-type="percentage">
            <text:p>40.80%</text:p>
          </table:table-cell>
          <table:table-cell table:formula="of:=[.C716]*100" office:value-type="float" office:value="92.3" calcext:value-type="float">
            <text:p>92.3</text:p>
          </table:table-cell>
          <table:table-cell table:formula="of:=[.D716]*100" office:value-type="float" office:value="40.8" calcext:value-type="float">
            <text:p>40.8</text:p>
          </table:table-cell>
          <table:table-cell table:formula="of:=CONCATENATE(&quot;&quot;&quot;&quot;;[.A716];&quot;&quot;&quot;: &quot;&quot;hsl(&quot;;[.B716];&quot;,&quot;;[.E716];&quot;%,&quot;;[.F716];&quot;%)&quot;&quot;,&quot;)" office:value-type="string" office:string-value="&quot;Venetian red&quot;: &quot;hsl(355.9,92.3%,40.8%)&quot;," calcext:value-type="string">
            <text:p>"Venetian red": "hsl(355.9,92.3%,40.8%)",</text:p>
          </table:table-cell>
        </table:table-row>
        <table:table-row table:style-name="ro1">
          <table:table-cell office:value-type="string" calcext:value-type="string">
            <text:p>Verdigris</text:p>
          </table:table-cell>
          <table:table-cell table:style-name="ce3" office:value-type="float" office:value="177.3" calcext:value-type="float">
            <text:p>177.30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482" calcext:value-type="percentage">
            <text:p>48.20%</text:p>
          </table:table-cell>
          <table:table-cell table:formula="of:=[.C717]*100" office:value-type="float" office:value="45.5" calcext:value-type="float">
            <text:p>45.5</text:p>
          </table:table-cell>
          <table:table-cell table:formula="of:=[.D717]*100" office:value-type="float" office:value="48.2" calcext:value-type="float">
            <text:p>48.2</text:p>
          </table:table-cell>
          <table:table-cell table:formula="of:=CONCATENATE(&quot;&quot;&quot;&quot;;[.A717];&quot;&quot;&quot;: &quot;&quot;hsl(&quot;;[.B717];&quot;,&quot;;[.E717];&quot;%,&quot;;[.F717];&quot;%)&quot;&quot;,&quot;)" office:value-type="string" office:string-value="&quot;Verdigris&quot;: &quot;hsl(177.3,45.5%,48.2%)&quot;," calcext:value-type="string">
            <text:p>"Verdigris": "hsl(177.3,45.5%,48.2%)",</text:p>
          </table:table-cell>
        </table:table-row>
        <table:table-row table:style-name="ro1">
          <table:table-cell office:value-type="string" calcext:value-type="string">
            <text:p>Vermilion</text:p>
          </table:table-cell>
          <table:table-cell table:style-name="ce3" office:value-type="float" office:value="4.8" calcext:value-type="float">
            <text:p>4.80</text:p>
          </table:table-cell>
          <table:table-cell table:style-name="ce2" office:value-type="percentage" office:value="0.758" calcext:value-type="percentage">
            <text:p>75.80%</text:p>
          </table:table-cell>
          <table:table-cell table:style-name="ce2" office:value-type="percentage" office:value="0.547" calcext:value-type="percentage">
            <text:p>54.70%</text:p>
          </table:table-cell>
          <table:table-cell table:formula="of:=[.C718]*100" office:value-type="float" office:value="75.8" calcext:value-type="float">
            <text:p>75.8</text:p>
          </table:table-cell>
          <table:table-cell table:formula="of:=[.D718]*100" office:value-type="float" office:value="54.7" calcext:value-type="float">
            <text:p>54.7</text:p>
          </table:table-cell>
          <table:table-cell table:formula="of:=CONCATENATE(&quot;&quot;&quot;&quot;;[.A718];&quot;&quot;&quot;: &quot;&quot;hsl(&quot;;[.B718];&quot;,&quot;;[.E718];&quot;%,&quot;;[.F718];&quot;%)&quot;&quot;,&quot;)" office:value-type="string" office:string-value="&quot;Vermilion&quot;: &quot;hsl(4.8,75.8%,54.7%)&quot;," calcext:value-type="string">
            <text:p>"Vermilion": "hsl(4.8,75.8%,54.7%)",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 table:style-name="ce3" office:value-type="float" office:value="276.9" calcext:value-type="float">
            <text:p>276.90</text:p>
          </table:table-cell>
          <table:table-cell table:style-name="ce2" office:value-type="percentage" office:value="0.874" calcext:value-type="percentage">
            <text:p>87.40%</text:p>
          </table:table-cell>
          <table:table-cell table:style-name="ce2" office:value-type="percentage" office:value="0.533" calcext:value-type="percentage">
            <text:p>53.30%</text:p>
          </table:table-cell>
          <table:table-cell table:formula="of:=[.C719]*100" office:value-type="float" office:value="87.4" calcext:value-type="float">
            <text:p>87.4</text:p>
          </table:table-cell>
          <table:table-cell table:formula="of:=[.D719]*100" office:value-type="float" office:value="53.3" calcext:value-type="float">
            <text:p>53.3</text:p>
          </table:table-cell>
          <table:table-cell table:formula="of:=CONCATENATE(&quot;&quot;&quot;&quot;;[.A719];&quot;&quot;&quot;: &quot;&quot;hsl(&quot;;[.B719];&quot;,&quot;;[.E719];&quot;%,&quot;;[.F719];&quot;%)&quot;&quot;,&quot;)" office:value-type="string" office:string-value="&quot;Veronica&quot;: &quot;hsl(276.9,87.4%,53.3%)&quot;," calcext:value-type="string">
            <text:p>"Veronica": "hsl(276.9,87.4%,53.3%)",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table:style-name="ce3" office:value-type="float" office:value="300" calcext:value-type="float">
            <text:p>300.00</text:p>
          </table:table-cell>
          <table:table-cell table:style-name="ce2" office:value-type="percentage" office:value="0.761" calcext:value-type="percentage">
            <text:p>76.10%</text:p>
          </table:table-cell>
          <table:table-cell table:style-name="ce2" office:value-type="percentage" office:value="0.722" calcext:value-type="percentage">
            <text:p>72.20%</text:p>
          </table:table-cell>
          <table:table-cell table:formula="of:=[.C720]*100" office:value-type="float" office:value="76.1" calcext:value-type="float">
            <text:p>76.1</text:p>
          </table:table-cell>
          <table:table-cell table:formula="of:=[.D720]*100" office:value-type="float" office:value="72.2" calcext:value-type="float">
            <text:p>72.2</text:p>
          </table:table-cell>
          <table:table-cell table:formula="of:=CONCATENATE(&quot;&quot;&quot;&quot;;[.A720];&quot;&quot;&quot;: &quot;&quot;hsl(&quot;;[.B720];&quot;,&quot;;[.E720];&quot;%,&quot;;[.F720];&quot;%)&quot;&quot;,&quot;)" office:value-type="string" office:string-value="&quot;Violet&quot;: &quot;hsl(300,76.1%,72.2%)&quot;," calcext:value-type="string">
            <text:p>"Violet": "hsl(300,76.1%,72.2%)",</text:p>
          </table:table-cell>
        </table:table-row>
        <table:table-row table:style-name="ro1">
          <table:table-cell office:value-type="string" calcext:value-type="string">
            <text:p>Violet Blue</text:p>
          </table:table-cell>
          <table:table-cell table:style-name="ce3" office:value-type="float" office:value="228.8" calcext:value-type="float">
            <text:p>228.80</text:p>
          </table:table-cell>
          <table:table-cell table:style-name="ce2" office:value-type="percentage" office:value="0.561" calcext:value-type="percentage">
            <text:p>56.10%</text:p>
          </table:table-cell>
          <table:table-cell table:style-name="ce2" office:value-type="percentage" office:value="0.447" calcext:value-type="percentage">
            <text:p>44.70%</text:p>
          </table:table-cell>
          <table:table-cell table:formula="of:=[.C721]*100" office:value-type="float" office:value="56.1" calcext:value-type="float">
            <text:p>56.1</text:p>
          </table:table-cell>
          <table:table-cell table:formula="of:=[.D721]*100" office:value-type="float" office:value="44.7" calcext:value-type="float">
            <text:p>44.7</text:p>
          </table:table-cell>
          <table:table-cell table:formula="of:=CONCATENATE(&quot;&quot;&quot;&quot;;[.A721];&quot;&quot;&quot;: &quot;&quot;hsl(&quot;;[.B721];&quot;,&quot;;[.E721];&quot;%,&quot;;[.F721];&quot;%)&quot;&quot;,&quot;)" office:value-type="string" office:string-value="&quot;Violet Blue&quot;: &quot;hsl(228.8,56.1%,44.7%)&quot;," calcext:value-type="string">
            <text:p>"Violet Blue": "hsl(228.8,56.1%,44.7%)",</text:p>
          </table:table-cell>
        </table:table-row>
        <table:table-row table:style-name="ro1">
          <table:table-cell office:value-type="string" calcext:value-type="string">
            <text:p>Violet Red</text:p>
          </table:table-cell>
          <table:table-cell table:style-name="ce3" office:value-type="float" office:value="336.2" calcext:value-type="float">
            <text:p>336.20</text:p>
          </table:table-cell>
          <table:table-cell table:style-name="ce2" office:value-type="percentage" office:value="0.911" calcext:value-type="percentage">
            <text:p>91.10%</text:p>
          </table:table-cell>
          <table:table-cell table:style-name="ce2" office:value-type="percentage" office:value="0.647" calcext:value-type="percentage">
            <text:p>64.70%</text:p>
          </table:table-cell>
          <table:table-cell table:formula="of:=[.C722]*100" office:value-type="float" office:value="91.1" calcext:value-type="float">
            <text:p>91.1</text:p>
          </table:table-cell>
          <table:table-cell table:formula="of:=[.D722]*100" office:value-type="float" office:value="64.7" calcext:value-type="float">
            <text:p>64.7</text:p>
          </table:table-cell>
          <table:table-cell table:formula="of:=CONCATENATE(&quot;&quot;&quot;&quot;;[.A722];&quot;&quot;&quot;: &quot;&quot;hsl(&quot;;[.B722];&quot;,&quot;;[.E722];&quot;%,&quot;;[.F722];&quot;%)&quot;&quot;,&quot;)" office:value-type="string" office:string-value="&quot;Violet Red&quot;: &quot;hsl(336.2,91.1%,64.7%)&quot;," calcext:value-type="string">
            <text:p>"Violet Red": "hsl(336.2,91.1%,64.7%)",</text:p>
          </table:table-cell>
        </table:table-row>
        <table:table-row table:style-name="ro1">
          <table:table-cell office:value-type="string" calcext:value-type="string">
            <text:p>Viridian</text:p>
          </table:table-cell>
          <table:table-cell table:style-name="ce3" office:value-type="float" office:value="160.9" calcext:value-type="float">
            <text:p>160.90</text:p>
          </table:table-cell>
          <table:table-cell table:style-name="ce2" office:value-type="percentage" office:value="0.34" calcext:value-type="percentage">
            <text:p>34.00%</text:p>
          </table:table-cell>
          <table:table-cell table:style-name="ce2" office:value-type="percentage" office:value="0.38" calcext:value-type="percentage">
            <text:p>38.00%</text:p>
          </table:table-cell>
          <table:table-cell table:formula="of:=[.C723]*100" office:value-type="float" office:value="34" calcext:value-type="float">
            <text:p>34</text:p>
          </table:table-cell>
          <table:table-cell table:formula="of:=[.D723]*100" office:value-type="float" office:value="38" calcext:value-type="float">
            <text:p>38</text:p>
          </table:table-cell>
          <table:table-cell table:formula="of:=CONCATENATE(&quot;&quot;&quot;&quot;;[.A723];&quot;&quot;&quot;: &quot;&quot;hsl(&quot;;[.B723];&quot;,&quot;;[.E723];&quot;%,&quot;;[.F723];&quot;%)&quot;&quot;,&quot;)" office:value-type="string" office:string-value="&quot;Viridian&quot;: &quot;hsl(160.9,34%,38%)&quot;," calcext:value-type="string">
            <text:p>"Viridian": "hsl(160.9,34%,38%)",</text:p>
          </table:table-cell>
        </table:table-row>
        <table:table-row table:style-name="ro1">
          <table:table-cell office:value-type="string" calcext:value-type="string">
            <text:p>Vivid auburn</text:p>
          </table:table-cell>
          <table:table-cell table:style-name="ce3" office:value-type="float" office:value="1.6" calcext:value-type="float">
            <text:p>1.60</text:p>
          </table:table-cell>
          <table:table-cell table:style-name="ce2" office:value-type="percentage" office:value="0.604" calcext:value-type="percentage">
            <text:p>60.40%</text:p>
          </table:table-cell>
          <table:table-cell table:style-name="ce2" office:value-type="percentage" office:value="0.357" calcext:value-type="percentage">
            <text:p>35.70%</text:p>
          </table:table-cell>
          <table:table-cell table:formula="of:=[.C724]*100" office:value-type="float" office:value="60.4" calcext:value-type="float">
            <text:p>60.4</text:p>
          </table:table-cell>
          <table:table-cell table:formula="of:=[.D724]*100" office:value-type="float" office:value="35.7" calcext:value-type="float">
            <text:p>35.7</text:p>
          </table:table-cell>
          <table:table-cell table:formula="of:=CONCATENATE(&quot;&quot;&quot;&quot;;[.A724];&quot;&quot;&quot;: &quot;&quot;hsl(&quot;;[.B724];&quot;,&quot;;[.E724];&quot;%,&quot;;[.F724];&quot;%)&quot;&quot;,&quot;)" office:value-type="string" office:string-value="&quot;Vivid auburn&quot;: &quot;hsl(1.6,60.4%,35.7%)&quot;," calcext:value-type="string">
            <text:p>"Vivid auburn": "hsl(1.6,60.4%,35.7%)",</text:p>
          </table:table-cell>
        </table:table-row>
        <table:table-row table:style-name="ro1">
          <table:table-cell office:value-type="string" calcext:value-type="string">
            <text:p>Vivid burgundy</text:p>
          </table:table-cell>
          <table:table-cell table:style-name="ce3" office:value-type="float" office:value="348.9" calcext:value-type="float">
            <text:p>348.90</text:p>
          </table:table-cell>
          <table:table-cell table:style-name="ce2" office:value-type="percentage" office:value="0.691" calcext:value-type="percentage">
            <text:p>69.10%</text:p>
          </table:table-cell>
          <table:table-cell table:style-name="ce2" office:value-type="percentage" office:value="0.369" calcext:value-type="percentage">
            <text:p>36.90%</text:p>
          </table:table-cell>
          <table:table-cell table:formula="of:=[.C725]*100" office:value-type="float" office:value="69.1" calcext:value-type="float">
            <text:p>69.1</text:p>
          </table:table-cell>
          <table:table-cell table:formula="of:=[.D725]*100" office:value-type="float" office:value="36.9" calcext:value-type="float">
            <text:p>36.9</text:p>
          </table:table-cell>
          <table:table-cell table:formula="of:=CONCATENATE(&quot;&quot;&quot;&quot;;[.A725];&quot;&quot;&quot;: &quot;&quot;hsl(&quot;;[.B725];&quot;,&quot;;[.E725];&quot;%,&quot;;[.F725];&quot;%)&quot;&quot;,&quot;)" office:value-type="string" office:string-value="&quot;Vivid burgundy&quot;: &quot;hsl(348.9,69.1%,36.9%)&quot;," calcext:value-type="string">
            <text:p>"Vivid burgundy": "hsl(348.9,69.1%,36.9%)",</text:p>
          </table:table-cell>
        </table:table-row>
        <table:table-row table:style-name="ro1">
          <table:table-cell office:value-type="string" calcext:value-type="string">
            <text:p>Vivid cerise</text:p>
          </table:table-cell>
          <table:table-cell table:style-name="ce3" office:value-type="float" office:value="328.3" calcext:value-type="float">
            <text:p>328.30</text:p>
          </table:table-cell>
          <table:table-cell table:style-name="ce2" office:value-type="percentage" office:value="0.765" calcext:value-type="percentage">
            <text:p>76.50%</text:p>
          </table:table-cell>
          <table:table-cell table:style-name="ce2" office:value-type="percentage" office:value="0.484" calcext:value-type="percentage">
            <text:p>48.40%</text:p>
          </table:table-cell>
          <table:table-cell table:formula="of:=[.C726]*100" office:value-type="float" office:value="76.5" calcext:value-type="float">
            <text:p>76.5</text:p>
          </table:table-cell>
          <table:table-cell table:formula="of:=[.D726]*100" office:value-type="float" office:value="48.4" calcext:value-type="float">
            <text:p>48.4</text:p>
          </table:table-cell>
          <table:table-cell table:formula="of:=CONCATENATE(&quot;&quot;&quot;&quot;;[.A726];&quot;&quot;&quot;: &quot;&quot;hsl(&quot;;[.B726];&quot;,&quot;;[.E726];&quot;%,&quot;;[.F726];&quot;%)&quot;&quot;,&quot;)" office:value-type="string" office:string-value="&quot;Vivid cerise&quot;: &quot;hsl(328.3,76.5%,48.4%)&quot;," calcext:value-type="string">
            <text:p>"Vivid cerise": "hsl(328.3,76.5%,48.4%)",</text:p>
          </table:table-cell>
        </table:table-row>
        <table:table-row table:style-name="ro1">
          <table:table-cell office:value-type="string" calcext:value-type="string">
            <text:p>Vivid tangerine</text:p>
          </table:table-cell>
          <table:table-cell table:style-name="ce3" office:value-type="float" office:value="11.7" calcext:value-type="float">
            <text:p>11.7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69" calcext:value-type="percentage">
            <text:p>76.90%</text:p>
          </table:table-cell>
          <table:table-cell table:formula="of:=[.C727]*100" office:value-type="float" office:value="100" calcext:value-type="float">
            <text:p>100</text:p>
          </table:table-cell>
          <table:table-cell table:formula="of:=[.D727]*100" office:value-type="float" office:value="76.9" calcext:value-type="float">
            <text:p>76.9</text:p>
          </table:table-cell>
          <table:table-cell table:formula="of:=CONCATENATE(&quot;&quot;&quot;&quot;;[.A727];&quot;&quot;&quot;: &quot;&quot;hsl(&quot;;[.B727];&quot;,&quot;;[.E727];&quot;%,&quot;;[.F727];&quot;%)&quot;&quot;,&quot;)" office:value-type="string" office:string-value="&quot;Vivid tangerine&quot;: &quot;hsl(11.7,100%,76.9%)&quot;," calcext:value-type="string">
            <text:p>"Vivid tangerine": "hsl(11.7,100%,76.9%)",</text:p>
          </table:table-cell>
        </table:table-row>
        <table:table-row table:style-name="ro1">
          <table:table-cell office:value-type="string" calcext:value-type="string">
            <text:p>Vivid violet</text:p>
          </table:table-cell>
          <table:table-cell table:style-name="ce3" office:value-type="float" office:value="277.4" calcext:value-type="float">
            <text:p>277.4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728]*100" office:value-type="float" office:value="100" calcext:value-type="float">
            <text:p>100</text:p>
          </table:table-cell>
          <table:table-cell table:formula="of:=[.D728]*100" office:value-type="float" office:value="50" calcext:value-type="float">
            <text:p>50</text:p>
          </table:table-cell>
          <table:table-cell table:formula="of:=CONCATENATE(&quot;&quot;&quot;&quot;;[.A728];&quot;&quot;&quot;: &quot;&quot;hsl(&quot;;[.B728];&quot;,&quot;;[.E728];&quot;%,&quot;;[.F728];&quot;%)&quot;&quot;,&quot;)" office:value-type="string" office:string-value="&quot;Vivid violet&quot;: &quot;hsl(277.4,100%,50%)&quot;," calcext:value-type="string">
            <text:p>"Vivid violet": "hsl(277.4,100%,50%)",</text:p>
          </table:table-cell>
        </table:table-row>
        <table:table-row table:style-name="ro1">
          <table:table-cell office:value-type="string" calcext:value-type="string">
            <text:p>Warm black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129" calcext:value-type="percentage">
            <text:p>12.90%</text:p>
          </table:table-cell>
          <table:table-cell table:formula="of:=[.C729]*100" office:value-type="float" office:value="100" calcext:value-type="float">
            <text:p>100</text:p>
          </table:table-cell>
          <table:table-cell table:formula="of:=[.D729]*100" office:value-type="float" office:value="12.9" calcext:value-type="float">
            <text:p>12.9</text:p>
          </table:table-cell>
          <table:table-cell table:formula="of:=CONCATENATE(&quot;&quot;&quot;&quot;;[.A729];&quot;&quot;&quot;: &quot;&quot;hsl(&quot;;[.B729];&quot;,&quot;;[.E729];&quot;%,&quot;;[.F729];&quot;%)&quot;&quot;,&quot;)" office:value-type="string" office:string-value="&quot;Warm black&quot;: &quot;hsl(180,100%,12.9%)&quot;," calcext:value-type="string">
            <text:p>"Warm black": "hsl(180,100%,12.9%)",</text:p>
          </table:table-cell>
        </table:table-row>
        <table:table-row table:style-name="ro1">
          <table:table-cell office:value-type="string" calcext:value-type="string">
            <text:p>Waterspout</text:p>
          </table:table-cell>
          <table:table-cell table:style-name="ce3" office:value-type="float" office:value="180" calcext:value-type="float">
            <text:p>18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730]*100" office:value-type="float" office:value="100" calcext:value-type="float">
            <text:p>100</text:p>
          </table:table-cell>
          <table:table-cell table:formula="of:=[.D730]*100" office:value-type="float" office:value="50" calcext:value-type="float">
            <text:p>50</text:p>
          </table:table-cell>
          <table:table-cell table:formula="of:=CONCATENATE(&quot;&quot;&quot;&quot;;[.A730];&quot;&quot;&quot;: &quot;&quot;hsl(&quot;;[.B730];&quot;,&quot;;[.E730];&quot;%,&quot;;[.F730];&quot;%)&quot;&quot;,&quot;)" office:value-type="string" office:string-value="&quot;Waterspout&quot;: &quot;hsl(180,100%,50%)&quot;," calcext:value-type="string">
            <text:p>"Waterspout": "hsl(180,100%,50%)",</text:p>
          </table:table-cell>
        </table:table-row>
        <table:table-row table:style-name="ro1">
          <table:table-cell office:value-type="string" calcext:value-type="string">
            <text:p>Wenge</text:p>
          </table:table-cell>
          <table:table-cell table:style-name="ce3" office:value-type="float" office:value="6.7" calcext:value-type="float">
            <text:p>6.70</text:p>
          </table:table-cell>
          <table:table-cell table:style-name="ce2" office:value-type="percentage" office:value="0.099" calcext:value-type="percentage">
            <text:p>9.90%</text:p>
          </table:table-cell>
          <table:table-cell table:style-name="ce2" office:value-type="percentage" office:value="0.357" calcext:value-type="percentage">
            <text:p>35.70%</text:p>
          </table:table-cell>
          <table:table-cell table:formula="of:=[.C731]*100" office:value-type="float" office:value="9.9" calcext:value-type="float">
            <text:p>9.9</text:p>
          </table:table-cell>
          <table:table-cell table:formula="of:=[.D731]*100" office:value-type="float" office:value="35.7" calcext:value-type="float">
            <text:p>35.7</text:p>
          </table:table-cell>
          <table:table-cell table:formula="of:=CONCATENATE(&quot;&quot;&quot;&quot;;[.A731];&quot;&quot;&quot;: &quot;&quot;hsl(&quot;;[.B731];&quot;,&quot;;[.E731];&quot;%,&quot;;[.F731];&quot;%)&quot;&quot;,&quot;)" office:value-type="string" office:string-value="&quot;Wenge&quot;: &quot;hsl(6.7,9.9%,35.7%)&quot;," calcext:value-type="string">
            <text:p>"Wenge": "hsl(6.7,9.9%,35.7%)",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table:style-name="ce3" office:value-type="float" office:value="39.1" calcext:value-type="float">
            <text:p>39.10</text:p>
          </table:table-cell>
          <table:table-cell table:style-name="ce2" office:value-type="percentage" office:value="0.767" calcext:value-type="percentage">
            <text:p>76.70%</text:p>
          </table:table-cell>
          <table:table-cell table:style-name="ce2" office:value-type="percentage" office:value="0.831" calcext:value-type="percentage">
            <text:p>83.10%</text:p>
          </table:table-cell>
          <table:table-cell table:formula="of:=[.C732]*100" office:value-type="float" office:value="76.7" calcext:value-type="float">
            <text:p>76.7</text:p>
          </table:table-cell>
          <table:table-cell table:formula="of:=[.D732]*100" office:value-type="float" office:value="83.1" calcext:value-type="float">
            <text:p>83.1</text:p>
          </table:table-cell>
          <table:table-cell table:formula="of:=CONCATENATE(&quot;&quot;&quot;&quot;;[.A732];&quot;&quot;&quot;: &quot;&quot;hsl(&quot;;[.B732];&quot;,&quot;;[.E732];&quot;%,&quot;;[.F732];&quot;%)&quot;&quot;,&quot;)" office:value-type="string" office:string-value="&quot;Wheat&quot;: &quot;hsl(39.1,76.7%,83.1%)&quot;," calcext:value-type="string">
            <text:p>"Wheat": "hsl(39.1,76.7%,83.1%)",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1" calcext:value-type="percentage">
            <text:p>100.00%</text:p>
          </table:table-cell>
          <table:table-cell table:formula="of:=[.C733]*100" office:value-type="float" office:value="0" calcext:value-type="float">
            <text:p>0</text:p>
          </table:table-cell>
          <table:table-cell table:formula="of:=[.D733]*100" office:value-type="float" office:value="100" calcext:value-type="float">
            <text:p>100</text:p>
          </table:table-cell>
          <table:table-cell table:formula="of:=CONCATENATE(&quot;&quot;&quot;&quot;;[.A733];&quot;&quot;&quot;: &quot;&quot;hsl(&quot;;[.B733];&quot;,&quot;;[.E733];&quot;%,&quot;;[.F733];&quot;%)&quot;&quot;,&quot;)" office:value-type="string" office:string-value="&quot;White&quot;: &quot;hsl(0,0%,100%)&quot;," calcext:value-type="string">
            <text:p>"White": "hsl(0,0%,100%)",</text:p>
          </table:table-cell>
        </table:table-row>
        <table:table-row table:style-name="ro1">
          <table:table-cell office:value-type="string" calcext:value-type="string">
            <text:p>White smoke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961" calcext:value-type="percentage">
            <text:p>96.10%</text:p>
          </table:table-cell>
          <table:table-cell table:formula="of:=[.C734]*100" office:value-type="float" office:value="0" calcext:value-type="float">
            <text:p>0</text:p>
          </table:table-cell>
          <table:table-cell table:formula="of:=[.D734]*100" office:value-type="float" office:value="96.1" calcext:value-type="float">
            <text:p>96.1</text:p>
          </table:table-cell>
          <table:table-cell table:formula="of:=CONCATENATE(&quot;&quot;&quot;&quot;;[.A734];&quot;&quot;&quot;: &quot;&quot;hsl(&quot;;[.B734];&quot;,&quot;;[.E734];&quot;%,&quot;;[.F734];&quot;%)&quot;&quot;,&quot;)" office:value-type="string" office:string-value="&quot;White smoke&quot;: &quot;hsl(0,0%,96.1%)&quot;," calcext:value-type="string">
            <text:p>"White smoke": "hsl(0,0%,96.1%)",</text:p>
          </table:table-cell>
        </table:table-row>
        <table:table-row table:style-name="ro1">
          <table:table-cell office:value-type="string" calcext:value-type="string">
            <text:p>Wild Strawberry</text:p>
          </table:table-cell>
          <table:table-cell table:style-name="ce3" office:value-type="float" office:value="329" calcext:value-type="float">
            <text:p>329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31" calcext:value-type="percentage">
            <text:p>63.10%</text:p>
          </table:table-cell>
          <table:table-cell table:formula="of:=[.C735]*100" office:value-type="float" office:value="100" calcext:value-type="float">
            <text:p>100</text:p>
          </table:table-cell>
          <table:table-cell table:formula="of:=[.D735]*100" office:value-type="float" office:value="63.1" calcext:value-type="float">
            <text:p>63.1</text:p>
          </table:table-cell>
          <table:table-cell table:formula="of:=CONCATENATE(&quot;&quot;&quot;&quot;;[.A735];&quot;&quot;&quot;: &quot;&quot;hsl(&quot;;[.B735];&quot;,&quot;;[.E735];&quot;%,&quot;;[.F735];&quot;%)&quot;&quot;,&quot;)" office:value-type="string" office:string-value="&quot;Wild Strawberry&quot;: &quot;hsl(329,100%,63.1%)&quot;," calcext:value-type="string">
            <text:p>"Wild Strawberry": "hsl(329,100%,63.1%)",</text:p>
          </table:table-cell>
        </table:table-row>
        <table:table-row table:style-name="ro1">
          <table:table-cell office:value-type="string" calcext:value-type="string">
            <text:p>Wild Watermelon</text:p>
          </table:table-cell>
          <table:table-cell table:style-name="ce3" office:value-type="float" office:value="349.6" calcext:value-type="float">
            <text:p>349.60</text:p>
          </table:table-cell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706" calcext:value-type="percentage">
            <text:p>70.60%</text:p>
          </table:table-cell>
          <table:table-cell table:formula="of:=[.C736]*100" office:value-type="float" office:value="96" calcext:value-type="float">
            <text:p>96</text:p>
          </table:table-cell>
          <table:table-cell table:formula="of:=[.D736]*100" office:value-type="float" office:value="70.6" calcext:value-type="float">
            <text:p>70.6</text:p>
          </table:table-cell>
          <table:table-cell table:formula="of:=CONCATENATE(&quot;&quot;&quot;&quot;;[.A736];&quot;&quot;&quot;: &quot;&quot;hsl(&quot;;[.B736];&quot;,&quot;;[.E736];&quot;%,&quot;;[.F736];&quot;%)&quot;&quot;,&quot;)" office:value-type="string" office:string-value="&quot;Wild Watermelon&quot;: &quot;hsl(349.6,96%,70.6%)&quot;," calcext:value-type="string">
            <text:p>"Wild Watermelon": "hsl(349.6,96%,70.6%)",</text:p>
          </table:table-cell>
        </table:table-row>
        <table:table-row table:style-name="ro1">
          <table:table-cell office:value-type="string" calcext:value-type="string">
            <text:p>Wild blue yonder</text:p>
          </table:table-cell>
          <table:table-cell table:style-name="ce3" office:value-type="float" office:value="225.7" calcext:value-type="float">
            <text:p>225.70</text:p>
          </table:table-cell>
          <table:table-cell table:style-name="ce2" office:value-type="percentage" office:value="0.329" calcext:value-type="percentage">
            <text:p>32.90%</text:p>
          </table:table-cell>
          <table:table-cell table:style-name="ce2" office:value-type="percentage" office:value="0.725" calcext:value-type="percentage">
            <text:p>72.50%</text:p>
          </table:table-cell>
          <table:table-cell table:formula="of:=[.C737]*100" office:value-type="float" office:value="32.9" calcext:value-type="float">
            <text:p>32.9</text:p>
          </table:table-cell>
          <table:table-cell table:formula="of:=[.D737]*100" office:value-type="float" office:value="72.5" calcext:value-type="float">
            <text:p>72.5</text:p>
          </table:table-cell>
          <table:table-cell table:formula="of:=CONCATENATE(&quot;&quot;&quot;&quot;;[.A737];&quot;&quot;&quot;: &quot;&quot;hsl(&quot;;[.B737];&quot;,&quot;;[.E737];&quot;%,&quot;;[.F737];&quot;%)&quot;&quot;,&quot;)" office:value-type="string" office:string-value="&quot;Wild blue yonder&quot;: &quot;hsl(225.7,32.9%,72.5%)&quot;," calcext:value-type="string">
            <text:p>"Wild blue yonder": "hsl(225.7,32.9%,72.5%)",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table:style-name="ce3" office:value-type="float" office:value="352.8" calcext:value-type="float">
            <text:p>352.80</text:p>
          </table:table-cell>
          <table:table-cell table:style-name="ce2" office:value-type="percentage" office:value="0.416" calcext:value-type="percentage">
            <text:p>41.60%</text:p>
          </table:table-cell>
          <table:table-cell table:style-name="ce2" office:value-type="percentage" office:value="0.316" calcext:value-type="percentage">
            <text:p>31.60%</text:p>
          </table:table-cell>
          <table:table-cell table:formula="of:=[.C738]*100" office:value-type="float" office:value="41.6" calcext:value-type="float">
            <text:p>41.6</text:p>
          </table:table-cell>
          <table:table-cell table:formula="of:=[.D738]*100" office:value-type="float" office:value="31.6" calcext:value-type="float">
            <text:p>31.6</text:p>
          </table:table-cell>
          <table:table-cell table:formula="of:=CONCATENATE(&quot;&quot;&quot;&quot;;[.A738];&quot;&quot;&quot;: &quot;&quot;hsl(&quot;;[.B738];&quot;,&quot;;[.E738];&quot;%,&quot;;[.F738];&quot;%)&quot;&quot;,&quot;)" office:value-type="string" office:string-value="&quot;Wine&quot;: &quot;hsl(352.8,41.6%,31.6%)&quot;," calcext:value-type="string">
            <text:p>"Wine": "hsl(352.8,41.6%,31.6%)",</text:p>
          </table:table-cell>
        </table:table-row>
        <table:table-row table:style-name="ro1">
          <table:table-cell office:value-type="string" calcext:value-type="string">
            <text:p>Wisteria</text:p>
          </table:table-cell>
          <table:table-cell table:style-name="ce3" office:value-type="float" office:value="281" calcext:value-type="float">
            <text:p>281.00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745" calcext:value-type="percentage">
            <text:p>74.50%</text:p>
          </table:table-cell>
          <table:table-cell table:formula="of:=[.C739]*100" office:value-type="float" office:value="46.2" calcext:value-type="float">
            <text:p>46.2</text:p>
          </table:table-cell>
          <table:table-cell table:formula="of:=[.D739]*100" office:value-type="float" office:value="74.5" calcext:value-type="float">
            <text:p>74.5</text:p>
          </table:table-cell>
          <table:table-cell table:formula="of:=CONCATENATE(&quot;&quot;&quot;&quot;;[.A739];&quot;&quot;&quot;: &quot;&quot;hsl(&quot;;[.B739];&quot;,&quot;;[.E739];&quot;%,&quot;;[.F739];&quot;%)&quot;&quot;,&quot;)" office:value-type="string" office:string-value="&quot;Wisteria&quot;: &quot;hsl(281,46.2%,74.5%)&quot;," calcext:value-type="string">
            <text:p>"Wisteria": "hsl(281,46.2%,74.5%)",</text:p>
          </table:table-cell>
        </table:table-row>
        <table:table-row table:style-name="ro1">
          <table:table-cell office:value-type="string" calcext:value-type="string">
            <text:p>Xanadu</text:p>
          </table:table-cell>
          <table:table-cell table:style-name="ce3" office:value-type="float" office:value="135.8" calcext:value-type="float">
            <text:p>135.80</text:p>
          </table:table-cell>
          <table:table-cell table:style-name="ce2" office:value-type="percentage" office:value="0.076" calcext:value-type="percentage">
            <text:p>7.60%</text:p>
          </table:table-cell>
          <table:table-cell table:style-name="ce2" office:value-type="percentage" office:value="0.488" calcext:value-type="percentage">
            <text:p>48.80%</text:p>
          </table:table-cell>
          <table:table-cell table:formula="of:=[.C740]*100" office:value-type="float" office:value="7.6" calcext:value-type="float">
            <text:p>7.6</text:p>
          </table:table-cell>
          <table:table-cell table:formula="of:=[.D740]*100" office:value-type="float" office:value="48.8" calcext:value-type="float">
            <text:p>48.8</text:p>
          </table:table-cell>
          <table:table-cell table:formula="of:=CONCATENATE(&quot;&quot;&quot;&quot;;[.A740];&quot;&quot;&quot;: &quot;&quot;hsl(&quot;;[.B740];&quot;,&quot;;[.E740];&quot;%,&quot;;[.F740];&quot;%)&quot;&quot;,&quot;)" office:value-type="string" office:string-value="&quot;Xanadu&quot;: &quot;hsl(135.8,7.6%,48.8%)&quot;," calcext:value-type="string">
            <text:p>"Xanadu": "hsl(135.8,7.6%,48.8%)",</text:p>
          </table:table-cell>
        </table:table-row>
        <table:table-row table:style-name="ro1">
          <table:table-cell office:value-type="string" calcext:value-type="string">
            <text:p>Yale Blue</text:p>
          </table:table-cell>
          <table:table-cell table:style-name="ce3" office:value-type="float" office:value="211.6" calcext:value-type="float">
            <text:p>211.60</text:p>
          </table:table-cell>
          <table:table-cell table:style-name="ce2" office:value-type="percentage" office:value="0.814" calcext:value-type="percentage">
            <text:p>81.40%</text:p>
          </table:table-cell>
          <table:table-cell table:style-name="ce2" office:value-type="percentage" office:value="0.316" calcext:value-type="percentage">
            <text:p>31.60%</text:p>
          </table:table-cell>
          <table:table-cell table:formula="of:=[.C741]*100" office:value-type="float" office:value="81.4" calcext:value-type="float">
            <text:p>81.4</text:p>
          </table:table-cell>
          <table:table-cell table:formula="of:=[.D741]*100" office:value-type="float" office:value="31.6" calcext:value-type="float">
            <text:p>31.6</text:p>
          </table:table-cell>
          <table:table-cell table:formula="of:=CONCATENATE(&quot;&quot;&quot;&quot;;[.A741];&quot;&quot;&quot;: &quot;&quot;hsl(&quot;;[.B741];&quot;,&quot;;[.E741];&quot;%,&quot;;[.F741];&quot;%)&quot;&quot;,&quot;)" office:value-type="string" office:string-value="&quot;Yale Blue&quot;: &quot;hsl(211.6,81.4%,31.6%)&quot;," calcext:value-type="string">
            <text:p>"Yale Blue": "hsl(211.6,81.4%,31.6%)",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742]*100" office:value-type="float" office:value="100" calcext:value-type="float">
            <text:p>100</text:p>
          </table:table-cell>
          <table:table-cell table:formula="of:=[.D742]*100" office:value-type="float" office:value="50" calcext:value-type="float">
            <text:p>50</text:p>
          </table:table-cell>
          <table:table-cell table:formula="of:=CONCATENATE(&quot;&quot;&quot;&quot;;[.A742];&quot;&quot;&quot;: &quot;&quot;hsl(&quot;;[.B742];&quot;,&quot;;[.E742];&quot;%,&quot;;[.F742];&quot;%)&quot;&quot;,&quot;)" office:value-type="string" office:string-value="&quot;Yellow&quot;: &quot;hsl(60,100%,50%)&quot;," calcext:value-type="string">
            <text:p>"Yellow": "hsl(60,100%,50%)",</text:p>
          </table:table-cell>
        </table:table-row>
        <table:table-row table:style-name="ro1">
          <table:table-cell office:value-type="string" calcext:value-type="string">
            <text:p>Yellow Orange</text:p>
          </table:table-cell>
          <table:table-cell table:style-name="ce3" office:value-type="float" office:value="34.3" calcext:value-type="float">
            <text:p>34.3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629" calcext:value-type="percentage">
            <text:p>62.90%</text:p>
          </table:table-cell>
          <table:table-cell table:formula="of:=[.C743]*100" office:value-type="float" office:value="100" calcext:value-type="float">
            <text:p>100</text:p>
          </table:table-cell>
          <table:table-cell table:formula="of:=[.D743]*100" office:value-type="float" office:value="62.9" calcext:value-type="float">
            <text:p>62.9</text:p>
          </table:table-cell>
          <table:table-cell table:formula="of:=CONCATENATE(&quot;&quot;&quot;&quot;;[.A743];&quot;&quot;&quot;: &quot;&quot;hsl(&quot;;[.B743];&quot;,&quot;;[.E743];&quot;%,&quot;;[.F743];&quot;%)&quot;&quot;,&quot;)" office:value-type="string" office:string-value="&quot;Yellow Orange&quot;: &quot;hsl(34.3,100%,62.9%)&quot;," calcext:value-type="string">
            <text:p>"Yellow Orange": "hsl(34.3,100%,62.9%)",</text:p>
          </table:table-cell>
        </table:table-row>
        <table:table-row table:style-name="ro1">
          <table:table-cell office:value-type="string" calcext:value-type="string">
            <text:p>Yellow green</text:p>
          </table:table-cell>
          <table:table-cell table:style-name="ce3" office:value-type="float" office:value="79.7" calcext:value-type="float">
            <text:p>79.70</text:p>
          </table:table-cell>
          <table:table-cell table:style-name="ce2" office:value-type="percentage" office:value="0.608" calcext:value-type="percentage">
            <text:p>60.80%</text:p>
          </table:table-cell>
          <table:table-cell table:style-name="ce2" office:value-type="percentage" office:value="0.5" calcext:value-type="percentage">
            <text:p>50.00%</text:p>
          </table:table-cell>
          <table:table-cell table:formula="of:=[.C744]*100" office:value-type="float" office:value="60.8" calcext:value-type="float">
            <text:p>60.8</text:p>
          </table:table-cell>
          <table:table-cell table:formula="of:=[.D744]*100" office:value-type="float" office:value="50" calcext:value-type="float">
            <text:p>50</text:p>
          </table:table-cell>
          <table:table-cell table:formula="of:=CONCATENATE(&quot;&quot;&quot;&quot;;[.A744];&quot;&quot;&quot;: &quot;&quot;hsl(&quot;;[.B744];&quot;,&quot;;[.E744];&quot;%,&quot;;[.F744];&quot;%)&quot;&quot;,&quot;)" office:value-type="string" office:string-value="&quot;Yellow green&quot;: &quot;hsl(79.7,60.8%,50%)&quot;," calcext:value-type="string">
            <text:p>"Yellow green": "hsl(79.7,60.8%,50%)",</text:p>
          </table:table-cell>
        </table:table-row>
        <table:table-row table:style-name="ro1">
          <table:table-cell office:value-type="string" calcext:value-type="string">
            <text:p>Zaffre</text:p>
          </table:table-cell>
          <table:table-cell table:style-name="ce3" office:value-type="float" office:value="232.9" calcext:value-type="float">
            <text:p>232.90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329" calcext:value-type="percentage">
            <text:p>32.90%</text:p>
          </table:table-cell>
          <table:table-cell table:formula="of:=[.C745]*100" office:value-type="float" office:value="100" calcext:value-type="float">
            <text:p>100</text:p>
          </table:table-cell>
          <table:table-cell table:formula="of:=[.D745]*100" office:value-type="float" office:value="32.9" calcext:value-type="float">
            <text:p>32.9</text:p>
          </table:table-cell>
          <table:table-cell table:formula="of:=CONCATENATE(&quot;&quot;&quot;&quot;;[.A745];&quot;&quot;&quot;: &quot;&quot;hsl(&quot;;[.B745];&quot;,&quot;;[.E745];&quot;%,&quot;;[.F745];&quot;%)&quot;&quot;,&quot;)" office:value-type="string" office:string-value="&quot;Zaffre&quot;: &quot;hsl(232.9,100%,32.9%)&quot;," calcext:value-type="string">
            <text:p>"Zaffre": "hsl(232.9,100%,32.9%)",</text:p>
          </table:table-cell>
        </table:table-row>
        <table:table-row table:style-name="ro1">
          <table:table-cell office:value-type="string" calcext:value-type="string">
            <text:p>Zinnwaldite brown</text:p>
          </table:table-cell>
          <table:table-cell table:style-name="ce3" office:value-type="float" office:value="23.3" calcext:value-type="float">
            <text:p>23.30</text:p>
          </table:table-cell>
          <table:table-cell table:style-name="ce2" office:value-type="percentage" office:value="0.692" calcext:value-type="percentage">
            <text:p>69.20%</text:p>
          </table:table-cell>
          <table:table-cell table:style-name="ce2" office:value-type="percentage" office:value="0.102" calcext:value-type="percentage">
            <text:p>10.20%</text:p>
          </table:table-cell>
          <table:table-cell table:formula="of:=[.C746]*100" office:value-type="float" office:value="69.2" calcext:value-type="float">
            <text:p>69.2</text:p>
          </table:table-cell>
          <table:table-cell table:formula="of:=[.D746]*100" office:value-type="float" office:value="10.2" calcext:value-type="float">
            <text:p>10.2</text:p>
          </table:table-cell>
          <table:table-cell table:formula="of:=CONCATENATE(&quot;&quot;&quot;&quot;;[.A746];&quot;&quot;&quot;: &quot;&quot;hsl(&quot;;[.B746];&quot;,&quot;;[.E746];&quot;%,&quot;;[.F746];&quot;%)&quot;&quot;,&quot;)" office:value-type="string" office:string-value="&quot;Zinnwaldite brown&quot;: &quot;hsl(23.3,69.2%,10.2%)&quot;," calcext:value-type="string">
            <text:p>"Zinnwaldite brown": "hsl(23.3,69.2%,10.2%)",</text:p>
          </table:table-cell>
        </table:table-row>
        <table:table-row table:style-name="ro1" table:number-rows-repeated="104782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5:09:30.165904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3:59:37.155227901</meta:creation-date>
    <dc:date>2015-06-23T13:26:45.024053967</dc:date>
    <meta:editing-duration>PT22H33M43S</meta:editing-duration>
    <meta:editing-cycles>9</meta:editing-cycles>
    <meta:generator>LibreOffice/4.2.8.2$Linux_x86 LibreOffice_project/420m0$Build-2</meta:generator>
    <meta:document-statistic meta:table-count="2" meta:cell-count="11958" meta:object-count="0"/>
  </office:meta>
</office:document-meta>
</file>